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7.69pt"/>
    </style:style>
    <style:style style:name="co2" style:family="table-column">
      <style:table-column-properties fo:break-before="auto" style:column-width="128.55pt"/>
    </style:style>
    <style:style style:name="co3" style:family="table-column">
      <style:table-column-properties fo:break-before="auto" style:column-width="61.3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th" table:style-name="ta1">
        <table:shapes>
          <draw:frame draw:z-index="0" draw:style-name="gr1" draw:text-style-name="P1" svg:width="687.69pt" svg:height="616pt" svg:x="487.93pt" svg:y="11.2pt">
            <draw:object draw:notify-on-update-of-ranges="path.A1:path.A1 path.A2:path.A241 path.B2:path.B241 path.B241:path.B481 path.A241:path.A481 path.B481:path.B721 path.A481:path.A721 path.B721:path.B961 path.A721:path.A961 path.B961:path.B1201 path.A961:path.A1201 path.E2:path.E241 path.D2:path.D241 path.E241:path.E481 path.D241:path.D481 path.E481:path.E721 path.D481:path.D721 path.E721:path.E961 path.D721:path.D961 path.E961:path.E1201 path.D961:path.D1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Y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537.5" calcext:value-type="float">
            <text:p>2537.5</text:p>
          </table:table-cell>
          <table:table-cell office:value-type="float" office:value="3535.5339" calcext:value-type="float">
            <text:p>3535.53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8.3643" calcext:value-type="float">
            <text:p>2498.3643</text:p>
          </table:table-cell>
          <table:table-cell office:value-type="float" office:value="2574.9643" calcext:value-type="float">
            <text:p>2574.9643</text:p>
          </table:table-cell>
          <table:table-cell office:value-type="float" office:value="3559.5218" calcext:value-type="float">
            <text:p>3559.5218</text:p>
          </table:table-cell>
          <table:table-cell office:value-type="float" office:value="-0.0607" calcext:value-type="float">
            <text:p>-0.0607</text:p>
          </table:table-cell>
          <table:table-cell office:value-type="float" office:value="3.7495" calcext:value-type="float">
            <text:p>3.7495</text:p>
          </table:table-cell>
        </table:table-row>
        <table:table-row table:style-name="ro1">
          <table:table-cell office:value-type="float" office:value="2495.0959" calcext:value-type="float">
            <text:p>2495.0959</text:p>
          </table:table-cell>
          <table:table-cell office:value-type="float" office:value="2612.3216" calcext:value-type="float">
            <text:p>2612.3216</text:p>
          </table:table-cell>
          <table:table-cell office:value-type="float" office:value="3582.6389" calcext:value-type="float">
            <text:p>3582.6389</text:p>
          </table:table-cell>
          <table:table-cell office:value-type="float" office:value="-0.3119" calcext:value-type="float">
            <text:p>-0.3119</text:p>
          </table:table-cell>
          <table:table-cell office:value-type="float" office:value="7.4911" calcext:value-type="float">
            <text:p>7.4911</text:p>
          </table:table-cell>
        </table:table-row>
        <table:table-row table:style-name="ro1">
          <table:table-cell office:value-type="float" office:value="2490.2012" calcext:value-type="float">
            <text:p>2490.2012</text:p>
          </table:table-cell>
          <table:table-cell office:value-type="float" office:value="2649.5008" calcext:value-type="float">
            <text:p>2649.5008</text:p>
          </table:table-cell>
          <table:table-cell office:value-type="float" office:value="3604.5977" calcext:value-type="float">
            <text:p>3604.5977</text:p>
          </table:table-cell>
          <table:table-cell office:value-type="float" office:value="-0.3999" calcext:value-type="float">
            <text:p>-0.3999</text:p>
          </table:table-cell>
          <table:table-cell office:value-type="float" office:value="11.2401" calcext:value-type="float">
            <text:p>11.2401</text:p>
          </table:table-cell>
        </table:table-row>
        <table:table-row table:style-name="ro1">
          <table:table-cell office:value-type="float" office:value="2483.6894" calcext:value-type="float">
            <text:p>2483.6894</text:p>
          </table:table-cell>
          <table:table-cell office:value-type="float" office:value="2686.4311" calcext:value-type="float">
            <text:p>2686.4311</text:p>
          </table:table-cell>
          <table:table-cell office:value-type="float" office:value="3625.6925" calcext:value-type="float">
            <text:p>3625.6925</text:p>
          </table:table-cell>
          <table:table-cell office:value-type="float" office:value="-0.7637" calcext:value-type="float">
            <text:p>-0.7637</text:p>
          </table:table-cell>
          <table:table-cell office:value-type="float" office:value="14.9724" calcext:value-type="float">
            <text:p>14.9724</text:p>
          </table:table-cell>
        </table:table-row>
        <table:table-row table:style-name="ro1">
          <table:table-cell office:value-type="float" office:value="2475.5729" calcext:value-type="float">
            <text:p>2475.5729</text:p>
          </table:table-cell>
          <table:table-cell office:value-type="float" office:value="2723.0422" calcext:value-type="float">
            <text:p>2723.0422</text:p>
          </table:table-cell>
          <table:table-cell office:value-type="float" office:value="3645.8896" calcext:value-type="float">
            <text:p>3645.8896</text:p>
          </table:table-cell>
          <table:table-cell office:value-type="float" office:value="-1.3799" calcext:value-type="float">
            <text:p>-1.3799</text:p>
          </table:table-cell>
          <table:table-cell office:value-type="float" office:value="18.6714" calcext:value-type="float">
            <text:p>18.6714</text:p>
          </table:table-cell>
        </table:table-row>
        <table:table-row table:style-name="ro1">
          <table:table-cell office:value-type="float" office:value="2465.8672" calcext:value-type="float">
            <text:p>2465.8672</text:p>
          </table:table-cell>
          <table:table-cell office:value-type="float" office:value="2759.2644" calcext:value-type="float">
            <text:p>2759.2644</text:p>
          </table:table-cell>
          <table:table-cell office:value-type="float" office:value="3664.8666" calcext:value-type="float">
            <text:p>3664.8666</text:p>
          </table:table-cell>
          <table:table-cell office:value-type="float" office:value="-1.8695" calcext:value-type="float">
            <text:p>-1.8695</text:p>
          </table:table-cell>
          <table:table-cell office:value-type="float" office:value="22.3893" calcext:value-type="float">
            <text:p>22.3893</text:p>
          </table:table-cell>
        </table:table-row>
        <table:table-row table:style-name="ro1">
          <table:table-cell office:value-type="float" office:value="2454.5907" calcext:value-type="float">
            <text:p>2454.5907</text:p>
          </table:table-cell>
          <table:table-cell office:value-type="float" office:value="2795.0288" calcext:value-type="float">
            <text:p>2795.0288</text:p>
          </table:table-cell>
          <table:table-cell office:value-type="float" office:value="3682.7867" calcext:value-type="float">
            <text:p>3682.7867</text:p>
          </table:table-cell>
          <table:table-cell office:value-type="float" office:value="-2.4686" calcext:value-type="float">
            <text:p>-2.4686</text:p>
          </table:table-cell>
          <table:table-cell office:value-type="float" office:value="26.0911" calcext:value-type="float">
            <text:p>26.0911</text:p>
          </table:table-cell>
        </table:table-row>
        <table:table-row table:style-name="ro1">
          <table:table-cell office:value-type="float" office:value="2441.765" calcext:value-type="float">
            <text:p>2441.765</text:p>
          </table:table-cell>
          <table:table-cell office:value-type="float" office:value="2830.2673" calcext:value-type="float">
            <text:p>2830.2673</text:p>
          </table:table-cell>
          <table:table-cell office:value-type="float" office:value="3699.4447" calcext:value-type="float">
            <text:p>3699.4447</text:p>
          </table:table-cell>
          <table:table-cell office:value-type="float" office:value="-2.9412" calcext:value-type="float">
            <text:p>-2.9412</text:p>
          </table:table-cell>
          <table:table-cell office:value-type="float" office:value="29.8112" calcext:value-type="float">
            <text:p>29.8112</text:p>
          </table:table-cell>
        </table:table-row>
        <table:table-row table:style-name="ro1">
          <table:table-cell office:value-type="float" office:value="2427.4143" calcext:value-type="float">
            <text:p>2427.4143</text:p>
          </table:table-cell>
          <table:table-cell office:value-type="float" office:value="2864.9127" calcext:value-type="float">
            <text:p>2864.9127</text:p>
          </table:table-cell>
          <table:table-cell office:value-type="float" office:value="3714.9317" calcext:value-type="float">
            <text:p>3714.9317</text:p>
          </table:table-cell>
          <table:table-cell office:value-type="float" office:value="-3.4291" calcext:value-type="float">
            <text:p>-3.4291</text:p>
          </table:table-cell>
          <table:table-cell office:value-type="float" office:value="33.5294" calcext:value-type="float">
            <text:p>33.5294</text:p>
          </table:table-cell>
        </table:table-row>
        <table:table-row table:style-name="ro1">
          <table:table-cell office:value-type="float" office:value="2411.5662" calcext:value-type="float">
            <text:p>2411.5662</text:p>
          </table:table-cell>
          <table:table-cell office:value-type="float" office:value="2898.8993" calcext:value-type="float">
            <text:p>2898.8993</text:p>
          </table:table-cell>
          <table:table-cell office:value-type="float" office:value="3729.3799" calcext:value-type="float">
            <text:p>3729.3799</text:p>
          </table:table-cell>
          <table:table-cell office:value-type="float" office:value="-4.127" calcext:value-type="float">
            <text:p>-4.127</text:p>
          </table:table-cell>
          <table:table-cell office:value-type="float" office:value="37.2139" calcext:value-type="float">
            <text:p>37.2139</text:p>
          </table:table-cell>
        </table:table-row>
        <table:table-row table:style-name="ro1">
          <table:table-cell office:value-type="float" office:value="2394.2506" calcext:value-type="float">
            <text:p>2394.2506</text:p>
          </table:table-cell>
          <table:table-cell office:value-type="float" office:value="2932.1622" calcext:value-type="float">
            <text:p>2932.1622</text:p>
          </table:table-cell>
          <table:table-cell office:value-type="float" office:value="3742.52" calcext:value-type="float">
            <text:p>3742.52</text:p>
          </table:table-cell>
          <table:table-cell office:value-type="float" office:value="-4.7117" calcext:value-type="float">
            <text:p>-4.7117</text:p>
          </table:table-cell>
          <table:table-cell office:value-type="float" office:value="40.918" calcext:value-type="float">
            <text:p>40.918</text:p>
          </table:table-cell>
        </table:table-row>
        <table:table-row table:style-name="ro1">
          <table:table-cell office:value-type="float" office:value="2375.5006" calcext:value-type="float">
            <text:p>2375.5006</text:p>
          </table:table-cell>
          <table:table-cell office:value-type="float" office:value="2964.6381" calcext:value-type="float">
            <text:p>2964.6381</text:p>
          </table:table-cell>
          <table:table-cell office:value-type="float" office:value="3754.4225" calcext:value-type="float">
            <text:p>3754.4225</text:p>
          </table:table-cell>
          <table:table-cell office:value-type="float" office:value="-5.292" calcext:value-type="float">
            <text:p>-5.292</text:p>
          </table:table-cell>
          <table:table-cell office:value-type="float" office:value="44.6228" calcext:value-type="float">
            <text:p>44.6228</text:p>
          </table:table-cell>
        </table:table-row>
        <table:table-row table:style-name="ro1">
          <table:table-cell office:value-type="float" office:value="2355.3518" calcext:value-type="float">
            <text:p>2355.3518</text:p>
          </table:table-cell>
          <table:table-cell office:value-type="float" office:value="2996.2653" calcext:value-type="float">
            <text:p>2996.2653</text:p>
          </table:table-cell>
          <table:table-cell office:value-type="float" office:value="3764.9492" calcext:value-type="float">
            <text:p>3764.9492</text:p>
          </table:table-cell>
          <table:table-cell office:value-type="float" office:value="-5.6987" calcext:value-type="float">
            <text:p>-5.6987</text:p>
          </table:table-cell>
          <table:table-cell office:value-type="float" office:value="48.3507" calcext:value-type="float">
            <text:p>48.3507</text:p>
          </table:table-cell>
        </table:table-row>
        <table:table-row table:style-name="ro1">
          <table:table-cell office:value-type="float" office:value="2333.8427" calcext:value-type="float">
            <text:p>2333.8427</text:p>
          </table:table-cell>
          <table:table-cell office:value-type="float" office:value="3026.9835" calcext:value-type="float">
            <text:p>3026.9835</text:p>
          </table:table-cell>
          <table:table-cell office:value-type="float" office:value="3774.2919" calcext:value-type="float">
            <text:p>3774.2919</text:p>
          </table:table-cell>
          <table:table-cell office:value-type="float" office:value="-6.2089" calcext:value-type="float">
            <text:p>-6.2089</text:p>
          </table:table-cell>
          <table:table-cell office:value-type="float" office:value="52.0658" calcext:value-type="float">
            <text:p>52.0658</text:p>
          </table:table-cell>
        </table:table-row>
        <table:table-row table:style-name="ro1">
          <table:table-cell office:value-type="float" office:value="2311.0142" calcext:value-type="float">
            <text:p>2311.0142</text:p>
          </table:table-cell>
          <table:table-cell office:value-type="float" office:value="3056.7343" calcext:value-type="float">
            <text:p>3056.7343</text:p>
          </table:table-cell>
          <table:table-cell office:value-type="float" office:value="3782.4728" calcext:value-type="float">
            <text:p>3782.4728</text:p>
          </table:table-cell>
          <table:table-cell office:value-type="float" office:value="-6.8662" calcext:value-type="float">
            <text:p>-6.8662</text:p>
          </table:table-cell>
          <table:table-cell office:value-type="float" office:value="55.7578" calcext:value-type="float">
            <text:p>55.7578</text:p>
          </table:table-cell>
        </table:table-row>
        <table:table-row table:style-name="ro1">
          <table:table-cell office:value-type="float" office:value="2286.9096" calcext:value-type="float">
            <text:p>2286.9096</text:p>
          </table:table-cell>
          <table:table-cell office:value-type="float" office:value="3085.4609" calcext:value-type="float">
            <text:p>3085.4609</text:p>
          </table:table-cell>
          <table:table-cell office:value-type="float" office:value="3789.4482" calcext:value-type="float">
            <text:p>3789.4482</text:p>
          </table:table-cell>
          <table:table-cell office:value-type="float" office:value="-7.6248" calcext:value-type="float">
            <text:p>-7.6248</text:p>
          </table:table-cell>
          <table:table-cell office:value-type="float" office:value="59.4302" calcext:value-type="float">
            <text:p>59.4302</text:p>
          </table:table-cell>
        </table:table-row>
        <table:table-row table:style-name="ro1">
          <table:table-cell office:value-type="float" office:value="2261.575" calcext:value-type="float">
            <text:p>2261.575</text:p>
          </table:table-cell>
          <table:table-cell office:value-type="float" office:value="3113.1088" calcext:value-type="float">
            <text:p>3113.1088</text:p>
          </table:table-cell>
          <table:table-cell office:value-type="float" office:value="3794.9138" calcext:value-type="float">
            <text:p>3794.9138</text:p>
          </table:table-cell>
          <table:table-cell office:value-type="float" office:value="-8.0884" calcext:value-type="float">
            <text:p>-8.0884</text:p>
          </table:table-cell>
          <table:table-cell office:value-type="float" office:value="63.1515" calcext:value-type="float">
            <text:p>63.1515</text:p>
          </table:table-cell>
        </table:table-row>
        <table:table-row table:style-name="ro1">
          <table:table-cell office:value-type="float" office:value="2235.0585" calcext:value-type="float">
            <text:p>2235.0585</text:p>
          </table:table-cell>
          <table:table-cell office:value-type="float" office:value="3139.6253" calcext:value-type="float">
            <text:p>3139.6253</text:p>
          </table:table-cell>
          <table:table-cell office:value-type="float" office:value="3799.0004" calcext:value-type="float">
            <text:p>3799.0004</text:p>
          </table:table-cell>
          <table:table-cell office:value-type="float" office:value="-8.4313" calcext:value-type="float">
            <text:p>-8.4313</text:p>
          </table:table-cell>
          <table:table-cell office:value-type="float" office:value="66.8858" calcext:value-type="float">
            <text:p>66.8858</text:p>
          </table:table-cell>
        </table:table-row>
        <table:table-row table:style-name="ro1">
          <table:table-cell office:value-type="float" office:value="2207.4106" calcext:value-type="float">
            <text:p>2207.4106</text:p>
          </table:table-cell>
          <table:table-cell office:value-type="float" office:value="3164.96" calcext:value-type="float">
            <text:p>3164.96</text:p>
          </table:table-cell>
          <table:table-cell office:value-type="float" office:value="3801.6209" calcext:value-type="float">
            <text:p>3801.6209</text:p>
          </table:table-cell>
          <table:table-cell office:value-type="float" office:value="-8.5143" calcext:value-type="float">
            <text:p>-8.5143</text:p>
          </table:table-cell>
          <table:table-cell office:value-type="float" office:value="70.6348" calcext:value-type="float">
            <text:p>70.6348</text:p>
          </table:table-cell>
        </table:table-row>
        <table:table-row table:style-name="ro1">
          <table:table-cell office:value-type="float" office:value="2178.6839" calcext:value-type="float">
            <text:p>2178.6839</text:p>
          </table:table-cell>
          <table:table-cell office:value-type="float" office:value="3189.0645" calcext:value-type="float">
            <text:p>3189.0645</text:p>
          </table:table-cell>
          <table:table-cell office:value-type="float" office:value="3803.1143" calcext:value-type="float">
            <text:p>3803.1143</text:p>
          </table:table-cell>
          <table:table-cell office:value-type="float" office:value="-8.8739" calcext:value-type="float">
            <text:p>-8.8739</text:p>
          </table:table-cell>
          <table:table-cell office:value-type="float" office:value="74.3676" calcext:value-type="float">
            <text:p>74.3676</text:p>
          </table:table-cell>
        </table:table-row>
        <table:table-row table:style-name="ro1">
          <table:table-cell office:value-type="float" office:value="2148.9332" calcext:value-type="float">
            <text:p>2148.9332</text:p>
          </table:table-cell>
          <table:table-cell office:value-type="float" office:value="3211.8931" calcext:value-type="float">
            <text:p>3211.8931</text:p>
          </table:table-cell>
          <table:table-cell office:value-type="float" office:value="3803.1507" calcext:value-type="float">
            <text:p>3803.1507</text:p>
          </table:table-cell>
          <table:table-cell office:value-type="float" office:value="-8.9979" calcext:value-type="float">
            <text:p>-8.9979</text:p>
          </table:table-cell>
          <table:table-cell office:value-type="float" office:value="78.1155" calcext:value-type="float">
            <text:p>78.1155</text:p>
          </table:table-cell>
        </table:table-row>
        <table:table-row table:style-name="ro1">
          <table:table-cell office:value-type="float" office:value="2118.215" calcext:value-type="float">
            <text:p>2118.215</text:p>
          </table:table-cell>
          <table:table-cell office:value-type="float" office:value="3233.4022" calcext:value-type="float">
            <text:p>3233.4022</text:p>
          </table:table-cell>
          <table:table-cell office:value-type="float" office:value="3801.8706" calcext:value-type="float">
            <text:p>3801.8706</text:p>
          </table:table-cell>
          <table:table-cell office:value-type="float" office:value="-9.1071" calcext:value-type="float">
            <text:p>-9.1071</text:p>
          </table:table-cell>
          <table:table-cell office:value-type="float" office:value="81.8639" calcext:value-type="float">
            <text:p>81.8639</text:p>
          </table:table-cell>
        </table:table-row>
        <table:table-row table:style-name="ro1">
          <table:table-cell office:value-type="float" office:value="2086.5878" calcext:value-type="float">
            <text:p>2086.5878</text:p>
          </table:table-cell>
          <table:table-cell office:value-type="float" office:value="3253.5509" calcext:value-type="float">
            <text:p>3253.5509</text:p>
          </table:table-cell>
          <table:table-cell office:value-type="float" office:value="3799.4658" calcext:value-type="float">
            <text:p>3799.4658</text:p>
          </table:table-cell>
          <table:table-cell office:value-type="float" office:value="-9.5139" calcext:value-type="float">
            <text:p>-9.5139</text:p>
          </table:table-cell>
          <table:table-cell office:value-type="float" office:value="85.5918" calcext:value-type="float">
            <text:p>85.5918</text:p>
          </table:table-cell>
        </table:table-row>
        <table:table-row table:style-name="ro1">
          <table:table-cell office:value-type="float" office:value="2054.1119" calcext:value-type="float">
            <text:p>2054.1119</text:p>
          </table:table-cell>
          <table:table-cell office:value-type="float" office:value="3272.3009" calcext:value-type="float">
            <text:p>3272.3009</text:p>
          </table:table-cell>
          <table:table-cell office:value-type="float" office:value="3795.8227" calcext:value-type="float">
            <text:p>3795.8227</text:p>
          </table:table-cell>
          <table:table-cell office:value-type="float" office:value="-10.0337" calcext:value-type="float">
            <text:p>-10.0337</text:p>
          </table:table-cell>
          <table:table-cell office:value-type="float" office:value="89.3056" calcext:value-type="float">
            <text:p>89.3056</text:p>
          </table:table-cell>
        </table:table-row>
        <table:table-row table:style-name="ro1">
          <table:table-cell office:value-type="float" office:value="2020.849" calcext:value-type="float">
            <text:p>2020.849</text:p>
          </table:table-cell>
          <table:table-cell office:value-type="float" office:value="3289.6165" calcext:value-type="float">
            <text:p>3289.6165</text:p>
          </table:table-cell>
          <table:table-cell office:value-type="float" office:value="3790.9543" calcext:value-type="float">
            <text:p>3790.9543</text:p>
          </table:table-cell>
          <table:table-cell office:value-type="float" office:value="-10.6821" calcext:value-type="float">
            <text:p>-10.6821</text:p>
          </table:table-cell>
          <table:table-cell office:value-type="float" office:value="92.9991" calcext:value-type="float">
            <text:p>92.9991</text:p>
          </table:table-cell>
        </table:table-row>
        <table:table-row table:style-name="ro1">
          <table:table-cell office:value-type="float" office:value="1986.8624" calcext:value-type="float">
            <text:p>1986.8624</text:p>
          </table:table-cell>
          <table:table-cell office:value-type="float" office:value="3305.4647" calcext:value-type="float">
            <text:p>3305.4647</text:p>
          </table:table-cell>
          <table:table-cell office:value-type="float" office:value="3784.6417" calcext:value-type="float">
            <text:p>3784.6417</text:p>
          </table:table-cell>
          <table:table-cell office:value-type="float" office:value="-11.1302" calcext:value-type="float">
            <text:p>-11.1302</text:p>
          </table:table-cell>
          <table:table-cell office:value-type="float" office:value="96.7222" calcext:value-type="float">
            <text:p>96.7222</text:p>
          </table:table-cell>
        </table:table-row>
        <table:table-row table:style-name="ro1">
          <table:table-cell office:value-type="float" office:value="1952.2169" calcext:value-type="float">
            <text:p>1952.2169</text:p>
          </table:table-cell>
          <table:table-cell office:value-type="float" office:value="3319.8153" calcext:value-type="float">
            <text:p>3319.8153</text:p>
          </table:table-cell>
          <table:table-cell office:value-type="float" office:value="3776.9759" calcext:value-type="float">
            <text:p>3776.9759</text:p>
          </table:table-cell>
          <table:table-cell office:value-type="float" office:value="-11.5001" calcext:value-type="float">
            <text:p>-11.5001</text:p>
          </table:table-cell>
          <table:table-cell office:value-type="float" office:value="100.4539" calcext:value-type="float">
            <text:p>100.4539</text:p>
          </table:table-cell>
        </table:table-row>
        <table:table-row table:style-name="ro1">
          <table:table-cell office:value-type="float" office:value="1916.9785" calcext:value-type="float">
            <text:p>1916.9785</text:p>
          </table:table-cell>
          <table:table-cell office:value-type="float" office:value="3332.6411" calcext:value-type="float">
            <text:p>3332.6411</text:p>
          </table:table-cell>
          <table:table-cell office:value-type="float" office:value="3768.1953" calcext:value-type="float">
            <text:p>3768.1953</text:p>
          </table:table-cell>
          <table:table-cell office:value-type="float" office:value="-12.1573" calcext:value-type="float">
            <text:p>-12.1573</text:p>
          </table:table-cell>
          <table:table-cell office:value-type="float" office:value="104.1459" calcext:value-type="float">
            <text:p>104.1459</text:p>
          </table:table-cell>
        </table:table-row>
        <table:table-row table:style-name="ro1">
          <table:table-cell office:value-type="float" office:value="1881.2141" calcext:value-type="float">
            <text:p>1881.2141</text:p>
          </table:table-cell>
          <table:table-cell office:value-type="float" office:value="3343.9175" calcext:value-type="float">
            <text:p>3343.9175</text:p>
          </table:table-cell>
          <table:table-cell office:value-type="float" office:value="3757.9611" calcext:value-type="float">
            <text:p>3757.9611</text:p>
          </table:table-cell>
          <table:table-cell office:value-type="float" office:value="-12.567" calcext:value-type="float">
            <text:p>-12.567</text:p>
          </table:table-cell>
          <table:table-cell office:value-type="float" office:value="107.8735" calcext:value-type="float">
            <text:p>107.8735</text:p>
          </table:table-cell>
        </table:table-row>
        <table:table-row table:style-name="ro1">
          <table:table-cell office:value-type="float" office:value="1844.9918" calcext:value-type="float">
            <text:p>1844.9918</text:p>
          </table:table-cell>
          <table:table-cell office:value-type="float" office:value="3353.6232" calcext:value-type="float">
            <text:p>3353.6232</text:p>
          </table:table-cell>
          <table:table-cell office:value-type="float" office:value="3746.3796" calcext:value-type="float">
            <text:p>3746.3796</text:p>
          </table:table-cell>
          <table:table-cell office:value-type="float" office:value="-12.8703" calcext:value-type="float">
            <text:p>-12.8703</text:p>
          </table:table-cell>
          <table:table-cell office:value-type="float" office:value="111.6112" calcext:value-type="float">
            <text:p>111.6112</text:p>
          </table:table-cell>
        </table:table-row>
        <table:table-row table:style-name="ro1">
          <table:table-cell office:value-type="float" office:value="1808.3807" calcext:value-type="float">
            <text:p>1808.3807</text:p>
          </table:table-cell>
          <table:table-cell office:value-type="float" office:value="3361.7397" calcext:value-type="float">
            <text:p>3361.7397</text:p>
          </table:table-cell>
          <table:table-cell office:value-type="float" office:value="3733.5183" calcext:value-type="float">
            <text:p>3733.5183</text:p>
          </table:table-cell>
          <table:table-cell office:value-type="float" office:value="-13.1639" calcext:value-type="float">
            <text:p>-13.1639</text:p>
          </table:table-cell>
          <table:table-cell office:value-type="float" office:value="115.3497" calcext:value-type="float">
            <text:p>115.3497</text:p>
          </table:table-cell>
        </table:table-row>
        <table:table-row table:style-name="ro1">
          <table:table-cell office:value-type="float" office:value="1771.4505" calcext:value-type="float">
            <text:p>1771.4505</text:p>
          </table:table-cell>
          <table:table-cell office:value-type="float" office:value="3368.2515" calcext:value-type="float">
            <text:p>3368.2515</text:p>
          </table:table-cell>
          <table:table-cell office:value-type="float" office:value="3719.4719" calcext:value-type="float">
            <text:p>3719.4719</text:p>
          </table:table-cell>
          <table:table-cell office:value-type="float" office:value="-13.5949" calcext:value-type="float">
            <text:p>-13.5949</text:p>
          </table:table-cell>
          <table:table-cell office:value-type="float" office:value="119.0748" calcext:value-type="float">
            <text:p>119.0748</text:p>
          </table:table-cell>
        </table:table-row>
        <table:table-row table:style-name="ro1">
          <table:table-cell office:value-type="float" office:value="1734.2713" calcext:value-type="float">
            <text:p>1734.2713</text:p>
          </table:table-cell>
          <table:table-cell office:value-type="float" office:value="3373.1463" calcext:value-type="float">
            <text:p>3373.1463</text:p>
          </table:table-cell>
          <table:table-cell office:value-type="float" office:value="3704.0363" calcext:value-type="float">
            <text:p>3704.0363</text:p>
          </table:table-cell>
          <table:table-cell office:value-type="float" office:value="-13.7833" calcext:value-type="float">
            <text:p>-13.7833</text:p>
          </table:table-cell>
          <table:table-cell office:value-type="float" office:value="122.8201" calcext:value-type="float">
            <text:p>122.8201</text:p>
          </table:table-cell>
        </table:table-row>
        <table:table-row table:style-name="ro1">
          <table:table-cell office:value-type="float" office:value="1696.914" calcext:value-type="float">
            <text:p>1696.914</text:p>
          </table:table-cell>
          <table:table-cell office:value-type="float" office:value="3376.4146" calcext:value-type="float">
            <text:p>3376.4146</text:p>
          </table:table-cell>
          <table:table-cell office:value-type="float" office:value="3687.4448" calcext:value-type="float">
            <text:p>3687.4448</text:p>
          </table:table-cell>
          <table:table-cell office:value-type="float" office:value="-14.1254" calcext:value-type="float">
            <text:p>-14.1254</text:p>
          </table:table-cell>
          <table:table-cell office:value-type="float" office:value="126.5544" calcext:value-type="float">
            <text:p>126.5544</text:p>
          </table:table-cell>
        </table:table-row>
        <table:table-row table:style-name="ro1">
          <table:table-cell office:value-type="float" office:value="1659.4497" calcext:value-type="float">
            <text:p>1659.4497</text:p>
          </table:table-cell>
          <table:table-cell office:value-type="float" office:value="3378.0503" calcext:value-type="float">
            <text:p>3378.0503</text:p>
          </table:table-cell>
          <table:table-cell office:value-type="float" office:value="3669.6749" calcext:value-type="float">
            <text:p>3669.6749</text:p>
          </table:table-cell>
          <table:table-cell office:value-type="float" office:value="-14.5542" calcext:value-type="float">
            <text:p>-14.5542</text:p>
          </table:table-cell>
          <table:table-cell office:value-type="float" office:value="130.2799" calcext:value-type="float">
            <text:p>130.2799</text:p>
          </table:table-cell>
        </table:table-row>
        <table:table-row table:style-name="ro1">
          <table:table-cell office:value-type="float" office:value="1621.9497" calcext:value-type="float">
            <text:p>1621.9497</text:p>
          </table:table-cell>
          <table:table-cell office:value-type="float" office:value="3378.0503" calcext:value-type="float">
            <text:p>3378.0503</text:p>
          </table:table-cell>
          <table:table-cell office:value-type="float" office:value="3650.5272" calcext:value-type="float">
            <text:p>3650.5272</text:p>
          </table:table-cell>
          <table:table-cell office:value-type="float" office:value="-14.6677" calcext:value-type="float">
            <text:p>-14.6677</text:p>
          </table:table-cell>
          <table:table-cell office:value-type="float" office:value="134.0281" calcext:value-type="float">
            <text:p>134.0281</text:p>
          </table:table-cell>
        </table:table-row>
        <table:table-row table:style-name="ro1">
          <table:table-cell office:value-type="float" office:value="1584.4854" calcext:value-type="float">
            <text:p>1584.4854</text:p>
          </table:table-cell>
          <table:table-cell office:value-type="float" office:value="3376.4146" calcext:value-type="float">
            <text:p>3376.4146</text:p>
          </table:table-cell>
          <table:table-cell office:value-type="float" office:value="3630.0547" calcext:value-type="float">
            <text:p>3630.0547</text:p>
          </table:table-cell>
          <table:table-cell office:value-type="float" office:value="-14.4803" calcext:value-type="float">
            <text:p>-14.4803</text:p>
          </table:table-cell>
          <table:table-cell office:value-type="float" office:value="137.7734" calcext:value-type="float">
            <text:p>137.7734</text:p>
          </table:table-cell>
        </table:table-row>
        <table:table-row table:style-name="ro1">
          <table:table-cell office:value-type="float" office:value="1547.1281" calcext:value-type="float">
            <text:p>1547.1281</text:p>
          </table:table-cell>
          <table:table-cell office:value-type="float" office:value="3373.1463" calcext:value-type="float">
            <text:p>3373.1463</text:p>
          </table:table-cell>
          <table:table-cell office:value-type="float" office:value="3608.3634" calcext:value-type="float">
            <text:p>3608.3634</text:p>
          </table:table-cell>
          <table:table-cell office:value-type="float" office:value="-14.1638" calcext:value-type="float">
            <text:p>-14.1638</text:p>
          </table:table-cell>
          <table:table-cell office:value-type="float" office:value="141.5101" calcext:value-type="float">
            <text:p>141.5101</text:p>
          </table:table-cell>
        </table:table-row>
        <table:table-row table:style-name="ro1">
          <table:table-cell office:value-type="float" office:value="1509.9489" calcext:value-type="float">
            <text:p>1509.9489</text:p>
          </table:table-cell>
          <table:table-cell office:value-type="float" office:value="3368.2515" calcext:value-type="float">
            <text:p>3368.2515</text:p>
          </table:table-cell>
          <table:table-cell office:value-type="float" office:value="3585.4835" calcext:value-type="float">
            <text:p>3585.4835</text:p>
          </table:table-cell>
          <table:table-cell office:value-type="float" office:value="-13.731" calcext:value-type="float">
            <text:p>-13.731</text:p>
          </table:table-cell>
          <table:table-cell office:value-type="float" office:value="145.235" calcext:value-type="float">
            <text:p>145.235</text:p>
          </table:table-cell>
        </table:table-row>
        <table:table-row table:style-name="ro1">
          <table:table-cell office:value-type="float" office:value="1473.0186" calcext:value-type="float">
            <text:p>1473.0186</text:p>
          </table:table-cell>
          <table:table-cell office:value-type="float" office:value="3361.7397" calcext:value-type="float">
            <text:p>3361.7397</text:p>
          </table:table-cell>
          <table:table-cell office:value-type="float" office:value="3561.4909" calcext:value-type="float">
            <text:p>3561.4909</text:p>
          </table:table-cell>
          <table:table-cell office:value-type="float" office:value="-13.3398" calcext:value-type="float">
            <text:p>-13.3398</text:p>
          </table:table-cell>
          <table:table-cell office:value-type="float" office:value="148.9645" calcext:value-type="float">
            <text:p>148.9645</text:p>
          </table:table-cell>
        </table:table-row>
        <table:table-row table:style-name="ro1">
          <table:table-cell office:value-type="float" office:value="1436.4075" calcext:value-type="float">
            <text:p>1436.4075</text:p>
          </table:table-cell>
          <table:table-cell office:value-type="float" office:value="3353.6232" calcext:value-type="float">
            <text:p>3353.6232</text:p>
          </table:table-cell>
          <table:table-cell office:value-type="float" office:value="3536.3212" calcext:value-type="float">
            <text:p>3536.3212</text:p>
          </table:table-cell>
          <table:table-cell office:value-type="float" office:value="-12.7067" calcext:value-type="float">
            <text:p>-12.7067</text:p>
          </table:table-cell>
          <table:table-cell office:value-type="float" office:value="152.6607" calcext:value-type="float">
            <text:p>152.6607</text:p>
          </table:table-cell>
        </table:table-row>
        <table:table-row table:style-name="ro1">
          <table:table-cell office:value-type="float" office:value="1400.1853" calcext:value-type="float">
            <text:p>1400.1853</text:p>
          </table:table-cell>
          <table:table-cell office:value-type="float" office:value="3343.9175" calcext:value-type="float">
            <text:p>3343.9175</text:p>
          </table:table-cell>
          <table:table-cell office:value-type="float" office:value="3510.098" calcext:value-type="float">
            <text:p>3510.098</text:p>
          </table:table-cell>
          <table:table-cell office:value-type="float" office:value="-12.1682" calcext:value-type="float">
            <text:p>-12.1682</text:p>
          </table:table-cell>
          <table:table-cell office:value-type="float" office:value="156.3718" calcext:value-type="float">
            <text:p>156.3718</text:p>
          </table:table-cell>
        </table:table-row>
        <table:table-row table:style-name="ro1">
          <table:table-cell office:value-type="float" office:value="1364.4209" calcext:value-type="float">
            <text:p>1364.4209</text:p>
          </table:table-cell>
          <table:table-cell office:value-type="float" office:value="3332.6411" calcext:value-type="float">
            <text:p>3332.6411</text:p>
          </table:table-cell>
          <table:table-cell office:value-type="float" office:value="3482.751" calcext:value-type="float">
            <text:p>3482.751</text:p>
          </table:table-cell>
          <table:table-cell office:value-type="float" office:value="-11.3445" calcext:value-type="float">
            <text:p>-11.3445</text:p>
          </table:table-cell>
          <table:table-cell office:value-type="float" office:value="160.0303" calcext:value-type="float">
            <text:p>160.0303</text:p>
          </table:table-cell>
        </table:table-row>
        <table:table-row table:style-name="ro1">
          <table:table-cell office:value-type="float" office:value="1329.1824" calcext:value-type="float">
            <text:p>1329.1824</text:p>
          </table:table-cell>
          <table:table-cell office:value-type="float" office:value="3319.8153" calcext:value-type="float">
            <text:p>3319.8153</text:p>
          </table:table-cell>
          <table:table-cell office:value-type="float" office:value="3454.3614" calcext:value-type="float">
            <text:p>3454.3614</text:p>
          </table:table-cell>
          <table:table-cell office:value-type="float" office:value="-10.4314" calcext:value-type="float">
            <text:p>-10.4314</text:p>
          </table:table-cell>
          <table:table-cell office:value-type="float" office:value="163.6674" calcext:value-type="float">
            <text:p>163.6674</text:p>
          </table:table-cell>
        </table:table-row>
        <table:table-row table:style-name="ro1">
          <table:table-cell office:value-type="float" office:value="1294.5369" calcext:value-type="float">
            <text:p>1294.5369</text:p>
          </table:table-cell>
          <table:table-cell office:value-type="float" office:value="3305.4647" calcext:value-type="float">
            <text:p>3305.4647</text:p>
          </table:table-cell>
          <table:table-cell office:value-type="float" office:value="3424.9559" calcext:value-type="float">
            <text:p>3424.9559</text:p>
          </table:table-cell>
          <table:table-cell office:value-type="float" office:value="-9.3952" calcext:value-type="float">
            <text:p>-9.3952</text:p>
          </table:table-cell>
          <table:table-cell office:value-type="float" office:value="167.2714" calcext:value-type="float">
            <text:p>167.2714</text:p>
          </table:table-cell>
        </table:table-row>
        <table:table-row table:style-name="ro1">
          <table:table-cell office:value-type="float" office:value="1260.5504" calcext:value-type="float">
            <text:p>1260.5504</text:p>
          </table:table-cell>
          <table:table-cell office:value-type="float" office:value="3289.6165" calcext:value-type="float">
            <text:p>3289.6165</text:p>
          </table:table-cell>
          <table:table-cell office:value-type="float" office:value="3394.6079" calcext:value-type="float">
            <text:p>3394.6079</text:p>
          </table:table-cell>
          <table:table-cell office:value-type="float" office:value="-8.5394" calcext:value-type="float">
            <text:p>-8.5394</text:p>
          </table:table-cell>
          <table:table-cell office:value-type="float" office:value="170.9224" calcext:value-type="float">
            <text:p>170.9224</text:p>
          </table:table-cell>
        </table:table-row>
        <table:table-row table:style-name="ro1">
          <table:table-cell office:value-type="float" office:value="1227.2875" calcext:value-type="float">
            <text:p>1227.2875</text:p>
          </table:table-cell>
          <table:table-cell office:value-type="float" office:value="3272.3009" calcext:value-type="float">
            <text:p>3272.3009</text:p>
          </table:table-cell>
          <table:table-cell office:value-type="float" office:value="3363.2823" calcext:value-type="float">
            <text:p>3363.2823</text:p>
          </table:table-cell>
          <table:table-cell office:value-type="float" office:value="-7.379" calcext:value-type="float">
            <text:p>-7.379</text:p>
          </table:table-cell>
          <table:table-cell office:value-type="float" office:value="174.4884" calcext:value-type="float">
            <text:p>174.4884</text:p>
          </table:table-cell>
        </table:table-row>
        <table:table-row table:style-name="ro1">
          <table:table-cell office:value-type="float" office:value="1194.8115" calcext:value-type="float">
            <text:p>1194.8115</text:p>
          </table:table-cell>
          <table:table-cell office:value-type="float" office:value="3253.5509" calcext:value-type="float">
            <text:p>3253.5509</text:p>
          </table:table-cell>
          <table:table-cell office:value-type="float" office:value="3331.0457" calcext:value-type="float">
            <text:p>3331.0457</text:p>
          </table:table-cell>
          <table:table-cell office:value-type="float" office:value="-6.1249" calcext:value-type="float">
            <text:p>-6.1249</text:p>
          </table:table-cell>
          <table:table-cell office:value-type="float" office:value="178.0225" calcext:value-type="float">
            <text:p>178.0225</text:p>
          </table:table-cell>
        </table:table-row>
        <table:table-row table:style-name="ro1">
          <table:table-cell office:value-type="float" office:value="1163.1843" calcext:value-type="float">
            <text:p>1163.1843</text:p>
          </table:table-cell>
          <table:table-cell office:value-type="float" office:value="3233.4022" calcext:value-type="float">
            <text:p>3233.4022</text:p>
          </table:table-cell>
          <table:table-cell office:value-type="float" office:value="3297.9378" calcext:value-type="float">
            <text:p>3297.9378</text:p>
          </table:table-cell>
          <table:table-cell office:value-type="float" office:value="-4.6267" calcext:value-type="float">
            <text:p>-4.6267</text:p>
          </table:table-cell>
          <table:table-cell office:value-type="float" office:value="181.4602" calcext:value-type="float">
            <text:p>181.4602</text:p>
          </table:table-cell>
        </table:table-row>
        <table:table-row table:style-name="ro1">
          <table:table-cell office:value-type="float" office:value="1132.4661" calcext:value-type="float">
            <text:p>1132.4661</text:p>
          </table:table-cell>
          <table:table-cell office:value-type="float" office:value="3211.8931" calcext:value-type="float">
            <text:p>3211.8931</text:p>
          </table:table-cell>
          <table:table-cell office:value-type="float" office:value="3264.0147" calcext:value-type="float">
            <text:p>3264.0147</text:p>
          </table:table-cell>
          <table:table-cell office:value-type="float" office:value="-2.9034" calcext:value-type="float">
            <text:p>-2.9034</text:p>
          </table:table-cell>
          <table:table-cell office:value-type="float" office:value="184.7908" calcext:value-type="float">
            <text:p>184.7908</text:p>
          </table:table-cell>
        </table:table-row>
        <table:table-row table:style-name="ro1">
          <table:table-cell office:value-type="float" office:value="1102.7154" calcext:value-type="float">
            <text:p>1102.7154</text:p>
          </table:table-cell>
          <table:table-cell office:value-type="float" office:value="3189.0645" calcext:value-type="float">
            <text:p>3189.0645</text:p>
          </table:table-cell>
          <table:table-cell office:value-type="float" office:value="3229.3161" calcext:value-type="float">
            <text:p>3229.3161</text:p>
          </table:table-cell>
          <table:table-cell office:value-type="float" office:value="-1.0491" calcext:value-type="float">
            <text:p>-1.0491</text:p>
          </table:table-cell>
          <table:table-cell office:value-type="float" office:value="188.0502" calcext:value-type="float">
            <text:p>188.0502</text:p>
          </table:table-cell>
        </table:table-row>
        <table:table-row table:style-name="ro1">
          <table:table-cell office:value-type="float" office:value="1073.9887" calcext:value-type="float">
            <text:p>1073.9887</text:p>
          </table:table-cell>
          <table:table-cell office:value-type="float" office:value="3164.96" calcext:value-type="float">
            <text:p>3164.96</text:p>
          </table:table-cell>
          <table:table-cell office:value-type="float" office:value="3193.8918" calcext:value-type="float">
            <text:p>3193.8918</text:p>
          </table:table-cell>
          <table:table-cell office:value-type="float" office:value="0.9523" calcext:value-type="float">
            <text:p>0.9523</text:p>
          </table:table-cell>
          <table:table-cell office:value-type="float" office:value="191.2215" calcext:value-type="float">
            <text:p>191.2215</text:p>
          </table:table-cell>
        </table:table-row>
        <table:table-row table:style-name="ro1">
          <table:table-cell office:value-type="float" office:value="1046.3408" calcext:value-type="float">
            <text:p>1046.3408</text:p>
          </table:table-cell>
          <table:table-cell office:value-type="float" office:value="3139.6253" calcext:value-type="float">
            <text:p>3139.6253</text:p>
          </table:table-cell>
          <table:table-cell office:value-type="float" office:value="3157.737" calcext:value-type="float">
            <text:p>3157.737</text:p>
          </table:table-cell>
          <table:table-cell office:value-type="float" office:value="2.8999" calcext:value-type="float">
            <text:p>2.8999</text:p>
          </table:table-cell>
          <table:table-cell office:value-type="float" office:value="194.4261" calcext:value-type="float">
            <text:p>194.4261</text:p>
          </table:table-cell>
        </table:table-row>
        <table:table-row table:style-name="ro1">
          <table:table-cell office:value-type="float" office:value="1019.8243" calcext:value-type="float">
            <text:p>1019.8243</text:p>
          </table:table-cell>
          <table:table-cell office:value-type="float" office:value="3113.1088" calcext:value-type="float">
            <text:p>3113.1088</text:p>
          </table:table-cell>
          <table:table-cell office:value-type="float" office:value="3120.9444" calcext:value-type="float">
            <text:p>3120.9444</text:p>
          </table:table-cell>
          <table:table-cell office:value-type="float" office:value="4.9974" calcext:value-type="float">
            <text:p>4.9974</text:p>
          </table:table-cell>
          <table:table-cell office:value-type="float" office:value="197.5346" calcext:value-type="float">
            <text:p>197.5346</text:p>
          </table:table-cell>
        </table:table-row>
        <table:table-row table:style-name="ro1">
          <table:table-cell office:value-type="float" office:value="994.4897" calcext:value-type="float">
            <text:p>994.4897</text:p>
          </table:table-cell>
          <table:table-cell office:value-type="float" office:value="3085.4609" calcext:value-type="float">
            <text:p>3085.4609</text:p>
          </table:table-cell>
          <table:table-cell office:value-type="float" office:value="3083.4574" calcext:value-type="float">
            <text:p>3083.4574</text:p>
          </table:table-cell>
          <table:table-cell office:value-type="float" office:value="6.8661" calcext:value-type="float">
            <text:p>6.8661</text:p>
          </table:table-cell>
          <table:table-cell office:value-type="float" office:value="200.7859" calcext:value-type="float">
            <text:p>200.7859</text:p>
          </table:table-cell>
        </table:table-row>
        <table:table-row table:style-name="ro1">
          <table:table-cell office:value-type="float" office:value="970.3852" calcext:value-type="float">
            <text:p>970.3852</text:p>
          </table:table-cell>
          <table:table-cell office:value-type="float" office:value="3056.7343" calcext:value-type="float">
            <text:p>3056.7343</text:p>
          </table:table-cell>
          <table:table-cell office:value-type="float" office:value="3045.4041" calcext:value-type="float">
            <text:p>3045.4041</text:p>
          </table:table-cell>
          <table:table-cell office:value-type="float" office:value="8.8496" calcext:value-type="float">
            <text:p>8.8496</text:p>
          </table:table-cell>
          <table:table-cell office:value-type="float" office:value="203.9683" calcext:value-type="float">
            <text:p>203.9683</text:p>
          </table:table-cell>
        </table:table-row>
        <table:table-row table:style-name="ro1">
          <table:table-cell office:value-type="float" office:value="947.5566" calcext:value-type="float">
            <text:p>947.5566</text:p>
          </table:table-cell>
          <table:table-cell office:value-type="float" office:value="3026.9835" calcext:value-type="float">
            <text:p>3026.9835</text:p>
          </table:table-cell>
          <table:table-cell office:value-type="float" office:value="3006.8159" calcext:value-type="float">
            <text:p>3006.8159</text:p>
          </table:table-cell>
          <table:table-cell office:value-type="float" office:value="10.8781" calcext:value-type="float">
            <text:p>10.8781</text:p>
          </table:table-cell>
          <table:table-cell office:value-type="float" office:value="207.1223" calcext:value-type="float">
            <text:p>207.1223</text:p>
          </table:table-cell>
        </table:table-row>
        <table:table-row table:style-name="ro1">
          <table:table-cell office:value-type="float" office:value="926.0475" calcext:value-type="float">
            <text:p>926.0475</text:p>
          </table:table-cell>
          <table:table-cell office:value-type="float" office:value="2996.2653" calcext:value-type="float">
            <text:p>2996.2653</text:p>
          </table:table-cell>
          <table:table-cell office:value-type="float" office:value="2967.7644" calcext:value-type="float">
            <text:p>2967.7644</text:p>
          </table:table-cell>
          <table:table-cell office:value-type="float" office:value="13.0199" calcext:value-type="float">
            <text:p>13.0199</text:p>
          </table:table-cell>
          <table:table-cell office:value-type="float" office:value="210.2005" calcext:value-type="float">
            <text:p>210.2005</text:p>
          </table:table-cell>
        </table:table-row>
        <table:table-row table:style-name="ro1">
          <table:table-cell office:value-type="float" office:value="905.8987" calcext:value-type="float">
            <text:p>905.8987</text:p>
          </table:table-cell>
          <table:table-cell office:value-type="float" office:value="2964.6381" calcext:value-type="float">
            <text:p>2964.6381</text:p>
          </table:table-cell>
          <table:table-cell office:value-type="float" office:value="2928.3164" calcext:value-type="float">
            <text:p>2928.3164</text:p>
          </table:table-cell>
          <table:table-cell office:value-type="float" office:value="15.2997" calcext:value-type="float">
            <text:p>15.2997</text:p>
          </table:table-cell>
          <table:table-cell office:value-type="float" office:value="213.1779" calcext:value-type="float">
            <text:p>213.1779</text:p>
          </table:table-cell>
        </table:table-row>
        <table:table-row table:style-name="ro1">
          <table:table-cell office:value-type="float" office:value="887.1487" calcext:value-type="float">
            <text:p>887.1487</text:p>
          </table:table-cell>
          <table:table-cell office:value-type="float" office:value="2932.1622" calcext:value-type="float">
            <text:p>2932.1622</text:p>
          </table:table-cell>
          <table:table-cell office:value-type="float" office:value="2888.4638" calcext:value-type="float">
            <text:p>2888.4638</text:p>
          </table:table-cell>
          <table:table-cell office:value-type="float" office:value="17.5605" calcext:value-type="float">
            <text:p>17.5605</text:p>
          </table:table-cell>
          <table:table-cell office:value-type="float" office:value="216.1698" calcext:value-type="float">
            <text:p>216.1698</text:p>
          </table:table-cell>
        </table:table-row>
        <table:table-row table:style-name="ro1">
          <table:table-cell office:value-type="float" office:value="869.8332" calcext:value-type="float">
            <text:p>869.8332</text:p>
          </table:table-cell>
          <table:table-cell office:value-type="float" office:value="2898.8993" calcext:value-type="float">
            <text:p>2898.8993</text:p>
          </table:table-cell>
          <table:table-cell office:value-type="float" office:value="2848.2407" calcext:value-type="float">
            <text:p>2848.2407</text:p>
          </table:table-cell>
          <table:table-cell office:value-type="float" office:value="19.7536" calcext:value-type="float">
            <text:p>19.7536</text:p>
          </table:table-cell>
          <table:table-cell office:value-type="float" office:value="219.2116" calcext:value-type="float">
            <text:p>219.2116</text:p>
          </table:table-cell>
        </table:table-row>
        <table:table-row table:style-name="ro1">
          <table:table-cell office:value-type="float" office:value="853.985" calcext:value-type="float">
            <text:p>853.985</text:p>
          </table:table-cell>
          <table:table-cell office:value-type="float" office:value="2864.9127" calcext:value-type="float">
            <text:p>2864.9127</text:p>
          </table:table-cell>
          <table:table-cell office:value-type="float" office:value="2807.6863" calcext:value-type="float">
            <text:p>2807.6863</text:p>
          </table:table-cell>
          <table:table-cell office:value-type="float" office:value="21.8262" calcext:value-type="float">
            <text:p>21.8262</text:p>
          </table:table-cell>
          <table:table-cell office:value-type="float" office:value="222.3368" calcext:value-type="float">
            <text:p>222.3368</text:p>
          </table:table-cell>
        </table:table-row>
        <table:table-row table:style-name="ro1">
          <table:table-cell office:value-type="float" office:value="839.6344" calcext:value-type="float">
            <text:p>839.6344</text:p>
          </table:table-cell>
          <table:table-cell office:value-type="float" office:value="2830.2673" calcext:value-type="float">
            <text:p>2830.2673</text:p>
          </table:table-cell>
          <table:table-cell office:value-type="float" office:value="2766.9507" calcext:value-type="float">
            <text:p>2766.9507</text:p>
          </table:table-cell>
          <table:table-cell office:value-type="float" office:value="24.0346" calcext:value-type="float">
            <text:p>24.0346</text:p>
          </table:table-cell>
          <table:table-cell office:value-type="float" office:value="225.3676" calcext:value-type="float">
            <text:p>225.3676</text:p>
          </table:table-cell>
        </table:table-row>
        <table:table-row table:style-name="ro1">
          <table:table-cell office:value-type="float" office:value="826.8086" calcext:value-type="float">
            <text:p>826.8086</text:p>
          </table:table-cell>
          <table:table-cell office:value-type="float" office:value="2795.0288" calcext:value-type="float">
            <text:p>2795.0288</text:p>
          </table:table-cell>
          <table:table-cell office:value-type="float" office:value="2725.9958" calcext:value-type="float">
            <text:p>2725.9958</text:p>
          </table:table-cell>
          <table:table-cell office:value-type="float" office:value="26.105" calcext:value-type="float">
            <text:p>26.105</text:p>
          </table:table-cell>
          <table:table-cell office:value-type="float" office:value="228.4942" calcext:value-type="float">
            <text:p>228.4942</text:p>
          </table:table-cell>
        </table:table-row>
        <table:table-row table:style-name="ro1">
          <table:table-cell office:value-type="float" office:value="815.5321" calcext:value-type="float">
            <text:p>815.5321</text:p>
          </table:table-cell>
          <table:table-cell office:value-type="float" office:value="2759.2644" calcext:value-type="float">
            <text:p>2759.2644</text:p>
          </table:table-cell>
          <table:table-cell office:value-type="float" office:value="2684.9424" calcext:value-type="float">
            <text:p>2684.9424</text:p>
          </table:table-cell>
          <table:table-cell office:value-type="float" office:value="28.1976" calcext:value-type="float">
            <text:p>28.1976</text:p>
          </table:table-cell>
          <table:table-cell office:value-type="float" office:value="231.6061" calcext:value-type="float">
            <text:p>231.6061</text:p>
          </table:table-cell>
        </table:table-row>
        <table:table-row table:style-name="ro1">
          <table:table-cell office:value-type="float" office:value="805.8264" calcext:value-type="float">
            <text:p>805.8264</text:p>
          </table:table-cell>
          <table:table-cell office:value-type="float" office:value="2723.0422" calcext:value-type="float">
            <text:p>2723.0422</text:p>
          </table:table-cell>
          <table:table-cell office:value-type="float" office:value="2643.7861" calcext:value-type="float">
            <text:p>2643.7861</text:p>
          </table:table-cell>
          <table:table-cell office:value-type="float" office:value="30.079" calcext:value-type="float">
            <text:p>30.079</text:p>
          </table:table-cell>
          <table:table-cell office:value-type="float" office:value="234.8499" calcext:value-type="float">
            <text:p>234.8499</text:p>
          </table:table-cell>
        </table:table-row>
        <table:table-row table:style-name="ro1">
          <table:table-cell office:value-type="float" office:value="794.55" calcext:value-type="float">
            <text:p>794.55</text:p>
          </table:table-cell>
          <table:table-cell office:value-type="float" office:value="2687.2778" calcext:value-type="float">
            <text:p>2687.2778</text:p>
          </table:table-cell>
          <table:table-cell office:value-type="float" office:value="2602.6241" calcext:value-type="float">
            <text:p>2602.6241</text:p>
          </table:table-cell>
          <table:table-cell office:value-type="float" office:value="31.8036" calcext:value-type="float">
            <text:p>31.8036</text:p>
          </table:table-cell>
          <table:table-cell office:value-type="float" office:value="238.1799" calcext:value-type="float">
            <text:p>238.1799</text:p>
          </table:table-cell>
        </table:table-row>
        <table:table-row table:style-name="ro1">
          <table:table-cell office:value-type="float" office:value="784.8442" calcext:value-type="float">
            <text:p>784.8442</text:p>
          </table:table-cell>
          <table:table-cell office:value-type="float" office:value="2651.0556" calcext:value-type="float">
            <text:p>2651.0556</text:p>
          </table:table-cell>
          <table:table-cell office:value-type="float" office:value="2561.4323" calcext:value-type="float">
            <text:p>2561.4323</text:p>
          </table:table-cell>
          <table:table-cell office:value-type="float" office:value="33.5284" calcext:value-type="float">
            <text:p>33.5284</text:p>
          </table:table-cell>
          <table:table-cell office:value-type="float" office:value="241.5097" calcext:value-type="float">
            <text:p>241.5097</text:p>
          </table:table-cell>
        </table:table-row>
        <table:table-row table:style-name="ro1">
          <table:table-cell office:value-type="float" office:value="773.5678" calcext:value-type="float">
            <text:p>773.5678</text:p>
          </table:table-cell>
          <table:table-cell office:value-type="float" office:value="2615.2912" calcext:value-type="float">
            <text:p>2615.2912</text:p>
          </table:table-cell>
          <table:table-cell office:value-type="float" office:value="2520.3124" calcext:value-type="float">
            <text:p>2520.3124</text:p>
          </table:table-cell>
          <table:table-cell office:value-type="float" office:value="35.4349" calcext:value-type="float">
            <text:p>35.4349</text:p>
          </table:table-cell>
          <table:table-cell office:value-type="float" office:value="244.7389" calcext:value-type="float">
            <text:p>244.7389</text:p>
          </table:table-cell>
        </table:table-row>
        <table:table-row table:style-name="ro1">
          <table:table-cell office:value-type="float" office:value="763.8621" calcext:value-type="float">
            <text:p>763.8621</text:p>
          </table:table-cell>
          <table:table-cell office:value-type="float" office:value="2579.069" calcext:value-type="float">
            <text:p>2579.069</text:p>
          </table:table-cell>
          <table:table-cell office:value-type="float" office:value="2479.2327" calcext:value-type="float">
            <text:p>2479.2327</text:p>
          </table:table-cell>
          <table:table-cell office:value-type="float" office:value="37.5647" calcext:value-type="float">
            <text:p>37.5647</text:p>
          </table:table-cell>
          <table:table-cell office:value-type="float" office:value="247.8254" calcext:value-type="float">
            <text:p>247.8254</text:p>
          </table:table-cell>
        </table:table-row>
        <table:table-row table:style-name="ro1">
          <table:table-cell office:value-type="float" office:value="752.5856" calcext:value-type="float">
            <text:p>752.5856</text:p>
          </table:table-cell>
          <table:table-cell office:value-type="float" office:value="2543.3046" calcext:value-type="float">
            <text:p>2543.3046</text:p>
          </table:table-cell>
          <table:table-cell office:value-type="float" office:value="2438.278" calcext:value-type="float">
            <text:p>2438.278</text:p>
          </table:table-cell>
          <table:table-cell office:value-type="float" office:value="39.9233" calcext:value-type="float">
            <text:p>39.9233</text:p>
          </table:table-cell>
          <table:table-cell office:value-type="float" office:value="250.7408" calcext:value-type="float">
            <text:p>250.7408</text:p>
          </table:table-cell>
        </table:table-row>
        <table:table-row table:style-name="ro1">
          <table:table-cell office:value-type="float" office:value="742.8799" calcext:value-type="float">
            <text:p>742.8799</text:p>
          </table:table-cell>
          <table:table-cell office:value-type="float" office:value="2507.0824" calcext:value-type="float">
            <text:p>2507.0824</text:p>
          </table:table-cell>
          <table:table-cell office:value-type="float" office:value="2397.3427" calcext:value-type="float">
            <text:p>2397.3427</text:p>
          </table:table-cell>
          <table:table-cell office:value-type="float" office:value="42.3775" calcext:value-type="float">
            <text:p>42.3775</text:p>
          </table:table-cell>
          <table:table-cell office:value-type="float" office:value="253.5762" calcext:value-type="float">
            <text:p>253.5762</text:p>
          </table:table-cell>
        </table:table-row>
        <table:table-row table:style-name="ro1">
          <table:table-cell office:value-type="float" office:value="731.6034" calcext:value-type="float">
            <text:p>731.6034</text:p>
          </table:table-cell>
          <table:table-cell office:value-type="float" office:value="2471.318" calcext:value-type="float">
            <text:p>2471.318</text:p>
          </table:table-cell>
          <table:table-cell office:value-type="float" office:value="2356.3757" calcext:value-type="float">
            <text:p>2356.3757</text:p>
          </table:table-cell>
          <table:table-cell office:value-type="float" office:value="44.7101" calcext:value-type="float">
            <text:p>44.7101</text:p>
          </table:table-cell>
          <table:table-cell office:value-type="float" office:value="256.5124" calcext:value-type="float">
            <text:p>256.5124</text:p>
          </table:table-cell>
        </table:table-row>
        <table:table-row table:style-name="ro1">
          <table:table-cell office:value-type="float" office:value="721.8977" calcext:value-type="float">
            <text:p>721.8977</text:p>
          </table:table-cell>
          <table:table-cell office:value-type="float" office:value="2435.0958" calcext:value-type="float">
            <text:p>2435.0958</text:p>
          </table:table-cell>
          <table:table-cell office:value-type="float" office:value="2315.4789" calcext:value-type="float">
            <text:p>2315.4789</text:p>
          </table:table-cell>
          <table:table-cell office:value-type="float" office:value="47.2321" calcext:value-type="float">
            <text:p>47.2321</text:p>
          </table:table-cell>
          <table:table-cell office:value-type="float" office:value="259.2877" calcext:value-type="float">
            <text:p>259.2877</text:p>
          </table:table-cell>
        </table:table-row>
        <table:table-row table:style-name="ro1">
          <table:table-cell office:value-type="float" office:value="710.6212" calcext:value-type="float">
            <text:p>710.6212</text:p>
          </table:table-cell>
          <table:table-cell office:value-type="float" office:value="2399.3314" calcext:value-type="float">
            <text:p>2399.3314</text:p>
          </table:table-cell>
          <table:table-cell office:value-type="float" office:value="2274.5642" calcext:value-type="float">
            <text:p>2274.5642</text:p>
          </table:table-cell>
          <table:table-cell office:value-type="float" office:value="49.6711" calcext:value-type="float">
            <text:p>49.6711</text:p>
          </table:table-cell>
          <table:table-cell office:value-type="float" office:value="262.1361" calcext:value-type="float">
            <text:p>262.1361</text:p>
          </table:table-cell>
        </table:table-row>
        <table:table-row table:style-name="ro1">
          <table:table-cell office:value-type="float" office:value="700.9155" calcext:value-type="float">
            <text:p>700.9155</text:p>
          </table:table-cell>
          <table:table-cell office:value-type="float" office:value="2363.1092" calcext:value-type="float">
            <text:p>2363.1092</text:p>
          </table:table-cell>
          <table:table-cell office:value-type="float" office:value="2233.752" calcext:value-type="float">
            <text:p>2233.752</text:p>
          </table:table-cell>
          <table:table-cell office:value-type="float" office:value="52.3277" calcext:value-type="float">
            <text:p>52.3277</text:p>
          </table:table-cell>
          <table:table-cell office:value-type="float" office:value="264.7828" calcext:value-type="float">
            <text:p>264.7828</text:p>
          </table:table-cell>
        </table:table-row>
        <table:table-row table:style-name="ro1">
          <table:table-cell office:value-type="float" office:value="689.639" calcext:value-type="float">
            <text:p>689.639</text:p>
          </table:table-cell>
          <table:table-cell office:value-type="float" office:value="2327.3448" calcext:value-type="float">
            <text:p>2327.3448</text:p>
          </table:table-cell>
          <table:table-cell office:value-type="float" office:value="2192.8501" calcext:value-type="float">
            <text:p>2192.8501</text:p>
          </table:table-cell>
          <table:table-cell office:value-type="float" office:value="54.7907" calcext:value-type="float">
            <text:p>54.7907</text:p>
          </table:table-cell>
          <table:table-cell office:value-type="float" office:value="267.6106" calcext:value-type="float">
            <text:p>267.6106</text:p>
          </table:table-cell>
        </table:table-row>
        <table:table-row table:style-name="ro1">
          <table:table-cell office:value-type="float" office:value="679.9333" calcext:value-type="float">
            <text:p>679.9333</text:p>
          </table:table-cell>
          <table:table-cell office:value-type="float" office:value="2291.1226" calcext:value-type="float">
            <text:p>2291.1226</text:p>
          </table:table-cell>
          <table:table-cell office:value-type="float" office:value="2151.8761" calcext:value-type="float">
            <text:p>2151.8761</text:p>
          </table:table-cell>
          <table:table-cell office:value-type="float" office:value="57.1607" calcext:value-type="float">
            <text:p>57.1607</text:p>
          </table:table-cell>
          <table:table-cell office:value-type="float" office:value="270.5167" calcext:value-type="float">
            <text:p>270.5167</text:p>
          </table:table-cell>
        </table:table-row>
        <table:table-row table:style-name="ro1">
          <table:table-cell office:value-type="float" office:value="668.6569" calcext:value-type="float">
            <text:p>668.6569</text:p>
          </table:table-cell>
          <table:table-cell office:value-type="float" office:value="2255.3582" calcext:value-type="float">
            <text:p>2255.3582</text:p>
          </table:table-cell>
          <table:table-cell office:value-type="float" office:value="2110.9531" calcext:value-type="float">
            <text:p>2110.9531</text:p>
          </table:table-cell>
          <table:table-cell office:value-type="float" office:value="59.5834" calcext:value-type="float">
            <text:p>59.5834</text:p>
          </table:table-cell>
          <table:table-cell office:value-type="float" office:value="273.379" calcext:value-type="float">
            <text:p>273.379</text:p>
          </table:table-cell>
        </table:table-row>
        <table:table-row table:style-name="ro1">
          <table:table-cell office:value-type="float" office:value="658.9512" calcext:value-type="float">
            <text:p>658.9512</text:p>
          </table:table-cell>
          <table:table-cell office:value-type="float" office:value="2219.136" calcext:value-type="float">
            <text:p>2219.136</text:p>
          </table:table-cell>
          <table:table-cell office:value-type="float" office:value="2070.1476" calcext:value-type="float">
            <text:p>2070.1476</text:p>
          </table:table-cell>
          <table:table-cell office:value-type="float" office:value="62.2446" calcext:value-type="float">
            <text:p>62.2446</text:p>
          </table:table-cell>
          <table:table-cell office:value-type="float" office:value="276.0211" calcext:value-type="float">
            <text:p>276.0211</text:p>
          </table:table-cell>
        </table:table-row>
        <table:table-row table:style-name="ro1">
          <table:table-cell office:value-type="float" office:value="647.6747" calcext:value-type="float">
            <text:p>647.6747</text:p>
          </table:table-cell>
          <table:table-cell office:value-type="float" office:value="2183.3716" calcext:value-type="float">
            <text:p>2183.3716</text:p>
          </table:table-cell>
          <table:table-cell office:value-type="float" office:value="2029.276" calcext:value-type="float">
            <text:p>2029.276</text:p>
          </table:table-cell>
          <table:table-cell office:value-type="float" office:value="64.7615" calcext:value-type="float">
            <text:p>64.7615</text:p>
          </table:table-cell>
          <table:table-cell office:value-type="float" office:value="278.801" calcext:value-type="float">
            <text:p>278.801</text:p>
          </table:table-cell>
        </table:table-row>
        <table:table-row table:style-name="ro1">
          <table:table-cell office:value-type="float" office:value="637.969" calcext:value-type="float">
            <text:p>637.969</text:p>
          </table:table-cell>
          <table:table-cell office:value-type="float" office:value="2147.1493" calcext:value-type="float">
            <text:p>2147.1493</text:p>
          </table:table-cell>
          <table:table-cell office:value-type="float" office:value="1988.338" calcext:value-type="float">
            <text:p>1988.338</text:p>
          </table:table-cell>
          <table:table-cell office:value-type="float" office:value="67.196" calcext:value-type="float">
            <text:p>67.196</text:p>
          </table:table-cell>
          <table:table-cell office:value-type="float" office:value="281.6533" calcext:value-type="float">
            <text:p>281.6533</text:p>
          </table:table-cell>
        </table:table-row>
        <table:table-row table:style-name="ro1">
          <table:table-cell office:value-type="float" office:value="626.6925" calcext:value-type="float">
            <text:p>626.6925</text:p>
          </table:table-cell>
          <table:table-cell office:value-type="float" office:value="2111.385" calcext:value-type="float">
            <text:p>2111.385</text:p>
          </table:table-cell>
          <table:table-cell office:value-type="float" office:value="1947.4923" calcext:value-type="float">
            <text:p>1947.4923</text:p>
          </table:table-cell>
          <table:table-cell office:value-type="float" office:value="69.7565" calcext:value-type="float">
            <text:p>69.7565</text:p>
          </table:table-cell>
          <table:table-cell office:value-type="float" office:value="284.3931" calcext:value-type="float">
            <text:p>284.3931</text:p>
          </table:table-cell>
        </table:table-row>
        <table:table-row table:style-name="ro1">
          <table:table-cell office:value-type="float" office:value="616.9868" calcext:value-type="float">
            <text:p>616.9868</text:p>
          </table:table-cell>
          <table:table-cell office:value-type="float" office:value="2075.1627" calcext:value-type="float">
            <text:p>2075.1627</text:p>
          </table:table-cell>
          <table:table-cell office:value-type="float" office:value="1906.6563" calcext:value-type="float">
            <text:p>1906.6563</text:p>
          </table:table-cell>
          <table:table-cell office:value-type="float" office:value="72.3637" calcext:value-type="float">
            <text:p>72.3637</text:p>
          </table:table-cell>
          <table:table-cell office:value-type="float" office:value="287.0884" calcext:value-type="float">
            <text:p>287.0884</text:p>
          </table:table-cell>
        </table:table-row>
        <table:table-row table:style-name="ro1">
          <table:table-cell office:value-type="float" office:value="605.7103" calcext:value-type="float">
            <text:p>605.7103</text:p>
          </table:table-cell>
          <table:table-cell office:value-type="float" office:value="2039.3984" calcext:value-type="float">
            <text:p>2039.3984</text:p>
          </table:table-cell>
          <table:table-cell office:value-type="float" office:value="1865.73" calcext:value-type="float">
            <text:p>1865.73</text:p>
          </table:table-cell>
          <table:table-cell office:value-type="float" office:value="74.7788" calcext:value-type="float">
            <text:p>74.7788</text:p>
          </table:table-cell>
          <table:table-cell office:value-type="float" office:value="289.9572" calcext:value-type="float">
            <text:p>289.9572</text:p>
          </table:table-cell>
        </table:table-row>
        <table:table-row table:style-name="ro1">
          <table:table-cell office:value-type="float" office:value="596.0046" calcext:value-type="float">
            <text:p>596.0046</text:p>
          </table:table-cell>
          <table:table-cell office:value-type="float" office:value="2003.1761" calcext:value-type="float">
            <text:p>2003.1761</text:p>
          </table:table-cell>
          <table:table-cell office:value-type="float" office:value="1824.8819" calcext:value-type="float">
            <text:p>1824.8819</text:p>
          </table:table-cell>
          <table:table-cell office:value-type="float" office:value="77.3626" calcext:value-type="float">
            <text:p>77.3626</text:p>
          </table:table-cell>
          <table:table-cell office:value-type="float" office:value="292.6749" calcext:value-type="float">
            <text:p>292.6749</text:p>
          </table:table-cell>
        </table:table-row>
        <table:table-row table:style-name="ro1">
          <table:table-cell office:value-type="float" office:value="584.7281" calcext:value-type="float">
            <text:p>584.7281</text:p>
          </table:table-cell>
          <table:table-cell office:value-type="float" office:value="1967.4118" calcext:value-type="float">
            <text:p>1967.4118</text:p>
          </table:table-cell>
          <table:table-cell office:value-type="float" office:value="1783.9956" calcext:value-type="float">
            <text:p>1783.9956</text:p>
          </table:table-cell>
          <table:table-cell office:value-type="float" office:value="79.8515" calcext:value-type="float">
            <text:p>79.8515</text:p>
          </table:table-cell>
          <table:table-cell office:value-type="float" office:value="295.4799" calcext:value-type="float">
            <text:p>295.4799</text:p>
          </table:table-cell>
        </table:table-row>
        <table:table-row table:style-name="ro1">
          <table:table-cell office:value-type="float" office:value="575.0224" calcext:value-type="float">
            <text:p>575.0224</text:p>
          </table:table-cell>
          <table:table-cell office:value-type="float" office:value="1931.1895" calcext:value-type="float">
            <text:p>1931.1895</text:p>
          </table:table-cell>
          <table:table-cell office:value-type="float" office:value="1743.1472" calcext:value-type="float">
            <text:p>1743.1472</text:p>
          </table:table-cell>
          <table:table-cell office:value-type="float" office:value="82.4301" calcext:value-type="float">
            <text:p>82.4301</text:p>
          </table:table-cell>
          <table:table-cell office:value-type="float" office:value="298.2027" calcext:value-type="float">
            <text:p>298.2027</text:p>
          </table:table-cell>
        </table:table-row>
        <table:table-row table:style-name="ro1">
          <table:table-cell office:value-type="float" office:value="563.746" calcext:value-type="float">
            <text:p>563.746</text:p>
          </table:table-cell>
          <table:table-cell office:value-type="float" office:value="1895.4252" calcext:value-type="float">
            <text:p>1895.4252</text:p>
          </table:table-cell>
          <table:table-cell office:value-type="float" office:value="1702.3305" calcext:value-type="float">
            <text:p>1702.3305</text:p>
          </table:table-cell>
          <table:table-cell office:value-type="float" office:value="85.0342" calcext:value-type="float">
            <text:p>85.0342</text:p>
          </table:table-cell>
          <table:table-cell office:value-type="float" office:value="300.901" calcext:value-type="float">
            <text:p>300.901</text:p>
          </table:table-cell>
        </table:table-row>
        <table:table-row table:style-name="ro1">
          <table:table-cell office:value-type="float" office:value="550.9202" calcext:value-type="float">
            <text:p>550.9202</text:p>
          </table:table-cell>
          <table:table-cell office:value-type="float" office:value="1860.1867" calcext:value-type="float">
            <text:p>1860.1867</text:p>
          </table:table-cell>
          <table:table-cell office:value-type="float" office:value="1661.3806" calcext:value-type="float">
            <text:p>1661.3806</text:p>
          </table:table-cell>
          <table:table-cell office:value-type="float" office:value="87.4259" calcext:value-type="float">
            <text:p>87.4259</text:p>
          </table:table-cell>
          <table:table-cell office:value-type="float" office:value="303.7893" calcext:value-type="float">
            <text:p>303.7893</text:p>
          </table:table-cell>
        </table:table-row>
        <table:table-row table:style-name="ro1">
          <table:table-cell office:value-type="float" office:value="536.5696" calcext:value-type="float">
            <text:p>536.5696</text:p>
          </table:table-cell>
          <table:table-cell office:value-type="float" office:value="1825.5412" calcext:value-type="float">
            <text:p>1825.5412</text:p>
          </table:table-cell>
          <table:table-cell office:value-type="float" office:value="1620.4121" calcext:value-type="float">
            <text:p>1620.4121</text:p>
          </table:table-cell>
          <table:table-cell office:value-type="float" office:value="89.6364" calcext:value-type="float">
            <text:p>89.6364</text:p>
          </table:table-cell>
          <table:table-cell office:value-type="float" office:value="306.8186" calcext:value-type="float">
            <text:p>306.8186</text:p>
          </table:table-cell>
        </table:table-row>
        <table:table-row table:style-name="ro1">
          <table:table-cell office:value-type="float" office:value="520.7214" calcext:value-type="float">
            <text:p>520.7214</text:p>
          </table:table-cell>
          <table:table-cell office:value-type="float" office:value="1791.5547" calcext:value-type="float">
            <text:p>1791.5547</text:p>
          </table:table-cell>
          <table:table-cell office:value-type="float" office:value="1579.6939" calcext:value-type="float">
            <text:p>1579.6939</text:p>
          </table:table-cell>
          <table:table-cell office:value-type="float" office:value="92.0656" calcext:value-type="float">
            <text:p>92.0656</text:p>
          </table:table-cell>
          <table:table-cell office:value-type="float" office:value="309.6754" calcext:value-type="float">
            <text:p>309.6754</text:p>
          </table:table-cell>
        </table:table-row>
        <table:table-row table:style-name="ro1">
          <table:table-cell office:value-type="float" office:value="503.4058" calcext:value-type="float">
            <text:p>503.4058</text:p>
          </table:table-cell>
          <table:table-cell office:value-type="float" office:value="1758.2917" calcext:value-type="float">
            <text:p>1758.2917</text:p>
          </table:table-cell>
          <table:table-cell office:value-type="float" office:value="1539.1713" calcext:value-type="float">
            <text:p>1539.1713</text:p>
          </table:table-cell>
          <table:table-cell office:value-type="float" office:value="94.4143" calcext:value-type="float">
            <text:p>94.4143</text:p>
          </table:table-cell>
          <table:table-cell office:value-type="float" office:value="312.5987" calcext:value-type="float">
            <text:p>312.5987</text:p>
          </table:table-cell>
        </table:table-row>
        <table:table-row table:style-name="ro1">
          <table:table-cell office:value-type="float" office:value="484.6558" calcext:value-type="float">
            <text:p>484.6558</text:p>
          </table:table-cell>
          <table:table-cell office:value-type="float" office:value="1725.8158" calcext:value-type="float">
            <text:p>1725.8158</text:p>
          </table:table-cell>
          <table:table-cell office:value-type="float" office:value="1499.0919" calcext:value-type="float">
            <text:p>1499.0919</text:p>
          </table:table-cell>
          <table:table-cell office:value-type="float" office:value="96.9622" calcext:value-type="float">
            <text:p>96.9622</text:p>
          </table:table-cell>
          <table:table-cell office:value-type="float" office:value="315.3503" calcext:value-type="float">
            <text:p>315.3503</text:p>
          </table:table-cell>
        </table:table-row>
        <table:table-row table:style-name="ro1">
          <table:table-cell office:value-type="float" office:value="464.5071" calcext:value-type="float">
            <text:p>464.5071</text:p>
          </table:table-cell>
          <table:table-cell office:value-type="float" office:value="1694.1886" calcext:value-type="float">
            <text:p>1694.1886</text:p>
          </table:table-cell>
          <table:table-cell office:value-type="float" office:value="1459.3561" calcext:value-type="float">
            <text:p>1459.3561</text:p>
          </table:table-cell>
          <table:table-cell office:value-type="float" office:value="99.3469" calcext:value-type="float">
            <text:p>99.3469</text:p>
          </table:table-cell>
          <table:table-cell office:value-type="float" office:value="318.2443" calcext:value-type="float">
            <text:p>318.2443</text:p>
          </table:table-cell>
        </table:table-row>
        <table:table-row table:style-name="ro1">
          <table:table-cell office:value-type="float" office:value="442.998" calcext:value-type="float">
            <text:p>442.998</text:p>
          </table:table-cell>
          <table:table-cell office:value-type="float" office:value="1663.4704" calcext:value-type="float">
            <text:p>1663.4704</text:p>
          </table:table-cell>
          <table:table-cell office:value-type="float" office:value="1420.2781" calcext:value-type="float">
            <text:p>1420.2781</text:p>
          </table:table-cell>
          <table:table-cell office:value-type="float" office:value="101.9187" calcext:value-type="float">
            <text:p>101.9187</text:p>
          </table:table-cell>
          <table:table-cell office:value-type="float" office:value="320.9735" calcext:value-type="float">
            <text:p>320.9735</text:p>
          </table:table-cell>
        </table:table-row>
        <table:table-row table:style-name="ro1">
          <table:table-cell office:value-type="float" office:value="420.1694" calcext:value-type="float">
            <text:p>420.1694</text:p>
          </table:table-cell>
          <table:table-cell office:value-type="float" office:value="1633.7197" calcext:value-type="float">
            <text:p>1633.7197</text:p>
          </table:table-cell>
          <table:table-cell office:value-type="float" office:value="1381.7292" calcext:value-type="float">
            <text:p>1381.7292</text:p>
          </table:table-cell>
          <table:table-cell office:value-type="float" office:value="104.2538" calcext:value-type="float">
            <text:p>104.2538</text:p>
          </table:table-cell>
          <table:table-cell office:value-type="float" office:value="323.9078" calcext:value-type="float">
            <text:p>323.9078</text:p>
          </table:table-cell>
        </table:table-row>
        <table:table-row table:style-name="ro1">
          <table:table-cell office:value-type="float" office:value="396.0649" calcext:value-type="float">
            <text:p>396.0649</text:p>
          </table:table-cell>
          <table:table-cell office:value-type="float" office:value="1604.993" calcext:value-type="float">
            <text:p>1604.993</text:p>
          </table:table-cell>
          <table:table-cell office:value-type="float" office:value="1343.9441" calcext:value-type="float">
            <text:p>1343.9441</text:p>
          </table:table-cell>
          <table:table-cell office:value-type="float" office:value="106.5351" calcext:value-type="float">
            <text:p>106.5351</text:p>
          </table:table-cell>
          <table:table-cell office:value-type="float" office:value="326.884" calcext:value-type="float">
            <text:p>326.884</text:p>
          </table:table-cell>
        </table:table-row>
        <table:table-row table:style-name="ro1">
          <table:table-cell office:value-type="float" office:value="370.7302" calcext:value-type="float">
            <text:p>370.7302</text:p>
          </table:table-cell>
          <table:table-cell office:value-type="float" office:value="1577.3451" calcext:value-type="float">
            <text:p>1577.3451</text:p>
          </table:table-cell>
          <table:table-cell office:value-type="float" office:value="1307.0547" calcext:value-type="float">
            <text:p>1307.0547</text:p>
          </table:table-cell>
          <table:table-cell office:value-type="float" office:value="108.7543" calcext:value-type="float">
            <text:p>108.7543</text:p>
          </table:table-cell>
          <table:table-cell office:value-type="float" office:value="329.9069" calcext:value-type="float">
            <text:p>329.9069</text:p>
          </table:table-cell>
        </table:table-row>
        <table:table-row table:style-name="ro1">
          <table:table-cell office:value-type="float" office:value="344.2137" calcext:value-type="float">
            <text:p>344.2137</text:p>
          </table:table-cell>
          <table:table-cell office:value-type="float" office:value="1550.8286" calcext:value-type="float">
            <text:p>1550.8286</text:p>
          </table:table-cell>
          <table:table-cell office:value-type="float" office:value="1271.3347" calcext:value-type="float">
            <text:p>1271.3347</text:p>
          </table:table-cell>
          <table:table-cell office:value-type="float" office:value="111.1483" calcext:value-type="float">
            <text:p>111.1483</text:p>
          </table:table-cell>
          <table:table-cell office:value-type="float" office:value="332.7933" calcext:value-type="float">
            <text:p>332.7933</text:p>
          </table:table-cell>
        </table:table-row>
        <table:table-row table:style-name="ro1">
          <table:table-cell office:value-type="float" office:value="316.5658" calcext:value-type="float">
            <text:p>316.5658</text:p>
          </table:table-cell>
          <table:table-cell office:value-type="float" office:value="1525.494" calcext:value-type="float">
            <text:p>1525.494</text:p>
          </table:table-cell>
          <table:table-cell office:value-type="float" office:value="1236.7881" calcext:value-type="float">
            <text:p>1236.7881</text:p>
          </table:table-cell>
          <table:table-cell office:value-type="float" office:value="113.4403" calcext:value-type="float">
            <text:p>113.4403</text:p>
          </table:table-cell>
          <table:table-cell office:value-type="float" office:value="335.7613" calcext:value-type="float">
            <text:p>335.7613</text:p>
          </table:table-cell>
        </table:table-row>
        <table:table-row table:style-name="ro1">
          <table:table-cell office:value-type="float" office:value="287.8392" calcext:value-type="float">
            <text:p>287.8392</text:p>
          </table:table-cell>
          <table:table-cell office:value-type="float" office:value="1501.3894" calcext:value-type="float">
            <text:p>1501.3894</text:p>
          </table:table-cell>
          <table:table-cell office:value-type="float" office:value="1203.5837" calcext:value-type="float">
            <text:p>1203.5837</text:p>
          </table:table-cell>
          <table:table-cell office:value-type="float" office:value="115.637" calcext:value-type="float">
            <text:p>115.637</text:p>
          </table:table-cell>
          <table:table-cell office:value-type="float" office:value="338.8006" calcext:value-type="float">
            <text:p>338.8006</text:p>
          </table:table-cell>
        </table:table-row>
        <table:table-row table:style-name="ro1">
          <table:table-cell office:value-type="float" office:value="258.0884" calcext:value-type="float">
            <text:p>258.0884</text:p>
          </table:table-cell>
          <table:table-cell office:value-type="float" office:value="1478.5609" calcext:value-type="float">
            <text:p>1478.5609</text:p>
          </table:table-cell>
          <table:table-cell office:value-type="float" office:value="1171.9548" calcext:value-type="float">
            <text:p>1171.9548</text:p>
          </table:table-cell>
          <table:table-cell office:value-type="float" office:value="117.8492" calcext:value-type="float">
            <text:p>117.8492</text:p>
          </table:table-cell>
          <table:table-cell office:value-type="float" office:value="341.8285" calcext:value-type="float">
            <text:p>341.8285</text:p>
          </table:table-cell>
        </table:table-row>
        <table:table-row table:style-name="ro1">
          <table:table-cell office:value-type="float" office:value="227.3702" calcext:value-type="float">
            <text:p>227.3702</text:p>
          </table:table-cell>
          <table:table-cell office:value-type="float" office:value="1457.0518" calcext:value-type="float">
            <text:p>1457.0518</text:p>
          </table:table-cell>
          <table:table-cell office:value-type="float" office:value="1142.0949" calcext:value-type="float">
            <text:p>1142.0949</text:p>
          </table:table-cell>
          <table:table-cell office:value-type="float" office:value="120.0926" calcext:value-type="float">
            <text:p>120.0926</text:p>
          </table:table-cell>
          <table:table-cell office:value-type="float" office:value="344.8335" calcext:value-type="float">
            <text:p>344.8335</text:p>
          </table:table-cell>
        </table:table-row>
        <table:table-row table:style-name="ro1">
          <table:table-cell office:value-type="float" office:value="195.743" calcext:value-type="float">
            <text:p>195.743</text:p>
          </table:table-cell>
          <table:table-cell office:value-type="float" office:value="1436.903" calcext:value-type="float">
            <text:p>1436.903</text:p>
          </table:table-cell>
          <table:table-cell office:value-type="float" office:value="1114.0769" calcext:value-type="float">
            <text:p>1114.0769</text:p>
          </table:table-cell>
          <table:table-cell office:value-type="float" office:value="122.1744" calcext:value-type="float">
            <text:p>122.1744</text:p>
          </table:table-cell>
          <table:table-cell office:value-type="float" office:value="347.9525" calcext:value-type="float">
            <text:p>347.9525</text:p>
          </table:table-cell>
        </table:table-row>
        <table:table-row table:style-name="ro1">
          <table:table-cell office:value-type="float" office:value="163.2671" calcext:value-type="float">
            <text:p>163.2671</text:p>
          </table:table-cell>
          <table:table-cell office:value-type="float" office:value="1418.153" calcext:value-type="float">
            <text:p>1418.153</text:p>
          </table:table-cell>
          <table:table-cell office:value-type="float" office:value="1088.3062" calcext:value-type="float">
            <text:p>1088.3062</text:p>
          </table:table-cell>
          <table:table-cell office:value-type="float" office:value="124.4482" calcext:value-type="float">
            <text:p>124.4482</text:p>
          </table:table-cell>
          <table:table-cell office:value-type="float" office:value="350.9346" calcext:value-type="float">
            <text:p>350.9346</text:p>
          </table:table-cell>
        </table:table-row>
        <table:table-row table:style-name="ro1">
          <table:table-cell office:value-type="float" office:value="130.0042" calcext:value-type="float">
            <text:p>130.0042</text:p>
          </table:table-cell>
          <table:table-cell office:value-type="float" office:value="1400.8374" calcext:value-type="float">
            <text:p>1400.8374</text:p>
          </table:table-cell>
          <table:table-cell office:value-type="float" office:value="1064.8685" calcext:value-type="float">
            <text:p>1064.8685</text:p>
          </table:table-cell>
          <table:table-cell office:value-type="float" office:value="126.7286" calcext:value-type="float">
            <text:p>126.7286</text:p>
          </table:table-cell>
          <table:table-cell office:value-type="float" office:value="353.9115" calcext:value-type="float">
            <text:p>353.9115</text:p>
          </table:table-cell>
        </table:table-row>
        <table:table-row table:style-name="ro1">
          <table:table-cell office:value-type="float" office:value="96.0176" calcext:value-type="float">
            <text:p>96.0176</text:p>
          </table:table-cell>
          <table:table-cell office:value-type="float" office:value="1384.9893" calcext:value-type="float">
            <text:p>1384.9893</text:p>
          </table:table-cell>
          <table:table-cell office:value-type="float" office:value="1043.8689" calcext:value-type="float">
            <text:p>1043.8689</text:p>
          </table:table-cell>
          <table:table-cell office:value-type="float" office:value="128.8997" calcext:value-type="float">
            <text:p>128.8997</text:p>
          </table:table-cell>
          <table:table-cell office:value-type="float" office:value="356.9691" calcext:value-type="float">
            <text:p>356.9691</text:p>
          </table:table-cell>
        </table:table-row>
        <table:table-row table:style-name="ro1">
          <table:table-cell office:value-type="float" office:value="61.3722" calcext:value-type="float">
            <text:p>61.3722</text:p>
          </table:table-cell>
          <table:table-cell office:value-type="float" office:value="1370.6386" calcext:value-type="float">
            <text:p>1370.6386</text:p>
          </table:table-cell>
          <table:table-cell office:value-type="float" office:value="1025.4376" calcext:value-type="float">
            <text:p>1025.4376</text:p>
          </table:table-cell>
          <table:table-cell office:value-type="float" office:value="130.8938" calcext:value-type="float">
            <text:p>130.8938</text:p>
          </table:table-cell>
          <table:table-cell office:value-type="float" office:value="360.1449" calcext:value-type="float">
            <text:p>360.1449</text:p>
          </table:table-cell>
        </table:table-row>
        <table:table-row table:style-name="ro1">
          <table:table-cell office:value-type="float" office:value="26.1337" calcext:value-type="float">
            <text:p>26.1337</text:p>
          </table:table-cell>
          <table:table-cell office:value-type="float" office:value="1357.8129" calcext:value-type="float">
            <text:p>1357.8129</text:p>
          </table:table-cell>
          <table:table-cell office:value-type="float" office:value="1009.7124" calcext:value-type="float">
            <text:p>1009.7124</text:p>
          </table:table-cell>
          <table:table-cell office:value-type="float" office:value="132.6716" calcext:value-type="float">
            <text:p>132.6716</text:p>
          </table:table-cell>
          <table:table-cell office:value-type="float" office:value="363.4468" calcext:value-type="float">
            <text:p>363.4468</text:p>
          </table:table-cell>
        </table:table-row>
        <table:table-row table:style-name="ro1">
          <table:table-cell office:value-type="float" office:value="-9.6307" calcext:value-type="float">
            <text:p>-9.6307</text:p>
          </table:table-cell>
          <table:table-cell office:value-type="float" office:value="1346.5364" calcext:value-type="float">
            <text:p>1346.5364</text:p>
          </table:table-cell>
          <table:table-cell office:value-type="float" office:value="996.8894" calcext:value-type="float">
            <text:p>996.8894</text:p>
          </table:table-cell>
          <table:table-cell office:value-type="float" office:value="134.3263" calcext:value-type="float">
            <text:p>134.3263</text:p>
          </table:table-cell>
          <table:table-cell office:value-type="float" office:value="366.8119" calcext:value-type="float">
            <text:p>366.8119</text:p>
          </table:table-cell>
        </table:table-row>
        <table:table-row table:style-name="ro1">
          <table:table-cell office:value-type="float" office:value="-45.8529" calcext:value-type="float">
            <text:p>-45.8529</text:p>
          </table:table-cell>
          <table:table-cell office:value-type="float" office:value="1336.8307" calcext:value-type="float">
            <text:p>1336.8307</text:p>
          </table:table-cell>
          <table:table-cell office:value-type="float" office:value="987.1101" calcext:value-type="float">
            <text:p>987.1101</text:p>
          </table:table-cell>
          <table:table-cell office:value-type="float" office:value="135.9042" calcext:value-type="float">
            <text:p>135.9042</text:p>
          </table:table-cell>
          <table:table-cell office:value-type="float" office:value="370.2138" calcext:value-type="float">
            <text:p>370.2138</text:p>
          </table:table-cell>
        </table:table-row>
        <table:table-row table:style-name="ro1">
          <table:table-cell office:value-type="float" office:value="-82.464" calcext:value-type="float">
            <text:p>-82.464</text:p>
          </table:table-cell>
          <table:table-cell office:value-type="float" office:value="1328.7142" calcext:value-type="float">
            <text:p>1328.7142</text:p>
          </table:table-cell>
          <table:table-cell office:value-type="float" office:value="980.4884" calcext:value-type="float">
            <text:p>980.4884</text:p>
          </table:table-cell>
          <table:table-cell office:value-type="float" office:value="137.4523" calcext:value-type="float">
            <text:p>137.4523</text:p>
          </table:table-cell>
          <table:table-cell office:value-type="float" office:value="373.6294" calcext:value-type="float">
            <text:p>373.6294</text:p>
          </table:table-cell>
        </table:table-row>
        <table:table-row table:style-name="ro1">
          <table:table-cell office:value-type="float" office:value="-118.6862" calcext:value-type="float">
            <text:p>-118.6862</text:p>
          </table:table-cell>
          <table:table-cell office:value-type="float" office:value="1319.0085" calcext:value-type="float">
            <text:p>1319.0085</text:p>
          </table:table-cell>
          <table:table-cell office:value-type="float" office:value="976.9272" calcext:value-type="float">
            <text:p>976.9272</text:p>
          </table:table-cell>
          <table:table-cell office:value-type="float" office:value="138.7255" calcext:value-type="float">
            <text:p>138.7255</text:p>
          </table:table-cell>
          <table:table-cell office:value-type="float" office:value="377.1566" calcext:value-type="float">
            <text:p>377.1566</text:p>
          </table:table-cell>
        </table:table-row>
        <table:table-row table:style-name="ro1">
          <table:table-cell office:value-type="float" office:value="-154.4506" calcext:value-type="float">
            <text:p>-154.4506</text:p>
          </table:table-cell>
          <table:table-cell office:value-type="float" office:value="1307.732" calcext:value-type="float">
            <text:p>1307.732</text:p>
          </table:table-cell>
          <table:table-cell office:value-type="float" office:value="973.517" calcext:value-type="float">
            <text:p>973.517</text:p>
          </table:table-cell>
          <table:table-cell office:value-type="float" office:value="140.2826" calcext:value-type="float">
            <text:p>140.2826</text:p>
          </table:table-cell>
          <table:table-cell office:value-type="float" office:value="380.5681" calcext:value-type="float">
            <text:p>380.5681</text:p>
          </table:table-cell>
        </table:table-row>
        <table:table-row table:style-name="ro1">
          <table:table-cell office:value-type="float" office:value="-189.6891" calcext:value-type="float">
            <text:p>-189.6891</text:p>
          </table:table-cell>
          <table:table-cell office:value-type="float" office:value="1294.9063" calcext:value-type="float">
            <text:p>1294.9063</text:p>
          </table:table-cell>
          <table:table-cell office:value-type="float" office:value="970.1305" calcext:value-type="float">
            <text:p>970.1305</text:p>
          </table:table-cell>
          <table:table-cell office:value-type="float" office:value="141.8718" calcext:value-type="float">
            <text:p>141.8718</text:p>
          </table:table-cell>
          <table:table-cell office:value-type="float" office:value="383.9646" calcext:value-type="float">
            <text:p>383.9646</text:p>
          </table:table-cell>
        </table:table-row>
        <table:table-row table:style-name="ro1">
          <table:table-cell office:value-type="float" office:value="-224.3346" calcext:value-type="float">
            <text:p>-224.3346</text:p>
          </table:table-cell>
          <table:table-cell office:value-type="float" office:value="1280.5556" calcext:value-type="float">
            <text:p>1280.5556</text:p>
          </table:table-cell>
          <table:table-cell office:value-type="float" office:value="966.9497" calcext:value-type="float">
            <text:p>966.9497</text:p>
          </table:table-cell>
          <table:table-cell office:value-type="float" office:value="143.69" calcext:value-type="float">
            <text:p>143.69</text:p>
          </table:table-cell>
          <table:table-cell office:value-type="float" office:value="387.2444" calcext:value-type="float">
            <text:p>387.2444</text:p>
          </table:table-cell>
        </table:table-row>
        <table:table-row table:style-name="ro1">
          <table:table-cell office:value-type="float" office:value="-258.3211" calcext:value-type="float">
            <text:p>-258.3211</text:p>
          </table:table-cell>
          <table:table-cell office:value-type="float" office:value="1264.7075" calcext:value-type="float">
            <text:p>1264.7075</text:p>
          </table:table-cell>
          <table:table-cell office:value-type="float" office:value="963.6999" calcext:value-type="float">
            <text:p>963.6999</text:p>
          </table:table-cell>
          <table:table-cell office:value-type="float" office:value="145.376" calcext:value-type="float">
            <text:p>145.376</text:p>
          </table:table-cell>
          <table:table-cell office:value-type="float" office:value="390.594" calcext:value-type="float">
            <text:p>390.594</text:p>
          </table:table-cell>
        </table:table-row>
        <table:table-row table:style-name="ro1">
          <table:table-cell office:value-type="float" office:value="-291.584" calcext:value-type="float">
            <text:p>-291.584</text:p>
          </table:table-cell>
          <table:table-cell office:value-type="float" office:value="1247.3919" calcext:value-type="float">
            <text:p>1247.3919</text:p>
          </table:table-cell>
          <table:table-cell office:value-type="float" office:value="960.3714" calcext:value-type="float">
            <text:p>960.3714</text:p>
          </table:table-cell>
          <table:table-cell office:value-type="float" office:value="146.9082" calcext:value-type="float">
            <text:p>146.9082</text:p>
          </table:table-cell>
          <table:table-cell office:value-type="float" office:value="394.0167" calcext:value-type="float">
            <text:p>394.0167</text:p>
          </table:table-cell>
        </table:table-row>
        <table:table-row table:style-name="ro1">
          <table:table-cell office:value-type="float" office:value="-324.06" calcext:value-type="float">
            <text:p>-324.06</text:p>
          </table:table-cell>
          <table:table-cell office:value-type="float" office:value="1228.6419" calcext:value-type="float">
            <text:p>1228.6419</text:p>
          </table:table-cell>
          <table:table-cell office:value-type="float" office:value="957.0732" calcext:value-type="float">
            <text:p>957.0732</text:p>
          </table:table-cell>
          <table:table-cell office:value-type="float" office:value="148.4088" calcext:value-type="float">
            <text:p>148.4088</text:p>
          </table:table-cell>
          <table:table-cell office:value-type="float" office:value="397.4534" calcext:value-type="float">
            <text:p>397.4534</text:p>
          </table:table-cell>
        </table:table-row>
        <table:table-row table:style-name="ro1">
          <table:table-cell office:value-type="float" office:value="-355.6872" calcext:value-type="float">
            <text:p>-355.6872</text:p>
          </table:table-cell>
          <table:table-cell office:value-type="float" office:value="1208.4932" calcext:value-type="float">
            <text:p>1208.4932</text:p>
          </table:table-cell>
          <table:table-cell office:value-type="float" office:value="953.7594" calcext:value-type="float">
            <text:p>953.7594</text:p>
          </table:table-cell>
          <table:table-cell office:value-type="float" office:value="149.8102" calcext:value-type="float">
            <text:p>149.8102</text:p>
          </table:table-cell>
          <table:table-cell office:value-type="float" office:value="400.9317" calcext:value-type="float">
            <text:p>400.9317</text:p>
          </table:table-cell>
        </table:table-row>
        <table:table-row table:style-name="ro1">
          <table:table-cell office:value-type="float" office:value="-386.4054" calcext:value-type="float">
            <text:p>-386.4054</text:p>
          </table:table-cell>
          <table:table-cell office:value-type="float" office:value="1186.984" calcext:value-type="float">
            <text:p>1186.984</text:p>
          </table:table-cell>
          <table:table-cell office:value-type="float" office:value="950.4658" calcext:value-type="float">
            <text:p>950.4658</text:p>
          </table:table-cell>
          <table:table-cell office:value-type="float" office:value="151.1441" calcext:value-type="float">
            <text:p>151.1441</text:p>
          </table:table-cell>
          <table:table-cell office:value-type="float" office:value="404.4364" calcext:value-type="float">
            <text:p>404.4364</text:p>
          </table:table-cell>
        </table:table-row>
        <table:table-row table:style-name="ro1">
          <table:table-cell office:value-type="float" office:value="-416.1561" calcext:value-type="float">
            <text:p>-416.1561</text:p>
          </table:table-cell>
          <table:table-cell office:value-type="float" office:value="1164.1555" calcext:value-type="float">
            <text:p>1164.1555</text:p>
          </table:table-cell>
          <table:table-cell office:value-type="float" office:value="947.1927" calcext:value-type="float">
            <text:p>947.1927</text:p>
          </table:table-cell>
          <table:table-cell office:value-type="float" office:value="152.3998" calcext:value-type="float">
            <text:p>152.3998</text:p>
          </table:table-cell>
          <table:table-cell office:value-type="float" office:value="407.9699" calcext:value-type="float">
            <text:p>407.9699</text:p>
          </table:table-cell>
        </table:table-row>
        <table:table-row table:style-name="ro1">
          <table:table-cell office:value-type="float" office:value="-444.8828" calcext:value-type="float">
            <text:p>-444.8828</text:p>
          </table:table-cell>
          <table:table-cell office:value-type="float" office:value="1140.0509" calcext:value-type="float">
            <text:p>1140.0509</text:p>
          </table:table-cell>
          <table:table-cell office:value-type="float" office:value="944.1155" calcext:value-type="float">
            <text:p>944.1155</text:p>
          </table:table-cell>
          <table:table-cell office:value-type="float" office:value="153.7635" calcext:value-type="float">
            <text:p>153.7635</text:p>
          </table:table-cell>
          <table:table-cell office:value-type="float" office:value="411.4632" calcext:value-type="float">
            <text:p>411.4632</text:p>
          </table:table-cell>
        </table:table-row>
        <table:table-row table:style-name="ro1">
          <table:table-cell office:value-type="float" office:value="-472.5307" calcext:value-type="float">
            <text:p>-472.5307</text:p>
          </table:table-cell>
          <table:table-cell office:value-type="float" office:value="1114.7163" calcext:value-type="float">
            <text:p>1114.7163</text:p>
          </table:table-cell>
          <table:table-cell office:value-type="float" office:value="941.0375" calcext:value-type="float">
            <text:p>941.0375</text:p>
          </table:table-cell>
          <table:table-cell office:value-type="float" office:value="154.999" calcext:value-type="float">
            <text:p>154.999</text:p>
          </table:table-cell>
          <table:table-cell office:value-type="float" office:value="415.0038" calcext:value-type="float">
            <text:p>415.0038</text:p>
          </table:table-cell>
        </table:table-row>
        <table:table-row table:style-name="ro1">
          <table:table-cell office:value-type="float" office:value="-499.0472" calcext:value-type="float">
            <text:p>-499.0472</text:p>
          </table:table-cell>
          <table:table-cell office:value-type="float" office:value="1088.1998" calcext:value-type="float">
            <text:p>1088.1998</text:p>
          </table:table-cell>
          <table:table-cell office:value-type="float" office:value="938.1077" calcext:value-type="float">
            <text:p>938.1077</text:p>
          </table:table-cell>
          <table:table-cell office:value-type="float" office:value="156.2603" calcext:value-type="float">
            <text:p>156.2603</text:p>
          </table:table-cell>
          <table:table-cell office:value-type="float" office:value="418.5353" calcext:value-type="float">
            <text:p>418.5353</text:p>
          </table:table-cell>
        </table:table-row>
        <table:table-row table:style-name="ro1">
          <table:table-cell office:value-type="float" office:value="-524.3818" calcext:value-type="float">
            <text:p>-524.3818</text:p>
          </table:table-cell>
          <table:table-cell office:value-type="float" office:value="1060.5519" calcext:value-type="float">
            <text:p>1060.5519</text:p>
          </table:table-cell>
          <table:table-cell office:value-type="float" office:value="935.3495" calcext:value-type="float">
            <text:p>935.3495</text:p>
          </table:table-cell>
          <table:table-cell office:value-type="float" office:value="157.5567" calcext:value-type="float">
            <text:p>157.5567</text:p>
          </table:table-cell>
          <table:table-cell office:value-type="float" office:value="422.0541" calcext:value-type="float">
            <text:p>422.0541</text:p>
          </table:table-cell>
        </table:table-row>
        <table:table-row table:style-name="ro1">
          <table:table-cell office:value-type="float" office:value="-548.4864" calcext:value-type="float">
            <text:p>-548.4864</text:p>
          </table:table-cell>
          <table:table-cell office:value-type="float" office:value="1031.8252" calcext:value-type="float">
            <text:p>1031.8252</text:p>
          </table:table-cell>
          <table:table-cell office:value-type="float" office:value="932.63" calcext:value-type="float">
            <text:p>932.63</text:p>
          </table:table-cell>
          <table:table-cell office:value-type="float" office:value="158.7374" calcext:value-type="float">
            <text:p>158.7374</text:p>
          </table:table-cell>
          <table:table-cell office:value-type="float" office:value="425.6134" calcext:value-type="float">
            <text:p>425.6134</text:p>
          </table:table-cell>
        </table:table-row>
        <table:table-row table:style-name="ro1">
          <table:table-cell office:value-type="float" office:value="-571.3149" calcext:value-type="float">
            <text:p>-571.3149</text:p>
          </table:table-cell>
          <table:table-cell office:value-type="float" office:value="1002.0745" calcext:value-type="float">
            <text:p>1002.0745</text:p>
          </table:table-cell>
          <table:table-cell office:value-type="float" office:value="930.3374" calcext:value-type="float">
            <text:p>930.3374</text:p>
          </table:table-cell>
          <table:table-cell office:value-type="float" office:value="160.186" calcext:value-type="float">
            <text:p>160.186</text:p>
          </table:table-cell>
          <table:table-cell office:value-type="float" office:value="429.0723" calcext:value-type="float">
            <text:p>429.0723</text:p>
          </table:table-cell>
        </table:table-row>
        <table:table-row table:style-name="ro1">
          <table:table-cell office:value-type="float" office:value="-592.824" calcext:value-type="float">
            <text:p>-592.824</text:p>
          </table:table-cell>
          <table:table-cell office:value-type="float" office:value="971.3563" calcext:value-type="float">
            <text:p>971.3563</text:p>
          </table:table-cell>
          <table:table-cell office:value-type="float" office:value="928.5009" calcext:value-type="float">
            <text:p>928.5009</text:p>
          </table:table-cell>
          <table:table-cell office:value-type="float" office:value="161.8949" calcext:value-type="float">
            <text:p>161.8949</text:p>
          </table:table-cell>
          <table:table-cell office:value-type="float" office:value="432.4103" calcext:value-type="float">
            <text:p>432.4103</text:p>
          </table:table-cell>
        </table:table-row>
        <table:table-row table:style-name="ro1">
          <table:table-cell office:value-type="float" office:value="-612.9728" calcext:value-type="float">
            <text:p>-612.9728</text:p>
          </table:table-cell>
          <table:table-cell office:value-type="float" office:value="939.7291" calcext:value-type="float">
            <text:p>939.7291</text:p>
          </table:table-cell>
          <table:table-cell office:value-type="float" office:value="926.6297" calcext:value-type="float">
            <text:p>926.6297</text:p>
          </table:table-cell>
          <table:table-cell office:value-type="float" office:value="163.3977" calcext:value-type="float">
            <text:p>163.3977</text:p>
          </table:table-cell>
          <table:table-cell office:value-type="float" office:value="435.846" calcext:value-type="float">
            <text:p>435.846</text:p>
          </table:table-cell>
        </table:table-row>
        <table:table-row table:style-name="ro1">
          <table:table-cell office:value-type="float" office:value="-631.7228" calcext:value-type="float">
            <text:p>-631.7228</text:p>
          </table:table-cell>
          <table:table-cell office:value-type="float" office:value="907.2532" calcext:value-type="float">
            <text:p>907.2532</text:p>
          </table:table-cell>
          <table:table-cell office:value-type="float" office:value="924.7823" calcext:value-type="float">
            <text:p>924.7823</text:p>
          </table:table-cell>
          <table:table-cell office:value-type="float" office:value="164.7418" calcext:value-type="float">
            <text:p>164.7418</text:p>
          </table:table-cell>
          <table:table-cell office:value-type="float" office:value="439.3468" calcext:value-type="float">
            <text:p>439.3468</text:p>
          </table:table-cell>
        </table:table-row>
        <table:table-row table:style-name="ro1">
          <table:table-cell office:value-type="float" office:value="-649.0383" calcext:value-type="float">
            <text:p>-649.0383</text:p>
          </table:table-cell>
          <table:table-cell office:value-type="float" office:value="873.9903" calcext:value-type="float">
            <text:p>873.9903</text:p>
          </table:table-cell>
          <table:table-cell office:value-type="float" office:value="922.9744" calcext:value-type="float">
            <text:p>922.9744</text:p>
          </table:table-cell>
          <table:table-cell office:value-type="float" office:value="165.936" calcext:value-type="float">
            <text:p>165.936</text:p>
          </table:table-cell>
          <table:table-cell office:value-type="float" office:value="442.9016" calcext:value-type="float">
            <text:p>442.9016</text:p>
          </table:table-cell>
        </table:table-row>
        <table:table-row table:style-name="ro1">
          <table:table-cell office:value-type="float" office:value="-664.8865" calcext:value-type="float">
            <text:p>-664.8865</text:p>
          </table:table-cell>
          <table:table-cell office:value-type="float" office:value="840.0037" calcext:value-type="float">
            <text:p>840.0037</text:p>
          </table:table-cell>
          <table:table-cell office:value-type="float" office:value="921.4836" calcext:value-type="float">
            <text:p>921.4836</text:p>
          </table:table-cell>
          <table:table-cell office:value-type="float" office:value="167.2417" calcext:value-type="float">
            <text:p>167.2417</text:p>
          </table:table-cell>
          <table:table-cell office:value-type="float" office:value="446.4169" calcext:value-type="float">
            <text:p>446.4169</text:p>
          </table:table-cell>
        </table:table-row>
        <table:table-row table:style-name="ro1">
          <table:table-cell office:value-type="float" office:value="-679.2371" calcext:value-type="float">
            <text:p>-679.2371</text:p>
          </table:table-cell>
          <table:table-cell office:value-type="float" office:value="805.3582" calcext:value-type="float">
            <text:p>805.3582</text:p>
          </table:table-cell>
          <table:table-cell office:value-type="float" office:value="920.3942" calcext:value-type="float">
            <text:p>920.3942</text:p>
          </table:table-cell>
          <table:table-cell office:value-type="float" office:value="168.728" calcext:value-type="float">
            <text:p>168.728</text:p>
          </table:table-cell>
          <table:table-cell office:value-type="float" office:value="449.8598" calcext:value-type="float">
            <text:p>449.8598</text:p>
          </table:table-cell>
        </table:table-row>
        <table:table-row table:style-name="ro1">
          <table:table-cell office:value-type="float" office:value="-692.0629" calcext:value-type="float">
            <text:p>-692.0629</text:p>
          </table:table-cell>
          <table:table-cell office:value-type="float" office:value="770.1198" calcext:value-type="float">
            <text:p>770.1198</text:p>
          </table:table-cell>
          <table:table-cell office:value-type="float" office:value="919.4866" calcext:value-type="float">
            <text:p>919.4866</text:p>
          </table:table-cell>
          <table:table-cell office:value-type="float" office:value="170.1867" calcext:value-type="float">
            <text:p>170.1867</text:p>
          </table:table-cell>
          <table:table-cell office:value-type="float" office:value="453.3145" calcext:value-type="float">
            <text:p>453.3145</text:p>
          </table:table-cell>
        </table:table-row>
        <table:table-row table:style-name="ro1">
          <table:table-cell office:value-type="float" office:value="-703.3394" calcext:value-type="float">
            <text:p>-703.3394</text:p>
          </table:table-cell>
          <table:table-cell office:value-type="float" office:value="734.3554" calcext:value-type="float">
            <text:p>734.3554</text:p>
          </table:table-cell>
          <table:table-cell office:value-type="float" office:value="918.8199" calcext:value-type="float">
            <text:p>918.8199</text:p>
          </table:table-cell>
          <table:table-cell office:value-type="float" office:value="171.6702" calcext:value-type="float">
            <text:p>171.6702</text:p>
          </table:table-cell>
          <table:table-cell office:value-type="float" office:value="456.7586" calcext:value-type="float">
            <text:p>456.7586</text:p>
          </table:table-cell>
        </table:table-row>
        <table:table-row table:style-name="ro1">
          <table:table-cell office:value-type="float" office:value="-713.0451" calcext:value-type="float">
            <text:p>-713.0451</text:p>
          </table:table-cell>
          <table:table-cell office:value-type="float" office:value="698.1332" calcext:value-type="float">
            <text:p>698.1332</text:p>
          </table:table-cell>
          <table:table-cell office:value-type="float" office:value="918.2441" calcext:value-type="float">
            <text:p>918.2441</text:p>
          </table:table-cell>
          <table:table-cell office:value-type="float" office:value="173.0386" calcext:value-type="float">
            <text:p>173.0386</text:p>
          </table:table-cell>
          <table:table-cell office:value-type="float" office:value="460.25" calcext:value-type="float">
            <text:p>460.25</text:p>
          </table:table-cell>
        </table:table-row>
        <table:table-row table:style-name="ro1">
          <table:table-cell office:value-type="float" office:value="-721.1616" calcext:value-type="float">
            <text:p>-721.1616</text:p>
          </table:table-cell>
          <table:table-cell office:value-type="float" office:value="661.5221" calcext:value-type="float">
            <text:p>661.5221</text:p>
          </table:table-cell>
          <table:table-cell office:value-type="float" office:value="918.0439" calcext:value-type="float">
            <text:p>918.0439</text:p>
          </table:table-cell>
          <table:table-cell office:value-type="float" office:value="174.5561" calcext:value-type="float">
            <text:p>174.5561</text:p>
          </table:table-cell>
          <table:table-cell office:value-type="float" office:value="463.6792" calcext:value-type="float">
            <text:p>463.6792</text:p>
          </table:table-cell>
        </table:table-row>
        <table:table-row table:style-name="ro1">
          <table:table-cell office:value-type="float" office:value="-727.6734" calcext:value-type="float">
            <text:p>-727.6734</text:p>
          </table:table-cell>
          <table:table-cell office:value-type="float" office:value="624.5918" calcext:value-type="float">
            <text:p>624.5918</text:p>
          </table:table-cell>
          <table:table-cell office:value-type="float" office:value="918.1943" calcext:value-type="float">
            <text:p>918.1943</text:p>
          </table:table-cell>
          <table:table-cell office:value-type="float" office:value="176.2018" calcext:value-type="float">
            <text:p>176.2018</text:p>
          </table:table-cell>
          <table:table-cell office:value-type="float" office:value="467.0488" calcext:value-type="float">
            <text:p>467.0488</text:p>
          </table:table-cell>
        </table:table-row>
        <table:table-row table:style-name="ro1">
          <table:table-cell office:value-type="float" office:value="-732.5681" calcext:value-type="float">
            <text:p>-732.5681</text:p>
          </table:table-cell>
          <table:table-cell office:value-type="float" office:value="587.4126" calcext:value-type="float">
            <text:p>587.4126</text:p>
          </table:table-cell>
          <table:table-cell office:value-type="float" office:value="918.506" calcext:value-type="float">
            <text:p>918.506</text:p>
          </table:table-cell>
          <table:table-cell office:value-type="float" office:value="177.8045" calcext:value-type="float">
            <text:p>177.8045</text:p>
          </table:table-cell>
          <table:table-cell office:value-type="float" office:value="470.4391" calcext:value-type="float">
            <text:p>470.4391</text:p>
          </table:table-cell>
        </table:table-row>
        <table:table-row table:style-name="ro1">
          <table:table-cell office:value-type="float" office:value="-735.8364" calcext:value-type="float">
            <text:p>-735.8364</text:p>
          </table:table-cell>
          <table:table-cell office:value-type="float" office:value="550.0553" calcext:value-type="float">
            <text:p>550.0553</text:p>
          </table:table-cell>
          <table:table-cell office:value-type="float" office:value="918.7289" calcext:value-type="float">
            <text:p>918.7289</text:p>
          </table:table-cell>
          <table:table-cell office:value-type="float" office:value="179.1273" calcext:value-type="float">
            <text:p>179.1273</text:p>
          </table:table-cell>
          <table:table-cell office:value-type="float" office:value="473.948" calcext:value-type="float">
            <text:p>473.948</text:p>
          </table:table-cell>
        </table:table-row>
        <table:table-row table:style-name="ro1">
          <table:table-cell office:value-type="float" office:value="-737.4722" calcext:value-type="float">
            <text:p>-737.4722</text:p>
          </table:table-cell>
          <table:table-cell office:value-type="float" office:value="512.591" calcext:value-type="float">
            <text:p>512.591</text:p>
          </table:table-cell>
          <table:table-cell office:value-type="float" office:value="918.8953" calcext:value-type="float">
            <text:p>918.8953</text:p>
          </table:table-cell>
          <table:table-cell office:value-type="float" office:value="180.1933" calcext:value-type="float">
            <text:p>180.1933</text:p>
          </table:table-cell>
          <table:table-cell office:value-type="float" office:value="477.5433" calcext:value-type="float">
            <text:p>477.5433</text:p>
          </table:table-cell>
        </table:table-row>
        <table:table-row table:style-name="ro1">
          <table:table-cell office:value-type="float" office:value="-737.4722" calcext:value-type="float">
            <text:p>-737.4722</text:p>
          </table:table-cell>
          <table:table-cell office:value-type="float" office:value="475.091" calcext:value-type="float">
            <text:p>475.091</text:p>
          </table:table-cell>
          <table:table-cell office:value-type="float" office:value="919.5063" calcext:value-type="float">
            <text:p>919.5063</text:p>
          </table:table-cell>
          <table:table-cell office:value-type="float" office:value="181.4934" calcext:value-type="float">
            <text:p>181.4934</text:p>
          </table:table-cell>
          <table:table-cell office:value-type="float" office:value="481.0608" calcext:value-type="float">
            <text:p>481.0608</text:p>
          </table:table-cell>
        </table:table-row>
        <table:table-row table:style-name="ro1">
          <table:table-cell office:value-type="float" office:value="-735.8364" calcext:value-type="float">
            <text:p>-735.8364</text:p>
          </table:table-cell>
          <table:table-cell office:value-type="float" office:value="437.6267" calcext:value-type="float">
            <text:p>437.6267</text:p>
          </table:table-cell>
          <table:table-cell office:value-type="float" office:value="920.0556" calcext:value-type="float">
            <text:p>920.0556</text:p>
          </table:table-cell>
          <table:table-cell office:value-type="float" office:value="182.5337" calcext:value-type="float">
            <text:p>182.5337</text:p>
          </table:table-cell>
          <table:table-cell office:value-type="float" office:value="484.6636" calcext:value-type="float">
            <text:p>484.6636</text:p>
          </table:table-cell>
        </table:table-row>
        <table:table-row table:style-name="ro1">
          <table:table-cell office:value-type="float" office:value="-732.5681" calcext:value-type="float">
            <text:p>-732.5681</text:p>
          </table:table-cell>
          <table:table-cell office:value-type="float" office:value="400.2694" calcext:value-type="float">
            <text:p>400.2694</text:p>
          </table:table-cell>
          <table:table-cell office:value-type="float" office:value="920.5251" calcext:value-type="float">
            <text:p>920.5251</text:p>
          </table:table-cell>
          <table:table-cell office:value-type="float" office:value="183.2909" calcext:value-type="float">
            <text:p>183.2909</text:p>
          </table:table-cell>
          <table:table-cell office:value-type="float" office:value="488.3363" calcext:value-type="float">
            <text:p>488.3363</text:p>
          </table:table-cell>
        </table:table-row>
        <table:table-row table:style-name="ro1">
          <table:table-cell office:value-type="float" office:value="-727.6734" calcext:value-type="float">
            <text:p>-727.6734</text:p>
          </table:table-cell>
          <table:table-cell office:value-type="float" office:value="363.0902" calcext:value-type="float">
            <text:p>363.0902</text:p>
          </table:table-cell>
          <table:table-cell office:value-type="float" office:value="921.1525" calcext:value-type="float">
            <text:p>921.1525</text:p>
          </table:table-cell>
          <table:table-cell office:value-type="float" office:value="184.0039" calcext:value-type="float">
            <text:p>184.0039</text:p>
          </table:table-cell>
          <table:table-cell office:value-type="float" office:value="492.0179" calcext:value-type="float">
            <text:p>492.0179</text:p>
          </table:table-cell>
        </table:table-row>
        <table:table-row table:style-name="ro1">
          <table:table-cell office:value-type="float" office:value="-721.1616" calcext:value-type="float">
            <text:p>-721.1616</text:p>
          </table:table-cell>
          <table:table-cell office:value-type="float" office:value="326.1599" calcext:value-type="float">
            <text:p>326.1599</text:p>
          </table:table-cell>
          <table:table-cell office:value-type="float" office:value="922.2657" calcext:value-type="float">
            <text:p>922.2657</text:p>
          </table:table-cell>
          <table:table-cell office:value-type="float" office:value="185.0192" calcext:value-type="float">
            <text:p>185.0192</text:p>
          </table:table-cell>
          <table:table-cell office:value-type="float" office:value="495.6279" calcext:value-type="float">
            <text:p>495.6279</text:p>
          </table:table-cell>
        </table:table-row>
        <table:table-row table:style-name="ro1">
          <table:table-cell office:value-type="float" office:value="-713.0451" calcext:value-type="float">
            <text:p>-713.0451</text:p>
          </table:table-cell>
          <table:table-cell office:value-type="float" office:value="289.5488" calcext:value-type="float">
            <text:p>289.5488</text:p>
          </table:table-cell>
          <table:table-cell office:value-type="float" office:value="923.456" calcext:value-type="float">
            <text:p>923.456</text:p>
          </table:table-cell>
          <table:table-cell office:value-type="float" office:value="185.9243" calcext:value-type="float">
            <text:p>185.9243</text:p>
          </table:table-cell>
          <table:table-cell office:value-type="float" office:value="499.267" calcext:value-type="float">
            <text:p>499.267</text:p>
          </table:table-cell>
        </table:table-row>
        <table:table-row table:style-name="ro1">
          <table:table-cell office:value-type="float" office:value="-703.3394" calcext:value-type="float">
            <text:p>-703.3394</text:p>
          </table:table-cell>
          <table:table-cell office:value-type="float" office:value="253.3266" calcext:value-type="float">
            <text:p>253.3266</text:p>
          </table:table-cell>
          <table:table-cell office:value-type="float" office:value="924.9207" calcext:value-type="float">
            <text:p>924.9207</text:p>
          </table:table-cell>
          <table:table-cell office:value-type="float" office:value="186.9378" calcext:value-type="float">
            <text:p>186.9378</text:p>
          </table:table-cell>
          <table:table-cell office:value-type="float" office:value="502.8775" calcext:value-type="float">
            <text:p>502.8775</text:p>
          </table:table-cell>
        </table:table-row>
        <table:table-row table:style-name="ro1">
          <table:table-cell office:value-type="float" office:value="-692.0629" calcext:value-type="float">
            <text:p>-692.0629</text:p>
          </table:table-cell>
          <table:table-cell office:value-type="float" office:value="217.5622" calcext:value-type="float">
            <text:p>217.5622</text:p>
          </table:table-cell>
          <table:table-cell office:value-type="float" office:value="926.5033" calcext:value-type="float">
            <text:p>926.5033</text:p>
          </table:table-cell>
          <table:table-cell office:value-type="float" office:value="187.9018" calcext:value-type="float">
            <text:p>187.9018</text:p>
          </table:table-cell>
          <table:table-cell office:value-type="float" office:value="506.5014" calcext:value-type="float">
            <text:p>506.5014</text:p>
          </table:table-cell>
        </table:table-row>
        <table:table-row table:style-name="ro1">
          <table:table-cell office:value-type="float" office:value="-679.2371" calcext:value-type="float">
            <text:p>-679.2371</text:p>
          </table:table-cell>
          <table:table-cell office:value-type="float" office:value="182.3237" calcext:value-type="float">
            <text:p>182.3237</text:p>
          </table:table-cell>
          <table:table-cell office:value-type="float" office:value="928.3272" calcext:value-type="float">
            <text:p>928.3272</text:p>
          </table:table-cell>
          <table:table-cell office:value-type="float" office:value="188.9677" calcext:value-type="float">
            <text:p>188.9677</text:p>
          </table:table-cell>
          <table:table-cell office:value-type="float" office:value="510.0967" calcext:value-type="float">
            <text:p>510.0967</text:p>
          </table:table-cell>
        </table:table-row>
        <table:table-row table:style-name="ro1">
          <table:table-cell office:value-type="float" office:value="-664.8865" calcext:value-type="float">
            <text:p>-664.8865</text:p>
          </table:table-cell>
          <table:table-cell office:value-type="float" office:value="147.6782" calcext:value-type="float">
            <text:p>147.6782</text:p>
          </table:table-cell>
          <table:table-cell office:value-type="float" office:value="930.0534" calcext:value-type="float">
            <text:p>930.0534</text:p>
          </table:table-cell>
          <table:table-cell office:value-type="float" office:value="189.7549" calcext:value-type="float">
            <text:p>189.7549</text:p>
          </table:table-cell>
          <table:table-cell office:value-type="float" office:value="513.7632" calcext:value-type="float">
            <text:p>513.7632</text:p>
          </table:table-cell>
        </table:table-row>
        <table:table-row table:style-name="ro1">
          <table:table-cell office:value-type="float" office:value="-649.0383" calcext:value-type="float">
            <text:p>-649.0383</text:p>
          </table:table-cell>
          <table:table-cell office:value-type="float" office:value="113.6917" calcext:value-type="float">
            <text:p>113.6917</text:p>
          </table:table-cell>
          <table:table-cell office:value-type="float" office:value="932.0736" calcext:value-type="float">
            <text:p>932.0736</text:p>
          </table:table-cell>
          <table:table-cell office:value-type="float" office:value="190.7294" calcext:value-type="float">
            <text:p>190.7294</text:p>
          </table:table-cell>
          <table:table-cell office:value-type="float" office:value="517.3844" calcext:value-type="float">
            <text:p>517.3844</text:p>
          </table:table-cell>
        </table:table-row>
        <table:table-row table:style-name="ro1">
          <table:table-cell office:value-type="float" office:value="-631.7228" calcext:value-type="float">
            <text:p>-631.7228</text:p>
          </table:table-cell>
          <table:table-cell office:value-type="float" office:value="80.4288" calcext:value-type="float">
            <text:p>80.4288</text:p>
          </table:table-cell>
          <table:table-cell office:value-type="float" office:value="934.1307" calcext:value-type="float">
            <text:p>934.1307</text:p>
          </table:table-cell>
          <table:table-cell office:value-type="float" office:value="191.6009" calcext:value-type="float">
            <text:p>191.6009</text:p>
          </table:table-cell>
          <table:table-cell office:value-type="float" office:value="521.0317" calcext:value-type="float">
            <text:p>521.0317</text:p>
          </table:table-cell>
        </table:table-row>
        <table:table-row table:style-name="ro1">
          <table:table-cell office:value-type="float" office:value="-612.9728" calcext:value-type="float">
            <text:p>-612.9728</text:p>
          </table:table-cell>
          <table:table-cell office:value-type="float" office:value="47.9528" calcext:value-type="float">
            <text:p>47.9528</text:p>
          </table:table-cell>
          <table:table-cell office:value-type="float" office:value="936.2259" calcext:value-type="float">
            <text:p>936.2259</text:p>
          </table:table-cell>
          <table:table-cell office:value-type="float" office:value="192.3777" calcext:value-type="float">
            <text:p>192.3777</text:p>
          </table:table-cell>
          <table:table-cell office:value-type="float" office:value="524.7003" calcext:value-type="float">
            <text:p>524.7003</text:p>
          </table:table-cell>
        </table:table-row>
        <table:table-row table:style-name="ro1">
          <table:table-cell office:value-type="float" office:value="-592.824" calcext:value-type="float">
            <text:p>-592.824</text:p>
          </table:table-cell>
          <table:table-cell office:value-type="float" office:value="16.3256" calcext:value-type="float">
            <text:p>16.3256</text:p>
          </table:table-cell>
          <table:table-cell office:value-type="float" office:value="938.3449" calcext:value-type="float">
            <text:p>938.3449</text:p>
          </table:table-cell>
          <table:table-cell office:value-type="float" office:value="193.0493" calcext:value-type="float">
            <text:p>193.0493</text:p>
          </table:table-cell>
          <table:table-cell office:value-type="float" office:value="528.3897" calcext:value-type="float">
            <text:p>528.3897</text:p>
          </table:table-cell>
        </table:table-row>
        <table:table-row table:style-name="ro1">
          <table:table-cell office:value-type="float" office:value="-571.3149" calcext:value-type="float">
            <text:p>-571.3149</text:p>
          </table:table-cell>
          <table:table-cell office:value-type="float" office:value="-14.3926" calcext:value-type="float">
            <text:p>-14.3926</text:p>
          </table:table-cell>
          <table:table-cell office:value-type="float" office:value="940.7417" calcext:value-type="float">
            <text:p>940.7417</text:p>
          </table:table-cell>
          <table:table-cell office:value-type="float" office:value="193.9733" calcext:value-type="float">
            <text:p>193.9733</text:p>
          </table:table-cell>
          <table:table-cell office:value-type="float" office:value="532.0241" calcext:value-type="float">
            <text:p>532.0241</text:p>
          </table:table-cell>
        </table:table-row>
        <table:table-row table:style-name="ro1">
          <table:table-cell office:value-type="float" office:value="-548.4864" calcext:value-type="float">
            <text:p>-548.4864</text:p>
          </table:table-cell>
          <table:table-cell office:value-type="float" office:value="-44.1433" calcext:value-type="float">
            <text:p>-44.1433</text:p>
          </table:table-cell>
          <table:table-cell office:value-type="float" office:value="943.274" calcext:value-type="float">
            <text:p>943.274</text:p>
          </table:table-cell>
          <table:table-cell office:value-type="float" office:value="195.0013" calcext:value-type="float">
            <text:p>195.0013</text:p>
          </table:table-cell>
          <table:table-cell office:value-type="float" office:value="535.6305" calcext:value-type="float">
            <text:p>535.6305</text:p>
          </table:table-cell>
        </table:table-row>
        <table:table-row table:style-name="ro1">
          <table:table-cell office:value-type="float" office:value="-524.3818" calcext:value-type="float">
            <text:p>-524.3818</text:p>
          </table:table-cell>
          <table:table-cell office:value-type="float" office:value="-72.87" calcext:value-type="float">
            <text:p>-72.87</text:p>
          </table:table-cell>
          <table:table-cell office:value-type="float" office:value="945.7623" calcext:value-type="float">
            <text:p>945.7623</text:p>
          </table:table-cell>
          <table:table-cell office:value-type="float" office:value="195.8857" calcext:value-type="float">
            <text:p>195.8857</text:p>
          </table:table-cell>
          <table:table-cell office:value-type="float" office:value="539.2747" calcext:value-type="float">
            <text:p>539.2747</text:p>
          </table:table-cell>
        </table:table-row>
        <table:table-row table:style-name="ro1">
          <table:table-cell office:value-type="float" office:value="-499.0472" calcext:value-type="float">
            <text:p>-499.0472</text:p>
          </table:table-cell>
          <table:table-cell office:value-type="float" office:value="-100.5179" calcext:value-type="float">
            <text:p>-100.5179</text:p>
          </table:table-cell>
          <table:table-cell office:value-type="float" office:value="948.4138" calcext:value-type="float">
            <text:p>948.4138</text:p>
          </table:table-cell>
          <table:table-cell office:value-type="float" office:value="196.9806" calcext:value-type="float">
            <text:p>196.9806</text:p>
          </table:table-cell>
          <table:table-cell office:value-type="float" office:value="542.8613" calcext:value-type="float">
            <text:p>542.8613</text:p>
          </table:table-cell>
        </table:table-row>
        <table:table-row table:style-name="ro1">
          <table:table-cell office:value-type="float" office:value="-472.5307" calcext:value-type="float">
            <text:p>-472.5307</text:p>
          </table:table-cell>
          <table:table-cell office:value-type="float" office:value="-127.0344" calcext:value-type="float">
            <text:p>-127.0344</text:p>
          </table:table-cell>
          <table:table-cell office:value-type="float" office:value="951.1745" calcext:value-type="float">
            <text:p>951.1745</text:p>
          </table:table-cell>
          <table:table-cell office:value-type="float" office:value="198.2715" calcext:value-type="float">
            <text:p>198.2715</text:p>
          </table:table-cell>
          <table:table-cell office:value-type="float" office:value="546.3821" calcext:value-type="float">
            <text:p>546.3821</text:p>
          </table:table-cell>
        </table:table-row>
        <table:table-row table:style-name="ro1">
          <table:table-cell office:value-type="float" office:value="-444.8828" calcext:value-type="float">
            <text:p>-444.8828</text:p>
          </table:table-cell>
          <table:table-cell office:value-type="float" office:value="-152.369" calcext:value-type="float">
            <text:p>-152.369</text:p>
          </table:table-cell>
          <table:table-cell office:value-type="float" office:value="953.9177" calcext:value-type="float">
            <text:p>953.9177</text:p>
          </table:table-cell>
          <table:table-cell office:value-type="float" office:value="199.5692" calcext:value-type="float">
            <text:p>199.5692</text:p>
          </table:table-cell>
          <table:table-cell office:value-type="float" office:value="549.9004" calcext:value-type="float">
            <text:p>549.9004</text:p>
          </table:table-cell>
        </table:table-row>
        <table:table-row table:style-name="ro1">
          <table:table-cell office:value-type="float" office:value="-416.1561" calcext:value-type="float">
            <text:p>-416.1561</text:p>
          </table:table-cell>
          <table:table-cell office:value-type="float" office:value="-176.4735" calcext:value-type="float">
            <text:p>-176.4735</text:p>
          </table:table-cell>
          <table:table-cell office:value-type="float" office:value="956.5135" calcext:value-type="float">
            <text:p>956.5135</text:p>
          </table:table-cell>
          <table:table-cell office:value-type="float" office:value="200.6121" calcext:value-type="float">
            <text:p>200.6121</text:p>
          </table:table-cell>
          <table:table-cell office:value-type="float" office:value="553.5024" calcext:value-type="float">
            <text:p>553.5024</text:p>
          </table:table-cell>
        </table:table-row>
        <table:table-row table:style-name="ro1">
          <table:table-cell office:value-type="float" office:value="-386.4054" calcext:value-type="float">
            <text:p>-386.4054</text:p>
          </table:table-cell>
          <table:table-cell office:value-type="float" office:value="-199.3021" calcext:value-type="float">
            <text:p>-199.3021</text:p>
          </table:table-cell>
          <table:table-cell office:value-type="float" office:value="959.0754" calcext:value-type="float">
            <text:p>959.0754</text:p>
          </table:table-cell>
          <table:table-cell office:value-type="float" office:value="201.6529" calcext:value-type="float">
            <text:p>201.6529</text:p>
          </table:table-cell>
          <table:table-cell office:value-type="float" office:value="557.1051" calcext:value-type="float">
            <text:p>557.1051</text:p>
          </table:table-cell>
        </table:table-row>
        <table:table-row table:style-name="ro1">
          <table:table-cell office:value-type="float" office:value="-355.6872" calcext:value-type="float">
            <text:p>-355.6872</text:p>
          </table:table-cell>
          <table:table-cell office:value-type="float" office:value="-220.8112" calcext:value-type="float">
            <text:p>-220.8112</text:p>
          </table:table-cell>
          <table:table-cell office:value-type="float" office:value="961.5404" calcext:value-type="float">
            <text:p>961.5404</text:p>
          </table:table-cell>
          <table:table-cell office:value-type="float" office:value="202.5726" calcext:value-type="float">
            <text:p>202.5726</text:p>
          </table:table-cell>
          <table:table-cell office:value-type="float" office:value="560.7406" calcext:value-type="float">
            <text:p>560.7406</text:p>
          </table:table-cell>
        </table:table-row>
        <table:table-row table:style-name="ro1">
          <table:table-cell office:value-type="float" office:value="-324.06" calcext:value-type="float">
            <text:p>-324.06</text:p>
          </table:table-cell>
          <table:table-cell office:value-type="float" office:value="-240.96" calcext:value-type="float">
            <text:p>-240.96</text:p>
          </table:table-cell>
          <table:table-cell office:value-type="float" office:value="963.9609" calcext:value-type="float">
            <text:p>963.9609</text:p>
          </table:table-cell>
          <table:table-cell office:value-type="float" office:value="203.5203" calcext:value-type="float">
            <text:p>203.5203</text:p>
          </table:table-cell>
          <table:table-cell office:value-type="float" office:value="564.3689" calcext:value-type="float">
            <text:p>564.3689</text:p>
          </table:table-cell>
        </table:table-row>
        <table:table-row table:style-name="ro1">
          <table:table-cell office:value-type="float" office:value="-291.584" calcext:value-type="float">
            <text:p>-291.584</text:p>
          </table:table-cell>
          <table:table-cell office:value-type="float" office:value="-259.71" calcext:value-type="float">
            <text:p>-259.71</text:p>
          </table:table-cell>
          <table:table-cell office:value-type="float" office:value="966.2017" calcext:value-type="float">
            <text:p>966.2017</text:p>
          </table:table-cell>
          <table:table-cell office:value-type="float" office:value="204.1727" calcext:value-type="float">
            <text:p>204.1727</text:p>
          </table:table-cell>
          <table:table-cell office:value-type="float" office:value="568.0617" calcext:value-type="float">
            <text:p>568.0617</text:p>
          </table:table-cell>
        </table:table-row>
        <table:table-row table:style-name="ro1">
          <table:table-cell office:value-type="float" office:value="-258.3211" calcext:value-type="float">
            <text:p>-258.3211</text:p>
          </table:table-cell>
          <table:table-cell office:value-type="float" office:value="-277.0255" calcext:value-type="float">
            <text:p>-277.0255</text:p>
          </table:table-cell>
          <table:table-cell office:value-type="float" office:value="968.4043" calcext:value-type="float">
            <text:p>968.4043</text:p>
          </table:table-cell>
          <table:table-cell office:value-type="float" office:value="204.9012" calcext:value-type="float">
            <text:p>204.9012</text:p>
          </table:table-cell>
          <table:table-cell office:value-type="float" office:value="571.7402" calcext:value-type="float">
            <text:p>571.7402</text:p>
          </table:table-cell>
        </table:table-row>
        <table:table-row table:style-name="ro1">
          <table:table-cell office:value-type="float" office:value="-224.3346" calcext:value-type="float">
            <text:p>-224.3346</text:p>
          </table:table-cell>
          <table:table-cell office:value-type="float" office:value="-292.8737" calcext:value-type="float">
            <text:p>-292.8737</text:p>
          </table:table-cell>
          <table:table-cell office:value-type="float" office:value="970.4781" calcext:value-type="float">
            <text:p>970.4781</text:p>
          </table:table-cell>
          <table:table-cell office:value-type="float" office:value="205.4948" calcext:value-type="float">
            <text:p>205.4948</text:p>
          </table:table-cell>
          <table:table-cell office:value-type="float" office:value="575.4429" calcext:value-type="float">
            <text:p>575.4429</text:p>
          </table:table-cell>
        </table:table-row>
        <table:table-row table:style-name="ro1">
          <table:table-cell office:value-type="float" office:value="-189.6891" calcext:value-type="float">
            <text:p>-189.6891</text:p>
          </table:table-cell>
          <table:table-cell office:value-type="float" office:value="-307.2243" calcext:value-type="float">
            <text:p>-307.2243</text:p>
          </table:table-cell>
          <table:table-cell office:value-type="float" office:value="972.5073" calcext:value-type="float">
            <text:p>972.5073</text:p>
          </table:table-cell>
          <table:table-cell office:value-type="float" office:value="206.2521" calcext:value-type="float">
            <text:p>206.2521</text:p>
          </table:table-cell>
          <table:table-cell office:value-type="float" office:value="579.1157" calcext:value-type="float">
            <text:p>579.1157</text:p>
          </table:table-cell>
        </table:table-row>
        <table:table-row table:style-name="ro1">
          <table:table-cell office:value-type="float" office:value="-154.4506" calcext:value-type="float">
            <text:p>-154.4506</text:p>
          </table:table-cell>
          <table:table-cell office:value-type="float" office:value="-320.0501" calcext:value-type="float">
            <text:p>-320.0501</text:p>
          </table:table-cell>
          <table:table-cell office:value-type="float" office:value="974.3438" calcext:value-type="float">
            <text:p>974.3438</text:p>
          </table:table-cell>
          <table:table-cell office:value-type="float" office:value="206.7159" calcext:value-type="float">
            <text:p>206.7159</text:p>
          </table:table-cell>
          <table:table-cell office:value-type="float" office:value="582.8369" calcext:value-type="float">
            <text:p>582.8369</text:p>
          </table:table-cell>
        </table:table-row>
        <table:table-row table:style-name="ro1">
          <table:table-cell office:value-type="float" office:value="-118.6862" calcext:value-type="float">
            <text:p>-118.6862</text:p>
          </table:table-cell>
          <table:table-cell office:value-type="float" office:value="-331.3266" calcext:value-type="float">
            <text:p>-331.3266</text:p>
          </table:table-cell>
          <table:table-cell office:value-type="float" office:value="976.0407" calcext:value-type="float">
            <text:p>976.0407</text:p>
          </table:table-cell>
          <table:table-cell office:value-type="float" office:value="207.0666" calcext:value-type="float">
            <text:p>207.0666</text:p>
          </table:table-cell>
          <table:table-cell office:value-type="float" office:value="586.5705" calcext:value-type="float">
            <text:p>586.5705</text:p>
          </table:table-cell>
        </table:table-row>
        <table:table-row table:style-name="ro1">
          <table:table-cell office:value-type="float" office:value="-82.464" calcext:value-type="float">
            <text:p>-82.464</text:p>
          </table:table-cell>
          <table:table-cell office:value-type="float" office:value="-341.0323" calcext:value-type="float">
            <text:p>-341.0323</text:p>
          </table:table-cell>
          <table:table-cell office:value-type="float" office:value="977.6707" calcext:value-type="float">
            <text:p>977.6707</text:p>
          </table:table-cell>
          <table:table-cell office:value-type="float" office:value="207.6381" calcext:value-type="float">
            <text:p>207.6381</text:p>
          </table:table-cell>
          <table:table-cell office:value-type="float" office:value="590.2766" calcext:value-type="float">
            <text:p>590.2766</text:p>
          </table:table-cell>
        </table:table-row>
        <table:table-row table:style-name="ro1">
          <table:table-cell office:value-type="float" office:value="-45.8529" calcext:value-type="float">
            <text:p>-45.8529</text:p>
          </table:table-cell>
          <table:table-cell office:value-type="float" office:value="-349.1488" calcext:value-type="float">
            <text:p>-349.1488</text:p>
          </table:table-cell>
          <table:table-cell office:value-type="float" office:value="979.1858" calcext:value-type="float">
            <text:p>979.1858</text:p>
          </table:table-cell>
          <table:table-cell office:value-type="float" office:value="208.481" calcext:value-type="float">
            <text:p>208.481</text:p>
          </table:table-cell>
          <table:table-cell office:value-type="float" office:value="593.9307" calcext:value-type="float">
            <text:p>593.9307</text:p>
          </table:table-cell>
        </table:table-row>
        <table:table-row table:style-name="ro1">
          <table:table-cell office:value-type="float" office:value="-8.9226" calcext:value-type="float">
            <text:p>-8.9226</text:p>
          </table:table-cell>
          <table:table-cell office:value-type="float" office:value="-355.6606" calcext:value-type="float">
            <text:p>-355.6606</text:p>
          </table:table-cell>
          <table:table-cell office:value-type="float" office:value="980.5174" calcext:value-type="float">
            <text:p>980.5174</text:p>
          </table:table-cell>
          <table:table-cell office:value-type="float" office:value="209.2654" calcext:value-type="float">
            <text:p>209.2654</text:p>
          </table:table-cell>
          <table:table-cell office:value-type="float" office:value="597.5977" calcext:value-type="float">
            <text:p>597.5977</text:p>
          </table:table-cell>
        </table:table-row>
        <table:table-row table:style-name="ro1">
          <table:table-cell office:value-type="float" office:value="28.2566" calcext:value-type="float">
            <text:p>28.2566</text:p>
          </table:table-cell>
          <table:table-cell office:value-type="float" office:value="-360.5553" calcext:value-type="float">
            <text:p>-360.5553</text:p>
          </table:table-cell>
          <table:table-cell office:value-type="float" office:value="981.6542" calcext:value-type="float">
            <text:p>981.6542</text:p>
          </table:table-cell>
          <table:table-cell office:value-type="float" office:value="210.3001" calcext:value-type="float">
            <text:p>210.3001</text:p>
          </table:table-cell>
          <table:table-cell office:value-type="float" office:value="601.2022" calcext:value-type="float">
            <text:p>601.2022</text:p>
          </table:table-cell>
        </table:table-row>
        <table:table-row table:style-name="ro1">
          <table:table-cell office:value-type="float" office:value="65.6139" calcext:value-type="float">
            <text:p>65.6139</text:p>
          </table:table-cell>
          <table:table-cell office:value-type="float" office:value="-363.8236" calcext:value-type="float">
            <text:p>-363.8236</text:p>
          </table:table-cell>
          <table:table-cell office:value-type="float" office:value="982.5763" calcext:value-type="float">
            <text:p>982.5763</text:p>
          </table:table-cell>
          <table:table-cell office:value-type="float" office:value="211.2423" calcext:value-type="float">
            <text:p>211.2423</text:p>
          </table:table-cell>
          <table:table-cell office:value-type="float" office:value="604.8319" calcext:value-type="float">
            <text:p>604.8319</text:p>
          </table:table-cell>
        </table:table-row>
        <table:table-row table:style-name="ro1">
          <table:table-cell office:value-type="float" office:value="103.0782" calcext:value-type="float">
            <text:p>103.0782</text:p>
          </table:table-cell>
          <table:table-cell office:value-type="float" office:value="-365.4594" calcext:value-type="float">
            <text:p>-365.4594</text:p>
          </table:table-cell>
          <table:table-cell office:value-type="float" office:value="983.278" calcext:value-type="float">
            <text:p>983.278</text:p>
          </table:table-cell>
          <table:table-cell office:value-type="float" office:value="212.1102" calcext:value-type="float">
            <text:p>212.1102</text:p>
          </table:table-cell>
          <table:table-cell office:value-type="float" office:value="608.48" calcext:value-type="float">
            <text:p>608.48</text:p>
          </table:table-cell>
        </table:table-row>
        <table:table-row table:style-name="ro1">
          <table:table-cell office:value-type="float" office:value="140.5782" calcext:value-type="float">
            <text:p>140.5782</text:p>
          </table:table-cell>
          <table:table-cell office:value-type="float" office:value="-365.4594" calcext:value-type="float">
            <text:p>-365.4594</text:p>
          </table:table-cell>
          <table:table-cell office:value-type="float" office:value="983.7634" calcext:value-type="float">
            <text:p>983.7634</text:p>
          </table:table-cell>
          <table:table-cell office:value-type="float" office:value="212.7992" calcext:value-type="float">
            <text:p>212.7992</text:p>
          </table:table-cell>
          <table:table-cell office:value-type="float" office:value="612.1662" calcext:value-type="float">
            <text:p>612.1662</text:p>
          </table:table-cell>
        </table:table-row>
        <table:table-row table:style-name="ro1">
          <table:table-cell office:value-type="float" office:value="178.0425" calcext:value-type="float">
            <text:p>178.0425</text:p>
          </table:table-cell>
          <table:table-cell office:value-type="float" office:value="-363.8236" calcext:value-type="float">
            <text:p>-363.8236</text:p>
          </table:table-cell>
          <table:table-cell office:value-type="float" office:value="984.0381" calcext:value-type="float">
            <text:p>984.0381</text:p>
          </table:table-cell>
          <table:table-cell office:value-type="float" office:value="213.1802" calcext:value-type="float">
            <text:p>213.1802</text:p>
          </table:table-cell>
          <table:table-cell office:value-type="float" office:value="615.8968" calcext:value-type="float">
            <text:p>615.8968</text:p>
          </table:table-cell>
        </table:table-row>
        <table:table-row table:style-name="ro1">
          <table:table-cell office:value-type="float" office:value="215.3998" calcext:value-type="float">
            <text:p>215.3998</text:p>
          </table:table-cell>
          <table:table-cell office:value-type="float" office:value="-360.5553" calcext:value-type="float">
            <text:p>-360.5553</text:p>
          </table:table-cell>
          <table:table-cell office:value-type="float" office:value="984.0739" calcext:value-type="float">
            <text:p>984.0739</text:p>
          </table:table-cell>
          <table:table-cell office:value-type="float" office:value="213.7591" calcext:value-type="float">
            <text:p>213.7591</text:p>
          </table:table-cell>
          <table:table-cell office:value-type="float" office:value="619.6018" calcext:value-type="float">
            <text:p>619.6018</text:p>
          </table:table-cell>
        </table:table-row>
        <table:table-row table:style-name="ro1">
          <table:table-cell office:value-type="float" office:value="252.579" calcext:value-type="float">
            <text:p>252.579</text:p>
          </table:table-cell>
          <table:table-cell office:value-type="float" office:value="-355.6606" calcext:value-type="float">
            <text:p>-355.6606</text:p>
          </table:table-cell>
          <table:table-cell office:value-type="float" office:value="983.8157" calcext:value-type="float">
            <text:p>983.8157</text:p>
          </table:table-cell>
          <table:table-cell office:value-type="float" office:value="214.5836" calcext:value-type="float">
            <text:p>214.5836</text:p>
          </table:table-cell>
          <table:table-cell office:value-type="float" office:value="623.2601" calcext:value-type="float">
            <text:p>623.2601</text:p>
          </table:table-cell>
        </table:table-row>
        <table:table-row table:style-name="ro1">
          <table:table-cell office:value-type="float" office:value="289.5092" calcext:value-type="float">
            <text:p>289.5092</text:p>
          </table:table-cell>
          <table:table-cell office:value-type="float" office:value="-349.1488" calcext:value-type="float">
            <text:p>-349.1488</text:p>
          </table:table-cell>
          <table:table-cell office:value-type="float" office:value="983.3419" calcext:value-type="float">
            <text:p>983.3419</text:p>
          </table:table-cell>
          <table:table-cell office:value-type="float" office:value="215.1411" calcext:value-type="float">
            <text:p>215.1411</text:p>
          </table:table-cell>
          <table:table-cell office:value-type="float" office:value="626.9684" calcext:value-type="float">
            <text:p>626.9684</text:p>
          </table:table-cell>
        </table:table-row>
        <table:table-row table:style-name="ro1">
          <table:table-cell office:value-type="float" office:value="326.1203" calcext:value-type="float">
            <text:p>326.1203</text:p>
          </table:table-cell>
          <table:table-cell office:value-type="float" office:value="-341.0323" calcext:value-type="float">
            <text:p>-341.0323</text:p>
          </table:table-cell>
          <table:table-cell office:value-type="float" office:value="982.5866" calcext:value-type="float">
            <text:p>982.5866</text:p>
          </table:table-cell>
          <table:table-cell office:value-type="float" office:value="215.7629" calcext:value-type="float">
            <text:p>215.7629</text:p>
          </table:table-cell>
          <table:table-cell office:value-type="float" office:value="630.6665" calcext:value-type="float">
            <text:p>630.6665</text:p>
          </table:table-cell>
        </table:table-row>
        <table:table-row table:style-name="ro1">
          <table:table-cell office:value-type="float" office:value="362.3426" calcext:value-type="float">
            <text:p>362.3426</text:p>
          </table:table-cell>
          <table:table-cell office:value-type="float" office:value="-331.3266" calcext:value-type="float">
            <text:p>-331.3266</text:p>
          </table:table-cell>
          <table:table-cell office:value-type="float" office:value="981.5965" calcext:value-type="float">
            <text:p>981.5965</text:p>
          </table:table-cell>
          <table:table-cell office:value-type="float" office:value="216.203" calcext:value-type="float">
            <text:p>216.203</text:p>
          </table:table-cell>
          <table:table-cell office:value-type="float" office:value="634.3906" calcext:value-type="float">
            <text:p>634.3906</text:p>
          </table:table-cell>
        </table:table-row>
        <table:table-row table:style-name="ro1">
          <table:table-cell office:value-type="float" office:value="398.1069" calcext:value-type="float">
            <text:p>398.1069</text:p>
          </table:table-cell>
          <table:table-cell office:value-type="float" office:value="-320.0501" calcext:value-type="float">
            <text:p>-320.0501</text:p>
          </table:table-cell>
          <table:table-cell office:value-type="float" office:value="980.3396" calcext:value-type="float">
            <text:p>980.3396</text:p>
          </table:table-cell>
          <table:table-cell office:value-type="float" office:value="216.602" calcext:value-type="float">
            <text:p>216.602</text:p>
          </table:table-cell>
          <table:table-cell office:value-type="float" office:value="638.1193" calcext:value-type="float">
            <text:p>638.1193</text:p>
          </table:table-cell>
        </table:table-row>
        <table:table-row table:style-name="ro1">
          <table:table-cell office:value-type="float" office:value="433.3454" calcext:value-type="float">
            <text:p>433.3454</text:p>
          </table:table-cell>
          <table:table-cell office:value-type="float" office:value="-307.2243" calcext:value-type="float">
            <text:p>-307.2243</text:p>
          </table:table-cell>
          <table:table-cell office:value-type="float" office:value="978.7065" calcext:value-type="float">
            <text:p>978.7065</text:p>
          </table:table-cell>
          <table:table-cell office:value-type="float" office:value="217.2829" calcext:value-type="float">
            <text:p>217.2829</text:p>
          </table:table-cell>
          <table:table-cell office:value-type="float" office:value="641.807" calcext:value-type="float">
            <text:p>641.807</text:p>
          </table:table-cell>
        </table:table-row>
        <table:table-row table:style-name="ro1">
          <table:table-cell office:value-type="float" office:value="467.9909" calcext:value-type="float">
            <text:p>467.9909</text:p>
          </table:table-cell>
          <table:table-cell office:value-type="float" office:value="-292.8737" calcext:value-type="float">
            <text:p>-292.8737</text:p>
          </table:table-cell>
          <table:table-cell office:value-type="float" office:value="976.8529" calcext:value-type="float">
            <text:p>976.8529</text:p>
          </table:table-cell>
          <table:table-cell office:value-type="float" office:value="217.7143" calcext:value-type="float">
            <text:p>217.7143</text:p>
          </table:table-cell>
          <table:table-cell office:value-type="float" office:value="645.5321" calcext:value-type="float">
            <text:p>645.5321</text:p>
          </table:table-cell>
        </table:table-row>
        <table:table-row table:style-name="ro1">
          <table:table-cell office:value-type="float" office:value="501.9774" calcext:value-type="float">
            <text:p>501.9774</text:p>
          </table:table-cell>
          <table:table-cell office:value-type="float" office:value="-277.0255" calcext:value-type="float">
            <text:p>-277.0255</text:p>
          </table:table-cell>
          <table:table-cell office:value-type="float" office:value="974.7835" calcext:value-type="float">
            <text:p>974.7835</text:p>
          </table:table-cell>
          <table:table-cell office:value-type="float" office:value="217.8855" calcext:value-type="float">
            <text:p>217.8855</text:p>
          </table:table-cell>
          <table:table-cell office:value-type="float" office:value="649.2782" calcext:value-type="float">
            <text:p>649.2782</text:p>
          </table:table-cell>
        </table:table-row>
        <table:table-row table:style-name="ro1">
          <table:table-cell office:value-type="float" office:value="535.2404" calcext:value-type="float">
            <text:p>535.2404</text:p>
          </table:table-cell>
          <table:table-cell office:value-type="float" office:value="-259.71" calcext:value-type="float">
            <text:p>-259.71</text:p>
          </table:table-cell>
          <table:table-cell office:value-type="float" office:value="972.4808" calcext:value-type="float">
            <text:p>972.4808</text:p>
          </table:table-cell>
          <table:table-cell office:value-type="float" office:value="217.8663" calcext:value-type="float">
            <text:p>217.8663</text:p>
          </table:table-cell>
          <table:table-cell office:value-type="float" office:value="653.0281" calcext:value-type="float">
            <text:p>653.0281</text:p>
          </table:table-cell>
        </table:table-row>
        <table:table-row table:style-name="ro1">
          <table:table-cell office:value-type="float" office:value="567.7163" calcext:value-type="float">
            <text:p>567.7163</text:p>
          </table:table-cell>
          <table:table-cell office:value-type="float" office:value="-240.96" calcext:value-type="float">
            <text:p>-240.96</text:p>
          </table:table-cell>
          <table:table-cell office:value-type="float" office:value="969.786" calcext:value-type="float">
            <text:p>969.786</text:p>
          </table:table-cell>
          <table:table-cell office:value-type="float" office:value="218.1398" calcext:value-type="float">
            <text:p>218.1398</text:p>
          </table:table-cell>
          <table:table-cell office:value-type="float" office:value="656.7681" calcext:value-type="float">
            <text:p>656.7681</text:p>
          </table:table-cell>
        </table:table-row>
        <table:table-row table:style-name="ro1">
          <table:table-cell office:value-type="float" office:value="599.3435" calcext:value-type="float">
            <text:p>599.3435</text:p>
          </table:table-cell>
          <table:table-cell office:value-type="float" office:value="-220.8112" calcext:value-type="float">
            <text:p>-220.8112</text:p>
          </table:table-cell>
          <table:table-cell office:value-type="float" office:value="966.651" calcext:value-type="float">
            <text:p>966.651</text:p>
          </table:table-cell>
          <table:table-cell office:value-type="float" office:value="218.6846" calcext:value-type="float">
            <text:p>218.6846</text:p>
          </table:table-cell>
          <table:table-cell office:value-type="float" office:value="660.4783" calcext:value-type="float">
            <text:p>660.4783</text:p>
          </table:table-cell>
        </table:table-row>
        <table:table-row table:style-name="ro1">
          <table:table-cell office:value-type="float" office:value="630.0617" calcext:value-type="float">
            <text:p>630.0617</text:p>
          </table:table-cell>
          <table:table-cell office:value-type="float" office:value="-199.3021" calcext:value-type="float">
            <text:p>-199.3021</text:p>
          </table:table-cell>
          <table:table-cell office:value-type="float" office:value="963.0999" calcext:value-type="float">
            <text:p>963.0999</text:p>
          </table:table-cell>
          <table:table-cell office:value-type="float" office:value="219.3715" calcext:value-type="float">
            <text:p>219.3715</text:p>
          </table:table-cell>
          <table:table-cell office:value-type="float" office:value="664.1649" calcext:value-type="float">
            <text:p>664.1649</text:p>
          </table:table-cell>
        </table:table-row>
        <table:table-row table:style-name="ro1">
          <table:table-cell office:value-type="float" office:value="659.8124" calcext:value-type="float">
            <text:p>659.8124</text:p>
          </table:table-cell>
          <table:table-cell office:value-type="float" office:value="-176.4735" calcext:value-type="float">
            <text:p>-176.4735</text:p>
          </table:table-cell>
          <table:table-cell office:value-type="float" office:value="959.3638" calcext:value-type="float">
            <text:p>959.3638</text:p>
          </table:table-cell>
          <table:table-cell office:value-type="float" office:value="219.7589" calcext:value-type="float">
            <text:p>219.7589</text:p>
          </table:table-cell>
          <table:table-cell office:value-type="float" office:value="667.8948" calcext:value-type="float">
            <text:p>667.8948</text:p>
          </table:table-cell>
        </table:table-row>
        <table:table-row table:style-name="ro1">
          <table:table-cell office:value-type="float" office:value="688.5391" calcext:value-type="float">
            <text:p>688.5391</text:p>
          </table:table-cell>
          <table:table-cell office:value-type="float" office:value="-152.369" calcext:value-type="float">
            <text:p>-152.369</text:p>
          </table:table-cell>
          <table:table-cell office:value-type="float" office:value="955.3196" calcext:value-type="float">
            <text:p>955.3196</text:p>
          </table:table-cell>
          <table:table-cell office:value-type="float" office:value="220.0902" calcext:value-type="float">
            <text:p>220.0902</text:p>
          </table:table-cell>
          <table:table-cell office:value-type="float" office:value="671.6302" calcext:value-type="float">
            <text:p>671.6302</text:p>
          </table:table-cell>
        </table:table-row>
        <table:table-row table:style-name="ro1">
          <table:table-cell office:value-type="float" office:value="716.187" calcext:value-type="float">
            <text:p>716.187</text:p>
          </table:table-cell>
          <table:table-cell office:value-type="float" office:value="-127.0344" calcext:value-type="float">
            <text:p>-127.0344</text:p>
          </table:table-cell>
          <table:table-cell office:value-type="float" office:value="951.1001" calcext:value-type="float">
            <text:p>951.1001</text:p>
          </table:table-cell>
          <table:table-cell office:value-type="float" office:value="220.1133" calcext:value-type="float">
            <text:p>220.1133</text:p>
          </table:table-cell>
          <table:table-cell office:value-type="float" office:value="675.3801" calcext:value-type="float">
            <text:p>675.3801</text:p>
          </table:table-cell>
        </table:table-row>
        <table:table-row table:style-name="ro1">
          <table:table-cell office:value-type="float" office:value="742.7035" calcext:value-type="float">
            <text:p>742.7035</text:p>
          </table:table-cell>
          <table:table-cell office:value-type="float" office:value="-100.5179" calcext:value-type="float">
            <text:p>-100.5179</text:p>
          </table:table-cell>
          <table:table-cell office:value-type="float" office:value="946.5269" calcext:value-type="float">
            <text:p>946.5269</text:p>
          </table:table-cell>
          <table:table-cell office:value-type="float" office:value="220.1898" calcext:value-type="float">
            <text:p>220.1898</text:p>
          </table:table-cell>
          <table:table-cell office:value-type="float" office:value="679.1293" calcext:value-type="float">
            <text:p>679.1293</text:p>
          </table:table-cell>
        </table:table-row>
        <table:table-row table:style-name="ro1">
          <table:table-cell office:value-type="float" office:value="768.0381" calcext:value-type="float">
            <text:p>768.0381</text:p>
          </table:table-cell>
          <table:table-cell office:value-type="float" office:value="-72.87" calcext:value-type="float">
            <text:p>-72.87</text:p>
          </table:table-cell>
          <table:table-cell office:value-type="float" office:value="941.6391" calcext:value-type="float">
            <text:p>941.6391</text:p>
          </table:table-cell>
          <table:table-cell office:value-type="float" office:value="220.2349" calcext:value-type="float">
            <text:p>220.2349</text:p>
          </table:table-cell>
          <table:table-cell office:value-type="float" office:value="682.879" calcext:value-type="float">
            <text:p>682.879</text:p>
          </table:table-cell>
        </table:table-row>
        <table:table-row table:style-name="ro1">
          <table:table-cell office:value-type="float" office:value="792.1427" calcext:value-type="float">
            <text:p>792.1427</text:p>
          </table:table-cell>
          <table:table-cell office:value-type="float" office:value="-44.1433" calcext:value-type="float">
            <text:p>-44.1433</text:p>
          </table:table-cell>
          <table:table-cell office:value-type="float" office:value="936.3593" calcext:value-type="float">
            <text:p>936.3593</text:p>
          </table:table-cell>
          <table:table-cell office:value-type="float" office:value="220.3759" calcext:value-type="float">
            <text:p>220.3759</text:p>
          </table:table-cell>
          <table:table-cell office:value-type="float" office:value="686.6264" calcext:value-type="float">
            <text:p>686.6264</text:p>
          </table:table-cell>
        </table:table-row>
        <table:table-row table:style-name="ro1">
          <table:table-cell office:value-type="float" office:value="814.9712" calcext:value-type="float">
            <text:p>814.9712</text:p>
          </table:table-cell>
          <table:table-cell office:value-type="float" office:value="-14.3926" calcext:value-type="float">
            <text:p>-14.3926</text:p>
          </table:table-cell>
          <table:table-cell office:value-type="float" office:value="930.5743" calcext:value-type="float">
            <text:p>930.5743</text:p>
          </table:table-cell>
          <table:table-cell office:value-type="float" office:value="220.76" calcext:value-type="float">
            <text:p>220.76</text:p>
          </table:table-cell>
          <table:table-cell office:value-type="float" office:value="690.3567" calcext:value-type="float">
            <text:p>690.3567</text:p>
          </table:table-cell>
        </table:table-row>
        <table:table-row table:style-name="ro1">
          <table:table-cell office:value-type="float" office:value="836.4803" calcext:value-type="float">
            <text:p>836.4803</text:p>
          </table:table-cell>
          <table:table-cell office:value-type="float" office:value="16.3256" calcext:value-type="float">
            <text:p>16.3256</text:p>
          </table:table-cell>
          <table:table-cell office:value-type="float" office:value="924.5661" calcext:value-type="float">
            <text:p>924.5661</text:p>
          </table:table-cell>
          <table:table-cell office:value-type="float" office:value="220.9524" calcext:value-type="float">
            <text:p>220.9524</text:p>
          </table:table-cell>
          <table:table-cell office:value-type="float" office:value="694.1017" calcext:value-type="float">
            <text:p>694.1017</text:p>
          </table:table-cell>
        </table:table-row>
        <table:table-row table:style-name="ro1">
          <table:table-cell office:value-type="float" office:value="856.6291" calcext:value-type="float">
            <text:p>856.6291</text:p>
          </table:table-cell>
          <table:table-cell office:value-type="float" office:value="47.9528" calcext:value-type="float">
            <text:p>47.9528</text:p>
          </table:table-cell>
          <table:table-cell office:value-type="float" office:value="918.1193" calcext:value-type="float">
            <text:p>918.1193</text:p>
          </table:table-cell>
          <table:table-cell office:value-type="float" office:value="221.2701" calcext:value-type="float">
            <text:p>221.2701</text:p>
          </table:table-cell>
          <table:table-cell office:value-type="float" office:value="697.8383" calcext:value-type="float">
            <text:p>697.8383</text:p>
          </table:table-cell>
        </table:table-row>
        <table:table-row table:style-name="ro1">
          <table:table-cell office:value-type="float" office:value="875.3791" calcext:value-type="float">
            <text:p>875.3791</text:p>
          </table:table-cell>
          <table:table-cell office:value-type="float" office:value="80.4288" calcext:value-type="float">
            <text:p>80.4288</text:p>
          </table:table-cell>
          <table:table-cell office:value-type="float" office:value="911.4627" calcext:value-type="float">
            <text:p>911.4627</text:p>
          </table:table-cell>
          <table:table-cell office:value-type="float" office:value="221.3909" calcext:value-type="float">
            <text:p>221.3909</text:p>
          </table:table-cell>
          <table:table-cell office:value-type="float" office:value="701.5863" calcext:value-type="float">
            <text:p>701.5863</text:p>
          </table:table-cell>
        </table:table-row>
        <table:table-row table:style-name="ro1">
          <table:table-cell office:value-type="float" office:value="892.6947" calcext:value-type="float">
            <text:p>892.6947</text:p>
          </table:table-cell>
          <table:table-cell office:value-type="float" office:value="113.6917" calcext:value-type="float">
            <text:p>113.6917</text:p>
          </table:table-cell>
          <table:table-cell office:value-type="float" office:value="904.674" calcext:value-type="float">
            <text:p>904.674</text:p>
          </table:table-cell>
          <table:table-cell office:value-type="float" office:value="221.2148" calcext:value-type="float">
            <text:p>221.2148</text:p>
          </table:table-cell>
          <table:table-cell office:value-type="float" office:value="705.3322" calcext:value-type="float">
            <text:p>705.3322</text:p>
          </table:table-cell>
        </table:table-row>
        <table:table-row table:style-name="ro1">
          <table:table-cell office:value-type="float" office:value="908.5428" calcext:value-type="float">
            <text:p>908.5428</text:p>
          </table:table-cell>
          <table:table-cell office:value-type="float" office:value="147.6782" calcext:value-type="float">
            <text:p>147.6782</text:p>
          </table:table-cell>
          <table:table-cell office:value-type="float" office:value="897.5018" calcext:value-type="float">
            <text:p>897.5018</text:p>
          </table:table-cell>
          <table:table-cell office:value-type="float" office:value="221.1135" calcext:value-type="float">
            <text:p>221.1135</text:p>
          </table:table-cell>
          <table:table-cell office:value-type="float" office:value="709.0808" calcext:value-type="float">
            <text:p>709.0808</text:p>
          </table:table-cell>
        </table:table-row>
        <table:table-row table:style-name="ro1">
          <table:table-cell office:value-type="float" office:value="922.8935" calcext:value-type="float">
            <text:p>922.8935</text:p>
          </table:table-cell>
          <table:table-cell office:value-type="float" office:value="182.3237" calcext:value-type="float">
            <text:p>182.3237</text:p>
          </table:table-cell>
          <table:table-cell office:value-type="float" office:value="889.9437" calcext:value-type="float">
            <text:p>889.9437</text:p>
          </table:table-cell>
          <table:table-cell office:value-type="float" office:value="221.082" calcext:value-type="float">
            <text:p>221.082</text:p>
          </table:table-cell>
          <table:table-cell office:value-type="float" office:value="712.8307" calcext:value-type="float">
            <text:p>712.8307</text:p>
          </table:table-cell>
        </table:table-row>
        <table:table-row table:style-name="ro1">
          <table:table-cell office:value-type="float" office:value="938.7417" calcext:value-type="float">
            <text:p>938.7417</text:p>
          </table:table-cell>
          <table:table-cell office:value-type="float" office:value="216.3102" calcext:value-type="float">
            <text:p>216.3102</text:p>
          </table:table-cell>
          <table:table-cell office:value-type="float" office:value="881.8162" calcext:value-type="float">
            <text:p>881.8162</text:p>
          </table:table-cell>
          <table:table-cell office:value-type="float" office:value="221.3389" calcext:value-type="float">
            <text:p>221.3389</text:p>
          </table:table-cell>
          <table:table-cell office:value-type="float" office:value="716.5719" calcext:value-type="float">
            <text:p>716.5719</text:p>
          </table:table-cell>
        </table:table-row>
        <table:table-row table:style-name="ro1">
          <table:table-cell office:value-type="float" office:value="956.0572" calcext:value-type="float">
            <text:p>956.0572</text:p>
          </table:table-cell>
          <table:table-cell office:value-type="float" office:value="249.5732" calcext:value-type="float">
            <text:p>249.5732</text:p>
          </table:table-cell>
          <table:table-cell office:value-type="float" office:value="876.2689" calcext:value-type="float">
            <text:p>876.2689</text:p>
          </table:table-cell>
          <table:table-cell office:value-type="float" office:value="221.8999" calcext:value-type="float">
            <text:p>221.8999</text:p>
          </table:table-cell>
          <table:table-cell office:value-type="float" office:value="720.2797" calcext:value-type="float">
            <text:p>720.2797</text:p>
          </table:table-cell>
        </table:table-row>
        <table:table-row table:style-name="ro1">
          <table:table-cell office:value-type="float" office:value="971.9054" calcext:value-type="float">
            <text:p>971.9054</text:p>
          </table:table-cell>
          <table:table-cell office:value-type="float" office:value="283.5597" calcext:value-type="float">
            <text:p>283.5597</text:p>
          </table:table-cell>
          <table:table-cell office:value-type="float" office:value="873.3342" calcext:value-type="float">
            <text:p>873.3342</text:p>
          </table:table-cell>
          <table:table-cell office:value-type="float" office:value="222.7755" calcext:value-type="float">
            <text:p>222.7755</text:p>
          </table:table-cell>
          <table:table-cell office:value-type="float" office:value="723.926" calcext:value-type="float">
            <text:p>723.926</text:p>
          </table:table-cell>
        </table:table-row>
        <table:table-row table:style-name="ro1">
          <table:table-cell office:value-type="float" office:value="986.256" calcext:value-type="float">
            <text:p>986.256</text:p>
          </table:table-cell>
          <table:table-cell office:value-type="float" office:value="318.2052" calcext:value-type="float">
            <text:p>318.2052</text:p>
          </table:table-cell>
          <table:table-cell office:value-type="float" office:value="870.2854" calcext:value-type="float">
            <text:p>870.2854</text:p>
          </table:table-cell>
          <table:table-cell office:value-type="float" office:value="223.4341" calcext:value-type="float">
            <text:p>223.4341</text:p>
          </table:table-cell>
          <table:table-cell office:value-type="float" office:value="727.6177" calcext:value-type="float">
            <text:p>727.6177</text:p>
          </table:table-cell>
        </table:table-row>
        <table:table-row table:style-name="ro1">
          <table:table-cell office:value-type="float" office:value="999.0818" calcext:value-type="float">
            <text:p>999.0818</text:p>
          </table:table-cell>
          <table:table-cell office:value-type="float" office:value="353.4437" calcext:value-type="float">
            <text:p>353.4437</text:p>
          </table:table-cell>
          <table:table-cell office:value-type="float" office:value="866.609" calcext:value-type="float">
            <text:p>866.609</text:p>
          </table:table-cell>
          <table:table-cell office:value-type="float" office:value="224.407" calcext:value-type="float">
            <text:p>224.407</text:p>
          </table:table-cell>
          <table:table-cell office:value-type="float" office:value="731.2393" calcext:value-type="float">
            <text:p>731.2393</text:p>
          </table:table-cell>
        </table:table-row>
        <table:table-row table:style-name="ro1">
          <table:table-cell office:value-type="float" office:value="1010.3583" calcext:value-type="float">
            <text:p>1010.3583</text:p>
          </table:table-cell>
          <table:table-cell office:value-type="float" office:value="389.208" calcext:value-type="float">
            <text:p>389.208</text:p>
          </table:table-cell>
          <table:table-cell office:value-type="float" office:value="862.4185" calcext:value-type="float">
            <text:p>862.4185</text:p>
          </table:table-cell>
          <table:table-cell office:value-type="float" office:value="225.5649" calcext:value-type="float">
            <text:p>225.5649</text:p>
          </table:table-cell>
          <table:table-cell office:value-type="float" office:value="734.8061" calcext:value-type="float">
            <text:p>734.8061</text:p>
          </table:table-cell>
        </table:table-row>
        <table:table-row table:style-name="ro1">
          <table:table-cell office:value-type="float" office:value="1020.064" calcext:value-type="float">
            <text:p>1020.064</text:p>
          </table:table-cell>
          <table:table-cell office:value-type="float" office:value="425.4303" calcext:value-type="float">
            <text:p>425.4303</text:p>
          </table:table-cell>
          <table:table-cell office:value-type="float" office:value="858.2005" calcext:value-type="float">
            <text:p>858.2005</text:p>
          </table:table-cell>
          <table:table-cell office:value-type="float" office:value="226.435" calcext:value-type="float">
            <text:p>226.435</text:p>
          </table:table-cell>
          <table:table-cell office:value-type="float" office:value="738.4537" calcext:value-type="float">
            <text:p>738.4537</text:p>
          </table:table-cell>
        </table:table-row>
        <table:table-row table:style-name="ro1">
          <table:table-cell office:value-type="float" office:value="1031.3404" calcext:value-type="float">
            <text:p>1031.3404</text:p>
          </table:table-cell>
          <table:table-cell office:value-type="float" office:value="461.1946" calcext:value-type="float">
            <text:p>461.1946</text:p>
          </table:table-cell>
          <table:table-cell office:value-type="float" office:value="853.939" calcext:value-type="float">
            <text:p>853.939</text:p>
          </table:table-cell>
          <table:table-cell office:value-type="float" office:value="227.0338" calcext:value-type="float">
            <text:p>227.0338</text:p>
          </table:table-cell>
          <table:table-cell office:value-type="float" office:value="742.1556" calcext:value-type="float">
            <text:p>742.1556</text:p>
          </table:table-cell>
        </table:table-row>
        <table:table-row table:style-name="ro1">
          <table:table-cell office:value-type="float" office:value="1044.1662" calcext:value-type="float">
            <text:p>1044.1662</text:p>
          </table:table-cell>
          <table:table-cell office:value-type="float" office:value="496.4331" calcext:value-type="float">
            <text:p>496.4331</text:p>
          </table:table-cell>
          <table:table-cell office:value-type="float" office:value="852.6987" calcext:value-type="float">
            <text:p>852.6987</text:p>
          </table:table-cell>
          <table:table-cell office:value-type="float" office:value="227.5642" calcext:value-type="float">
            <text:p>227.5642</text:p>
          </table:table-cell>
          <table:table-cell office:value-type="float" office:value="745.8679" calcext:value-type="float">
            <text:p>745.8679</text:p>
          </table:table-cell>
        </table:table-row>
        <table:table-row table:style-name="ro1">
          <table:table-cell office:value-type="float" office:value="1058.5168" calcext:value-type="float">
            <text:p>1058.5168</text:p>
          </table:table-cell>
          <table:table-cell office:value-type="float" office:value="531.0786" calcext:value-type="float">
            <text:p>531.0786</text:p>
          </table:table-cell>
          <table:table-cell office:value-type="float" office:value="854.5862" calcext:value-type="float">
            <text:p>854.5862</text:p>
          </table:table-cell>
          <table:table-cell office:value-type="float" office:value="227.9404" calcext:value-type="float">
            <text:p>227.9404</text:p>
          </table:table-cell>
          <table:table-cell office:value-type="float" office:value="749.599" calcext:value-type="float">
            <text:p>749.599</text:p>
          </table:table-cell>
        </table:table-row>
        <table:table-row table:style-name="ro1">
          <table:table-cell office:value-type="float" office:value="1072.5646" calcext:value-type="float">
            <text:p>1072.5646</text:p>
          </table:table-cell>
          <table:table-cell office:value-type="float" office:value="565.848" calcext:value-type="float">
            <text:p>565.848</text:p>
          </table:table-cell>
          <table:table-cell office:value-type="float" office:value="859.4258" calcext:value-type="float">
            <text:p>859.4258</text:p>
          </table:table-cell>
          <table:table-cell office:value-type="float" office:value="228.3256" calcext:value-type="float">
            <text:p>228.3256</text:p>
          </table:table-cell>
          <table:table-cell office:value-type="float" office:value="753.3292" calcext:value-type="float">
            <text:p>753.3292</text:p>
          </table:table-cell>
        </table:table-row>
        <table:table-row table:style-name="ro1">
          <table:table-cell office:value-type="float" office:value="1086.3084" calcext:value-type="float">
            <text:p>1086.3084</text:p>
          </table:table-cell>
          <table:table-cell office:value-type="float" office:value="600.7387" calcext:value-type="float">
            <text:p>600.7387</text:p>
          </table:table-cell>
          <table:table-cell office:value-type="float" office:value="865.3565" calcext:value-type="float">
            <text:p>865.3565</text:p>
          </table:table-cell>
          <table:table-cell office:value-type="float" office:value="228.5999" calcext:value-type="float">
            <text:p>228.5999</text:p>
          </table:table-cell>
          <table:table-cell office:value-type="float" office:value="757.0691" calcext:value-type="float">
            <text:p>757.0691</text:p>
          </table:table-cell>
        </table:table-row>
        <table:table-row table:style-name="ro1">
          <table:table-cell office:value-type="float" office:value="1098.5172" calcext:value-type="float">
            <text:p>1098.5172</text:p>
          </table:table-cell>
          <table:table-cell office:value-type="float" office:value="636.1956" calcext:value-type="float">
            <text:p>636.1956</text:p>
          </table:table-cell>
          <table:table-cell office:value-type="float" office:value="872.3275" calcext:value-type="float">
            <text:p>872.3275</text:p>
          </table:table-cell>
          <table:table-cell office:value-type="float" office:value="228.7939" calcext:value-type="float">
            <text:p>228.7939</text:p>
          </table:table-cell>
          <table:table-cell office:value-type="float" office:value="760.8141" calcext:value-type="float">
            <text:p>760.8141</text:p>
          </table:table-cell>
        </table:table-row>
        <table:table-row table:style-name="ro1">
          <table:table-cell office:value-type="float" office:value="1109.1678" calcext:value-type="float">
            <text:p>1109.1678</text:p>
          </table:table-cell>
          <table:table-cell office:value-type="float" office:value="672.1513" calcext:value-type="float">
            <text:p>672.1513</text:p>
          </table:table-cell>
          <table:table-cell office:value-type="float" office:value="878.8781" calcext:value-type="float">
            <text:p>878.8781</text:p>
          </table:table-cell>
          <table:table-cell office:value-type="float" office:value="229.0629" calcext:value-type="float">
            <text:p>229.0629</text:p>
          </table:table-cell>
          <table:table-cell office:value-type="float" office:value="764.5544" calcext:value-type="float">
            <text:p>764.5544</text:p>
          </table:table-cell>
        </table:table-row>
        <table:table-row table:style-name="ro1">
          <table:table-cell office:value-type="float" office:value="1118.2398" calcext:value-type="float">
            <text:p>1118.2398</text:p>
          </table:table-cell>
          <table:table-cell office:value-type="float" office:value="708.5374" calcext:value-type="float">
            <text:p>708.5374</text:p>
          </table:table-cell>
          <table:table-cell office:value-type="float" office:value="885.0479" calcext:value-type="float">
            <text:p>885.0479</text:p>
          </table:table-cell>
          <table:table-cell office:value-type="float" office:value="229.3572" calcext:value-type="float">
            <text:p>229.3572</text:p>
          </table:table-cell>
          <table:table-cell office:value-type="float" office:value="768.2929" calcext:value-type="float">
            <text:p>768.2929</text:p>
          </table:table-cell>
        </table:table-row>
        <table:table-row table:style-name="ro1">
          <table:table-cell office:value-type="float" office:value="1125.7161" calcext:value-type="float">
            <text:p>1125.7161</text:p>
          </table:table-cell>
          <table:table-cell office:value-type="float" office:value="745.2846" calcext:value-type="float">
            <text:p>745.2846</text:p>
          </table:table-cell>
          <table:table-cell office:value-type="float" office:value="890.9686" calcext:value-type="float">
            <text:p>890.9686</text:p>
          </table:table-cell>
          <table:table-cell office:value-type="float" office:value="229.5371" calcext:value-type="float">
            <text:p>229.5371</text:p>
          </table:table-cell>
          <table:table-cell office:value-type="float" office:value="772.0386" calcext:value-type="float">
            <text:p>772.0386</text:p>
          </table:table-cell>
        </table:table-row>
        <table:table-row table:style-name="ro1">
          <table:table-cell office:value-type="float" office:value="1131.5824" calcext:value-type="float">
            <text:p>1131.5824</text:p>
          </table:table-cell>
          <table:table-cell office:value-type="float" office:value="782.3229" calcext:value-type="float">
            <text:p>782.3229</text:p>
          </table:table-cell>
          <table:table-cell office:value-type="float" office:value="896.4972" calcext:value-type="float">
            <text:p>896.4972</text:p>
          </table:table-cell>
          <table:table-cell office:value-type="float" office:value="229.7378" calcext:value-type="float">
            <text:p>229.7378</text:p>
          </table:table-cell>
          <table:table-cell office:value-type="float" office:value="775.7832" calcext:value-type="float">
            <text:p>775.7832</text:p>
          </table:table-cell>
        </table:table-row>
        <table:table-row table:style-name="ro1">
          <table:table-cell office:value-type="float" office:value="1135.8275" calcext:value-type="float">
            <text:p>1135.8275</text:p>
          </table:table-cell>
          <table:table-cell office:value-type="float" office:value="819.5819" calcext:value-type="float">
            <text:p>819.5819</text:p>
          </table:table-cell>
          <table:table-cell office:value-type="float" office:value="901.806" calcext:value-type="float">
            <text:p>901.806</text:p>
          </table:table-cell>
          <table:table-cell office:value-type="float" office:value="229.7807" calcext:value-type="float">
            <text:p>229.7807</text:p>
          </table:table-cell>
          <table:table-cell office:value-type="float" office:value="779.5329" calcext:value-type="float">
            <text:p>779.5329</text:p>
          </table:table-cell>
        </table:table-row>
        <table:table-row table:style-name="ro1">
          <table:table-cell office:value-type="float" office:value="1138.4434" calcext:value-type="float">
            <text:p>1138.4434</text:p>
          </table:table-cell>
          <table:table-cell office:value-type="float" office:value="856.9905" calcext:value-type="float">
            <text:p>856.9905</text:p>
          </table:table-cell>
          <table:table-cell office:value-type="float" office:value="906.8207" calcext:value-type="float">
            <text:p>906.8207</text:p>
          </table:table-cell>
          <table:table-cell office:value-type="float" office:value="229.7337" calcext:value-type="float">
            <text:p>229.7337</text:p>
          </table:table-cell>
          <table:table-cell office:value-type="float" office:value="783.2826" calcext:value-type="float">
            <text:p>783.2826</text:p>
          </table:table-cell>
        </table:table-row>
        <table:table-row table:style-name="ro1">
          <table:table-cell office:value-type="float" office:value="1139.425" calcext:value-type="float">
            <text:p>1139.425</text:p>
          </table:table-cell>
          <table:table-cell office:value-type="float" office:value="894.4777" calcext:value-type="float">
            <text:p>894.4777</text:p>
          </table:table-cell>
          <table:table-cell office:value-type="float" office:value="911.1554" calcext:value-type="float">
            <text:p>911.1554</text:p>
          </table:table-cell>
          <table:table-cell office:value-type="float" office:value="229.9782" calcext:value-type="float">
            <text:p>229.9782</text:p>
          </table:table-cell>
          <table:table-cell office:value-type="float" office:value="787.0247" calcext:value-type="float">
            <text:p>787.0247</text:p>
          </table:table-cell>
        </table:table-row>
        <table:table-row table:style-name="ro1">
          <table:table-cell office:value-type="float" office:value="1138.7706" calcext:value-type="float">
            <text:p>1138.7706</text:p>
          </table:table-cell>
          <table:table-cell office:value-type="float" office:value="931.972" calcext:value-type="float">
            <text:p>931.972</text:p>
          </table:table-cell>
          <table:table-cell office:value-type="float" office:value="915.2358" calcext:value-type="float">
            <text:p>915.2358</text:p>
          </table:table-cell>
          <table:table-cell office:value-type="float" office:value="230.0835" calcext:value-type="float">
            <text:p>230.0835</text:p>
          </table:table-cell>
          <table:table-cell office:value-type="float" office:value="790.7732" calcext:value-type="float">
            <text:p>790.7732</text:p>
          </table:table-cell>
        </table:table-row>
        <table:table-row table:style-name="ro1">
          <table:table-cell office:value-type="float" office:value="1136.4813" calcext:value-type="float">
            <text:p>1136.4813</text:p>
          </table:table-cell>
          <table:table-cell office:value-type="float" office:value="969.402" calcext:value-type="float">
            <text:p>969.402</text:p>
          </table:table-cell>
          <table:table-cell office:value-type="float" office:value="918.6359" calcext:value-type="float">
            <text:p>918.6359</text:p>
          </table:table-cell>
          <table:table-cell office:value-type="float" office:value="230.4788" calcext:value-type="float">
            <text:p>230.4788</text:p>
          </table:table-cell>
          <table:table-cell office:value-type="float" office:value="794.5023" calcext:value-type="float">
            <text:p>794.5023</text:p>
          </table:table-cell>
        </table:table-row>
        <table:table-row table:style-name="ro1">
          <table:table-cell office:value-type="float" office:value="1132.5614" calcext:value-type="float">
            <text:p>1132.5614</text:p>
          </table:table-cell>
          <table:table-cell office:value-type="float" office:value="1006.6966" calcext:value-type="float">
            <text:p>1006.6966</text:p>
          </table:table-cell>
          <table:table-cell office:value-type="float" office:value="921.706" calcext:value-type="float">
            <text:p>921.706</text:p>
          </table:table-cell>
          <table:table-cell office:value-type="float" office:value="230.8076" calcext:value-type="float">
            <text:p>230.8076</text:p>
          </table:table-cell>
          <table:table-cell office:value-type="float" office:value="798.2378" calcext:value-type="float">
            <text:p>798.2378</text:p>
          </table:table-cell>
        </table:table-row>
        <table:table-row table:style-name="ro1">
          <table:table-cell office:value-type="float" office:value="1127.0186" calcext:value-type="float">
            <text:p>1127.0186</text:p>
          </table:table-cell>
          <table:table-cell office:value-type="float" office:value="1043.7847" calcext:value-type="float">
            <text:p>1043.7847</text:p>
          </table:table-cell>
          <table:table-cell office:value-type="float" office:value="924.1137" calcext:value-type="float">
            <text:p>924.1137</text:p>
          </table:table-cell>
          <table:table-cell office:value-type="float" office:value="231.4178" calcext:value-type="float">
            <text:p>231.4178</text:p>
          </table:table-cell>
          <table:table-cell office:value-type="float" office:value="801.9379" calcext:value-type="float">
            <text:p>801.9379</text:p>
          </table:table-cell>
        </table:table-row>
        <table:table-row table:style-name="ro1">
          <table:table-cell office:value-type="float" office:value="1119.8632" calcext:value-type="float">
            <text:p>1119.8632</text:p>
          </table:table-cell>
          <table:table-cell office:value-type="float" office:value="1080.5957" calcext:value-type="float">
            <text:p>1080.5957</text:p>
          </table:table-cell>
          <table:table-cell office:value-type="float" office:value="925.9464" calcext:value-type="float">
            <text:p>925.9464</text:p>
          </table:table-cell>
          <table:table-cell office:value-type="float" office:value="232.2314" calcext:value-type="float">
            <text:p>232.2314</text:p>
          </table:table-cell>
          <table:table-cell office:value-type="float" office:value="805.5985" calcext:value-type="float">
            <text:p>805.5985</text:p>
          </table:table-cell>
        </table:table-row>
        <table:table-row table:style-name="ro1">
          <table:table-cell office:value-type="float" office:value="1111.109" calcext:value-type="float">
            <text:p>1111.109</text:p>
          </table:table-cell>
          <table:table-cell office:value-type="float" office:value="1117.0596" calcext:value-type="float">
            <text:p>1117.0596</text:p>
          </table:table-cell>
          <table:table-cell office:value-type="float" office:value="927.3407" calcext:value-type="float">
            <text:p>927.3407</text:p>
          </table:table-cell>
          <table:table-cell office:value-type="float" office:value="233.1114" calcext:value-type="float">
            <text:p>233.1114</text:p>
          </table:table-cell>
          <table:table-cell office:value-type="float" office:value="809.2438" calcext:value-type="float">
            <text:p>809.2438</text:p>
          </table:table-cell>
        </table:table-row>
        <table:table-row table:style-name="ro1">
          <table:table-cell office:value-type="float" office:value="1100.7726" calcext:value-type="float">
            <text:p>1100.7726</text:p>
          </table:table-cell>
          <table:table-cell office:value-type="float" office:value="1153.1069" calcext:value-type="float">
            <text:p>1153.1069</text:p>
          </table:table-cell>
          <table:table-cell office:value-type="float" office:value="928.2929" calcext:value-type="float">
            <text:p>928.2929</text:p>
          </table:table-cell>
          <table:table-cell office:value-type="float" office:value="234.0709" calcext:value-type="float">
            <text:p>234.0709</text:p>
          </table:table-cell>
          <table:table-cell office:value-type="float" office:value="812.869" calcext:value-type="float">
            <text:p>812.869</text:p>
          </table:table-cell>
        </table:table-row>
        <table:table-row table:style-name="ro1">
          <table:table-cell office:value-type="float" office:value="1088.8737" calcext:value-type="float">
            <text:p>1088.8737</text:p>
          </table:table-cell>
          <table:table-cell office:value-type="float" office:value="1188.669" calcext:value-type="float">
            <text:p>1188.669</text:p>
          </table:table-cell>
          <table:table-cell office:value-type="float" office:value="929.1439" calcext:value-type="float">
            <text:p>929.1439</text:p>
          </table:table-cell>
          <table:table-cell office:value-type="float" office:value="234.7206" calcext:value-type="float">
            <text:p>234.7206</text:p>
          </table:table-cell>
          <table:table-cell office:value-type="float" office:value="816.5623" calcext:value-type="float">
            <text:p>816.5623</text:p>
          </table:table-cell>
        </table:table-row>
        <table:table-row table:style-name="ro1">
          <table:table-cell office:value-type="float" office:value="1075.4349" calcext:value-type="float">
            <text:p>1075.4349</text:p>
          </table:table-cell>
          <table:table-cell office:value-type="float" office:value="1223.6783" calcext:value-type="float">
            <text:p>1223.6783</text:p>
          </table:table-cell>
          <table:table-cell office:value-type="float" office:value="929.54" calcext:value-type="float">
            <text:p>929.54</text:p>
          </table:table-cell>
          <table:table-cell office:value-type="float" office:value="235.4672" calcext:value-type="float">
            <text:p>235.4672</text:p>
          </table:table-cell>
          <table:table-cell office:value-type="float" office:value="820.2372" calcext:value-type="float">
            <text:p>820.2372</text:p>
          </table:table-cell>
        </table:table-row>
        <table:table-row table:style-name="ro1">
          <table:table-cell office:value-type="float" office:value="1060.4818" calcext:value-type="float">
            <text:p>1060.4818</text:p>
          </table:table-cell>
          <table:table-cell office:value-type="float" office:value="1258.068" calcext:value-type="float">
            <text:p>1258.068</text:p>
          </table:table-cell>
          <table:table-cell office:value-type="float" office:value="929.7111" calcext:value-type="float">
            <text:p>929.7111</text:p>
          </table:table-cell>
          <table:table-cell office:value-type="float" office:value="236.046" calcext:value-type="float">
            <text:p>236.046</text:p>
          </table:table-cell>
          <table:table-cell office:value-type="float" office:value="823.9423" calcext:value-type="float">
            <text:p>823.9423</text:p>
          </table:table-cell>
        </table:table-row>
        <table:table-row table:style-name="ro1">
          <table:table-cell office:value-type="float" office:value="1044.0429" calcext:value-type="float">
            <text:p>1044.0429</text:p>
          </table:table-cell>
          <table:table-cell office:value-type="float" office:value="1291.7728" calcext:value-type="float">
            <text:p>1291.7728</text:p>
          </table:table-cell>
          <table:table-cell office:value-type="float" office:value="929.4537" calcext:value-type="float">
            <text:p>929.4537</text:p>
          </table:table-cell>
          <table:table-cell office:value-type="float" office:value="236.7034" calcext:value-type="float">
            <text:p>236.7034</text:p>
          </table:table-cell>
          <table:table-cell office:value-type="float" office:value="827.6342" calcext:value-type="float">
            <text:p>827.6342</text:p>
          </table:table-cell>
        </table:table-row>
        <table:table-row table:style-name="ro1">
          <table:table-cell office:value-type="float" office:value="1026.1495" calcext:value-type="float">
            <text:p>1026.1495</text:p>
          </table:table-cell>
          <table:table-cell office:value-type="float" office:value="1324.7285" calcext:value-type="float">
            <text:p>1324.7285</text:p>
          </table:table-cell>
          <table:table-cell office:value-type="float" office:value="928.7961" calcext:value-type="float">
            <text:p>928.7961</text:p>
          </table:table-cell>
          <table:table-cell office:value-type="float" office:value="237.4197" calcext:value-type="float">
            <text:p>237.4197</text:p>
          </table:table-cell>
          <table:table-cell office:value-type="float" office:value="831.3151" calcext:value-type="float">
            <text:p>831.3151</text:p>
          </table:table-cell>
        </table:table-row>
        <table:table-row table:style-name="ro1">
          <table:table-cell office:value-type="float" office:value="1006.8355" calcext:value-type="float">
            <text:p>1006.8355</text:p>
          </table:table-cell>
          <table:table-cell office:value-type="float" office:value="1356.8722" calcext:value-type="float">
            <text:p>1356.8722</text:p>
          </table:table-cell>
          <table:table-cell office:value-type="float" office:value="927.9384" calcext:value-type="float">
            <text:p>927.9384</text:p>
          </table:table-cell>
          <table:table-cell office:value-type="float" office:value="237.947" calcext:value-type="float">
            <text:p>237.947</text:p>
          </table:table-cell>
          <table:table-cell office:value-type="float" office:value="835.0279" calcext:value-type="float">
            <text:p>835.0279</text:p>
          </table:table-cell>
        </table:table-row>
        <table:table-row table:style-name="ro1">
          <table:table-cell office:value-type="float" office:value="986.1379" calcext:value-type="float">
            <text:p>986.1379</text:p>
          </table:table-cell>
          <table:table-cell office:value-type="float" office:value="1388.1429" calcext:value-type="float">
            <text:p>1388.1429</text:p>
          </table:table-cell>
          <table:table-cell office:value-type="float" office:value="926.682" calcext:value-type="float">
            <text:p>926.682</text:p>
          </table:table-cell>
          <table:table-cell office:value-type="float" office:value="238.5466" calcext:value-type="float">
            <text:p>238.5466</text:p>
          </table:table-cell>
          <table:table-cell office:value-type="float" office:value="838.7296" calcext:value-type="float">
            <text:p>838.7296</text:p>
          </table:table-cell>
        </table:table-row>
        <table:table-row table:style-name="ro1">
          <table:table-cell office:value-type="float" office:value="964.0959" calcext:value-type="float">
            <text:p>964.0959</text:p>
          </table:table-cell>
          <table:table-cell office:value-type="float" office:value="1418.4811" calcext:value-type="float">
            <text:p>1418.4811</text:p>
          </table:table-cell>
          <table:table-cell office:value-type="float" office:value="924.9796" calcext:value-type="float">
            <text:p>924.9796</text:p>
          </table:table-cell>
          <table:table-cell office:value-type="float" office:value="239.309" calcext:value-type="float">
            <text:p>239.309</text:p>
          </table:table-cell>
          <table:table-cell office:value-type="float" office:value="842.4013" calcext:value-type="float">
            <text:p>842.4013</text:p>
          </table:table-cell>
        </table:table-row>
        <table:table-row table:style-name="ro1">
          <table:table-cell office:value-type="float" office:value="940.7516" calcext:value-type="float">
            <text:p>940.7516</text:p>
          </table:table-cell>
          <table:table-cell office:value-type="float" office:value="1447.8289" calcext:value-type="float">
            <text:p>1447.8289</text:p>
          </table:table-cell>
          <table:table-cell office:value-type="float" office:value="923.0944" calcext:value-type="float">
            <text:p>923.0944</text:p>
          </table:table-cell>
          <table:table-cell office:value-type="float" office:value="239.8775" calcext:value-type="float">
            <text:p>239.8775</text:p>
          </table:table-cell>
          <table:table-cell office:value-type="float" office:value="846.108" calcext:value-type="float">
            <text:p>846.108</text:p>
          </table:table-cell>
        </table:table-row>
        <table:table-row table:style-name="ro1">
          <table:table-cell office:value-type="float" office:value="916.1494" calcext:value-type="float">
            <text:p>916.1494</text:p>
          </table:table-cell>
          <table:table-cell office:value-type="float" office:value="1476.1305" calcext:value-type="float">
            <text:p>1476.1305</text:p>
          </table:table-cell>
          <table:table-cell office:value-type="float" office:value="920.936" calcext:value-type="float">
            <text:p>920.936</text:p>
          </table:table-cell>
          <table:table-cell office:value-type="float" office:value="240.3857" calcext:value-type="float">
            <text:p>240.3857</text:p>
          </table:table-cell>
          <table:table-cell office:value-type="float" office:value="849.8234" calcext:value-type="float">
            <text:p>849.8234</text:p>
          </table:table-cell>
        </table:table-row>
        <table:table-row table:style-name="ro1">
          <table:table-cell office:value-type="float" office:value="890.3361" calcext:value-type="float">
            <text:p>890.3361</text:p>
          </table:table-cell>
          <table:table-cell office:value-type="float" office:value="1503.332" calcext:value-type="float">
            <text:p>1503.332</text:p>
          </table:table-cell>
          <table:table-cell office:value-type="float" office:value="918.3525" calcext:value-type="float">
            <text:p>918.3525</text:p>
          </table:table-cell>
          <table:table-cell office:value-type="float" office:value="241.085" calcext:value-type="float">
            <text:p>241.085</text:p>
          </table:table-cell>
          <table:table-cell office:value-type="float" office:value="853.5076" calcext:value-type="float">
            <text:p>853.5076</text:p>
          </table:table-cell>
        </table:table-row>
        <table:table-row table:style-name="ro1">
          <table:table-cell office:value-type="float" office:value="863.3609" calcext:value-type="float">
            <text:p>863.3609</text:p>
          </table:table-cell>
          <table:table-cell office:value-type="float" office:value="1529.3817" calcext:value-type="float">
            <text:p>1529.3817</text:p>
          </table:table-cell>
          <table:table-cell office:value-type="float" office:value="915.5722" calcext:value-type="float">
            <text:p>915.5722</text:p>
          </table:table-cell>
          <table:table-cell office:value-type="float" office:value="241.6399" calcext:value-type="float">
            <text:p>241.6399</text:p>
          </table:table-cell>
          <table:table-cell office:value-type="float" office:value="857.2163" calcext:value-type="float">
            <text:p>857.2163</text:p>
          </table:table-cell>
        </table:table-row>
        <table:table-row table:style-name="ro1">
          <table:table-cell office:value-type="float" office:value="835.2751" calcext:value-type="float">
            <text:p>835.2751</text:p>
          </table:table-cell>
          <table:table-cell office:value-type="float" office:value="1554.23" calcext:value-type="float">
            <text:p>1554.23</text:p>
          </table:table-cell>
          <table:table-cell office:value-type="float" office:value="912.407" calcext:value-type="float">
            <text:p>912.407</text:p>
          </table:table-cell>
          <table:table-cell office:value-type="float" office:value="242.3888" calcext:value-type="float">
            <text:p>242.3888</text:p>
          </table:table-cell>
          <table:table-cell office:value-type="float" office:value="860.8908" calcext:value-type="float">
            <text:p>860.8908</text:p>
          </table:table-cell>
        </table:table-row>
        <table:table-row table:style-name="ro1">
          <table:table-cell office:value-type="float" office:value="806.1321" calcext:value-type="float">
            <text:p>806.1321</text:p>
          </table:table-cell>
          <table:table-cell office:value-type="float" office:value="1577.8295" calcext:value-type="float">
            <text:p>1577.8295</text:p>
          </table:table-cell>
          <table:table-cell office:value-type="float" office:value="909.1409" calcext:value-type="float">
            <text:p>909.1409</text:p>
          </table:table-cell>
          <table:table-cell office:value-type="float" office:value="242.8527" calcext:value-type="float">
            <text:p>242.8527</text:p>
          </table:table-cell>
          <table:table-cell office:value-type="float" office:value="864.612" calcext:value-type="float">
            <text:p>864.612</text:p>
          </table:table-cell>
        </table:table-row>
        <table:table-row table:style-name="ro1">
          <table:table-cell office:value-type="float" office:value="775.9874" calcext:value-type="float">
            <text:p>775.9874</text:p>
          </table:table-cell>
          <table:table-cell office:value-type="float" office:value="1600.1353" calcext:value-type="float">
            <text:p>1600.1353</text:p>
          </table:table-cell>
          <table:table-cell office:value-type="float" office:value="905.5248" calcext:value-type="float">
            <text:p>905.5248</text:p>
          </table:table-cell>
          <table:table-cell office:value-type="float" office:value="243.5043" calcext:value-type="float">
            <text:p>243.5043</text:p>
          </table:table-cell>
          <table:table-cell office:value-type="float" office:value="868.3049" calcext:value-type="float">
            <text:p>868.3049</text:p>
          </table:table-cell>
        </table:table-row>
        <table:table-row table:style-name="ro1">
          <table:table-cell office:value-type="float" office:value="744.8985" calcext:value-type="float">
            <text:p>744.8985</text:p>
          </table:table-cell>
          <table:table-cell office:value-type="float" office:value="1621.1051" calcext:value-type="float">
            <text:p>1621.1051</text:p>
          </table:table-cell>
          <table:table-cell office:value-type="float" office:value="901.7946" calcext:value-type="float">
            <text:p>901.7946</text:p>
          </table:table-cell>
          <table:table-cell office:value-type="float" office:value="243.9168" calcext:value-type="float">
            <text:p>243.9168</text:p>
          </table:table-cell>
          <table:table-cell office:value-type="float" office:value="872.0322" calcext:value-type="float">
            <text:p>872.0322</text:p>
          </table:table-cell>
        </table:table-row>
        <table:table-row table:style-name="ro1">
          <table:table-cell office:value-type="float" office:value="712.9245" calcext:value-type="float">
            <text:p>712.9245</text:p>
          </table:table-cell>
          <table:table-cell office:value-type="float" office:value="1640.6988" calcext:value-type="float">
            <text:p>1640.6988</text:p>
          </table:table-cell>
          <table:table-cell office:value-type="float" office:value="897.8558" calcext:value-type="float">
            <text:p>897.8558</text:p>
          </table:table-cell>
          <table:table-cell office:value-type="float" office:value="244.2875" calcext:value-type="float">
            <text:p>244.2875</text:p>
          </table:table-cell>
          <table:table-cell office:value-type="float" office:value="875.7638" calcext:value-type="float">
            <text:p>875.7638</text:p>
          </table:table-cell>
        </table:table-row>
        <table:table-row table:style-name="ro1">
          <table:table-cell office:value-type="float" office:value="680.1263" calcext:value-type="float">
            <text:p>680.1263</text:p>
          </table:table-cell>
          <table:table-cell office:value-type="float" office:value="1658.8791" calcext:value-type="float">
            <text:p>1658.8791</text:p>
          </table:table-cell>
          <table:table-cell office:value-type="float" office:value="893.7301" calcext:value-type="float">
            <text:p>893.7301</text:p>
          </table:table-cell>
          <table:table-cell office:value-type="float" office:value="244.5961" calcext:value-type="float">
            <text:p>244.5961</text:p>
          </table:table-cell>
          <table:table-cell office:value-type="float" office:value="879.5011" calcext:value-type="float">
            <text:p>879.5011</text:p>
          </table:table-cell>
        </table:table-row>
        <table:table-row table:style-name="ro1">
          <table:table-cell office:value-type="float" office:value="646.5663" calcext:value-type="float">
            <text:p>646.5663</text:p>
          </table:table-cell>
          <table:table-cell office:value-type="float" office:value="1675.6116" calcext:value-type="float">
            <text:p>1675.6116</text:p>
          </table:table-cell>
          <table:table-cell office:value-type="float" office:value="889.3576" calcext:value-type="float">
            <text:p>889.3576</text:p>
          </table:table-cell>
          <table:table-cell office:value-type="float" office:value="245.0153" calcext:value-type="float">
            <text:p>245.0153</text:p>
          </table:table-cell>
          <table:table-cell office:value-type="float" office:value="883.2276" calcext:value-type="float">
            <text:p>883.2276</text:p>
          </table:table-cell>
        </table:table-row>
        <table:table-row table:style-name="ro1">
          <table:table-cell office:value-type="float" office:value="612.3083" calcext:value-type="float">
            <text:p>612.3083</text:p>
          </table:table-cell>
          <table:table-cell office:value-type="float" office:value="1690.8642" calcext:value-type="float">
            <text:p>1690.8642</text:p>
          </table:table-cell>
          <table:table-cell office:value-type="float" office:value="884.753" calcext:value-type="float">
            <text:p>884.753</text:p>
          </table:table-cell>
          <table:table-cell office:value-type="float" office:value="245.6034" calcext:value-type="float">
            <text:p>245.6034</text:p>
          </table:table-cell>
          <table:table-cell office:value-type="float" office:value="886.9312" calcext:value-type="float">
            <text:p>886.9312</text:p>
          </table:table-cell>
        </table:table-row>
        <table:table-row table:style-name="ro1">
          <table:table-cell office:value-type="float" office:value="577.4176" calcext:value-type="float">
            <text:p>577.4176</text:p>
          </table:table-cell>
          <table:table-cell office:value-type="float" office:value="1704.608" calcext:value-type="float">
            <text:p>1704.608</text:p>
          </table:table-cell>
          <table:table-cell office:value-type="float" office:value="879.9388" calcext:value-type="float">
            <text:p>879.9388</text:p>
          </table:table-cell>
          <table:table-cell office:value-type="float" office:value="246.4719" calcext:value-type="float">
            <text:p>246.4719</text:p>
          </table:table-cell>
          <table:table-cell office:value-type="float" office:value="890.5792" calcext:value-type="float">
            <text:p>890.5792</text:p>
          </table:table-cell>
        </table:table-row>
        <table:table-row table:style-name="ro1">
          <table:table-cell office:value-type="float" office:value="541.9607" calcext:value-type="float">
            <text:p>541.9607</text:p>
          </table:table-cell>
          <table:table-cell office:value-type="float" office:value="1716.8168" calcext:value-type="float">
            <text:p>1716.8168</text:p>
          </table:table-cell>
          <table:table-cell office:value-type="float" office:value="874.9922" calcext:value-type="float">
            <text:p>874.9922</text:p>
          </table:table-cell>
          <table:table-cell office:value-type="float" office:value="247.6104" calcext:value-type="float">
            <text:p>247.6104</text:p>
          </table:table-cell>
          <table:table-cell office:value-type="float" office:value="894.1522" calcext:value-type="float">
            <text:p>894.1522</text:p>
          </table:table-cell>
        </table:table-row>
        <table:table-row table:style-name="ro1">
          <table:table-cell office:value-type="float" office:value="506.005" calcext:value-type="float">
            <text:p>506.005</text:p>
          </table:table-cell>
          <table:table-cell office:value-type="float" office:value="1727.4674" calcext:value-type="float">
            <text:p>1727.4674</text:p>
          </table:table-cell>
          <table:table-cell office:value-type="float" office:value="870.0077" calcext:value-type="float">
            <text:p>870.0077</text:p>
          </table:table-cell>
          <table:table-cell office:value-type="float" office:value="248.5117" calcext:value-type="float">
            <text:p>248.5117</text:p>
          </table:table-cell>
          <table:table-cell office:value-type="float" office:value="897.7923" calcext:value-type="float">
            <text:p>897.7923</text:p>
          </table:table-cell>
        </table:table-row>
        <table:table-row table:style-name="ro1">
          <table:table-cell office:value-type="float" office:value="469.6189" calcext:value-type="float">
            <text:p>469.6189</text:p>
          </table:table-cell>
          <table:table-cell office:value-type="float" office:value="1736.5394" calcext:value-type="float">
            <text:p>1736.5394</text:p>
          </table:table-cell>
          <table:table-cell office:value-type="float" office:value="864.9638" calcext:value-type="float">
            <text:p>864.9638</text:p>
          </table:table-cell>
          <table:table-cell office:value-type="float" office:value="249.6537" calcext:value-type="float">
            <text:p>249.6537</text:p>
          </table:table-cell>
          <table:table-cell office:value-type="float" office:value="901.3642" calcext:value-type="float">
            <text:p>901.3642</text:p>
          </table:table-cell>
        </table:table-row>
        <table:table-row table:style-name="ro1">
          <table:table-cell office:value-type="float" office:value="432.8717" calcext:value-type="float">
            <text:p>432.8717</text:p>
          </table:table-cell>
          <table:table-cell office:value-type="float" office:value="1744.0157" calcext:value-type="float">
            <text:p>1744.0157</text:p>
          </table:table-cell>
          <table:table-cell office:value-type="float" office:value="859.9064" calcext:value-type="float">
            <text:p>859.9064</text:p>
          </table:table-cell>
          <table:table-cell office:value-type="float" office:value="250.617" calcext:value-type="float">
            <text:p>250.617</text:p>
          </table:table-cell>
          <table:table-cell office:value-type="float" office:value="904.9883" calcext:value-type="float">
            <text:p>904.9883</text:p>
          </table:table-cell>
        </table:table-row>
        <table:table-row table:style-name="ro1">
          <table:table-cell office:value-type="float" office:value="395.8334" calcext:value-type="float">
            <text:p>395.8334</text:p>
          </table:table-cell>
          <table:table-cell office:value-type="float" office:value="1749.882" calcext:value-type="float">
            <text:p>1749.882</text:p>
          </table:table-cell>
          <table:table-cell office:value-type="float" office:value="854.8457" calcext:value-type="float">
            <text:p>854.8457</text:p>
          </table:table-cell>
          <table:table-cell office:value-type="float" office:value="251.3041" calcext:value-type="float">
            <text:p>251.3041</text:p>
          </table:table-cell>
          <table:table-cell office:value-type="float" office:value="908.6749" calcext:value-type="float">
            <text:p>908.6749</text:p>
          </table:table-cell>
        </table:table-row>
        <table:table-row table:style-name="ro1">
          <table:table-cell office:value-type="float" office:value="359.0862" calcext:value-type="float">
            <text:p>359.0862</text:p>
          </table:table-cell>
          <table:table-cell office:value-type="float" office:value="1757.3583" calcext:value-type="float">
            <text:p>1757.3583</text:p>
          </table:table-cell>
          <table:table-cell office:value-type="float" office:value="849.7839" calcext:value-type="float">
            <text:p>849.7839</text:p>
          </table:table-cell>
          <table:table-cell office:value-type="float" office:value="251.8495" calcext:value-type="float">
            <text:p>251.8495</text:p>
          </table:table-cell>
          <table:table-cell office:value-type="float" office:value="912.385" calcext:value-type="float">
            <text:p>912.385</text:p>
          </table:table-cell>
        </table:table-row>
        <table:table-row table:style-name="ro1">
          <table:table-cell office:value-type="float" office:value="322.7001" calcext:value-type="float">
            <text:p>322.7001</text:p>
          </table:table-cell>
          <table:table-cell office:value-type="float" office:value="1766.4304" calcext:value-type="float">
            <text:p>1766.4304</text:p>
          </table:table-cell>
          <table:table-cell office:value-type="float" office:value="848.0042" calcext:value-type="float">
            <text:p>848.0042</text:p>
          </table:table-cell>
          <table:table-cell office:value-type="float" office:value="252.1665" calcext:value-type="float">
            <text:p>252.1665</text:p>
          </table:table-cell>
          <table:table-cell office:value-type="float" office:value="916.1216" calcext:value-type="float">
            <text:p>916.1216</text:p>
          </table:table-cell>
        </table:table-row>
        <table:table-row table:style-name="ro1">
          <table:table-cell office:value-type="float" office:value="286.7444" calcext:value-type="float">
            <text:p>286.7444</text:p>
          </table:table-cell>
          <table:table-cell office:value-type="float" office:value="1777.081" calcext:value-type="float">
            <text:p>1777.081</text:p>
          </table:table-cell>
          <table:table-cell office:value-type="float" office:value="849.4881" calcext:value-type="float">
            <text:p>849.4881</text:p>
          </table:table-cell>
          <table:table-cell office:value-type="float" office:value="252.7331" calcext:value-type="float">
            <text:p>252.7331</text:p>
          </table:table-cell>
          <table:table-cell office:value-type="float" office:value="919.8285" calcext:value-type="float">
            <text:p>919.8285</text:p>
          </table:table-cell>
        </table:table-row>
        <table:table-row table:style-name="ro1">
          <table:table-cell office:value-type="float" office:value="250.6971" calcext:value-type="float">
            <text:p>250.6971</text:p>
          </table:table-cell>
          <table:table-cell office:value-type="float" office:value="1787.4174" calcext:value-type="float">
            <text:p>1787.4174</text:p>
          </table:table-cell>
          <table:table-cell office:value-type="float" office:value="854.2371" calcext:value-type="float">
            <text:p>854.2371</text:p>
          </table:table-cell>
          <table:table-cell office:value-type="float" office:value="253.547" calcext:value-type="float">
            <text:p>253.547</text:p>
          </table:table-cell>
          <table:table-cell office:value-type="float" office:value="923.4891" calcext:value-type="float">
            <text:p>923.4891</text:p>
          </table:table-cell>
        </table:table-row>
        <table:table-row table:style-name="ro1">
          <table:table-cell office:value-type="float" office:value="214.5609" calcext:value-type="float">
            <text:p>214.5609</text:p>
          </table:table-cell>
          <table:table-cell office:value-type="float" office:value="1797.4388" calcext:value-type="float">
            <text:p>1797.4388</text:p>
          </table:table-cell>
          <table:table-cell office:value-type="float" office:value="860.3193" calcext:value-type="float">
            <text:p>860.3193</text:p>
          </table:table-cell>
          <table:table-cell office:value-type="float" office:value="254.5351" calcext:value-type="float">
            <text:p>254.5351</text:p>
          </table:table-cell>
          <table:table-cell office:value-type="float" office:value="927.1066" calcext:value-type="float">
            <text:p>927.1066</text:p>
          </table:table-cell>
        </table:table-row>
        <table:table-row table:style-name="ro1">
          <table:table-cell office:value-type="float" office:value="178.022" calcext:value-type="float">
            <text:p>178.022</text:p>
          </table:table-cell>
          <table:table-cell office:value-type="float" office:value="1805.8745" calcext:value-type="float">
            <text:p>1805.8745</text:p>
          </table:table-cell>
          <table:table-cell office:value-type="float" office:value="867.7714" calcext:value-type="float">
            <text:p>867.7714</text:p>
          </table:table-cell>
          <table:table-cell office:value-type="float" office:value="255.7725" calcext:value-type="float">
            <text:p>255.7725</text:p>
          </table:table-cell>
          <table:table-cell office:value-type="float" office:value="930.6466" calcext:value-type="float">
            <text:p>930.6466</text:p>
          </table:table-cell>
        </table:table-row>
        <table:table-row table:style-name="ro1">
          <table:table-cell office:value-type="float" office:value="141.15" calcext:value-type="float">
            <text:p>141.15</text:p>
          </table:table-cell>
          <table:table-cell office:value-type="float" office:value="1812.7083" calcext:value-type="float">
            <text:p>1812.7083</text:p>
          </table:table-cell>
          <table:table-cell office:value-type="float" office:value="875.269" calcext:value-type="float">
            <text:p>875.269</text:p>
          </table:table-cell>
          <table:table-cell office:value-type="float" office:value="257.0317" calcext:value-type="float">
            <text:p>257.0317</text:p>
          </table:table-cell>
          <table:table-cell office:value-type="float" office:value="934.1788" calcext:value-type="float">
            <text:p>934.1788</text:p>
          </table:table-cell>
        </table:table-row>
        <table:table-row table:style-name="ro1">
          <table:table-cell office:value-type="float" office:value="104.0149" calcext:value-type="float">
            <text:p>104.0149</text:p>
          </table:table-cell>
          <table:table-cell office:value-type="float" office:value="1817.9273" calcext:value-type="float">
            <text:p>1817.9273</text:p>
          </table:table-cell>
          <table:table-cell office:value-type="float" office:value="882.67" calcext:value-type="float">
            <text:p>882.67</text:p>
          </table:table-cell>
          <table:table-cell office:value-type="float" office:value="257.9869" calcext:value-type="float">
            <text:p>257.9869</text:p>
          </table:table-cell>
          <table:table-cell office:value-type="float" office:value="937.8051" calcext:value-type="float">
            <text:p>937.8051</text:p>
          </table:table-cell>
        </table:table-row>
        <table:table-row table:style-name="ro1">
          <table:table-cell office:value-type="float" office:value="66.6876" calcext:value-type="float">
            <text:p>66.6876</text:p>
          </table:table-cell>
          <table:table-cell office:value-type="float" office:value="1821.5215" calcext:value-type="float">
            <text:p>1821.5215</text:p>
          </table:table-cell>
          <table:table-cell office:value-type="float" office:value="890.0885" calcext:value-type="float">
            <text:p>890.0885</text:p>
          </table:table-cell>
          <table:table-cell office:value-type="float" office:value="258.9553" calcext:value-type="float">
            <text:p>258.9553</text:p>
          </table:table-cell>
          <table:table-cell office:value-type="float" office:value="941.4279" calcext:value-type="float">
            <text:p>941.4279</text:p>
          </table:table-cell>
        </table:table-row>
        <table:table-row table:style-name="ro1">
          <table:table-cell office:value-type="float" office:value="29.239" calcext:value-type="float">
            <text:p>29.239</text:p>
          </table:table-cell>
          <table:table-cell office:value-type="float" office:value="1823.4841" calcext:value-type="float">
            <text:p>1823.4841</text:p>
          </table:table-cell>
          <table:table-cell office:value-type="float" office:value="897.4142" calcext:value-type="float">
            <text:p>897.4142</text:p>
          </table:table-cell>
          <table:table-cell office:value-type="float" office:value="259.6858" calcext:value-type="float">
            <text:p>259.6858</text:p>
          </table:table-cell>
          <table:table-cell office:value-type="float" office:value="945.1061" calcext:value-type="float">
            <text:p>945.1061</text:p>
          </table:table-cell>
        </table:table-row>
        <table:table-row table:style-name="ro1">
          <table:table-cell office:value-type="float" office:value="-8.2596" calcext:value-type="float">
            <text:p>-8.2596</text:p>
          </table:table-cell>
          <table:table-cell office:value-type="float" office:value="1823.8113" calcext:value-type="float">
            <text:p>1823.8113</text:p>
          </table:table-cell>
          <table:table-cell office:value-type="float" office:value="904.6574" calcext:value-type="float">
            <text:p>904.6574</text:p>
          </table:table-cell>
          <table:table-cell office:value-type="float" office:value="260.2363" calcext:value-type="float">
            <text:p>260.2363</text:p>
          </table:table-cell>
          <table:table-cell office:value-type="float" office:value="948.8155" calcext:value-type="float">
            <text:p>948.8155</text:p>
          </table:table-cell>
        </table:table-row>
        <table:table-row table:style-name="ro1">
          <table:table-cell office:value-type="float" office:value="-45.7368" calcext:value-type="float">
            <text:p>-45.7368</text:p>
          </table:table-cell>
          <table:table-cell office:value-type="float" office:value="1822.5026" calcext:value-type="float">
            <text:p>1822.5026</text:p>
          </table:table-cell>
          <table:table-cell office:value-type="float" office:value="911.7837" calcext:value-type="float">
            <text:p>911.7837</text:p>
          </table:table-cell>
          <table:table-cell office:value-type="float" office:value="260.548" calcext:value-type="float">
            <text:p>260.548</text:p>
          </table:table-cell>
          <table:table-cell office:value-type="float" office:value="952.5525" calcext:value-type="float">
            <text:p>952.5525</text:p>
          </table:table-cell>
        </table:table-row>
        <table:table-row table:style-name="ro1">
          <table:table-cell office:value-type="float" office:value="-83.1212" calcext:value-type="float">
            <text:p>-83.1212</text:p>
          </table:table-cell>
          <table:table-cell office:value-type="float" office:value="1819.5604" calcext:value-type="float">
            <text:p>1819.5604</text:p>
          </table:table-cell>
          <table:table-cell office:value-type="float" office:value="918.982" calcext:value-type="float">
            <text:p>918.982</text:p>
          </table:table-cell>
          <table:table-cell office:value-type="float" office:value="261.1065" calcext:value-type="float">
            <text:p>261.1065</text:p>
          </table:table-cell>
          <table:table-cell office:value-type="float" office:value="956.2607" calcext:value-type="float">
            <text:p>956.2607</text:p>
          </table:table-cell>
        </table:table-row>
        <table:table-row table:style-name="ro1">
          <table:table-cell office:value-type="float" office:value="-120.3416" calcext:value-type="float">
            <text:p>-120.3416</text:p>
          </table:table-cell>
          <table:table-cell office:value-type="float" office:value="1814.9903" calcext:value-type="float">
            <text:p>1814.9903</text:p>
          </table:table-cell>
          <table:table-cell office:value-type="float" office:value="926.1352" calcext:value-type="float">
            <text:p>926.1352</text:p>
          </table:table-cell>
          <table:table-cell office:value-type="float" office:value="261.613" calcext:value-type="float">
            <text:p>261.613</text:p>
          </table:table-cell>
          <table:table-cell office:value-type="float" office:value="959.9763" calcext:value-type="float">
            <text:p>959.9763</text:p>
          </table:table-cell>
        </table:table-row>
        <table:table-row table:style-name="ro1">
          <table:table-cell office:value-type="float" office:value="-157.3274" calcext:value-type="float">
            <text:p>-157.3274</text:p>
          </table:table-cell>
          <table:table-cell office:value-type="float" office:value="1808.801" calcext:value-type="float">
            <text:p>1808.801</text:p>
          </table:table-cell>
          <table:table-cell office:value-type="float" office:value="933.2797" calcext:value-type="float">
            <text:p>933.2797</text:p>
          </table:table-cell>
          <table:table-cell office:value-type="float" office:value="262.145" calcext:value-type="float">
            <text:p>262.145</text:p>
          </table:table-cell>
          <table:table-cell office:value-type="float" office:value="963.6884" calcext:value-type="float">
            <text:p>963.6884</text:p>
          </table:table-cell>
        </table:table-row>
        <table:table-row table:style-name="ro1">
          <table:table-cell office:value-type="float" office:value="-194.0079" calcext:value-type="float">
            <text:p>-194.0079</text:p>
          </table:table-cell>
          <table:table-cell office:value-type="float" office:value="1801.0043" calcext:value-type="float">
            <text:p>1801.0043</text:p>
          </table:table-cell>
          <table:table-cell office:value-type="float" office:value="940.4703" calcext:value-type="float">
            <text:p>940.4703</text:p>
          </table:table-cell>
          <table:table-cell office:value-type="float" office:value="262.7906" calcext:value-type="float">
            <text:p>262.7906</text:p>
          </table:table-cell>
          <table:table-cell office:value-type="float" office:value="967.3824" calcext:value-type="float">
            <text:p>967.3824</text:p>
          </table:table-cell>
        </table:table-row>
        <table:table-row table:style-name="ro1">
          <table:table-cell office:value-type="float" office:value="-230.3134" calcext:value-type="float">
            <text:p>-230.3134</text:p>
          </table:table-cell>
          <table:table-cell office:value-type="float" office:value="1791.6151" calcext:value-type="float">
            <text:p>1791.6151</text:p>
          </table:table-cell>
          <table:table-cell office:value-type="float" office:value="947.7294" calcext:value-type="float">
            <text:p>947.7294</text:p>
          </table:table-cell>
          <table:table-cell office:value-type="float" office:value="263.5621" calcext:value-type="float">
            <text:p>263.5621</text:p>
          </table:table-cell>
          <table:table-cell office:value-type="float" office:value="971.0522" calcext:value-type="float">
            <text:p>971.0522</text:p>
          </table:table-cell>
        </table:table-row>
        <table:table-row table:style-name="ro1">
          <table:table-cell office:value-type="float" office:value="-266.1749" calcext:value-type="float">
            <text:p>-266.1749</text:p>
          </table:table-cell>
          <table:table-cell office:value-type="float" office:value="1780.6511" calcext:value-type="float">
            <text:p>1780.6511</text:p>
          </table:table-cell>
          <table:table-cell office:value-type="float" office:value="954.9115" calcext:value-type="float">
            <text:p>954.9115</text:p>
          </table:table-cell>
          <table:table-cell office:value-type="float" office:value="264.2312" calcext:value-type="float">
            <text:p>264.2312</text:p>
          </table:table-cell>
          <table:table-cell office:value-type="float" office:value="974.742" calcext:value-type="float">
            <text:p>974.742</text:p>
          </table:table-cell>
        </table:table-row>
        <table:table-row table:style-name="ro1">
          <table:table-cell office:value-type="float" office:value="-301.5239" calcext:value-type="float">
            <text:p>-301.5239</text:p>
          </table:table-cell>
          <table:table-cell office:value-type="float" office:value="1768.1334" calcext:value-type="float">
            <text:p>1768.1334</text:p>
          </table:table-cell>
          <table:table-cell office:value-type="float" office:value="962.1877" calcext:value-type="float">
            <text:p>962.1877</text:p>
          </table:table-cell>
          <table:table-cell office:value-type="float" office:value="265.0507" calcext:value-type="float">
            <text:p>265.0507</text:p>
          </table:table-cell>
          <table:table-cell office:value-type="float" office:value="978.4014" calcext:value-type="float">
            <text:p>978.4014</text:p>
          </table:table-cell>
        </table:table-row>
        <table:table-row table:style-name="ro1">
          <table:table-cell office:value-type="float" office:value="-336.2933" calcext:value-type="float">
            <text:p>-336.2933</text:p>
          </table:table-cell>
          <table:table-cell office:value-type="float" office:value="1754.0856" calcext:value-type="float">
            <text:p>1754.0856</text:p>
          </table:table-cell>
          <table:table-cell office:value-type="float" office:value="969.4496" calcext:value-type="float">
            <text:p>969.4496</text:p>
          </table:table-cell>
          <table:table-cell office:value-type="float" office:value="265.861" calcext:value-type="float">
            <text:p>265.861</text:p>
          </table:table-cell>
          <table:table-cell office:value-type="float" office:value="982.0628" calcext:value-type="float">
            <text:p>982.0628</text:p>
          </table:table-cell>
        </table:table-row>
        <table:table-row table:style-name="ro1">
          <table:table-cell office:value-type="float" office:value="-370.4169" calcext:value-type="float">
            <text:p>-370.4169</text:p>
          </table:table-cell>
          <table:table-cell office:value-type="float" office:value="1738.5346" calcext:value-type="float">
            <text:p>1738.5346</text:p>
          </table:table-cell>
          <table:table-cell office:value-type="float" office:value="976.687" calcext:value-type="float">
            <text:p>976.687</text:p>
          </table:table-cell>
          <table:table-cell office:value-type="float" office:value="266.6531" calcext:value-type="float">
            <text:p>266.6531</text:p>
          </table:table-cell>
          <table:table-cell office:value-type="float" office:value="985.7282" calcext:value-type="float">
            <text:p>985.7282</text:p>
          </table:table-cell>
        </table:table-row>
        <table:table-row table:style-name="ro1">
          <table:table-cell office:value-type="float" office:value="-403.8296" calcext:value-type="float">
            <text:p>-403.8296</text:p>
          </table:table-cell>
          <table:table-cell office:value-type="float" office:value="1721.51" calcext:value-type="float">
            <text:p>1721.51</text:p>
          </table:table-cell>
          <table:table-cell office:value-type="float" office:value="983.7431" calcext:value-type="float">
            <text:p>983.7431</text:p>
          </table:table-cell>
          <table:table-cell office:value-type="float" office:value="267.233" calcext:value-type="float">
            <text:p>267.233</text:p>
          </table:table-cell>
          <table:table-cell office:value-type="float" office:value="989.4331" calcext:value-type="float">
            <text:p>989.4331</text:p>
          </table:table-cell>
        </table:table-row>
        <table:table-row table:style-name="ro1">
          <table:table-cell office:value-type="float" office:value="-436.4679" calcext:value-type="float">
            <text:p>-436.4679</text:p>
          </table:table-cell>
          <table:table-cell office:value-type="float" office:value="1703.0441" calcext:value-type="float">
            <text:p>1703.0441</text:p>
          </table:table-cell>
          <table:table-cell office:value-type="float" office:value="990.9777" calcext:value-type="float">
            <text:p>990.9777</text:p>
          </table:table-cell>
          <table:table-cell office:value-type="float" office:value="268.0639" calcext:value-type="float">
            <text:p>268.0639</text:p>
          </table:table-cell>
          <table:table-cell office:value-type="float" office:value="993.0898" calcext:value-type="float">
            <text:p>993.0898</text:p>
          </table:table-cell>
        </table:table-row>
        <table:table-row table:style-name="ro1">
          <table:table-cell office:value-type="float" office:value="-468.2697" calcext:value-type="float">
            <text:p>-468.2697</text:p>
          </table:table-cell>
          <table:table-cell office:value-type="float" office:value="1683.1721" calcext:value-type="float">
            <text:p>1683.1721</text:p>
          </table:table-cell>
          <table:table-cell office:value-type="float" office:value="998.0001" calcext:value-type="float">
            <text:p>998.0001</text:p>
          </table:table-cell>
          <table:table-cell office:value-type="float" office:value="268.6643" calcext:value-type="float">
            <text:p>268.6643</text:p>
          </table:table-cell>
          <table:table-cell office:value-type="float" office:value="996.7915" calcext:value-type="float">
            <text:p>996.7915</text:p>
          </table:table-cell>
        </table:table-row>
        <table:table-row table:style-name="ro1">
          <table:table-cell office:value-type="float" office:value="-499.1745" calcext:value-type="float">
            <text:p>-499.1745</text:p>
          </table:table-cell>
          <table:table-cell office:value-type="float" office:value="1661.9319" calcext:value-type="float">
            <text:p>1661.9319</text:p>
          </table:table-cell>
          <table:table-cell office:value-type="float" office:value="1005.232" calcext:value-type="float">
            <text:p>1005.232</text:p>
          </table:table-cell>
          <table:table-cell office:value-type="float" office:value="269.5411" calcext:value-type="float">
            <text:p>269.5411</text:p>
          </table:table-cell>
          <table:table-cell office:value-type="float" office:value="1000.4375" calcext:value-type="float">
            <text:p>1000.4375</text:p>
          </table:table-cell>
        </table:table-row>
        <table:table-row table:style-name="ro1">
          <table:table-cell office:value-type="float" office:value="-529.1233" calcext:value-type="float">
            <text:p>-529.1233</text:p>
          </table:table-cell>
          <table:table-cell office:value-type="float" office:value="1639.3638" calcext:value-type="float">
            <text:p>1639.3638</text:p>
          </table:table-cell>
          <table:table-cell office:value-type="float" office:value="1012.6345" calcext:value-type="float">
            <text:p>1012.6345</text:p>
          </table:table-cell>
          <table:table-cell office:value-type="float" office:value="270.6245" calcext:value-type="float">
            <text:p>270.6245</text:p>
          </table:table-cell>
          <table:table-cell office:value-type="float" office:value="1004.0276" calcext:value-type="float">
            <text:p>1004.0276</text:p>
          </table:table-cell>
        </table:table-row>
        <table:table-row table:style-name="ro1">
          <table:table-cell office:value-type="float" office:value="-558.0592" calcext:value-type="float">
            <text:p>-558.0592</text:p>
          </table:table-cell>
          <table:table-cell office:value-type="float" office:value="1615.5109" calcext:value-type="float">
            <text:p>1615.5109</text:p>
          </table:table-cell>
          <table:table-cell office:value-type="float" office:value="1019.7586" calcext:value-type="float">
            <text:p>1019.7586</text:p>
          </table:table-cell>
          <table:table-cell office:value-type="float" office:value="271.4354" calcext:value-type="float">
            <text:p>271.4354</text:p>
          </table:table-cell>
          <table:table-cell office:value-type="float" office:value="1007.6889" calcext:value-type="float">
            <text:p>1007.6889</text:p>
          </table:table-cell>
        </table:table-row>
        <table:table-row table:style-name="ro1">
          <table:table-cell office:value-type="float" office:value="-585.9272" calcext:value-type="float">
            <text:p>-585.9272</text:p>
          </table:table-cell>
          <table:table-cell office:value-type="float" office:value="1590.4185" calcext:value-type="float">
            <text:p>1590.4185</text:p>
          </table:table-cell>
          <table:table-cell office:value-type="float" office:value="1026.5856" calcext:value-type="float">
            <text:p>1026.5856</text:p>
          </table:table-cell>
          <table:table-cell office:value-type="float" office:value="271.9592" calcext:value-type="float">
            <text:p>271.9592</text:p>
          </table:table-cell>
          <table:table-cell office:value-type="float" office:value="1011.4021" calcext:value-type="float">
            <text:p>1011.4021</text:p>
          </table:table-cell>
        </table:table-row>
        <table:table-row table:style-name="ro1">
          <table:table-cell office:value-type="float" office:value="-612.6741" calcext:value-type="float">
            <text:p>-612.6741</text:p>
          </table:table-cell>
          <table:table-cell office:value-type="float" office:value="1564.1344" calcext:value-type="float">
            <text:p>1564.1344</text:p>
          </table:table-cell>
          <table:table-cell office:value-type="float" office:value="1033.4889" calcext:value-type="float">
            <text:p>1033.4889</text:p>
          </table:table-cell>
          <table:table-cell office:value-type="float" office:value="272.6185" calcext:value-type="float">
            <text:p>272.6185</text:p>
          </table:table-cell>
          <table:table-cell office:value-type="float" office:value="1015.0937" calcext:value-type="float">
            <text:p>1015.0937</text:p>
          </table:table-cell>
        </table:table-row>
        <table:table-row table:style-name="ro1">
          <table:table-cell office:value-type="float" office:value="-638.249" calcext:value-type="float">
            <text:p>-638.249</text:p>
          </table:table-cell>
          <table:table-cell office:value-type="float" office:value="1536.7086" calcext:value-type="float">
            <text:p>1536.7086</text:p>
          </table:table-cell>
          <table:table-cell office:value-type="float" office:value="1040.2142" calcext:value-type="float">
            <text:p>1040.2142</text:p>
          </table:table-cell>
          <table:table-cell office:value-type="float" office:value="273.1386" calcext:value-type="float">
            <text:p>273.1386</text:p>
          </table:table-cell>
          <table:table-cell office:value-type="float" office:value="1018.8075" calcext:value-type="float">
            <text:p>1018.8075</text:p>
          </table:table-cell>
        </table:table-row>
        <table:table-row table:style-name="ro1">
          <table:table-cell office:value-type="float" office:value="-662.6033" calcext:value-type="float">
            <text:p>-662.6033</text:p>
          </table:table-cell>
          <table:table-cell office:value-type="float" office:value="1508.1934" calcext:value-type="float">
            <text:p>1508.1934</text:p>
          </table:table-cell>
          <table:table-cell office:value-type="float" office:value="1046.6558" calcext:value-type="float">
            <text:p>1046.6558</text:p>
          </table:table-cell>
          <table:table-cell office:value-type="float" office:value="273.4125" calcext:value-type="float">
            <text:p>273.4125</text:p>
          </table:table-cell>
          <table:table-cell office:value-type="float" office:value="1022.5474" calcext:value-type="float">
            <text:p>1022.5474</text:p>
          </table:table-cell>
        </table:table-row>
        <table:table-row table:style-name="ro1">
          <table:table-cell office:value-type="float" office:value="-685.6906" calcext:value-type="float">
            <text:p>-685.6906</text:p>
          </table:table-cell>
          <table:table-cell office:value-type="float" office:value="1478.643" calcext:value-type="float">
            <text:p>1478.643</text:p>
          </table:table-cell>
          <table:table-cell office:value-type="float" office:value="1053.3299" calcext:value-type="float">
            <text:p>1053.3299</text:p>
          </table:table-cell>
          <table:table-cell office:value-type="float" office:value="274.0049" calcext:value-type="float">
            <text:p>274.0049</text:p>
          </table:table-cell>
          <table:table-cell office:value-type="float" office:value="1026.2504" calcext:value-type="float">
            <text:p>1026.2504</text:p>
          </table:table-cell>
        </table:table-row>
        <table:table-row table:style-name="ro1">
          <table:table-cell office:value-type="float" office:value="-707.467" calcext:value-type="float">
            <text:p>-707.467</text:p>
          </table:table-cell>
          <table:table-cell office:value-type="float" office:value="1448.1137" calcext:value-type="float">
            <text:p>1448.1137</text:p>
          </table:table-cell>
          <table:table-cell office:value-type="float" office:value="1059.8994" calcext:value-type="float">
            <text:p>1059.8994</text:p>
          </table:table-cell>
          <table:table-cell office:value-type="float" office:value="274.5543" calcext:value-type="float">
            <text:p>274.5543</text:p>
          </table:table-cell>
          <table:table-cell office:value-type="float" office:value="1029.9599" calcext:value-type="float">
            <text:p>1029.9599</text:p>
          </table:table-cell>
        </table:table-row>
        <table:table-row table:style-name="ro1">
          <table:table-cell office:value-type="float" office:value="-727.8909" calcext:value-type="float">
            <text:p>-727.8909</text:p>
          </table:table-cell>
          <table:table-cell office:value-type="float" office:value="1416.6635" calcext:value-type="float">
            <text:p>1416.6635</text:p>
          </table:table-cell>
          <table:table-cell office:value-type="float" office:value="1066.0905" calcext:value-type="float">
            <text:p>1066.0905</text:p>
          </table:table-cell>
          <table:table-cell office:value-type="float" office:value="274.7819" calcext:value-type="float">
            <text:p>274.7819</text:p>
          </table:table-cell>
          <table:table-cell office:value-type="float" office:value="1033.703" calcext:value-type="float">
            <text:p>1033.703</text:p>
          </table:table-cell>
        </table:table-row>
        <table:table-row table:style-name="ro1">
          <table:table-cell office:value-type="float" office:value="-746.9236" calcext:value-type="float">
            <text:p>-746.9236</text:p>
          </table:table-cell>
          <table:table-cell office:value-type="float" office:value="1384.3524" calcext:value-type="float">
            <text:p>1384.3524</text:p>
          </table:table-cell>
          <table:table-cell office:value-type="float" office:value="1072.4374" calcext:value-type="float">
            <text:p>1072.4374</text:p>
          </table:table-cell>
          <table:table-cell office:value-type="float" office:value="275.2535" calcext:value-type="float">
            <text:p>275.2535</text:p>
          </table:table-cell>
          <table:table-cell office:value-type="float" office:value="1037.4232" calcext:value-type="float">
            <text:p>1037.4232</text:p>
          </table:table-cell>
        </table:table-row>
        <table:table-row table:style-name="ro1">
          <table:table-cell office:value-type="float" office:value="-764.5288" calcext:value-type="float">
            <text:p>-764.5288</text:p>
          </table:table-cell>
          <table:table-cell office:value-type="float" office:value="1351.2419" calcext:value-type="float">
            <text:p>1351.2419</text:p>
          </table:table-cell>
          <table:table-cell office:value-type="float" office:value="1078.5178" calcext:value-type="float">
            <text:p>1078.5178</text:p>
          </table:table-cell>
          <table:table-cell office:value-type="float" office:value="275.5349" calcext:value-type="float">
            <text:p>275.5349</text:p>
          </table:table-cell>
          <table:table-cell office:value-type="float" office:value="1041.1626" calcext:value-type="float">
            <text:p>1041.1626</text:p>
          </table:table-cell>
        </table:table-row>
        <table:table-row table:style-name="ro1">
          <table:table-cell office:value-type="float" office:value="-780.673" calcext:value-type="float">
            <text:p>-780.673</text:p>
          </table:table-cell>
          <table:table-cell office:value-type="float" office:value="1317.395" calcext:value-type="float">
            <text:p>1317.395</text:p>
          </table:table-cell>
          <table:table-cell office:value-type="float" office:value="1084.7706" calcext:value-type="float">
            <text:p>1084.7706</text:p>
          </table:table-cell>
          <table:table-cell office:value-type="float" office:value="276.0793" calcext:value-type="float">
            <text:p>276.0793</text:p>
          </table:table-cell>
          <table:table-cell office:value-type="float" office:value="1044.8729" calcext:value-type="float">
            <text:p>1044.8729</text:p>
          </table:table-cell>
        </table:table-row>
        <table:table-row table:style-name="ro1">
          <table:table-cell office:value-type="float" office:value="-795.3254" calcext:value-type="float">
            <text:p>-795.3254</text:p>
          </table:table-cell>
          <table:table-cell office:value-type="float" office:value="1282.876" calcext:value-type="float">
            <text:p>1282.876</text:p>
          </table:table-cell>
          <table:table-cell office:value-type="float" office:value="1090.8749" calcext:value-type="float">
            <text:p>1090.8749</text:p>
          </table:table-cell>
          <table:table-cell office:value-type="float" office:value="276.5653" calcext:value-type="float">
            <text:p>276.5653</text:p>
          </table:table-cell>
          <table:table-cell office:value-type="float" office:value="1048.5913" calcext:value-type="float">
            <text:p>1048.5913</text:p>
          </table:table-cell>
        </table:table-row>
        <table:table-row table:style-name="ro1">
          <table:table-cell office:value-type="float" office:value="-808.4582" calcext:value-type="float">
            <text:p>-808.4582</text:p>
          </table:table-cell>
          <table:table-cell office:value-type="float" office:value="1247.7508" calcext:value-type="float">
            <text:p>1247.7508</text:p>
          </table:table-cell>
          <table:table-cell office:value-type="float" office:value="1096.7019" calcext:value-type="float">
            <text:p>1096.7019</text:p>
          </table:table-cell>
          <table:table-cell office:value-type="float" office:value="276.8701" calcext:value-type="float">
            <text:p>276.8701</text:p>
          </table:table-cell>
          <table:table-cell office:value-type="float" office:value="1052.3289" calcext:value-type="float">
            <text:p>1052.3289</text:p>
          </table:table-cell>
        </table:table-row>
        <table:table-row table:style-name="ro1">
          <table:table-cell office:value-type="float" office:value="-820.0463" calcext:value-type="float">
            <text:p>-820.0463</text:p>
          </table:table-cell>
          <table:table-cell office:value-type="float" office:value="1212.0862" calcext:value-type="float">
            <text:p>1212.0862</text:p>
          </table:table-cell>
          <table:table-cell office:value-type="float" office:value="1102.3768" calcext:value-type="float">
            <text:p>1102.3768</text:p>
          </table:table-cell>
          <table:table-cell office:value-type="float" office:value="277.1261" calcext:value-type="float">
            <text:p>277.1261</text:p>
          </table:table-cell>
          <table:table-cell office:value-type="float" office:value="1056.0701" calcext:value-type="float">
            <text:p>1056.0701</text:p>
          </table:table-cell>
        </table:table-row>
        <table:table-row table:style-name="ro1">
          <table:table-cell office:value-type="float" office:value="-830.0677" calcext:value-type="float">
            <text:p>-830.0677</text:p>
          </table:table-cell>
          <table:table-cell office:value-type="float" office:value="1175.9501" calcext:value-type="float">
            <text:p>1175.9501</text:p>
          </table:table-cell>
          <table:table-cell office:value-type="float" office:value="1107.9664" calcext:value-type="float">
            <text:p>1107.9664</text:p>
          </table:table-cell>
          <table:table-cell office:value-type="float" office:value="277.406" calcext:value-type="float">
            <text:p>277.406</text:p>
          </table:table-cell>
          <table:table-cell office:value-type="float" office:value="1059.8097" calcext:value-type="float">
            <text:p>1059.8097</text:p>
          </table:table-cell>
        </table:table-row>
        <table:table-row table:style-name="ro1">
          <table:table-cell office:value-type="float" office:value="-838.5034" calcext:value-type="float">
            <text:p>-838.5034</text:p>
          </table:table-cell>
          <table:table-cell office:value-type="float" office:value="1139.4112" calcext:value-type="float">
            <text:p>1139.4112</text:p>
          </table:table-cell>
          <table:table-cell office:value-type="float" office:value="1113.4038" calcext:value-type="float">
            <text:p>1113.4038</text:p>
          </table:table-cell>
          <table:table-cell office:value-type="float" office:value="277.6482" calcext:value-type="float">
            <text:p>277.6482</text:p>
          </table:table-cell>
          <table:table-cell office:value-type="float" office:value="1063.5518" calcext:value-type="float">
            <text:p>1063.5518</text:p>
          </table:table-cell>
        </table:table-row>
        <table:table-row table:style-name="ro1">
          <table:table-cell office:value-type="float" office:value="-845.3372" calcext:value-type="float">
            <text:p>-845.3372</text:p>
          </table:table-cell>
          <table:table-cell office:value-type="float" office:value="1102.5391" calcext:value-type="float">
            <text:p>1102.5391</text:p>
          </table:table-cell>
          <table:table-cell office:value-type="float" office:value="1118.7587" calcext:value-type="float">
            <text:p>1118.7587</text:p>
          </table:table-cell>
          <table:table-cell office:value-type="float" office:value="277.9284" calcext:value-type="float">
            <text:p>277.9284</text:p>
          </table:table-cell>
          <table:table-cell office:value-type="float" office:value="1067.2914" calcext:value-type="float">
            <text:p>1067.2914</text:p>
          </table:table-cell>
        </table:table-row>
        <table:table-row table:style-name="ro1">
          <table:table-cell office:value-type="float" office:value="-850.5562" calcext:value-type="float">
            <text:p>-850.5562</text:p>
          </table:table-cell>
          <table:table-cell office:value-type="float" office:value="1065.4041" calcext:value-type="float">
            <text:p>1065.4041</text:p>
          </table:table-cell>
          <table:table-cell office:value-type="float" office:value="1123.9326" calcext:value-type="float">
            <text:p>1123.9326</text:p>
          </table:table-cell>
          <table:table-cell office:value-type="float" office:value="278.1538" calcext:value-type="float">
            <text:p>278.1538</text:p>
          </table:table-cell>
          <table:table-cell office:value-type="float" office:value="1071.0346" calcext:value-type="float">
            <text:p>1071.0346</text:p>
          </table:table-cell>
        </table:table-row>
        <table:table-row table:style-name="ro1">
          <table:table-cell office:value-type="float" office:value="-854.1504" calcext:value-type="float">
            <text:p>-854.1504</text:p>
          </table:table-cell>
          <table:table-cell office:value-type="float" office:value="1028.0767" calcext:value-type="float">
            <text:p>1028.0767</text:p>
          </table:table-cell>
          <table:table-cell office:value-type="float" office:value="1129.2101" calcext:value-type="float">
            <text:p>1129.2101</text:p>
          </table:table-cell>
          <table:table-cell office:value-type="float" office:value="278.6152" calcext:value-type="float">
            <text:p>278.6152</text:p>
          </table:table-cell>
          <table:table-cell office:value-type="float" office:value="1074.7561" calcext:value-type="float">
            <text:p>1074.7561</text:p>
          </table:table-cell>
        </table:table-row>
        <table:table-row table:style-name="ro1">
          <table:table-cell office:value-type="float" office:value="-856.113" calcext:value-type="float">
            <text:p>-856.113</text:p>
          </table:table-cell>
          <table:table-cell office:value-type="float" office:value="990.6281" calcext:value-type="float">
            <text:p>990.6281</text:p>
          </table:table-cell>
          <table:table-cell office:value-type="float" office:value="1134.0861" calcext:value-type="float">
            <text:p>1134.0861</text:p>
          </table:table-cell>
          <table:table-cell office:value-type="float" office:value="278.8142" calcext:value-type="float">
            <text:p>278.8142</text:p>
          </table:table-cell>
          <table:table-cell office:value-type="float" office:value="1078.5008" calcext:value-type="float">
            <text:p>1078.5008</text:p>
          </table:table-cell>
        </table:table-row>
        <table:table-row table:style-name="ro1">
          <table:table-cell office:value-type="float" office:value="-856.4403" calcext:value-type="float">
            <text:p>-856.4403</text:p>
          </table:table-cell>
          <table:table-cell office:value-type="float" office:value="953.1295" calcext:value-type="float">
            <text:p>953.1295</text:p>
          </table:table-cell>
          <table:table-cell office:value-type="float" office:value="1138.5517" calcext:value-type="float">
            <text:p>1138.5517</text:p>
          </table:table-cell>
          <table:table-cell office:value-type="float" office:value="278.7462" calcext:value-type="float">
            <text:p>278.7462</text:p>
          </table:table-cell>
          <table:table-cell office:value-type="float" office:value="1082.2502" calcext:value-type="float">
            <text:p>1082.2502</text:p>
          </table:table-cell>
        </table:table-row>
        <table:table-row table:style-name="ro1">
          <table:table-cell office:value-type="float" office:value="-855.1315" calcext:value-type="float">
            <text:p>-855.1315</text:p>
          </table:table-cell>
          <table:table-cell office:value-type="float" office:value="915.6524" calcext:value-type="float">
            <text:p>915.6524</text:p>
          </table:table-cell>
          <table:table-cell office:value-type="float" office:value="1142.9063" calcext:value-type="float">
            <text:p>1142.9063</text:p>
          </table:table-cell>
          <table:table-cell office:value-type="float" office:value="278.7162" calcext:value-type="float">
            <text:p>278.7162</text:p>
          </table:table-cell>
          <table:table-cell office:value-type="float" office:value="1086.0001" calcext:value-type="float">
            <text:p>1086.0001</text:p>
          </table:table-cell>
        </table:table-row>
        <table:table-row table:style-name="ro1">
          <table:table-cell office:value-type="float" office:value="-852.1893" calcext:value-type="float">
            <text:p>-852.1893</text:p>
          </table:table-cell>
          <table:table-cell office:value-type="float" office:value="878.268" calcext:value-type="float">
            <text:p>878.268</text:p>
          </table:table-cell>
          <table:table-cell office:value-type="float" office:value="1147.0659" calcext:value-type="float">
            <text:p>1147.0659</text:p>
          </table:table-cell>
          <table:table-cell office:value-type="float" office:value="278.6455" calcext:value-type="float">
            <text:p>278.6455</text:p>
          </table:table-cell>
          <table:table-cell office:value-type="float" office:value="1089.7494" calcext:value-type="float">
            <text:p>1089.7494</text:p>
          </table:table-cell>
        </table:table-row>
        <table:table-row table:style-name="ro1">
          <table:table-cell office:value-type="float" office:value="-847.6192" calcext:value-type="float">
            <text:p>-847.6192</text:p>
          </table:table-cell>
          <table:table-cell office:value-type="float" office:value="841.0475" calcext:value-type="float">
            <text:p>841.0475</text:p>
          </table:table-cell>
          <table:table-cell office:value-type="float" office:value="1151.275" calcext:value-type="float">
            <text:p>1151.275</text:p>
          </table:table-cell>
          <table:table-cell office:value-type="float" office:value="278.7884" calcext:value-type="float">
            <text:p>278.7884</text:p>
          </table:table-cell>
          <table:table-cell office:value-type="float" office:value="1093.4967" calcext:value-type="float">
            <text:p>1093.4967</text:p>
          </table:table-cell>
        </table:table-row>
        <table:table-row table:style-name="ro1">
          <table:table-cell office:value-type="float" office:value="-841.4299" calcext:value-type="float">
            <text:p>-841.4299</text:p>
          </table:table-cell>
          <table:table-cell office:value-type="float" office:value="804.0618" calcext:value-type="float">
            <text:p>804.0618</text:p>
          </table:table-cell>
          <table:table-cell office:value-type="float" office:value="1155.0238" calcext:value-type="float">
            <text:p>1155.0238</text:p>
          </table:table-cell>
          <table:table-cell office:value-type="float" office:value="278.6328" calcext:value-type="float">
            <text:p>278.6328</text:p>
          </table:table-cell>
          <table:table-cell office:value-type="float" office:value="1097.2434" calcext:value-type="float">
            <text:p>1097.2434</text:p>
          </table:table-cell>
        </table:table-row>
        <table:table-row table:style-name="ro1">
          <table:table-cell office:value-type="float" office:value="-833.6333" calcext:value-type="float">
            <text:p>-833.6333</text:p>
          </table:table-cell>
          <table:table-cell office:value-type="float" office:value="767.3813" calcext:value-type="float">
            <text:p>767.3813</text:p>
          </table:table-cell>
          <table:table-cell office:value-type="float" office:value="1158.8613" calcext:value-type="float">
            <text:p>1158.8613</text:p>
          </table:table-cell>
          <table:table-cell office:value-type="float" office:value="278.7451" calcext:value-type="float">
            <text:p>278.7451</text:p>
          </table:table-cell>
          <table:table-cell office:value-type="float" office:value="1100.9918" calcext:value-type="float">
            <text:p>1100.9918</text:p>
          </table:table-cell>
        </table:table-row>
        <table:table-row table:style-name="ro1">
          <table:table-cell office:value-type="float" office:value="-824.244" calcext:value-type="float">
            <text:p>-824.244</text:p>
          </table:table-cell>
          <table:table-cell office:value-type="float" office:value="731.0757" calcext:value-type="float">
            <text:p>731.0757</text:p>
          </table:table-cell>
          <table:table-cell office:value-type="float" office:value="1162.8204" calcext:value-type="float">
            <text:p>1162.8204</text:p>
          </table:table-cell>
          <table:table-cell office:value-type="float" office:value="279.1814" calcext:value-type="float">
            <text:p>279.1814</text:p>
          </table:table-cell>
          <table:table-cell office:value-type="float" office:value="1104.7163" calcext:value-type="float">
            <text:p>1104.7163</text:p>
          </table:table-cell>
        </table:table-row>
        <table:table-row table:style-name="ro1">
          <table:table-cell office:value-type="float" office:value="-813.2801" calcext:value-type="float">
            <text:p>-813.2801</text:p>
          </table:table-cell>
          <table:table-cell office:value-type="float" office:value="695.2143" calcext:value-type="float">
            <text:p>695.2143</text:p>
          </table:table-cell>
          <table:table-cell office:value-type="float" office:value="1166.8342" calcext:value-type="float">
            <text:p>1166.8342</text:p>
          </table:table-cell>
          <table:table-cell office:value-type="float" office:value="279.8985" calcext:value-type="float">
            <text:p>279.8985</text:p>
          </table:table-cell>
          <table:table-cell office:value-type="float" office:value="1108.3971" calcext:value-type="float">
            <text:p>1108.3971</text:p>
          </table:table-cell>
        </table:table-row>
        <table:table-row table:style-name="ro1">
          <table:table-cell office:value-type="float" office:value="-800.7623" calcext:value-type="float">
            <text:p>-800.7623</text:p>
          </table:table-cell>
          <table:table-cell office:value-type="float" office:value="659.8652" calcext:value-type="float">
            <text:p>659.8652</text:p>
          </table:table-cell>
          <table:table-cell office:value-type="float" office:value="1170.3779" calcext:value-type="float">
            <text:p>1170.3779</text:p>
          </table:table-cell>
          <table:table-cell office:value-type="float" office:value="280.3249" calcext:value-type="float">
            <text:p>280.3249</text:p>
          </table:table-cell>
          <table:table-cell office:value-type="float" office:value="1112.1228" calcext:value-type="float">
            <text:p>1112.1228</text:p>
          </table:table-cell>
        </table:table-row>
        <table:table-row table:style-name="ro1">
          <table:table-cell office:value-type="float" office:value="-786.7146" calcext:value-type="float">
            <text:p>-786.7146</text:p>
          </table:table-cell>
          <table:table-cell office:value-type="float" office:value="625.0958" calcext:value-type="float">
            <text:p>625.0958</text:p>
          </table:table-cell>
          <table:table-cell office:value-type="float" office:value="1173.9473" calcext:value-type="float">
            <text:p>1173.9473</text:p>
          </table:table-cell>
          <table:table-cell office:value-type="float" office:value="281.0279" calcext:value-type="float">
            <text:p>281.0279</text:p>
          </table:table-cell>
          <table:table-cell office:value-type="float" office:value="1115.8063" calcext:value-type="float">
            <text:p>1115.8063</text:p>
          </table:table-cell>
        </table:table-row>
        <table:table-row table:style-name="ro1">
          <table:table-cell office:value-type="float" office:value="-771.1636" calcext:value-type="float">
            <text:p>-771.1636</text:p>
          </table:table-cell>
          <table:table-cell office:value-type="float" office:value="590.9723" calcext:value-type="float">
            <text:p>590.9723</text:p>
          </table:table-cell>
          <table:table-cell office:value-type="float" office:value="1177.4222" calcext:value-type="float">
            <text:p>1177.4222</text:p>
          </table:table-cell>
          <table:table-cell office:value-type="float" office:value="281.8982" calcext:value-type="float">
            <text:p>281.8982</text:p>
          </table:table-cell>
          <table:table-cell office:value-type="float" office:value="1119.4539" calcext:value-type="float">
            <text:p>1119.4539</text:p>
          </table:table-cell>
        </table:table-row>
        <table:table-row table:style-name="ro1">
          <table:table-cell office:value-type="float" office:value="-754.1389" calcext:value-type="float">
            <text:p>-754.1389</text:p>
          </table:table-cell>
          <table:table-cell office:value-type="float" office:value="557.5596" calcext:value-type="float">
            <text:p>557.5596</text:p>
          </table:table-cell>
          <table:table-cell office:value-type="float" office:value="1180.4547" calcext:value-type="float">
            <text:p>1180.4547</text:p>
          </table:table-cell>
          <table:table-cell office:value-type="float" office:value="282.5247" calcext:value-type="float">
            <text:p>282.5247</text:p>
          </table:table-cell>
          <table:table-cell office:value-type="float" office:value="1123.1512" calcext:value-type="float">
            <text:p>1123.1512</text:p>
          </table:table-cell>
        </table:table-row>
        <table:table-row table:style-name="ro1">
          <table:table-cell office:value-type="float" office:value="-735.673" calcext:value-type="float">
            <text:p>-735.673</text:p>
          </table:table-cell>
          <table:table-cell office:value-type="float" office:value="524.9212" calcext:value-type="float">
            <text:p>524.9212</text:p>
          </table:table-cell>
          <table:table-cell office:value-type="float" office:value="1183.4803" calcext:value-type="float">
            <text:p>1183.4803</text:p>
          </table:table-cell>
          <table:table-cell office:value-type="float" office:value="283.4595" calcext:value-type="float">
            <text:p>283.4595</text:p>
          </table:table-cell>
          <table:table-cell office:value-type="float" office:value="1126.7828" calcext:value-type="float">
            <text:p>1126.7828</text:p>
          </table:table-cell>
        </table:table-row>
        <table:table-row table:style-name="ro1">
          <table:table-cell office:value-type="float" office:value="-715.8011" calcext:value-type="float">
            <text:p>-715.8011</text:p>
          </table:table-cell>
          <table:table-cell office:value-type="float" office:value="493.1194" calcext:value-type="float">
            <text:p>493.1194</text:p>
          </table:table-cell>
          <table:table-cell office:value-type="float" office:value="1186.2241" calcext:value-type="float">
            <text:p>1186.2241</text:p>
          </table:table-cell>
          <table:table-cell office:value-type="float" office:value="284.376" calcext:value-type="float">
            <text:p>284.376</text:p>
          </table:table-cell>
          <table:table-cell office:value-type="float" office:value="1130.4191" calcext:value-type="float">
            <text:p>1130.4191</text:p>
          </table:table-cell>
        </table:table-row>
        <table:table-row table:style-name="ro1">
          <table:table-cell office:value-type="float" office:value="-694.5608" calcext:value-type="float">
            <text:p>-694.5608</text:p>
          </table:table-cell>
          <table:table-cell office:value-type="float" office:value="462.2147" calcext:value-type="float">
            <text:p>462.2147</text:p>
          </table:table-cell>
          <table:table-cell office:value-type="float" office:value="1188.6483" calcext:value-type="float">
            <text:p>1188.6483</text:p>
          </table:table-cell>
          <table:table-cell office:value-type="float" office:value="285.2319" calcext:value-type="float">
            <text:p>285.2319</text:p>
          </table:table-cell>
          <table:table-cell office:value-type="float" office:value="1134.0701" calcext:value-type="float">
            <text:p>1134.0701</text:p>
          </table:table-cell>
        </table:table-row>
        <table:table-row table:style-name="ro1">
          <table:table-cell office:value-type="float" office:value="-671.9928" calcext:value-type="float">
            <text:p>-671.9928</text:p>
          </table:table-cell>
          <table:table-cell office:value-type="float" office:value="432.2658" calcext:value-type="float">
            <text:p>432.2658</text:p>
          </table:table-cell>
          <table:table-cell office:value-type="float" office:value="1190.6087" calcext:value-type="float">
            <text:p>1190.6087</text:p>
          </table:table-cell>
          <table:table-cell office:value-type="float" office:value="285.833" calcext:value-type="float">
            <text:p>285.833</text:p>
          </table:table-cell>
          <table:table-cell office:value-type="float" office:value="1137.7716" calcext:value-type="float">
            <text:p>1137.7716</text:p>
          </table:table-cell>
        </table:table-row>
        <table:table-row table:style-name="ro1">
          <table:table-cell office:value-type="float" office:value="-648.1398" calcext:value-type="float">
            <text:p>-648.1398</text:p>
          </table:table-cell>
          <table:table-cell office:value-type="float" office:value="403.3299" calcext:value-type="float">
            <text:p>403.3299</text:p>
          </table:table-cell>
          <table:table-cell office:value-type="float" office:value="1192.2728" calcext:value-type="float">
            <text:p>1192.2728</text:p>
          </table:table-cell>
          <table:table-cell office:value-type="float" office:value="286.409" calcext:value-type="float">
            <text:p>286.409</text:p>
          </table:table-cell>
          <table:table-cell office:value-type="float" office:value="1141.4771" calcext:value-type="float">
            <text:p>1141.4771</text:p>
          </table:table-cell>
        </table:table-row>
        <table:table-row table:style-name="ro1">
          <table:table-cell office:value-type="float" office:value="-623.0474" calcext:value-type="float">
            <text:p>-623.0474</text:p>
          </table:table-cell>
          <table:table-cell office:value-type="float" office:value="375.462" calcext:value-type="float">
            <text:p>375.462</text:p>
          </table:table-cell>
          <table:table-cell office:value-type="float" office:value="1193.7969" calcext:value-type="float">
            <text:p>1193.7969</text:p>
          </table:table-cell>
          <table:table-cell office:value-type="float" office:value="287.2027" calcext:value-type="float">
            <text:p>287.2027</text:p>
          </table:table-cell>
          <table:table-cell office:value-type="float" office:value="1145.1422" calcext:value-type="float">
            <text:p>1145.1422</text:p>
          </table:table-cell>
        </table:table-row>
        <table:table-row table:style-name="ro1">
          <table:table-cell office:value-type="float" office:value="-596.7633" calcext:value-type="float">
            <text:p>-596.7633</text:p>
          </table:table-cell>
          <table:table-cell office:value-type="float" office:value="348.7151" calcext:value-type="float">
            <text:p>348.7151</text:p>
          </table:table-cell>
          <table:table-cell office:value-type="float" office:value="1194.8535" calcext:value-type="float">
            <text:p>1194.8535</text:p>
          </table:table-cell>
          <table:table-cell office:value-type="float" office:value="287.7443" calcext:value-type="float">
            <text:p>287.7443</text:p>
          </table:table-cell>
          <table:table-cell office:value-type="float" office:value="1148.8529" calcext:value-type="float">
            <text:p>1148.8529</text:p>
          </table:table-cell>
        </table:table-row>
        <table:table-row table:style-name="ro1">
          <table:table-cell office:value-type="float" office:value="-569.3376" calcext:value-type="float">
            <text:p>-569.3376</text:p>
          </table:table-cell>
          <table:table-cell office:value-type="float" office:value="323.1402" calcext:value-type="float">
            <text:p>323.1402</text:p>
          </table:table-cell>
          <table:table-cell office:value-type="float" office:value="1195.541" calcext:value-type="float">
            <text:p>1195.541</text:p>
          </table:table-cell>
          <table:table-cell office:value-type="float" office:value="288.1793" calcext:value-type="float">
            <text:p>288.1793</text:p>
          </table:table-cell>
          <table:table-cell office:value-type="float" office:value="1152.5775" calcext:value-type="float">
            <text:p>1152.5775</text:p>
          </table:table-cell>
        </table:table-row>
        <table:table-row table:style-name="ro1">
          <table:table-cell office:value-type="float" office:value="-540.8224" calcext:value-type="float">
            <text:p>-540.8224</text:p>
          </table:table-cell>
          <table:table-cell office:value-type="float" office:value="298.7859" calcext:value-type="float">
            <text:p>298.7859</text:p>
          </table:table-cell>
          <table:table-cell office:value-type="float" office:value="1195.7301" calcext:value-type="float">
            <text:p>1195.7301</text:p>
          </table:table-cell>
          <table:table-cell office:value-type="float" office:value="288.3183" calcext:value-type="float">
            <text:p>288.3183</text:p>
          </table:table-cell>
          <table:table-cell office:value-type="float" office:value="1156.325" calcext:value-type="float">
            <text:p>1156.325</text:p>
          </table:table-cell>
        </table:table-row>
        <table:table-row table:style-name="ro1">
          <table:table-cell office:value-type="float" office:value="-511.272" calcext:value-type="float">
            <text:p>-511.272</text:p>
          </table:table-cell>
          <table:table-cell office:value-type="float" office:value="275.6986" calcext:value-type="float">
            <text:p>275.6986</text:p>
          </table:table-cell>
          <table:table-cell office:value-type="float" office:value="1195.4027" calcext:value-type="float">
            <text:p>1195.4027</text:p>
          </table:table-cell>
          <table:table-cell office:value-type="float" office:value="288.1386" calcext:value-type="float">
            <text:p>288.1386</text:p>
          </table:table-cell>
          <table:table-cell office:value-type="float" office:value="1160.0707" calcext:value-type="float">
            <text:p>1160.0707</text:p>
          </table:table-cell>
        </table:table-row>
        <table:table-row table:style-name="ro1">
          <table:table-cell office:value-type="float" office:value="-480.7426" calcext:value-type="float">
            <text:p>-480.7426</text:p>
          </table:table-cell>
          <table:table-cell office:value-type="float" office:value="253.9222" calcext:value-type="float">
            <text:p>253.9222</text:p>
          </table:table-cell>
          <table:table-cell office:value-type="float" office:value="1194.9006" calcext:value-type="float">
            <text:p>1194.9006</text:p>
          </table:table-cell>
          <table:table-cell office:value-type="float" office:value="288.1195" calcext:value-type="float">
            <text:p>288.1195</text:p>
          </table:table-cell>
          <table:table-cell office:value-type="float" office:value="1163.8206" calcext:value-type="float">
            <text:p>1163.8206</text:p>
          </table:table-cell>
        </table:table-row>
        <table:table-row table:style-name="ro1">
          <table:table-cell office:value-type="float" office:value="-449.2925" calcext:value-type="float">
            <text:p>-449.2925</text:p>
          </table:table-cell>
          <table:table-cell office:value-type="float" office:value="233.4982" calcext:value-type="float">
            <text:p>233.4982</text:p>
          </table:table-cell>
          <table:table-cell office:value-type="float" office:value="1193.9985" calcext:value-type="float">
            <text:p>1193.9985</text:p>
          </table:table-cell>
          <table:table-cell office:value-type="float" office:value="287.9486" calcext:value-type="float">
            <text:p>287.9486</text:p>
          </table:table-cell>
          <table:table-cell office:value-type="float" office:value="1167.5667" calcext:value-type="float">
            <text:p>1167.5667</text:p>
          </table:table-cell>
        </table:table-row>
        <table:table-row table:style-name="ro1">
          <table:table-cell office:value-type="float" office:value="-416.9814" calcext:value-type="float">
            <text:p>-416.9814</text:p>
          </table:table-cell>
          <table:table-cell office:value-type="float" office:value="214.4655" calcext:value-type="float">
            <text:p>214.4655</text:p>
          </table:table-cell>
          <table:table-cell office:value-type="float" office:value="1192.772" calcext:value-type="float">
            <text:p>1192.772</text:p>
          </table:table-cell>
          <table:table-cell office:value-type="float" office:value="287.7372" calcext:value-type="float">
            <text:p>287.7372</text:p>
          </table:table-cell>
          <table:table-cell office:value-type="float" office:value="1171.3107" calcext:value-type="float">
            <text:p>1171.3107</text:p>
          </table:table-cell>
        </table:table-row>
        <table:table-row table:style-name="ro1">
          <table:table-cell office:value-type="float" office:value="-383.8708" calcext:value-type="float">
            <text:p>-383.8708</text:p>
          </table:table-cell>
          <table:table-cell office:value-type="float" office:value="196.8604" calcext:value-type="float">
            <text:p>196.8604</text:p>
          </table:table-cell>
          <table:table-cell office:value-type="float" office:value="1191.1512" calcext:value-type="float">
            <text:p>1191.1512</text:p>
          </table:table-cell>
          <table:table-cell office:value-type="float" office:value="287.3836" calcext:value-type="float">
            <text:p>287.3836</text:p>
          </table:table-cell>
          <table:table-cell office:value-type="float" office:value="1175.044" calcext:value-type="float">
            <text:p>1175.044</text:p>
          </table:table-cell>
        </table:table-row>
        <table:table-row table:style-name="ro1">
          <table:table-cell office:value-type="float" office:value="-350.0239" calcext:value-type="float">
            <text:p>-350.0239</text:p>
          </table:table-cell>
          <table:table-cell office:value-type="float" office:value="180.7162" calcext:value-type="float">
            <text:p>180.7162</text:p>
          </table:table-cell>
          <table:table-cell office:value-type="float" office:value="1189.3165" calcext:value-type="float">
            <text:p>1189.3165</text:p>
          </table:table-cell>
          <table:table-cell office:value-type="float" office:value="287.1673" calcext:value-type="float">
            <text:p>287.1673</text:p>
          </table:table-cell>
          <table:table-cell office:value-type="float" office:value="1178.7878" calcext:value-type="float">
            <text:p>1178.7878</text:p>
          </table:table-cell>
        </table:table-row>
        <table:table-row table:style-name="ro1">
          <table:table-cell office:value-type="float" office:value="-315.505" calcext:value-type="float">
            <text:p>-315.505</text:p>
          </table:table-cell>
          <table:table-cell office:value-type="float" office:value="166.0638" calcext:value-type="float">
            <text:p>166.0638</text:p>
          </table:table-cell>
          <table:table-cell office:value-type="float" office:value="1187.3474" calcext:value-type="float">
            <text:p>1187.3474</text:p>
          </table:table-cell>
          <table:table-cell office:value-type="float" office:value="287.2755" calcext:value-type="float">
            <text:p>287.2755</text:p>
          </table:table-cell>
          <table:table-cell office:value-type="float" office:value="1182.5362" calcext:value-type="float">
            <text:p>1182.5362</text:p>
          </table:table-cell>
        </table:table-row>
        <table:table-row table:style-name="ro1">
          <table:table-cell office:value-type="float" office:value="-280.3798" calcext:value-type="float">
            <text:p>-280.3798</text:p>
          </table:table-cell>
          <table:table-cell office:value-type="float" office:value="152.931" calcext:value-type="float">
            <text:p>152.931</text:p>
          </table:table-cell>
          <table:table-cell office:value-type="float" office:value="1185.1032" calcext:value-type="float">
            <text:p>1185.1032</text:p>
          </table:table-cell>
          <table:table-cell office:value-type="float" office:value="287.5134" calcext:value-type="float">
            <text:p>287.5134</text:p>
          </table:table-cell>
          <table:table-cell office:value-type="float" office:value="1186.2787" calcext:value-type="float">
            <text:p>1186.2787</text:p>
          </table:table-cell>
        </table:table-row>
        <table:table-row table:style-name="ro1">
          <table:table-cell office:value-type="float" office:value="-244.7151" calcext:value-type="float">
            <text:p>-244.7151</text:p>
          </table:table-cell>
          <table:table-cell office:value-type="float" office:value="141.3429" calcext:value-type="float">
            <text:p>141.3429</text:p>
          </table:table-cell>
          <table:table-cell office:value-type="float" office:value="1182.5294" calcext:value-type="float">
            <text:p>1182.5294</text:p>
          </table:table-cell>
          <table:table-cell office:value-type="float" office:value="287.7986" calcext:value-type="float">
            <text:p>287.7986</text:p>
          </table:table-cell>
          <table:table-cell office:value-type="float" office:value="1190.0178" calcext:value-type="float">
            <text:p>1190.0178</text:p>
          </table:table-cell>
        </table:table-row>
        <table:table-row table:style-name="ro1">
          <table:table-cell office:value-type="float" office:value="-208.579" calcext:value-type="float">
            <text:p>-208.579</text:p>
          </table:table-cell>
          <table:table-cell office:value-type="float" office:value="131.3214" calcext:value-type="float">
            <text:p>131.3214</text:p>
          </table:table-cell>
          <table:table-cell office:value-type="float" office:value="1179.4871" calcext:value-type="float">
            <text:p>1179.4871</text:p>
          </table:table-cell>
          <table:table-cell office:value-type="float" office:value="287.818" calcext:value-type="float">
            <text:p>287.818</text:p>
          </table:table-cell>
          <table:table-cell office:value-type="float" office:value="1193.7678" calcext:value-type="float">
            <text:p>1193.7678</text:p>
          </table:table-cell>
        </table:table-row>
        <table:table-row table:style-name="ro1">
          <table:table-cell office:value-type="float" office:value="-172.0401" calcext:value-type="float">
            <text:p>-172.0401</text:p>
          </table:table-cell>
          <table:table-cell office:value-type="float" office:value="122.8858" calcext:value-type="float">
            <text:p>122.8858</text:p>
          </table:table-cell>
          <table:table-cell office:value-type="float" office:value="1176.1718" calcext:value-type="float">
            <text:p>1176.1718</text:p>
          </table:table-cell>
          <table:table-cell office:value-type="float" office:value="288.0273" calcext:value-type="float">
            <text:p>288.0273</text:p>
          </table:table-cell>
          <table:table-cell office:value-type="float" office:value="1197.5119" calcext:value-type="float">
            <text:p>1197.5119</text:p>
          </table:table-cell>
        </table:table-row>
        <table:table-row table:style-name="ro1">
          <table:table-cell office:value-type="float" office:value="-135.1681" calcext:value-type="float">
            <text:p>-135.1681</text:p>
          </table:table-cell>
          <table:table-cell office:value-type="float" office:value="116.0519" calcext:value-type="float">
            <text:p>116.0519</text:p>
          </table:table-cell>
          <table:table-cell office:value-type="float" office:value="1172.4023" calcext:value-type="float">
            <text:p>1172.4023</text:p>
          </table:table-cell>
          <table:table-cell office:value-type="float" office:value="287.9949" calcext:value-type="float">
            <text:p>287.9949</text:p>
          </table:table-cell>
          <table:table-cell office:value-type="float" office:value="1201.2618" calcext:value-type="float">
            <text:p>1201.2618</text:p>
          </table:table-cell>
        </table:table-row>
        <table:table-row table:style-name="ro1">
          <table:table-cell office:value-type="float" office:value="-98.033" calcext:value-type="float">
            <text:p>-98.033</text:p>
          </table:table-cell>
          <table:table-cell office:value-type="float" office:value="110.8329" calcext:value-type="float">
            <text:p>110.8329</text:p>
          </table:table-cell>
          <table:table-cell office:value-type="float" office:value="1168.2852" calcext:value-type="float">
            <text:p>1168.2852</text:p>
          </table:table-cell>
          <table:table-cell office:value-type="float" office:value="287.983" calcext:value-type="float">
            <text:p>287.983</text:p>
          </table:table-cell>
          <table:table-cell office:value-type="float" office:value="1205.0118" calcext:value-type="float">
            <text:p>1205.0118</text:p>
          </table:table-cell>
        </table:table-row>
        <table:table-row table:style-name="ro1">
          <table:table-cell office:value-type="float" office:value="-60.7056" calcext:value-type="float">
            <text:p>-60.7056</text:p>
          </table:table-cell>
          <table:table-cell office:value-type="float" office:value="107.2387" calcext:value-type="float">
            <text:p>107.2387</text:p>
          </table:table-cell>
          <table:table-cell office:value-type="float" office:value="1163.8319" calcext:value-type="float">
            <text:p>1163.8319</text:p>
          </table:table-cell>
          <table:table-cell office:value-type="float" office:value="288.0474" calcext:value-type="float">
            <text:p>288.0474</text:p>
          </table:table-cell>
          <table:table-cell office:value-type="float" office:value="1208.7612" calcext:value-type="float">
            <text:p>1208.7612</text:p>
          </table:table-cell>
        </table:table-row>
        <table:table-row table:style-name="ro1">
          <table:table-cell office:value-type="float" office:value="-23.257" calcext:value-type="float">
            <text:p>-23.257</text:p>
          </table:table-cell>
          <table:table-cell office:value-type="float" office:value="105.2761" calcext:value-type="float">
            <text:p>105.2761</text:p>
          </table:table-cell>
          <table:table-cell office:value-type="float" office:value="1158.9417" calcext:value-type="float">
            <text:p>1158.9417</text:p>
          </table:table-cell>
          <table:table-cell office:value-type="float" office:value="287.8987" calcext:value-type="float">
            <text:p>287.8987</text:p>
          </table:table-cell>
          <table:table-cell office:value-type="float" office:value="1212.5083" calcext:value-type="float">
            <text:p>1212.5083</text:p>
          </table:table-cell>
        </table:table-row>
        <table:table-row table:style-name="ro1">
          <table:table-cell office:value-type="float" office:value="14.2415" calcext:value-type="float">
            <text:p>14.2415</text:p>
          </table:table-cell>
          <table:table-cell office:value-type="float" office:value="104.9489" calcext:value-type="float">
            <text:p>104.9489</text:p>
          </table:table-cell>
          <table:table-cell office:value-type="float" office:value="1153.6777" calcext:value-type="float">
            <text:p>1153.6777</text:p>
          </table:table-cell>
          <table:table-cell office:value-type="float" office:value="287.7113" calcext:value-type="float">
            <text:p>287.7113</text:p>
          </table:table-cell>
          <table:table-cell office:value-type="float" office:value="1216.2536" calcext:value-type="float">
            <text:p>1216.2536</text:p>
          </table:table-cell>
        </table:table-row>
        <table:table-row table:style-name="ro1">
          <table:table-cell office:value-type="float" office:value="51.7187" calcext:value-type="float">
            <text:p>51.7187</text:p>
          </table:table-cell>
          <table:table-cell office:value-type="float" office:value="106.2576" calcext:value-type="float">
            <text:p>106.2576</text:p>
          </table:table-cell>
          <table:table-cell office:value-type="float" office:value="1148.0709" calcext:value-type="float">
            <text:p>1148.0709</text:p>
          </table:table-cell>
          <table:table-cell office:value-type="float" office:value="287.5979" calcext:value-type="float">
            <text:p>287.5979</text:p>
          </table:table-cell>
          <table:table-cell office:value-type="float" office:value="1220.0019" calcext:value-type="float">
            <text:p>1220.0019</text:p>
          </table:table-cell>
        </table:table-row>
        <table:table-row table:style-name="ro1">
          <table:table-cell office:value-type="float" office:value="89.1031" calcext:value-type="float">
            <text:p>89.1031</text:p>
          </table:table-cell>
          <table:table-cell office:value-type="float" office:value="109.1998" calcext:value-type="float">
            <text:p>109.1998</text:p>
          </table:table-cell>
          <table:table-cell office:value-type="float" office:value="1142.0236" calcext:value-type="float">
            <text:p>1142.0236</text:p>
          </table:table-cell>
          <table:table-cell office:value-type="float" office:value="287.2289" calcext:value-type="float">
            <text:p>287.2289</text:p>
          </table:table-cell>
          <table:table-cell office:value-type="float" office:value="1223.7337" calcext:value-type="float">
            <text:p>1223.7337</text:p>
          </table:table-cell>
        </table:table-row>
        <table:table-row table:style-name="ro1">
          <table:table-cell office:value-type="float" office:value="126.3236" calcext:value-type="float">
            <text:p>126.3236</text:p>
          </table:table-cell>
          <table:table-cell office:value-type="float" office:value="113.7699" calcext:value-type="float">
            <text:p>113.7699</text:p>
          </table:table-cell>
          <table:table-cell office:value-type="float" office:value="1135.6154" calcext:value-type="float">
            <text:p>1135.6154</text:p>
          </table:table-cell>
          <table:table-cell office:value-type="float" office:value="286.8542" calcext:value-type="float">
            <text:p>286.8542</text:p>
          </table:table-cell>
          <table:table-cell office:value-type="float" office:value="1227.4649" calcext:value-type="float">
            <text:p>1227.4649</text:p>
          </table:table-cell>
        </table:table-row>
        <table:table-row table:style-name="ro1">
          <table:table-cell office:value-type="float" office:value="163.3093" calcext:value-type="float">
            <text:p>163.3093</text:p>
          </table:table-cell>
          <table:table-cell office:value-type="float" office:value="119.9592" calcext:value-type="float">
            <text:p>119.9592</text:p>
          </table:table-cell>
          <table:table-cell office:value-type="float" office:value="1128.8514" calcext:value-type="float">
            <text:p>1128.8514</text:p>
          </table:table-cell>
          <table:table-cell office:value-type="float" office:value="286.506" calcext:value-type="float">
            <text:p>286.506</text:p>
          </table:table-cell>
          <table:table-cell office:value-type="float" office:value="1231.1987" calcext:value-type="float">
            <text:p>1231.1987</text:p>
          </table:table-cell>
        </table:table-row>
        <table:table-row table:style-name="ro1">
          <table:table-cell office:value-type="float" office:value="199.9898" calcext:value-type="float">
            <text:p>199.9898</text:p>
          </table:table-cell>
          <table:table-cell office:value-type="float" office:value="127.7559" calcext:value-type="float">
            <text:p>127.7559</text:p>
          </table:table-cell>
          <table:table-cell office:value-type="float" office:value="1121.7617" calcext:value-type="float">
            <text:p>1121.7617</text:p>
          </table:table-cell>
          <table:table-cell office:value-type="float" office:value="286.3996" calcext:value-type="float">
            <text:p>286.3996</text:p>
          </table:table-cell>
          <table:table-cell office:value-type="float" office:value="1234.9472" calcext:value-type="float">
            <text:p>1234.9472</text:p>
          </table:table-cell>
        </table:table-row>
        <table:table-row table:style-name="ro1">
          <table:table-cell office:value-type="float" office:value="236.2953" calcext:value-type="float">
            <text:p>236.2953</text:p>
          </table:table-cell>
          <table:table-cell office:value-type="float" office:value="137.1451" calcext:value-type="float">
            <text:p>137.1451</text:p>
          </table:table-cell>
          <table:table-cell office:value-type="float" office:value="1114.294" calcext:value-type="float">
            <text:p>1114.294</text:p>
          </table:table-cell>
          <table:table-cell office:value-type="float" office:value="286.3659" calcext:value-type="float">
            <text:p>286.3659</text:p>
          </table:table-cell>
          <table:table-cell office:value-type="float" office:value="1238.697" calcext:value-type="float">
            <text:p>1238.697</text:p>
          </table:table-cell>
        </table:table-row>
        <table:table-row table:style-name="ro1">
          <table:table-cell office:value-type="float" office:value="272.1568" calcext:value-type="float">
            <text:p>272.1568</text:p>
          </table:table-cell>
          <table:table-cell office:value-type="float" office:value="148.1091" calcext:value-type="float">
            <text:p>148.1091</text:p>
          </table:table-cell>
          <table:table-cell office:value-type="float" office:value="1106.4345" calcext:value-type="float">
            <text:p>1106.4345</text:p>
          </table:table-cell>
          <table:table-cell office:value-type="float" office:value="286.3468" calcext:value-type="float">
            <text:p>286.3468</text:p>
          </table:table-cell>
          <table:table-cell office:value-type="float" office:value="1242.447" calcext:value-type="float">
            <text:p>1242.447</text:p>
          </table:table-cell>
        </table:table-row>
        <table:table-row table:style-name="ro1">
          <table:table-cell office:value-type="float" office:value="308.4623" calcext:value-type="float">
            <text:p>308.4623</text:p>
          </table:table-cell>
          <table:table-cell office:value-type="float" office:value="157.4983" calcext:value-type="float">
            <text:p>157.4983</text:p>
          </table:table-cell>
          <table:table-cell office:value-type="float" office:value="1098.176" calcext:value-type="float">
            <text:p>1098.176</text:p>
          </table:table-cell>
          <table:table-cell office:value-type="float" office:value="286.2238" calcext:value-type="float">
            <text:p>286.2238</text:p>
          </table:table-cell>
          <table:table-cell office:value-type="float" office:value="1246.195" calcext:value-type="float">
            <text:p>1246.195</text:p>
          </table:table-cell>
        </table:table-row>
        <table:table-row table:style-name="ro1">
          <table:table-cell office:value-type="float" office:value="345.1428" calcext:value-type="float">
            <text:p>345.1428</text:p>
          </table:table-cell>
          <table:table-cell office:value-type="float" office:value="165.295" calcext:value-type="float">
            <text:p>165.295</text:p>
          </table:table-cell>
          <table:table-cell office:value-type="float" office:value="1092.6562" calcext:value-type="float">
            <text:p>1092.6562</text:p>
          </table:table-cell>
          <table:table-cell office:value-type="float" office:value="285.7849" calcext:value-type="float">
            <text:p>285.7849</text:p>
          </table:table-cell>
          <table:table-cell office:value-type="float" office:value="1249.9192" calcext:value-type="float">
            <text:p>1249.9192</text:p>
          </table:table-cell>
        </table:table-row>
        <table:table-row table:style-name="ro1">
          <table:table-cell office:value-type="float" office:value="381.4484" calcext:value-type="float">
            <text:p>381.4484</text:p>
          </table:table-cell>
          <table:table-cell office:value-type="float" office:value="174.6843" calcext:value-type="float">
            <text:p>174.6843</text:p>
          </table:table-cell>
          <table:table-cell office:value-type="float" office:value="1089.9941" calcext:value-type="float">
            <text:p>1089.9941</text:p>
          </table:table-cell>
          <table:table-cell office:value-type="float" office:value="285.4277" calcext:value-type="float">
            <text:p>285.4277</text:p>
          </table:table-cell>
          <table:table-cell office:value-type="float" office:value="1253.6521" calcext:value-type="float">
            <text:p>1253.6521</text:p>
          </table:table-cell>
        </table:table-row>
        <table:table-row table:style-name="ro1">
          <table:table-cell office:value-type="float" office:value="417.3098" calcext:value-type="float">
            <text:p>417.3098</text:p>
          </table:table-cell>
          <table:table-cell office:value-type="float" office:value="185.6482" calcext:value-type="float">
            <text:p>185.6482</text:p>
          </table:table-cell>
          <table:table-cell office:value-type="float" office:value="1086.9781" calcext:value-type="float">
            <text:p>1086.9781</text:p>
          </table:table-cell>
          <table:table-cell office:value-type="float" office:value="285.2678" calcext:value-type="float">
            <text:p>285.2678</text:p>
          </table:table-cell>
          <table:table-cell office:value-type="float" office:value="1257.3987" calcext:value-type="float">
            <text:p>1257.3987</text:p>
          </table:table-cell>
        </table:table-row>
        <table:table-row table:style-name="ro1">
          <table:table-cell office:value-type="float" office:value="452.6589" calcext:value-type="float">
            <text:p>452.6589</text:p>
          </table:table-cell>
          <table:table-cell office:value-type="float" office:value="198.166" calcext:value-type="float">
            <text:p>198.166</text:p>
          </table:table-cell>
          <table:table-cell office:value-type="float" office:value="1083.5663" calcext:value-type="float">
            <text:p>1083.5663</text:p>
          </table:table-cell>
          <table:table-cell office:value-type="float" office:value="285.3398" calcext:value-type="float">
            <text:p>285.3398</text:p>
          </table:table-cell>
          <table:table-cell office:value-type="float" office:value="1261.148" calcext:value-type="float">
            <text:p>1261.148</text:p>
          </table:table-cell>
        </table:table-row>
        <table:table-row table:style-name="ro1">
          <table:table-cell office:value-type="float" office:value="487.4283" calcext:value-type="float">
            <text:p>487.4283</text:p>
          </table:table-cell>
          <table:table-cell office:value-type="float" office:value="212.2137" calcext:value-type="float">
            <text:p>212.2137</text:p>
          </table:table-cell>
          <table:table-cell office:value-type="float" office:value="1079.733" calcext:value-type="float">
            <text:p>1079.733</text:p>
          </table:table-cell>
          <table:table-cell office:value-type="float" office:value="285.5647" calcext:value-type="float">
            <text:p>285.5647</text:p>
          </table:table-cell>
          <table:table-cell office:value-type="float" office:value="1264.8913" calcext:value-type="float">
            <text:p>1264.8913</text:p>
          </table:table-cell>
        </table:table-row>
        <table:table-row table:style-name="ro1">
          <table:table-cell office:value-type="float" office:value="521.5518" calcext:value-type="float">
            <text:p>521.5518</text:p>
          </table:table-cell>
          <table:table-cell office:value-type="float" office:value="227.7647" calcext:value-type="float">
            <text:p>227.7647</text:p>
          </table:table-cell>
          <table:table-cell office:value-type="float" office:value="1075.543" calcext:value-type="float">
            <text:p>1075.543</text:p>
          </table:table-cell>
          <table:table-cell office:value-type="float" office:value="285.553" calcext:value-type="float">
            <text:p>285.553</text:p>
          </table:table-cell>
          <table:table-cell office:value-type="float" office:value="1268.6413" calcext:value-type="float">
            <text:p>1268.6413</text:p>
          </table:table-cell>
        </table:table-row>
        <table:table-row table:style-name="ro1">
          <table:table-cell office:value-type="float" office:value="554.9646" calcext:value-type="float">
            <text:p>554.9646</text:p>
          </table:table-cell>
          <table:table-cell office:value-type="float" office:value="244.7894" calcext:value-type="float">
            <text:p>244.7894</text:p>
          </table:table-cell>
          <table:table-cell office:value-type="float" office:value="1070.8896" calcext:value-type="float">
            <text:p>1070.8896</text:p>
          </table:table-cell>
          <table:table-cell office:value-type="float" office:value="285.8032" calcext:value-type="float">
            <text:p>285.8032</text:p>
          </table:table-cell>
          <table:table-cell office:value-type="float" office:value="1272.3829" calcext:value-type="float">
            <text:p>1272.3829</text:p>
          </table:table-cell>
        </table:table-row>
        <table:table-row table:style-name="ro1">
          <table:table-cell office:value-type="float" office:value="587.6029" calcext:value-type="float">
            <text:p>587.6029</text:p>
          </table:table-cell>
          <table:table-cell office:value-type="float" office:value="263.2552" calcext:value-type="float">
            <text:p>263.2552</text:p>
          </table:table-cell>
          <table:table-cell office:value-type="float" office:value="1065.7625" calcext:value-type="float">
            <text:p>1065.7625</text:p>
          </table:table-cell>
          <table:table-cell office:value-type="float" office:value="286.2142" calcext:value-type="float">
            <text:p>286.2142</text:p>
          </table:table-cell>
          <table:table-cell office:value-type="float" office:value="1276.1103" calcext:value-type="float">
            <text:p>1276.1103</text:p>
          </table:table-cell>
        </table:table-row>
        <table:table-row table:style-name="ro1">
          <table:table-cell office:value-type="float" office:value="619.4047" calcext:value-type="float">
            <text:p>619.4047</text:p>
          </table:table-cell>
          <table:table-cell office:value-type="float" office:value="283.1272" calcext:value-type="float">
            <text:p>283.1272</text:p>
          </table:table-cell>
          <table:table-cell office:value-type="float" office:value="1060.0968" calcext:value-type="float">
            <text:p>1060.0968</text:p>
          </table:table-cell>
          <table:table-cell office:value-type="float" office:value="286.8737" calcext:value-type="float">
            <text:p>286.8737</text:p>
          </table:table-cell>
          <table:table-cell office:value-type="float" office:value="1279.8019" calcext:value-type="float">
            <text:p>1279.8019</text:p>
          </table:table-cell>
        </table:table-row>
        <table:table-row table:style-name="ro1">
          <table:table-cell office:value-type="float" office:value="650.3094" calcext:value-type="float">
            <text:p>650.3094</text:p>
          </table:table-cell>
          <table:table-cell office:value-type="float" office:value="304.3674" calcext:value-type="float">
            <text:p>304.3674</text:p>
          </table:table-cell>
          <table:table-cell office:value-type="float" office:value="1054.0767" calcext:value-type="float">
            <text:p>1054.0767</text:p>
          </table:table-cell>
          <table:table-cell office:value-type="float" office:value="287.3186" calcext:value-type="float">
            <text:p>287.3186</text:p>
          </table:table-cell>
          <table:table-cell office:value-type="float" office:value="1283.5254" calcext:value-type="float">
            <text:p>1283.5254</text:p>
          </table:table-cell>
        </table:table-row>
        <table:table-row table:style-name="ro1">
          <table:table-cell office:value-type="float" office:value="680.2583" calcext:value-type="float">
            <text:p>680.2583</text:p>
          </table:table-cell>
          <table:table-cell office:value-type="float" office:value="326.9355" calcext:value-type="float">
            <text:p>326.9355</text:p>
          </table:table-cell>
          <table:table-cell office:value-type="float" office:value="1047.7029" calcext:value-type="float">
            <text:p>1047.7029</text:p>
          </table:table-cell>
          <table:table-cell office:value-type="float" office:value="287.5582" calcext:value-type="float">
            <text:p>287.5582</text:p>
          </table:table-cell>
          <table:table-cell office:value-type="float" office:value="1287.2677" calcext:value-type="float">
            <text:p>1287.2677</text:p>
          </table:table-cell>
        </table:table-row>
        <table:table-row table:style-name="ro1">
          <table:table-cell office:value-type="float" office:value="709.1942" calcext:value-type="float">
            <text:p>709.1942</text:p>
          </table:table-cell>
          <table:table-cell office:value-type="float" office:value="350.7884" calcext:value-type="float">
            <text:p>350.7884</text:p>
          </table:table-cell>
          <table:table-cell office:value-type="float" office:value="1040.9857" calcext:value-type="float">
            <text:p>1040.9857</text:p>
          </table:table-cell>
          <table:table-cell office:value-type="float" office:value="287.5791" calcext:value-type="float">
            <text:p>287.5791</text:p>
          </table:table-cell>
          <table:table-cell office:value-type="float" office:value="1291.0177" calcext:value-type="float">
            <text:p>1291.0177</text:p>
          </table:table-cell>
        </table:table-row>
        <table:table-row table:style-name="ro1">
          <table:table-cell office:value-type="float" office:value="737.0621" calcext:value-type="float">
            <text:p>737.0621</text:p>
          </table:table-cell>
          <table:table-cell office:value-type="float" office:value="375.8808" calcext:value-type="float">
            <text:p>375.8808</text:p>
          </table:table-cell>
          <table:table-cell office:value-type="float" office:value="1033.7366" calcext:value-type="float">
            <text:p>1033.7366</text:p>
          </table:table-cell>
          <table:table-cell office:value-type="float" office:value="287.8478" calcext:value-type="float">
            <text:p>287.8478</text:p>
          </table:table-cell>
          <table:table-cell office:value-type="float" office:value="1294.758" calcext:value-type="float">
            <text:p>1294.758</text:p>
          </table:table-cell>
        </table:table-row>
        <table:table-row table:style-name="ro1">
          <table:table-cell office:value-type="float" office:value="763.809" calcext:value-type="float">
            <text:p>763.809</text:p>
          </table:table-cell>
          <table:table-cell office:value-type="float" office:value="402.1649" calcext:value-type="float">
            <text:p>402.1649</text:p>
          </table:table-cell>
          <table:table-cell office:value-type="float" office:value="1026.1479" calcext:value-type="float">
            <text:p>1026.1479</text:p>
          </table:table-cell>
          <table:table-cell office:value-type="float" office:value="287.9079" calcext:value-type="float">
            <text:p>287.9079</text:p>
          </table:table-cell>
          <table:table-cell office:value-type="float" office:value="1298.5076" calcext:value-type="float">
            <text:p>1298.5076</text:p>
          </table:table-cell>
        </table:table-row>
        <table:table-row table:style-name="ro1">
          <table:table-cell office:value-type="float" office:value="791.6769" calcext:value-type="float">
            <text:p>791.6769</text:p>
          </table:table-cell>
          <table:table-cell office:value-type="float" office:value="427.2573" calcext:value-type="float">
            <text:p>427.2573</text:p>
          </table:table-cell>
          <table:table-cell office:value-type="float" office:value="1018.0097" calcext:value-type="float">
            <text:p>1018.0097</text:p>
          </table:table-cell>
          <table:table-cell office:value-type="float" office:value="288.2059" calcext:value-type="float">
            <text:p>288.2059</text:p>
          </table:table-cell>
          <table:table-cell office:value-type="float" office:value="1302.2457" calcext:value-type="float">
            <text:p>1302.2457</text:p>
          </table:table-cell>
        </table:table-row>
        <table:table-row table:style-name="ro1">
          <table:table-cell office:value-type="float" office:value="820.6129" calcext:value-type="float">
            <text:p>820.6129</text:p>
          </table:table-cell>
          <table:table-cell office:value-type="float" office:value="451.1103" calcext:value-type="float">
            <text:p>451.1103</text:p>
          </table:table-cell>
          <table:table-cell office:value-type="float" office:value="1012.6103" calcext:value-type="float">
            <text:p>1012.6103</text:p>
          </table:table-cell>
          <table:table-cell office:value-type="float" office:value="288.4722" calcext:value-type="float">
            <text:p>288.4722</text:p>
          </table:table-cell>
          <table:table-cell office:value-type="float" office:value="1305.9862" calcext:value-type="float">
            <text:p>1305.9862</text:p>
          </table:table-cell>
        </table:table-row>
        <table:table-row table:style-name="ro1">
          <table:table-cell office:value-type="float" office:value="848.4808" calcext:value-type="float">
            <text:p>848.4808</text:p>
          </table:table-cell>
          <table:table-cell office:value-type="float" office:value="476.2027" calcext:value-type="float">
            <text:p>476.2027</text:p>
          </table:table-cell>
          <table:table-cell office:value-type="float" office:value="1010.0904" calcext:value-type="float">
            <text:p>1010.0904</text:p>
          </table:table-cell>
          <table:table-cell office:value-type="float" office:value="288.5909" calcext:value-type="float">
            <text:p>288.5909</text:p>
          </table:table-cell>
          <table:table-cell office:value-type="float" office:value="1309.7343" calcext:value-type="float">
            <text:p>1309.7343</text:p>
          </table:table-cell>
        </table:table-row>
        <table:table-row table:style-name="ro1">
          <table:table-cell office:value-type="float" office:value="875.2277" calcext:value-type="float">
            <text:p>875.2277</text:p>
          </table:table-cell>
          <table:table-cell office:value-type="float" office:value="502.4868" calcext:value-type="float">
            <text:p>502.4868</text:p>
          </table:table-cell>
          <table:table-cell office:value-type="float" office:value="1007.105" calcext:value-type="float">
            <text:p>1007.105</text:p>
          </table:table-cell>
          <table:table-cell office:value-type="float" office:value="288.8106" calcext:value-type="float">
            <text:p>288.8106</text:p>
          </table:table-cell>
          <table:table-cell office:value-type="float" office:value="1313.4779" calcext:value-type="float">
            <text:p>1313.4779</text:p>
          </table:table-cell>
        </table:table-row>
        <table:table-row table:style-name="ro1">
          <table:table-cell office:value-type="float" office:value="900.8026" calcext:value-type="float">
            <text:p>900.8026</text:p>
          </table:table-cell>
          <table:table-cell office:value-type="float" office:value="529.9125" calcext:value-type="float">
            <text:p>529.9125</text:p>
          </table:table-cell>
          <table:table-cell office:value-type="float" office:value="1003.669" calcext:value-type="float">
            <text:p>1003.669</text:p>
          </table:table-cell>
          <table:table-cell office:value-type="float" office:value="289.0838" calcext:value-type="float">
            <text:p>289.0838</text:p>
          </table:table-cell>
          <table:table-cell office:value-type="float" office:value="1317.2179" calcext:value-type="float">
            <text:p>1317.2179</text:p>
          </table:table-cell>
        </table:table-row>
        <table:table-row table:style-name="ro1">
          <table:table-cell office:value-type="float" office:value="925.1569" calcext:value-type="float">
            <text:p>925.1569</text:p>
          </table:table-cell>
          <table:table-cell office:value-type="float" office:value="558.4278" calcext:value-type="float">
            <text:p>558.4278</text:p>
          </table:table-cell>
          <table:table-cell office:value-type="float" office:value="999.6719" calcext:value-type="float">
            <text:p>999.6719</text:p>
          </table:table-cell>
          <table:table-cell office:value-type="float" office:value="289.556" calcext:value-type="float">
            <text:p>289.556</text:p>
          </table:table-cell>
          <table:table-cell office:value-type="float" office:value="1320.9381" calcext:value-type="float">
            <text:p>1320.9381</text:p>
          </table:table-cell>
        </table:table-row>
        <table:table-row table:style-name="ro1">
          <table:table-cell office:value-type="float" office:value="948.2442" calcext:value-type="float">
            <text:p>948.2442</text:p>
          </table:table-cell>
          <table:table-cell office:value-type="float" office:value="587.9782" calcext:value-type="float">
            <text:p>587.9782</text:p>
          </table:table-cell>
          <table:table-cell office:value-type="float" office:value="995.3448" calcext:value-type="float">
            <text:p>995.3448</text:p>
          </table:table-cell>
          <table:table-cell office:value-type="float" office:value="289.8792" calcext:value-type="float">
            <text:p>289.8792</text:p>
          </table:table-cell>
          <table:table-cell office:value-type="float" office:value="1324.6741" calcext:value-type="float">
            <text:p>1324.6741</text:p>
          </table:table-cell>
        </table:table-row>
        <table:table-row table:style-name="ro1">
          <table:table-cell office:value-type="float" office:value="970.0206" calcext:value-type="float">
            <text:p>970.0206</text:p>
          </table:table-cell>
          <table:table-cell office:value-type="float" office:value="618.5075" calcext:value-type="float">
            <text:p>618.5075</text:p>
          </table:table-cell>
          <table:table-cell office:value-type="float" office:value="990.4607" calcext:value-type="float">
            <text:p>990.4607</text:p>
          </table:table-cell>
          <table:table-cell office:value-type="float" office:value="290.3691" calcext:value-type="float">
            <text:p>290.3691</text:p>
          </table:table-cell>
          <table:table-cell office:value-type="float" office:value="1328.392" calcext:value-type="float">
            <text:p>1328.392</text:p>
          </table:table-cell>
        </table:table-row>
        <table:table-row table:style-name="ro1">
          <table:table-cell office:value-type="float" office:value="990.4446" calcext:value-type="float">
            <text:p>990.4446</text:p>
          </table:table-cell>
          <table:table-cell office:value-type="float" office:value="649.9576" calcext:value-type="float">
            <text:p>649.9576</text:p>
          </table:table-cell>
          <table:table-cell office:value-type="float" office:value="985.2607" calcext:value-type="float">
            <text:p>985.2607</text:p>
          </table:table-cell>
          <table:table-cell office:value-type="float" office:value="290.694" calcext:value-type="float">
            <text:p>290.694</text:p>
          </table:table-cell>
          <table:table-cell office:value-type="float" office:value="1332.1279" calcext:value-type="float">
            <text:p>1332.1279</text:p>
          </table:table-cell>
        </table:table-row>
        <table:table-row table:style-name="ro1">
          <table:table-cell office:value-type="float" office:value="1009.4772" calcext:value-type="float">
            <text:p>1009.4772</text:p>
          </table:table-cell>
          <table:table-cell office:value-type="float" office:value="682.2687" calcext:value-type="float">
            <text:p>682.2687</text:p>
          </table:table-cell>
          <table:table-cell office:value-type="float" office:value="979.4249" calcext:value-type="float">
            <text:p>979.4249</text:p>
          </table:table-cell>
          <table:table-cell office:value-type="float" office:value="291.2685" calcext:value-type="float">
            <text:p>291.2685</text:p>
          </table:table-cell>
          <table:table-cell office:value-type="float" office:value="1335.8336" calcext:value-type="float">
            <text:p>1335.8336</text:p>
          </table:table-cell>
        </table:table-row>
        <table:table-row table:style-name="ro1">
          <table:table-cell office:value-type="float" office:value="1027.0824" calcext:value-type="float">
            <text:p>1027.0824</text:p>
          </table:table-cell>
          <table:table-cell office:value-type="float" office:value="715.3793" calcext:value-type="float">
            <text:p>715.3793</text:p>
          </table:table-cell>
          <table:table-cell office:value-type="float" office:value="972.9383" calcext:value-type="float">
            <text:p>972.9383</text:p>
          </table:table-cell>
          <table:table-cell office:value-type="float" office:value="292.0776" calcext:value-type="float">
            <text:p>292.0776</text:p>
          </table:table-cell>
          <table:table-cell office:value-type="float" office:value="1339.4953" calcext:value-type="float">
            <text:p>1339.4953</text:p>
          </table:table-cell>
        </table:table-row>
        <table:table-row table:style-name="ro1">
          <table:table-cell office:value-type="float" office:value="1043.2266" calcext:value-type="float">
            <text:p>1043.2266</text:p>
          </table:table-cell>
          <table:table-cell office:value-type="float" office:value="749.2262" calcext:value-type="float">
            <text:p>749.2262</text:p>
          </table:table-cell>
          <table:table-cell office:value-type="float" office:value="965.8572" calcext:value-type="float">
            <text:p>965.8572</text:p>
          </table:table-cell>
          <table:table-cell office:value-type="float" office:value="293.0379" calcext:value-type="float">
            <text:p>293.0379</text:p>
          </table:table-cell>
          <table:table-cell office:value-type="float" office:value="1343.1203" calcext:value-type="float">
            <text:p>1343.1203</text:p>
          </table:table-cell>
        </table:table-row>
        <table:table-row table:style-name="ro1">
          <table:table-cell office:value-type="float" office:value="1057.879" calcext:value-type="float">
            <text:p>1057.879</text:p>
          </table:table-cell>
          <table:table-cell office:value-type="float" office:value="783.7451" calcext:value-type="float">
            <text:p>783.7451</text:p>
          </table:table-cell>
          <table:table-cell office:value-type="float" office:value="958.3623" calcext:value-type="float">
            <text:p>958.3623</text:p>
          </table:table-cell>
          <table:table-cell office:value-type="float" office:value="293.9506" calcext:value-type="float">
            <text:p>293.9506</text:p>
          </table:table-cell>
          <table:table-cell office:value-type="float" office:value="1346.7575" calcext:value-type="float">
            <text:p>1346.7575</text:p>
          </table:table-cell>
        </table:table-row>
        <table:table-row table:style-name="ro1">
          <table:table-cell office:value-type="float" office:value="1071.0118" calcext:value-type="float">
            <text:p>1071.0118</text:p>
          </table:table-cell>
          <table:table-cell office:value-type="float" office:value="818.8703" calcext:value-type="float">
            <text:p>818.8703</text:p>
          </table:table-cell>
          <table:table-cell office:value-type="float" office:value="950.2698" calcext:value-type="float">
            <text:p>950.2698</text:p>
          </table:table-cell>
          <table:table-cell office:value-type="float" office:value="295.0116" calcext:value-type="float">
            <text:p>295.0116</text:p>
          </table:table-cell>
          <table:table-cell office:value-type="float" office:value="1350.3543" calcext:value-type="float">
            <text:p>1350.3543</text:p>
          </table:table-cell>
        </table:table-row>
        <table:table-row table:style-name="ro1">
          <table:table-cell office:value-type="float" office:value="1085.6642" calcext:value-type="float">
            <text:p>1085.6642</text:p>
          </table:table-cell>
          <table:table-cell office:value-type="float" office:value="853.3893" calcext:value-type="float">
            <text:p>853.3893</text:p>
          </table:table-cell>
          <table:table-cell office:value-type="float" office:value="941.8166" calcext:value-type="float">
            <text:p>941.8166</text:p>
          </table:table-cell>
          <table:table-cell office:value-type="float" office:value="295.9773" calcext:value-type="float">
            <text:p>295.9773</text:p>
          </table:table-cell>
          <table:table-cell office:value-type="float" office:value="1353.9778" calcext:value-type="float">
            <text:p>1353.9778</text:p>
          </table:table-cell>
        </table:table-row>
        <table:table-row table:style-name="ro1">
          <table:table-cell office:value-type="float" office:value="1101.8084" calcext:value-type="float">
            <text:p>1101.8084</text:p>
          </table:table-cell>
          <table:table-cell office:value-type="float" office:value="887.2362" calcext:value-type="float">
            <text:p>887.2362</text:p>
          </table:table-cell>
          <table:table-cell office:value-type="float" office:value="935.8327" calcext:value-type="float">
            <text:p>935.8327</text:p>
          </table:table-cell>
          <table:table-cell office:value-type="float" office:value="297.2226" calcext:value-type="float">
            <text:p>297.2226</text:p>
          </table:table-cell>
          <table:table-cell office:value-type="float" office:value="1357.515" calcext:value-type="float">
            <text:p>1357.515</text:p>
          </table:table-cell>
        </table:table-row>
        <table:table-row table:style-name="ro1">
          <table:table-cell office:value-type="float" office:value="1116.4608" calcext:value-type="float">
            <text:p>1116.4608</text:p>
          </table:table-cell>
          <table:table-cell office:value-type="float" office:value="921.7552" calcext:value-type="float">
            <text:p>921.7552</text:p>
          </table:table-cell>
          <table:table-cell office:value-type="float" office:value="932.9314" calcext:value-type="float">
            <text:p>932.9314</text:p>
          </table:table-cell>
          <table:table-cell office:value-type="float" office:value="298.2031" calcext:value-type="float">
            <text:p>298.2031</text:p>
          </table:table-cell>
          <table:table-cell office:value-type="float" office:value="1361.1345" calcext:value-type="float">
            <text:p>1361.1345</text:p>
          </table:table-cell>
        </table:table-row>
        <table:table-row table:style-name="ro1">
          <table:table-cell office:value-type="float" office:value="1129.5936" calcext:value-type="float">
            <text:p>1129.5936</text:p>
          </table:table-cell>
          <table:table-cell office:value-type="float" office:value="956.8804" calcext:value-type="float">
            <text:p>956.8804</text:p>
          </table:table-cell>
          <table:table-cell office:value-type="float" office:value="929.7042" calcext:value-type="float">
            <text:p>929.7042</text:p>
          </table:table-cell>
          <table:table-cell office:value-type="float" office:value="299.0978" calcext:value-type="float">
            <text:p>299.0978</text:p>
          </table:table-cell>
          <table:table-cell office:value-type="float" office:value="1364.7762" calcext:value-type="float">
            <text:p>1364.7762</text:p>
          </table:table-cell>
        </table:table-row>
        <table:table-row table:style-name="ro1">
          <table:table-cell office:value-type="float" office:value="1141.1817" calcext:value-type="float">
            <text:p>1141.1817</text:p>
          </table:table-cell>
          <table:table-cell office:value-type="float" office:value="992.545" calcext:value-type="float">
            <text:p>992.545</text:p>
          </table:table-cell>
          <table:table-cell office:value-type="float" office:value="926.021" calcext:value-type="float">
            <text:p>926.021</text:p>
          </table:table-cell>
          <table:table-cell office:value-type="float" office:value="300.0386" calcext:value-type="float">
            <text:p>300.0386</text:p>
          </table:table-cell>
          <table:table-cell office:value-type="float" office:value="1368.4063" calcext:value-type="float">
            <text:p>1368.4063</text:p>
          </table:table-cell>
        </table:table-row>
        <table:table-row table:style-name="ro1">
          <table:table-cell office:value-type="float" office:value="1151.2031" calcext:value-type="float">
            <text:p>1151.2031</text:p>
          </table:table-cell>
          <table:table-cell office:value-type="float" office:value="1028.6811" calcext:value-type="float">
            <text:p>1028.6811</text:p>
          </table:table-cell>
          <table:table-cell office:value-type="float" office:value="921.6838" calcext:value-type="float">
            <text:p>921.6838</text:p>
          </table:table-cell>
          <table:table-cell office:value-type="float" office:value="301.2171" calcext:value-type="float">
            <text:p>301.2171</text:p>
          </table:table-cell>
          <table:table-cell office:value-type="float" office:value="1371.9663" calcext:value-type="float">
            <text:p>1371.9663</text:p>
          </table:table-cell>
        </table:table-row>
        <table:table-row table:style-name="ro1">
          <table:table-cell office:value-type="float" office:value="1159.6388" calcext:value-type="float">
            <text:p>1159.6388</text:p>
          </table:table-cell>
          <table:table-cell office:value-type="float" office:value="1065.22" calcext:value-type="float">
            <text:p>1065.22</text:p>
          </table:table-cell>
          <table:table-cell office:value-type="float" office:value="917.1215" calcext:value-type="float">
            <text:p>917.1215</text:p>
          </table:table-cell>
          <table:table-cell office:value-type="float" office:value="302.2195" calcext:value-type="float">
            <text:p>302.2195</text:p>
          </table:table-cell>
          <table:table-cell office:value-type="float" office:value="1375.5799" calcext:value-type="float">
            <text:p>1375.5799</text:p>
          </table:table-cell>
        </table:table-row>
        <table:table-row table:style-name="ro1">
          <table:table-cell office:value-type="float" office:value="1166.4726" calcext:value-type="float">
            <text:p>1166.4726</text:p>
          </table:table-cell>
          <table:table-cell office:value-type="float" office:value="1102.0921" calcext:value-type="float">
            <text:p>1102.0921</text:p>
          </table:table-cell>
          <table:table-cell office:value-type="float" office:value="912.2823" calcext:value-type="float">
            <text:p>912.2823</text:p>
          </table:table-cell>
          <table:table-cell office:value-type="float" office:value="303.0994" calcext:value-type="float">
            <text:p>303.0994</text:p>
          </table:table-cell>
          <table:table-cell office:value-type="float" office:value="1379.2252" calcext:value-type="float">
            <text:p>1379.2252</text:p>
          </table:table-cell>
        </table:table-row>
        <table:table-row table:style-name="ro1">
          <table:table-cell office:value-type="float" office:value="1171.6916" calcext:value-type="float">
            <text:p>1171.6916</text:p>
          </table:table-cell>
          <table:table-cell office:value-type="float" office:value="1139.2271" calcext:value-type="float">
            <text:p>1139.2271</text:p>
          </table:table-cell>
          <table:table-cell office:value-type="float" office:value="907.3594" calcext:value-type="float">
            <text:p>907.3594</text:p>
          </table:table-cell>
          <table:table-cell office:value-type="float" office:value="303.669" calcext:value-type="float">
            <text:p>303.669</text:p>
          </table:table-cell>
          <table:table-cell office:value-type="float" office:value="1382.9317" calcext:value-type="float">
            <text:p>1382.9317</text:p>
          </table:table-cell>
        </table:table-row>
        <table:table-row table:style-name="ro1">
          <table:table-cell office:value-type="float" office:value="1175.2858" calcext:value-type="float">
            <text:p>1175.2858</text:p>
          </table:table-cell>
          <table:table-cell office:value-type="float" office:value="1176.5545" calcext:value-type="float">
            <text:p>1176.5545</text:p>
          </table:table-cell>
          <table:table-cell office:value-type="float" office:value="902.2919" calcext:value-type="float">
            <text:p>902.2919</text:p>
          </table:table-cell>
          <table:table-cell office:value-type="float" office:value="303.9913" calcext:value-type="float">
            <text:p>303.9913</text:p>
          </table:table-cell>
          <table:table-cell office:value-type="float" office:value="1386.6678" calcext:value-type="float">
            <text:p>1386.6678</text:p>
          </table:table-cell>
        </table:table-row>
        <table:table-row table:style-name="ro1">
          <table:table-cell office:value-type="float" office:value="1177.2484" calcext:value-type="float">
            <text:p>1177.2484</text:p>
          </table:table-cell>
          <table:table-cell office:value-type="float" office:value="1214.0031" calcext:value-type="float">
            <text:p>1214.0031</text:p>
          </table:table-cell>
          <table:table-cell office:value-type="float" office:value="897.1281" calcext:value-type="float">
            <text:p>897.1281</text:p>
          </table:table-cell>
          <table:table-cell office:value-type="float" office:value="304.0216" calcext:value-type="float">
            <text:p>304.0216</text:p>
          </table:table-cell>
          <table:table-cell office:value-type="float" office:value="1390.4177" calcext:value-type="float">
            <text:p>1390.4177</text:p>
          </table:table-cell>
        </table:table-row>
        <table:table-row table:style-name="ro1">
          <table:table-cell office:value-type="float" office:value="1177.5757" calcext:value-type="float">
            <text:p>1177.5757</text:p>
          </table:table-cell>
          <table:table-cell office:value-type="float" office:value="1251.5017" calcext:value-type="float">
            <text:p>1251.5017</text:p>
          </table:table-cell>
          <table:table-cell office:value-type="float" office:value="891.3306" calcext:value-type="float">
            <text:p>891.3306</text:p>
          </table:table-cell>
          <table:table-cell office:value-type="float" office:value="304.3137" calcext:value-type="float">
            <text:p>304.3137</text:p>
          </table:table-cell>
          <table:table-cell office:value-type="float" office:value="1394.1563" calcext:value-type="float">
            <text:p>1394.1563</text:p>
          </table:table-cell>
        </table:table-row>
        <table:table-row table:style-name="ro1">
          <table:table-cell office:value-type="float" office:value="1176.267" calcext:value-type="float">
            <text:p>1176.267</text:p>
          </table:table-cell>
          <table:table-cell office:value-type="float" office:value="1288.9788" calcext:value-type="float">
            <text:p>1288.9788</text:p>
          </table:table-cell>
          <table:table-cell office:value-type="float" office:value="885.2975" calcext:value-type="float">
            <text:p>885.2975</text:p>
          </table:table-cell>
          <table:table-cell office:value-type="float" office:value="304.4673" calcext:value-type="float">
            <text:p>304.4673</text:p>
          </table:table-cell>
          <table:table-cell office:value-type="float" office:value="1397.9031" calcext:value-type="float">
            <text:p>1397.9031</text:p>
          </table:table-cell>
        </table:table-row>
        <table:table-row table:style-name="ro1">
          <table:table-cell office:value-type="float" office:value="1173.3247" calcext:value-type="float">
            <text:p>1173.3247</text:p>
          </table:table-cell>
          <table:table-cell office:value-type="float" office:value="1326.3632" calcext:value-type="float">
            <text:p>1326.3632</text:p>
          </table:table-cell>
          <table:table-cell office:value-type="float" office:value="879.0685" calcext:value-type="float">
            <text:p>879.0685</text:p>
          </table:table-cell>
          <table:table-cell office:value-type="float" office:value="304.4494" calcext:value-type="float">
            <text:p>304.4494</text:p>
          </table:table-cell>
          <table:table-cell office:value-type="float" office:value="1401.6531" calcext:value-type="float">
            <text:p>1401.6531</text:p>
          </table:table-cell>
        </table:table-row>
        <table:table-row table:style-name="ro1">
          <table:table-cell office:value-type="float" office:value="1168.7546" calcext:value-type="float">
            <text:p>1168.7546</text:p>
          </table:table-cell>
          <table:table-cell office:value-type="float" office:value="1363.5837" calcext:value-type="float">
            <text:p>1363.5837</text:p>
          </table:table-cell>
          <table:table-cell office:value-type="float" office:value="872.7621" calcext:value-type="float">
            <text:p>872.7621</text:p>
          </table:table-cell>
          <table:table-cell office:value-type="float" office:value="304.1479" calcext:value-type="float">
            <text:p>304.1479</text:p>
          </table:table-cell>
          <table:table-cell office:value-type="float" office:value="1405.3909" calcext:value-type="float">
            <text:p>1405.3909</text:p>
          </table:table-cell>
        </table:table-row>
        <table:table-row table:style-name="ro1">
          <table:table-cell office:value-type="float" office:value="1162.5654" calcext:value-type="float">
            <text:p>1162.5654</text:p>
          </table:table-cell>
          <table:table-cell office:value-type="float" office:value="1400.5694" calcext:value-type="float">
            <text:p>1400.5694</text:p>
          </table:table-cell>
          <table:table-cell office:value-type="float" office:value="866.3217" calcext:value-type="float">
            <text:p>866.3217</text:p>
          </table:table-cell>
          <table:table-cell office:value-type="float" office:value="303.6297" calcext:value-type="float">
            <text:p>303.6297</text:p>
          </table:table-cell>
          <table:table-cell office:value-type="float" office:value="1409.105" calcext:value-type="float">
            <text:p>1409.105</text:p>
          </table:table-cell>
        </table:table-row>
        <table:table-row table:style-name="ro1">
          <table:table-cell office:value-type="float" office:value="1154.7687" calcext:value-type="float">
            <text:p>1154.7687</text:p>
          </table:table-cell>
          <table:table-cell office:value-type="float" office:value="1437.2499" calcext:value-type="float">
            <text:p>1437.2499</text:p>
          </table:table-cell>
          <table:table-cell office:value-type="float" office:value="859.5936" calcext:value-type="float">
            <text:p>859.5936</text:p>
          </table:table-cell>
          <table:table-cell office:value-type="float" office:value="303.0589" calcext:value-type="float">
            <text:p>303.0589</text:p>
          </table:table-cell>
          <table:table-cell office:value-type="float" office:value="1412.8113" calcext:value-type="float">
            <text:p>1412.8113</text:p>
          </table:table-cell>
        </table:table-row>
        <table:table-row table:style-name="ro1">
          <table:table-cell office:value-type="float" office:value="1145.3794" calcext:value-type="float">
            <text:p>1145.3794</text:p>
          </table:table-cell>
          <table:table-cell office:value-type="float" office:value="1473.5555" calcext:value-type="float">
            <text:p>1473.5555</text:p>
          </table:table-cell>
          <table:table-cell office:value-type="float" office:value="852.2523" calcext:value-type="float">
            <text:p>852.2523</text:p>
          </table:table-cell>
          <table:table-cell office:value-type="float" office:value="302.7678" calcext:value-type="float">
            <text:p>302.7678</text:p>
          </table:table-cell>
          <table:table-cell office:value-type="float" office:value="1416.55" calcext:value-type="float">
            <text:p>1416.55</text:p>
          </table:table-cell>
        </table:table-row>
        <table:table-row table:style-name="ro1">
          <table:table-cell office:value-type="float" office:value="1137.5827" calcext:value-type="float">
            <text:p>1137.5827</text:p>
          </table:table-cell>
          <table:table-cell office:value-type="float" office:value="1510.236" calcext:value-type="float">
            <text:p>1510.236</text:p>
          </table:table-cell>
          <table:table-cell office:value-type="float" office:value="844.5067" calcext:value-type="float">
            <text:p>844.5067</text:p>
          </table:table-cell>
          <table:table-cell office:value-type="float" office:value="302.5539" calcext:value-type="float">
            <text:p>302.5539</text:p>
          </table:table-cell>
          <table:table-cell office:value-type="float" office:value="1420.2938" calcext:value-type="float">
            <text:p>1420.2938</text:p>
          </table:table-cell>
        </table:table-row>
        <table:table-row table:style-name="ro1">
          <table:table-cell office:value-type="float" office:value="1131.3934" calcext:value-type="float">
            <text:p>1131.3934</text:p>
          </table:table-cell>
          <table:table-cell office:value-type="float" office:value="1547.2217" calcext:value-type="float">
            <text:p>1547.2217</text:p>
          </table:table-cell>
          <table:table-cell office:value-type="float" office:value="839.5527" calcext:value-type="float">
            <text:p>839.5527</text:p>
          </table:table-cell>
          <table:table-cell office:value-type="float" office:value="302.4663" calcext:value-type="float">
            <text:p>302.4663</text:p>
          </table:table-cell>
          <table:table-cell office:value-type="float" office:value="1424.0428" calcext:value-type="float">
            <text:p>1424.0428</text:p>
          </table:table-cell>
        </table:table-row>
        <table:table-row table:style-name="ro1">
          <table:table-cell office:value-type="float" office:value="1126.8233" calcext:value-type="float">
            <text:p>1126.8233</text:p>
          </table:table-cell>
          <table:table-cell office:value-type="float" office:value="1584.4422" calcext:value-type="float">
            <text:p>1584.4422</text:p>
          </table:table-cell>
          <table:table-cell office:value-type="float" office:value="837.5183" calcext:value-type="float">
            <text:p>837.5183</text:p>
          </table:table-cell>
          <table:table-cell office:value-type="float" office:value="302.4341" calcext:value-type="float">
            <text:p>302.4341</text:p>
          </table:table-cell>
          <table:table-cell office:value-type="float" office:value="1427.7927" calcext:value-type="float">
            <text:p>1427.7927</text:p>
          </table:table-cell>
        </table:table-row>
        <table:table-row table:style-name="ro1">
          <table:table-cell office:value-type="float" office:value="1123.8811" calcext:value-type="float">
            <text:p>1123.8811</text:p>
          </table:table-cell>
          <table:table-cell office:value-type="float" office:value="1621.8266" calcext:value-type="float">
            <text:p>1621.8266</text:p>
          </table:table-cell>
          <table:table-cell office:value-type="float" office:value="838.6743" calcext:value-type="float">
            <text:p>838.6743</text:p>
          </table:table-cell>
          <table:table-cell office:value-type="float" office:value="302.2057" calcext:value-type="float">
            <text:p>302.2057</text:p>
          </table:table-cell>
          <table:table-cell office:value-type="float" office:value="1431.5357" calcext:value-type="float">
            <text:p>1431.5357</text:p>
          </table:table-cell>
        </table:table-row>
        <table:table-row table:style-name="ro1">
          <table:table-cell office:value-type="float" office:value="1120.6128" calcext:value-type="float">
            <text:p>1120.6128</text:p>
          </table:table-cell>
          <table:table-cell office:value-type="float" office:value="1659.1839" calcext:value-type="float">
            <text:p>1659.1839</text:p>
          </table:table-cell>
          <table:table-cell office:value-type="float" office:value="842.8091" calcext:value-type="float">
            <text:p>842.8091</text:p>
          </table:table-cell>
          <table:table-cell office:value-type="float" office:value="301.9765" calcext:value-type="float">
            <text:p>301.9765</text:p>
          </table:table-cell>
          <table:table-cell office:value-type="float" office:value="1435.2787" calcext:value-type="float">
            <text:p>1435.2787</text:p>
          </table:table-cell>
        </table:table-row>
        <table:table-row table:style-name="ro1">
          <table:table-cell office:value-type="float" office:value="1117.0186" calcext:value-type="float">
            <text:p>1117.0186</text:p>
          </table:table-cell>
          <table:table-cell office:value-type="float" office:value="1696.5113" calcext:value-type="float">
            <text:p>1696.5113</text:p>
          </table:table-cell>
          <table:table-cell office:value-type="float" office:value="847.7192" calcext:value-type="float">
            <text:p>847.7192</text:p>
          </table:table-cell>
          <table:table-cell office:value-type="float" office:value="301.98" calcext:value-type="float">
            <text:p>301.98</text:p>
          </table:table-cell>
          <table:table-cell office:value-type="float" office:value="1439.0287" calcext:value-type="float">
            <text:p>1439.0287</text:p>
          </table:table-cell>
        </table:table-row>
        <table:table-row table:style-name="ro1">
          <table:table-cell office:value-type="float" office:value="1113.0988" calcext:value-type="float">
            <text:p>1113.0988</text:p>
          </table:table-cell>
          <table:table-cell office:value-type="float" office:value="1733.8058" calcext:value-type="float">
            <text:p>1733.8058</text:p>
          </table:table-cell>
          <table:table-cell office:value-type="float" office:value="853.336" calcext:value-type="float">
            <text:p>853.336</text:p>
          </table:table-cell>
          <table:table-cell office:value-type="float" office:value="302.2818" calcext:value-type="float">
            <text:p>302.2818</text:p>
          </table:table-cell>
          <table:table-cell office:value-type="float" office:value="1442.7665" calcext:value-type="float">
            <text:p>1442.7665</text:p>
          </table:table-cell>
        </table:table-row>
        <table:table-row table:style-name="ro1">
          <table:table-cell office:value-type="float" office:value="1108.8536" calcext:value-type="float">
            <text:p>1108.8536</text:p>
          </table:table-cell>
          <table:table-cell office:value-type="float" office:value="1771.0648" calcext:value-type="float">
            <text:p>1771.0648</text:p>
          </table:table-cell>
          <table:table-cell office:value-type="float" office:value="859.7834" calcext:value-type="float">
            <text:p>859.7834</text:p>
          </table:table-cell>
          <table:table-cell office:value-type="float" office:value="302.7433" calcext:value-type="float">
            <text:p>302.7433</text:p>
          </table:table-cell>
          <table:table-cell office:value-type="float" office:value="1446.488" calcext:value-type="float">
            <text:p>1446.488</text:p>
          </table:table-cell>
        </table:table-row>
        <table:table-row table:style-name="ro1">
          <table:table-cell office:value-type="float" office:value="1102.9873" calcext:value-type="float">
            <text:p>1102.9873</text:p>
          </table:table-cell>
          <table:table-cell office:value-type="float" office:value="1808.1031" calcext:value-type="float">
            <text:p>1808.1031</text:p>
          </table:table-cell>
          <table:table-cell office:value-type="float" office:value="867.0539" calcext:value-type="float">
            <text:p>867.0539</text:p>
          </table:table-cell>
          <table:table-cell office:value-type="float" office:value="303.36" calcext:value-type="float">
            <text:p>303.36</text:p>
          </table:table-cell>
          <table:table-cell office:value-type="float" office:value="1450.187" calcext:value-type="float">
            <text:p>1450.187</text:p>
          </table:table-cell>
        </table:table-row>
        <table:table-row table:style-name="ro1">
          <table:table-cell office:value-type="float" office:value="1095.511" calcext:value-type="float">
            <text:p>1095.511</text:p>
          </table:table-cell>
          <table:table-cell office:value-type="float" office:value="1844.8503" calcext:value-type="float">
            <text:p>1844.8503</text:p>
          </table:table-cell>
          <table:table-cell office:value-type="float" office:value="873.8345" calcext:value-type="float">
            <text:p>873.8345</text:p>
          </table:table-cell>
          <table:table-cell office:value-type="float" office:value="304.183" calcext:value-type="float">
            <text:p>304.183</text:p>
          </table:table-cell>
          <table:table-cell office:value-type="float" office:value="1453.8456" calcext:value-type="float">
            <text:p>1453.8456</text:p>
          </table:table-cell>
        </table:table-row>
        <table:table-row table:style-name="ro1">
          <table:table-cell office:value-type="float" office:value="1086.439" calcext:value-type="float">
            <text:p>1086.439</text:p>
          </table:table-cell>
          <table:table-cell office:value-type="float" office:value="1881.2364" calcext:value-type="float">
            <text:p>1881.2364</text:p>
          </table:table-cell>
          <table:table-cell office:value-type="float" office:value="880.3128" calcext:value-type="float">
            <text:p>880.3128</text:p>
          </table:table-cell>
          <table:table-cell office:value-type="float" office:value="304.9951" calcext:value-type="float">
            <text:p>304.9951</text:p>
          </table:table-cell>
          <table:table-cell office:value-type="float" office:value="1457.5066" calcext:value-type="float">
            <text:p>1457.5066</text:p>
          </table:table-cell>
        </table:table-row>
        <table:table-row table:style-name="ro1">
          <table:table-cell office:value-type="float" office:value="1075.7884" calcext:value-type="float">
            <text:p>1075.7884</text:p>
          </table:table-cell>
          <table:table-cell office:value-type="float" office:value="1917.1921" calcext:value-type="float">
            <text:p>1917.1921</text:p>
          </table:table-cell>
          <table:table-cell office:value-type="float" office:value="886.6486" calcext:value-type="float">
            <text:p>886.6486</text:p>
          </table:table-cell>
          <table:table-cell office:value-type="float" office:value="305.5916" calcext:value-type="float">
            <text:p>305.5916</text:p>
          </table:table-cell>
          <table:table-cell office:value-type="float" office:value="1461.2088" calcext:value-type="float">
            <text:p>1461.2088</text:p>
          </table:table-cell>
        </table:table-row>
        <table:table-row table:style-name="ro1">
          <table:table-cell office:value-type="float" office:value="1063.5796" calcext:value-type="float">
            <text:p>1063.5796</text:p>
          </table:table-cell>
          <table:table-cell office:value-type="float" office:value="1952.649" calcext:value-type="float">
            <text:p>1952.649</text:p>
          </table:table-cell>
          <table:table-cell office:value-type="float" office:value="892.6322" calcext:value-type="float">
            <text:p>892.6322</text:p>
          </table:table-cell>
          <table:table-cell office:value-type="float" office:value="306.2244" calcext:value-type="float">
            <text:p>306.2244</text:p>
          </table:table-cell>
          <table:table-cell office:value-type="float" office:value="1464.905" calcext:value-type="float">
            <text:p>1464.905</text:p>
          </table:table-cell>
        </table:table-row>
        <table:table-row table:style-name="ro1">
          <table:table-cell office:value-type="float" office:value="1049.8358" calcext:value-type="float">
            <text:p>1049.8358</text:p>
          </table:table-cell>
          <table:table-cell office:value-type="float" office:value="1987.5397" calcext:value-type="float">
            <text:p>1987.5397</text:p>
          </table:table-cell>
          <table:table-cell office:value-type="float" office:value="898.1372" calcext:value-type="float">
            <text:p>898.1372</text:p>
          </table:table-cell>
          <table:table-cell office:value-type="float" office:value="307.0699" calcext:value-type="float">
            <text:p>307.0699</text:p>
          </table:table-cell>
          <table:table-cell office:value-type="float" office:value="1468.5585" calcext:value-type="float">
            <text:p>1468.5585</text:p>
          </table:table-cell>
        </table:table-row>
        <table:table-row table:style-name="ro1">
          <table:table-cell office:value-type="float" office:value="1034.5832" calcext:value-type="float">
            <text:p>1034.5832</text:p>
          </table:table-cell>
          <table:table-cell office:value-type="float" office:value="2021.7977" calcext:value-type="float">
            <text:p>2021.7977</text:p>
          </table:table-cell>
          <table:table-cell office:value-type="float" office:value="903.5087" calcext:value-type="float">
            <text:p>903.5087</text:p>
          </table:table-cell>
          <table:table-cell office:value-type="float" office:value="307.6663" calcext:value-type="float">
            <text:p>307.6663</text:p>
          </table:table-cell>
          <table:table-cell office:value-type="float" office:value="1472.2608" calcext:value-type="float">
            <text:p>1472.2608</text:p>
          </table:table-cell>
        </table:table-row>
        <table:table-row table:style-name="ro1">
          <table:table-cell office:value-type="float" office:value="1017.8508" calcext:value-type="float">
            <text:p>1017.8508</text:p>
          </table:table-cell>
          <table:table-cell office:value-type="float" office:value="2055.3577" calcext:value-type="float">
            <text:p>2055.3577</text:p>
          </table:table-cell>
          <table:table-cell office:value-type="float" office:value="908.4983" calcext:value-type="float">
            <text:p>908.4983</text:p>
          </table:table-cell>
          <table:table-cell office:value-type="float" office:value="308.3479" calcext:value-type="float">
            <text:p>308.3479</text:p>
          </table:table-cell>
          <table:table-cell office:value-type="float" office:value="1475.9483" calcext:value-type="float">
            <text:p>1475.9483</text:p>
          </table:table-cell>
        </table:table-row>
        <table:table-row table:style-name="ro1">
          <table:table-cell office:value-type="float" office:value="999.6704" calcext:value-type="float">
            <text:p>999.6704</text:p>
          </table:table-cell>
          <table:table-cell office:value-type="float" office:value="2088.1559" calcext:value-type="float">
            <text:p>2088.1559</text:p>
          </table:table-cell>
          <table:table-cell office:value-type="float" office:value="913.305" calcext:value-type="float">
            <text:p>913.305</text:p>
          </table:table-cell>
          <table:table-cell office:value-type="float" office:value="308.8332" calcext:value-type="float">
            <text:p>308.8332</text:p>
          </table:table-cell>
          <table:table-cell office:value-type="float" office:value="1479.6668" calcext:value-type="float">
            <text:p>1479.6668</text:p>
          </table:table-cell>
        </table:table-row>
        <table:table-row table:style-name="ro1">
          <table:table-cell office:value-type="float" office:value="980.0767" calcext:value-type="float">
            <text:p>980.0767</text:p>
          </table:table-cell>
          <table:table-cell office:value-type="float" office:value="2120.1299" calcext:value-type="float">
            <text:p>2120.1299</text:p>
          </table:table-cell>
          <table:table-cell office:value-type="float" office:value="917.7089" calcext:value-type="float">
            <text:p>917.7089</text:p>
          </table:table-cell>
          <table:table-cell office:value-type="float" office:value="309.438" calcext:value-type="float">
            <text:p>309.438</text:p>
          </table:table-cell>
          <table:table-cell office:value-type="float" office:value="1483.3677" calcext:value-type="float">
            <text:p>1483.3677</text:p>
          </table:table-cell>
        </table:table-row>
        <table:table-row table:style-name="ro1">
          <table:table-cell office:value-type="float" office:value="959.107" calcext:value-type="float">
            <text:p>959.107</text:p>
          </table:table-cell>
          <table:table-cell office:value-type="float" office:value="2151.2188" calcext:value-type="float">
            <text:p>2151.2188</text:p>
          </table:table-cell>
          <table:table-cell office:value-type="float" office:value="921.794" calcext:value-type="float">
            <text:p>921.794</text:p>
          </table:table-cell>
          <table:table-cell office:value-type="float" office:value="310.0498" calcext:value-type="float">
            <text:p>310.0498</text:p>
          </table:table-cell>
          <table:table-cell office:value-type="float" office:value="1487.0674" calcext:value-type="float">
            <text:p>1487.0674</text:p>
          </table:table-cell>
        </table:table-row>
        <table:table-row table:style-name="ro1">
          <table:table-cell office:value-type="float" office:value="936.8011" calcext:value-type="float">
            <text:p>936.8011</text:p>
          </table:table-cell>
          <table:table-cell office:value-type="float" office:value="2181.3635" calcext:value-type="float">
            <text:p>2181.3635</text:p>
          </table:table-cell>
          <table:table-cell office:value-type="float" office:value="925.6012" calcext:value-type="float">
            <text:p>925.6012</text:p>
          </table:table-cell>
          <table:table-cell office:value-type="float" office:value="310.6067" calcext:value-type="float">
            <text:p>310.6067</text:p>
          </table:table-cell>
          <table:table-cell office:value-type="float" office:value="1490.7758" calcext:value-type="float">
            <text:p>1490.7758</text:p>
          </table:table-cell>
        </table:table-row>
        <table:table-row table:style-name="ro1">
          <table:table-cell office:value-type="float" office:value="913.2016" calcext:value-type="float">
            <text:p>913.2016</text:p>
          </table:table-cell>
          <table:table-cell office:value-type="float" office:value="2210.5065" calcext:value-type="float">
            <text:p>2210.5065</text:p>
          </table:table-cell>
          <table:table-cell office:value-type="float" office:value="928.9322" calcext:value-type="float">
            <text:p>928.9322</text:p>
          </table:table-cell>
          <table:table-cell office:value-type="float" office:value="311.479" calcext:value-type="float">
            <text:p>311.479</text:p>
          </table:table-cell>
          <table:table-cell office:value-type="float" office:value="1494.423" calcext:value-type="float">
            <text:p>1494.423</text:p>
          </table:table-cell>
        </table:table-row>
        <table:table-row table:style-name="ro1">
          <table:table-cell office:value-type="float" office:value="888.3533" calcext:value-type="float">
            <text:p>888.3533</text:p>
          </table:table-cell>
          <table:table-cell office:value-type="float" office:value="2238.5923" calcext:value-type="float">
            <text:p>2238.5923</text:p>
          </table:table-cell>
          <table:table-cell office:value-type="float" office:value="931.9718" calcext:value-type="float">
            <text:p>931.9718</text:p>
          </table:table-cell>
          <table:table-cell office:value-type="float" office:value="312.3689" calcext:value-type="float">
            <text:p>312.3689</text:p>
          </table:table-cell>
          <table:table-cell office:value-type="float" office:value="1498.0659" calcext:value-type="float">
            <text:p>1498.0659</text:p>
          </table:table-cell>
        </table:table-row>
        <table:table-row table:style-name="ro1">
          <table:table-cell office:value-type="float" office:value="862.3037" calcext:value-type="float">
            <text:p>862.3037</text:p>
          </table:table-cell>
          <table:table-cell office:value-type="float" office:value="2265.5675" calcext:value-type="float">
            <text:p>2265.5675</text:p>
          </table:table-cell>
          <table:table-cell office:value-type="float" office:value="934.7266" calcext:value-type="float">
            <text:p>934.7266</text:p>
          </table:table-cell>
          <table:table-cell office:value-type="float" office:value="313.2809" calcext:value-type="float">
            <text:p>313.2809</text:p>
          </table:table-cell>
          <table:table-cell office:value-type="float" office:value="1501.7033" calcext:value-type="float">
            <text:p>1501.7033</text:p>
          </table:table-cell>
        </table:table-row>
        <table:table-row table:style-name="ro1">
          <table:table-cell office:value-type="float" office:value="835.1021" calcext:value-type="float">
            <text:p>835.1021</text:p>
          </table:table-cell>
          <table:table-cell office:value-type="float" office:value="2291.3808" calcext:value-type="float">
            <text:p>2291.3808</text:p>
          </table:table-cell>
          <table:table-cell office:value-type="float" office:value="937.3355" calcext:value-type="float">
            <text:p>937.3355</text:p>
          </table:table-cell>
          <table:table-cell office:value-type="float" office:value="313.9007" calcext:value-type="float">
            <text:p>313.9007</text:p>
          </table:table-cell>
          <table:table-cell office:value-type="float" office:value="1505.4017" calcext:value-type="float">
            <text:p>1505.4017</text:p>
          </table:table-cell>
        </table:table-row>
        <table:table-row table:style-name="ro1">
          <table:table-cell office:value-type="float" office:value="806.8005" calcext:value-type="float">
            <text:p>806.8005</text:p>
          </table:table-cell>
          <table:table-cell office:value-type="float" office:value="2315.983" calcext:value-type="float">
            <text:p>2315.983</text:p>
          </table:table-cell>
          <table:table-cell office:value-type="float" office:value="939.6834" calcext:value-type="float">
            <text:p>939.6834</text:p>
          </table:table-cell>
          <table:table-cell office:value-type="float" office:value="314.4742" calcext:value-type="float">
            <text:p>314.4742</text:p>
          </table:table-cell>
          <table:table-cell office:value-type="float" office:value="1509.1076" calcext:value-type="float">
            <text:p>1509.1076</text:p>
          </table:table-cell>
        </table:table-row>
        <table:table-row table:style-name="ro1">
          <table:table-cell office:value-type="float" office:value="777.4527" calcext:value-type="float">
            <text:p>777.4527</text:p>
          </table:table-cell>
          <table:table-cell office:value-type="float" office:value="2339.3273" calcext:value-type="float">
            <text:p>2339.3273</text:p>
          </table:table-cell>
          <table:table-cell office:value-type="float" office:value="941.679" calcext:value-type="float">
            <text:p>941.679</text:p>
          </table:table-cell>
          <table:table-cell office:value-type="float" office:value="315.2553" calcext:value-type="float">
            <text:p>315.2553</text:p>
          </table:table-cell>
          <table:table-cell office:value-type="float" office:value="1512.7753" calcext:value-type="float">
            <text:p>1512.7753</text:p>
          </table:table-cell>
        </table:table-row>
        <table:table-row table:style-name="ro1">
          <table:table-cell office:value-type="float" office:value="747.1146" calcext:value-type="float">
            <text:p>747.1146</text:p>
          </table:table-cell>
          <table:table-cell office:value-type="float" office:value="2361.3693" calcext:value-type="float">
            <text:p>2361.3693</text:p>
          </table:table-cell>
          <table:table-cell office:value-type="float" office:value="943.4661" calcext:value-type="float">
            <text:p>943.4661</text:p>
          </table:table-cell>
          <table:table-cell office:value-type="float" office:value="315.8963" calcext:value-type="float">
            <text:p>315.8963</text:p>
          </table:table-cell>
          <table:table-cell office:value-type="float" office:value="1516.4701" calcext:value-type="float">
            <text:p>1516.4701</text:p>
          </table:table-cell>
        </table:table-row>
        <table:table-row table:style-name="ro1">
          <table:table-cell office:value-type="float" office:value="715.8438" calcext:value-type="float">
            <text:p>715.8438</text:p>
          </table:table-cell>
          <table:table-cell office:value-type="float" office:value="2382.0669" calcext:value-type="float">
            <text:p>2382.0669</text:p>
          </table:table-cell>
          <table:table-cell office:value-type="float" office:value="944.9992" calcext:value-type="float">
            <text:p>944.9992</text:p>
          </table:table-cell>
          <table:table-cell office:value-type="float" office:value="316.5337" calcext:value-type="float">
            <text:p>316.5337</text:p>
          </table:table-cell>
          <table:table-cell office:value-type="float" office:value="1520.1656" calcext:value-type="float">
            <text:p>1520.1656</text:p>
          </table:table-cell>
        </table:table-row>
        <table:table-row table:style-name="ro1">
          <table:table-cell office:value-type="float" office:value="683.7001" calcext:value-type="float">
            <text:p>683.7001</text:p>
          </table:table-cell>
          <table:table-cell office:value-type="float" office:value="2401.3809" calcext:value-type="float">
            <text:p>2401.3809</text:p>
          </table:table-cell>
          <table:table-cell office:value-type="float" office:value="946.2158" calcext:value-type="float">
            <text:p>946.2158</text:p>
          </table:table-cell>
          <table:table-cell office:value-type="float" office:value="317.4841" calcext:value-type="float">
            <text:p>317.4841</text:p>
          </table:table-cell>
          <table:table-cell office:value-type="float" office:value="1523.7931" calcext:value-type="float">
            <text:p>1523.7931</text:p>
          </table:table-cell>
        </table:table-row>
        <table:table-row table:style-name="ro1">
          <table:table-cell office:value-type="float" office:value="650.7444" calcext:value-type="float">
            <text:p>650.7444</text:p>
          </table:table-cell>
          <table:table-cell office:value-type="float" office:value="2419.2743" calcext:value-type="float">
            <text:p>2419.2743</text:p>
          </table:table-cell>
          <table:table-cell office:value-type="float" office:value="947.2038" calcext:value-type="float">
            <text:p>947.2038</text:p>
          </table:table-cell>
          <table:table-cell office:value-type="float" office:value="318.5609" calcext:value-type="float">
            <text:p>318.5609</text:p>
          </table:table-cell>
          <table:table-cell office:value-type="float" office:value="1527.3852" calcext:value-type="float">
            <text:p>1527.3852</text:p>
          </table:table-cell>
        </table:table-row>
        <table:table-row table:style-name="ro1">
          <table:table-cell office:value-type="float" office:value="617.0396" calcext:value-type="float">
            <text:p>617.0396</text:p>
          </table:table-cell>
          <table:table-cell office:value-type="float" office:value="2435.7132" calcext:value-type="float">
            <text:p>2435.7132</text:p>
          </table:table-cell>
          <table:table-cell office:value-type="float" office:value="948.0031" calcext:value-type="float">
            <text:p>948.0031</text:p>
          </table:table-cell>
          <table:table-cell office:value-type="float" office:value="319.5906" calcext:value-type="float">
            <text:p>319.5906</text:p>
          </table:table-cell>
          <table:table-cell office:value-type="float" office:value="1530.9911" calcext:value-type="float">
            <text:p>1530.9911</text:p>
          </table:table-cell>
        </table:table-row>
        <table:table-row table:style-name="ro1">
          <table:table-cell office:value-type="float" office:value="582.6499" calcext:value-type="float">
            <text:p>582.6499</text:p>
          </table:table-cell>
          <table:table-cell office:value-type="float" office:value="2450.6663" calcext:value-type="float">
            <text:p>2450.6663</text:p>
          </table:table-cell>
          <table:table-cell office:value-type="float" office:value="948.6153" calcext:value-type="float">
            <text:p>948.6153</text:p>
          </table:table-cell>
          <table:table-cell office:value-type="float" office:value="320.6877" calcext:value-type="float">
            <text:p>320.6877</text:p>
          </table:table-cell>
          <table:table-cell office:value-type="float" office:value="1534.577" calcext:value-type="float">
            <text:p>1534.577</text:p>
          </table:table-cell>
        </table:table-row>
        <table:table-row table:style-name="ro1">
          <table:table-cell office:value-type="float" office:value="547.6406" calcext:value-type="float">
            <text:p>547.6406</text:p>
          </table:table-cell>
          <table:table-cell office:value-type="float" office:value="2464.1051" calcext:value-type="float">
            <text:p>2464.1051</text:p>
          </table:table-cell>
          <table:table-cell office:value-type="float" office:value="949.0584" calcext:value-type="float">
            <text:p>949.0584</text:p>
          </table:table-cell>
          <table:table-cell office:value-type="float" office:value="321.7181" calcext:value-type="float">
            <text:p>321.7181</text:p>
          </table:table-cell>
          <table:table-cell office:value-type="float" office:value="1538.1827" calcext:value-type="float">
            <text:p>1538.1827</text:p>
          </table:table-cell>
        </table:table-row>
        <table:table-row table:style-name="ro1">
          <table:table-cell office:value-type="float" office:value="512.0785" calcext:value-type="float">
            <text:p>512.0785</text:p>
          </table:table-cell>
          <table:table-cell office:value-type="float" office:value="2476.004" calcext:value-type="float">
            <text:p>2476.004</text:p>
          </table:table-cell>
          <table:table-cell office:value-type="float" office:value="949.3403" calcext:value-type="float">
            <text:p>949.3403</text:p>
          </table:table-cell>
          <table:table-cell office:value-type="float" office:value="322.4366" calcext:value-type="float">
            <text:p>322.4366</text:p>
          </table:table-cell>
          <table:table-cell office:value-type="float" office:value="1541.8632" calcext:value-type="float">
            <text:p>1541.8632</text:p>
          </table:table-cell>
        </table:table-row>
        <table:table-row table:style-name="ro1">
          <table:table-cell office:value-type="float" office:value="476.0312" calcext:value-type="float">
            <text:p>476.0312</text:p>
          </table:table-cell>
          <table:table-cell office:value-type="float" office:value="2486.3404" calcext:value-type="float">
            <text:p>2486.3404</text:p>
          </table:table-cell>
          <table:table-cell office:value-type="float" office:value="949.4503" calcext:value-type="float">
            <text:p>949.4503</text:p>
          </table:table-cell>
          <table:table-cell office:value-type="float" office:value="323.3515" calcext:value-type="float">
            <text:p>323.3515</text:p>
          </table:table-cell>
          <table:table-cell office:value-type="float" office:value="1545.4999" calcext:value-type="float">
            <text:p>1545.4999</text:p>
          </table:table-cell>
        </table:table-row>
        <table:table-row table:style-name="ro1">
          <table:table-cell office:value-type="float" office:value="439.5673" calcext:value-type="float">
            <text:p>439.5673</text:p>
          </table:table-cell>
          <table:table-cell office:value-type="float" office:value="2495.0946" calcext:value-type="float">
            <text:p>2495.0946</text:p>
          </table:table-cell>
          <table:table-cell office:value-type="float" office:value="949.4431" calcext:value-type="float">
            <text:p>949.4431</text:p>
          </table:table-cell>
          <table:table-cell office:value-type="float" office:value="324.5133" calcext:value-type="float">
            <text:p>324.5133</text:p>
          </table:table-cell>
          <table:table-cell office:value-type="float" office:value="1549.0654" calcext:value-type="float">
            <text:p>1549.0654</text:p>
          </table:table-cell>
        </table:table-row>
        <table:table-row table:style-name="ro1">
          <table:table-cell office:value-type="float" office:value="402.7563" calcext:value-type="float">
            <text:p>402.7563</text:p>
          </table:table-cell>
          <table:table-cell office:value-type="float" office:value="2502.25" calcext:value-type="float">
            <text:p>2502.25</text:p>
          </table:table-cell>
          <table:table-cell office:value-type="float" office:value="949.3742" calcext:value-type="float">
            <text:p>949.3742</text:p>
          </table:table-cell>
          <table:table-cell office:value-type="float" office:value="325.8998" calcext:value-type="float">
            <text:p>325.8998</text:p>
          </table:table-cell>
          <table:table-cell office:value-type="float" office:value="1552.5496" calcext:value-type="float">
            <text:p>1552.5496</text:p>
          </table:table-cell>
        </table:table-row>
        <table:table-row table:style-name="ro1">
          <table:table-cell office:value-type="float" office:value="365.6682" calcext:value-type="float">
            <text:p>365.6682</text:p>
          </table:table-cell>
          <table:table-cell office:value-type="float" office:value="2507.7928" calcext:value-type="float">
            <text:p>2507.7928</text:p>
          </table:table-cell>
          <table:table-cell office:value-type="float" office:value="949.2757" calcext:value-type="float">
            <text:p>949.2757</text:p>
          </table:table-cell>
          <table:table-cell office:value-type="float" office:value="327.4453" calcext:value-type="float">
            <text:p>327.4453</text:p>
          </table:table-cell>
          <table:table-cell office:value-type="float" office:value="1555.9664" calcext:value-type="float">
            <text:p>1555.9664</text:p>
          </table:table-cell>
        </table:table-row>
        <table:table-row table:style-name="ro1">
          <table:table-cell office:value-type="float" office:value="328.3736" calcext:value-type="float">
            <text:p>328.3736</text:p>
          </table:table-cell>
          <table:table-cell office:value-type="float" office:value="2511.7126" calcext:value-type="float">
            <text:p>2511.7126</text:p>
          </table:table-cell>
          <table:table-cell office:value-type="float" office:value="949.1537" calcext:value-type="float">
            <text:p>949.1537</text:p>
          </table:table-cell>
          <table:table-cell office:value-type="float" office:value="329.0725" calcext:value-type="float">
            <text:p>329.0725</text:p>
          </table:table-cell>
          <table:table-cell office:value-type="float" office:value="1559.3449" calcext:value-type="float">
            <text:p>1559.3449</text:p>
          </table:table-cell>
        </table:table-row>
        <table:table-row table:style-name="ro1">
          <table:table-cell office:value-type="float" office:value="290.9436" calcext:value-type="float">
            <text:p>290.9436</text:p>
          </table:table-cell>
          <table:table-cell office:value-type="float" office:value="2514.002" calcext:value-type="float">
            <text:p>2514.002</text:p>
          </table:table-cell>
          <table:table-cell office:value-type="float" office:value="949.0226" calcext:value-type="float">
            <text:p>949.0226</text:p>
          </table:table-cell>
          <table:table-cell office:value-type="float" office:value="330.7614" calcext:value-type="float">
            <text:p>330.7614</text:p>
          </table:table-cell>
          <table:table-cell office:value-type="float" office:value="1562.6931" calcext:value-type="float">
            <text:p>1562.6931</text:p>
          </table:table-cell>
        </table:table-row>
        <table:table-row table:style-name="ro1">
          <table:table-cell office:value-type="float" office:value="253.4493" calcext:value-type="float">
            <text:p>253.4493</text:p>
          </table:table-cell>
          <table:table-cell office:value-type="float" office:value="2514.6564" calcext:value-type="float">
            <text:p>2514.6564</text:p>
          </table:table-cell>
          <table:table-cell office:value-type="float" office:value="948.8966" calcext:value-type="float">
            <text:p>948.8966</text:p>
          </table:table-cell>
          <table:table-cell office:value-type="float" office:value="332.4997" calcext:value-type="float">
            <text:p>332.4997</text:p>
          </table:table-cell>
          <table:table-cell office:value-type="float" office:value="1566.0158" calcext:value-type="float">
            <text:p>1566.0158</text:p>
          </table:table-cell>
        </table:table-row>
        <table:table-row table:style-name="ro1">
          <table:table-cell office:value-type="float" office:value="215.9621" calcext:value-type="float">
            <text:p>215.9621</text:p>
          </table:table-cell>
          <table:table-cell office:value-type="float" office:value="2513.6748" calcext:value-type="float">
            <text:p>2513.6748</text:p>
          </table:table-cell>
          <table:table-cell office:value-type="float" office:value="948.6375" calcext:value-type="float">
            <text:p>948.6375</text:p>
          </table:table-cell>
          <table:table-cell office:value-type="float" office:value="334.0145" calcext:value-type="float">
            <text:p>334.0145</text:p>
          </table:table-cell>
          <table:table-cell office:value-type="float" office:value="1569.4463" calcext:value-type="float">
            <text:p>1569.4463</text:p>
          </table:table-cell>
        </table:table-row>
        <table:table-row table:style-name="ro1">
          <table:table-cell office:value-type="float" office:value="178.5535" calcext:value-type="float">
            <text:p>178.5535</text:p>
          </table:table-cell>
          <table:table-cell office:value-type="float" office:value="2511.0589" calcext:value-type="float">
            <text:p>2511.0589</text:p>
          </table:table-cell>
          <table:table-cell office:value-type="float" office:value="948.4603" calcext:value-type="float">
            <text:p>948.4603</text:p>
          </table:table-cell>
          <table:table-cell office:value-type="float" office:value="335.6891" calcext:value-type="float">
            <text:p>335.6891</text:p>
          </table:table-cell>
          <table:table-cell office:value-type="float" office:value="1572.8016" calcext:value-type="float">
            <text:p>1572.8016</text:p>
          </table:table-cell>
        </table:table-row>
        <table:table-row table:style-name="ro1">
          <table:table-cell office:value-type="float" office:value="141.2945" calcext:value-type="float">
            <text:p>141.2945</text:p>
          </table:table-cell>
          <table:table-cell office:value-type="float" office:value="2506.8138" calcext:value-type="float">
            <text:p>2506.8138</text:p>
          </table:table-cell>
          <table:table-cell office:value-type="float" office:value="948.1618" calcext:value-type="float">
            <text:p>948.1618</text:p>
          </table:table-cell>
          <table:table-cell office:value-type="float" office:value="337.1502" calcext:value-type="float">
            <text:p>337.1502</text:p>
          </table:table-cell>
          <table:table-cell office:value-type="float" office:value="1576.2552" calcext:value-type="float">
            <text:p>1576.2552</text:p>
          </table:table-cell>
        </table:table-row>
        <table:table-row table:style-name="ro1">
          <table:table-cell office:value-type="float" office:value="104.2562" calcext:value-type="float">
            <text:p>104.2562</text:p>
          </table:table-cell>
          <table:table-cell office:value-type="float" office:value="2500.9475" calcext:value-type="float">
            <text:p>2500.9475</text:p>
          </table:table-cell>
          <table:table-cell office:value-type="float" office:value="948.049" calcext:value-type="float">
            <text:p>948.049</text:p>
          </table:table-cell>
          <table:table-cell office:value-type="float" office:value="338.8792" calcext:value-type="float">
            <text:p>338.8792</text:p>
          </table:table-cell>
          <table:table-cell office:value-type="float" office:value="1579.5828" calcext:value-type="float">
            <text:p>1579.5828</text:p>
          </table:table-cell>
        </table:table-row>
        <table:table-row table:style-name="ro1">
          <table:table-cell office:value-type="float" office:value="67.509" calcext:value-type="float">
            <text:p>67.509</text:p>
          </table:table-cell>
          <table:table-cell office:value-type="float" office:value="2493.4712" calcext:value-type="float">
            <text:p>2493.4712</text:p>
          </table:table-cell>
          <table:table-cell office:value-type="float" office:value="948.1467" calcext:value-type="float">
            <text:p>948.1467</text:p>
          </table:table-cell>
          <table:table-cell office:value-type="float" office:value="340.826" calcext:value-type="float">
            <text:p>340.826</text:p>
          </table:table-cell>
          <table:table-cell office:value-type="float" office:value="1582.788" calcext:value-type="float">
            <text:p>1582.788</text:p>
          </table:table-cell>
        </table:table-row>
        <table:table-row table:style-name="ro1">
          <table:table-cell office:value-type="float" office:value="31.123" calcext:value-type="float">
            <text:p>31.123</text:p>
          </table:table-cell>
          <table:table-cell office:value-type="float" office:value="2484.3991" calcext:value-type="float">
            <text:p>2484.3991</text:p>
          </table:table-cell>
          <table:table-cell office:value-type="float" office:value="948.4433" calcext:value-type="float">
            <text:p>948.4433</text:p>
          </table:table-cell>
          <table:table-cell office:value-type="float" office:value="342.9233" calcext:value-type="float">
            <text:p>342.9233</text:p>
          </table:table-cell>
          <table:table-cell office:value-type="float" office:value="1585.8966" calcext:value-type="float">
            <text:p>1585.8966</text:p>
          </table:table-cell>
        </table:table-row>
        <table:table-row table:style-name="ro1">
          <table:table-cell office:value-type="float" office:value="-4.8328" calcext:value-type="float">
            <text:p>-4.8328</text:p>
          </table:table-cell>
          <table:table-cell office:value-type="float" office:value="2473.7486" calcext:value-type="float">
            <text:p>2473.7486</text:p>
          </table:table-cell>
          <table:table-cell office:value-type="float" office:value="948.6413" calcext:value-type="float">
            <text:p>948.6413</text:p>
          </table:table-cell>
          <table:table-cell office:value-type="float" office:value="344.8262" calcext:value-type="float">
            <text:p>344.8262</text:p>
          </table:table-cell>
          <table:table-cell office:value-type="float" office:value="1589.128" calcext:value-type="float">
            <text:p>1589.128</text:p>
          </table:table-cell>
        </table:table-row>
        <table:table-row table:style-name="ro1">
          <table:table-cell office:value-type="float" office:value="-40.2897" calcext:value-type="float">
            <text:p>-40.2897</text:p>
          </table:table-cell>
          <table:table-cell office:value-type="float" office:value="2461.5398" calcext:value-type="float">
            <text:p>2461.5398</text:p>
          </table:table-cell>
          <table:table-cell office:value-type="float" office:value="948.9511" calcext:value-type="float">
            <text:p>948.9511</text:p>
          </table:table-cell>
          <table:table-cell office:value-type="float" office:value="346.7663" calcext:value-type="float">
            <text:p>346.7663</text:p>
          </table:table-cell>
          <table:table-cell office:value-type="float" office:value="1592.3371" calcext:value-type="float">
            <text:p>1592.3371</text:p>
          </table:table-cell>
        </table:table-row>
        <table:table-row table:style-name="ro1">
          <table:table-cell office:value-type="float" office:value="-75.1804" calcext:value-type="float">
            <text:p>-75.1804</text:p>
          </table:table-cell>
          <table:table-cell office:value-type="float" office:value="2447.796" calcext:value-type="float">
            <text:p>2447.796</text:p>
          </table:table-cell>
          <table:table-cell office:value-type="float" office:value="949.234" calcext:value-type="float">
            <text:p>949.234</text:p>
          </table:table-cell>
          <table:table-cell office:value-type="float" office:value="348.5841" calcext:value-type="float">
            <text:p>348.5841</text:p>
          </table:table-cell>
          <table:table-cell office:value-type="float" office:value="1595.617" calcext:value-type="float">
            <text:p>1595.617</text:p>
          </table:table-cell>
        </table:table-row>
        <table:table-row table:style-name="ro1">
          <table:table-cell office:value-type="float" office:value="-109.4383" calcext:value-type="float">
            <text:p>-109.4383</text:p>
          </table:table-cell>
          <table:table-cell office:value-type="float" office:value="2432.5433" calcext:value-type="float">
            <text:p>2432.5433</text:p>
          </table:table-cell>
          <table:table-cell office:value-type="float" office:value="949.6398" calcext:value-type="float">
            <text:p>949.6398</text:p>
          </table:table-cell>
          <table:table-cell office:value-type="float" office:value="350.4385" calcext:value-type="float">
            <text:p>350.4385</text:p>
          </table:table-cell>
          <table:table-cell office:value-type="float" office:value="1598.8764" calcext:value-type="float">
            <text:p>1598.8764</text:p>
          </table:table-cell>
        </table:table-row>
        <table:table-row table:style-name="ro1">
          <table:table-cell office:value-type="float" office:value="-142.9984" calcext:value-type="float">
            <text:p>-142.9984</text:p>
          </table:table-cell>
          <table:table-cell office:value-type="float" office:value="2415.8109" calcext:value-type="float">
            <text:p>2415.8109</text:p>
          </table:table-cell>
          <table:table-cell office:value-type="float" office:value="950.1753" calcext:value-type="float">
            <text:p>950.1753</text:p>
          </table:table-cell>
          <table:table-cell office:value-type="float" office:value="352.3252" calcext:value-type="float">
            <text:p>352.3252</text:p>
          </table:table-cell>
          <table:table-cell office:value-type="float" office:value="1602.1172" calcext:value-type="float">
            <text:p>1602.1172</text:p>
          </table:table-cell>
        </table:table-row>
        <table:table-row table:style-name="ro1">
          <table:table-cell office:value-type="float" office:value="-175.7966" calcext:value-type="float">
            <text:p>-175.7966</text:p>
          </table:table-cell>
          <table:table-cell office:value-type="float" office:value="2397.6306" calcext:value-type="float">
            <text:p>2397.6306</text:p>
          </table:table-cell>
          <table:table-cell office:value-type="float" office:value="950.9988" calcext:value-type="float">
            <text:p>950.9988</text:p>
          </table:table-cell>
          <table:table-cell office:value-type="float" office:value="354.3855" calcext:value-type="float">
            <text:p>354.3855</text:p>
          </table:table-cell>
          <table:table-cell office:value-type="float" office:value="1605.2506" calcext:value-type="float">
            <text:p>1605.2506</text:p>
          </table:table-cell>
        </table:table-row>
        <table:table-row table:style-name="ro1">
          <table:table-cell office:value-type="float" office:value="-207.7706" calcext:value-type="float">
            <text:p>-207.7706</text:p>
          </table:table-cell>
          <table:table-cell office:value-type="float" office:value="2378.0369" calcext:value-type="float">
            <text:p>2378.0369</text:p>
          </table:table-cell>
          <table:table-cell office:value-type="float" office:value="951.7026" calcext:value-type="float">
            <text:p>951.7026</text:p>
          </table:table-cell>
          <table:table-cell office:value-type="float" office:value="356.2213" calcext:value-type="float">
            <text:p>356.2213</text:p>
          </table:table-cell>
          <table:table-cell office:value-type="float" office:value="1608.5205" calcext:value-type="float">
            <text:p>1608.5205</text:p>
          </table:table-cell>
        </table:table-row>
        <table:table-row table:style-name="ro1">
          <table:table-cell office:value-type="float" office:value="-238.8595" calcext:value-type="float">
            <text:p>-238.8595</text:p>
          </table:table-cell>
          <table:table-cell office:value-type="float" office:value="2357.0671" calcext:value-type="float">
            <text:p>2357.0671</text:p>
          </table:table-cell>
          <table:table-cell office:value-type="float" office:value="952.5809" calcext:value-type="float">
            <text:p>952.5809</text:p>
          </table:table-cell>
          <table:table-cell office:value-type="float" office:value="358.1146" calcext:value-type="float">
            <text:p>358.1146</text:p>
          </table:table-cell>
          <table:table-cell office:value-type="float" office:value="1611.7574" calcext:value-type="float">
            <text:p>1611.7574</text:p>
          </table:table-cell>
        </table:table-row>
        <table:table-row table:style-name="ro1">
          <table:table-cell office:value-type="float" office:value="-269.0042" calcext:value-type="float">
            <text:p>-269.0042</text:p>
          </table:table-cell>
          <table:table-cell office:value-type="float" office:value="2334.7613" calcext:value-type="float">
            <text:p>2334.7613</text:p>
          </table:table-cell>
          <table:table-cell office:value-type="float" office:value="953.422" calcext:value-type="float">
            <text:p>953.422</text:p>
          </table:table-cell>
          <table:table-cell office:value-type="float" office:value="359.8591" calcext:value-type="float">
            <text:p>359.8591</text:p>
          </table:table-cell>
          <table:table-cell office:value-type="float" office:value="1615.0769" calcext:value-type="float">
            <text:p>1615.0769</text:p>
          </table:table-cell>
        </table:table-row>
        <table:table-row table:style-name="ro1">
          <table:table-cell office:value-type="float" office:value="-298.1471" calcext:value-type="float">
            <text:p>-298.1471</text:p>
          </table:table-cell>
          <table:table-cell office:value-type="float" office:value="2311.1618" calcext:value-type="float">
            <text:p>2311.1618</text:p>
          </table:table-cell>
          <table:table-cell office:value-type="float" office:value="954.6428" calcext:value-type="float">
            <text:p>954.6428</text:p>
          </table:table-cell>
          <table:table-cell office:value-type="float" office:value="361.8427" calcext:value-type="float">
            <text:p>361.8427</text:p>
          </table:table-cell>
          <table:table-cell office:value-type="float" office:value="1618.2594" calcext:value-type="float">
            <text:p>1618.2594</text:p>
          </table:table-cell>
        </table:table-row>
        <table:table-row table:style-name="ro1">
          <table:table-cell office:value-type="float" office:value="-326.233" calcext:value-type="float">
            <text:p>-326.233</text:p>
          </table:table-cell>
          <table:table-cell office:value-type="float" office:value="2286.3135" calcext:value-type="float">
            <text:p>2286.3135</text:p>
          </table:table-cell>
          <table:table-cell office:value-type="float" office:value="956.2379" calcext:value-type="float">
            <text:p>956.2379</text:p>
          </table:table-cell>
          <table:table-cell office:value-type="float" office:value="364.0345" calcext:value-type="float">
            <text:p>364.0345</text:p>
          </table:table-cell>
          <table:table-cell office:value-type="float" office:value="1621.3021" calcext:value-type="float">
            <text:p>1621.3021</text:p>
          </table:table-cell>
        </table:table-row>
        <table:table-row table:style-name="ro1">
          <table:table-cell office:value-type="float" office:value="-353.2082" calcext:value-type="float">
            <text:p>-353.2082</text:p>
          </table:table-cell>
          <table:table-cell office:value-type="float" office:value="2260.2638" calcext:value-type="float">
            <text:p>2260.2638</text:p>
          </table:table-cell>
          <table:table-cell office:value-type="float" office:value="958.1202" calcext:value-type="float">
            <text:p>958.1202</text:p>
          </table:table-cell>
          <table:table-cell office:value-type="float" office:value="366.349" calcext:value-type="float">
            <text:p>366.349</text:p>
          </table:table-cell>
          <table:table-cell office:value-type="float" office:value="1624.2527" calcext:value-type="float">
            <text:p>1624.2527</text:p>
          </table:table-cell>
        </table:table-row>
        <table:table-row table:style-name="ro1">
          <table:table-cell office:value-type="float" office:value="-379.0215" calcext:value-type="float">
            <text:p>-379.0215</text:p>
          </table:table-cell>
          <table:table-cell office:value-type="float" office:value="2233.0623" calcext:value-type="float">
            <text:p>2233.0623</text:p>
          </table:table-cell>
          <table:table-cell office:value-type="float" office:value="960.4063" calcext:value-type="float">
            <text:p>960.4063</text:p>
          </table:table-cell>
          <table:table-cell office:value-type="float" office:value="368.8688" calcext:value-type="float">
            <text:p>368.8688</text:p>
          </table:table-cell>
          <table:table-cell office:value-type="float" office:value="1627.03" calcext:value-type="float">
            <text:p>1627.03</text:p>
          </table:table-cell>
        </table:table-row>
        <table:table-row table:style-name="ro1">
          <table:table-cell office:value-type="float" office:value="-403.6237" calcext:value-type="float">
            <text:p>-403.6237</text:p>
          </table:table-cell>
          <table:table-cell office:value-type="float" office:value="2204.7607" calcext:value-type="float">
            <text:p>2204.7607</text:p>
          </table:table-cell>
          <table:table-cell office:value-type="float" office:value="962.8797" calcext:value-type="float">
            <text:p>962.8797</text:p>
          </table:table-cell>
          <table:table-cell office:value-type="float" office:value="371.4289" calcext:value-type="float">
            <text:p>371.4289</text:p>
          </table:table-cell>
          <table:table-cell office:value-type="float" office:value="1629.7701" calcext:value-type="float">
            <text:p>1629.7701</text:p>
          </table:table-cell>
        </table:table-row>
        <table:table-row table:style-name="ro1">
          <table:table-cell office:value-type="float" office:value="-426.968" calcext:value-type="float">
            <text:p>-426.968</text:p>
          </table:table-cell>
          <table:table-cell office:value-type="float" office:value="2175.4129" calcext:value-type="float">
            <text:p>2175.4129</text:p>
          </table:table-cell>
          <table:table-cell office:value-type="float" office:value="965.2582" calcext:value-type="float">
            <text:p>965.2582</text:p>
          </table:table-cell>
          <table:table-cell office:value-type="float" office:value="373.8217" calcext:value-type="float">
            <text:p>373.8217</text:p>
          </table:table-cell>
          <table:table-cell office:value-type="float" office:value="1632.6575" calcext:value-type="float">
            <text:p>1632.6575</text:p>
          </table:table-cell>
        </table:table-row>
        <table:table-row table:style-name="ro1">
          <table:table-cell office:value-type="float" office:value="-449.01" calcext:value-type="float">
            <text:p>-449.01</text:p>
          </table:table-cell>
          <table:table-cell office:value-type="float" office:value="2145.0747" calcext:value-type="float">
            <text:p>2145.0747</text:p>
          </table:table-cell>
          <table:table-cell office:value-type="float" office:value="967.7719" calcext:value-type="float">
            <text:p>967.7719</text:p>
          </table:table-cell>
          <table:table-cell office:value-type="float" office:value="376.2236" calcext:value-type="float">
            <text:p>376.2236</text:p>
          </table:table-cell>
          <table:table-cell office:value-type="float" office:value="1635.5373" calcext:value-type="float">
            <text:p>1635.5373</text:p>
          </table:table-cell>
        </table:table-row>
        <table:table-row table:style-name="ro1">
          <table:table-cell office:value-type="float" office:value="-469.7076" calcext:value-type="float">
            <text:p>-469.7076</text:p>
          </table:table-cell>
          <table:table-cell office:value-type="float" office:value="2113.804" calcext:value-type="float">
            <text:p>2113.804</text:p>
          </table:table-cell>
          <table:table-cell office:value-type="float" office:value="970.7103" calcext:value-type="float">
            <text:p>970.7103</text:p>
          </table:table-cell>
          <table:table-cell office:value-type="float" office:value="378.857" calcext:value-type="float">
            <text:p>378.857</text:p>
          </table:table-cell>
          <table:table-cell office:value-type="float" office:value="1638.2071" calcext:value-type="float">
            <text:p>1638.2071</text:p>
          </table:table-cell>
        </table:table-row>
        <table:table-row table:style-name="ro1">
          <table:table-cell office:value-type="float" office:value="-489.0215" calcext:value-type="float">
            <text:p>-489.0215</text:p>
          </table:table-cell>
          <table:table-cell office:value-type="float" office:value="2081.6602" calcext:value-type="float">
            <text:p>2081.6602</text:p>
          </table:table-cell>
          <table:table-cell office:value-type="float" office:value="973.5443" calcext:value-type="float">
            <text:p>973.5443</text:p>
          </table:table-cell>
          <table:table-cell office:value-type="float" office:value="381.3317" calcext:value-type="float">
            <text:p>381.3317</text:p>
          </table:table-cell>
          <table:table-cell office:value-type="float" office:value="1641.0245" calcext:value-type="float">
            <text:p>1641.0245</text:p>
          </table:table-cell>
        </table:table-row>
        <table:table-row table:style-name="ro1">
          <table:table-cell office:value-type="float" office:value="-506.915" calcext:value-type="float">
            <text:p>-506.915</text:p>
          </table:table-cell>
          <table:table-cell office:value-type="float" office:value="2048.7046" calcext:value-type="float">
            <text:p>2048.7046</text:p>
          </table:table-cell>
          <table:table-cell office:value-type="float" office:value="976.3694" calcext:value-type="float">
            <text:p>976.3694</text:p>
          </table:table-cell>
          <table:table-cell office:value-type="float" office:value="383.7196" calcext:value-type="float">
            <text:p>383.7196</text:p>
          </table:table-cell>
          <table:table-cell office:value-type="float" office:value="1643.916" calcext:value-type="float">
            <text:p>1643.916</text:p>
          </table:table-cell>
        </table:table-row>
        <table:table-row table:style-name="ro1">
          <table:table-cell office:value-type="float" office:value="-523.3539" calcext:value-type="float">
            <text:p>-523.3539</text:p>
          </table:table-cell>
          <table:table-cell office:value-type="float" office:value="2014.9998" calcext:value-type="float">
            <text:p>2014.9998</text:p>
          </table:table-cell>
          <table:table-cell office:value-type="float" office:value="979.5224" calcext:value-type="float">
            <text:p>979.5224</text:p>
          </table:table-cell>
          <table:table-cell office:value-type="float" office:value="386.2893" calcext:value-type="float">
            <text:p>386.2893</text:p>
          </table:table-cell>
          <table:table-cell office:value-type="float" office:value="1646.6472" calcext:value-type="float">
            <text:p>1646.6472</text:p>
          </table:table-cell>
        </table:table-row>
        <table:table-row table:style-name="ro1">
          <table:table-cell office:value-type="float" office:value="-538.307" calcext:value-type="float">
            <text:p>-538.307</text:p>
          </table:table-cell>
          <table:table-cell office:value-type="float" office:value="1980.6101" calcext:value-type="float">
            <text:p>1980.6101</text:p>
          </table:table-cell>
          <table:table-cell office:value-type="float" office:value="982.469" calcext:value-type="float">
            <text:p>982.469</text:p>
          </table:table-cell>
          <table:table-cell office:value-type="float" office:value="388.6287" calcext:value-type="float">
            <text:p>388.6287</text:p>
          </table:table-cell>
          <table:table-cell office:value-type="float" office:value="1649.578" calcext:value-type="float">
            <text:p>1649.578</text:p>
          </table:table-cell>
        </table:table-row>
        <table:table-row table:style-name="ro1">
          <table:table-cell office:value-type="float" office:value="-551.7458" calcext:value-type="float">
            <text:p>-551.7458</text:p>
          </table:table-cell>
          <table:table-cell office:value-type="float" office:value="1945.6008" calcext:value-type="float">
            <text:p>1945.6008</text:p>
          </table:table-cell>
          <table:table-cell office:value-type="float" office:value="985.2393" calcext:value-type="float">
            <text:p>985.2393</text:p>
          </table:table-cell>
          <table:table-cell office:value-type="float" office:value="390.7522" calcext:value-type="float">
            <text:p>390.7522</text:p>
          </table:table-cell>
          <table:table-cell office:value-type="float" office:value="1652.6688" calcext:value-type="float">
            <text:p>1652.6688</text:p>
          </table:table-cell>
        </table:table-row>
        <table:table-row table:style-name="ro1">
          <table:table-cell office:value-type="float" office:value="-563.6447" calcext:value-type="float">
            <text:p>-563.6447</text:p>
          </table:table-cell>
          <table:table-cell office:value-type="float" office:value="1910.0387" calcext:value-type="float">
            <text:p>1910.0387</text:p>
          </table:table-cell>
          <table:table-cell office:value-type="float" office:value="988.093" calcext:value-type="float">
            <text:p>988.093</text:p>
          </table:table-cell>
          <table:table-cell office:value-type="float" office:value="392.8801" calcext:value-type="float">
            <text:p>392.8801</text:p>
          </table:table-cell>
          <table:table-cell office:value-type="float" office:value="1655.7566" calcext:value-type="float">
            <text:p>1655.7566</text:p>
          </table:table-cell>
        </table:table-row>
        <table:table-row table:style-name="ro1">
          <table:table-cell office:value-type="float" office:value="-573.9811" calcext:value-type="float">
            <text:p>-573.9811</text:p>
          </table:table-cell>
          <table:table-cell office:value-type="float" office:value="1873.9914" calcext:value-type="float">
            <text:p>1873.9914</text:p>
          </table:table-cell>
          <table:table-cell office:value-type="float" office:value="991.1019" calcext:value-type="float">
            <text:p>991.1019</text:p>
          </table:table-cell>
          <table:table-cell office:value-type="float" office:value="395.0825" calcext:value-type="float">
            <text:p>395.0825</text:p>
          </table:table-cell>
          <table:table-cell office:value-type="float" office:value="1658.7917" calcext:value-type="float">
            <text:p>1658.7917</text:p>
          </table:table-cell>
        </table:table-row>
        <table:table-row table:style-name="ro1">
          <table:table-cell office:value-type="float" office:value="-582.7353" calcext:value-type="float">
            <text:p>-582.7353</text:p>
          </table:table-cell>
          <table:table-cell office:value-type="float" office:value="1837.5275" calcext:value-type="float">
            <text:p>1837.5275</text:p>
          </table:table-cell>
          <table:table-cell office:value-type="float" office:value="994.2725" calcext:value-type="float">
            <text:p>994.2725</text:p>
          </table:table-cell>
          <table:table-cell office:value-type="float" office:value="397.3762" calcext:value-type="float">
            <text:p>397.3762</text:p>
          </table:table-cell>
          <table:table-cell office:value-type="float" office:value="1661.7585" calcext:value-type="float">
            <text:p>1661.7585</text:p>
          </table:table-cell>
        </table:table-row>
        <table:table-row table:style-name="ro1">
          <table:table-cell office:value-type="float" office:value="-589.8907" calcext:value-type="float">
            <text:p>-589.8907</text:p>
          </table:table-cell>
          <table:table-cell office:value-type="float" office:value="1800.7165" calcext:value-type="float">
            <text:p>1800.7165</text:p>
          </table:table-cell>
          <table:table-cell office:value-type="float" office:value="997.5614" calcext:value-type="float">
            <text:p>997.5614</text:p>
          </table:table-cell>
          <table:table-cell office:value-type="float" office:value="399.7361" calcext:value-type="float">
            <text:p>399.7361</text:p>
          </table:table-cell>
          <table:table-cell office:value-type="float" office:value="1664.6728" calcext:value-type="float">
            <text:p>1664.6728</text:p>
          </table:table-cell>
        </table:table-row>
        <table:table-row table:style-name="ro1">
          <table:table-cell office:value-type="float" office:value="-595.4335" calcext:value-type="float">
            <text:p>-595.4335</text:p>
          </table:table-cell>
          <table:table-cell office:value-type="float" office:value="1763.6284" calcext:value-type="float">
            <text:p>1763.6284</text:p>
          </table:table-cell>
          <table:table-cell office:value-type="float" office:value="1000.829" calcext:value-type="float">
            <text:p>1000.829</text:p>
          </table:table-cell>
          <table:table-cell office:value-type="float" office:value="402.0494" calcext:value-type="float">
            <text:p>402.0494</text:p>
          </table:table-cell>
          <table:table-cell office:value-type="float" office:value="1667.6243" calcext:value-type="float">
            <text:p>1667.6243</text:p>
          </table:table-cell>
        </table:table-row>
        <table:table-row table:style-name="ro1">
          <table:table-cell office:value-type="float" office:value="-599.3533" calcext:value-type="float">
            <text:p>-599.3533</text:p>
          </table:table-cell>
          <table:table-cell office:value-type="float" office:value="1726.3338" calcext:value-type="float">
            <text:p>1726.3338</text:p>
          </table:table-cell>
          <table:table-cell office:value-type="float" office:value="1004.2876" calcext:value-type="float">
            <text:p>1004.2876</text:p>
          </table:table-cell>
          <table:table-cell office:value-type="float" office:value="404.5216" calcext:value-type="float">
            <text:p>404.5216</text:p>
          </table:table-cell>
          <table:table-cell office:value-type="float" office:value="1670.444" calcext:value-type="float">
            <text:p>1670.444</text:p>
          </table:table-cell>
        </table:table-row>
        <table:table-row table:style-name="ro1">
          <table:table-cell office:value-type="float" office:value="-601.6427" calcext:value-type="float">
            <text:p>-601.6427</text:p>
          </table:table-cell>
          <table:table-cell office:value-type="float" office:value="1688.9037" calcext:value-type="float">
            <text:p>1688.9037</text:p>
          </table:table-cell>
          <table:table-cell office:value-type="float" office:value="1007.787" calcext:value-type="float">
            <text:p>1007.787</text:p>
          </table:table-cell>
          <table:table-cell office:value-type="float" office:value="407.0335" calcext:value-type="float">
            <text:p>407.0335</text:p>
          </table:table-cell>
          <table:table-cell office:value-type="float" office:value="1673.2283" calcext:value-type="float">
            <text:p>1673.2283</text:p>
          </table:table-cell>
        </table:table-row>
        <table:table-row table:style-name="ro1">
          <table:table-cell office:value-type="float" office:value="-602.2971" calcext:value-type="float">
            <text:p>-602.2971</text:p>
          </table:table-cell>
          <table:table-cell office:value-type="float" office:value="1651.4095" calcext:value-type="float">
            <text:p>1651.4095</text:p>
          </table:table-cell>
          <table:table-cell office:value-type="float" office:value="1011.1659" calcext:value-type="float">
            <text:p>1011.1659</text:p>
          </table:table-cell>
          <table:table-cell office:value-type="float" office:value="409.4422" calcext:value-type="float">
            <text:p>409.4422</text:p>
          </table:table-cell>
          <table:table-cell office:value-type="float" office:value="1676.1025" calcext:value-type="float">
            <text:p>1676.1025</text:p>
          </table:table-cell>
        </table:table-row>
        <table:table-row table:style-name="ro1">
          <table:table-cell office:value-type="float" office:value="-601.3155" calcext:value-type="float">
            <text:p>-601.3155</text:p>
          </table:table-cell>
          <table:table-cell office:value-type="float" office:value="1613.9223" calcext:value-type="float">
            <text:p>1613.9223</text:p>
          </table:table-cell>
          <table:table-cell office:value-type="float" office:value="1014.5657" calcext:value-type="float">
            <text:p>1014.5657</text:p>
          </table:table-cell>
          <table:table-cell office:value-type="float" office:value="411.895" calcext:value-type="float">
            <text:p>411.895</text:p>
          </table:table-cell>
          <table:table-cell office:value-type="float" office:value="1678.9391" calcext:value-type="float">
            <text:p>1678.9391</text:p>
          </table:table-cell>
        </table:table-row>
        <table:table-row table:style-name="ro1">
          <table:table-cell office:value-type="float" office:value="-598.6996" calcext:value-type="float">
            <text:p>-598.6996</text:p>
          </table:table-cell>
          <table:table-cell office:value-type="float" office:value="1576.5137" calcext:value-type="float">
            <text:p>1576.5137</text:p>
          </table:table-cell>
          <table:table-cell office:value-type="float" office:value="1018.0322" calcext:value-type="float">
            <text:p>1018.0322</text:p>
          </table:table-cell>
          <table:table-cell office:value-type="float" office:value="414.4596" calcext:value-type="float">
            <text:p>414.4596</text:p>
          </table:table-cell>
          <table:table-cell office:value-type="float" office:value="1681.675" calcext:value-type="float">
            <text:p>1681.675</text:p>
          </table:table-cell>
        </table:table-row>
        <table:table-row table:style-name="ro1">
          <table:table-cell office:value-type="float" office:value="-594.4545" calcext:value-type="float">
            <text:p>-594.4545</text:p>
          </table:table-cell>
          <table:table-cell office:value-type="float" office:value="1539.2547" calcext:value-type="float">
            <text:p>1539.2547</text:p>
          </table:table-cell>
          <table:table-cell office:value-type="float" office:value="1021.5857" calcext:value-type="float">
            <text:p>1021.5857</text:p>
          </table:table-cell>
          <table:table-cell office:value-type="float" office:value="417.1897" calcext:value-type="float">
            <text:p>417.1897</text:p>
          </table:table-cell>
          <table:table-cell office:value-type="float" office:value="1684.2458" calcext:value-type="float">
            <text:p>1684.2458</text:p>
          </table:table-cell>
        </table:table-row>
        <table:table-row table:style-name="ro1">
          <table:table-cell office:value-type="float" office:value="-588.5882" calcext:value-type="float">
            <text:p>-588.5882</text:p>
          </table:table-cell>
          <table:table-cell office:value-type="float" office:value="1502.2164" calcext:value-type="float">
            <text:p>1502.2164</text:p>
          </table:table-cell>
          <table:table-cell office:value-type="float" office:value="1025.1845" calcext:value-type="float">
            <text:p>1025.1845</text:p>
          </table:table-cell>
          <table:table-cell office:value-type="float" office:value="420.0811" calcext:value-type="float">
            <text:p>420.0811</text:p>
          </table:table-cell>
          <table:table-cell office:value-type="float" office:value="1686.6337" calcext:value-type="float">
            <text:p>1686.6337</text:p>
          </table:table-cell>
        </table:table-row>
        <table:table-row table:style-name="ro1">
          <table:table-cell office:value-type="float" office:value="-581.1119" calcext:value-type="float">
            <text:p>-581.1119</text:p>
          </table:table-cell>
          <table:table-cell office:value-type="float" office:value="1465.4692" calcext:value-type="float">
            <text:p>1465.4692</text:p>
          </table:table-cell>
          <table:table-cell office:value-type="float" office:value="1028.5972" calcext:value-type="float">
            <text:p>1028.5972</text:p>
          </table:table-cell>
          <table:table-cell office:value-type="float" office:value="422.8848" calcext:value-type="float">
            <text:p>422.8848</text:p>
          </table:table-cell>
          <table:table-cell office:value-type="float" office:value="1689.1241" calcext:value-type="float">
            <text:p>1689.1241</text:p>
          </table:table-cell>
        </table:table-row>
        <table:table-row table:style-name="ro1">
          <table:table-cell office:value-type="float" office:value="-572.0398" calcext:value-type="float">
            <text:p>-572.0398</text:p>
          </table:table-cell>
          <table:table-cell office:value-type="float" office:value="1429.0831" calcext:value-type="float">
            <text:p>1429.0831</text:p>
          </table:table-cell>
          <table:table-cell office:value-type="float" office:value="1031.8585" calcext:value-type="float">
            <text:p>1031.8585</text:p>
          </table:table-cell>
          <table:table-cell office:value-type="float" office:value="425.6509" calcext:value-type="float">
            <text:p>425.6509</text:p>
          </table:table-cell>
          <table:table-cell office:value-type="float" office:value="1691.6561" calcext:value-type="float">
            <text:p>1691.6561</text:p>
          </table:table-cell>
        </table:table-row>
        <table:table-row table:style-name="ro1">
          <table:table-cell office:value-type="float" office:value="-561.3893" calcext:value-type="float">
            <text:p>-561.3893</text:p>
          </table:table-cell>
          <table:table-cell office:value-type="float" office:value="1393.1274" calcext:value-type="float">
            <text:p>1393.1274</text:p>
          </table:table-cell>
          <table:table-cell office:value-type="float" office:value="1035.0396" calcext:value-type="float">
            <text:p>1035.0396</text:p>
          </table:table-cell>
          <table:table-cell office:value-type="float" office:value="428.4971" calcext:value-type="float">
            <text:p>428.4971</text:p>
          </table:table-cell>
          <table:table-cell office:value-type="float" office:value="1694.0978" calcext:value-type="float">
            <text:p>1694.0978</text:p>
          </table:table-cell>
        </table:table-row>
        <table:table-row table:style-name="ro1">
          <table:table-cell office:value-type="float" office:value="-549.1805" calcext:value-type="float">
            <text:p>-549.1805</text:p>
          </table:table-cell>
          <table:table-cell office:value-type="float" office:value="1357.6704" calcext:value-type="float">
            <text:p>1357.6704</text:p>
          </table:table-cell>
          <table:table-cell office:value-type="float" office:value="1038.0352" calcext:value-type="float">
            <text:p>1038.0352</text:p>
          </table:table-cell>
          <table:table-cell office:value-type="float" office:value="431.297" calcext:value-type="float">
            <text:p>431.297</text:p>
          </table:table-cell>
          <table:table-cell office:value-type="float" office:value="1696.5924" calcext:value-type="float">
            <text:p>1696.5924</text:p>
          </table:table-cell>
        </table:table-row>
        <table:table-row table:style-name="ro1">
          <table:table-cell office:value-type="float" office:value="-535.4367" calcext:value-type="float">
            <text:p>-535.4367</text:p>
          </table:table-cell>
          <table:table-cell office:value-type="float" office:value="1322.7798" calcext:value-type="float">
            <text:p>1322.7798</text:p>
          </table:table-cell>
          <table:table-cell office:value-type="float" office:value="1040.731" calcext:value-type="float">
            <text:p>1040.731</text:p>
          </table:table-cell>
          <table:table-cell office:value-type="float" office:value="433.8762" calcext:value-type="float">
            <text:p>433.8762</text:p>
          </table:table-cell>
          <table:table-cell office:value-type="float" office:value="1699.3146" calcext:value-type="float">
            <text:p>1699.3146</text:p>
          </table:table-cell>
        </table:table-row>
        <table:table-row table:style-name="ro1">
          <table:table-cell office:value-type="float" office:value="-520.184" calcext:value-type="float">
            <text:p>-520.184</text:p>
          </table:table-cell>
          <table:table-cell office:value-type="float" office:value="1288.5218" calcext:value-type="float">
            <text:p>1288.5218</text:p>
          </table:table-cell>
          <table:table-cell office:value-type="float" office:value="1043.3779" calcext:value-type="float">
            <text:p>1043.3779</text:p>
          </table:table-cell>
          <table:table-cell office:value-type="float" office:value="436.6497" calcext:value-type="float">
            <text:p>436.6497</text:p>
          </table:table-cell>
          <table:table-cell office:value-type="float" office:value="1701.8385" calcext:value-type="float">
            <text:p>1701.8385</text:p>
          </table:table-cell>
        </table:table-row>
        <table:table-row table:style-name="ro1">
          <table:table-cell office:value-type="float" office:value="-503.4516" calcext:value-type="float">
            <text:p>-503.4516</text:p>
          </table:table-cell>
          <table:table-cell office:value-type="float" office:value="1254.9618" calcext:value-type="float">
            <text:p>1254.9618</text:p>
          </table:table-cell>
          <table:table-cell office:value-type="float" office:value="1045.7931" calcext:value-type="float">
            <text:p>1045.7931</text:p>
          </table:table-cell>
          <table:table-cell office:value-type="float" office:value="439.3398" calcext:value-type="float">
            <text:p>439.3398</text:p>
          </table:table-cell>
          <table:table-cell office:value-type="float" office:value="1704.4511" calcext:value-type="float">
            <text:p>1704.4511</text:p>
          </table:table-cell>
        </table:table-row>
        <table:table-row table:style-name="ro1">
          <table:table-cell office:value-type="float" office:value="-485.2713" calcext:value-type="float">
            <text:p>-485.2713</text:p>
          </table:table-cell>
          <table:table-cell office:value-type="float" office:value="1222.1636" calcext:value-type="float">
            <text:p>1222.1636</text:p>
          </table:table-cell>
          <table:table-cell office:value-type="float" office:value="1048.0877" calcext:value-type="float">
            <text:p>1048.0877</text:p>
          </table:table-cell>
          <table:table-cell office:value-type="float" office:value="442.205" calcext:value-type="float">
            <text:p>442.205</text:p>
          </table:table-cell>
          <table:table-cell office:value-type="float" office:value="1706.8705" calcext:value-type="float">
            <text:p>1706.8705</text:p>
          </table:table-cell>
        </table:table-row>
        <table:table-row table:style-name="ro1">
          <table:table-cell office:value-type="float" office:value="-465.6776" calcext:value-type="float">
            <text:p>-465.6776</text:p>
          </table:table-cell>
          <table:table-cell office:value-type="float" office:value="1190.1895" calcext:value-type="float">
            <text:p>1190.1895</text:p>
          </table:table-cell>
          <table:table-cell office:value-type="float" office:value="1050.177" calcext:value-type="float">
            <text:p>1050.177</text:p>
          </table:table-cell>
          <table:table-cell office:value-type="float" office:value="445.1361" calcext:value-type="float">
            <text:p>445.1361</text:p>
          </table:table-cell>
          <table:table-cell office:value-type="float" office:value="1709.2095" calcext:value-type="float">
            <text:p>1709.2095</text:p>
          </table:table-cell>
        </table:table-row>
        <table:table-row table:style-name="ro1">
          <table:table-cell office:value-type="float" office:value="-444.7078" calcext:value-type="float">
            <text:p>-444.7078</text:p>
          </table:table-cell>
          <table:table-cell office:value-type="float" office:value="1159.1006" calcext:value-type="float">
            <text:p>1159.1006</text:p>
          </table:table-cell>
          <table:table-cell office:value-type="float" office:value="1051.9873" calcext:value-type="float">
            <text:p>1051.9873</text:p>
          </table:table-cell>
          <table:table-cell office:value-type="float" office:value="447.9514" calcext:value-type="float">
            <text:p>447.9514</text:p>
          </table:table-cell>
          <table:table-cell office:value-type="float" office:value="1711.6867" calcext:value-type="float">
            <text:p>1711.6867</text:p>
          </table:table-cell>
        </table:table-row>
        <table:table-row table:style-name="ro1">
          <table:table-cell office:value-type="float" office:value="-422.402" calcext:value-type="float">
            <text:p>-422.402</text:p>
          </table:table-cell>
          <table:table-cell office:value-type="float" office:value="1128.956" calcext:value-type="float">
            <text:p>1128.956</text:p>
          </table:table-cell>
          <table:table-cell office:value-type="float" office:value="1053.5492" calcext:value-type="float">
            <text:p>1053.5492</text:p>
          </table:table-cell>
          <table:table-cell office:value-type="float" office:value="450.7591" calcext:value-type="float">
            <text:p>450.7591</text:p>
          </table:table-cell>
          <table:table-cell office:value-type="float" office:value="1714.1726" calcext:value-type="float">
            <text:p>1714.1726</text:p>
          </table:table-cell>
        </table:table-row>
        <table:table-row table:style-name="ro1">
          <table:table-cell office:value-type="float" office:value="-398.8025" calcext:value-type="float">
            <text:p>-398.8025</text:p>
          </table:table-cell>
          <table:table-cell office:value-type="float" office:value="1099.813" calcext:value-type="float">
            <text:p>1099.813</text:p>
          </table:table-cell>
          <table:table-cell office:value-type="float" office:value="1054.8753" calcext:value-type="float">
            <text:p>1054.8753</text:p>
          </table:table-cell>
          <table:table-cell office:value-type="float" office:value="453.7004" calcext:value-type="float">
            <text:p>453.7004</text:p>
          </table:table-cell>
          <table:table-cell office:value-type="float" office:value="1716.4988" calcext:value-type="float">
            <text:p>1716.4988</text:p>
          </table:table-cell>
        </table:table-row>
        <table:table-row table:style-name="ro1">
          <table:table-cell office:value-type="float" office:value="-373.9542" calcext:value-type="float">
            <text:p>-373.9542</text:p>
          </table:table-cell>
          <table:table-cell office:value-type="float" office:value="1071.7272" calcext:value-type="float">
            <text:p>1071.7272</text:p>
          </table:table-cell>
          <table:table-cell office:value-type="float" office:value="1055.9203" calcext:value-type="float">
            <text:p>1055.9203</text:p>
          </table:table-cell>
          <table:table-cell office:value-type="float" office:value="456.7375" calcext:value-type="float">
            <text:p>456.7375</text:p>
          </table:table-cell>
          <table:table-cell office:value-type="float" office:value="1718.6985" calcext:value-type="float">
            <text:p>1718.6985</text:p>
          </table:table-cell>
        </table:table-row>
        <table:table-row table:style-name="ro1">
          <table:table-cell office:value-type="float" office:value="-347.9045" calcext:value-type="float">
            <text:p>-347.9045</text:p>
          </table:table-cell>
          <table:table-cell office:value-type="float" office:value="1044.752" calcext:value-type="float">
            <text:p>1044.752</text:p>
          </table:table-cell>
          <table:table-cell office:value-type="float" office:value="1056.659" calcext:value-type="float">
            <text:p>1056.659</text:p>
          </table:table-cell>
          <table:table-cell office:value-type="float" office:value="459.7592" calcext:value-type="float">
            <text:p>459.7592</text:p>
          </table:table-cell>
          <table:table-cell office:value-type="float" office:value="1720.9192" calcext:value-type="float">
            <text:p>1720.9192</text:p>
          </table:table-cell>
        </table:table-row>
        <table:table-row table:style-name="ro1">
          <table:table-cell office:value-type="float" office:value="-320.703" calcext:value-type="float">
            <text:p>-320.703</text:p>
          </table:table-cell>
          <table:table-cell office:value-type="float" office:value="1018.9387" calcext:value-type="float">
            <text:p>1018.9387</text:p>
          </table:table-cell>
          <table:table-cell office:value-type="float" office:value="1057.0479" calcext:value-type="float">
            <text:p>1057.0479</text:p>
          </table:table-cell>
          <table:table-cell office:value-type="float" office:value="462.9585" calcext:value-type="float">
            <text:p>462.9585</text:p>
          </table:table-cell>
          <table:table-cell office:value-type="float" office:value="1722.8754" calcext:value-type="float">
            <text:p>1722.8754</text:p>
          </table:table-cell>
        </table:table-row>
        <table:table-row table:style-name="ro1">
          <table:table-cell office:value-type="float" office:value="-292.4014" calcext:value-type="float">
            <text:p>-292.4014</text:p>
          </table:table-cell>
          <table:table-cell office:value-type="float" office:value="994.3364" calcext:value-type="float">
            <text:p>994.3364</text:p>
          </table:table-cell>
          <table:table-cell office:value-type="float" office:value="1057.1287" calcext:value-type="float">
            <text:p>1057.1287</text:p>
          </table:table-cell>
          <table:table-cell office:value-type="float" office:value="466.0015" calcext:value-type="float">
            <text:p>466.0015</text:p>
          </table:table-cell>
          <table:table-cell office:value-type="float" office:value="1725.067" calcext:value-type="float">
            <text:p>1725.067</text:p>
          </table:table-cell>
        </table:table-row>
        <table:table-row table:style-name="ro1">
          <table:table-cell office:value-type="float" office:value="-263.0536" calcext:value-type="float">
            <text:p>-263.0536</text:p>
          </table:table-cell>
          <table:table-cell office:value-type="float" office:value="970.9921" calcext:value-type="float">
            <text:p>970.9921</text:p>
          </table:table-cell>
          <table:table-cell office:value-type="float" office:value="1056.8843" calcext:value-type="float">
            <text:p>1056.8843</text:p>
          </table:table-cell>
          <table:table-cell office:value-type="float" office:value="468.9782" calcext:value-type="float">
            <text:p>468.9782</text:p>
          </table:table-cell>
          <table:table-cell office:value-type="float" office:value="1727.3477" calcext:value-type="float">
            <text:p>1727.3477</text:p>
          </table:table-cell>
        </table:table-row>
        <table:table-row table:style-name="ro1">
          <table:table-cell office:value-type="float" office:value="-232.7154" calcext:value-type="float">
            <text:p>-232.7154</text:p>
          </table:table-cell>
          <table:table-cell office:value-type="float" office:value="948.9502" calcext:value-type="float">
            <text:p>948.9502</text:p>
          </table:table-cell>
          <table:table-cell office:value-type="float" office:value="1056.3315" calcext:value-type="float">
            <text:p>1056.3315</text:p>
          </table:table-cell>
          <table:table-cell office:value-type="float" office:value="471.7542" calcext:value-type="float">
            <text:p>471.7542</text:p>
          </table:table-cell>
          <table:table-cell office:value-type="float" office:value="1729.8688" calcext:value-type="float">
            <text:p>1729.8688</text:p>
          </table:table-cell>
        </table:table-row>
        <table:table-row table:style-name="ro1">
          <table:table-cell office:value-type="float" office:value="-201.4447" calcext:value-type="float">
            <text:p>-201.4447</text:p>
          </table:table-cell>
          <table:table-cell office:value-type="float" office:value="928.2526" calcext:value-type="float">
            <text:p>928.2526</text:p>
          </table:table-cell>
          <table:table-cell office:value-type="float" office:value="1055.4654" calcext:value-type="float">
            <text:p>1055.4654</text:p>
          </table:table-cell>
          <table:table-cell office:value-type="float" office:value="474.3747" calcext:value-type="float">
            <text:p>474.3747</text:p>
          </table:table-cell>
          <table:table-cell office:value-type="float" office:value="1732.5513" calcext:value-type="float">
            <text:p>1732.5513</text:p>
          </table:table-cell>
        </table:table-row>
        <table:table-row table:style-name="ro1">
          <table:table-cell office:value-type="float" office:value="-169.3009" calcext:value-type="float">
            <text:p>-169.3009</text:p>
          </table:table-cell>
          <table:table-cell office:value-type="float" office:value="908.9386" calcext:value-type="float">
            <text:p>908.9386</text:p>
          </table:table-cell>
          <table:table-cell office:value-type="float" office:value="1054.2537" calcext:value-type="float">
            <text:p>1054.2537</text:p>
          </table:table-cell>
          <table:table-cell office:value-type="float" office:value="477.149" calcext:value-type="float">
            <text:p>477.149</text:p>
          </table:table-cell>
          <table:table-cell office:value-type="float" office:value="1735.0743" calcext:value-type="float">
            <text:p>1735.0743</text:p>
          </table:table-cell>
        </table:table-row>
        <table:table-row table:style-name="ro1">
          <table:table-cell office:value-type="float" office:value="-136.3453" calcext:value-type="float">
            <text:p>-136.3453</text:p>
          </table:table-cell>
          <table:table-cell office:value-type="float" office:value="891.0452" calcext:value-type="float">
            <text:p>891.0452</text:p>
          </table:table-cell>
          <table:table-cell office:value-type="float" office:value="1052.6763" calcext:value-type="float">
            <text:p>1052.6763</text:p>
          </table:table-cell>
          <table:table-cell office:value-type="float" office:value="479.993" calcext:value-type="float">
            <text:p>479.993</text:p>
          </table:table-cell>
          <table:table-cell office:value-type="float" office:value="1737.5186" calcext:value-type="float">
            <text:p>1737.5186</text:p>
          </table:table-cell>
        </table:table-row>
        <table:table-row table:style-name="ro1">
          <table:table-cell office:value-type="float" office:value="-102.6405" calcext:value-type="float">
            <text:p>-102.6405</text:p>
          </table:table-cell>
          <table:table-cell office:value-type="float" office:value="874.6063" calcext:value-type="float">
            <text:p>874.6063</text:p>
          </table:table-cell>
          <table:table-cell office:value-type="float" office:value="1050.6811" calcext:value-type="float">
            <text:p>1050.6811</text:p>
          </table:table-cell>
          <table:table-cell office:value-type="float" office:value="482.9736" calcext:value-type="float">
            <text:p>482.9736</text:p>
          </table:table-cell>
          <table:table-cell office:value-type="float" office:value="1739.7942" calcext:value-type="float">
            <text:p>1739.7942</text:p>
          </table:table-cell>
        </table:table-row>
        <table:table-row table:style-name="ro1">
          <table:table-cell office:value-type="float" office:value="-68.2508" calcext:value-type="float">
            <text:p>-68.2508</text:p>
          </table:table-cell>
          <table:table-cell office:value-type="float" office:value="859.6532" calcext:value-type="float">
            <text:p>859.6532</text:p>
          </table:table-cell>
          <table:table-cell office:value-type="float" office:value="1048.3085" calcext:value-type="float">
            <text:p>1048.3085</text:p>
          </table:table-cell>
          <table:table-cell office:value-type="float" office:value="485.9413" calcext:value-type="float">
            <text:p>485.9413</text:p>
          </table:table-cell>
          <table:table-cell office:value-type="float" office:value="1742.0866" calcext:value-type="float">
            <text:p>1742.0866</text:p>
          </table:table-cell>
        </table:table-row>
        <table:table-row table:style-name="ro1">
          <table:table-cell office:value-type="float" office:value="-33.2415" calcext:value-type="float">
            <text:p>-33.2415</text:p>
          </table:table-cell>
          <table:table-cell office:value-type="float" office:value="846.2144" calcext:value-type="float">
            <text:p>846.2144</text:p>
          </table:table-cell>
          <table:table-cell office:value-type="float" office:value="1045.6331" calcext:value-type="float">
            <text:p>1045.6331</text:p>
          </table:table-cell>
          <table:table-cell office:value-type="float" office:value="488.7286" calcext:value-type="float">
            <text:p>488.7286</text:p>
          </table:table-cell>
          <table:table-cell office:value-type="float" office:value="1744.5953" calcext:value-type="float">
            <text:p>1744.5953</text:p>
          </table:table-cell>
        </table:table-row>
        <table:table-row table:style-name="ro1">
          <table:table-cell office:value-type="float" office:value="2.3206" calcext:value-type="float">
            <text:p>2.3206</text:p>
          </table:table-cell>
          <table:table-cell office:value-type="float" office:value="834.3154" calcext:value-type="float">
            <text:p>834.3154</text:p>
          </table:table-cell>
          <table:table-cell office:value-type="float" office:value="1042.5491" calcext:value-type="float">
            <text:p>1042.5491</text:p>
          </table:table-cell>
          <table:table-cell office:value-type="float" office:value="491.5794" calcext:value-type="float">
            <text:p>491.5794</text:p>
          </table:table-cell>
          <table:table-cell office:value-type="float" office:value="1747.0315" calcext:value-type="float">
            <text:p>1747.0315</text:p>
          </table:table-cell>
        </table:table-row>
        <table:table-row table:style-name="ro1">
          <table:table-cell office:value-type="float" office:value="38.3679" calcext:value-type="float">
            <text:p>38.3679</text:p>
          </table:table-cell>
          <table:table-cell office:value-type="float" office:value="823.979" calcext:value-type="float">
            <text:p>823.979</text:p>
          </table:table-cell>
          <table:table-cell office:value-type="float" office:value="1039.1704" calcext:value-type="float">
            <text:p>1039.1704</text:p>
          </table:table-cell>
          <table:table-cell office:value-type="float" office:value="494.2298" calcext:value-type="float">
            <text:p>494.2298</text:p>
          </table:table-cell>
          <table:table-cell office:value-type="float" office:value="1749.6845" calcext:value-type="float">
            <text:p>1749.6845</text:p>
          </table:table-cell>
        </table:table-row>
        <table:table-row table:style-name="ro1">
          <table:table-cell office:value-type="float" office:value="74.8318" calcext:value-type="float">
            <text:p>74.8318</text:p>
          </table:table-cell>
          <table:table-cell office:value-type="float" office:value="815.2248" calcext:value-type="float">
            <text:p>815.2248</text:p>
          </table:table-cell>
          <table:table-cell office:value-type="float" office:value="1035.4424" calcext:value-type="float">
            <text:p>1035.4424</text:p>
          </table:table-cell>
          <table:table-cell office:value-type="float" office:value="496.8148" calcext:value-type="float">
            <text:p>496.8148</text:p>
          </table:table-cell>
          <table:table-cell office:value-type="float" office:value="1752.4011" calcext:value-type="float">
            <text:p>1752.4011</text:p>
          </table:table-cell>
        </table:table-row>
        <table:table-row table:style-name="ro1">
          <table:table-cell office:value-type="float" office:value="111.6428" calcext:value-type="float">
            <text:p>111.6428</text:p>
          </table:table-cell>
          <table:table-cell office:value-type="float" office:value="808.0695" calcext:value-type="float">
            <text:p>808.0695</text:p>
          </table:table-cell>
          <table:table-cell office:value-type="float" office:value="1031.3907" calcext:value-type="float">
            <text:p>1031.3907</text:p>
          </table:table-cell>
          <table:table-cell office:value-type="float" office:value="499.2718" calcext:value-type="float">
            <text:p>499.2718</text:p>
          </table:table-cell>
          <table:table-cell office:value-type="float" office:value="1755.2341" calcext:value-type="float">
            <text:p>1755.2341</text:p>
          </table:table-cell>
        </table:table-row>
        <table:table-row table:style-name="ro1">
          <table:table-cell office:value-type="float" office:value="148.7309" calcext:value-type="float">
            <text:p>148.7309</text:p>
          </table:table-cell>
          <table:table-cell office:value-type="float" office:value="802.5267" calcext:value-type="float">
            <text:p>802.5267</text:p>
          </table:table-cell>
          <table:table-cell office:value-type="float" office:value="1026.9052" calcext:value-type="float">
            <text:p>1026.9052</text:p>
          </table:table-cell>
          <table:table-cell office:value-type="float" office:value="501.8637" calcext:value-type="float">
            <text:p>501.8637</text:p>
          </table:table-cell>
          <table:table-cell office:value-type="float" office:value="1757.9442" calcext:value-type="float">
            <text:p>1757.9442</text:p>
          </table:table-cell>
        </table:table-row>
        <table:table-row table:style-name="ro1">
          <table:table-cell office:value-type="float" office:value="186.0255" calcext:value-type="float">
            <text:p>186.0255</text:p>
          </table:table-cell>
          <table:table-cell office:value-type="float" office:value="798.6068" calcext:value-type="float">
            <text:p>798.6068</text:p>
          </table:table-cell>
          <table:table-cell office:value-type="float" office:value="1022.1006" calcext:value-type="float">
            <text:p>1022.1006</text:p>
          </table:table-cell>
          <table:table-cell office:value-type="float" office:value="504.319" calcext:value-type="float">
            <text:p>504.319</text:p>
          </table:table-cell>
          <table:table-cell office:value-type="float" office:value="1760.7786" calcext:value-type="float">
            <text:p>1760.7786</text:p>
          </table:table-cell>
        </table:table-row>
        <table:table-row table:style-name="ro1">
          <table:table-cell office:value-type="float" office:value="223.4556" calcext:value-type="float">
            <text:p>223.4556</text:p>
          </table:table-cell>
          <table:table-cell office:value-type="float" office:value="796.3175" calcext:value-type="float">
            <text:p>796.3175</text:p>
          </table:table-cell>
          <table:table-cell office:value-type="float" office:value="1017.0054" calcext:value-type="float">
            <text:p>1017.0054</text:p>
          </table:table-cell>
          <table:table-cell office:value-type="float" office:value="506.5749" calcext:value-type="float">
            <text:p>506.5749</text:p>
          </table:table-cell>
          <table:table-cell office:value-type="float" office:value="1763.7742" calcext:value-type="float">
            <text:p>1763.7742</text:p>
          </table:table-cell>
        </table:table-row>
        <table:table-row table:style-name="ro1">
          <table:table-cell office:value-type="float" office:value="260.9498" calcext:value-type="float">
            <text:p>260.9498</text:p>
          </table:table-cell>
          <table:table-cell office:value-type="float" office:value="795.6631" calcext:value-type="float">
            <text:p>795.6631</text:p>
          </table:table-cell>
          <table:table-cell office:value-type="float" office:value="1011.6302" calcext:value-type="float">
            <text:p>1011.6302</text:p>
          </table:table-cell>
          <table:table-cell office:value-type="float" office:value="508.6014" calcext:value-type="float">
            <text:p>508.6014</text:p>
          </table:table-cell>
          <table:table-cell office:value-type="float" office:value="1766.9295" calcext:value-type="float">
            <text:p>1766.9295</text:p>
          </table:table-cell>
        </table:table-row>
        <table:table-row table:style-name="ro1">
          <table:table-cell office:value-type="float" office:value="298.437" calcext:value-type="float">
            <text:p>298.437</text:p>
          </table:table-cell>
          <table:table-cell office:value-type="float" office:value="796.6447" calcext:value-type="float">
            <text:p>796.6447</text:p>
          </table:table-cell>
          <table:table-cell office:value-type="float" office:value="1005.8728" calcext:value-type="float">
            <text:p>1005.8728</text:p>
          </table:table-cell>
          <table:table-cell office:value-type="float" office:value="510.7001" calcext:value-type="float">
            <text:p>510.7001</text:p>
          </table:table-cell>
          <table:table-cell office:value-type="float" office:value="1770.0372" calcext:value-type="float">
            <text:p>1770.0372</text:p>
          </table:table-cell>
        </table:table-row>
        <table:table-row table:style-name="ro1">
          <table:table-cell office:value-type="float" office:value="335.8457" calcext:value-type="float">
            <text:p>335.8457</text:p>
          </table:table-cell>
          <table:table-cell office:value-type="float" office:value="799.2606" calcext:value-type="float">
            <text:p>799.2606</text:p>
          </table:table-cell>
          <table:table-cell office:value-type="float" office:value="999.6766" calcext:value-type="float">
            <text:p>999.6766</text:p>
          </table:table-cell>
          <table:table-cell office:value-type="float" office:value="512.9547" calcext:value-type="float">
            <text:p>512.9547</text:p>
          </table:table-cell>
          <table:table-cell office:value-type="float" office:value="1773.0337" calcext:value-type="float">
            <text:p>1773.0337</text:p>
          </table:table-cell>
        </table:table-row>
        <table:table-row table:style-name="ro1">
          <table:table-cell office:value-type="float" office:value="373.1046" calcext:value-type="float">
            <text:p>373.1046</text:p>
          </table:table-cell>
          <table:table-cell office:value-type="float" office:value="803.5057" calcext:value-type="float">
            <text:p>803.5057</text:p>
          </table:table-cell>
          <table:table-cell office:value-type="float" office:value="993.1115" calcext:value-type="float">
            <text:p>993.1115</text:p>
          </table:table-cell>
          <table:table-cell office:value-type="float" office:value="515.1912" calcext:value-type="float">
            <text:p>515.1912</text:p>
          </table:table-cell>
          <table:table-cell office:value-type="float" office:value="1776.0438" calcext:value-type="float">
            <text:p>1776.0438</text:p>
          </table:table-cell>
        </table:table-row>
        <table:table-row table:style-name="ro1">
          <table:table-cell office:value-type="float" office:value="410.1429" calcext:value-type="float">
            <text:p>410.1429</text:p>
          </table:table-cell>
          <table:table-cell office:value-type="float" office:value="809.372" calcext:value-type="float">
            <text:p>809.372</text:p>
          </table:table-cell>
          <table:table-cell office:value-type="float" office:value="986.1193" calcext:value-type="float">
            <text:p>986.1193</text:p>
          </table:table-cell>
          <table:table-cell office:value-type="float" office:value="517.5044" calcext:value-type="float">
            <text:p>517.5044</text:p>
          </table:table-cell>
          <table:table-cell office:value-type="float" office:value="1778.9953" calcext:value-type="float">
            <text:p>1778.9953</text:p>
          </table:table-cell>
        </table:table-row>
        <table:table-row table:style-name="ro1">
          <table:table-cell office:value-type="float" office:value="446.8901" calcext:value-type="float">
            <text:p>446.8901</text:p>
          </table:table-cell>
          <table:table-cell office:value-type="float" office:value="816.8483" calcext:value-type="float">
            <text:p>816.8483</text:p>
          </table:table-cell>
          <table:table-cell office:value-type="float" office:value="978.6624" calcext:value-type="float">
            <text:p>978.6624</text:p>
          </table:table-cell>
          <table:table-cell office:value-type="float" office:value="519.9278" calcext:value-type="float">
            <text:p>519.9278</text:p>
          </table:table-cell>
          <table:table-cell office:value-type="float" office:value="1781.8571" calcext:value-type="float">
            <text:p>1781.8571</text:p>
          </table:table-cell>
        </table:table-row>
        <table:table-row table:style-name="ro1">
          <table:table-cell office:value-type="float" office:value="483.2762" calcext:value-type="float">
            <text:p>483.2762</text:p>
          </table:table-cell>
          <table:table-cell office:value-type="float" office:value="825.9203" calcext:value-type="float">
            <text:p>825.9203</text:p>
          </table:table-cell>
          <table:table-cell office:value-type="float" office:value="970.6974" calcext:value-type="float">
            <text:p>970.6974</text:p>
          </table:table-cell>
          <table:table-cell office:value-type="float" office:value="522.4877" calcext:value-type="float">
            <text:p>522.4877</text:p>
          </table:table-cell>
          <table:table-cell office:value-type="float" office:value="1784.5975" calcext:value-type="float">
            <text:p>1784.5975</text:p>
          </table:table-cell>
        </table:table-row>
        <table:table-row table:style-name="ro1">
          <table:table-cell office:value-type="float" office:value="520.0234" calcext:value-type="float">
            <text:p>520.0234</text:p>
          </table:table-cell>
          <table:table-cell office:value-type="float" office:value="833.3966" calcext:value-type="float">
            <text:p>833.3966</text:p>
          </table:table-cell>
          <table:table-cell office:value-type="float" office:value="962.3048" calcext:value-type="float">
            <text:p>962.3048</text:p>
          </table:table-cell>
          <table:table-cell office:value-type="float" office:value="525.0695" calcext:value-type="float">
            <text:p>525.0695</text:p>
          </table:table-cell>
          <table:table-cell office:value-type="float" office:value="1787.3171" calcext:value-type="float">
            <text:p>1787.3171</text:p>
          </table:table-cell>
        </table:table-row>
        <table:table-row table:style-name="ro1">
          <table:table-cell office:value-type="float" office:value="557.0617" calcext:value-type="float">
            <text:p>557.0617</text:p>
          </table:table-cell>
          <table:table-cell office:value-type="float" office:value="839.2629" calcext:value-type="float">
            <text:p>839.2629</text:p>
          </table:table-cell>
          <table:table-cell office:value-type="float" office:value="956.7254" calcext:value-type="float">
            <text:p>956.7254</text:p>
          </table:table-cell>
          <table:table-cell office:value-type="float" office:value="527.5919" calcext:value-type="float">
            <text:p>527.5919</text:p>
          </table:table-cell>
          <table:table-cell office:value-type="float" office:value="1790.0921" calcext:value-type="float">
            <text:p>1790.0921</text:p>
          </table:table-cell>
        </table:table-row>
        <table:table-row table:style-name="ro1">
          <table:table-cell office:value-type="float" office:value="593.8088" calcext:value-type="float">
            <text:p>593.8088</text:p>
          </table:table-cell>
          <table:table-cell office:value-type="float" office:value="846.7392" calcext:value-type="float">
            <text:p>846.7392</text:p>
          </table:table-cell>
          <table:table-cell office:value-type="float" office:value="954.1996" calcext:value-type="float">
            <text:p>954.1996</text:p>
          </table:table-cell>
          <table:table-cell office:value-type="float" office:value="529.8646" calcext:value-type="float">
            <text:p>529.8646</text:p>
          </table:table-cell>
          <table:table-cell office:value-type="float" office:value="1793.0749" calcext:value-type="float">
            <text:p>1793.0749</text:p>
          </table:table-cell>
        </table:table-row>
        <table:table-row table:style-name="ro1">
          <table:table-cell office:value-type="float" office:value="630.1949" calcext:value-type="float">
            <text:p>630.1949</text:p>
          </table:table-cell>
          <table:table-cell office:value-type="float" office:value="855.8113" calcext:value-type="float">
            <text:p>855.8113</text:p>
          </table:table-cell>
          <table:table-cell office:value-type="float" office:value="951.5123" calcext:value-type="float">
            <text:p>951.5123</text:p>
          </table:table-cell>
          <table:table-cell office:value-type="float" office:value="531.8845" calcext:value-type="float">
            <text:p>531.8845</text:p>
          </table:table-cell>
          <table:table-cell office:value-type="float" office:value="1796.2344" calcext:value-type="float">
            <text:p>1796.2344</text:p>
          </table:table-cell>
        </table:table-row>
        <table:table-row table:style-name="ro1">
          <table:table-cell office:value-type="float" office:value="666.1507" calcext:value-type="float">
            <text:p>666.1507</text:p>
          </table:table-cell>
          <table:table-cell office:value-type="float" office:value="866.4619" calcext:value-type="float">
            <text:p>866.4619</text:p>
          </table:table-cell>
          <table:table-cell office:value-type="float" office:value="948.6032" calcext:value-type="float">
            <text:p>948.6032</text:p>
          </table:table-cell>
          <table:table-cell office:value-type="float" office:value="533.7329" calcext:value-type="float">
            <text:p>533.7329</text:p>
          </table:table-cell>
          <table:table-cell office:value-type="float" office:value="1799.4972" calcext:value-type="float">
            <text:p>1799.4972</text:p>
          </table:table-cell>
        </table:table-row>
        <table:table-row table:style-name="ro1">
          <table:table-cell office:value-type="float" office:value="701.6076" calcext:value-type="float">
            <text:p>701.6076</text:p>
          </table:table-cell>
          <table:table-cell office:value-type="float" office:value="878.6707" calcext:value-type="float">
            <text:p>878.6707</text:p>
          </table:table-cell>
          <table:table-cell office:value-type="float" office:value="945.2578" calcext:value-type="float">
            <text:p>945.2578</text:p>
          </table:table-cell>
          <table:table-cell office:value-type="float" office:value="535.7196" calcext:value-type="float">
            <text:p>535.7196</text:p>
          </table:table-cell>
          <table:table-cell office:value-type="float" office:value="1802.6777" calcext:value-type="float">
            <text:p>1802.6777</text:p>
          </table:table-cell>
        </table:table-row>
        <table:table-row table:style-name="ro1">
          <table:table-cell office:value-type="float" office:value="736.4983" calcext:value-type="float">
            <text:p>736.4983</text:p>
          </table:table-cell>
          <table:table-cell office:value-type="float" office:value="892.4145" calcext:value-type="float">
            <text:p>892.4145</text:p>
          </table:table-cell>
          <table:table-cell office:value-type="float" office:value="941.5676" calcext:value-type="float">
            <text:p>941.5676</text:p>
          </table:table-cell>
          <table:table-cell office:value-type="float" office:value="537.7001" calcext:value-type="float">
            <text:p>537.7001</text:p>
          </table:table-cell>
          <table:table-cell office:value-type="float" office:value="1805.862" calcext:value-type="float">
            <text:p>1805.862</text:p>
          </table:table-cell>
        </table:table-row>
        <table:table-row table:style-name="ro1">
          <table:table-cell office:value-type="float" office:value="770.7562" calcext:value-type="float">
            <text:p>770.7562</text:p>
          </table:table-cell>
          <table:table-cell office:value-type="float" office:value="907.6671" calcext:value-type="float">
            <text:p>907.6671</text:p>
          </table:table-cell>
          <table:table-cell office:value-type="float" office:value="937.6649" calcext:value-type="float">
            <text:p>937.6649</text:p>
          </table:table-cell>
          <table:table-cell office:value-type="float" office:value="539.5003" calcext:value-type="float">
            <text:p>539.5003</text:p>
          </table:table-cell>
          <table:table-cell office:value-type="float" office:value="1809.1517" calcext:value-type="float">
            <text:p>1809.1517</text:p>
          </table:table-cell>
        </table:table-row>
        <table:table-row table:style-name="ro1">
          <table:table-cell office:value-type="float" office:value="804.3163" calcext:value-type="float">
            <text:p>804.3163</text:p>
          </table:table-cell>
          <table:table-cell office:value-type="float" office:value="924.3995" calcext:value-type="float">
            <text:p>924.3995</text:p>
          </table:table-cell>
          <table:table-cell office:value-type="float" office:value="933.2724" calcext:value-type="float">
            <text:p>933.2724</text:p>
          </table:table-cell>
          <table:table-cell office:value-type="float" office:value="541.4781" calcext:value-type="float">
            <text:p>541.4781</text:p>
          </table:table-cell>
          <table:table-cell office:value-type="float" office:value="1812.3377" calcext:value-type="float">
            <text:p>1812.3377</text:p>
          </table:table-cell>
        </table:table-row>
        <table:table-row table:style-name="ro1">
          <table:table-cell office:value-type="float" office:value="837.1145" calcext:value-type="float">
            <text:p>837.1145</text:p>
          </table:table-cell>
          <table:table-cell office:value-type="float" office:value="942.5799" calcext:value-type="float">
            <text:p>942.5799</text:p>
          </table:table-cell>
          <table:table-cell office:value-type="float" office:value="928.3612" calcext:value-type="float">
            <text:p>928.3612</text:p>
          </table:table-cell>
          <table:table-cell office:value-type="float" office:value="543.6302" calcext:value-type="float">
            <text:p>543.6302</text:p>
          </table:table-cell>
          <table:table-cell office:value-type="float" office:value="1815.4087" calcext:value-type="float">
            <text:p>1815.4087</text:p>
          </table:table-cell>
        </table:table-row>
        <table:table-row table:style-name="ro1">
          <table:table-cell office:value-type="float" office:value="869.0885" calcext:value-type="float">
            <text:p>869.0885</text:p>
          </table:table-cell>
          <table:table-cell office:value-type="float" office:value="962.1736" calcext:value-type="float">
            <text:p>962.1736</text:p>
          </table:table-cell>
          <table:table-cell office:value-type="float" office:value="923.2325" calcext:value-type="float">
            <text:p>923.2325</text:p>
          </table:table-cell>
          <table:table-cell office:value-type="float" office:value="545.6199" calcext:value-type="float">
            <text:p>545.6199</text:p>
          </table:table-cell>
          <table:table-cell office:value-type="float" office:value="1818.5873" calcext:value-type="float">
            <text:p>1818.5873</text:p>
          </table:table-cell>
        </table:table-row>
        <table:table-row table:style-name="ro1">
          <table:table-cell office:value-type="float" office:value="900.1774" calcext:value-type="float">
            <text:p>900.1774</text:p>
          </table:table-cell>
          <table:table-cell office:value-type="float" office:value="983.1433" calcext:value-type="float">
            <text:p>983.1433</text:p>
          </table:table-cell>
          <table:table-cell office:value-type="float" office:value="917.4881" calcext:value-type="float">
            <text:p>917.4881</text:p>
          </table:table-cell>
          <table:table-cell office:value-type="float" office:value="547.8642" calcext:value-type="float">
            <text:p>547.8642</text:p>
          </table:table-cell>
          <table:table-cell office:value-type="float" office:value="1821.5916" calcext:value-type="float">
            <text:p>1821.5916</text:p>
          </table:table-cell>
        </table:table-row>
        <table:table-row table:style-name="ro1">
          <table:table-cell office:value-type="float" office:value="930.3221" calcext:value-type="float">
            <text:p>930.3221</text:p>
          </table:table-cell>
          <table:table-cell office:value-type="float" office:value="1005.4492" calcext:value-type="float">
            <text:p>1005.4492</text:p>
          </table:table-cell>
          <table:table-cell office:value-type="float" office:value="911.2778" calcext:value-type="float">
            <text:p>911.2778</text:p>
          </table:table-cell>
          <table:table-cell office:value-type="float" office:value="550.1904" calcext:value-type="float">
            <text:p>550.1904</text:p>
          </table:table-cell>
          <table:table-cell office:value-type="float" office:value="1824.5329" calcext:value-type="float">
            <text:p>1824.5329</text:p>
          </table:table-cell>
        </table:table-row>
        <table:table-row table:style-name="ro1">
          <table:table-cell office:value-type="float" office:value="959.465" calcext:value-type="float">
            <text:p>959.465</text:p>
          </table:table-cell>
          <table:table-cell office:value-type="float" office:value="1029.0487" calcext:value-type="float">
            <text:p>1029.0487</text:p>
          </table:table-cell>
          <table:table-cell office:value-type="float" office:value="904.4741" calcext:value-type="float">
            <text:p>904.4741</text:p>
          </table:table-cell>
          <table:table-cell office:value-type="float" office:value="552.6981" calcext:value-type="float">
            <text:p>552.6981</text:p>
          </table:table-cell>
          <table:table-cell office:value-type="float" office:value="1827.3211" calcext:value-type="float">
            <text:p>1827.3211</text:p>
          </table:table-cell>
        </table:table-row>
        <table:table-row table:style-name="ro1">
          <table:table-cell office:value-type="float" office:value="987.5509" calcext:value-type="float">
            <text:p>987.5509</text:p>
          </table:table-cell>
          <table:table-cell office:value-type="float" office:value="1053.8969" calcext:value-type="float">
            <text:p>1053.8969</text:p>
          </table:table-cell>
          <table:table-cell office:value-type="float" office:value="897.0999" calcext:value-type="float">
            <text:p>897.0999</text:p>
          </table:table-cell>
          <table:table-cell office:value-type="float" office:value="555.3499" calcext:value-type="float">
            <text:p>555.3499</text:p>
          </table:table-cell>
          <table:table-cell office:value-type="float" office:value="1829.9726" calcext:value-type="float">
            <text:p>1829.9726</text:p>
          </table:table-cell>
        </table:table-row>
        <table:table-row table:style-name="ro1">
          <table:table-cell office:value-type="float" office:value="1014.5261" calcext:value-type="float">
            <text:p>1014.5261</text:p>
          </table:table-cell>
          <table:table-cell office:value-type="float" office:value="1079.9466" calcext:value-type="float">
            <text:p>1079.9466</text:p>
          </table:table-cell>
          <table:table-cell office:value-type="float" office:value="889.5749" calcext:value-type="float">
            <text:p>889.5749</text:p>
          </table:table-cell>
          <table:table-cell office:value-type="float" office:value="557.8227" calcext:value-type="float">
            <text:p>557.8227</text:p>
          </table:table-cell>
          <table:table-cell office:value-type="float" office:value="1832.7917" calcext:value-type="float">
            <text:p>1832.7917</text:p>
          </table:table-cell>
        </table:table-row>
        <table:table-row table:style-name="ro1">
          <table:table-cell office:value-type="float" office:value="1042.6119" calcext:value-type="float">
            <text:p>1042.6119</text:p>
          </table:table-cell>
          <table:table-cell office:value-type="float" office:value="1104.7949" calcext:value-type="float">
            <text:p>1104.7949</text:p>
          </table:table-cell>
          <table:table-cell office:value-type="float" office:value="881.4041" calcext:value-type="float">
            <text:p>881.4041</text:p>
          </table:table-cell>
          <table:table-cell office:value-type="float" office:value="560.5011" calcext:value-type="float">
            <text:p>560.5011</text:p>
          </table:table-cell>
          <table:table-cell office:value-type="float" office:value="1835.4164" calcext:value-type="float">
            <text:p>1835.4164</text:p>
          </table:table-cell>
        </table:table-row>
        <table:table-row table:style-name="ro1">
          <table:table-cell office:value-type="float" office:value="1071.7549" calcext:value-type="float">
            <text:p>1071.7549</text:p>
          </table:table-cell>
          <table:table-cell office:value-type="float" office:value="1128.3944" calcext:value-type="float">
            <text:p>1128.3944</text:p>
          </table:table-cell>
          <table:table-cell office:value-type="float" office:value="876.1055" calcext:value-type="float">
            <text:p>876.1055</text:p>
          </table:table-cell>
          <table:table-cell office:value-type="float" office:value="563.1568" calcext:value-type="float">
            <text:p>563.1568</text:p>
          </table:table-cell>
          <table:table-cell office:value-type="float" office:value="1838.0639" calcext:value-type="float">
            <text:p>1838.0639</text:p>
          </table:table-cell>
        </table:table-row>
        <table:table-row table:style-name="ro1">
          <table:table-cell office:value-type="float" office:value="1099.8408" calcext:value-type="float">
            <text:p>1099.8408</text:p>
          </table:table-cell>
          <table:table-cell office:value-type="float" office:value="1153.2426" calcext:value-type="float">
            <text:p>1153.2426</text:p>
          </table:table-cell>
          <table:table-cell office:value-type="float" office:value="873.9217" calcext:value-type="float">
            <text:p>873.9217</text:p>
          </table:table-cell>
          <table:table-cell office:value-type="float" office:value="565.6577" calcext:value-type="float">
            <text:p>565.6577</text:p>
          </table:table-cell>
          <table:table-cell office:value-type="float" office:value="1840.8583" calcext:value-type="float">
            <text:p>1840.8583</text:p>
          </table:table-cell>
        </table:table-row>
        <table:table-row table:style-name="ro1">
          <table:table-cell office:value-type="float" office:value="1126.816" calcext:value-type="float">
            <text:p>1126.816</text:p>
          </table:table-cell>
          <table:table-cell office:value-type="float" office:value="1179.2923" calcext:value-type="float">
            <text:p>1179.2923</text:p>
          </table:table-cell>
          <table:table-cell office:value-type="float" office:value="871.5405" calcext:value-type="float">
            <text:p>871.5405</text:p>
          </table:table-cell>
          <table:table-cell office:value-type="float" office:value="568.0561" calcext:value-type="float">
            <text:p>568.0561</text:p>
          </table:table-cell>
          <table:table-cell office:value-type="float" office:value="1843.7409" calcext:value-type="float">
            <text:p>1843.7409</text:p>
          </table:table-cell>
        </table:table-row>
        <table:table-row table:style-name="ro1">
          <table:table-cell office:value-type="float" office:value="1152.6293" calcext:value-type="float">
            <text:p>1152.6293</text:p>
          </table:table-cell>
          <table:table-cell office:value-type="float" office:value="1206.4939" calcext:value-type="float">
            <text:p>1206.4939</text:p>
          </table:table-cell>
          <table:table-cell office:value-type="float" office:value="868.7119" calcext:value-type="float">
            <text:p>868.7119</text:p>
          </table:table-cell>
          <table:table-cell office:value-type="float" office:value="570.547" calcext:value-type="float">
            <text:p>570.547</text:p>
          </table:table-cell>
          <table:table-cell office:value-type="float" office:value="1846.5442" calcext:value-type="float">
            <text:p>1846.5442</text:p>
          </table:table-cell>
        </table:table-row>
        <table:table-row table:style-name="ro1">
          <table:table-cell office:value-type="float" office:value="1177.2315" calcext:value-type="float">
            <text:p>1177.2315</text:p>
          </table:table-cell>
          <table:table-cell office:value-type="float" office:value="1234.7955" calcext:value-type="float">
            <text:p>1234.7955</text:p>
          </table:table-cell>
          <table:table-cell office:value-type="float" office:value="865.2603" calcext:value-type="float">
            <text:p>865.2603</text:p>
          </table:table-cell>
          <table:table-cell office:value-type="float" office:value="573.2514" calcext:value-type="float">
            <text:p>573.2514</text:p>
          </table:table-cell>
          <table:table-cell office:value-type="float" office:value="1849.142" calcext:value-type="float">
            <text:p>1849.142</text:p>
          </table:table-cell>
        </table:table-row>
        <table:table-row table:style-name="ro1">
          <table:table-cell office:value-type="float" office:value="1200.5758" calcext:value-type="float">
            <text:p>1200.5758</text:p>
          </table:table-cell>
          <table:table-cell office:value-type="float" office:value="1264.1433" calcext:value-type="float">
            <text:p>1264.1433</text:p>
          </table:table-cell>
          <table:table-cell office:value-type="float" office:value="861.4756" calcext:value-type="float">
            <text:p>861.4756</text:p>
          </table:table-cell>
          <table:table-cell office:value-type="float" office:value="575.9609" calcext:value-type="float">
            <text:p>575.9609</text:p>
          </table:table-cell>
          <table:table-cell office:value-type="float" office:value="1851.7346" calcext:value-type="float">
            <text:p>1851.7346</text:p>
          </table:table-cell>
        </table:table-row>
        <table:table-row table:style-name="ro1">
          <table:table-cell office:value-type="float" office:value="1222.6178" calcext:value-type="float">
            <text:p>1222.6178</text:p>
          </table:table-cell>
          <table:table-cell office:value-type="float" office:value="1294.4814" calcext:value-type="float">
            <text:p>1294.4814</text:p>
          </table:table-cell>
          <table:table-cell office:value-type="float" office:value="857.1779" calcext:value-type="float">
            <text:p>857.1779</text:p>
          </table:table-cell>
          <table:table-cell office:value-type="float" office:value="578.7999" calcext:value-type="float">
            <text:p>578.7999</text:p>
          </table:table-cell>
          <table:table-cell office:value-type="float" office:value="1854.1846" calcext:value-type="float">
            <text:p>1854.1846</text:p>
          </table:table-cell>
        </table:table-row>
        <table:table-row table:style-name="ro1">
          <table:table-cell office:value-type="float" office:value="1245.9621" calcext:value-type="float">
            <text:p>1245.9621</text:p>
          </table:table-cell>
          <table:table-cell office:value-type="float" office:value="1323.8292" calcext:value-type="float">
            <text:p>1323.8292</text:p>
          </table:table-cell>
          <table:table-cell office:value-type="float" office:value="852.8756" calcext:value-type="float">
            <text:p>852.8756</text:p>
          </table:table-cell>
          <table:table-cell office:value-type="float" office:value="581.4266" calcext:value-type="float">
            <text:p>581.4266</text:p>
          </table:table-cell>
          <table:table-cell office:value-type="float" office:value="1856.8609" calcext:value-type="float">
            <text:p>1856.8609</text:p>
          </table:table-cell>
        </table:table-row>
        <table:table-row table:style-name="ro1">
          <table:table-cell office:value-type="float" office:value="1270.5643" calcext:value-type="float">
            <text:p>1270.5643</text:p>
          </table:table-cell>
          <table:table-cell office:value-type="float" office:value="1352.1308" calcext:value-type="float">
            <text:p>1352.1308</text:p>
          </table:table-cell>
          <table:table-cell office:value-type="float" office:value="851.7647" calcext:value-type="float">
            <text:p>851.7647</text:p>
          </table:table-cell>
          <table:table-cell office:value-type="float" office:value="583.8817" calcext:value-type="float">
            <text:p>583.8817</text:p>
          </table:table-cell>
          <table:table-cell office:value-type="float" office:value="1859.6955" calcext:value-type="float">
            <text:p>1859.6955</text:p>
          </table:table-cell>
        </table:table-row>
        <table:table-row table:style-name="ro1">
          <table:table-cell office:value-type="float" office:value="1296.3776" calcext:value-type="float">
            <text:p>1296.3776</text:p>
          </table:table-cell>
          <table:table-cell office:value-type="float" office:value="1379.3324" calcext:value-type="float">
            <text:p>1379.3324</text:p>
          </table:table-cell>
          <table:table-cell office:value-type="float" office:value="853.5677" calcext:value-type="float">
            <text:p>853.5677</text:p>
          </table:table-cell>
          <table:table-cell office:value-type="float" office:value="586.3795" calcext:value-type="float">
            <text:p>586.3795</text:p>
          </table:table-cell>
          <table:table-cell office:value-type="float" office:value="1862.4925" calcext:value-type="float">
            <text:p>1862.4925</text:p>
          </table:table-cell>
        </table:table-row>
        <table:table-row table:style-name="ro1">
          <table:table-cell office:value-type="float" office:value="1321.9525" calcext:value-type="float">
            <text:p>1321.9525</text:p>
          </table:table-cell>
          <table:table-cell office:value-type="float" office:value="1406.7581" calcext:value-type="float">
            <text:p>1406.7581</text:p>
          </table:table-cell>
          <table:table-cell office:value-type="float" office:value="858.3245" calcext:value-type="float">
            <text:p>858.3245</text:p>
          </table:table-cell>
          <table:table-cell office:value-type="float" office:value="588.873" calcext:value-type="float">
            <text:p>588.873</text:p>
          </table:table-cell>
          <table:table-cell office:value-type="float" office:value="1865.2934" calcext:value-type="float">
            <text:p>1865.2934</text:p>
          </table:table-cell>
        </table:table-row>
        <table:table-row table:style-name="ro1">
          <table:table-cell office:value-type="float" office:value="1347.2871" calcext:value-type="float">
            <text:p>1347.2871</text:p>
          </table:table-cell>
          <table:table-cell office:value-type="float" office:value="1434.406" calcext:value-type="float">
            <text:p>1434.406</text:p>
          </table:table-cell>
          <table:table-cell office:value-type="float" office:value="863.8658" calcext:value-type="float">
            <text:p>863.8658</text:p>
          </table:table-cell>
          <table:table-cell office:value-type="float" office:value="591.5054" calcext:value-type="float">
            <text:p>591.5054</text:p>
          </table:table-cell>
          <table:table-cell office:value-type="float" office:value="1867.9642" calcext:value-type="float">
            <text:p>1867.9642</text:p>
          </table:table-cell>
        </table:table-row>
        <table:table-row table:style-name="ro1">
          <table:table-cell office:value-type="float" office:value="1371.3917" calcext:value-type="float">
            <text:p>1371.3917</text:p>
          </table:table-cell>
          <table:table-cell office:value-type="float" office:value="1463.1327" calcext:value-type="float">
            <text:p>1463.1327</text:p>
          </table:table-cell>
          <table:table-cell office:value-type="float" office:value="870.4865" calcext:value-type="float">
            <text:p>870.4865</text:p>
          </table:table-cell>
          <table:table-cell office:value-type="float" office:value="594.0449" calcext:value-type="float">
            <text:p>594.0449</text:p>
          </table:table-cell>
          <table:table-cell office:value-type="float" office:value="1870.7235" calcext:value-type="float">
            <text:p>1870.7235</text:p>
          </table:table-cell>
        </table:table-row>
        <table:table-row table:style-name="ro1">
          <table:table-cell office:value-type="float" office:value="1394.2202" calcext:value-type="float">
            <text:p>1394.2202</text:p>
          </table:table-cell>
          <table:table-cell office:value-type="float" office:value="1492.8834" calcext:value-type="float">
            <text:p>1492.8834</text:p>
          </table:table-cell>
          <table:table-cell office:value-type="float" office:value="876.9093" calcext:value-type="float">
            <text:p>876.9093</text:p>
          </table:table-cell>
          <table:table-cell office:value-type="float" office:value="596.4717" calcext:value-type="float">
            <text:p>596.4717</text:p>
          </table:table-cell>
          <table:table-cell office:value-type="float" office:value="1873.5823" calcext:value-type="float">
            <text:p>1873.5823</text:p>
          </table:table-cell>
        </table:table-row>
        <table:table-row table:style-name="ro1">
          <table:table-cell office:value-type="float" office:value="1415.7293" calcext:value-type="float">
            <text:p>1415.7293</text:p>
          </table:table-cell>
          <table:table-cell office:value-type="float" office:value="1523.6016" calcext:value-type="float">
            <text:p>1523.6016</text:p>
          </table:table-cell>
          <table:table-cell office:value-type="float" office:value="883.0833" calcext:value-type="float">
            <text:p>883.0833</text:p>
          </table:table-cell>
          <table:table-cell office:value-type="float" office:value="598.8162" calcext:value-type="float">
            <text:p>598.8162</text:p>
          </table:table-cell>
          <table:table-cell office:value-type="float" office:value="1876.509" calcext:value-type="float">
            <text:p>1876.509</text:p>
          </table:table-cell>
        </table:table-row>
        <table:table-row table:style-name="ro1">
          <table:table-cell office:value-type="float" office:value="1435.8781" calcext:value-type="float">
            <text:p>1435.8781</text:p>
          </table:table-cell>
          <table:table-cell office:value-type="float" office:value="1555.2288" calcext:value-type="float">
            <text:p>1555.2288</text:p>
          </table:table-cell>
          <table:table-cell office:value-type="float" office:value="888.785" calcext:value-type="float">
            <text:p>888.785</text:p>
          </table:table-cell>
          <table:table-cell office:value-type="float" office:value="601.2515" calcext:value-type="float">
            <text:p>601.2515</text:p>
          </table:table-cell>
          <table:table-cell office:value-type="float" office:value="1879.3607" calcext:value-type="float">
            <text:p>1879.3607</text:p>
          </table:table-cell>
        </table:table-row>
        <table:table-row table:style-name="ro1">
          <table:table-cell office:value-type="float" office:value="1454.6281" calcext:value-type="float">
            <text:p>1454.6281</text:p>
          </table:table-cell>
          <table:table-cell office:value-type="float" office:value="1587.7048" calcext:value-type="float">
            <text:p>1587.7048</text:p>
          </table:table-cell>
          <table:table-cell office:value-type="float" office:value="894.2666" calcext:value-type="float">
            <text:p>894.2666</text:p>
          </table:table-cell>
          <table:table-cell office:value-type="float" office:value="603.5722" calcext:value-type="float">
            <text:p>603.5722</text:p>
          </table:table-cell>
          <table:table-cell office:value-type="float" office:value="1882.3063" calcext:value-type="float">
            <text:p>1882.3063</text:p>
          </table:table-cell>
        </table:table-row>
        <table:table-row table:style-name="ro1">
          <table:table-cell office:value-type="float" office:value="1471.9437" calcext:value-type="float">
            <text:p>1471.9437</text:p>
          </table:table-cell>
          <table:table-cell office:value-type="float" office:value="1620.9677" calcext:value-type="float">
            <text:p>1620.9677</text:p>
          </table:table-cell>
          <table:table-cell office:value-type="float" office:value="899.4642" calcext:value-type="float">
            <text:p>899.4642</text:p>
          </table:table-cell>
          <table:table-cell office:value-type="float" office:value="605.8233" calcext:value-type="float">
            <text:p>605.8233</text:p>
          </table:table-cell>
          <table:table-cell office:value-type="float" office:value="1885.3055" calcext:value-type="float">
            <text:p>1885.3055</text:p>
          </table:table-cell>
        </table:table-row>
        <table:table-row table:style-name="ro1">
          <table:table-cell office:value-type="float" office:value="1487.7918" calcext:value-type="float">
            <text:p>1487.7918</text:p>
          </table:table-cell>
          <table:table-cell office:value-type="float" office:value="1654.9542" calcext:value-type="float">
            <text:p>1654.9542</text:p>
          </table:table-cell>
          <table:table-cell office:value-type="float" office:value="904.0619" calcext:value-type="float">
            <text:p>904.0619</text:p>
          </table:table-cell>
          <table:table-cell office:value-type="float" office:value="608.2651" calcext:value-type="float">
            <text:p>608.2651</text:p>
          </table:table-cell>
          <table:table-cell office:value-type="float" office:value="1888.1516" calcext:value-type="float">
            <text:p>1888.1516</text:p>
          </table:table-cell>
        </table:table-row>
        <table:table-row table:style-name="ro1">
          <table:table-cell office:value-type="float" office:value="1502.1425" calcext:value-type="float">
            <text:p>1502.1425</text:p>
          </table:table-cell>
          <table:table-cell office:value-type="float" office:value="1689.5997" calcext:value-type="float">
            <text:p>1689.5997</text:p>
          </table:table-cell>
          <table:table-cell office:value-type="float" office:value="908.5809" calcext:value-type="float">
            <text:p>908.5809</text:p>
          </table:table-cell>
          <table:table-cell office:value-type="float" office:value="610.4601" calcext:value-type="float">
            <text:p>610.4601</text:p>
          </table:table-cell>
          <table:table-cell office:value-type="float" office:value="1891.1921" calcext:value-type="float">
            <text:p>1891.1921</text:p>
          </table:table-cell>
        </table:table-row>
        <table:table-row table:style-name="ro1">
          <table:table-cell office:value-type="float" office:value="1514.9682" calcext:value-type="float">
            <text:p>1514.9682</text:p>
          </table:table-cell>
          <table:table-cell office:value-type="float" office:value="1724.8382" calcext:value-type="float">
            <text:p>1724.8382</text:p>
          </table:table-cell>
          <table:table-cell office:value-type="float" office:value="912.5117" calcext:value-type="float">
            <text:p>912.5117</text:p>
          </table:table-cell>
          <table:table-cell office:value-type="float" office:value="612.8389" calcext:value-type="float">
            <text:p>612.8389</text:p>
          </table:table-cell>
          <table:table-cell office:value-type="float" office:value="1894.091" calcext:value-type="float">
            <text:p>1894.091</text:p>
          </table:table-cell>
        </table:table-row>
        <table:table-row table:style-name="ro1">
          <table:table-cell office:value-type="float" office:value="1526.2447" calcext:value-type="float">
            <text:p>1526.2447</text:p>
          </table:table-cell>
          <table:table-cell office:value-type="float" office:value="1760.6026" calcext:value-type="float">
            <text:p>1760.6026</text:p>
          </table:table-cell>
          <table:table-cell office:value-type="float" office:value="916.3329" calcext:value-type="float">
            <text:p>916.3329</text:p>
          </table:table-cell>
          <table:table-cell office:value-type="float" office:value="614.9854" calcext:value-type="float">
            <text:p>614.9854</text:p>
          </table:table-cell>
          <table:table-cell office:value-type="float" office:value="1897.1659" calcext:value-type="float">
            <text:p>1897.1659</text:p>
          </table:table-cell>
        </table:table-row>
        <table:table-row table:style-name="ro1">
          <table:table-cell office:value-type="float" office:value="1535.9504" calcext:value-type="float">
            <text:p>1535.9504</text:p>
          </table:table-cell>
          <table:table-cell office:value-type="float" office:value="1796.8248" calcext:value-type="float">
            <text:p>1796.8248</text:p>
          </table:table-cell>
          <table:table-cell office:value-type="float" office:value="919.5811" calcext:value-type="float">
            <text:p>919.5811</text:p>
          </table:table-cell>
          <table:table-cell office:value-type="float" office:value="617.3074" calcext:value-type="float">
            <text:p>617.3074</text:p>
          </table:table-cell>
          <table:table-cell office:value-type="float" office:value="1900.1105" calcext:value-type="float">
            <text:p>1900.1105</text:p>
          </table:table-cell>
        </table:table-row>
        <table:table-row table:style-name="ro1">
          <table:table-cell office:value-type="float" office:value="1544.0669" calcext:value-type="float">
            <text:p>1544.0669</text:p>
          </table:table-cell>
          <table:table-cell office:value-type="float" office:value="1833.4359" calcext:value-type="float">
            <text:p>1833.4359</text:p>
          </table:table-cell>
          <table:table-cell office:value-type="float" office:value="922.3623" calcext:value-type="float">
            <text:p>922.3623</text:p>
          </table:table-cell>
          <table:table-cell office:value-type="float" office:value="619.7176" calcext:value-type="float">
            <text:p>619.7176</text:p>
          </table:table-cell>
          <table:table-cell office:value-type="float" office:value="1902.9834" calcext:value-type="float">
            <text:p>1902.9834</text:p>
          </table:table-cell>
        </table:table-row>
        <table:table-row table:style-name="ro1">
          <table:table-cell office:value-type="float" office:value="1550.5787" calcext:value-type="float">
            <text:p>1550.5787</text:p>
          </table:table-cell>
          <table:table-cell office:value-type="float" office:value="1870.3662" calcext:value-type="float">
            <text:p>1870.3662</text:p>
          </table:table-cell>
          <table:table-cell office:value-type="float" office:value="924.9106" calcext:value-type="float">
            <text:p>924.9106</text:p>
          </table:table-cell>
          <table:table-cell office:value-type="float" office:value="622.0037" calcext:value-type="float">
            <text:p>622.0037</text:p>
          </table:table-cell>
          <table:table-cell office:value-type="float" office:value="1905.956" calcext:value-type="float">
            <text:p>1905.956</text:p>
          </table:table-cell>
        </table:table-row>
        <table:table-row table:style-name="ro1">
          <table:table-cell office:value-type="float" office:value="1555.4734" calcext:value-type="float">
            <text:p>1555.4734</text:p>
          </table:table-cell>
          <table:table-cell office:value-type="float" office:value="1907.5454" calcext:value-type="float">
            <text:p>1907.5454</text:p>
          </table:table-cell>
          <table:table-cell office:value-type="float" office:value="926.9307" calcext:value-type="float">
            <text:p>926.9307</text:p>
          </table:table-cell>
          <table:table-cell office:value-type="float" office:value="624.4452" calcext:value-type="float">
            <text:p>624.4452</text:p>
          </table:table-cell>
          <table:table-cell office:value-type="float" office:value="1908.8023" calcext:value-type="float">
            <text:p>1908.8023</text:p>
          </table:table-cell>
        </table:table-row>
        <table:table-row table:style-name="ro1">
          <table:table-cell office:value-type="float" office:value="1558.7418" calcext:value-type="float">
            <text:p>1558.7418</text:p>
          </table:table-cell>
          <table:table-cell office:value-type="float" office:value="1944.9027" calcext:value-type="float">
            <text:p>1944.9027</text:p>
          </table:table-cell>
          <table:table-cell office:value-type="float" office:value="928.6809" calcext:value-type="float">
            <text:p>928.6809</text:p>
          </table:table-cell>
          <table:table-cell office:value-type="float" office:value="626.8019" calcext:value-type="float">
            <text:p>626.8019</text:p>
          </table:table-cell>
          <table:table-cell office:value-type="float" office:value="1911.7193" calcext:value-type="float">
            <text:p>1911.7193</text:p>
          </table:table-cell>
        </table:table-row>
        <table:table-row table:style-name="ro1">
          <table:table-cell office:value-type="float" office:value="1560.3775" calcext:value-type="float">
            <text:p>1560.3775</text:p>
          </table:table-cell>
          <table:table-cell office:value-type="float" office:value="1982.367" calcext:value-type="float">
            <text:p>1982.367</text:p>
          </table:table-cell>
          <table:table-cell office:value-type="float" office:value="930.2696" calcext:value-type="float">
            <text:p>930.2696</text:p>
          </table:table-cell>
          <table:table-cell office:value-type="float" office:value="628.9598" calcext:value-type="float">
            <text:p>628.9598</text:p>
          </table:table-cell>
          <table:table-cell office:value-type="float" office:value="1914.7861" calcext:value-type="float">
            <text:p>1914.7861</text:p>
          </table:table-cell>
        </table:table-row>
        <table:table-row table:style-name="ro1">
          <table:table-cell office:value-type="float" office:value="1560.3775" calcext:value-type="float">
            <text:p>1560.3775</text:p>
          </table:table-cell>
          <table:table-cell office:value-type="float" office:value="2019.867" calcext:value-type="float">
            <text:p>2019.867</text:p>
          </table:table-cell>
          <table:table-cell office:value-type="float" office:value="931.4413" calcext:value-type="float">
            <text:p>931.4413</text:p>
          </table:table-cell>
          <table:table-cell office:value-type="float" office:value="631.176" calcext:value-type="float">
            <text:p>631.176</text:p>
          </table:table-cell>
          <table:table-cell office:value-type="float" office:value="1917.8112" calcext:value-type="float">
            <text:p>1917.8112</text:p>
          </table:table-cell>
        </table:table-row>
        <table:table-row table:style-name="ro1">
          <table:table-cell office:value-type="float" office:value="1558.7418" calcext:value-type="float">
            <text:p>1558.7418</text:p>
          </table:table-cell>
          <table:table-cell office:value-type="float" office:value="2057.3313" calcext:value-type="float">
            <text:p>2057.3313</text:p>
          </table:table-cell>
          <table:table-cell office:value-type="float" office:value="932.2812" calcext:value-type="float">
            <text:p>932.2812</text:p>
          </table:table-cell>
          <table:table-cell office:value-type="float" office:value="633.3692" calcext:value-type="float">
            <text:p>633.3692</text:p>
          </table:table-cell>
          <table:table-cell office:value-type="float" office:value="1920.853" calcext:value-type="float">
            <text:p>1920.853</text:p>
          </table:table-cell>
        </table:table-row>
        <table:table-row table:style-name="ro1">
          <table:table-cell office:value-type="float" office:value="1555.4734" calcext:value-type="float">
            <text:p>1555.4734</text:p>
          </table:table-cell>
          <table:table-cell office:value-type="float" office:value="2094.6886" calcext:value-type="float">
            <text:p>2094.6886</text:p>
          </table:table-cell>
          <table:table-cell office:value-type="float" office:value="932.9916" calcext:value-type="float">
            <text:p>932.9916</text:p>
          </table:table-cell>
          <table:table-cell office:value-type="float" office:value="635.3182" calcext:value-type="float">
            <text:p>635.3182</text:p>
          </table:table-cell>
          <table:table-cell office:value-type="float" office:value="1924.0567" calcext:value-type="float">
            <text:p>1924.0567</text:p>
          </table:table-cell>
        </table:table-row>
        <table:table-row table:style-name="ro1">
          <table:table-cell office:value-type="float" office:value="1550.5787" calcext:value-type="float">
            <text:p>1550.5787</text:p>
          </table:table-cell>
          <table:table-cell office:value-type="float" office:value="2131.8678" calcext:value-type="float">
            <text:p>2131.8678</text:p>
          </table:table-cell>
          <table:table-cell office:value-type="float" office:value="933.5684" calcext:value-type="float">
            <text:p>933.5684</text:p>
          </table:table-cell>
          <table:table-cell office:value-type="float" office:value="637.0157" calcext:value-type="float">
            <text:p>637.0157</text:p>
          </table:table-cell>
          <table:table-cell office:value-type="float" office:value="1927.4005" calcext:value-type="float">
            <text:p>1927.4005</text:p>
          </table:table-cell>
        </table:table-row>
        <table:table-row table:style-name="ro1">
          <table:table-cell office:value-type="float" office:value="1544.0669" calcext:value-type="float">
            <text:p>1544.0669</text:p>
          </table:table-cell>
          <table:table-cell office:value-type="float" office:value="2168.7981" calcext:value-type="float">
            <text:p>2168.7981</text:p>
          </table:table-cell>
          <table:table-cell office:value-type="float" office:value="933.7168" calcext:value-type="float">
            <text:p>933.7168</text:p>
          </table:table-cell>
          <table:table-cell office:value-type="float" office:value="638.789" calcext:value-type="float">
            <text:p>638.789</text:p>
          </table:table-cell>
          <table:table-cell office:value-type="float" office:value="1930.7048" calcext:value-type="float">
            <text:p>1930.7048</text:p>
          </table:table-cell>
        </table:table-row>
        <table:table-row table:style-name="ro1">
          <table:table-cell office:value-type="float" office:value="1535.9504" calcext:value-type="float">
            <text:p>1535.9504</text:p>
          </table:table-cell>
          <table:table-cell office:value-type="float" office:value="2205.4092" calcext:value-type="float">
            <text:p>2205.4092</text:p>
          </table:table-cell>
          <table:table-cell office:value-type="float" office:value="933.5881" calcext:value-type="float">
            <text:p>933.5881</text:p>
          </table:table-cell>
          <table:table-cell office:value-type="float" office:value="640.4725" calcext:value-type="float">
            <text:p>640.4725</text:p>
          </table:table-cell>
          <table:table-cell office:value-type="float" office:value="1934.0556" calcext:value-type="float">
            <text:p>1934.0556</text:p>
          </table:table-cell>
        </table:table-row>
        <table:table-row table:style-name="ro1">
          <table:table-cell office:value-type="float" office:value="1526.2447" calcext:value-type="float">
            <text:p>1526.2447</text:p>
          </table:table-cell>
          <table:table-cell office:value-type="float" office:value="2241.6314" calcext:value-type="float">
            <text:p>2241.6314</text:p>
          </table:table-cell>
          <table:table-cell office:value-type="float" office:value="932.9949" calcext:value-type="float">
            <text:p>932.9949</text:p>
          </table:table-cell>
          <table:table-cell office:value-type="float" office:value="642.2986" calcext:value-type="float">
            <text:p>642.2986</text:p>
          </table:table-cell>
          <table:table-cell office:value-type="float" office:value="1937.331" calcext:value-type="float">
            <text:p>1937.331</text:p>
          </table:table-cell>
        </table:table-row>
        <table:table-row table:style-name="ro1">
          <table:table-cell office:value-type="float" office:value="1514.9682" calcext:value-type="float">
            <text:p>1514.9682</text:p>
          </table:table-cell>
          <table:table-cell office:value-type="float" office:value="2277.3958" calcext:value-type="float">
            <text:p>2277.3958</text:p>
          </table:table-cell>
          <table:table-cell office:value-type="float" office:value="932.0324" calcext:value-type="float">
            <text:p>932.0324</text:p>
          </table:table-cell>
          <table:table-cell office:value-type="float" office:value="644.1721" calcext:value-type="float">
            <text:p>644.1721</text:p>
          </table:table-cell>
          <table:table-cell office:value-type="float" office:value="1940.5794" calcext:value-type="float">
            <text:p>1940.5794</text:p>
          </table:table-cell>
        </table:table-row>
        <table:table-row table:style-name="ro1">
          <table:table-cell office:value-type="float" office:value="1502.1425" calcext:value-type="float">
            <text:p>1502.1425</text:p>
          </table:table-cell>
          <table:table-cell office:value-type="float" office:value="2312.6342" calcext:value-type="float">
            <text:p>2312.6342</text:p>
          </table:table-cell>
          <table:table-cell office:value-type="float" office:value="930.608" calcext:value-type="float">
            <text:p>930.608</text:p>
          </table:table-cell>
          <table:table-cell office:value-type="float" office:value="646.2441" calcext:value-type="float">
            <text:p>646.2441</text:p>
          </table:table-cell>
          <table:table-cell office:value-type="float" office:value="1943.705" calcext:value-type="float">
            <text:p>1943.705</text:p>
          </table:table-cell>
        </table:table-row>
        <table:table-row table:style-name="ro1">
          <table:table-cell office:value-type="float" office:value="1487.7918" calcext:value-type="float">
            <text:p>1487.7918</text:p>
          </table:table-cell>
          <table:table-cell office:value-type="float" office:value="2347.2797" calcext:value-type="float">
            <text:p>2347.2797</text:p>
          </table:table-cell>
          <table:table-cell office:value-type="float" office:value="928.8729" calcext:value-type="float">
            <text:p>928.8729</text:p>
          </table:table-cell>
          <table:table-cell office:value-type="float" office:value="648.3382" calcext:value-type="float">
            <text:p>648.3382</text:p>
          </table:table-cell>
          <table:table-cell office:value-type="float" office:value="1946.8159" calcext:value-type="float">
            <text:p>1946.8159</text:p>
          </table:table-cell>
        </table:table-row>
        <table:table-row table:style-name="ro1">
          <table:table-cell office:value-type="float" office:value="1471.9437" calcext:value-type="float">
            <text:p>1471.9437</text:p>
          </table:table-cell>
          <table:table-cell office:value-type="float" office:value="2381.2663" calcext:value-type="float">
            <text:p>2381.2663</text:p>
          </table:table-cell>
          <table:table-cell office:value-type="float" office:value="926.8193" calcext:value-type="float">
            <text:p>926.8193</text:p>
          </table:table-cell>
          <table:table-cell office:value-type="float" office:value="650.4912" calcext:value-type="float">
            <text:p>650.4912</text:p>
          </table:table-cell>
          <table:table-cell office:value-type="float" office:value="1949.8862" calcext:value-type="float">
            <text:p>1949.8862</text:p>
          </table:table-cell>
        </table:table-row>
        <table:table-row table:style-name="ro1">
          <table:table-cell office:value-type="float" office:value="1454.6281" calcext:value-type="float">
            <text:p>1454.6281</text:p>
          </table:table-cell>
          <table:table-cell office:value-type="float" office:value="2414.5292" calcext:value-type="float">
            <text:p>2414.5292</text:p>
          </table:table-cell>
          <table:table-cell office:value-type="float" office:value="924.3628" calcext:value-type="float">
            <text:p>924.3628</text:p>
          </table:table-cell>
          <table:table-cell office:value-type="float" office:value="652.9035" calcext:value-type="float">
            <text:p>652.9035</text:p>
          </table:table-cell>
          <table:table-cell office:value-type="float" office:value="1952.7573" calcext:value-type="float">
            <text:p>1952.7573</text:p>
          </table:table-cell>
        </table:table-row>
        <table:table-row table:style-name="ro1">
          <table:table-cell office:value-type="float" office:value="1435.8781" calcext:value-type="float">
            <text:p>1435.8781</text:p>
          </table:table-cell>
          <table:table-cell office:value-type="float" office:value="2447.0051" calcext:value-type="float">
            <text:p>2447.0051</text:p>
          </table:table-cell>
          <table:table-cell office:value-type="float" office:value="921.7689" calcext:value-type="float">
            <text:p>921.7689</text:p>
          </table:table-cell>
          <table:table-cell office:value-type="float" office:value="655.1244" calcext:value-type="float">
            <text:p>655.1244</text:p>
          </table:table-cell>
          <table:table-cell office:value-type="float" office:value="1955.7789" calcext:value-type="float">
            <text:p>1955.7789</text:p>
          </table:table-cell>
        </table:table-row>
        <table:table-row table:style-name="ro1">
          <table:table-cell office:value-type="float" office:value="1415.7293" calcext:value-type="float">
            <text:p>1415.7293</text:p>
          </table:table-cell>
          <table:table-cell office:value-type="float" office:value="2478.6323" calcext:value-type="float">
            <text:p>2478.6323</text:p>
          </table:table-cell>
          <table:table-cell office:value-type="float" office:value="919.0482" calcext:value-type="float">
            <text:p>919.0482</text:p>
          </table:table-cell>
          <table:table-cell office:value-type="float" office:value="657.1291" calcext:value-type="float">
            <text:p>657.1291</text:p>
          </table:table-cell>
          <table:table-cell office:value-type="float" office:value="1958.9481" calcext:value-type="float">
            <text:p>1958.9481</text:p>
          </table:table-cell>
        </table:table-row>
        <table:table-row table:style-name="ro1">
          <table:table-cell office:value-type="float" office:value="1394.2202" calcext:value-type="float">
            <text:p>1394.2202</text:p>
          </table:table-cell>
          <table:table-cell office:value-type="float" office:value="2509.3505" calcext:value-type="float">
            <text:p>2509.3505</text:p>
          </table:table-cell>
          <table:table-cell office:value-type="float" office:value="916.021" calcext:value-type="float">
            <text:p>916.021</text:p>
          </table:table-cell>
          <table:table-cell office:value-type="float" office:value="659.292" calcext:value-type="float">
            <text:p>659.292</text:p>
          </table:table-cell>
          <table:table-cell office:value-type="float" office:value="1962.0115" calcext:value-type="float">
            <text:p>1962.0115</text:p>
          </table:table-cell>
        </table:table-row>
        <table:table-row table:style-name="ro1">
          <table:table-cell office:value-type="float" office:value="1371.3917" calcext:value-type="float">
            <text:p>1371.3917</text:p>
          </table:table-cell>
          <table:table-cell office:value-type="float" office:value="2539.1012" calcext:value-type="float">
            <text:p>2539.1012</text:p>
          </table:table-cell>
          <table:table-cell office:value-type="float" office:value="912.8016" calcext:value-type="float">
            <text:p>912.8016</text:p>
          </table:table-cell>
          <table:table-cell office:value-type="float" office:value="661.4183" calcext:value-type="float">
            <text:p>661.4183</text:p>
          </table:table-cell>
          <table:table-cell office:value-type="float" office:value="1965.1004" calcext:value-type="float">
            <text:p>1965.1004</text:p>
          </table:table-cell>
        </table:table-row>
        <table:table-row table:style-name="ro1">
          <table:table-cell office:value-type="float" office:value="1347.2871" calcext:value-type="float">
            <text:p>1347.2871</text:p>
          </table:table-cell>
          <table:table-cell office:value-type="float" office:value="2567.8279" calcext:value-type="float">
            <text:p>2567.8279</text:p>
          </table:table-cell>
          <table:table-cell office:value-type="float" office:value="909.4139" calcext:value-type="float">
            <text:p>909.4139</text:p>
          </table:table-cell>
          <table:table-cell office:value-type="float" office:value="663.4741" calcext:value-type="float">
            <text:p>663.4741</text:p>
          </table:table-cell>
          <table:table-cell office:value-type="float" office:value="1968.2367" calcext:value-type="float">
            <text:p>1968.2367</text:p>
          </table:table-cell>
        </table:table-row>
        <table:table-row table:style-name="ro1">
          <table:table-cell office:value-type="float" office:value="1321.9525" calcext:value-type="float">
            <text:p>1321.9525</text:p>
          </table:table-cell>
          <table:table-cell office:value-type="float" office:value="2595.4758" calcext:value-type="float">
            <text:p>2595.4758</text:p>
          </table:table-cell>
          <table:table-cell office:value-type="float" office:value="905.916" calcext:value-type="float">
            <text:p>905.916</text:p>
          </table:table-cell>
          <table:table-cell office:value-type="float" office:value="665.3219" calcext:value-type="float">
            <text:p>665.3219</text:p>
          </table:table-cell>
          <table:table-cell office:value-type="float" office:value="1971.4998" calcext:value-type="float">
            <text:p>1971.4998</text:p>
          </table:table-cell>
        </table:table-row>
        <table:table-row table:style-name="ro1">
          <table:table-cell office:value-type="float" office:value="1295.436" calcext:value-type="float">
            <text:p>1295.436</text:p>
          </table:table-cell>
          <table:table-cell office:value-type="float" office:value="2621.9923" calcext:value-type="float">
            <text:p>2621.9923</text:p>
          </table:table-cell>
          <table:table-cell office:value-type="float" office:value="902.3158" calcext:value-type="float">
            <text:p>902.3158</text:p>
          </table:table-cell>
          <table:table-cell office:value-type="float" office:value="666.9446" calcext:value-type="float">
            <text:p>666.9446</text:p>
          </table:table-cell>
          <table:table-cell office:value-type="float" office:value="1974.8805" calcext:value-type="float">
            <text:p>1974.8805</text:p>
          </table:table-cell>
        </table:table-row>
        <table:table-row table:style-name="ro1">
          <table:table-cell office:value-type="float" office:value="1267.7881" calcext:value-type="float">
            <text:p>1267.7881</text:p>
          </table:table-cell>
          <table:table-cell office:value-type="float" office:value="2647.327" calcext:value-type="float">
            <text:p>2647.327</text:p>
          </table:table-cell>
          <table:table-cell office:value-type="float" office:value="898.4999" calcext:value-type="float">
            <text:p>898.4999</text:p>
          </table:table-cell>
          <table:table-cell office:value-type="float" office:value="668.6517" calcext:value-type="float">
            <text:p>668.6517</text:p>
          </table:table-cell>
          <table:table-cell office:value-type="float" office:value="1978.2195" calcext:value-type="float">
            <text:p>1978.2195</text:p>
          </table:table-cell>
        </table:table-row>
        <table:table-row table:style-name="ro1">
          <table:table-cell office:value-type="float" office:value="1239.0614" calcext:value-type="float">
            <text:p>1239.0614</text:p>
          </table:table-cell>
          <table:table-cell office:value-type="float" office:value="2671.4315" calcext:value-type="float">
            <text:p>2671.4315</text:p>
          </table:table-cell>
          <table:table-cell office:value-type="float" office:value="894.5231" calcext:value-type="float">
            <text:p>894.5231</text:p>
          </table:table-cell>
          <table:table-cell office:value-type="float" office:value="670.3549" calcext:value-type="float">
            <text:p>670.3549</text:p>
          </table:table-cell>
          <table:table-cell office:value-type="float" office:value="1981.5603" calcext:value-type="float">
            <text:p>1981.5603</text:p>
          </table:table-cell>
        </table:table-row>
        <table:table-row table:style-name="ro1">
          <table:table-cell office:value-type="float" office:value="1209.3107" calcext:value-type="float">
            <text:p>1209.3107</text:p>
          </table:table-cell>
          <table:table-cell office:value-type="float" office:value="2694.26" calcext:value-type="float">
            <text:p>2694.26</text:p>
          </table:table-cell>
          <table:table-cell office:value-type="float" office:value="890.3467" calcext:value-type="float">
            <text:p>890.3467</text:p>
          </table:table-cell>
          <table:table-cell office:value-type="float" office:value="672.3349" calcext:value-type="float">
            <text:p>672.3349</text:p>
          </table:table-cell>
          <table:table-cell office:value-type="float" office:value="1984.745" calcext:value-type="float">
            <text:p>1984.745</text:p>
          </table:table-cell>
        </table:table-row>
        <table:table-row table:style-name="ro1">
          <table:table-cell office:value-type="float" office:value="1178.5925" calcext:value-type="float">
            <text:p>1178.5925</text:p>
          </table:table-cell>
          <table:table-cell office:value-type="float" office:value="2715.7692" calcext:value-type="float">
            <text:p>2715.7692</text:p>
          </table:table-cell>
          <table:table-cell office:value-type="float" office:value="886.0634" calcext:value-type="float">
            <text:p>886.0634</text:p>
          </table:table-cell>
          <table:table-cell office:value-type="float" office:value="674.405" calcext:value-type="float">
            <text:p>674.405</text:p>
          </table:table-cell>
          <table:table-cell office:value-type="float" office:value="1987.8719" calcext:value-type="float">
            <text:p>1987.8719</text:p>
          </table:table-cell>
        </table:table-row>
        <table:table-row table:style-name="ro1">
          <table:table-cell office:value-type="float" office:value="1146.9653" calcext:value-type="float">
            <text:p>1146.9653</text:p>
          </table:table-cell>
          <table:table-cell office:value-type="float" office:value="2735.9179" calcext:value-type="float">
            <text:p>2735.9179</text:p>
          </table:table-cell>
          <table:table-cell office:value-type="float" office:value="881.7143" calcext:value-type="float">
            <text:p>881.7143</text:p>
          </table:table-cell>
          <table:table-cell office:value-type="float" office:value="676.3914" calcext:value-type="float">
            <text:p>676.3914</text:p>
          </table:table-cell>
          <table:table-cell office:value-type="float" office:value="1991.0526" calcext:value-type="float">
            <text:p>1991.0526</text:p>
          </table:table-cell>
        </table:table-row>
        <table:table-row table:style-name="ro1">
          <table:table-cell office:value-type="float" office:value="1114.4894" calcext:value-type="float">
            <text:p>1114.4894</text:p>
          </table:table-cell>
          <table:table-cell office:value-type="float" office:value="2754.6679" calcext:value-type="float">
            <text:p>2754.6679</text:p>
          </table:table-cell>
          <table:table-cell office:value-type="float" office:value="877.3223" calcext:value-type="float">
            <text:p>877.3223</text:p>
          </table:table-cell>
          <table:table-cell office:value-type="float" office:value="678.1164" calcext:value-type="float">
            <text:p>678.1164</text:p>
          </table:table-cell>
          <table:table-cell office:value-type="float" office:value="1994.3822" calcext:value-type="float">
            <text:p>1994.3822</text:p>
          </table:table-cell>
        </table:table-row>
        <table:table-row table:style-name="ro1">
          <table:table-cell office:value-type="float" office:value="1081.2264" calcext:value-type="float">
            <text:p>1081.2264</text:p>
          </table:table-cell>
          <table:table-cell office:value-type="float" office:value="2771.9835" calcext:value-type="float">
            <text:p>2771.9835</text:p>
          </table:table-cell>
          <table:table-cell office:value-type="float" office:value="872.8695" calcext:value-type="float">
            <text:p>872.8695</text:p>
          </table:table-cell>
          <table:table-cell office:value-type="float" office:value="679.8402" calcext:value-type="float">
            <text:p>679.8402</text:p>
          </table:table-cell>
          <table:table-cell office:value-type="float" office:value="1997.7125" calcext:value-type="float">
            <text:p>1997.7125</text:p>
          </table:table-cell>
        </table:table-row>
        <table:table-row table:style-name="ro1">
          <table:table-cell office:value-type="float" office:value="1047.2399" calcext:value-type="float">
            <text:p>1047.2399</text:p>
          </table:table-cell>
          <table:table-cell office:value-type="float" office:value="2787.8316" calcext:value-type="float">
            <text:p>2787.8316</text:p>
          </table:table-cell>
          <table:table-cell office:value-type="float" office:value="868.3908" calcext:value-type="float">
            <text:p>868.3908</text:p>
          </table:table-cell>
          <table:table-cell office:value-type="float" office:value="681.2802" calcext:value-type="float">
            <text:p>681.2802</text:p>
          </table:table-cell>
          <table:table-cell office:value-type="float" office:value="2001.1751" calcext:value-type="float">
            <text:p>2001.1751</text:p>
          </table:table-cell>
        </table:table-row>
        <table:table-row table:style-name="ro1">
          <table:table-cell office:value-type="float" office:value="1012.5944" calcext:value-type="float">
            <text:p>1012.5944</text:p>
          </table:table-cell>
          <table:table-cell office:value-type="float" office:value="2802.1823" calcext:value-type="float">
            <text:p>2802.1823</text:p>
          </table:table-cell>
          <table:table-cell office:value-type="float" office:value="863.8757" calcext:value-type="float">
            <text:p>863.8757</text:p>
          </table:table-cell>
          <table:table-cell office:value-type="float" office:value="682.5967" calcext:value-type="float">
            <text:p>682.5967</text:p>
          </table:table-cell>
          <table:table-cell office:value-type="float" office:value="2004.6864" calcext:value-type="float">
            <text:p>2004.6864</text:p>
          </table:table-cell>
        </table:table-row>
        <table:table-row table:style-name="ro1">
          <table:table-cell office:value-type="float" office:value="977.356" calcext:value-type="float">
            <text:p>977.356</text:p>
          </table:table-cell>
          <table:table-cell office:value-type="float" office:value="2815.008" calcext:value-type="float">
            <text:p>2815.008</text:p>
          </table:table-cell>
          <table:table-cell office:value-type="float" office:value="859.3335" calcext:value-type="float">
            <text:p>859.3335</text:p>
          </table:table-cell>
          <table:table-cell office:value-type="float" office:value="683.7922" calcext:value-type="float">
            <text:p>683.7922</text:p>
          </table:table-cell>
          <table:table-cell office:value-type="float" office:value="2008.2407" calcext:value-type="float">
            <text:p>2008.2407</text:p>
          </table:table-cell>
        </table:table-row>
        <table:table-row table:style-name="ro1">
          <table:table-cell office:value-type="float" office:value="942.7105" calcext:value-type="float">
            <text:p>942.7105</text:p>
          </table:table-cell>
          <table:table-cell office:value-type="float" office:value="2829.3587" calcext:value-type="float">
            <text:p>2829.3587</text:p>
          </table:table-cell>
          <table:table-cell office:value-type="float" office:value="854.7728" calcext:value-type="float">
            <text:p>854.7728</text:p>
          </table:table-cell>
          <table:table-cell office:value-type="float" office:value="684.8959" calcext:value-type="float">
            <text:p>684.8959</text:p>
          </table:table-cell>
          <table:table-cell office:value-type="float" office:value="2011.8246" calcext:value-type="float">
            <text:p>2011.8246</text:p>
          </table:table-cell>
        </table:table-row>
        <table:table-row table:style-name="ro1">
          <table:table-cell office:value-type="float" office:value="908.7239" calcext:value-type="float">
            <text:p>908.7239</text:p>
          </table:table-cell>
          <table:table-cell office:value-type="float" office:value="2845.2068" calcext:value-type="float">
            <text:p>2845.2068</text:p>
          </table:table-cell>
          <table:table-cell office:value-type="float" office:value="853.4733" calcext:value-type="float">
            <text:p>853.4733</text:p>
          </table:table-cell>
          <table:table-cell office:value-type="float" office:value="685.9475" calcext:value-type="float">
            <text:p>685.9475</text:p>
          </table:table-cell>
          <table:table-cell office:value-type="float" office:value="2015.4241" calcext:value-type="float">
            <text:p>2015.4241</text:p>
          </table:table-cell>
        </table:table-row>
        <table:table-row table:style-name="ro1">
          <table:table-cell office:value-type="float" office:value="875.461" calcext:value-type="float">
            <text:p>875.461</text:p>
          </table:table-cell>
          <table:table-cell office:value-type="float" office:value="2862.5224" calcext:value-type="float">
            <text:p>2862.5224</text:p>
          </table:table-cell>
          <table:table-cell office:value-type="float" office:value="855.4341" calcext:value-type="float">
            <text:p>855.4341</text:p>
          </table:table-cell>
          <table:table-cell office:value-type="float" office:value="687.2557" calcext:value-type="float">
            <text:p>687.2557</text:p>
          </table:table-cell>
          <table:table-cell office:value-type="float" office:value="2018.9386" calcext:value-type="float">
            <text:p>2018.9386</text:p>
          </table:table-cell>
        </table:table-row>
        <table:table-row table:style-name="ro1">
          <table:table-cell office:value-type="float" office:value="842.0483" calcext:value-type="float">
            <text:p>842.0483</text:p>
          </table:table-cell>
          <table:table-cell office:value-type="float" office:value="2879.5471" calcext:value-type="float">
            <text:p>2879.5471</text:p>
          </table:table-cell>
          <table:table-cell office:value-type="float" office:value="860.6418" calcext:value-type="float">
            <text:p>860.6418</text:p>
          </table:table-cell>
          <table:table-cell office:value-type="float" office:value="688.7516" calcext:value-type="float">
            <text:p>688.7516</text:p>
          </table:table-cell>
          <table:table-cell office:value-type="float" office:value="2022.3773" calcext:value-type="float">
            <text:p>2022.3773</text:p>
          </table:table-cell>
        </table:table-row>
        <table:table-row table:style-name="ro1">
          <table:table-cell office:value-type="float" office:value="807.9247" calcext:value-type="float">
            <text:p>807.9247</text:p>
          </table:table-cell>
          <table:table-cell office:value-type="float" office:value="2895.0981" calcext:value-type="float">
            <text:p>2895.0981</text:p>
          </table:table-cell>
          <table:table-cell office:value-type="float" office:value="867.1172" calcext:value-type="float">
            <text:p>867.1172</text:p>
          </table:table-cell>
          <table:table-cell office:value-type="float" office:value="690.2289" calcext:value-type="float">
            <text:p>690.2289</text:p>
          </table:table-cell>
          <table:table-cell office:value-type="float" office:value="2025.824" calcext:value-type="float">
            <text:p>2025.824</text:p>
          </table:table-cell>
        </table:table-row>
        <table:table-row table:style-name="ro1">
          <table:table-cell office:value-type="float" office:value="773.1553" calcext:value-type="float">
            <text:p>773.1553</text:p>
          </table:table-cell>
          <table:table-cell office:value-type="float" office:value="2909.1458" calcext:value-type="float">
            <text:p>2909.1458</text:p>
          </table:table-cell>
          <table:table-cell office:value-type="float" office:value="873.6878" calcext:value-type="float">
            <text:p>873.6878</text:p>
          </table:table-cell>
          <table:table-cell office:value-type="float" office:value="691.9857" calcext:value-type="float">
            <text:p>691.9857</text:p>
          </table:table-cell>
          <table:table-cell office:value-type="float" office:value="2029.1371" calcext:value-type="float">
            <text:p>2029.1371</text:p>
          </table:table-cell>
        </table:table-row>
        <table:table-row table:style-name="ro1">
          <table:table-cell office:value-type="float" office:value="737.8063" calcext:value-type="float">
            <text:p>737.8063</text:p>
          </table:table-cell>
          <table:table-cell office:value-type="float" office:value="2921.6636" calcext:value-type="float">
            <text:p>2921.6636</text:p>
          </table:table-cell>
          <table:table-cell office:value-type="float" office:value="880.27" calcext:value-type="float">
            <text:p>880.27</text:p>
          </table:table-cell>
          <table:table-cell office:value-type="float" office:value="693.7075" calcext:value-type="float">
            <text:p>693.7075</text:p>
          </table:table-cell>
          <table:table-cell office:value-type="float" office:value="2032.4684" calcext:value-type="float">
            <text:p>2032.4684</text:p>
          </table:table-cell>
        </table:table-row>
        <table:table-row table:style-name="ro1">
          <table:table-cell office:value-type="float" office:value="701.9448" calcext:value-type="float">
            <text:p>701.9448</text:p>
          </table:table-cell>
          <table:table-cell office:value-type="float" office:value="2932.6275" calcext:value-type="float">
            <text:p>2932.6275</text:p>
          </table:table-cell>
          <table:table-cell office:value-type="float" office:value="886.9676" calcext:value-type="float">
            <text:p>886.9676</text:p>
          </table:table-cell>
          <table:table-cell office:value-type="float" office:value="695.6095" calcext:value-type="float">
            <text:p>695.6095</text:p>
          </table:table-cell>
          <table:table-cell office:value-type="float" office:value="2035.7003" calcext:value-type="float">
            <text:p>2035.7003</text:p>
          </table:table-cell>
        </table:table-row>
        <table:table-row table:style-name="ro1">
          <table:table-cell office:value-type="float" office:value="665.6393" calcext:value-type="float">
            <text:p>665.6393</text:p>
          </table:table-cell>
          <table:table-cell office:value-type="float" office:value="2942.0168" calcext:value-type="float">
            <text:p>2942.0168</text:p>
          </table:table-cell>
          <table:table-cell office:value-type="float" office:value="893.7811" calcext:value-type="float">
            <text:p>893.7811</text:p>
          </table:table-cell>
          <table:table-cell office:value-type="float" office:value="697.634" calcext:value-type="float">
            <text:p>697.634</text:p>
          </table:table-cell>
          <table:table-cell office:value-type="float" office:value="2038.8568" calcext:value-type="float">
            <text:p>2038.8568</text:p>
          </table:table-cell>
        </table:table-row>
        <table:table-row table:style-name="ro1">
          <table:table-cell office:value-type="float" office:value="628.9588" calcext:value-type="float">
            <text:p>628.9588</text:p>
          </table:table-cell>
          <table:table-cell office:value-type="float" office:value="2949.8134" calcext:value-type="float">
            <text:p>2949.8134</text:p>
          </table:table-cell>
          <table:table-cell office:value-type="float" office:value="900.4788" calcext:value-type="float">
            <text:p>900.4788</text:p>
          </table:table-cell>
          <table:table-cell office:value-type="float" office:value="699.3892" calcext:value-type="float">
            <text:p>699.3892</text:p>
          </table:table-cell>
          <table:table-cell office:value-type="float" office:value="2042.1707" calcext:value-type="float">
            <text:p>2042.1707</text:p>
          </table:table-cell>
        </table:table-row>
        <table:table-row table:style-name="ro1">
          <table:table-cell office:value-type="float" office:value="591.9731" calcext:value-type="float">
            <text:p>591.9731</text:p>
          </table:table-cell>
          <table:table-cell office:value-type="float" office:value="2956.0027" calcext:value-type="float">
            <text:p>2956.0027</text:p>
          </table:table-cell>
          <table:table-cell office:value-type="float" office:value="907.2669" calcext:value-type="float">
            <text:p>907.2669</text:p>
          </table:table-cell>
          <table:table-cell office:value-type="float" office:value="701.2426" calcext:value-type="float">
            <text:p>701.2426</text:p>
          </table:table-cell>
          <table:table-cell office:value-type="float" office:value="2045.4307" calcext:value-type="float">
            <text:p>2045.4307</text:p>
          </table:table-cell>
        </table:table-row>
        <table:table-row table:style-name="ro1">
          <table:table-cell office:value-type="float" office:value="554.7526" calcext:value-type="float">
            <text:p>554.7526</text:p>
          </table:table-cell>
          <table:table-cell office:value-type="float" office:value="2960.5728" calcext:value-type="float">
            <text:p>2960.5728</text:p>
          </table:table-cell>
          <table:table-cell office:value-type="float" office:value="914.0008" calcext:value-type="float">
            <text:p>914.0008</text:p>
          </table:table-cell>
          <table:table-cell office:value-type="float" office:value="702.9581" calcext:value-type="float">
            <text:p>702.9581</text:p>
          </table:table-cell>
          <table:table-cell office:value-type="float" office:value="2048.7653" calcext:value-type="float">
            <text:p>2048.7653</text:p>
          </table:table-cell>
        </table:table-row>
        <table:table-row table:style-name="ro1">
          <table:table-cell office:value-type="float" office:value="517.3682" calcext:value-type="float">
            <text:p>517.3682</text:p>
          </table:table-cell>
          <table:table-cell office:value-type="float" office:value="2963.515" calcext:value-type="float">
            <text:p>2963.515</text:p>
          </table:table-cell>
          <table:table-cell office:value-type="float" office:value="920.8127" calcext:value-type="float">
            <text:p>920.8127</text:p>
          </table:table-cell>
          <table:table-cell office:value-type="float" office:value="704.7502" calcext:value-type="float">
            <text:p>704.7502</text:p>
          </table:table-cell>
          <table:table-cell office:value-type="float" office:value="2052.0593" calcext:value-type="float">
            <text:p>2052.0593</text:p>
          </table:table-cell>
        </table:table-row>
        <table:table-row table:style-name="ro1">
          <table:table-cell office:value-type="float" office:value="479.891" calcext:value-type="float">
            <text:p>479.891</text:p>
          </table:table-cell>
          <table:table-cell office:value-type="float" office:value="2964.8238" calcext:value-type="float">
            <text:p>2964.8238</text:p>
          </table:table-cell>
          <table:table-cell office:value-type="float" office:value="927.729" calcext:value-type="float">
            <text:p>927.729</text:p>
          </table:table-cell>
          <table:table-cell office:value-type="float" office:value="706.6398" calcext:value-type="float">
            <text:p>706.6398</text:p>
          </table:table-cell>
          <table:table-cell office:value-type="float" office:value="2055.2985" calcext:value-type="float">
            <text:p>2055.2985</text:p>
          </table:table-cell>
        </table:table-row>
        <table:table-row table:style-name="ro1">
          <table:table-cell office:value-type="float" office:value="442.3925" calcext:value-type="float">
            <text:p>442.3925</text:p>
          </table:table-cell>
          <table:table-cell office:value-type="float" office:value="2964.4965" calcext:value-type="float">
            <text:p>2964.4965</text:p>
          </table:table-cell>
          <table:table-cell office:value-type="float" office:value="934.6312" calcext:value-type="float">
            <text:p>934.6312</text:p>
          </table:table-cell>
          <table:table-cell office:value-type="float" office:value="708.4659" calcext:value-type="float">
            <text:p>708.4659</text:p>
          </table:table-cell>
          <table:table-cell office:value-type="float" office:value="2058.5738" calcext:value-type="float">
            <text:p>2058.5738</text:p>
          </table:table-cell>
        </table:table-row>
        <table:table-row table:style-name="ro1">
          <table:table-cell office:value-type="float" office:value="404.9439" calcext:value-type="float">
            <text:p>404.9439</text:p>
          </table:table-cell>
          <table:table-cell office:value-type="float" office:value="2962.5339" calcext:value-type="float">
            <text:p>2962.5339</text:p>
          </table:table-cell>
          <table:table-cell office:value-type="float" office:value="941.6748" calcext:value-type="float">
            <text:p>941.6748</text:p>
          </table:table-cell>
          <table:table-cell office:value-type="float" office:value="710.4233" calcext:value-type="float">
            <text:p>710.4233</text:p>
          </table:table-cell>
          <table:table-cell office:value-type="float" office:value="2061.7724" calcext:value-type="float">
            <text:p>2061.7724</text:p>
          </table:table-cell>
        </table:table-row>
        <table:table-row table:style-name="ro1">
          <table:table-cell office:value-type="float" office:value="367.6165" calcext:value-type="float">
            <text:p>367.6165</text:p>
          </table:table-cell>
          <table:table-cell office:value-type="float" office:value="2958.9397" calcext:value-type="float">
            <text:p>2958.9397</text:p>
          </table:table-cell>
          <table:table-cell office:value-type="float" office:value="948.7361" calcext:value-type="float">
            <text:p>948.7361</text:p>
          </table:table-cell>
          <table:table-cell office:value-type="float" office:value="712.3593" calcext:value-type="float">
            <text:p>712.3593</text:p>
          </table:table-cell>
          <table:table-cell office:value-type="float" office:value="2064.984" calcext:value-type="float">
            <text:p>2064.984</text:p>
          </table:table-cell>
        </table:table-row>
        <table:table-row table:style-name="ro1">
          <table:table-cell office:value-type="float" office:value="330.4814" calcext:value-type="float">
            <text:p>330.4814</text:p>
          </table:table-cell>
          <table:table-cell office:value-type="float" office:value="2953.7207" calcext:value-type="float">
            <text:p>2953.7207</text:p>
          </table:table-cell>
          <table:table-cell office:value-type="float" office:value="955.9996" calcext:value-type="float">
            <text:p>955.9996</text:p>
          </table:table-cell>
          <table:table-cell office:value-type="float" office:value="714.4717" calcext:value-type="float">
            <text:p>714.4717</text:p>
          </table:table-cell>
          <table:table-cell office:value-type="float" office:value="2068.0825" calcext:value-type="float">
            <text:p>2068.0825</text:p>
          </table:table-cell>
        </table:table-row>
        <table:table-row table:style-name="ro1">
          <table:table-cell office:value-type="float" office:value="293.6094" calcext:value-type="float">
            <text:p>293.6094</text:p>
          </table:table-cell>
          <table:table-cell office:value-type="float" office:value="2946.8869" calcext:value-type="float">
            <text:p>2946.8869</text:p>
          </table:table-cell>
          <table:table-cell office:value-type="float" office:value="963.0872" calcext:value-type="float">
            <text:p>963.0872</text:p>
          </table:table-cell>
          <table:table-cell office:value-type="float" office:value="716.3643" calcext:value-type="float">
            <text:p>716.3643</text:p>
          </table:table-cell>
          <table:table-cell office:value-type="float" office:value="2071.3198" calcext:value-type="float">
            <text:p>2071.3198</text:p>
          </table:table-cell>
        </table:table-row>
        <table:table-row table:style-name="ro1">
          <table:table-cell office:value-type="float" office:value="257.0705" calcext:value-type="float">
            <text:p>257.0705</text:p>
          </table:table-cell>
          <table:table-cell office:value-type="float" office:value="2938.4512" calcext:value-type="float">
            <text:p>2938.4512</text:p>
          </table:table-cell>
          <table:table-cell office:value-type="float" office:value="970.2472" calcext:value-type="float">
            <text:p>970.2472</text:p>
          </table:table-cell>
          <table:table-cell office:value-type="float" office:value="718.3072" calcext:value-type="float">
            <text:p>718.3072</text:p>
          </table:table-cell>
          <table:table-cell office:value-type="float" office:value="2074.5272" calcext:value-type="float">
            <text:p>2074.5272</text:p>
          </table:table-cell>
        </table:table-row>
        <table:table-row table:style-name="ro1">
          <table:table-cell office:value-type="float" office:value="220.9344" calcext:value-type="float">
            <text:p>220.9344</text:p>
          </table:table-cell>
          <table:table-cell office:value-type="float" office:value="2928.4298" calcext:value-type="float">
            <text:p>2928.4298</text:p>
          </table:table-cell>
          <table:table-cell office:value-type="float" office:value="977.6782" calcext:value-type="float">
            <text:p>977.6782</text:p>
          </table:table-cell>
          <table:table-cell office:value-type="float" office:value="720.4862" calcext:value-type="float">
            <text:p>720.4862</text:p>
          </table:table-cell>
          <table:table-cell office:value-type="float" office:value="2077.5792" calcext:value-type="float">
            <text:p>2077.5792</text:p>
          </table:table-cell>
        </table:table-row>
        <table:table-row table:style-name="ro1">
          <table:table-cell office:value-type="float" office:value="185.2697" calcext:value-type="float">
            <text:p>185.2697</text:p>
          </table:table-cell>
          <table:table-cell office:value-type="float" office:value="2916.8417" calcext:value-type="float">
            <text:p>2916.8417</text:p>
          </table:table-cell>
          <table:table-cell office:value-type="float" office:value="985.2866" calcext:value-type="float">
            <text:p>985.2866</text:p>
          </table:table-cell>
          <table:table-cell office:value-type="float" office:value="722.7945" calcext:value-type="float">
            <text:p>722.7945</text:p>
          </table:table-cell>
          <table:table-cell office:value-type="float" office:value="2080.5346" calcext:value-type="float">
            <text:p>2080.5346</text:p>
          </table:table-cell>
        </table:table-row>
        <table:table-row table:style-name="ro1">
          <table:table-cell office:value-type="float" office:value="150.1445" calcext:value-type="float">
            <text:p>150.1445</text:p>
          </table:table-cell>
          <table:table-cell office:value-type="float" office:value="2903.7089" calcext:value-type="float">
            <text:p>2903.7089</text:p>
          </table:table-cell>
          <table:table-cell office:value-type="float" office:value="992.6677" calcext:value-type="float">
            <text:p>992.6677</text:p>
          </table:table-cell>
          <table:table-cell office:value-type="float" office:value="724.8817" calcext:value-type="float">
            <text:p>724.8817</text:p>
          </table:table-cell>
          <table:table-cell office:value-type="float" office:value="2083.6501" calcext:value-type="float">
            <text:p>2083.6501</text:p>
          </table:table-cell>
        </table:table-row>
        <table:table-row table:style-name="ro1">
          <table:table-cell office:value-type="float" office:value="115.6256" calcext:value-type="float">
            <text:p>115.6256</text:p>
          </table:table-cell>
          <table:table-cell office:value-type="float" office:value="2889.0565" calcext:value-type="float">
            <text:p>2889.0565</text:p>
          </table:table-cell>
          <table:table-cell office:value-type="float" office:value="1000.3199" calcext:value-type="float">
            <text:p>1000.3199</text:p>
          </table:table-cell>
          <table:table-cell office:value-type="float" office:value="727.1902" calcext:value-type="float">
            <text:p>727.1902</text:p>
          </table:table-cell>
          <table:table-cell office:value-type="float" office:value="2086.6053" calcext:value-type="float">
            <text:p>2086.6053</text:p>
          </table:table-cell>
        </table:table-row>
        <table:table-row table:style-name="ro1">
          <table:table-cell office:value-type="float" office:value="81.7787" calcext:value-type="float">
            <text:p>81.7787</text:p>
          </table:table-cell>
          <table:table-cell office:value-type="float" office:value="2872.9123" calcext:value-type="float">
            <text:p>2872.9123</text:p>
          </table:table-cell>
          <table:table-cell office:value-type="float" office:value="1007.9284" calcext:value-type="float">
            <text:p>1007.9284</text:p>
          </table:table-cell>
          <table:table-cell office:value-type="float" office:value="729.4521" calcext:value-type="float">
            <text:p>729.4521</text:p>
          </table:table-cell>
          <table:table-cell office:value-type="float" office:value="2089.5963" calcext:value-type="float">
            <text:p>2089.5963</text:p>
          </table:table-cell>
        </table:table-row>
        <table:table-row table:style-name="ro1">
          <table:table-cell office:value-type="float" office:value="48.6681" calcext:value-type="float">
            <text:p>48.6681</text:p>
          </table:table-cell>
          <table:table-cell office:value-type="float" office:value="2855.3071" calcext:value-type="float">
            <text:p>2855.3071</text:p>
          </table:table-cell>
          <table:table-cell office:value-type="float" office:value="1015.4968" calcext:value-type="float">
            <text:p>1015.4968</text:p>
          </table:table-cell>
          <table:table-cell office:value-type="float" office:value="731.6778" calcext:value-type="float">
            <text:p>731.6778</text:p>
          </table:table-cell>
          <table:table-cell office:value-type="float" office:value="2092.6144" calcext:value-type="float">
            <text:p>2092.6144</text:p>
          </table:table-cell>
        </table:table-row>
        <table:table-row table:style-name="ro1">
          <table:table-cell office:value-type="float" office:value="16.357" calcext:value-type="float">
            <text:p>16.357</text:p>
          </table:table-cell>
          <table:table-cell office:value-type="float" office:value="2836.2744" calcext:value-type="float">
            <text:p>2836.2744</text:p>
          </table:table-cell>
          <table:table-cell office:value-type="float" office:value="1023.3563" calcext:value-type="float">
            <text:p>1023.3563</text:p>
          </table:table-cell>
          <table:table-cell office:value-type="float" office:value="734.1373" calcext:value-type="float">
            <text:p>734.1373</text:p>
          </table:table-cell>
          <table:table-cell office:value-type="float" office:value="2095.4452" calcext:value-type="float">
            <text:p>2095.4452</text:p>
          </table:table-cell>
        </table:table-row>
        <table:table-row table:style-name="ro1">
          <table:table-cell office:value-type="float" office:value="-15.0931" calcext:value-type="float">
            <text:p>-15.0931</text:p>
          </table:table-cell>
          <table:table-cell office:value-type="float" office:value="2815.8505" calcext:value-type="float">
            <text:p>2815.8505</text:p>
          </table:table-cell>
          <table:table-cell office:value-type="float" office:value="1031.4734" calcext:value-type="float">
            <text:p>1031.4734</text:p>
          </table:table-cell>
          <table:table-cell office:value-type="float" office:value="736.792" calcext:value-type="float">
            <text:p>736.792</text:p>
          </table:table-cell>
          <table:table-cell office:value-type="float" office:value="2098.0937" calcext:value-type="float">
            <text:p>2098.0937</text:p>
          </table:table-cell>
        </table:table-row>
        <table:table-row table:style-name="ro1">
          <table:table-cell office:value-type="float" office:value="-45.6225" calcext:value-type="float">
            <text:p>-45.6225</text:p>
          </table:table-cell>
          <table:table-cell office:value-type="float" office:value="2794.0741" calcext:value-type="float">
            <text:p>2794.0741</text:p>
          </table:table-cell>
          <table:table-cell office:value-type="float" office:value="1039.5408" calcext:value-type="float">
            <text:p>1039.5408</text:p>
          </table:table-cell>
          <table:table-cell office:value-type="float" office:value="739.4246" calcext:value-type="float">
            <text:p>739.4246</text:p>
          </table:table-cell>
          <table:table-cell office:value-type="float" office:value="2100.7643" calcext:value-type="float">
            <text:p>2100.7643</text:p>
          </table:table-cell>
        </table:table-row>
        <table:table-row table:style-name="ro1">
          <table:table-cell office:value-type="float" office:value="-75.1729" calcext:value-type="float">
            <text:p>-75.1729</text:p>
          </table:table-cell>
          <table:table-cell office:value-type="float" office:value="2770.9868" calcext:value-type="float">
            <text:p>2770.9868</text:p>
          </table:table-cell>
          <table:table-cell office:value-type="float" office:value="1047.4186" calcext:value-type="float">
            <text:p>1047.4186</text:p>
          </table:table-cell>
          <table:table-cell office:value-type="float" office:value="741.9405" calcext:value-type="float">
            <text:p>741.9405</text:p>
          </table:table-cell>
          <table:table-cell office:value-type="float" office:value="2103.5451" calcext:value-type="float">
            <text:p>2103.5451</text:p>
          </table:table-cell>
        </table:table-row>
        <table:table-row table:style-name="ro1">
          <table:table-cell office:value-type="float" office:value="-103.6881" calcext:value-type="float">
            <text:p>-103.6881</text:p>
          </table:table-cell>
          <table:table-cell office:value-type="float" office:value="2746.6325" calcext:value-type="float">
            <text:p>2746.6325</text:p>
          </table:table-cell>
          <table:table-cell office:value-type="float" office:value="1055.0682" calcext:value-type="float">
            <text:p>1055.0682</text:p>
          </table:table-cell>
          <table:table-cell office:value-type="float" office:value="744.3136" calcext:value-type="float">
            <text:p>744.3136</text:p>
          </table:table-cell>
          <table:table-cell office:value-type="float" office:value="2106.4487" calcext:value-type="float">
            <text:p>2106.4487</text:p>
          </table:table-cell>
        </table:table-row>
        <table:table-row table:style-name="ro1">
          <table:table-cell office:value-type="float" office:value="-131.1138" calcext:value-type="float">
            <text:p>-131.1138</text:p>
          </table:table-cell>
          <table:table-cell office:value-type="float" office:value="2721.0575" calcext:value-type="float">
            <text:p>2721.0575</text:p>
          </table:table-cell>
          <table:table-cell office:value-type="float" office:value="1062.867" calcext:value-type="float">
            <text:p>1062.867</text:p>
          </table:table-cell>
          <table:table-cell office:value-type="float" office:value="746.8378" calcext:value-type="float">
            <text:p>746.8378</text:p>
          </table:table-cell>
          <table:table-cell office:value-type="float" office:value="2109.222" calcext:value-type="float">
            <text:p>2109.222</text:p>
          </table:table-cell>
        </table:table-row>
        <table:table-row table:style-name="ro1">
          <table:table-cell office:value-type="float" office:value="-157.3979" calcext:value-type="float">
            <text:p>-157.3979</text:p>
          </table:table-cell>
          <table:table-cell office:value-type="float" office:value="2694.3107" calcext:value-type="float">
            <text:p>2694.3107</text:p>
          </table:table-cell>
          <table:table-cell office:value-type="float" office:value="1070.7158" calcext:value-type="float">
            <text:p>1070.7158</text:p>
          </table:table-cell>
          <table:table-cell office:value-type="float" office:value="749.4439" calcext:value-type="float">
            <text:p>749.4439</text:p>
          </table:table-cell>
          <table:table-cell office:value-type="float" office:value="2111.9184" calcext:value-type="float">
            <text:p>2111.9184</text:p>
          </table:table-cell>
        </table:table-row>
        <table:table-row table:style-name="ro1">
          <table:table-cell office:value-type="float" office:value="-182.4903" calcext:value-type="float">
            <text:p>-182.4903</text:p>
          </table:table-cell>
          <table:table-cell office:value-type="float" office:value="2666.4427" calcext:value-type="float">
            <text:p>2666.4427</text:p>
          </table:table-cell>
          <table:table-cell office:value-type="float" office:value="1078.2492" calcext:value-type="float">
            <text:p>1078.2492</text:p>
          </table:table-cell>
          <table:table-cell office:value-type="float" office:value="751.8682" calcext:value-type="float">
            <text:p>751.8682</text:p>
          </table:table-cell>
          <table:table-cell office:value-type="float" office:value="2114.7794" calcext:value-type="float">
            <text:p>2114.7794</text:p>
          </table:table-cell>
        </table:table-row>
        <table:table-row table:style-name="ro1">
          <table:table-cell office:value-type="float" office:value="-206.3433" calcext:value-type="float">
            <text:p>-206.3433</text:p>
          </table:table-cell>
          <table:table-cell office:value-type="float" office:value="2637.5068" calcext:value-type="float">
            <text:p>2637.5068</text:p>
          </table:table-cell>
          <table:table-cell office:value-type="float" office:value="1085.7742" calcext:value-type="float">
            <text:p>1085.7742</text:p>
          </table:table-cell>
          <table:table-cell office:value-type="float" office:value="754.349" calcext:value-type="float">
            <text:p>754.349</text:p>
          </table:table-cell>
          <table:table-cell office:value-type="float" office:value="2117.5915" calcext:value-type="float">
            <text:p>2117.5915</text:p>
          </table:table-cell>
        </table:table-row>
        <table:table-row table:style-name="ro1">
          <table:table-cell office:value-type="float" office:value="-228.9113" calcext:value-type="float">
            <text:p>-228.9113</text:p>
          </table:table-cell>
          <table:table-cell office:value-type="float" office:value="2607.558" calcext:value-type="float">
            <text:p>2607.558</text:p>
          </table:table-cell>
          <table:table-cell office:value-type="float" office:value="1092.975" calcext:value-type="float">
            <text:p>1092.975</text:p>
          </table:table-cell>
          <table:table-cell office:value-type="float" office:value="756.6488" calcext:value-type="float">
            <text:p>756.6488</text:p>
          </table:table-cell>
          <table:table-cell office:value-type="float" office:value="2120.5535" calcext:value-type="float">
            <text:p>2120.5535</text:p>
          </table:table-cell>
        </table:table-row>
        <table:table-row table:style-name="ro1">
          <table:table-cell office:value-type="float" office:value="-250.1516" calcext:value-type="float">
            <text:p>-250.1516</text:p>
          </table:table-cell>
          <table:table-cell office:value-type="float" office:value="2576.6532" calcext:value-type="float">
            <text:p>2576.6532</text:p>
          </table:table-cell>
          <table:table-cell office:value-type="float" office:value="1099.8157" calcext:value-type="float">
            <text:p>1099.8157</text:p>
          </table:table-cell>
          <table:table-cell office:value-type="float" office:value="758.7355" calcext:value-type="float">
            <text:p>758.7355</text:p>
          </table:table-cell>
          <table:table-cell office:value-type="float" office:value="2123.6693" calcext:value-type="float">
            <text:p>2123.6693</text:p>
          </table:table-cell>
        </table:table-row>
        <table:table-row table:style-name="ro1">
          <table:table-cell office:value-type="float" office:value="-270.0235" calcext:value-type="float">
            <text:p>-270.0235</text:p>
          </table:table-cell>
          <table:table-cell office:value-type="float" office:value="2544.8514" calcext:value-type="float">
            <text:p>2544.8514</text:p>
          </table:table-cell>
          <table:table-cell office:value-type="float" office:value="1106.2593" calcext:value-type="float">
            <text:p>1106.2593</text:p>
          </table:table-cell>
          <table:table-cell office:value-type="float" office:value="760.5737" calcext:value-type="float">
            <text:p>760.5737</text:p>
          </table:table-cell>
          <table:table-cell office:value-type="float" office:value="2126.9379" calcext:value-type="float">
            <text:p>2126.9379</text:p>
          </table:table-cell>
        </table:table-row>
        <table:table-row table:style-name="ro1">
          <table:table-cell office:value-type="float" office:value="-288.4894" calcext:value-type="float">
            <text:p>-288.4894</text:p>
          </table:table-cell>
          <table:table-cell office:value-type="float" office:value="2512.2131" calcext:value-type="float">
            <text:p>2512.2131</text:p>
          </table:table-cell>
          <table:table-cell office:value-type="float" office:value="1112.8822" calcext:value-type="float">
            <text:p>1112.8822</text:p>
          </table:table-cell>
          <table:table-cell office:value-type="float" office:value="762.6655" calcext:value-type="float">
            <text:p>762.6655</text:p>
          </table:table-cell>
          <table:table-cell office:value-type="float" office:value="2130.0502" calcext:value-type="float">
            <text:p>2130.0502</text:p>
          </table:table-cell>
        </table:table-row>
        <table:table-row table:style-name="ro1">
          <table:table-cell office:value-type="float" office:value="-305.5141" calcext:value-type="float">
            <text:p>-305.5141</text:p>
          </table:table-cell>
          <table:table-cell office:value-type="float" office:value="2478.8004" calcext:value-type="float">
            <text:p>2478.8004</text:p>
          </table:table-cell>
          <table:table-cell office:value-type="float" office:value="1119.579" calcext:value-type="float">
            <text:p>1119.579</text:p>
          </table:table-cell>
          <table:table-cell office:value-type="float" office:value="764.9269" calcext:value-type="float">
            <text:p>764.9269</text:p>
          </table:table-cell>
          <table:table-cell office:value-type="float" office:value="2133.0416" calcext:value-type="float">
            <text:p>2133.0416</text:p>
          </table:table-cell>
        </table:table-row>
        <table:table-row table:style-name="ro1">
          <table:table-cell office:value-type="float" office:value="-321.0651" calcext:value-type="float">
            <text:p>-321.0651</text:p>
          </table:table-cell>
          <table:table-cell office:value-type="float" office:value="2444.6768" calcext:value-type="float">
            <text:p>2444.6768</text:p>
          </table:table-cell>
          <table:table-cell office:value-type="float" office:value="1125.8708" calcext:value-type="float">
            <text:p>1125.8708</text:p>
          </table:table-cell>
          <table:table-cell office:value-type="float" office:value="766.9618" calcext:value-type="float">
            <text:p>766.9618</text:p>
          </table:table-cell>
          <table:table-cell office:value-type="float" office:value="2136.1916" calcext:value-type="float">
            <text:p>2136.1916</text:p>
          </table:table-cell>
        </table:table-row>
        <table:table-row table:style-name="ro1">
          <table:table-cell office:value-type="float" office:value="-335.1128" calcext:value-type="float">
            <text:p>-335.1128</text:p>
          </table:table-cell>
          <table:table-cell office:value-type="float" office:value="2409.9074" calcext:value-type="float">
            <text:p>2409.9074</text:p>
          </table:table-cell>
          <table:table-cell office:value-type="float" office:value="1132.0964" calcext:value-type="float">
            <text:p>1132.0964</text:p>
          </table:table-cell>
          <table:table-cell office:value-type="float" office:value="769.0655" calcext:value-type="float">
            <text:p>769.0655</text:p>
          </table:table-cell>
          <table:table-cell office:value-type="float" office:value="2139.2959" calcext:value-type="float">
            <text:p>2139.2959</text:p>
          </table:table-cell>
        </table:table-row>
        <table:table-row table:style-name="ro1">
          <table:table-cell office:value-type="float" office:value="-347.6306" calcext:value-type="float">
            <text:p>-347.6306</text:p>
          </table:table-cell>
          <table:table-cell office:value-type="float" office:value="2374.5584" calcext:value-type="float">
            <text:p>2374.5584</text:p>
          </table:table-cell>
          <table:table-cell office:value-type="float" office:value="1137.9038" calcext:value-type="float">
            <text:p>1137.9038</text:p>
          </table:table-cell>
          <table:table-cell office:value-type="float" office:value="770.9356" calcext:value-type="float">
            <text:p>770.9356</text:p>
          </table:table-cell>
          <table:table-cell office:value-type="float" office:value="2142.5463" calcext:value-type="float">
            <text:p>2142.5463</text:p>
          </table:table-cell>
        </table:table-row>
        <table:table-row table:style-name="ro1">
          <table:table-cell office:value-type="float" office:value="-358.5945" calcext:value-type="float">
            <text:p>-358.5945</text:p>
          </table:table-cell>
          <table:table-cell office:value-type="float" office:value="2338.6969" calcext:value-type="float">
            <text:p>2338.6969</text:p>
          </table:table-cell>
          <table:table-cell office:value-type="float" office:value="1143.6806" calcext:value-type="float">
            <text:p>1143.6806</text:p>
          </table:table-cell>
          <table:table-cell office:value-type="float" office:value="772.9234" calcext:value-type="float">
            <text:p>772.9234</text:p>
          </table:table-cell>
          <table:table-cell office:value-type="float" office:value="2145.7261" calcext:value-type="float">
            <text:p>2145.7261</text:p>
          </table:table-cell>
        </table:table-row>
        <table:table-row table:style-name="ro1">
          <table:table-cell office:value-type="float" office:value="-367.9838" calcext:value-type="float">
            <text:p>-367.9838</text:p>
          </table:table-cell>
          <table:table-cell office:value-type="float" office:value="2302.3914" calcext:value-type="float">
            <text:p>2302.3914</text:p>
          </table:table-cell>
          <table:table-cell office:value-type="float" office:value="1149.1615" calcext:value-type="float">
            <text:p>1149.1615</text:p>
          </table:table-cell>
          <table:table-cell office:value-type="float" office:value="774.7975" calcext:value-type="float">
            <text:p>774.7975</text:p>
          </table:table-cell>
          <table:table-cell office:value-type="float" office:value="2148.9742" calcext:value-type="float">
            <text:p>2148.9742</text:p>
          </table:table-cell>
        </table:table-row>
        <table:table-row table:style-name="ro1">
          <table:table-cell office:value-type="float" office:value="-375.7804" calcext:value-type="float">
            <text:p>-375.7804</text:p>
          </table:table-cell>
          <table:table-cell office:value-type="float" office:value="2265.7109" calcext:value-type="float">
            <text:p>2265.7109</text:p>
          </table:table-cell>
          <table:table-cell office:value-type="float" office:value="1154.4439" calcext:value-type="float">
            <text:p>1154.4439</text:p>
          </table:table-cell>
          <table:table-cell office:value-type="float" office:value="776.6529" calcext:value-type="float">
            <text:p>776.6529</text:p>
          </table:table-cell>
          <table:table-cell office:value-type="float" office:value="2152.233" calcext:value-type="float">
            <text:p>2152.233</text:p>
          </table:table-cell>
        </table:table-row>
        <table:table-row table:style-name="ro1">
          <table:table-cell office:value-type="float" office:value="-381.9697" calcext:value-type="float">
            <text:p>-381.9697</text:p>
          </table:table-cell>
          <table:table-cell office:value-type="float" office:value="2228.7251" calcext:value-type="float">
            <text:p>2228.7251</text:p>
          </table:table-cell>
          <table:table-cell office:value-type="float" office:value="1159.5044" calcext:value-type="float">
            <text:p>1159.5044</text:p>
          </table:table-cell>
          <table:table-cell office:value-type="float" office:value="778.4753" calcext:value-type="float">
            <text:p>778.4753</text:p>
          </table:table-cell>
          <table:table-cell office:value-type="float" office:value="2155.5104" calcext:value-type="float">
            <text:p>2155.5104</text:p>
          </table:table-cell>
        </table:table-row>
        <table:table-row table:style-name="ro1">
          <table:table-cell office:value-type="float" office:value="-386.5398" calcext:value-type="float">
            <text:p>-386.5398</text:p>
          </table:table-cell>
          <table:table-cell office:value-type="float" office:value="2191.5047" calcext:value-type="float">
            <text:p>2191.5047</text:p>
          </table:table-cell>
          <table:table-cell office:value-type="float" office:value="1164.521" calcext:value-type="float">
            <text:p>1164.521</text:p>
          </table:table-cell>
          <table:table-cell office:value-type="float" office:value="780.4441" calcext:value-type="float">
            <text:p>780.4441</text:p>
          </table:table-cell>
          <table:table-cell office:value-type="float" office:value="2158.702" calcext:value-type="float">
            <text:p>2158.702</text:p>
          </table:table-cell>
        </table:table-row>
        <table:table-row table:style-name="ro1">
          <table:table-cell office:value-type="float" office:value="-389.482" calcext:value-type="float">
            <text:p>-389.482</text:p>
          </table:table-cell>
          <table:table-cell office:value-type="float" office:value="2154.1203" calcext:value-type="float">
            <text:p>2154.1203</text:p>
          </table:table-cell>
          <table:table-cell office:value-type="float" office:value="1169.206" calcext:value-type="float">
            <text:p>1169.206</text:p>
          </table:table-cell>
          <table:table-cell office:value-type="float" office:value="782.293" calcext:value-type="float">
            <text:p>782.293</text:p>
          </table:table-cell>
          <table:table-cell office:value-type="float" office:value="2161.9646" calcext:value-type="float">
            <text:p>2161.9646</text:p>
          </table:table-cell>
        </table:table-row>
        <table:table-row table:style-name="ro1">
          <table:table-cell office:value-type="float" office:value="-390.7908" calcext:value-type="float">
            <text:p>-390.7908</text:p>
          </table:table-cell>
          <table:table-cell office:value-type="float" office:value="2116.6431" calcext:value-type="float">
            <text:p>2116.6431</text:p>
          </table:table-cell>
          <table:table-cell office:value-type="float" office:value="1173.7018" calcext:value-type="float">
            <text:p>1173.7018</text:p>
          </table:table-cell>
          <table:table-cell office:value-type="float" office:value="784.1673" calcext:value-type="float">
            <text:p>784.1673</text:p>
          </table:table-cell>
          <table:table-cell office:value-type="float" office:value="2165.2126" calcext:value-type="float">
            <text:p>2165.2126</text:p>
          </table:table-cell>
        </table:table-row>
        <table:table-row table:style-name="ro1">
          <table:table-cell office:value-type="float" office:value="-390.4635" calcext:value-type="float">
            <text:p>-390.4635</text:p>
          </table:table-cell>
          <table:table-cell office:value-type="float" office:value="2079.1445" calcext:value-type="float">
            <text:p>2079.1445</text:p>
          </table:table-cell>
          <table:table-cell office:value-type="float" office:value="1177.8885" calcext:value-type="float">
            <text:p>1177.8885</text:p>
          </table:table-cell>
          <table:table-cell office:value-type="float" office:value="785.9553" calcext:value-type="float">
            <text:p>785.9553</text:p>
          </table:table-cell>
          <table:table-cell office:value-type="float" office:value="2168.5089" calcext:value-type="float">
            <text:p>2168.5089</text:p>
          </table:table-cell>
        </table:table-row>
        <table:table-row table:style-name="ro1">
          <table:table-cell office:value-type="float" office:value="-388.5009" calcext:value-type="float">
            <text:p>-388.5009</text:p>
          </table:table-cell>
          <table:table-cell office:value-type="float" office:value="2041.6959" calcext:value-type="float">
            <text:p>2041.6959</text:p>
          </table:table-cell>
          <table:table-cell office:value-type="float" office:value="1181.6881" calcext:value-type="float">
            <text:p>1181.6881</text:p>
          </table:table-cell>
          <table:table-cell office:value-type="float" office:value="787.5795" calcext:value-type="float">
            <text:p>787.5795</text:p>
          </table:table-cell>
          <table:table-cell office:value-type="float" office:value="2171.8889" calcext:value-type="float">
            <text:p>2171.8889</text:p>
          </table:table-cell>
        </table:table-row>
        <table:table-row table:style-name="ro1">
          <table:table-cell office:value-type="float" office:value="-384.9067" calcext:value-type="float">
            <text:p>-384.9067</text:p>
          </table:table-cell>
          <table:table-cell office:value-type="float" office:value="2004.3686" calcext:value-type="float">
            <text:p>2004.3686</text:p>
          </table:table-cell>
          <table:table-cell office:value-type="float" office:value="1185.1384" calcext:value-type="float">
            <text:p>1185.1384</text:p>
          </table:table-cell>
          <table:table-cell office:value-type="float" office:value="789.0797" calcext:value-type="float">
            <text:p>789.0797</text:p>
          </table:table-cell>
          <table:table-cell office:value-type="float" office:value="2175.3257" calcext:value-type="float">
            <text:p>2175.3257</text:p>
          </table:table-cell>
        </table:table-row>
        <table:table-row table:style-name="ro1">
          <table:table-cell office:value-type="float" office:value="-379.6877" calcext:value-type="float">
            <text:p>-379.6877</text:p>
          </table:table-cell>
          <table:table-cell office:value-type="float" office:value="1967.2335" calcext:value-type="float">
            <text:p>1967.2335</text:p>
          </table:table-cell>
          <table:table-cell office:value-type="float" office:value="1188.3145" calcext:value-type="float">
            <text:p>1188.3145</text:p>
          </table:table-cell>
          <table:table-cell office:value-type="float" office:value="790.5387" calcext:value-type="float">
            <text:p>790.5387</text:p>
          </table:table-cell>
          <table:table-cell office:value-type="float" office:value="2178.7803" calcext:value-type="float">
            <text:p>2178.7803</text:p>
          </table:table-cell>
        </table:table-row>
        <table:table-row table:style-name="ro1">
          <table:table-cell office:value-type="float" office:value="-372.8539" calcext:value-type="float">
            <text:p>-372.8539</text:p>
          </table:table-cell>
          <table:table-cell office:value-type="float" office:value="1930.3615" calcext:value-type="float">
            <text:p>1930.3615</text:p>
          </table:table-cell>
          <table:table-cell office:value-type="float" office:value="1191.0454" calcext:value-type="float">
            <text:p>1191.0454</text:p>
          </table:table-cell>
          <table:table-cell office:value-type="float" office:value="791.7758" calcext:value-type="float">
            <text:p>791.7758</text:p>
          </table:table-cell>
          <table:table-cell office:value-type="float" office:value="2182.3203" calcext:value-type="float">
            <text:p>2182.3203</text:p>
          </table:table-cell>
        </table:table-row>
        <table:table-row table:style-name="ro1">
          <table:table-cell office:value-type="float" office:value="-364.4182" calcext:value-type="float">
            <text:p>-364.4182</text:p>
          </table:table-cell>
          <table:table-cell office:value-type="float" office:value="1893.8226" calcext:value-type="float">
            <text:p>1893.8226</text:p>
          </table:table-cell>
          <table:table-cell office:value-type="float" office:value="1193.646" calcext:value-type="float">
            <text:p>1193.646</text:p>
          </table:table-cell>
          <table:table-cell office:value-type="float" office:value="793.1369" calcext:value-type="float">
            <text:p>793.1369</text:p>
          </table:table-cell>
          <table:table-cell office:value-type="float" office:value="2185.8146" calcext:value-type="float">
            <text:p>2185.8146</text:p>
          </table:table-cell>
        </table:table-row>
        <table:table-row table:style-name="ro1">
          <table:table-cell office:value-type="float" office:value="-354.3968" calcext:value-type="float">
            <text:p>-354.3968</text:p>
          </table:table-cell>
          <table:table-cell office:value-type="float" office:value="1857.6864" calcext:value-type="float">
            <text:p>1857.6864</text:p>
          </table:table-cell>
          <table:table-cell office:value-type="float" office:value="1196.1812" calcext:value-type="float">
            <text:p>1196.1812</text:p>
          </table:table-cell>
          <table:table-cell office:value-type="float" office:value="794.7161" calcext:value-type="float">
            <text:p>794.7161</text:p>
          </table:table-cell>
          <table:table-cell office:value-type="float" office:value="2189.2159" calcext:value-type="float">
            <text:p>2189.2159</text:p>
          </table:table-cell>
        </table:table-row>
        <table:table-row table:style-name="ro1">
          <table:table-cell office:value-type="float" office:value="-342.8087" calcext:value-type="float">
            <text:p>-342.8087</text:p>
          </table:table-cell>
          <table:table-cell office:value-type="float" office:value="1822.0218" calcext:value-type="float">
            <text:p>1822.0218</text:p>
          </table:table-cell>
          <table:table-cell office:value-type="float" office:value="1198.2391" calcext:value-type="float">
            <text:p>1198.2391</text:p>
          </table:table-cell>
          <table:table-cell office:value-type="float" office:value="796.0507" calcext:value-type="float">
            <text:p>796.0507</text:p>
          </table:table-cell>
          <table:table-cell office:value-type="float" office:value="2192.7204" calcext:value-type="float">
            <text:p>2192.7204</text:p>
          </table:table-cell>
        </table:table-row>
        <table:table-row table:style-name="ro1">
          <table:table-cell office:value-type="float" office:value="-329.6759" calcext:value-type="float">
            <text:p>-329.6759</text:p>
          </table:table-cell>
          <table:table-cell office:value-type="float" office:value="1786.8966" calcext:value-type="float">
            <text:p>1786.8966</text:p>
          </table:table-cell>
          <table:table-cell office:value-type="float" office:value="1200.0848" calcext:value-type="float">
            <text:p>1200.0848</text:p>
          </table:table-cell>
          <table:table-cell office:value-type="float" office:value="797.4524" calcext:value-type="float">
            <text:p>797.4524</text:p>
          </table:table-cell>
          <table:table-cell office:value-type="float" office:value="2196.1985" calcext:value-type="float">
            <text:p>2196.1985</text:p>
          </table:table-cell>
        </table:table-row>
        <table:table-row table:style-name="ro1">
          <table:table-cell office:value-type="float" office:value="-315.0235" calcext:value-type="float">
            <text:p>-315.0235</text:p>
          </table:table-cell>
          <table:table-cell office:value-type="float" office:value="1752.3777" calcext:value-type="float">
            <text:p>1752.3777</text:p>
          </table:table-cell>
          <table:table-cell office:value-type="float" office:value="1201.5605" calcext:value-type="float">
            <text:p>1201.5605</text:p>
          </table:table-cell>
          <table:table-cell office:value-type="float" office:value="798.7408" calcext:value-type="float">
            <text:p>798.7408</text:p>
          </table:table-cell>
          <table:table-cell office:value-type="float" office:value="2199.7202" calcext:value-type="float">
            <text:p>2199.7202</text:p>
          </table:table-cell>
        </table:table-row>
        <table:table-row table:style-name="ro1">
          <table:table-cell office:value-type="float" office:value="-298.8793" calcext:value-type="float">
            <text:p>-298.8793</text:p>
          </table:table-cell>
          <table:table-cell office:value-type="float" office:value="1718.5307" calcext:value-type="float">
            <text:p>1718.5307</text:p>
          </table:table-cell>
          <table:table-cell office:value-type="float" office:value="1202.6816" calcext:value-type="float">
            <text:p>1202.6816</text:p>
          </table:table-cell>
          <table:table-cell office:value-type="float" office:value="799.9361" calcext:value-type="float">
            <text:p>799.9361</text:p>
          </table:table-cell>
          <table:table-cell office:value-type="float" office:value="2203.2746" calcext:value-type="float">
            <text:p>2203.2746</text:p>
          </table:table-cell>
        </table:table-row>
        <table:table-row table:style-name="ro1">
          <table:table-cell office:value-type="float" office:value="-281.2741" calcext:value-type="float">
            <text:p>-281.2741</text:p>
          </table:table-cell>
          <table:table-cell office:value-type="float" office:value="1685.4202" calcext:value-type="float">
            <text:p>1685.4202</text:p>
          </table:table-cell>
          <table:table-cell office:value-type="float" office:value="1203.6707" calcext:value-type="float">
            <text:p>1203.6707</text:p>
          </table:table-cell>
          <table:table-cell office:value-type="float" office:value="801.3293" calcext:value-type="float">
            <text:p>801.3293</text:p>
          </table:table-cell>
          <table:table-cell office:value-type="float" office:value="2206.7562" calcext:value-type="float">
            <text:p>2206.7562</text:p>
          </table:table-cell>
        </table:table-row>
        <table:table-row table:style-name="ro1">
          <table:table-cell office:value-type="float" office:value="-262.2414" calcext:value-type="float">
            <text:p>-262.2414</text:p>
          </table:table-cell>
          <table:table-cell office:value-type="float" office:value="1653.1091" calcext:value-type="float">
            <text:p>1653.1091</text:p>
          </table:table-cell>
          <table:table-cell office:value-type="float" office:value="1204.1859" calcext:value-type="float">
            <text:p>1204.1859</text:p>
          </table:table-cell>
          <table:table-cell office:value-type="float" office:value="802.4884" calcext:value-type="float">
            <text:p>802.4884</text:p>
          </table:table-cell>
          <table:table-cell office:value-type="float" office:value="2210.3226" calcext:value-type="float">
            <text:p>2210.3226</text:p>
          </table:table-cell>
        </table:table-row>
        <table:table-row table:style-name="ro1">
          <table:table-cell office:value-type="float" office:value="-241.8175" calcext:value-type="float">
            <text:p>-241.8175</text:p>
          </table:table-cell>
          <table:table-cell office:value-type="float" office:value="1621.659" calcext:value-type="float">
            <text:p>1621.659</text:p>
          </table:table-cell>
          <table:table-cell office:value-type="float" office:value="1204.1778" calcext:value-type="float">
            <text:p>1204.1778</text:p>
          </table:table-cell>
          <table:table-cell office:value-type="float" office:value="803.3455" calcext:value-type="float">
            <text:p>803.3455</text:p>
          </table:table-cell>
          <table:table-cell office:value-type="float" office:value="2213.9734" calcext:value-type="float">
            <text:p>2213.9734</text:p>
          </table:table-cell>
        </table:table-row>
        <table:table-row table:style-name="ro1">
          <table:table-cell office:value-type="float" office:value="-220.0411" calcext:value-type="float">
            <text:p>-220.0411</text:p>
          </table:table-cell>
          <table:table-cell office:value-type="float" office:value="1591.1296" calcext:value-type="float">
            <text:p>1591.1296</text:p>
          </table:table-cell>
          <table:table-cell office:value-type="float" office:value="1204.0888" calcext:value-type="float">
            <text:p>1204.0888</text:p>
          </table:table-cell>
          <table:table-cell office:value-type="float" office:value="804.4848" calcext:value-type="float">
            <text:p>804.4848</text:p>
          </table:table-cell>
          <table:table-cell office:value-type="float" office:value="2217.5461" calcext:value-type="float">
            <text:p>2217.5461</text:p>
          </table:table-cell>
        </table:table-row>
        <table:table-row table:style-name="ro1">
          <table:table-cell office:value-type="float" office:value="-196.9538" calcext:value-type="float">
            <text:p>-196.9538</text:p>
          </table:table-cell>
          <table:table-cell office:value-type="float" office:value="1561.5792" calcext:value-type="float">
            <text:p>1561.5792</text:p>
          </table:table-cell>
          <table:table-cell office:value-type="float" office:value="1203.7899" calcext:value-type="float">
            <text:p>1203.7899</text:p>
          </table:table-cell>
          <table:table-cell office:value-type="float" office:value="805.7689" calcext:value-type="float">
            <text:p>805.7689</text:p>
          </table:table-cell>
          <table:table-cell office:value-type="float" office:value="2221.0694" calcext:value-type="float">
            <text:p>2221.0694</text:p>
          </table:table-cell>
        </table:table-row>
        <table:table-row table:style-name="ro1">
          <table:table-cell office:value-type="float" office:value="-172.5995" calcext:value-type="float">
            <text:p>-172.5995</text:p>
          </table:table-cell>
          <table:table-cell office:value-type="float" office:value="1533.064" calcext:value-type="float">
            <text:p>1533.064</text:p>
          </table:table-cell>
          <table:table-cell office:value-type="float" office:value="1203.0322" calcext:value-type="float">
            <text:p>1203.0322</text:p>
          </table:table-cell>
          <table:table-cell office:value-type="float" office:value="806.8426" calcext:value-type="float">
            <text:p>806.8426</text:p>
          </table:table-cell>
          <table:table-cell office:value-type="float" office:value="2224.6624" calcext:value-type="float">
            <text:p>2224.6624</text:p>
          </table:table-cell>
        </table:table-row>
        <table:table-row table:style-name="ro1">
          <table:table-cell office:value-type="float" office:value="-147.0246" calcext:value-type="float">
            <text:p>-147.0246</text:p>
          </table:table-cell>
          <table:table-cell office:value-type="float" office:value="1505.6382" calcext:value-type="float">
            <text:p>1505.6382</text:p>
          </table:table-cell>
          <table:table-cell office:value-type="float" office:value="1201.7657" calcext:value-type="float">
            <text:p>1201.7657</text:p>
          </table:table-cell>
          <table:table-cell office:value-type="float" office:value="807.6287" calcext:value-type="float">
            <text:p>807.6287</text:p>
          </table:table-cell>
          <table:table-cell office:value-type="float" office:value="2228.3291" calcext:value-type="float">
            <text:p>2228.3291</text:p>
          </table:table-cell>
        </table:table-row>
        <table:table-row table:style-name="ro1">
          <table:table-cell office:value-type="float" office:value="-120.2777" calcext:value-type="float">
            <text:p>-120.2777</text:p>
          </table:table-cell>
          <table:table-cell office:value-type="float" office:value="1479.3541" calcext:value-type="float">
            <text:p>1479.3541</text:p>
          </table:table-cell>
          <table:table-cell office:value-type="float" office:value="1200.3106" calcext:value-type="float">
            <text:p>1200.3106</text:p>
          </table:table-cell>
          <table:table-cell office:value-type="float" office:value="808.5979" calcext:value-type="float">
            <text:p>808.5979</text:p>
          </table:table-cell>
          <table:table-cell office:value-type="float" office:value="2231.9516" calcext:value-type="float">
            <text:p>2231.9516</text:p>
          </table:table-cell>
        </table:table-row>
        <table:table-row table:style-name="ro1">
          <table:table-cell office:value-type="float" office:value="-92.4097" calcext:value-type="float">
            <text:p>-92.4097</text:p>
          </table:table-cell>
          <table:table-cell office:value-type="float" office:value="1454.2617" calcext:value-type="float">
            <text:p>1454.2617</text:p>
          </table:table-cell>
          <table:table-cell office:value-type="float" office:value="1198.3787" calcext:value-type="float">
            <text:p>1198.3787</text:p>
          </table:table-cell>
          <table:table-cell office:value-type="float" office:value="809.3228" calcext:value-type="float">
            <text:p>809.3228</text:p>
          </table:table-cell>
          <table:table-cell office:value-type="float" office:value="2235.6309" calcext:value-type="float">
            <text:p>2235.6309</text:p>
          </table:table-cell>
        </table:table-row>
        <table:table-row table:style-name="ro1">
          <table:table-cell office:value-type="float" office:value="-63.4738" calcext:value-type="float">
            <text:p>-63.4738</text:p>
          </table:table-cell>
          <table:table-cell office:value-type="float" office:value="1430.4088" calcext:value-type="float">
            <text:p>1430.4088</text:p>
          </table:table-cell>
          <table:table-cell office:value-type="float" office:value="1196.2717" calcext:value-type="float">
            <text:p>1196.2717</text:p>
          </table:table-cell>
          <table:table-cell office:value-type="float" office:value="810.28" calcext:value-type="float">
            <text:p>810.28</text:p>
          </table:table-cell>
          <table:table-cell office:value-type="float" office:value="2239.2567" calcext:value-type="float">
            <text:p>2239.2567</text:p>
          </table:table-cell>
        </table:table-row>
        <table:table-row table:style-name="ro1">
          <table:table-cell office:value-type="float" office:value="-33.525" calcext:value-type="float">
            <text:p>-33.525</text:p>
          </table:table-cell>
          <table:table-cell office:value-type="float" office:value="1407.8407" calcext:value-type="float">
            <text:p>1407.8407</text:p>
          </table:table-cell>
          <table:table-cell office:value-type="float" office:value="1193.9525" calcext:value-type="float">
            <text:p>1193.9525</text:p>
          </table:table-cell>
          <table:table-cell office:value-type="float" office:value="811.4663" calcext:value-type="float">
            <text:p>811.4663</text:p>
          </table:table-cell>
          <table:table-cell office:value-type="float" office:value="2242.8141" calcext:value-type="float">
            <text:p>2242.8141</text:p>
          </table:table-cell>
        </table:table-row>
        <table:table-row table:style-name="ro1">
          <table:table-cell office:value-type="float" office:value="-2.6202" calcext:value-type="float">
            <text:p>-2.6202</text:p>
          </table:table-cell>
          <table:table-cell office:value-type="float" office:value="1386.6005" calcext:value-type="float">
            <text:p>1386.6005</text:p>
          </table:table-cell>
          <table:table-cell office:value-type="float" office:value="1191.3497" calcext:value-type="float">
            <text:p>1191.3497</text:p>
          </table:table-cell>
          <table:table-cell office:value-type="float" office:value="812.8023" calcext:value-type="float">
            <text:p>812.8023</text:p>
          </table:table-cell>
          <table:table-cell office:value-type="float" office:value="2246.318" calcext:value-type="float">
            <text:p>2246.318</text:p>
          </table:table-cell>
        </table:table-row>
        <table:table-row table:style-name="ro1">
          <table:table-cell office:value-type="float" office:value="29.1816" calcext:value-type="float">
            <text:p>29.1816</text:p>
          </table:table-cell>
          <table:table-cell office:value-type="float" office:value="1366.7285" calcext:value-type="float">
            <text:p>1366.7285</text:p>
          </table:table-cell>
          <table:table-cell office:value-type="float" office:value="1188.4803" calcext:value-type="float">
            <text:p>1188.4803</text:p>
          </table:table-cell>
          <table:table-cell office:value-type="float" office:value="814.4052" calcext:value-type="float">
            <text:p>814.4052</text:p>
          </table:table-cell>
          <table:table-cell office:value-type="float" office:value="2249.7082" calcext:value-type="float">
            <text:p>2249.7082</text:p>
          </table:table-cell>
        </table:table-row>
        <table:table-row table:style-name="ro1">
          <table:table-cell office:value-type="float" office:value="61.8199" calcext:value-type="float">
            <text:p>61.8199</text:p>
          </table:table-cell>
          <table:table-cell office:value-type="float" office:value="1348.2627" calcext:value-type="float">
            <text:p>1348.2627</text:p>
          </table:table-cell>
          <table:table-cell office:value-type="float" office:value="1185.2339" calcext:value-type="float">
            <text:p>1185.2339</text:p>
          </table:table-cell>
          <table:table-cell office:value-type="float" office:value="816.0522" calcext:value-type="float">
            <text:p>816.0522</text:p>
          </table:table-cell>
          <table:table-cell office:value-type="float" office:value="2253.0772" calcext:value-type="float">
            <text:p>2253.0772</text:p>
          </table:table-cell>
        </table:table-row>
        <table:table-row table:style-name="ro1">
          <table:table-cell office:value-type="float" office:value="95.2326" calcext:value-type="float">
            <text:p>95.2326</text:p>
          </table:table-cell>
          <table:table-cell office:value-type="float" office:value="1331.238" calcext:value-type="float">
            <text:p>1331.238</text:p>
          </table:table-cell>
          <table:table-cell office:value-type="float" office:value="1181.5053" calcext:value-type="float">
            <text:p>1181.5053</text:p>
          </table:table-cell>
          <table:table-cell office:value-type="float" office:value="817.4239" calcext:value-type="float">
            <text:p>817.4239</text:p>
          </table:table-cell>
          <table:table-cell office:value-type="float" office:value="2256.5673" calcext:value-type="float">
            <text:p>2256.5673</text:p>
          </table:table-cell>
        </table:table-row>
        <table:table-row table:style-name="ro1">
          <table:table-cell office:value-type="float" office:value="129.3562" calcext:value-type="float">
            <text:p>129.3562</text:p>
          </table:table-cell>
          <table:table-cell office:value-type="float" office:value="1315.687" calcext:value-type="float">
            <text:p>1315.687</text:p>
          </table:table-cell>
          <table:table-cell office:value-type="float" office:value="1177.3737" calcext:value-type="float">
            <text:p>1177.3737</text:p>
          </table:table-cell>
          <table:table-cell office:value-type="float" office:value="818.7409" calcext:value-type="float">
            <text:p>818.7409</text:p>
          </table:table-cell>
          <table:table-cell office:value-type="float" office:value="2260.0784" calcext:value-type="float">
            <text:p>2260.0784</text:p>
          </table:table-cell>
        </table:table-row>
        <table:table-row table:style-name="ro1">
          <table:table-cell office:value-type="float" office:value="164.1256" calcext:value-type="float">
            <text:p>164.1256</text:p>
          </table:table-cell>
          <table:table-cell office:value-type="float" office:value="1301.6393" calcext:value-type="float">
            <text:p>1301.6393</text:p>
          </table:table-cell>
          <table:table-cell office:value-type="float" office:value="1172.7574" calcext:value-type="float">
            <text:p>1172.7574</text:p>
          </table:table-cell>
          <table:table-cell office:value-type="float" office:value="819.7576" calcext:value-type="float">
            <text:p>819.7576</text:p>
          </table:table-cell>
          <table:table-cell office:value-type="float" office:value="2263.688" calcext:value-type="float">
            <text:p>2263.688</text:p>
          </table:table-cell>
        </table:table-row>
        <table:table-row table:style-name="ro1">
          <table:table-cell office:value-type="float" office:value="199.4746" calcext:value-type="float">
            <text:p>199.4746</text:p>
          </table:table-cell>
          <table:table-cell office:value-type="float" office:value="1289.1215" calcext:value-type="float">
            <text:p>1289.1215</text:p>
          </table:table-cell>
          <table:table-cell office:value-type="float" office:value="1167.8259" calcext:value-type="float">
            <text:p>1167.8259</text:p>
          </table:table-cell>
          <table:table-cell office:value-type="float" office:value="820.9616" calcext:value-type="float">
            <text:p>820.9616</text:p>
          </table:table-cell>
          <table:table-cell office:value-type="float" office:value="2267.2394" calcext:value-type="float">
            <text:p>2267.2394</text:p>
          </table:table-cell>
        </table:table-row>
        <table:table-row table:style-name="ro1">
          <table:table-cell office:value-type="float" office:value="235.3361" calcext:value-type="float">
            <text:p>235.3361</text:p>
          </table:table-cell>
          <table:table-cell office:value-type="float" office:value="1278.1576" calcext:value-type="float">
            <text:p>1278.1576</text:p>
          </table:table-cell>
          <table:table-cell office:value-type="float" office:value="1162.5337" calcext:value-type="float">
            <text:p>1162.5337</text:p>
          </table:table-cell>
          <table:table-cell office:value-type="float" office:value="822.2872" calcext:value-type="float">
            <text:p>822.2872</text:p>
          </table:table-cell>
          <table:table-cell office:value-type="float" office:value="2270.7473" calcext:value-type="float">
            <text:p>2270.7473</text:p>
          </table:table-cell>
        </table:table-row>
        <table:table-row table:style-name="ro1">
          <table:table-cell office:value-type="float" office:value="271.6416" calcext:value-type="float">
            <text:p>271.6416</text:p>
          </table:table-cell>
          <table:table-cell office:value-type="float" office:value="1268.7683" calcext:value-type="float">
            <text:p>1268.7683</text:p>
          </table:table-cell>
          <table:table-cell office:value-type="float" office:value="1156.8473" calcext:value-type="float">
            <text:p>1156.8473</text:p>
          </table:table-cell>
          <table:table-cell office:value-type="float" office:value="823.6506" calcext:value-type="float">
            <text:p>823.6506</text:p>
          </table:table-cell>
          <table:table-cell office:value-type="float" office:value="2274.2407" calcext:value-type="float">
            <text:p>2274.2407</text:p>
          </table:table-cell>
        </table:table-row>
        <table:table-row table:style-name="ro1">
          <table:table-cell office:value-type="float" office:value="308.3221" calcext:value-type="float">
            <text:p>308.3221</text:p>
          </table:table-cell>
          <table:table-cell office:value-type="float" office:value="1260.9716" calcext:value-type="float">
            <text:p>1260.9716</text:p>
          </table:table-cell>
          <table:table-cell office:value-type="float" office:value="1150.7165" calcext:value-type="float">
            <text:p>1150.7165</text:p>
          </table:table-cell>
          <table:table-cell office:value-type="float" office:value="824.7972" calcext:value-type="float">
            <text:p>824.7972</text:p>
          </table:table-cell>
          <table:table-cell office:value-type="float" office:value="2277.8111" calcext:value-type="float">
            <text:p>2277.8111</text:p>
          </table:table-cell>
        </table:table-row>
        <table:table-row table:style-name="ro1">
          <table:table-cell office:value-type="float" office:value="345.3079" calcext:value-type="float">
            <text:p>345.3079</text:p>
          </table:table-cell>
          <table:table-cell office:value-type="float" office:value="1254.7823" calcext:value-type="float">
            <text:p>1254.7823</text:p>
          </table:table-cell>
          <table:table-cell office:value-type="float" office:value="1144.2223" calcext:value-type="float">
            <text:p>1144.2223</text:p>
          </table:table-cell>
          <table:table-cell office:value-type="float" office:value="826.2001" calcext:value-type="float">
            <text:p>826.2001</text:p>
          </table:table-cell>
          <table:table-cell office:value-type="float" office:value="2281.2888" calcext:value-type="float">
            <text:p>2281.2888</text:p>
          </table:table-cell>
        </table:table-row>
        <table:table-row table:style-name="ro1">
          <table:table-cell office:value-type="float" office:value="382.5283" calcext:value-type="float">
            <text:p>382.5283</text:p>
          </table:table-cell>
          <table:table-cell office:value-type="float" office:value="1250.2122" calcext:value-type="float">
            <text:p>1250.2122</text:p>
          </table:table-cell>
          <table:table-cell office:value-type="float" office:value="1137.3163" calcext:value-type="float">
            <text:p>1137.3163</text:p>
          </table:table-cell>
          <table:table-cell office:value-type="float" office:value="827.8147" calcext:value-type="float">
            <text:p>827.8147</text:p>
          </table:table-cell>
          <table:table-cell office:value-type="float" office:value="2284.6734" calcext:value-type="float">
            <text:p>2284.6734</text:p>
          </table:table-cell>
        </table:table-row>
        <table:table-row table:style-name="ro1">
          <table:table-cell office:value-type="float" office:value="419.9127" calcext:value-type="float">
            <text:p>419.9127</text:p>
          </table:table-cell>
          <table:table-cell office:value-type="float" office:value="1247.27" calcext:value-type="float">
            <text:p>1247.27</text:p>
          </table:table-cell>
          <table:table-cell office:value-type="float" office:value="1129.973" calcext:value-type="float">
            <text:p>1129.973</text:p>
          </table:table-cell>
          <table:table-cell office:value-type="float" office:value="829.4763" calcext:value-type="float">
            <text:p>829.4763</text:p>
          </table:table-cell>
          <table:table-cell office:value-type="float" office:value="2288.0352" calcext:value-type="float">
            <text:p>2288.0352</text:p>
          </table:table-cell>
        </table:table-row>
        <table:table-row table:style-name="ro1">
          <table:table-cell office:value-type="float" office:value="457.3899" calcext:value-type="float">
            <text:p>457.3899</text:p>
          </table:table-cell>
          <table:table-cell office:value-type="float" office:value="1245.9613" calcext:value-type="float">
            <text:p>1245.9613</text:p>
          </table:table-cell>
          <table:table-cell office:value-type="float" office:value="1122.2017" calcext:value-type="float">
            <text:p>1122.2017</text:p>
          </table:table-cell>
          <table:table-cell office:value-type="float" office:value="830.8708" calcext:value-type="float">
            <text:p>830.8708</text:p>
          </table:table-cell>
          <table:table-cell office:value-type="float" office:value="2291.5162" calcext:value-type="float">
            <text:p>2291.5162</text:p>
          </table:table-cell>
        </table:table-row>
        <table:table-row table:style-name="ro1">
          <table:table-cell office:value-type="float" office:value="494.7743" calcext:value-type="float">
            <text:p>494.7743</text:p>
          </table:table-cell>
          <table:table-cell office:value-type="float" office:value="1243.0191" calcext:value-type="float">
            <text:p>1243.0191</text:p>
          </table:table-cell>
          <table:table-cell office:value-type="float" office:value="1114.0039" calcext:value-type="float">
            <text:p>1114.0039</text:p>
          </table:table-cell>
          <table:table-cell office:value-type="float" office:value="832.2991" calcext:value-type="float">
            <text:p>832.2991</text:p>
          </table:table-cell>
          <table:table-cell office:value-type="float" office:value="2294.9836" calcext:value-type="float">
            <text:p>2294.9836</text:p>
          </table:table-cell>
        </table:table-row>
        <table:table-row table:style-name="ro1">
          <table:table-cell office:value-type="float" office:value="531.9948" calcext:value-type="float">
            <text:p>531.9948</text:p>
          </table:table-cell>
          <table:table-cell office:value-type="float" office:value="1238.449" calcext:value-type="float">
            <text:p>1238.449</text:p>
          </table:table-cell>
          <table:table-cell office:value-type="float" office:value="1108.5269" calcext:value-type="float">
            <text:p>1108.5269</text:p>
          </table:table-cell>
          <table:table-cell office:value-type="float" office:value="833.6922" calcext:value-type="float">
            <text:p>833.6922</text:p>
          </table:table-cell>
          <table:table-cell office:value-type="float" office:value="2298.4652" calcext:value-type="float">
            <text:p>2298.4652</text:p>
          </table:table-cell>
        </table:table-row>
        <table:table-row table:style-name="ro1">
          <table:table-cell office:value-type="float" office:value="569.3792" calcext:value-type="float">
            <text:p>569.3792</text:p>
          </table:table-cell>
          <table:table-cell office:value-type="float" office:value="1235.5068" calcext:value-type="float">
            <text:p>1235.5068</text:p>
          </table:table-cell>
          <table:table-cell office:value-type="float" office:value="1105.861" calcext:value-type="float">
            <text:p>1105.861</text:p>
          </table:table-cell>
          <table:table-cell office:value-type="float" office:value="834.8684" calcext:value-type="float">
            <text:p>834.8684</text:p>
          </table:table-cell>
          <table:table-cell office:value-type="float" office:value="2302.026" calcext:value-type="float">
            <text:p>2302.026</text:p>
          </table:table-cell>
        </table:table-row>
        <table:table-row table:style-name="ro1">
          <table:table-cell office:value-type="float" office:value="606.8563" calcext:value-type="float">
            <text:p>606.8563</text:p>
          </table:table-cell>
          <table:table-cell office:value-type="float" office:value="1234.198" calcext:value-type="float">
            <text:p>1234.198</text:p>
          </table:table-cell>
          <table:table-cell office:value-type="float" office:value="1102.8163" calcext:value-type="float">
            <text:p>1102.8163</text:p>
          </table:table-cell>
          <table:table-cell office:value-type="float" office:value="835.8351" calcext:value-type="float">
            <text:p>835.8351</text:p>
          </table:table-cell>
          <table:table-cell office:value-type="float" office:value="2305.6493" calcext:value-type="float">
            <text:p>2305.6493</text:p>
          </table:table-cell>
        </table:table-row>
        <table:table-row table:style-name="ro1">
          <table:table-cell office:value-type="float" office:value="644.3549" calcext:value-type="float">
            <text:p>644.3549</text:p>
          </table:table-cell>
          <table:table-cell office:value-type="float" office:value="1234.5253" calcext:value-type="float">
            <text:p>1234.5253</text:p>
          </table:table-cell>
          <table:table-cell office:value-type="float" office:value="1099.3786" calcext:value-type="float">
            <text:p>1099.3786</text:p>
          </table:table-cell>
          <table:table-cell office:value-type="float" office:value="836.963" calcext:value-type="float">
            <text:p>836.963</text:p>
          </table:table-cell>
          <table:table-cell office:value-type="float" office:value="2309.2256" calcext:value-type="float">
            <text:p>2309.2256</text:p>
          </table:table-cell>
        </table:table-row>
        <table:table-row table:style-name="ro1">
          <table:table-cell office:value-type="float" office:value="681.8035" calcext:value-type="float">
            <text:p>681.8035</text:p>
          </table:table-cell>
          <table:table-cell office:value-type="float" office:value="1236.4879" calcext:value-type="float">
            <text:p>1236.4879</text:p>
          </table:table-cell>
          <table:table-cell office:value-type="float" office:value="1095.5432" calcext:value-type="float">
            <text:p>1095.5432</text:p>
          </table:table-cell>
          <table:table-cell office:value-type="float" office:value="838.0887" calcext:value-type="float">
            <text:p>838.0887</text:p>
          </table:table-cell>
          <table:table-cell office:value-type="float" office:value="2312.8027" calcext:value-type="float">
            <text:p>2312.8027</text:p>
          </table:table-cell>
        </table:table-row>
        <table:table-row table:style-name="ro1">
          <table:table-cell office:value-type="float" office:value="719.1309" calcext:value-type="float">
            <text:p>719.1309</text:p>
          </table:table-cell>
          <table:table-cell office:value-type="float" office:value="1240.0821" calcext:value-type="float">
            <text:p>1240.0821</text:p>
          </table:table-cell>
          <table:table-cell office:value-type="float" office:value="1091.2398" calcext:value-type="float">
            <text:p>1091.2398</text:p>
          </table:table-cell>
          <table:table-cell office:value-type="float" office:value="839.5145" calcext:value-type="float">
            <text:p>839.5145</text:p>
          </table:table-cell>
          <table:table-cell office:value-type="float" office:value="2316.271" calcext:value-type="float">
            <text:p>2316.271</text:p>
          </table:table-cell>
        </table:table-row>
        <table:table-row table:style-name="ro1">
          <table:table-cell office:value-type="float" office:value="756.2659" calcext:value-type="float">
            <text:p>756.2659</text:p>
          </table:table-cell>
          <table:table-cell office:value-type="float" office:value="1245.3011" calcext:value-type="float">
            <text:p>1245.3011</text:p>
          </table:table-cell>
          <table:table-cell office:value-type="float" office:value="1086.4318" calcext:value-type="float">
            <text:p>1086.4318</text:p>
          </table:table-cell>
          <table:table-cell office:value-type="float" office:value="841.1649" calcext:value-type="float">
            <text:p>841.1649</text:p>
          </table:table-cell>
          <table:table-cell office:value-type="float" office:value="2319.6383" calcext:value-type="float">
            <text:p>2319.6383</text:p>
          </table:table-cell>
        </table:table-row>
        <table:table-row table:style-name="ro1">
          <table:table-cell office:value-type="float" office:value="793.138" calcext:value-type="float">
            <text:p>793.138</text:p>
          </table:table-cell>
          <table:table-cell office:value-type="float" office:value="1252.1349" calcext:value-type="float">
            <text:p>1252.1349</text:p>
          </table:table-cell>
          <table:table-cell office:value-type="float" office:value="1081.1702" calcext:value-type="float">
            <text:p>1081.1702</text:p>
          </table:table-cell>
          <table:table-cell office:value-type="float" office:value="842.8253" calcext:value-type="float">
            <text:p>842.8253</text:p>
          </table:table-cell>
          <table:table-cell office:value-type="float" office:value="2323.0007" calcext:value-type="float">
            <text:p>2323.0007</text:p>
          </table:table-cell>
        </table:table-row>
        <table:table-row table:style-name="ro1">
          <table:table-cell office:value-type="float" office:value="829.6769" calcext:value-type="float">
            <text:p>829.6769</text:p>
          </table:table-cell>
          <table:table-cell office:value-type="float" office:value="1260.5706" calcext:value-type="float">
            <text:p>1260.5706</text:p>
          </table:table-cell>
          <table:table-cell office:value-type="float" office:value="1075.331" calcext:value-type="float">
            <text:p>1075.331</text:p>
          </table:table-cell>
          <table:table-cell office:value-type="float" office:value="844.7363" calcext:value-type="float">
            <text:p>844.7363</text:p>
          </table:table-cell>
          <table:table-cell office:value-type="float" office:value="2326.2273" calcext:value-type="float">
            <text:p>2326.2273</text:p>
          </table:table-cell>
        </table:table-row>
        <table:table-row table:style-name="ro1">
          <table:table-cell office:value-type="float" office:value="865.813" calcext:value-type="float">
            <text:p>865.813</text:p>
          </table:table-cell>
          <table:table-cell office:value-type="float" office:value="1270.592" calcext:value-type="float">
            <text:p>1270.592</text:p>
          </table:table-cell>
          <table:table-cell office:value-type="float" office:value="1068.9817" calcext:value-type="float">
            <text:p>1068.9817</text:p>
          </table:table-cell>
          <table:table-cell office:value-type="float" office:value="846.7088" calcext:value-type="float">
            <text:p>846.7088</text:p>
          </table:table-cell>
          <table:table-cell office:value-type="float" office:value="2329.4166" calcext:value-type="float">
            <text:p>2329.4166</text:p>
          </table:table-cell>
        </table:table-row>
        <table:table-row table:style-name="ro1">
          <table:table-cell office:value-type="float" office:value="901.4776" calcext:value-type="float">
            <text:p>901.4776</text:p>
          </table:table-cell>
          <table:table-cell office:value-type="float" office:value="1282.1802" calcext:value-type="float">
            <text:p>1282.1802</text:p>
          </table:table-cell>
          <table:table-cell office:value-type="float" office:value="1062.0875" calcext:value-type="float">
            <text:p>1062.0875</text:p>
          </table:table-cell>
          <table:table-cell office:value-type="float" office:value="848.7797" calcext:value-type="float">
            <text:p>848.7797</text:p>
          </table:table-cell>
          <table:table-cell office:value-type="float" office:value="2332.5429" calcext:value-type="float">
            <text:p>2332.5429</text:p>
          </table:table-cell>
        </table:table-row>
        <table:table-row table:style-name="ro1">
          <table:table-cell office:value-type="float" office:value="936.6028" calcext:value-type="float">
            <text:p>936.6028</text:p>
          </table:table-cell>
          <table:table-cell office:value-type="float" office:value="1295.3129" calcext:value-type="float">
            <text:p>1295.3129</text:p>
          </table:table-cell>
          <table:table-cell office:value-type="float" office:value="1054.5079" calcext:value-type="float">
            <text:p>1054.5079</text:p>
          </table:table-cell>
          <table:table-cell office:value-type="float" office:value="851.1058" calcext:value-type="float">
            <text:p>851.1058</text:p>
          </table:table-cell>
          <table:table-cell office:value-type="float" office:value="2335.4842" calcext:value-type="float">
            <text:p>2335.4842</text:p>
          </table:table-cell>
        </table:table-row>
        <table:table-row table:style-name="ro1">
          <table:table-cell office:value-type="float" office:value="972.2674" calcext:value-type="float">
            <text:p>972.2674</text:p>
          </table:table-cell>
          <table:table-cell office:value-type="float" office:value="1306.9011" calcext:value-type="float">
            <text:p>1306.9011</text:p>
          </table:table-cell>
          <table:table-cell office:value-type="float" office:value="1046.4683" calcext:value-type="float">
            <text:p>1046.4683</text:p>
          </table:table-cell>
          <table:table-cell office:value-type="float" office:value="853.3791" calcext:value-type="float">
            <text:p>853.3791</text:p>
          </table:table-cell>
          <table:table-cell office:value-type="float" office:value="2338.4667" calcext:value-type="float">
            <text:p>2338.4667</text:p>
          </table:table-cell>
        </table:table-row>
        <table:table-row table:style-name="ro1">
          <table:table-cell office:value-type="float" office:value="1008.4036" calcext:value-type="float">
            <text:p>1008.4036</text:p>
          </table:table-cell>
          <table:table-cell office:value-type="float" office:value="1316.9225" calcext:value-type="float">
            <text:p>1316.9225</text:p>
          </table:table-cell>
          <table:table-cell office:value-type="float" office:value="1040.9626" calcext:value-type="float">
            <text:p>1040.9626</text:p>
          </table:table-cell>
          <table:table-cell office:value-type="float" office:value="855.8029" calcext:value-type="float">
            <text:p>855.8029</text:p>
          </table:table-cell>
          <table:table-cell office:value-type="float" office:value="2341.3281" calcext:value-type="float">
            <text:p>2341.3281</text:p>
          </table:table-cell>
        </table:table-row>
        <table:table-row table:style-name="ro1">
          <table:table-cell office:value-type="float" office:value="1044.0682" calcext:value-type="float">
            <text:p>1044.0682</text:p>
          </table:table-cell>
          <table:table-cell office:value-type="float" office:value="1328.5106" calcext:value-type="float">
            <text:p>1328.5106</text:p>
          </table:table-cell>
          <table:table-cell office:value-type="float" office:value="1038.0118" calcext:value-type="float">
            <text:p>1038.0118</text:p>
          </table:table-cell>
          <table:table-cell office:value-type="float" office:value="858.3951" calcext:value-type="float">
            <text:p>858.3951</text:p>
          </table:table-cell>
          <table:table-cell office:value-type="float" office:value="2344.0379" calcext:value-type="float">
            <text:p>2344.0379</text:p>
          </table:table-cell>
        </table:table-row>
        <table:table-row table:style-name="ro1">
          <table:table-cell office:value-type="float" office:value="1079.1934" calcext:value-type="float">
            <text:p>1079.1934</text:p>
          </table:table-cell>
          <table:table-cell office:value-type="float" office:value="1341.6434" calcext:value-type="float">
            <text:p>1341.6434</text:p>
          </table:table-cell>
          <table:table-cell office:value-type="float" office:value="1034.6888" calcext:value-type="float">
            <text:p>1034.6888</text:p>
          </table:table-cell>
          <table:table-cell office:value-type="float" office:value="860.8729" calcext:value-type="float">
            <text:p>860.8729</text:p>
          </table:table-cell>
          <table:table-cell office:value-type="float" office:value="2346.8526" calcext:value-type="float">
            <text:p>2346.8526</text:p>
          </table:table-cell>
        </table:table-row>
        <table:table-row table:style-name="ro1">
          <table:table-cell office:value-type="float" office:value="1113.7123" calcext:value-type="float">
            <text:p>1113.7123</text:p>
          </table:table-cell>
          <table:table-cell office:value-type="float" office:value="1356.2958" calcext:value-type="float">
            <text:p>1356.2958</text:p>
          </table:table-cell>
          <table:table-cell office:value-type="float" office:value="1030.8534" calcext:value-type="float">
            <text:p>1030.8534</text:p>
          </table:table-cell>
          <table:table-cell office:value-type="float" office:value="863.3695" calcext:value-type="float">
            <text:p>863.3695</text:p>
          </table:table-cell>
          <table:table-cell office:value-type="float" office:value="2349.6508" calcext:value-type="float">
            <text:p>2349.6508</text:p>
          </table:table-cell>
        </table:table-row>
        <table:table-row table:style-name="ro1">
          <table:table-cell office:value-type="float" office:value="1147.5593" calcext:value-type="float">
            <text:p>1147.5593</text:p>
          </table:table-cell>
          <table:table-cell office:value-type="float" office:value="1372.44" calcext:value-type="float">
            <text:p>1372.44</text:p>
          </table:table-cell>
          <table:table-cell office:value-type="float" office:value="1026.3635" calcext:value-type="float">
            <text:p>1026.3635</text:p>
          </table:table-cell>
          <table:table-cell office:value-type="float" office:value="866.0041" calcext:value-type="float">
            <text:p>866.0041</text:p>
          </table:table-cell>
          <table:table-cell office:value-type="float" office:value="2352.3193" calcext:value-type="float">
            <text:p>2352.3193</text:p>
          </table:table-cell>
        </table:table-row>
        <table:table-row table:style-name="ro1">
          <table:table-cell office:value-type="float" office:value="1180.6698" calcext:value-type="float">
            <text:p>1180.6698</text:p>
          </table:table-cell>
          <table:table-cell office:value-type="float" office:value="1390.0452" calcext:value-type="float">
            <text:p>1390.0452</text:p>
          </table:table-cell>
          <table:table-cell office:value-type="float" office:value="1021.1746" calcext:value-type="float">
            <text:p>1021.1746</text:p>
          </table:table-cell>
          <table:table-cell office:value-type="float" office:value="868.7915" calcext:value-type="float">
            <text:p>868.7915</text:p>
          </table:table-cell>
          <table:table-cell office:value-type="float" office:value="2354.828" calcext:value-type="float">
            <text:p>2354.828</text:p>
          </table:table-cell>
        </table:table-row>
        <table:table-row table:style-name="ro1">
          <table:table-cell office:value-type="float" office:value="1212.9809" calcext:value-type="float">
            <text:p>1212.9809</text:p>
          </table:table-cell>
          <table:table-cell office:value-type="float" office:value="1409.0779" calcext:value-type="float">
            <text:p>1409.0779</text:p>
          </table:table-cell>
          <table:table-cell office:value-type="float" office:value="1015.4282" calcext:value-type="float">
            <text:p>1015.4282</text:p>
          </table:table-cell>
          <table:table-cell office:value-type="float" office:value="871.6129" calcext:value-type="float">
            <text:p>871.6129</text:p>
          </table:table-cell>
          <table:table-cell office:value-type="float" office:value="2357.2981" calcext:value-type="float">
            <text:p>2357.2981</text:p>
          </table:table-cell>
        </table:table-row>
        <table:table-row table:style-name="ro1">
          <table:table-cell office:value-type="float" office:value="1244.4311" calcext:value-type="float">
            <text:p>1244.4311</text:p>
          </table:table-cell>
          <table:table-cell office:value-type="float" office:value="1429.5018" calcext:value-type="float">
            <text:p>1429.5018</text:p>
          </table:table-cell>
          <table:table-cell office:value-type="float" office:value="1009.3517" calcext:value-type="float">
            <text:p>1009.3517</text:p>
          </table:table-cell>
          <table:table-cell office:value-type="float" office:value="874.3011" calcext:value-type="float">
            <text:p>874.3011</text:p>
          </table:table-cell>
          <table:table-cell office:value-type="float" office:value="2359.9127" calcext:value-type="float">
            <text:p>2359.9127</text:p>
          </table:table-cell>
        </table:table-row>
        <table:table-row table:style-name="ro1">
          <table:table-cell office:value-type="float" office:value="1274.9604" calcext:value-type="float">
            <text:p>1274.9604</text:p>
          </table:table-cell>
          <table:table-cell office:value-type="float" office:value="1451.2782" calcext:value-type="float">
            <text:p>1451.2782</text:p>
          </table:table-cell>
          <table:table-cell office:value-type="float" office:value="1002.5542" calcext:value-type="float">
            <text:p>1002.5542</text:p>
          </table:table-cell>
          <table:table-cell office:value-type="float" office:value="877.146" calcext:value-type="float">
            <text:p>877.146</text:p>
          </table:table-cell>
          <table:table-cell office:value-type="float" office:value="2362.3559" calcext:value-type="float">
            <text:p>2362.3559</text:p>
          </table:table-cell>
        </table:table-row>
        <table:table-row table:style-name="ro1">
          <table:table-cell office:value-type="float" office:value="1304.5108" calcext:value-type="float">
            <text:p>1304.5108</text:p>
          </table:table-cell>
          <table:table-cell office:value-type="float" office:value="1474.3655" calcext:value-type="float">
            <text:p>1474.3655</text:p>
          </table:table-cell>
          <table:table-cell office:value-type="float" office:value="995.3252" calcext:value-type="float">
            <text:p>995.3252</text:p>
          </table:table-cell>
          <table:table-cell office:value-type="float" office:value="879.9384" calcext:value-type="float">
            <text:p>879.9384</text:p>
          </table:table-cell>
          <table:table-cell office:value-type="float" office:value="2364.859" calcext:value-type="float">
            <text:p>2364.859</text:p>
          </table:table-cell>
        </table:table-row>
        <table:table-row table:style-name="ro1">
          <table:table-cell office:value-type="float" office:value="1333.026" calcext:value-type="float">
            <text:p>1333.026</text:p>
          </table:table-cell>
          <table:table-cell office:value-type="float" office:value="1498.7198" calcext:value-type="float">
            <text:p>1498.7198</text:p>
          </table:table-cell>
          <table:table-cell office:value-type="float" office:value="987.3423" calcext:value-type="float">
            <text:p>987.3423</text:p>
          </table:table-cell>
          <table:table-cell office:value-type="float" office:value="882.8973" calcext:value-type="float">
            <text:p>882.8973</text:p>
          </table:table-cell>
          <table:table-cell office:value-type="float" office:value="2367.1627" calcext:value-type="float">
            <text:p>2367.1627</text:p>
          </table:table-cell>
        </table:table-row>
        <table:table-row table:style-name="ro1">
          <table:table-cell office:value-type="float" office:value="1362.5764" calcext:value-type="float">
            <text:p>1362.5764</text:p>
          </table:table-cell>
          <table:table-cell office:value-type="float" office:value="1521.8071" calcext:value-type="float">
            <text:p>1521.8071</text:p>
          </table:table-cell>
          <table:table-cell office:value-type="float" office:value="978.9101" calcext:value-type="float">
            <text:p>978.9101</text:p>
          </table:table-cell>
          <table:table-cell office:value-type="float" office:value="885.8225" calcext:value-type="float">
            <text:p>885.8225</text:p>
          </table:table-cell>
          <table:table-cell office:value-type="float" office:value="2369.5091" calcext:value-type="float">
            <text:p>2369.5091</text:p>
          </table:table-cell>
        </table:table-row>
        <table:table-row table:style-name="ro1">
          <table:table-cell office:value-type="float" office:value="1393.1058" calcext:value-type="float">
            <text:p>1393.1058</text:p>
          </table:table-cell>
          <table:table-cell office:value-type="float" office:value="1543.5835" calcext:value-type="float">
            <text:p>1543.5835</text:p>
          </table:table-cell>
          <table:table-cell office:value-type="float" office:value="973.1713" calcext:value-type="float">
            <text:p>973.1713</text:p>
          </table:table-cell>
          <table:table-cell office:value-type="float" office:value="888.7586" calcext:value-type="float">
            <text:p>888.7586</text:p>
          </table:table-cell>
          <table:table-cell office:value-type="float" office:value="2371.8419" calcext:value-type="float">
            <text:p>2371.8419</text:p>
          </table:table-cell>
        </table:table-row>
        <table:table-row table:style-name="ro1">
          <table:table-cell office:value-type="float" office:value="1422.6562" calcext:value-type="float">
            <text:p>1422.6562</text:p>
          </table:table-cell>
          <table:table-cell office:value-type="float" office:value="1566.6708" calcext:value-type="float">
            <text:p>1566.6708</text:p>
          </table:table-cell>
          <table:table-cell office:value-type="float" office:value="969.9994" calcext:value-type="float">
            <text:p>969.9994</text:p>
          </table:table-cell>
          <table:table-cell office:value-type="float" office:value="891.8179" calcext:value-type="float">
            <text:p>891.8179</text:p>
          </table:table-cell>
          <table:table-cell office:value-type="float" office:value="2374.0107" calcext:value-type="float">
            <text:p>2374.0107</text:p>
          </table:table-cell>
        </table:table-row>
        <table:table-row table:style-name="ro1">
          <table:table-cell office:value-type="float" office:value="1451.1714" calcext:value-type="float">
            <text:p>1451.1714</text:p>
          </table:table-cell>
          <table:table-cell office:value-type="float" office:value="1591.0251" calcext:value-type="float">
            <text:p>1591.0251</text:p>
          </table:table-cell>
          <table:table-cell office:value-type="float" office:value="966.5117" calcext:value-type="float">
            <text:p>966.5117</text:p>
          </table:table-cell>
          <table:table-cell office:value-type="float" office:value="894.7878" calcext:value-type="float">
            <text:p>894.7878</text:p>
          </table:table-cell>
          <table:table-cell office:value-type="float" office:value="2376.3002" calcext:value-type="float">
            <text:p>2376.3002</text:p>
          </table:table-cell>
        </table:table-row>
        <table:table-row table:style-name="ro1">
          <table:table-cell office:value-type="float" office:value="1478.5971" calcext:value-type="float">
            <text:p>1478.5971</text:p>
          </table:table-cell>
          <table:table-cell office:value-type="float" office:value="1616.6" calcext:value-type="float">
            <text:p>1616.6</text:p>
          </table:table-cell>
          <table:table-cell office:value-type="float" office:value="962.8183" calcext:value-type="float">
            <text:p>962.8183</text:p>
          </table:table-cell>
          <table:table-cell office:value-type="float" office:value="897.5936" calcext:value-type="float">
            <text:p>897.5936</text:p>
          </table:table-cell>
          <table:table-cell office:value-type="float" office:value="2378.7882" calcext:value-type="float">
            <text:p>2378.7882</text:p>
          </table:table-cell>
        </table:table-row>
        <table:table-row table:style-name="ro1">
          <table:table-cell office:value-type="float" office:value="1504.8812" calcext:value-type="float">
            <text:p>1504.8812</text:p>
          </table:table-cell>
          <table:table-cell office:value-type="float" office:value="1643.3469" calcext:value-type="float">
            <text:p>1643.3469</text:p>
          </table:table-cell>
          <table:table-cell office:value-type="float" office:value="958.4275" calcext:value-type="float">
            <text:p>958.4275</text:p>
          </table:table-cell>
          <table:table-cell office:value-type="float" office:value="900.5525" calcext:value-type="float">
            <text:p>900.5525</text:p>
          </table:table-cell>
          <table:table-cell office:value-type="float" office:value="2381.0919" calcext:value-type="float">
            <text:p>2381.0919</text:p>
          </table:table-cell>
        </table:table-row>
        <table:table-row table:style-name="ro1">
          <table:table-cell office:value-type="float" office:value="1529.9736" calcext:value-type="float">
            <text:p>1529.9736</text:p>
          </table:table-cell>
          <table:table-cell office:value-type="float" office:value="1671.2148" calcext:value-type="float">
            <text:p>1671.2148</text:p>
          </table:table-cell>
          <table:table-cell office:value-type="float" office:value="953.3683" calcext:value-type="float">
            <text:p>953.3683</text:p>
          </table:table-cell>
          <table:table-cell office:value-type="float" office:value="903.6378" calcext:value-type="float">
            <text:p>903.6378</text:p>
          </table:table-cell>
          <table:table-cell office:value-type="float" office:value="2383.2235" calcext:value-type="float">
            <text:p>2383.2235</text:p>
          </table:table-cell>
        </table:table-row>
        <table:table-row table:style-name="ro1">
          <table:table-cell office:value-type="float" office:value="1553.8266" calcext:value-type="float">
            <text:p>1553.8266</text:p>
          </table:table-cell>
          <table:table-cell office:value-type="float" office:value="1700.1508" calcext:value-type="float">
            <text:p>1700.1508</text:p>
          </table:table-cell>
          <table:table-cell office:value-type="float" office:value="947.8279" calcext:value-type="float">
            <text:p>947.8279</text:p>
          </table:table-cell>
          <table:table-cell office:value-type="float" office:value="906.741" calcext:value-type="float">
            <text:p>906.741</text:p>
          </table:table-cell>
          <table:table-cell office:value-type="float" office:value="2385.3289" calcext:value-type="float">
            <text:p>2385.3289</text:p>
          </table:table-cell>
        </table:table-row>
        <table:table-row table:style-name="ro1">
          <table:table-cell office:value-type="float" office:value="1576.3946" calcext:value-type="float">
            <text:p>1576.3946</text:p>
          </table:table-cell>
          <table:table-cell office:value-type="float" office:value="1730.0996" calcext:value-type="float">
            <text:p>1730.0996</text:p>
          </table:table-cell>
          <table:table-cell office:value-type="float" office:value="942.1613" calcext:value-type="float">
            <text:p>942.1613</text:p>
          </table:table-cell>
          <table:table-cell office:value-type="float" office:value="909.6544" calcext:value-type="float">
            <text:p>909.6544</text:p>
          </table:table-cell>
          <table:table-cell office:value-type="float" office:value="2387.6899" calcext:value-type="float">
            <text:p>2387.6899</text:p>
          </table:table-cell>
        </table:table-row>
        <table:table-row table:style-name="ro1">
          <table:table-cell office:value-type="float" office:value="1597.6349" calcext:value-type="float">
            <text:p>1597.6349</text:p>
          </table:table-cell>
          <table:table-cell office:value-type="float" office:value="1761.0043" calcext:value-type="float">
            <text:p>1761.0043</text:p>
          </table:table-cell>
          <table:table-cell office:value-type="float" office:value="935.7383" calcext:value-type="float">
            <text:p>935.7383</text:p>
          </table:table-cell>
          <table:table-cell office:value-type="float" office:value="912.7596" calcext:value-type="float">
            <text:p>912.7596</text:p>
          </table:table-cell>
          <table:table-cell office:value-type="float" office:value="2389.7924" calcext:value-type="float">
            <text:p>2389.7924</text:p>
          </table:table-cell>
        </table:table-row>
        <table:table-row table:style-name="ro1">
          <table:table-cell office:value-type="float" office:value="1617.5068" calcext:value-type="float">
            <text:p>1617.5068</text:p>
          </table:table-cell>
          <table:table-cell office:value-type="float" office:value="1792.8061" calcext:value-type="float">
            <text:p>1792.8061</text:p>
          </table:table-cell>
          <table:table-cell office:value-type="float" office:value="929.0129" calcext:value-type="float">
            <text:p>929.0129</text:p>
          </table:table-cell>
          <table:table-cell office:value-type="float" office:value="915.7915" calcext:value-type="float">
            <text:p>915.7915</text:p>
          </table:table-cell>
          <table:table-cell office:value-type="float" office:value="2391.9992" calcext:value-type="float">
            <text:p>2391.9992</text:p>
          </table:table-cell>
        </table:table-row>
        <table:table-row table:style-name="ro1">
          <table:table-cell office:value-type="float" office:value="1635.9727" calcext:value-type="float">
            <text:p>1635.9727</text:p>
          </table:table-cell>
          <table:table-cell office:value-type="float" office:value="1825.4445" calcext:value-type="float">
            <text:p>1825.4445</text:p>
          </table:table-cell>
          <table:table-cell office:value-type="float" office:value="921.8617" calcext:value-type="float">
            <text:p>921.8617</text:p>
          </table:table-cell>
          <table:table-cell office:value-type="float" office:value="918.8271" calcext:value-type="float">
            <text:p>918.8271</text:p>
          </table:table-cell>
          <table:table-cell office:value-type="float" office:value="2394.2009" calcext:value-type="float">
            <text:p>2394.2009</text:p>
          </table:table-cell>
        </table:table-row>
        <table:table-row table:style-name="ro1">
          <table:table-cell office:value-type="float" office:value="1652.9974" calcext:value-type="float">
            <text:p>1652.9974</text:p>
          </table:table-cell>
          <table:table-cell office:value-type="float" office:value="1858.8572" calcext:value-type="float">
            <text:p>1858.8572</text:p>
          </table:table-cell>
          <table:table-cell office:value-type="float" office:value="914.0019" calcext:value-type="float">
            <text:p>914.0019</text:p>
          </table:table-cell>
          <table:table-cell office:value-type="float" office:value="922.0364" calcext:value-type="float">
            <text:p>922.0364</text:p>
          </table:table-cell>
          <table:table-cell office:value-type="float" office:value="2396.1408" calcext:value-type="float">
            <text:p>2396.1408</text:p>
          </table:table-cell>
        </table:table-row>
        <table:table-row table:style-name="ro1">
          <table:table-cell office:value-type="float" office:value="1671.4633" calcext:value-type="float">
            <text:p>1671.4633</text:p>
          </table:table-cell>
          <table:table-cell office:value-type="float" office:value="1891.4956" calcext:value-type="float">
            <text:p>1891.4956</text:p>
          </table:table-cell>
          <table:table-cell office:value-type="float" office:value="905.9459" calcext:value-type="float">
            <text:p>905.9459</text:p>
          </table:table-cell>
          <table:table-cell office:value-type="float" office:value="925.1328" calcext:value-type="float">
            <text:p>925.1328</text:p>
          </table:table-cell>
          <table:table-cell office:value-type="float" office:value="2398.2561" calcext:value-type="float">
            <text:p>2398.2561</text:p>
          </table:table-cell>
        </table:table-row>
        <table:table-row table:style-name="ro1">
          <table:table-cell office:value-type="float" office:value="1691.3352" calcext:value-type="float">
            <text:p>1691.3352</text:p>
          </table:table-cell>
          <table:table-cell office:value-type="float" office:value="1923.2974" calcext:value-type="float">
            <text:p>1923.2974</text:p>
          </table:table-cell>
          <table:table-cell office:value-type="float" office:value="901.0434" calcext:value-type="float">
            <text:p>901.0434</text:p>
          </table:table-cell>
          <table:table-cell office:value-type="float" office:value="928.0442" calcext:value-type="float">
            <text:p>928.0442</text:p>
          </table:table-cell>
          <table:table-cell office:value-type="float" office:value="2400.6196" calcext:value-type="float">
            <text:p>2400.6196</text:p>
          </table:table-cell>
        </table:table-row>
        <table:table-row table:style-name="ro1">
          <table:table-cell office:value-type="float" office:value="1709.8011" calcext:value-type="float">
            <text:p>1709.8011</text:p>
          </table:table-cell>
          <table:table-cell office:value-type="float" office:value="1955.9357" calcext:value-type="float">
            <text:p>1955.9357</text:p>
          </table:table-cell>
          <table:table-cell office:value-type="float" office:value="898.7872" calcext:value-type="float">
            <text:p>898.7872</text:p>
          </table:table-cell>
          <table:table-cell office:value-type="float" office:value="931.1193" calcext:value-type="float">
            <text:p>931.1193</text:p>
          </table:table-cell>
          <table:table-cell office:value-type="float" office:value="2402.7659" calcext:value-type="float">
            <text:p>2402.7659</text:p>
          </table:table-cell>
        </table:table-row>
        <table:table-row table:style-name="ro1">
          <table:table-cell office:value-type="float" office:value="1726.8258" calcext:value-type="float">
            <text:p>1726.8258</text:p>
          </table:table-cell>
          <table:table-cell office:value-type="float" office:value="1989.3484" calcext:value-type="float">
            <text:p>1989.3484</text:p>
          </table:table-cell>
          <table:table-cell office:value-type="float" office:value="896.0134" calcext:value-type="float">
            <text:p>896.0134</text:p>
          </table:table-cell>
          <table:table-cell office:value-type="float" office:value="934.2994" calcext:value-type="float">
            <text:p>934.2994</text:p>
          </table:table-cell>
          <table:table-cell office:value-type="float" office:value="2404.7532" calcext:value-type="float">
            <text:p>2404.7532</text:p>
          </table:table-cell>
        </table:table-row>
        <table:table-row table:style-name="ro1">
          <table:table-cell office:value-type="float" office:value="1742.3768" calcext:value-type="float">
            <text:p>1742.3768</text:p>
          </table:table-cell>
          <table:table-cell office:value-type="float" office:value="2023.472" calcext:value-type="float">
            <text:p>2023.472</text:p>
          </table:table-cell>
          <table:table-cell office:value-type="float" office:value="892.7924" calcext:value-type="float">
            <text:p>892.7924</text:p>
          </table:table-cell>
          <table:table-cell office:value-type="float" office:value="937.5487" calcext:value-type="float">
            <text:p>937.5487</text:p>
          </table:table-cell>
          <table:table-cell office:value-type="float" office:value="2406.6252" calcext:value-type="float">
            <text:p>2406.6252</text:p>
          </table:table-cell>
        </table:table-row>
        <table:table-row table:style-name="ro1">
          <table:table-cell office:value-type="float" office:value="1756.4245" calcext:value-type="float">
            <text:p>1756.4245</text:p>
          </table:table-cell>
          <table:table-cell office:value-type="float" office:value="2058.2414" calcext:value-type="float">
            <text:p>2058.2414</text:p>
          </table:table-cell>
          <table:table-cell office:value-type="float" office:value="889.0449" calcext:value-type="float">
            <text:p>889.0449</text:p>
          </table:table-cell>
          <table:table-cell office:value-type="float" office:value="940.9199" calcext:value-type="float">
            <text:p>940.9199</text:p>
          </table:table-cell>
          <table:table-cell office:value-type="float" office:value="2408.2676" calcext:value-type="float">
            <text:p>2408.2676</text:p>
          </table:table-cell>
        </table:table-row>
        <table:table-row table:style-name="ro1">
          <table:table-cell office:value-type="float" office:value="1768.9423" calcext:value-type="float">
            <text:p>1768.9423</text:p>
          </table:table-cell>
          <table:table-cell office:value-type="float" office:value="2093.5904" calcext:value-type="float">
            <text:p>2093.5904</text:p>
          </table:table-cell>
          <table:table-cell office:value-type="float" office:value="885.1618" calcext:value-type="float">
            <text:p>885.1618</text:p>
          </table:table-cell>
          <table:table-cell office:value-type="float" office:value="944.197" calcext:value-type="float">
            <text:p>944.197</text:p>
          </table:table-cell>
          <table:table-cell office:value-type="float" office:value="2410.0906" calcext:value-type="float">
            <text:p>2410.0906</text:p>
          </table:table-cell>
        </table:table-row>
        <table:table-row table:style-name="ro1">
          <table:table-cell office:value-type="float" office:value="1779.9062" calcext:value-type="float">
            <text:p>1779.9062</text:p>
          </table:table-cell>
          <table:table-cell office:value-type="float" office:value="2129.4519" calcext:value-type="float">
            <text:p>2129.4519</text:p>
          </table:table-cell>
          <table:table-cell office:value-type="float" office:value="880.9875" calcext:value-type="float">
            <text:p>880.9875</text:p>
          </table:table-cell>
          <table:table-cell office:value-type="float" office:value="947.4743" calcext:value-type="float">
            <text:p>947.4743</text:p>
          </table:table-cell>
          <table:table-cell office:value-type="float" office:value="2411.9131" calcext:value-type="float">
            <text:p>2411.9131</text:p>
          </table:table-cell>
        </table:table-row>
        <table:table-row table:style-name="ro1">
          <table:table-cell office:value-type="float" office:value="1789.2954" calcext:value-type="float">
            <text:p>1789.2954</text:p>
          </table:table-cell>
          <table:table-cell office:value-type="float" office:value="2165.7574" calcext:value-type="float">
            <text:p>2165.7574</text:p>
          </table:table-cell>
          <table:table-cell office:value-type="float" office:value="876.4195" calcext:value-type="float">
            <text:p>876.4195</text:p>
          </table:table-cell>
          <table:table-cell office:value-type="float" office:value="950.8261" calcext:value-type="float">
            <text:p>950.8261</text:p>
          </table:table-cell>
          <table:table-cell office:value-type="float" office:value="2413.5949" calcext:value-type="float">
            <text:p>2413.5949</text:p>
          </table:table-cell>
        </table:table-row>
        <table:table-row table:style-name="ro1">
          <table:table-cell office:value-type="float" office:value="1797.0921" calcext:value-type="float">
            <text:p>1797.0921</text:p>
          </table:table-cell>
          <table:table-cell office:value-type="float" office:value="2202.4379" calcext:value-type="float">
            <text:p>2202.4379</text:p>
          </table:table-cell>
          <table:table-cell office:value-type="float" office:value="871.6187" calcext:value-type="float">
            <text:p>871.6187</text:p>
          </table:table-cell>
          <table:table-cell office:value-type="float" office:value="954.1636" calcext:value-type="float">
            <text:p>954.1636</text:p>
          </table:table-cell>
          <table:table-cell office:value-type="float" office:value="2415.3047" calcext:value-type="float">
            <text:p>2415.3047</text:p>
          </table:table-cell>
        </table:table-row>
        <table:table-row table:style-name="ro1">
          <table:table-cell office:value-type="float" office:value="1803.2814" calcext:value-type="float">
            <text:p>1803.2814</text:p>
          </table:table-cell>
          <table:table-cell office:value-type="float" office:value="2239.4237" calcext:value-type="float">
            <text:p>2239.4237</text:p>
          </table:table-cell>
          <table:table-cell office:value-type="float" office:value="866.7861" calcext:value-type="float">
            <text:p>866.7861</text:p>
          </table:table-cell>
          <table:table-cell office:value-type="float" office:value="957.3528" calcext:value-type="float">
            <text:p>957.3528</text:p>
          </table:table-cell>
          <table:table-cell office:value-type="float" office:value="2417.2774" calcext:value-type="float">
            <text:p>2417.2774</text:p>
          </table:table-cell>
        </table:table-row>
        <table:table-row table:style-name="ro1">
          <table:table-cell office:value-type="float" office:value="1807.8515" calcext:value-type="float">
            <text:p>1807.8515</text:p>
          </table:table-cell>
          <table:table-cell office:value-type="float" office:value="2276.6441" calcext:value-type="float">
            <text:p>2276.6441</text:p>
          </table:table-cell>
          <table:table-cell office:value-type="float" office:value="861.6969" calcext:value-type="float">
            <text:p>861.6969</text:p>
          </table:table-cell>
          <table:table-cell office:value-type="float" office:value="960.5533" calcext:value-type="float">
            <text:p>960.5533</text:p>
          </table:table-cell>
          <table:table-cell office:value-type="float" office:value="2419.2317" calcext:value-type="float">
            <text:p>2419.2317</text:p>
          </table:table-cell>
        </table:table-row>
        <table:table-row table:style-name="ro1">
          <table:table-cell office:value-type="float" office:value="1810.7937" calcext:value-type="float">
            <text:p>1810.7937</text:p>
          </table:table-cell>
          <table:table-cell office:value-type="float" office:value="2314.0285" calcext:value-type="float">
            <text:p>2314.0285</text:p>
          </table:table-cell>
          <table:table-cell office:value-type="float" office:value="856.4763" calcext:value-type="float">
            <text:p>856.4763</text:p>
          </table:table-cell>
          <table:table-cell office:value-type="float" office:value="963.6799" calcext:value-type="float">
            <text:p>963.6799</text:p>
          </table:table-cell>
          <table:table-cell office:value-type="float" office:value="2421.3022" calcext:value-type="float">
            <text:p>2421.3022</text:p>
          </table:table-cell>
        </table:table-row>
        <table:table-row table:style-name="ro1">
          <table:table-cell office:value-type="float" office:value="1815.3638" calcext:value-type="float">
            <text:p>1815.3638</text:p>
          </table:table-cell>
          <table:table-cell office:value-type="float" office:value="2351.249" calcext:value-type="float">
            <text:p>2351.249</text:p>
          </table:table-cell>
          <table:table-cell office:value-type="float" office:value="850.9912" calcext:value-type="float">
            <text:p>850.9912</text:p>
          </table:table-cell>
          <table:table-cell office:value-type="float" office:value="966.8483" calcext:value-type="float">
            <text:p>966.8483</text:p>
          </table:table-cell>
          <table:table-cell office:value-type="float" office:value="2423.3081" calcext:value-type="float">
            <text:p>2423.3081</text:p>
          </table:table-cell>
        </table:table-row>
        <table:table-row table:style-name="ro1">
          <table:table-cell office:value-type="float" office:value="1821.5531" calcext:value-type="float">
            <text:p>1821.5531</text:p>
          </table:table-cell>
          <table:table-cell office:value-type="float" office:value="2388.2347" calcext:value-type="float">
            <text:p>2388.2347</text:p>
          </table:table-cell>
          <table:table-cell office:value-type="float" office:value="848.4958" calcext:value-type="float">
            <text:p>848.4958</text:p>
          </table:table-cell>
          <table:table-cell office:value-type="float" office:value="970.0954" calcext:value-type="float">
            <text:p>970.0954</text:p>
          </table:table-cell>
          <table:table-cell office:value-type="float" office:value="2425.1839" calcext:value-type="float">
            <text:p>2425.1839</text:p>
          </table:table-cell>
        </table:table-row>
        <table:table-row table:style-name="ro1">
          <table:table-cell office:value-type="float" office:value="1829.3498" calcext:value-type="float">
            <text:p>1829.3498</text:p>
          </table:table-cell>
          <table:table-cell office:value-type="float" office:value="2424.9153" calcext:value-type="float">
            <text:p>2424.9153</text:p>
          </table:table-cell>
          <table:table-cell office:value-type="float" office:value="849.2301" calcext:value-type="float">
            <text:p>849.2301</text:p>
          </table:table-cell>
          <table:table-cell office:value-type="float" office:value="973.22" calcext:value-type="float">
            <text:p>973.22</text:p>
          </table:table-cell>
          <table:table-cell office:value-type="float" office:value="2427.2574" calcext:value-type="float">
            <text:p>2427.2574</text:p>
          </table:table-cell>
        </table:table-row>
        <table:table-row table:style-name="ro1">
          <table:table-cell office:value-type="float" office:value="1836.8261" calcext:value-type="float">
            <text:p>1836.8261</text:p>
          </table:table-cell>
          <table:table-cell office:value-type="float" office:value="2461.6624" calcext:value-type="float">
            <text:p>2461.6624</text:p>
          </table:table-cell>
          <table:table-cell office:value-type="float" office:value="852.8477" calcext:value-type="float">
            <text:p>852.8477</text:p>
          </table:table-cell>
          <table:table-cell office:value-type="float" office:value="976.5121" calcext:value-type="float">
            <text:p>976.5121</text:p>
          </table:table-cell>
          <table:table-cell office:value-type="float" office:value="2429.0531" calcext:value-type="float">
            <text:p>2429.0531</text:p>
          </table:table-cell>
        </table:table-row>
        <table:table-row table:style-name="ro1">
          <table:table-cell office:value-type="float" office:value="1843.9814" calcext:value-type="float">
            <text:p>1843.9814</text:p>
          </table:table-cell>
          <table:table-cell office:value-type="float" office:value="2498.4735" calcext:value-type="float">
            <text:p>2498.4735</text:p>
          </table:table-cell>
          <table:table-cell office:value-type="float" office:value="857.5386" calcext:value-type="float">
            <text:p>857.5386</text:p>
          </table:table-cell>
          <table:table-cell office:value-type="float" office:value="979.844" calcext:value-type="float">
            <text:p>979.844</text:p>
          </table:table-cell>
          <table:table-cell office:value-type="float" office:value="2430.7739" calcext:value-type="float">
            <text:p>2430.7739</text:p>
          </table:table-cell>
        </table:table-row>
        <table:table-row table:style-name="ro1">
          <table:table-cell office:value-type="float" office:value="1850.8153" calcext:value-type="float">
            <text:p>1850.8153</text:p>
          </table:table-cell>
          <table:table-cell office:value-type="float" office:value="2535.3455" calcext:value-type="float">
            <text:p>2535.3455</text:p>
          </table:table-cell>
          <table:table-cell office:value-type="float" office:value="863.315" calcext:value-type="float">
            <text:p>863.315</text:p>
          </table:table-cell>
          <table:table-cell office:value-type="float" office:value="983.1941" calcext:value-type="float">
            <text:p>983.1941</text:p>
          </table:table-cell>
          <table:table-cell office:value-type="float" office:value="2432.4589" calcext:value-type="float">
            <text:p>2432.4589</text:p>
          </table:table-cell>
        </table:table-row>
        <table:table-row table:style-name="ro1">
          <table:table-cell office:value-type="float" office:value="1856.0343" calcext:value-type="float">
            <text:p>1856.0343</text:p>
          </table:table-cell>
          <table:table-cell office:value-type="float" office:value="2572.4806" calcext:value-type="float">
            <text:p>2572.4806</text:p>
          </table:table-cell>
          <table:table-cell office:value-type="float" office:value="870.171" calcext:value-type="float">
            <text:p>870.171</text:p>
          </table:table-cell>
          <table:table-cell office:value-type="float" office:value="986.5508" calcext:value-type="float">
            <text:p>986.5508</text:p>
          </table:table-cell>
          <table:table-cell office:value-type="float" office:value="2434.1308" calcext:value-type="float">
            <text:p>2434.1308</text:p>
          </table:table-cell>
        </table:table-row>
        <table:table-row table:style-name="ro1">
          <table:table-cell office:value-type="float" office:value="1859.6285" calcext:value-type="float">
            <text:p>1859.6285</text:p>
          </table:table-cell>
          <table:table-cell office:value-type="float" office:value="2609.8079" calcext:value-type="float">
            <text:p>2609.8079</text:p>
          </table:table-cell>
          <table:table-cell office:value-type="float" office:value="876.8561" calcext:value-type="float">
            <text:p>876.8561</text:p>
          </table:table-cell>
          <table:table-cell office:value-type="float" office:value="989.8906" calcext:value-type="float">
            <text:p>989.8906</text:p>
          </table:table-cell>
          <table:table-cell office:value-type="float" office:value="2435.8361" calcext:value-type="float">
            <text:p>2435.8361</text:p>
          </table:table-cell>
        </table:table-row>
        <table:table-row table:style-name="ro1">
          <table:table-cell office:value-type="float" office:value="1861.5911" calcext:value-type="float">
            <text:p>1861.5911</text:p>
          </table:table-cell>
          <table:table-cell office:value-type="float" office:value="2647.2565" calcext:value-type="float">
            <text:p>2647.2565</text:p>
          </table:table-cell>
          <table:table-cell office:value-type="float" office:value="883.3049" calcext:value-type="float">
            <text:p>883.3049</text:p>
          </table:table-cell>
          <table:table-cell office:value-type="float" office:value="993.3236" calcext:value-type="float">
            <text:p>993.3236</text:p>
          </table:table-cell>
          <table:table-cell office:value-type="float" office:value="2437.3451" calcext:value-type="float">
            <text:p>2437.3451</text:p>
          </table:table-cell>
        </table:table-row>
        <table:table-row table:style-name="ro1">
          <table:table-cell office:value-type="float" office:value="1861.9183" calcext:value-type="float">
            <text:p>1861.9183</text:p>
          </table:table-cell>
          <table:table-cell office:value-type="float" office:value="2684.7551" calcext:value-type="float">
            <text:p>2684.7551</text:p>
          </table:table-cell>
          <table:table-cell office:value-type="float" office:value="889.576" calcext:value-type="float">
            <text:p>889.576</text:p>
          </table:table-cell>
          <table:table-cell office:value-type="float" office:value="996.7896" calcext:value-type="float">
            <text:p>996.7896</text:p>
          </table:table-cell>
          <table:table-cell office:value-type="float" office:value="2438.7766" calcext:value-type="float">
            <text:p>2438.7766</text:p>
          </table:table-cell>
        </table:table-row>
        <table:table-row table:style-name="ro1">
          <table:table-cell office:value-type="float" office:value="1860.6096" calcext:value-type="float">
            <text:p>1860.6096</text:p>
          </table:table-cell>
          <table:table-cell office:value-type="float" office:value="2722.2323" calcext:value-type="float">
            <text:p>2722.2323</text:p>
          </table:table-cell>
          <table:table-cell office:value-type="float" office:value="895.7094" calcext:value-type="float">
            <text:p>895.7094</text:p>
          </table:table-cell>
          <table:table-cell office:value-type="float" office:value="1000.206" calcext:value-type="float">
            <text:p>1000.206</text:p>
          </table:table-cell>
          <table:table-cell office:value-type="float" office:value="2440.3227" calcext:value-type="float">
            <text:p>2440.3227</text:p>
          </table:table-cell>
        </table:table-row>
        <table:table-row table:style-name="ro1">
          <table:table-cell office:value-type="float" office:value="1857.6674" calcext:value-type="float">
            <text:p>1857.6674</text:p>
          </table:table-cell>
          <table:table-cell office:value-type="float" office:value="2759.6167" calcext:value-type="float">
            <text:p>2759.6167</text:p>
          </table:table-cell>
          <table:table-cell office:value-type="float" office:value="901.6723" calcext:value-type="float">
            <text:p>901.6723</text:p>
          </table:table-cell>
          <table:table-cell office:value-type="float" office:value="1003.6638" calcext:value-type="float">
            <text:p>1003.6638</text:p>
          </table:table-cell>
          <table:table-cell office:value-type="float" office:value="2441.774" calcext:value-type="float">
            <text:p>2441.774</text:p>
          </table:table-cell>
        </table:table-row>
        <table:table-row table:style-name="ro1">
          <table:table-cell office:value-type="float" office:value="1853.0973" calcext:value-type="float">
            <text:p>1853.0973</text:p>
          </table:table-cell>
          <table:table-cell office:value-type="float" office:value="2796.8371" calcext:value-type="float">
            <text:p>2796.8371</text:p>
          </table:table-cell>
          <table:table-cell office:value-type="float" office:value="907.5011" calcext:value-type="float">
            <text:p>907.5011</text:p>
          </table:table-cell>
          <table:table-cell office:value-type="float" office:value="1007.0344" calcext:value-type="float">
            <text:p>1007.0344</text:p>
          </table:table-cell>
          <table:table-cell office:value-type="float" office:value="2443.4176" calcext:value-type="float">
            <text:p>2443.4176</text:p>
          </table:table-cell>
        </table:table-row>
        <table:table-row table:style-name="ro1">
          <table:table-cell office:value-type="float" office:value="1846.908" calcext:value-type="float">
            <text:p>1846.908</text:p>
          </table:table-cell>
          <table:table-cell office:value-type="float" office:value="2833.8229" calcext:value-type="float">
            <text:p>2833.8229</text:p>
          </table:table-cell>
          <table:table-cell office:value-type="float" office:value="913.1769" calcext:value-type="float">
            <text:p>913.1769</text:p>
          </table:table-cell>
          <table:table-cell office:value-type="float" office:value="1010.3526" calcext:value-type="float">
            <text:p>1010.3526</text:p>
          </table:table-cell>
          <table:table-cell office:value-type="float" office:value="2445.1648" calcext:value-type="float">
            <text:p>2445.1648</text:p>
          </table:table-cell>
        </table:table-row>
        <table:table-row table:style-name="ro1">
          <table:table-cell office:value-type="float" office:value="1839.1113" calcext:value-type="float">
            <text:p>1839.1113</text:p>
          </table:table-cell>
          <table:table-cell office:value-type="float" office:value="2870.5034" calcext:value-type="float">
            <text:p>2870.5034</text:p>
          </table:table-cell>
          <table:table-cell office:value-type="float" office:value="918.6827" calcext:value-type="float">
            <text:p>918.6827</text:p>
          </table:table-cell>
          <table:table-cell office:value-type="float" office:value="1013.7153" calcext:value-type="float">
            <text:p>1013.7153</text:p>
          </table:table-cell>
          <table:table-cell office:value-type="float" office:value="2446.8245" calcext:value-type="float">
            <text:p>2446.8245</text:p>
          </table:table-cell>
        </table:table-row>
        <table:table-row table:style-name="ro1">
          <table:table-cell office:value-type="float" office:value="1829.7221" calcext:value-type="float">
            <text:p>1829.7221</text:p>
          </table:table-cell>
          <table:table-cell office:value-type="float" office:value="2906.8089" calcext:value-type="float">
            <text:p>2906.8089</text:p>
          </table:table-cell>
          <table:table-cell office:value-type="float" office:value="924.0339" calcext:value-type="float">
            <text:p>924.0339</text:p>
          </table:table-cell>
          <table:table-cell office:value-type="float" office:value="1017.0729" calcext:value-type="float">
            <text:p>1017.0729</text:p>
          </table:table-cell>
          <table:table-cell office:value-type="float" office:value="2448.4944" calcext:value-type="float">
            <text:p>2448.4944</text:p>
          </table:table-cell>
        </table:table-row>
        <table:table-row table:style-name="ro1">
          <table:table-cell office:value-type="float" office:value="1818.7581" calcext:value-type="float">
            <text:p>1818.7581</text:p>
          </table:table-cell>
          <table:table-cell office:value-type="float" office:value="2942.6704" calcext:value-type="float">
            <text:p>2942.6704</text:p>
          </table:table-cell>
          <table:table-cell office:value-type="float" office:value="929.2523" calcext:value-type="float">
            <text:p>929.2523</text:p>
          </table:table-cell>
          <table:table-cell office:value-type="float" office:value="1020.5218" calcext:value-type="float">
            <text:p>1020.5218</text:p>
          </table:table-cell>
          <table:table-cell office:value-type="float" office:value="2449.9669" calcext:value-type="float">
            <text:p>2449.9669</text:p>
          </table:table-cell>
        </table:table-row>
        <table:table-row table:style-name="ro1">
          <table:table-cell office:value-type="float" office:value="1806.2404" calcext:value-type="float">
            <text:p>1806.2404</text:p>
          </table:table-cell>
          <table:table-cell office:value-type="float" office:value="2978.0194" calcext:value-type="float">
            <text:p>2978.0194</text:p>
          </table:table-cell>
          <table:table-cell office:value-type="float" office:value="934.3558" calcext:value-type="float">
            <text:p>934.3558</text:p>
          </table:table-cell>
          <table:table-cell office:value-type="float" office:value="1024.0031" calcext:value-type="float">
            <text:p>1024.0031</text:p>
          </table:table-cell>
          <table:table-cell office:value-type="float" office:value="2451.3607" calcext:value-type="float">
            <text:p>2451.3607</text:p>
          </table:table-cell>
        </table:table-row>
        <table:table-row table:style-name="ro1">
          <table:table-cell office:value-type="float" office:value="1792.1926" calcext:value-type="float">
            <text:p>1792.1926</text:p>
          </table:table-cell>
          <table:table-cell office:value-type="float" office:value="3012.7888" calcext:value-type="float">
            <text:p>3012.7888</text:p>
          </table:table-cell>
          <table:table-cell office:value-type="float" office:value="939.3664" calcext:value-type="float">
            <text:p>939.3664</text:p>
          </table:table-cell>
          <table:table-cell office:value-type="float" office:value="1027.5229" calcext:value-type="float">
            <text:p>1027.5229</text:p>
          </table:table-cell>
          <table:table-cell office:value-type="float" office:value="2452.6544" calcext:value-type="float">
            <text:p>2452.6544</text:p>
          </table:table-cell>
        </table:table-row>
        <table:table-row table:style-name="ro1">
          <table:table-cell office:value-type="float" office:value="1776.6416" calcext:value-type="float">
            <text:p>1776.6416</text:p>
          </table:table-cell>
          <table:table-cell office:value-type="float" office:value="3046.9124" calcext:value-type="float">
            <text:p>3046.9124</text:p>
          </table:table-cell>
          <table:table-cell office:value-type="float" office:value="944.3456" calcext:value-type="float">
            <text:p>944.3456</text:p>
          </table:table-cell>
          <table:table-cell office:value-type="float" office:value="1031.1168" calcext:value-type="float">
            <text:p>1031.1168</text:p>
          </table:table-cell>
          <table:table-cell office:value-type="float" office:value="2453.725" calcext:value-type="float">
            <text:p>2453.725</text:p>
          </table:table-cell>
        </table:table-row>
        <table:table-row table:style-name="ro1">
          <table:table-cell office:value-type="float" office:value="1759.617" calcext:value-type="float">
            <text:p>1759.617</text:p>
          </table:table-cell>
          <table:table-cell office:value-type="float" office:value="3080.3251" calcext:value-type="float">
            <text:p>3080.3251</text:p>
          </table:table-cell>
          <table:table-cell office:value-type="float" office:value="949.255" calcext:value-type="float">
            <text:p>949.255</text:p>
          </table:table-cell>
          <table:table-cell office:value-type="float" office:value="1034.7191" calcext:value-type="float">
            <text:p>1034.7191</text:p>
          </table:table-cell>
          <table:table-cell office:value-type="float" office:value="2454.767" calcext:value-type="float">
            <text:p>2454.767</text:p>
          </table:table-cell>
        </table:table-row>
        <table:table-row table:style-name="ro1">
          <table:table-cell office:value-type="float" office:value="1741.1511" calcext:value-type="float">
            <text:p>1741.1511</text:p>
          </table:table-cell>
          <table:table-cell office:value-type="float" office:value="3112.9634" calcext:value-type="float">
            <text:p>3112.9634</text:p>
          </table:table-cell>
          <table:table-cell office:value-type="float" office:value="954.0777" calcext:value-type="float">
            <text:p>954.0777</text:p>
          </table:table-cell>
          <table:table-cell office:value-type="float" office:value="1038.3132" calcext:value-type="float">
            <text:p>1038.3132</text:p>
          </table:table-cell>
          <table:table-cell office:value-type="float" office:value="2455.8372" calcext:value-type="float">
            <text:p>2455.8372</text:p>
          </table:table-cell>
        </table:table-row>
        <table:table-row table:style-name="ro1">
          <table:table-cell office:value-type="float" office:value="1721.2791" calcext:value-type="float">
            <text:p>1721.2791</text:p>
          </table:table-cell>
          <table:table-cell office:value-type="float" office:value="3144.7652" calcext:value-type="float">
            <text:p>3144.7652</text:p>
          </table:table-cell>
          <table:table-cell office:value-type="float" office:value="958.8473" calcext:value-type="float">
            <text:p>958.8473</text:p>
          </table:table-cell>
          <table:table-cell office:value-type="float" office:value="1041.9191" calcext:value-type="float">
            <text:p>1041.9191</text:p>
          </table:table-cell>
          <table:table-cell office:value-type="float" office:value="2456.8668" calcext:value-type="float">
            <text:p>2456.8668</text:p>
          </table:table-cell>
        </table:table-row>
        <table:table-row table:style-name="ro1">
          <table:table-cell office:value-type="float" office:value="1700.0389" calcext:value-type="float">
            <text:p>1700.0389</text:p>
          </table:table-cell>
          <table:table-cell office:value-type="float" office:value="3175.67" calcext:value-type="float">
            <text:p>3175.67</text:p>
          </table:table-cell>
          <table:table-cell office:value-type="float" office:value="963.5338" calcext:value-type="float">
            <text:p>963.5338</text:p>
          </table:table-cell>
          <table:table-cell office:value-type="float" office:value="1045.5145" calcext:value-type="float">
            <text:p>1045.5145</text:p>
          </table:table-cell>
          <table:table-cell office:value-type="float" office:value="2457.9323" calcext:value-type="float">
            <text:p>2457.9323</text:p>
          </table:table-cell>
        </table:table-row>
        <table:table-row table:style-name="ro1">
          <table:table-cell office:value-type="float" office:value="1677.4708" calcext:value-type="float">
            <text:p>1677.4708</text:p>
          </table:table-cell>
          <table:table-cell office:value-type="float" office:value="3205.6188" calcext:value-type="float">
            <text:p>3205.6188</text:p>
          </table:table-cell>
          <table:table-cell office:value-type="float" office:value="968.2067" calcext:value-type="float">
            <text:p>968.2067</text:p>
          </table:table-cell>
          <table:table-cell office:value-type="float" office:value="1049.1356" calcext:value-type="float">
            <text:p>1049.1356</text:p>
          </table:table-cell>
          <table:table-cell office:value-type="float" office:value="2458.907" calcext:value-type="float">
            <text:p>2458.907</text:p>
          </table:table-cell>
        </table:table-row>
        <table:table-row table:style-name="ro1">
          <table:table-cell office:value-type="float" office:value="1653.6179" calcext:value-type="float">
            <text:p>1653.6179</text:p>
          </table:table-cell>
          <table:table-cell office:value-type="float" office:value="3234.5547" calcext:value-type="float">
            <text:p>3234.5547</text:p>
          </table:table-cell>
          <table:table-cell office:value-type="float" office:value="972.6724" calcext:value-type="float">
            <text:p>972.6724</text:p>
          </table:table-cell>
          <table:table-cell office:value-type="float" office:value="1052.6724" calcext:value-type="float">
            <text:p>1052.6724</text:p>
          </table:table-cell>
          <table:table-cell office:value-type="float" office:value="2460.1534" calcext:value-type="float">
            <text:p>2460.1534</text:p>
          </table:table-cell>
        </table:table-row>
        <table:table-row table:style-name="ro1">
          <table:table-cell office:value-type="float" office:value="1628.5255" calcext:value-type="float">
            <text:p>1628.5255</text:p>
          </table:table-cell>
          <table:table-cell office:value-type="float" office:value="3262.4227" calcext:value-type="float">
            <text:p>3262.4227</text:p>
          </table:table-cell>
          <table:table-cell office:value-type="float" office:value="976.9632" calcext:value-type="float">
            <text:p>976.9632</text:p>
          </table:table-cell>
          <table:table-cell office:value-type="float" office:value="1056.1357" calcext:value-type="float">
            <text:p>1056.1357</text:p>
          </table:table-cell>
          <table:table-cell office:value-type="float" office:value="2461.5915" calcext:value-type="float">
            <text:p>2461.5915</text:p>
          </table:table-cell>
        </table:table-row>
        <table:table-row table:style-name="ro1">
          <table:table-cell office:value-type="float" office:value="1602.2414" calcext:value-type="float">
            <text:p>1602.2414</text:p>
          </table:table-cell>
          <table:table-cell office:value-type="float" office:value="3289.1695" calcext:value-type="float">
            <text:p>3289.1695</text:p>
          </table:table-cell>
          <table:table-cell office:value-type="float" office:value="981.044" calcext:value-type="float">
            <text:p>981.044</text:p>
          </table:table-cell>
          <table:table-cell office:value-type="float" office:value="1059.489" calcext:value-type="float">
            <text:p>1059.489</text:p>
          </table:table-cell>
          <table:table-cell office:value-type="float" office:value="2463.2701" calcext:value-type="float">
            <text:p>2463.2701</text:p>
          </table:table-cell>
        </table:table-row>
        <table:table-row table:style-name="ro1">
          <table:table-cell office:value-type="float" office:value="1574.8156" calcext:value-type="float">
            <text:p>1574.8156</text:p>
          </table:table-cell>
          <table:table-cell office:value-type="float" office:value="3314.7445" calcext:value-type="float">
            <text:p>3314.7445</text:p>
          </table:table-cell>
          <table:table-cell office:value-type="float" office:value="984.9111" calcext:value-type="float">
            <text:p>984.9111</text:p>
          </table:table-cell>
          <table:table-cell office:value-type="float" office:value="1062.7185" calcext:value-type="float">
            <text:p>1062.7185</text:p>
          </table:table-cell>
          <table:table-cell office:value-type="float" office:value="2465.1762" calcext:value-type="float">
            <text:p>2465.1762</text:p>
          </table:table-cell>
        </table:table-row>
        <table:table-row table:style-name="ro1">
          <table:table-cell office:value-type="float" office:value="1546.3004" calcext:value-type="float">
            <text:p>1546.3004</text:p>
          </table:table-cell>
          <table:table-cell office:value-type="float" office:value="3339.0988" calcext:value-type="float">
            <text:p>3339.0988</text:p>
          </table:table-cell>
          <table:table-cell office:value-type="float" office:value="988.7454" calcext:value-type="float">
            <text:p>988.7454</text:p>
          </table:table-cell>
          <table:table-cell office:value-type="float" office:value="1066.0184" calcext:value-type="float">
            <text:p>1066.0184</text:p>
          </table:table-cell>
          <table:table-cell office:value-type="float" office:value="2466.9575" calcext:value-type="float">
            <text:p>2466.9575</text:p>
          </table:table-cell>
        </table:table-row>
        <table:table-row table:style-name="ro1">
          <table:table-cell office:value-type="float" office:value="1516.75" calcext:value-type="float">
            <text:p>1516.75</text:p>
          </table:table-cell>
          <table:table-cell office:value-type="float" office:value="3362.1861" calcext:value-type="float">
            <text:p>3362.1861</text:p>
          </table:table-cell>
          <table:table-cell office:value-type="float" office:value="992.451" calcext:value-type="float">
            <text:p>992.451</text:p>
          </table:table-cell>
          <table:table-cell office:value-type="float" office:value="1069.2821" calcext:value-type="float">
            <text:p>1069.2821</text:p>
          </table:table-cell>
          <table:table-cell office:value-type="float" office:value="2468.8043" calcext:value-type="float">
            <text:p>2468.8043</text:p>
          </table:table-cell>
        </table:table-row>
        <table:table-row table:style-name="ro1">
          <table:table-cell office:value-type="float" office:value="1486.2207" calcext:value-type="float">
            <text:p>1486.2207</text:p>
          </table:table-cell>
          <table:table-cell office:value-type="float" office:value="3383.9625" calcext:value-type="float">
            <text:p>3383.9625</text:p>
          </table:table-cell>
          <table:table-cell office:value-type="float" office:value="996.1517" calcext:value-type="float">
            <text:p>996.1517</text:p>
          </table:table-cell>
          <table:table-cell office:value-type="float" office:value="1072.6148" calcext:value-type="float">
            <text:p>1072.6148</text:p>
          </table:table-cell>
          <table:table-cell office:value-type="float" office:value="2470.5235" calcext:value-type="float">
            <text:p>2470.5235</text:p>
          </table:table-cell>
        </table:table-row>
        <table:table-row table:style-name="ro1">
          <table:table-cell office:value-type="float" office:value="1454.7705" calcext:value-type="float">
            <text:p>1454.7705</text:p>
          </table:table-cell>
          <table:table-cell office:value-type="float" office:value="3404.3864" calcext:value-type="float">
            <text:p>3404.3864</text:p>
          </table:table-cell>
          <table:table-cell office:value-type="float" office:value="999.7589" calcext:value-type="float">
            <text:p>999.7589</text:p>
          </table:table-cell>
          <table:table-cell office:value-type="float" office:value="1075.9329" calcext:value-type="float">
            <text:p>1075.9329</text:p>
          </table:table-cell>
          <table:table-cell office:value-type="float" office:value="2472.2708" calcext:value-type="float">
            <text:p>2472.2708</text:p>
          </table:table-cell>
        </table:table-row>
        <table:table-row table:style-name="ro1">
          <table:table-cell office:value-type="float" office:value="1422.4594" calcext:value-type="float">
            <text:p>1422.4594</text:p>
          </table:table-cell>
          <table:table-cell office:value-type="float" office:value="3423.4191" calcext:value-type="float">
            <text:p>3423.4191</text:p>
          </table:table-cell>
          <table:table-cell office:value-type="float" office:value="1003.3074" calcext:value-type="float">
            <text:p>1003.3074</text:p>
          </table:table-cell>
          <table:table-cell office:value-type="float" office:value="1079.26" calcext:value-type="float">
            <text:p>1079.26</text:p>
          </table:table-cell>
          <table:table-cell office:value-type="float" office:value="2474.0006" calcext:value-type="float">
            <text:p>2474.0006</text:p>
          </table:table-cell>
        </table:table-row>
        <table:table-row table:style-name="ro1">
          <table:table-cell office:value-type="float" office:value="1389.3489" calcext:value-type="float">
            <text:p>1389.3489</text:p>
          </table:table-cell>
          <table:table-cell office:value-type="float" office:value="3441.0243" calcext:value-type="float">
            <text:p>3441.0243</text:p>
          </table:table-cell>
          <table:table-cell office:value-type="float" office:value="1006.889" calcext:value-type="float">
            <text:p>1006.889</text:p>
          </table:table-cell>
          <table:table-cell office:value-type="float" office:value="1082.6504" calcext:value-type="float">
            <text:p>1082.6504</text:p>
          </table:table-cell>
          <table:table-cell office:value-type="float" office:value="2475.6031" calcext:value-type="float">
            <text:p>2475.6031</text:p>
          </table:table-cell>
        </table:table-row>
        <table:table-row table:style-name="ro1">
          <table:table-cell office:value-type="float" office:value="1355.5019" calcext:value-type="float">
            <text:p>1355.5019</text:p>
          </table:table-cell>
          <table:table-cell office:value-type="float" office:value="3457.1685" calcext:value-type="float">
            <text:p>3457.1685</text:p>
          </table:table-cell>
          <table:table-cell office:value-type="float" office:value="1010.2228" calcext:value-type="float">
            <text:p>1010.2228</text:p>
          </table:table-cell>
          <table:table-cell office:value-type="float" office:value="1085.9148" calcext:value-type="float">
            <text:p>1085.9148</text:p>
          </table:table-cell>
          <table:table-cell office:value-type="float" office:value="2477.4488" calcext:value-type="float">
            <text:p>2477.4488</text:p>
          </table:table-cell>
        </table:table-row>
        <table:table-row table:style-name="ro1">
          <table:table-cell office:value-type="float" office:value="1320.983" calcext:value-type="float">
            <text:p>1320.983</text:p>
          </table:table-cell>
          <table:table-cell office:value-type="float" office:value="3471.8209" calcext:value-type="float">
            <text:p>3471.8209</text:p>
          </table:table-cell>
          <table:table-cell office:value-type="float" office:value="1013.3085" calcext:value-type="float">
            <text:p>1013.3085</text:p>
          </table:table-cell>
          <table:table-cell office:value-type="float" office:value="1089.0393" calcext:value-type="float">
            <text:p>1089.0393</text:p>
          </table:table-cell>
          <table:table-cell office:value-type="float" office:value="2479.5224" calcext:value-type="float">
            <text:p>2479.5224</text:p>
          </table:table-cell>
        </table:table-row>
        <table:table-row table:style-name="ro1">
          <table:table-cell office:value-type="float" office:value="1285.8578" calcext:value-type="float">
            <text:p>1285.8578</text:p>
          </table:table-cell>
          <table:table-cell office:value-type="float" office:value="3484.9536" calcext:value-type="float">
            <text:p>3484.9536</text:p>
          </table:table-cell>
          <table:table-cell office:value-type="float" office:value="1016.2043" calcext:value-type="float">
            <text:p>1016.2043</text:p>
          </table:table-cell>
          <table:table-cell office:value-type="float" office:value="1092.0664" calcext:value-type="float">
            <text:p>1092.0664</text:p>
          </table:table-cell>
          <table:table-cell office:value-type="float" office:value="2481.7358" calcext:value-type="float">
            <text:p>2481.7358</text:p>
          </table:table-cell>
        </table:table-row>
        <table:table-row table:style-name="ro1">
          <table:table-cell office:value-type="float" office:value="1250.1932" calcext:value-type="float">
            <text:p>1250.1932</text:p>
          </table:table-cell>
          <table:table-cell office:value-type="float" office:value="3496.5418" calcext:value-type="float">
            <text:p>3496.5418</text:p>
          </table:table-cell>
          <table:table-cell office:value-type="float" office:value="1019.0305" calcext:value-type="float">
            <text:p>1019.0305</text:p>
          </table:table-cell>
          <table:table-cell office:value-type="float" office:value="1095.1028" calcext:value-type="float">
            <text:p>1095.1028</text:p>
          </table:table-cell>
          <table:table-cell office:value-type="float" office:value="2483.9364" calcext:value-type="float">
            <text:p>2483.9364</text:p>
          </table:table-cell>
        </table:table-row>
        <table:table-row table:style-name="ro1">
          <table:table-cell office:value-type="float" office:value="1214.057" calcext:value-type="float">
            <text:p>1214.057</text:p>
          </table:table-cell>
          <table:table-cell office:value-type="float" office:value="3506.5632" calcext:value-type="float">
            <text:p>3506.5632</text:p>
          </table:table-cell>
          <table:table-cell office:value-type="float" office:value="1021.9866" calcext:value-type="float">
            <text:p>1021.9866</text:p>
          </table:table-cell>
          <table:table-cell office:value-type="float" office:value="1098.2934" calcext:value-type="float">
            <text:p>1098.2934</text:p>
          </table:table-cell>
          <table:table-cell office:value-type="float" office:value="2485.9068" calcext:value-type="float">
            <text:p>2485.9068</text:p>
          </table:table-cell>
        </table:table-row>
        <table:table-row table:style-name="ro1">
          <table:table-cell office:value-type="float" office:value="1177.5182" calcext:value-type="float">
            <text:p>1177.5182</text:p>
          </table:table-cell>
          <table:table-cell office:value-type="float" office:value="3514.9989" calcext:value-type="float">
            <text:p>3514.9989</text:p>
          </table:table-cell>
          <table:table-cell office:value-type="float" office:value="1025.0819" calcext:value-type="float">
            <text:p>1025.0819</text:p>
          </table:table-cell>
          <table:table-cell office:value-type="float" office:value="1101.604" calcext:value-type="float">
            <text:p>1101.604</text:p>
          </table:table-cell>
          <table:table-cell office:value-type="float" office:value="2487.6681" calcext:value-type="float">
            <text:p>2487.6681</text:p>
          </table:table-cell>
        </table:table-row>
        <table:table-row table:style-name="ro1">
          <table:table-cell office:value-type="float" office:value="1140.6461" calcext:value-type="float">
            <text:p>1140.6461</text:p>
          </table:table-cell>
          <table:table-cell office:value-type="float" office:value="3521.8327" calcext:value-type="float">
            <text:p>3521.8327</text:p>
          </table:table-cell>
          <table:table-cell office:value-type="float" office:value="1028.3244" calcext:value-type="float">
            <text:p>1028.3244</text:p>
          </table:table-cell>
          <table:table-cell office:value-type="float" office:value="1105.0115" calcext:value-type="float">
            <text:p>1105.0115</text:p>
          </table:table-cell>
          <table:table-cell office:value-type="float" office:value="2489.2339" calcext:value-type="float">
            <text:p>2489.2339</text:p>
          </table:table-cell>
        </table:table-row>
        <table:table-row table:style-name="ro1">
          <table:table-cell office:value-type="float" office:value="1103.5111" calcext:value-type="float">
            <text:p>1103.5111</text:p>
          </table:table-cell>
          <table:table-cell office:value-type="float" office:value="3527.0517" calcext:value-type="float">
            <text:p>3527.0517</text:p>
          </table:table-cell>
          <table:table-cell office:value-type="float" office:value="1031.5844" calcext:value-type="float">
            <text:p>1031.5844</text:p>
          </table:table-cell>
          <table:table-cell office:value-type="float" office:value="1108.4409" calcext:value-type="float">
            <text:p>1108.4409</text:p>
          </table:table-cell>
          <table:table-cell office:value-type="float" office:value="2490.7512" calcext:value-type="float">
            <text:p>2490.7512</text:p>
          </table:table-cell>
        </table:table-row>
        <table:table-row table:style-name="ro1">
          <table:table-cell office:value-type="float" office:value="1066.1837" calcext:value-type="float">
            <text:p>1066.1837</text:p>
          </table:table-cell>
          <table:table-cell office:value-type="float" office:value="3530.6459" calcext:value-type="float">
            <text:p>3530.6459</text:p>
          </table:table-cell>
          <table:table-cell office:value-type="float" office:value="1034.5492" calcext:value-type="float">
            <text:p>1034.5492</text:p>
          </table:table-cell>
          <table:table-cell office:value-type="float" office:value="1111.7393" calcext:value-type="float">
            <text:p>1111.7393</text:p>
          </table:table-cell>
          <table:table-cell office:value-type="float" office:value="2492.5352" calcext:value-type="float">
            <text:p>2492.5352</text:p>
          </table:table-cell>
        </table:table-row>
        <table:table-row table:style-name="ro1">
          <table:table-cell office:value-type="float" office:value="1028.7351" calcext:value-type="float">
            <text:p>1028.7351</text:p>
          </table:table-cell>
          <table:table-cell office:value-type="float" office:value="3532.6085" calcext:value-type="float">
            <text:p>3532.6085</text:p>
          </table:table-cell>
          <table:table-cell office:value-type="float" office:value="1037.2778" calcext:value-type="float">
            <text:p>1037.2778</text:p>
          </table:table-cell>
          <table:table-cell office:value-type="float" office:value="1114.9248" calcext:value-type="float">
            <text:p>1114.9248</text:p>
          </table:table-cell>
          <table:table-cell office:value-type="float" office:value="2494.5139" calcext:value-type="float">
            <text:p>2494.5139</text:p>
          </table:table-cell>
        </table:table-row>
        <table:table-row table:style-name="ro1">
          <table:table-cell office:value-type="float" office:value="991.2365" calcext:value-type="float">
            <text:p>991.2365</text:p>
          </table:table-cell>
          <table:table-cell office:value-type="float" office:value="3532.9358" calcext:value-type="float">
            <text:p>3532.9358</text:p>
          </table:table-cell>
          <table:table-cell office:value-type="float" office:value="1039.8086" calcext:value-type="float">
            <text:p>1039.8086</text:p>
          </table:table-cell>
          <table:table-cell office:value-type="float" office:value="1118.014" calcext:value-type="float">
            <text:p>1118.014</text:p>
          </table:table-cell>
          <table:table-cell office:value-type="float" office:value="2496.6398" calcext:value-type="float">
            <text:p>2496.6398</text:p>
          </table:table-cell>
        </table:table-row>
        <table:table-row table:style-name="ro1">
          <table:table-cell office:value-type="float" office:value="953.7594" calcext:value-type="float">
            <text:p>953.7594</text:p>
          </table:table-cell>
          <table:table-cell office:value-type="float" office:value="3531.627" calcext:value-type="float">
            <text:p>3531.627</text:p>
          </table:table-cell>
          <table:table-cell office:value-type="float" office:value="1042.3088" calcext:value-type="float">
            <text:p>1042.3088</text:p>
          </table:table-cell>
          <table:table-cell office:value-type="float" office:value="1121.1137" calcext:value-type="float">
            <text:p>1121.1137</text:p>
          </table:table-cell>
          <table:table-cell office:value-type="float" office:value="2498.7503" calcext:value-type="float">
            <text:p>2498.7503</text:p>
          </table:table-cell>
        </table:table-row>
        <table:table-row table:style-name="ro1">
          <table:table-cell office:value-type="float" office:value="916.375" calcext:value-type="float">
            <text:p>916.375</text:p>
          </table:table-cell>
          <table:table-cell office:value-type="float" office:value="3528.6848" calcext:value-type="float">
            <text:p>3528.6848</text:p>
          </table:table-cell>
          <table:table-cell office:value-type="float" office:value="1045.0603" calcext:value-type="float">
            <text:p>1045.0603</text:p>
          </table:table-cell>
          <table:table-cell office:value-type="float" office:value="1124.3818" calcext:value-type="float">
            <text:p>1124.3818</text:p>
          </table:table-cell>
          <table:table-cell office:value-type="float" office:value="2500.5892" calcext:value-type="float">
            <text:p>2500.5892</text:p>
          </table:table-cell>
        </table:table-row>
        <table:table-row table:style-name="ro1">
          <table:table-cell office:value-type="float" office:value="879.1545" calcext:value-type="float">
            <text:p>879.1545</text:p>
          </table:table-cell>
          <table:table-cell office:value-type="float" office:value="3524.1147" calcext:value-type="float">
            <text:p>3524.1147</text:p>
          </table:table-cell>
          <table:table-cell office:value-type="float" office:value="1048.0059" calcext:value-type="float">
            <text:p>1048.0059</text:p>
          </table:table-cell>
          <table:table-cell office:value-type="float" office:value="1127.7594" calcext:value-type="float">
            <text:p>1127.7594</text:p>
          </table:table-cell>
          <table:table-cell office:value-type="float" office:value="2502.2186" calcext:value-type="float">
            <text:p>2502.2186</text:p>
          </table:table-cell>
        </table:table-row>
        <table:table-row table:style-name="ro1">
          <table:table-cell office:value-type="float" office:value="842.1688" calcext:value-type="float">
            <text:p>842.1688</text:p>
          </table:table-cell>
          <table:table-cell office:value-type="float" office:value="3517.9254" calcext:value-type="float">
            <text:p>3517.9254</text:p>
          </table:table-cell>
          <table:table-cell office:value-type="float" office:value="1050.7273" calcext:value-type="float">
            <text:p>1050.7273</text:p>
          </table:table-cell>
          <table:table-cell office:value-type="float" office:value="1131.0446" calcext:value-type="float">
            <text:p>1131.0446</text:p>
          </table:table-cell>
          <table:table-cell office:value-type="float" office:value="2504.0269" calcext:value-type="float">
            <text:p>2504.0269</text:p>
          </table:table-cell>
        </table:table-row>
        <table:table-row table:style-name="ro1">
          <table:table-cell office:value-type="float" office:value="805.4882" calcext:value-type="float">
            <text:p>805.4882</text:p>
          </table:table-cell>
          <table:table-cell office:value-type="float" office:value="3510.1288" calcext:value-type="float">
            <text:p>3510.1288</text:p>
          </table:table-cell>
          <table:table-cell office:value-type="float" office:value="1053.6391" calcext:value-type="float">
            <text:p>1053.6391</text:p>
          </table:table-cell>
          <table:table-cell office:value-type="float" office:value="1134.4334" calcext:value-type="float">
            <text:p>1134.4334</text:p>
          </table:table-cell>
          <table:table-cell office:value-type="float" office:value="2505.6326" calcext:value-type="float">
            <text:p>2505.6326</text:p>
          </table:table-cell>
        </table:table-row>
        <table:table-row table:style-name="ro1">
          <table:table-cell office:value-type="float" office:value="769.1827" calcext:value-type="float">
            <text:p>769.1827</text:p>
          </table:table-cell>
          <table:table-cell office:value-type="float" office:value="3500.7395" calcext:value-type="float">
            <text:p>3500.7395</text:p>
          </table:table-cell>
          <table:table-cell office:value-type="float" office:value="1056.4598" calcext:value-type="float">
            <text:p>1056.4598</text:p>
          </table:table-cell>
          <table:table-cell office:value-type="float" office:value="1137.7957" calcext:value-type="float">
            <text:p>1137.7957</text:p>
          </table:table-cell>
          <table:table-cell office:value-type="float" office:value="2507.2932" calcext:value-type="float">
            <text:p>2507.2932</text:p>
          </table:table-cell>
        </table:table-row>
        <table:table-row table:style-name="ro1">
          <table:table-cell office:value-type="float" office:value="733.3213" calcext:value-type="float">
            <text:p>733.3213</text:p>
          </table:table-cell>
          <table:table-cell office:value-type="float" office:value="3489.7756" calcext:value-type="float">
            <text:p>3489.7756</text:p>
          </table:table-cell>
          <table:table-cell office:value-type="float" office:value="1059.3432" calcext:value-type="float">
            <text:p>1059.3432</text:p>
          </table:table-cell>
          <table:table-cell office:value-type="float" office:value="1141.1996" calcext:value-type="float">
            <text:p>1141.1996</text:p>
          </table:table-cell>
          <table:table-cell office:value-type="float" office:value="2508.8668" calcext:value-type="float">
            <text:p>2508.8668</text:p>
          </table:table-cell>
        </table:table-row>
        <table:table-row table:style-name="ro1">
          <table:table-cell office:value-type="float" office:value="697.9722" calcext:value-type="float">
            <text:p>697.9722</text:p>
          </table:table-cell>
          <table:table-cell office:value-type="float" office:value="3477.2578" calcext:value-type="float">
            <text:p>3477.2578</text:p>
          </table:table-cell>
          <table:table-cell office:value-type="float" office:value="1062.134" calcext:value-type="float">
            <text:p>1062.134</text:p>
          </table:table-cell>
          <table:table-cell office:value-type="float" office:value="1144.5789" calcext:value-type="float">
            <text:p>1144.5789</text:p>
          </table:table-cell>
          <table:table-cell office:value-type="float" office:value="2510.4923" calcext:value-type="float">
            <text:p>2510.4923</text:p>
          </table:table-cell>
        </table:table-row>
        <table:table-row table:style-name="ro1">
          <table:table-cell office:value-type="float" office:value="663.2028" calcext:value-type="float">
            <text:p>663.2028</text:p>
          </table:table-cell>
          <table:table-cell office:value-type="float" office:value="3463.2101" calcext:value-type="float">
            <text:p>3463.2101</text:p>
          </table:table-cell>
          <table:table-cell office:value-type="float" office:value="1065.1151" calcext:value-type="float">
            <text:p>1065.1151</text:p>
          </table:table-cell>
          <table:table-cell office:value-type="float" office:value="1148.0512" calcext:value-type="float">
            <text:p>1148.0512</text:p>
          </table:table-cell>
          <table:table-cell office:value-type="float" office:value="2511.9086" calcext:value-type="float">
            <text:p>2511.9086</text:p>
          </table:table-cell>
        </table:table-row>
        <table:table-row table:style-name="ro1">
          <table:table-cell office:value-type="float" office:value="629.0793" calcext:value-type="float">
            <text:p>629.0793</text:p>
          </table:table-cell>
          <table:table-cell office:value-type="float" office:value="3447.6591" calcext:value-type="float">
            <text:p>3447.6591</text:p>
          </table:table-cell>
          <table:table-cell office:value-type="float" office:value="1067.9177" calcext:value-type="float">
            <text:p>1067.9177</text:p>
          </table:table-cell>
          <table:table-cell office:value-type="float" office:value="1151.4696" calcext:value-type="float">
            <text:p>1151.4696</text:p>
          </table:table-cell>
          <table:table-cell office:value-type="float" office:value="2513.4503" calcext:value-type="float">
            <text:p>2513.4503</text:p>
          </table:table-cell>
        </table:table-row>
        <table:table-row table:style-name="ro1">
          <table:table-cell office:value-type="float" office:value="595.6665" calcext:value-type="float">
            <text:p>595.6665</text:p>
          </table:table-cell>
          <table:table-cell office:value-type="float" office:value="3430.6344" calcext:value-type="float">
            <text:p>3430.6344</text:p>
          </table:table-cell>
          <table:table-cell office:value-type="float" office:value="1070.6593" calcext:value-type="float">
            <text:p>1070.6593</text:p>
          </table:table-cell>
          <table:table-cell office:value-type="float" office:value="1154.882" calcext:value-type="float">
            <text:p>1154.882</text:p>
          </table:table-cell>
          <table:table-cell office:value-type="float" office:value="2515.0054" calcext:value-type="float">
            <text:p>2515.0054</text:p>
          </table:table-cell>
        </table:table-row>
        <table:table-row table:style-name="ro1">
          <table:table-cell office:value-type="float" office:value="563.0282" calcext:value-type="float">
            <text:p>563.0282</text:p>
          </table:table-cell>
          <table:table-cell office:value-type="float" office:value="3412.1685" calcext:value-type="float">
            <text:p>3412.1685</text:p>
          </table:table-cell>
          <table:table-cell office:value-type="float" office:value="1073.0479" calcext:value-type="float">
            <text:p>1073.0479</text:p>
          </table:table-cell>
          <table:table-cell office:value-type="float" office:value="1158.1574" calcext:value-type="float">
            <text:p>1158.1574</text:p>
          </table:table-cell>
          <table:table-cell office:value-type="float" office:value="2516.8314" calcext:value-type="float">
            <text:p>2516.8314</text:p>
          </table:table-cell>
        </table:table-row>
        <table:table-row table:style-name="ro1">
          <table:table-cell office:value-type="float" office:value="531.2264" calcext:value-type="float">
            <text:p>531.2264</text:p>
          </table:table-cell>
          <table:table-cell office:value-type="float" office:value="3392.2966" calcext:value-type="float">
            <text:p>3392.2966</text:p>
          </table:table-cell>
          <table:table-cell office:value-type="float" office:value="1075.3103" calcext:value-type="float">
            <text:p>1075.3103</text:p>
          </table:table-cell>
          <table:table-cell office:value-type="float" office:value="1161.3963" calcext:value-type="float">
            <text:p>1161.3963</text:p>
          </table:table-cell>
          <table:table-cell office:value-type="float" office:value="2518.7214" calcext:value-type="float">
            <text:p>2518.7214</text:p>
          </table:table-cell>
        </table:table-row>
        <table:table-row table:style-name="ro1">
          <table:table-cell office:value-type="float" office:value="500.3217" calcext:value-type="float">
            <text:p>500.3217</text:p>
          </table:table-cell>
          <table:table-cell office:value-type="float" office:value="3371.0563" calcext:value-type="float">
            <text:p>3371.0563</text:p>
          </table:table-cell>
          <table:table-cell office:value-type="float" office:value="1077.5695" calcext:value-type="float">
            <text:p>1077.5695</text:p>
          </table:table-cell>
          <table:table-cell office:value-type="float" office:value="1164.6617" calcext:value-type="float">
            <text:p>1164.6617</text:p>
          </table:table-cell>
          <table:table-cell office:value-type="float" office:value="2520.5651" calcext:value-type="float">
            <text:p>2520.5651</text:p>
          </table:table-cell>
        </table:table-row>
        <table:table-row table:style-name="ro1">
          <table:table-cell office:value-type="float" office:value="470.3728" calcext:value-type="float">
            <text:p>470.3728</text:p>
          </table:table-cell>
          <table:table-cell office:value-type="float" office:value="3348.4883" calcext:value-type="float">
            <text:p>3348.4883</text:p>
          </table:table-cell>
          <table:table-cell office:value-type="float" office:value="1079.9329" calcext:value-type="float">
            <text:p>1079.9329</text:p>
          </table:table-cell>
          <table:table-cell office:value-type="float" office:value="1168.006" calcext:value-type="float">
            <text:p>1168.006</text:p>
          </table:table-cell>
          <table:table-cell office:value-type="float" office:value="2522.2616" calcext:value-type="float">
            <text:p>2522.2616</text:p>
          </table:table-cell>
        </table:table-row>
        <table:table-row table:style-name="ro1">
          <table:table-cell office:value-type="float" office:value="441.4369" calcext:value-type="float">
            <text:p>441.4369</text:p>
          </table:table-cell>
          <table:table-cell office:value-type="float" office:value="3324.6353" calcext:value-type="float">
            <text:p>3324.6353</text:p>
          </table:table-cell>
          <table:table-cell office:value-type="float" office:value="1082.4017" calcext:value-type="float">
            <text:p>1082.4017</text:p>
          </table:table-cell>
          <table:table-cell office:value-type="float" office:value="1171.4274" calcext:value-type="float">
            <text:p>1171.4274</text:p>
          </table:table-cell>
          <table:table-cell office:value-type="float" office:value="2523.7968" calcext:value-type="float">
            <text:p>2523.7968</text:p>
          </table:table-cell>
        </table:table-row>
        <table:table-row table:style-name="ro1">
          <table:table-cell office:value-type="float" office:value="413.569" calcext:value-type="float">
            <text:p>413.569</text:p>
          </table:table-cell>
          <table:table-cell office:value-type="float" office:value="3299.5429" calcext:value-type="float">
            <text:p>3299.5429</text:p>
          </table:table-cell>
          <table:table-cell office:value-type="float" office:value="1084.6712" calcext:value-type="float">
            <text:p>1084.6712</text:p>
          </table:table-cell>
          <table:table-cell office:value-type="float" office:value="1174.7939" calcext:value-type="float">
            <text:p>1174.7939</text:p>
          </table:table-cell>
          <table:table-cell office:value-type="float" office:value="2525.4488" calcext:value-type="float">
            <text:p>2525.4488</text:p>
          </table:table-cell>
        </table:table-row>
        <table:table-row table:style-name="ro1">
          <table:table-cell office:value-type="float" office:value="386.8221" calcext:value-type="float">
            <text:p>386.8221</text:p>
          </table:table-cell>
          <table:table-cell office:value-type="float" office:value="3273.2588" calcext:value-type="float">
            <text:p>3273.2588</text:p>
          </table:table-cell>
          <table:table-cell office:value-type="float" office:value="1086.6779" calcext:value-type="float">
            <text:p>1086.6779</text:p>
          </table:table-cell>
          <table:table-cell office:value-type="float" office:value="1178.0716" calcext:value-type="float">
            <text:p>1178.0716</text:p>
          </table:table-cell>
          <table:table-cell office:value-type="float" office:value="2527.2706" calcext:value-type="float">
            <text:p>2527.2706</text:p>
          </table:table-cell>
        </table:table-row>
        <table:table-row table:style-name="ro1">
          <table:table-cell office:value-type="float" office:value="361.2471" calcext:value-type="float">
            <text:p>361.2471</text:p>
          </table:table-cell>
          <table:table-cell office:value-type="float" office:value="3245.8331" calcext:value-type="float">
            <text:p>3245.8331</text:p>
          </table:table-cell>
          <table:table-cell office:value-type="float" office:value="1088.4798" calcext:value-type="float">
            <text:p>1088.4798</text:p>
          </table:table-cell>
          <table:table-cell office:value-type="float" office:value="1181.2847" calcext:value-type="float">
            <text:p>1181.2847</text:p>
          </table:table-cell>
          <table:table-cell office:value-type="float" office:value="2529.2041" calcext:value-type="float">
            <text:p>2529.2041</text:p>
          </table:table-cell>
        </table:table-row>
        <table:table-row table:style-name="ro1">
          <table:table-cell office:value-type="float" office:value="336.8928" calcext:value-type="float">
            <text:p>336.8928</text:p>
          </table:table-cell>
          <table:table-cell office:value-type="float" office:value="3217.3178" calcext:value-type="float">
            <text:p>3217.3178</text:p>
          </table:table-cell>
          <table:table-cell office:value-type="float" office:value="1089.8956" calcext:value-type="float">
            <text:p>1089.8956</text:p>
          </table:table-cell>
          <table:table-cell office:value-type="float" office:value="1184.325" calcext:value-type="float">
            <text:p>1184.325</text:p>
          </table:table-cell>
          <table:table-cell office:value-type="float" office:value="2531.3995" calcext:value-type="float">
            <text:p>2531.3995</text:p>
          </table:table-cell>
        </table:table-row>
        <table:table-row table:style-name="ro1">
          <table:table-cell office:value-type="float" office:value="313.8055" calcext:value-type="float">
            <text:p>313.8055</text:p>
          </table:table-cell>
          <table:table-cell office:value-type="float" office:value="3187.7674" calcext:value-type="float">
            <text:p>3187.7674</text:p>
          </table:table-cell>
          <table:table-cell office:value-type="float" office:value="1091.0946" calcext:value-type="float">
            <text:p>1091.0946</text:p>
          </table:table-cell>
          <table:table-cell office:value-type="float" office:value="1187.282" calcext:value-type="float">
            <text:p>1187.282</text:p>
          </table:table-cell>
          <table:table-cell office:value-type="float" office:value="2533.7056" calcext:value-type="float">
            <text:p>2533.7056</text:p>
          </table:table-cell>
        </table:table-row>
        <table:table-row table:style-name="ro1">
          <table:table-cell office:value-type="float" office:value="292.0292" calcext:value-type="float">
            <text:p>292.0292</text:p>
          </table:table-cell>
          <table:table-cell office:value-type="float" office:value="3157.2381" calcext:value-type="float">
            <text:p>3157.2381</text:p>
          </table:table-cell>
          <table:table-cell office:value-type="float" office:value="1092.1424" calcext:value-type="float">
            <text:p>1092.1424</text:p>
          </table:table-cell>
          <table:table-cell office:value-type="float" office:value="1190.196" calcext:value-type="float">
            <text:p>1190.196</text:p>
          </table:table-cell>
          <table:table-cell office:value-type="float" office:value="2536.0659" calcext:value-type="float">
            <text:p>2536.0659</text:p>
          </table:table-cell>
        </table:table-row>
        <table:table-row table:style-name="ro1">
          <table:table-cell office:value-type="float" office:value="271.6052" calcext:value-type="float">
            <text:p>271.6052</text:p>
          </table:table-cell>
          <table:table-cell office:value-type="float" office:value="3125.788" calcext:value-type="float">
            <text:p>3125.788</text:p>
          </table:table-cell>
          <table:table-cell office:value-type="float" office:value="1092.9519" calcext:value-type="float">
            <text:p>1092.9519</text:p>
          </table:table-cell>
          <table:table-cell office:value-type="float" office:value="1193.0087" calcext:value-type="float">
            <text:p>1193.0087</text:p>
          </table:table-cell>
          <table:table-cell office:value-type="float" office:value="2538.5461" calcext:value-type="float">
            <text:p>2538.5461</text:p>
          </table:table-cell>
        </table:table-row>
        <table:table-row table:style-name="ro1">
          <table:table-cell office:value-type="float" office:value="252.5725" calcext:value-type="float">
            <text:p>252.5725</text:p>
          </table:table-cell>
          <table:table-cell office:value-type="float" office:value="3093.4769" calcext:value-type="float">
            <text:p>3093.4769</text:p>
          </table:table-cell>
          <table:table-cell office:value-type="float" office:value="1093.8682" calcext:value-type="float">
            <text:p>1093.8682</text:p>
          </table:table-cell>
          <table:table-cell office:value-type="float" office:value="1195.9524" calcext:value-type="float">
            <text:p>1195.9524</text:p>
          </table:table-cell>
          <table:table-cell office:value-type="float" office:value="2540.8693" calcext:value-type="float">
            <text:p>2540.8693</text:p>
          </table:table-cell>
        </table:table-row>
        <table:table-row table:style-name="ro1">
          <table:table-cell office:value-type="float" office:value="234.9673" calcext:value-type="float">
            <text:p>234.9673</text:p>
          </table:table-cell>
          <table:table-cell office:value-type="float" office:value="3060.3663" calcext:value-type="float">
            <text:p>3060.3663</text:p>
          </table:table-cell>
          <table:table-cell office:value-type="float" office:value="1094.576" calcext:value-type="float">
            <text:p>1094.576</text:p>
          </table:table-cell>
          <table:table-cell office:value-type="float" office:value="1198.8206" calcext:value-type="float">
            <text:p>1198.8206</text:p>
          </table:table-cell>
          <table:table-cell office:value-type="float" office:value="2543.285" calcext:value-type="float">
            <text:p>2543.285</text:p>
          </table:table-cell>
        </table:table-row>
        <table:table-row table:style-name="ro1">
          <table:table-cell office:value-type="float" office:value="218.8232" calcext:value-type="float">
            <text:p>218.8232</text:p>
          </table:table-cell>
          <table:table-cell office:value-type="float" office:value="3026.5194" calcext:value-type="float">
            <text:p>3026.5194</text:p>
          </table:table-cell>
          <table:table-cell office:value-type="float" office:value="1094.9572" calcext:value-type="float">
            <text:p>1094.9572</text:p>
          </table:table-cell>
          <table:table-cell office:value-type="float" office:value="1201.5264" calcext:value-type="float">
            <text:p>1201.5264</text:p>
          </table:table-cell>
          <table:table-cell office:value-type="float" office:value="2545.8814" calcext:value-type="float">
            <text:p>2545.8814</text:p>
          </table:table-cell>
        </table:table-row>
        <table:table-row table:style-name="ro1">
          <table:table-cell office:value-type="float" office:value="204.1708" calcext:value-type="float">
            <text:p>204.1708</text:p>
          </table:table-cell>
          <table:table-cell office:value-type="float" office:value="2992.0005" calcext:value-type="float">
            <text:p>2992.0005</text:p>
          </table:table-cell>
          <table:table-cell office:value-type="float" office:value="1095.331" calcext:value-type="float">
            <text:p>1095.331</text:p>
          </table:table-cell>
          <table:table-cell office:value-type="float" office:value="1204.2975" calcext:value-type="float">
            <text:p>1204.2975</text:p>
          </table:table-cell>
          <table:table-cell office:value-type="float" office:value="2548.408" calcext:value-type="float">
            <text:p>2548.408</text:p>
          </table:table-cell>
        </table:table-row>
        <table:table-row table:style-name="ro1">
          <table:table-cell office:value-type="float" office:value="191.038" calcext:value-type="float">
            <text:p>191.038</text:p>
          </table:table-cell>
          <table:table-cell office:value-type="float" office:value="2956.8753" calcext:value-type="float">
            <text:p>2956.8753</text:p>
          </table:table-cell>
          <table:table-cell office:value-type="float" office:value="1095.8364" calcext:value-type="float">
            <text:p>1095.8364</text:p>
          </table:table-cell>
          <table:table-cell office:value-type="float" office:value="1207.2375" calcext:value-type="float">
            <text:p>1207.2375</text:p>
          </table:table-cell>
          <table:table-cell office:value-type="float" office:value="2550.7358" calcext:value-type="float">
            <text:p>2550.7358</text:p>
          </table:table-cell>
        </table:table-row>
        <table:table-row table:style-name="ro1">
          <table:table-cell office:value-type="float" office:value="179.4498" calcext:value-type="float">
            <text:p>179.4498</text:p>
          </table:table-cell>
          <table:table-cell office:value-type="float" office:value="2921.2106" calcext:value-type="float">
            <text:p>2921.2106</text:p>
          </table:table-cell>
          <table:table-cell office:value-type="float" office:value="1096.0377" calcext:value-type="float">
            <text:p>1096.0377</text:p>
          </table:table-cell>
          <table:table-cell office:value-type="float" office:value="1210.0407" calcext:value-type="float">
            <text:p>1210.0407</text:p>
          </table:table-cell>
          <table:table-cell office:value-type="float" office:value="2553.2267" calcext:value-type="float">
            <text:p>2553.2267</text:p>
          </table:table-cell>
        </table:table-row>
        <table:table-row table:style-name="ro1">
          <table:table-cell office:value-type="float" office:value="169.4284" calcext:value-type="float">
            <text:p>169.4284</text:p>
          </table:table-cell>
          <table:table-cell office:value-type="float" office:value="2885.0745" calcext:value-type="float">
            <text:p>2885.0745</text:p>
          </table:table-cell>
          <table:table-cell office:value-type="float" office:value="1096.2947" calcext:value-type="float">
            <text:p>1096.2947</text:p>
          </table:table-cell>
          <table:table-cell office:value-type="float" office:value="1212.9712" calcext:value-type="float">
            <text:p>1212.9712</text:p>
          </table:table-cell>
          <table:table-cell office:value-type="float" office:value="2555.5665" calcext:value-type="float">
            <text:p>2555.5665</text:p>
          </table:table-cell>
        </table:table-row>
        <table:table-row table:style-name="ro1">
          <table:table-cell office:value-type="float" office:value="160.9927" calcext:value-type="float">
            <text:p>160.9927</text:p>
          </table:table-cell>
          <table:table-cell office:value-type="float" office:value="2848.5356" calcext:value-type="float">
            <text:p>2848.5356</text:p>
          </table:table-cell>
          <table:table-cell office:value-type="float" office:value="1096.2191" calcext:value-type="float">
            <text:p>1096.2191</text:p>
          </table:table-cell>
          <table:table-cell office:value-type="float" office:value="1215.7447" calcext:value-type="float">
            <text:p>1215.7447</text:p>
          </table:table-cell>
          <table:table-cell office:value-type="float" office:value="2558.0905" calcext:value-type="float">
            <text:p>2558.0905</text:p>
          </table:table-cell>
        </table:table-row>
        <table:table-row table:style-name="ro1">
          <table:table-cell office:value-type="float" office:value="154.1589" calcext:value-type="float">
            <text:p>154.1589</text:p>
          </table:table-cell>
          <table:table-cell office:value-type="float" office:value="2811.6636" calcext:value-type="float">
            <text:p>2811.6636</text:p>
          </table:table-cell>
          <table:table-cell office:value-type="float" office:value="1096.1303" calcext:value-type="float">
            <text:p>1096.1303</text:p>
          </table:table-cell>
          <table:table-cell office:value-type="float" office:value="1218.6058" calcext:value-type="float">
            <text:p>1218.6058</text:p>
          </table:table-cell>
          <table:table-cell office:value-type="float" office:value="2560.5146" calcext:value-type="float">
            <text:p>2560.5146</text:p>
          </table:table-cell>
        </table:table-row>
        <table:table-row table:style-name="ro1">
          <table:table-cell office:value-type="float" office:value="148.9399" calcext:value-type="float">
            <text:p>148.9399</text:p>
          </table:table-cell>
          <table:table-cell office:value-type="float" office:value="2774.5285" calcext:value-type="float">
            <text:p>2774.5285</text:p>
          </table:table-cell>
          <table:table-cell office:value-type="float" office:value="1096.0559" calcext:value-type="float">
            <text:p>1096.0559</text:p>
          </table:table-cell>
          <table:table-cell office:value-type="float" office:value="1221.5861" calcext:value-type="float">
            <text:p>1221.5861</text:p>
          </table:table-cell>
          <table:table-cell office:value-type="float" office:value="2562.7906" calcext:value-type="float">
            <text:p>2562.7906</text:p>
          </table:table-cell>
        </table:table-row>
        <table:table-row table:style-name="ro1">
          <table:table-cell office:value-type="float" office:value="145.3457" calcext:value-type="float">
            <text:p>145.3457</text:p>
          </table:table-cell>
          <table:table-cell office:value-type="float" office:value="2737.2011" calcext:value-type="float">
            <text:p>2737.2011</text:p>
          </table:table-cell>
          <table:table-cell office:value-type="float" office:value="1096.0625" calcext:value-type="float">
            <text:p>1096.0625</text:p>
          </table:table-cell>
          <table:table-cell office:value-type="float" office:value="1224.7504" calcext:value-type="float">
            <text:p>1224.7504</text:p>
          </table:table-cell>
          <table:table-cell office:value-type="float" office:value="2564.803" calcext:value-type="float">
            <text:p>2564.803</text:p>
          </table:table-cell>
        </table:table-row>
        <table:table-row table:style-name="ro1">
          <table:table-cell office:value-type="float" office:value="143.3831" calcext:value-type="float">
            <text:p>143.3831</text:p>
          </table:table-cell>
          <table:table-cell office:value-type="float" office:value="2699.7525" calcext:value-type="float">
            <text:p>2699.7525</text:p>
          </table:table-cell>
          <table:table-cell office:value-type="float" office:value="1096.0598" calcext:value-type="float">
            <text:p>1096.0598</text:p>
          </table:table-cell>
          <table:table-cell office:value-type="float" office:value="1228.0459" calcext:value-type="float">
            <text:p>1228.0459</text:p>
          </table:table-cell>
          <table:table-cell office:value-type="float" office:value="2566.5925" calcext:value-type="float">
            <text:p>2566.5925</text:p>
          </table:table-cell>
        </table:table-row>
        <table:table-row table:style-name="ro1">
          <table:table-cell office:value-type="float" office:value="143.0559" calcext:value-type="float">
            <text:p>143.0559</text:p>
          </table:table-cell>
          <table:table-cell office:value-type="float" office:value="2662.254" calcext:value-type="float">
            <text:p>2662.254</text:p>
          </table:table-cell>
          <table:table-cell office:value-type="float" office:value="1095.9125" calcext:value-type="float">
            <text:p>1095.9125</text:p>
          </table:table-cell>
          <table:table-cell office:value-type="float" office:value="1231.3836" calcext:value-type="float">
            <text:p>1231.3836</text:p>
          </table:table-cell>
          <table:table-cell office:value-type="float" office:value="2568.302" calcext:value-type="float">
            <text:p>2568.302</text:p>
          </table:table-cell>
        </table:table-row>
        <table:table-row table:style-name="ro1">
          <table:table-cell office:value-type="float" office:value="144.3646" calcext:value-type="float">
            <text:p>144.3646</text:p>
          </table:table-cell>
          <table:table-cell office:value-type="float" office:value="2624.7768" calcext:value-type="float">
            <text:p>2624.7768</text:p>
          </table:table-cell>
          <table:table-cell office:value-type="float" office:value="1095.5198" calcext:value-type="float">
            <text:p>1095.5198</text:p>
          </table:table-cell>
          <table:table-cell office:value-type="float" office:value="1234.6903" calcext:value-type="float">
            <text:p>1234.6903</text:p>
          </table:table-cell>
          <table:table-cell office:value-type="float" office:value="2570.0706" calcext:value-type="float">
            <text:p>2570.0706</text:p>
          </table:table-cell>
        </table:table-row>
        <table:table-row table:style-name="ro1">
          <table:table-cell office:value-type="float" office:value="147.3068" calcext:value-type="float">
            <text:p>147.3068</text:p>
          </table:table-cell>
          <table:table-cell office:value-type="float" office:value="2587.3924" calcext:value-type="float">
            <text:p>2587.3924</text:p>
          </table:table-cell>
          <table:table-cell office:value-type="float" office:value="1094.9273" calcext:value-type="float">
            <text:p>1094.9273</text:p>
          </table:table-cell>
          <table:table-cell office:value-type="float" office:value="1238.0102" calcext:value-type="float">
            <text:p>1238.0102</text:p>
          </table:table-cell>
          <table:table-cell office:value-type="float" office:value="2571.8144" calcext:value-type="float">
            <text:p>2571.8144</text:p>
          </table:table-cell>
        </table:table-row>
        <table:table-row table:style-name="ro1">
          <table:table-cell office:value-type="float" office:value="151.8769" calcext:value-type="float">
            <text:p>151.8769</text:p>
          </table:table-cell>
          <table:table-cell office:value-type="float" office:value="2550.1719" calcext:value-type="float">
            <text:p>2550.1719</text:p>
          </table:table-cell>
          <table:table-cell office:value-type="float" office:value="1093.9607" calcext:value-type="float">
            <text:p>1093.9607</text:p>
          </table:table-cell>
          <table:table-cell office:value-type="float" office:value="1241.1832" calcext:value-type="float">
            <text:p>1241.1832</text:p>
          </table:table-cell>
          <table:table-cell office:value-type="float" office:value="2573.8131" calcext:value-type="float">
            <text:p>2573.8131</text:p>
          </table:table-cell>
        </table:table-row>
        <table:table-row table:style-name="ro1">
          <table:table-cell office:value-type="float" office:value="158.0662" calcext:value-type="float">
            <text:p>158.0662</text:p>
          </table:table-cell>
          <table:table-cell office:value-type="float" office:value="2513.1862" calcext:value-type="float">
            <text:p>2513.1862</text:p>
          </table:table-cell>
          <table:table-cell office:value-type="float" office:value="1092.6924" calcext:value-type="float">
            <text:p>1092.6924</text:p>
          </table:table-cell>
          <table:table-cell office:value-type="float" office:value="1244.2652" calcext:value-type="float">
            <text:p>1244.2652</text:p>
          </table:table-cell>
          <table:table-cell office:value-type="float" office:value="2575.9494" calcext:value-type="float">
            <text:p>2575.9494</text:p>
          </table:table-cell>
        </table:table-row>
        <table:table-row table:style-name="ro1">
          <table:table-cell office:value-type="float" office:value="165.8629" calcext:value-type="float">
            <text:p>165.8629</text:p>
          </table:table-cell>
          <table:table-cell office:value-type="float" office:value="2476.5057" calcext:value-type="float">
            <text:p>2476.5057</text:p>
          </table:table-cell>
          <table:table-cell office:value-type="float" office:value="1091.3209" calcext:value-type="float">
            <text:p>1091.3209</text:p>
          </table:table-cell>
          <table:table-cell office:value-type="float" office:value="1247.4665" calcext:value-type="float">
            <text:p>1247.4665</text:p>
          </table:table-cell>
          <table:table-cell office:value-type="float" office:value="2577.9023" calcext:value-type="float">
            <text:p>2577.9023</text:p>
          </table:table-cell>
        </table:table-row>
        <table:table-row table:style-name="ro1">
          <table:table-cell office:value-type="float" office:value="175.2521" calcext:value-type="float">
            <text:p>175.2521</text:p>
          </table:table-cell>
          <table:table-cell office:value-type="float" office:value="2440.2001" calcext:value-type="float">
            <text:p>2440.2001</text:p>
          </table:table-cell>
          <table:table-cell office:value-type="float" office:value="1089.7248" calcext:value-type="float">
            <text:p>1089.7248</text:p>
          </table:table-cell>
          <table:table-cell office:value-type="float" office:value="1250.6773" calcext:value-type="float">
            <text:p>1250.6773</text:p>
          </table:table-cell>
          <table:table-cell office:value-type="float" office:value="2579.8397" calcext:value-type="float">
            <text:p>2579.8397</text:p>
          </table:table-cell>
        </table:table-row>
        <table:table-row table:style-name="ro1">
          <table:table-cell office:value-type="float" office:value="186.2161" calcext:value-type="float">
            <text:p>186.2161</text:p>
          </table:table-cell>
          <table:table-cell office:value-type="float" office:value="2404.3387" calcext:value-type="float">
            <text:p>2404.3387</text:p>
          </table:table-cell>
          <table:table-cell office:value-type="float" office:value="1087.8286" calcext:value-type="float">
            <text:p>1087.8286</text:p>
          </table:table-cell>
          <table:table-cell office:value-type="float" office:value="1253.8128" calcext:value-type="float">
            <text:p>1253.8128</text:p>
          </table:table-cell>
          <table:table-cell office:value-type="float" office:value="2581.8967" calcext:value-type="float">
            <text:p>2581.8967</text:p>
          </table:table-cell>
        </table:table-row>
        <table:table-row table:style-name="ro1">
          <table:table-cell office:value-type="float" office:value="198.7338" calcext:value-type="float">
            <text:p>198.7338</text:p>
          </table:table-cell>
          <table:table-cell office:value-type="float" office:value="2368.9897" calcext:value-type="float">
            <text:p>2368.9897</text:p>
          </table:table-cell>
          <table:table-cell office:value-type="float" office:value="1085.6155" calcext:value-type="float">
            <text:p>1085.6155</text:p>
          </table:table-cell>
          <table:table-cell office:value-type="float" office:value="1256.8447" calcext:value-type="float">
            <text:p>1256.8447</text:p>
          </table:table-cell>
          <table:table-cell office:value-type="float" office:value="2584.1035" calcext:value-type="float">
            <text:p>2584.1035</text:p>
          </table:table-cell>
        </table:table-row>
        <table:table-row table:style-name="ro1">
          <table:table-cell office:value-type="float" office:value="212.7816" calcext:value-type="float">
            <text:p>212.7816</text:p>
          </table:table-cell>
          <table:table-cell office:value-type="float" office:value="2334.2203" calcext:value-type="float">
            <text:p>2334.2203</text:p>
          </table:table-cell>
          <table:table-cell office:value-type="float" office:value="1083.0539" calcext:value-type="float">
            <text:p>1083.0539</text:p>
          </table:table-cell>
          <table:table-cell office:value-type="float" office:value="1259.7192" calcext:value-type="float">
            <text:p>1259.7192</text:p>
          </table:table-cell>
          <table:table-cell office:value-type="float" office:value="2586.5117" calcext:value-type="float">
            <text:p>2586.5117</text:p>
          </table:table-cell>
        </table:table-row>
        <table:table-row table:style-name="ro1">
          <table:table-cell office:value-type="float" office:value="228.3326" calcext:value-type="float">
            <text:p>228.3326</text:p>
          </table:table-cell>
          <table:table-cell office:value-type="float" office:value="2300.0967" calcext:value-type="float">
            <text:p>2300.0967</text:p>
          </table:table-cell>
          <table:table-cell office:value-type="float" office:value="1080.123" calcext:value-type="float">
            <text:p>1080.123</text:p>
          </table:table-cell>
          <table:table-cell office:value-type="float" office:value="1262.3911" calcext:value-type="float">
            <text:p>1262.3911</text:p>
          </table:table-cell>
          <table:table-cell office:value-type="float" office:value="2589.143" calcext:value-type="float">
            <text:p>2589.143</text:p>
          </table:table-cell>
        </table:table-row>
        <table:table-row table:style-name="ro1">
          <table:table-cell office:value-type="float" office:value="245.3572" calcext:value-type="float">
            <text:p>245.3572</text:p>
          </table:table-cell>
          <table:table-cell office:value-type="float" office:value="2266.684" calcext:value-type="float">
            <text:p>2266.684</text:p>
          </table:table-cell>
          <table:table-cell office:value-type="float" office:value="1077.1237" calcext:value-type="float">
            <text:p>1077.1237</text:p>
          </table:table-cell>
          <table:table-cell office:value-type="float" office:value="1265.2799" calcext:value-type="float">
            <text:p>1265.2799</text:p>
          </table:table-cell>
          <table:table-cell office:value-type="float" office:value="2591.5341" calcext:value-type="float">
            <text:p>2591.5341</text:p>
          </table:table-cell>
        </table:table-row>
        <table:table-row table:style-name="ro1">
          <table:table-cell office:value-type="float" office:value="263.8231" calcext:value-type="float">
            <text:p>263.8231</text:p>
          </table:table-cell>
          <table:table-cell office:value-type="float" office:value="2234.0456" calcext:value-type="float">
            <text:p>2234.0456</text:p>
          </table:table-cell>
          <table:table-cell office:value-type="float" office:value="1073.8637" calcext:value-type="float">
            <text:p>1073.8637</text:p>
          </table:table-cell>
          <table:table-cell office:value-type="float" office:value="1268.1317" calcext:value-type="float">
            <text:p>1268.1317</text:p>
          </table:table-cell>
          <table:table-cell office:value-type="float" office:value="2593.9692" calcext:value-type="float">
            <text:p>2593.9692</text:p>
          </table:table-cell>
        </table:table-row>
        <table:table-row table:style-name="ro1">
          <table:table-cell office:value-type="float" office:value="283.6951" calcext:value-type="float">
            <text:p>283.6951</text:p>
          </table:table-cell>
          <table:table-cell office:value-type="float" office:value="2202.2438" calcext:value-type="float">
            <text:p>2202.2438</text:p>
          </table:table-cell>
          <table:table-cell office:value-type="float" office:value="1070.3005" calcext:value-type="float">
            <text:p>1070.3005</text:p>
          </table:table-cell>
          <table:table-cell office:value-type="float" office:value="1270.8731" calcext:value-type="float">
            <text:p>1270.8731</text:p>
          </table:table-cell>
          <table:table-cell office:value-type="float" office:value="2596.5279" calcext:value-type="float">
            <text:p>2596.5279</text:p>
          </table:table-cell>
        </table:table-row>
        <table:table-row table:style-name="ro1">
          <table:table-cell office:value-type="float" office:value="304.9353" calcext:value-type="float">
            <text:p>304.9353</text:p>
          </table:table-cell>
          <table:table-cell office:value-type="float" office:value="2171.3391" calcext:value-type="float">
            <text:p>2171.3391</text:p>
          </table:table-cell>
          <table:table-cell office:value-type="float" office:value="1066.4511" calcext:value-type="float">
            <text:p>1066.4511</text:p>
          </table:table-cell>
          <table:table-cell office:value-type="float" office:value="1273.5224" calcext:value-type="float">
            <text:p>1273.5224</text:p>
          </table:table-cell>
          <table:table-cell office:value-type="float" office:value="2599.1819" calcext:value-type="float">
            <text:p>2599.1819</text:p>
          </table:table-cell>
        </table:table-row>
        <table:table-row table:style-name="ro1">
          <table:table-cell office:value-type="float" office:value="327.5034" calcext:value-type="float">
            <text:p>327.5034</text:p>
          </table:table-cell>
          <table:table-cell office:value-type="float" office:value="2141.3903" calcext:value-type="float">
            <text:p>2141.3903</text:p>
          </table:table-cell>
          <table:table-cell office:value-type="float" office:value="1062.3528" calcext:value-type="float">
            <text:p>1062.3528</text:p>
          </table:table-cell>
          <table:table-cell office:value-type="float" office:value="1276.1403" calcext:value-type="float">
            <text:p>1276.1403</text:p>
          </table:table-cell>
          <table:table-cell office:value-type="float" office:value="2601.8669" calcext:value-type="float">
            <text:p>2601.8669</text:p>
          </table:table-cell>
        </table:table-row>
        <table:table-row table:style-name="ro1">
          <table:table-cell office:value-type="float" office:value="351.3563" calcext:value-type="float">
            <text:p>351.3563</text:p>
          </table:table-cell>
          <table:table-cell office:value-type="float" office:value="2112.4543" calcext:value-type="float">
            <text:p>2112.4543</text:p>
          </table:table-cell>
          <table:table-cell office:value-type="float" office:value="1058.0268" calcext:value-type="float">
            <text:p>1058.0268</text:p>
          </table:table-cell>
          <table:table-cell office:value-type="float" office:value="1278.7745" calcext:value-type="float">
            <text:p>1278.7745</text:p>
          </table:table-cell>
          <table:table-cell office:value-type="float" office:value="2604.5359" calcext:value-type="float">
            <text:p>2604.5359</text:p>
          </table:table-cell>
        </table:table-row>
        <table:table-row table:style-name="ro1">
          <table:table-cell office:value-type="float" office:value="376.4487" calcext:value-type="float">
            <text:p>376.4487</text:p>
          </table:table-cell>
          <table:table-cell office:value-type="float" office:value="2084.5864" calcext:value-type="float">
            <text:p>2084.5864</text:p>
          </table:table-cell>
          <table:table-cell office:value-type="float" office:value="1053.4944" calcext:value-type="float">
            <text:p>1053.4944</text:p>
          </table:table-cell>
          <table:table-cell office:value-type="float" office:value="1281.4966" calcext:value-type="float">
            <text:p>1281.4966</text:p>
          </table:table-cell>
          <table:table-cell office:value-type="float" office:value="2607.1152" calcext:value-type="float">
            <text:p>2607.1152</text:p>
          </table:table-cell>
        </table:table-row>
        <table:table-row table:style-name="ro1">
          <table:table-cell office:value-type="float" office:value="402.7328" calcext:value-type="float">
            <text:p>402.7328</text:p>
          </table:table-cell>
          <table:table-cell office:value-type="float" office:value="2057.8395" calcext:value-type="float">
            <text:p>2057.8395</text:p>
          </table:table-cell>
          <table:table-cell office:value-type="float" office:value="1048.7335" calcext:value-type="float">
            <text:p>1048.7335</text:p>
          </table:table-cell>
          <table:table-cell office:value-type="float" office:value="1284.304" calcext:value-type="float">
            <text:p>1284.304</text:p>
          </table:table-cell>
          <table:table-cell office:value-type="float" office:value="2609.6014" calcext:value-type="float">
            <text:p>2609.6014</text:p>
          </table:table-cell>
        </table:table-row>
        <table:table-row table:style-name="ro1">
          <table:table-cell office:value-type="float" office:value="430.1586" calcext:value-type="float">
            <text:p>430.1586</text:p>
          </table:table-cell>
          <table:table-cell office:value-type="float" office:value="2032.2646" calcext:value-type="float">
            <text:p>2032.2646</text:p>
          </table:table-cell>
          <table:table-cell office:value-type="float" office:value="1043.6855" calcext:value-type="float">
            <text:p>1043.6855</text:p>
          </table:table-cell>
          <table:table-cell office:value-type="float" office:value="1287.0441" calcext:value-type="float">
            <text:p>1287.0441</text:p>
          </table:table-cell>
          <table:table-cell office:value-type="float" office:value="2612.1615" calcext:value-type="float">
            <text:p>2612.1615</text:p>
          </table:table-cell>
        </table:table-row>
        <table:table-row table:style-name="ro1">
          <table:table-cell office:value-type="float" office:value="458.6738" calcext:value-type="float">
            <text:p>458.6738</text:p>
          </table:table-cell>
          <table:table-cell office:value-type="float" office:value="2007.9103" calcext:value-type="float">
            <text:p>2007.9103</text:p>
          </table:table-cell>
          <table:table-cell office:value-type="float" office:value="1038.3068" calcext:value-type="float">
            <text:p>1038.3068</text:p>
          </table:table-cell>
          <table:table-cell office:value-type="float" office:value="1289.5552" calcext:value-type="float">
            <text:p>1289.5552</text:p>
          </table:table-cell>
          <table:table-cell office:value-type="float" office:value="2614.9466" calcext:value-type="float">
            <text:p>2614.9466</text:p>
          </table:table-cell>
        </table:table-row>
        <table:table-row table:style-name="ro1">
          <table:table-cell office:value-type="float" office:value="488.2242" calcext:value-type="float">
            <text:p>488.2242</text:p>
          </table:table-cell>
          <table:table-cell office:value-type="float" office:value="1984.823" calcext:value-type="float">
            <text:p>1984.823</text:p>
          </table:table-cell>
          <table:table-cell office:value-type="float" office:value="1032.7159" calcext:value-type="float">
            <text:p>1032.7159</text:p>
          </table:table-cell>
          <table:table-cell office:value-type="float" office:value="1292.2187" calcext:value-type="float">
            <text:p>1292.2187</text:p>
          </table:table-cell>
          <table:table-cell office:value-type="float" office:value="2617.5864" calcext:value-type="float">
            <text:p>2617.5864</text:p>
          </table:table-cell>
        </table:table-row>
        <table:table-row table:style-name="ro1">
          <table:table-cell office:value-type="float" office:value="518.7535" calcext:value-type="float">
            <text:p>518.7535</text:p>
          </table:table-cell>
          <table:table-cell office:value-type="float" office:value="1963.0466" calcext:value-type="float">
            <text:p>1963.0466</text:p>
          </table:table-cell>
          <table:table-cell office:value-type="float" office:value="1026.8794" calcext:value-type="float">
            <text:p>1026.8794</text:p>
          </table:table-cell>
          <table:table-cell office:value-type="float" office:value="1295.0992" calcext:value-type="float">
            <text:p>1295.0992</text:p>
          </table:table-cell>
          <table:table-cell office:value-type="float" office:value="2619.9874" calcext:value-type="float">
            <text:p>2619.9874</text:p>
          </table:table-cell>
        </table:table-row>
        <table:table-row table:style-name="ro1">
          <table:table-cell office:value-type="float" office:value="550.2037" calcext:value-type="float">
            <text:p>550.2037</text:p>
          </table:table-cell>
          <table:table-cell office:value-type="float" office:value="1942.6227" calcext:value-type="float">
            <text:p>1942.6227</text:p>
          </table:table-cell>
          <table:table-cell office:value-type="float" office:value="1020.7359" calcext:value-type="float">
            <text:p>1020.7359</text:p>
          </table:table-cell>
          <table:table-cell office:value-type="float" office:value="1298.1433" calcext:value-type="float">
            <text:p>1298.1433</text:p>
          </table:table-cell>
          <table:table-cell office:value-type="float" office:value="2622.1774" calcext:value-type="float">
            <text:p>2622.1774</text:p>
          </table:table-cell>
        </table:table-row>
        <table:table-row table:style-name="ro1">
          <table:table-cell office:value-type="float" office:value="582.5148" calcext:value-type="float">
            <text:p>582.5148</text:p>
          </table:table-cell>
          <table:table-cell office:value-type="float" office:value="1923.59" calcext:value-type="float">
            <text:p>1923.59</text:p>
          </table:table-cell>
          <table:table-cell office:value-type="float" office:value="1014.2237" calcext:value-type="float">
            <text:p>1014.2237</text:p>
          </table:table-cell>
          <table:table-cell office:value-type="float" office:value="1301.3655" calcext:value-type="float">
            <text:p>1301.3655</text:p>
          </table:table-cell>
          <table:table-cell office:value-type="float" office:value="2624.0957" calcext:value-type="float">
            <text:p>2624.0957</text:p>
          </table:table-cell>
        </table:table-row>
        <table:table-row table:style-name="ro1">
          <table:table-cell office:value-type="float" office:value="615.6253" calcext:value-type="float">
            <text:p>615.6253</text:p>
          </table:table-cell>
          <table:table-cell office:value-type="float" office:value="1905.9848" calcext:value-type="float">
            <text:p>1905.9848</text:p>
          </table:table-cell>
          <table:table-cell office:value-type="float" office:value="1007.3176" calcext:value-type="float">
            <text:p>1007.3176</text:p>
          </table:table-cell>
          <table:table-cell office:value-type="float" office:value="1304.6822" calcext:value-type="float">
            <text:p>1304.6822</text:p>
          </table:table-cell>
          <table:table-cell office:value-type="float" office:value="2625.8455" calcext:value-type="float">
            <text:p>2625.8455</text:p>
          </table:table-cell>
        </table:table-row>
        <table:table-row table:style-name="ro1">
          <table:table-cell office:value-type="float" office:value="649.4722" calcext:value-type="float">
            <text:p>649.4722</text:p>
          </table:table-cell>
          <table:table-cell office:value-type="float" office:value="1889.8406" calcext:value-type="float">
            <text:p>1889.8406</text:p>
          </table:table-cell>
          <table:table-cell office:value-type="float" office:value="1000.1352" calcext:value-type="float">
            <text:p>1000.1352</text:p>
          </table:table-cell>
          <table:table-cell office:value-type="float" office:value="1307.8473" calcext:value-type="float">
            <text:p>1307.8473</text:p>
          </table:table-cell>
          <table:table-cell office:value-type="float" office:value="2627.8568" calcext:value-type="float">
            <text:p>2627.8568</text:p>
          </table:table-cell>
        </table:table-row>
        <table:table-row table:style-name="ro1">
          <table:table-cell office:value-type="float" office:value="683.9912" calcext:value-type="float">
            <text:p>683.9912</text:p>
          </table:table-cell>
          <table:table-cell office:value-type="float" office:value="1875.1882" calcext:value-type="float">
            <text:p>1875.1882</text:p>
          </table:table-cell>
          <table:table-cell office:value-type="float" office:value="992.5729" calcext:value-type="float">
            <text:p>992.5729</text:p>
          </table:table-cell>
          <table:table-cell office:value-type="float" office:value="1311.0804" calcext:value-type="float">
            <text:p>1311.0804</text:p>
          </table:table-cell>
          <table:table-cell office:value-type="float" office:value="2629.7566" calcext:value-type="float">
            <text:p>2629.7566</text:p>
          </table:table-cell>
        </table:table-row>
        <table:table-row table:style-name="ro1">
          <table:table-cell office:value-type="float" office:value="717.8381" calcext:value-type="float">
            <text:p>717.8381</text:p>
          </table:table-cell>
          <table:table-cell office:value-type="float" office:value="1859.044" calcext:value-type="float">
            <text:p>1859.044</text:p>
          </table:table-cell>
          <table:table-cell office:value-type="float" office:value="984.6382" calcext:value-type="float">
            <text:p>984.6382</text:p>
          </table:table-cell>
          <table:table-cell office:value-type="float" office:value="1314.3415" calcext:value-type="float">
            <text:p>1314.3415</text:p>
          </table:table-cell>
          <table:table-cell office:value-type="float" office:value="2631.6079" calcext:value-type="float">
            <text:p>2631.6079</text:p>
          </table:table-cell>
        </table:table-row>
        <table:table-row table:style-name="ro1">
          <table:table-cell office:value-type="float" office:value="750.9486" calcext:value-type="float">
            <text:p>750.9486</text:p>
          </table:table-cell>
          <table:table-cell office:value-type="float" office:value="1841.4388" calcext:value-type="float">
            <text:p>1841.4388</text:p>
          </table:table-cell>
          <table:table-cell office:value-type="float" office:value="979.6152" calcext:value-type="float">
            <text:p>979.6152</text:p>
          </table:table-cell>
          <table:table-cell office:value-type="float" office:value="1317.4398" calcext:value-type="float">
            <text:p>1317.4398</text:p>
          </table:table-cell>
          <table:table-cell office:value-type="float" office:value="2633.7205" calcext:value-type="float">
            <text:p>2633.7205</text:p>
          </table:table-cell>
        </table:table-row>
        <table:table-row table:style-name="ro1">
          <table:table-cell office:value-type="float" office:value="784.7956" calcext:value-type="float">
            <text:p>784.7956</text:p>
          </table:table-cell>
          <table:table-cell office:value-type="float" office:value="1825.2947" calcext:value-type="float">
            <text:p>1825.2947</text:p>
          </table:table-cell>
          <table:table-cell office:value-type="float" office:value="977.4722" calcext:value-type="float">
            <text:p>977.4722</text:p>
          </table:table-cell>
          <table:table-cell office:value-type="float" office:value="1320.5727" calcext:value-type="float">
            <text:p>1320.5727</text:p>
          </table:table-cell>
          <table:table-cell office:value-type="float" office:value="2635.7816" calcext:value-type="float">
            <text:p>2635.7816</text:p>
          </table:table-cell>
        </table:table-row>
        <table:table-row table:style-name="ro1">
          <table:table-cell office:value-type="float" office:value="819.3145" calcext:value-type="float">
            <text:p>819.3145</text:p>
          </table:table-cell>
          <table:table-cell office:value-type="float" office:value="1810.6423" calcext:value-type="float">
            <text:p>1810.6423</text:p>
          </table:table-cell>
          <table:table-cell office:value-type="float" office:value="975.0839" calcext:value-type="float">
            <text:p>975.0839</text:p>
          </table:table-cell>
          <table:table-cell office:value-type="float" office:value="1323.6025" calcext:value-type="float">
            <text:p>1323.6025</text:p>
          </table:table-cell>
          <table:table-cell office:value-type="float" office:value="2637.9912" calcext:value-type="float">
            <text:p>2637.9912</text:p>
          </table:table-cell>
        </table:table-row>
        <table:table-row table:style-name="ro1">
          <table:table-cell office:value-type="float" office:value="854.4397" calcext:value-type="float">
            <text:p>854.4397</text:p>
          </table:table-cell>
          <table:table-cell office:value-type="float" office:value="1797.5095" calcext:value-type="float">
            <text:p>1797.5095</text:p>
          </table:table-cell>
          <table:table-cell office:value-type="float" office:value="972.406" calcext:value-type="float">
            <text:p>972.406</text:p>
          </table:table-cell>
          <table:table-cell office:value-type="float" office:value="1326.6042" calcext:value-type="float">
            <text:p>1326.6042</text:p>
          </table:table-cell>
          <table:table-cell office:value-type="float" office:value="2640.2389" calcext:value-type="float">
            <text:p>2640.2389</text:p>
          </table:table-cell>
        </table:table-row>
        <table:table-row table:style-name="ro1">
          <table:table-cell office:value-type="float" office:value="890.1044" calcext:value-type="float">
            <text:p>890.1044</text:p>
          </table:table-cell>
          <table:table-cell office:value-type="float" office:value="1785.9213" calcext:value-type="float">
            <text:p>1785.9213</text:p>
          </table:table-cell>
          <table:table-cell office:value-type="float" office:value="969.5059" calcext:value-type="float">
            <text:p>969.5059</text:p>
          </table:table-cell>
          <table:table-cell office:value-type="float" office:value="1329.4579" calcext:value-type="float">
            <text:p>1329.4579</text:p>
          </table:table-cell>
          <table:table-cell office:value-type="float" office:value="2642.6719" calcext:value-type="float">
            <text:p>2642.6719</text:p>
          </table:table-cell>
        </table:table-row>
        <table:table-row table:style-name="ro1">
          <table:table-cell office:value-type="float" office:value="926.2405" calcext:value-type="float">
            <text:p>926.2405</text:p>
          </table:table-cell>
          <table:table-cell office:value-type="float" office:value="1775.8999" calcext:value-type="float">
            <text:p>1775.8999</text:p>
          </table:table-cell>
          <table:table-cell office:value-type="float" office:value="966.3574" calcext:value-type="float">
            <text:p>966.3574</text:p>
          </table:table-cell>
          <table:table-cell office:value-type="float" office:value="1332.2134" calcext:value-type="float">
            <text:p>1332.2134</text:p>
          </table:table-cell>
          <table:table-cell office:value-type="float" office:value="2645.2154" calcext:value-type="float">
            <text:p>2645.2154</text:p>
          </table:table-cell>
        </table:table-row>
        <table:table-row table:style-name="ro1">
          <table:table-cell office:value-type="float" office:value="962.7794" calcext:value-type="float">
            <text:p>962.7794</text:p>
          </table:table-cell>
          <table:table-cell office:value-type="float" office:value="1767.4642" calcext:value-type="float">
            <text:p>1767.4642</text:p>
          </table:table-cell>
          <table:table-cell office:value-type="float" office:value="962.8658" calcext:value-type="float">
            <text:p>962.8658</text:p>
          </table:table-cell>
          <table:table-cell office:value-type="float" office:value="1335.0455" calcext:value-type="float">
            <text:p>1335.0455</text:p>
          </table:table-cell>
          <table:table-cell office:value-type="float" office:value="2647.6734" calcext:value-type="float">
            <text:p>2647.6734</text:p>
          </table:table-cell>
        </table:table-row>
        <table:table-row table:style-name="ro1">
          <table:table-cell office:value-type="float" office:value="999.6514" calcext:value-type="float">
            <text:p>999.6514</text:p>
          </table:table-cell>
          <table:table-cell office:value-type="float" office:value="1760.6304" calcext:value-type="float">
            <text:p>1760.6304</text:p>
          </table:table-cell>
          <table:table-cell office:value-type="float" office:value="958.9152" calcext:value-type="float">
            <text:p>958.9152</text:p>
          </table:table-cell>
          <table:table-cell office:value-type="float" office:value="1338.0703" calcext:value-type="float">
            <text:p>1338.0703</text:p>
          </table:table-cell>
          <table:table-cell office:value-type="float" office:value="2649.8899" calcext:value-type="float">
            <text:p>2649.8899</text:p>
          </table:table-cell>
        </table:table-row>
        <table:table-row table:style-name="ro1">
          <table:table-cell office:value-type="float" office:value="1036.7865" calcext:value-type="float">
            <text:p>1036.7865</text:p>
          </table:table-cell>
          <table:table-cell office:value-type="float" office:value="1755.4114" calcext:value-type="float">
            <text:p>1755.4114</text:p>
          </table:table-cell>
          <table:table-cell office:value-type="float" office:value="954.516" calcext:value-type="float">
            <text:p>954.516</text:p>
          </table:table-cell>
          <table:table-cell office:value-type="float" office:value="1341.2076" calcext:value-type="float">
            <text:p>1341.2076</text:p>
          </table:table-cell>
          <table:table-cell office:value-type="float" office:value="2651.9441" calcext:value-type="float">
            <text:p>2651.9441</text:p>
          </table:table-cell>
        </table:table-row>
        <table:table-row table:style-name="ro1">
          <table:table-cell office:value-type="float" office:value="1074.1138" calcext:value-type="float">
            <text:p>1074.1138</text:p>
          </table:table-cell>
          <table:table-cell office:value-type="float" office:value="1751.8172" calcext:value-type="float">
            <text:p>1751.8172</text:p>
          </table:table-cell>
          <table:table-cell office:value-type="float" office:value="949.5694" calcext:value-type="float">
            <text:p>949.5694</text:p>
          </table:table-cell>
          <table:table-cell office:value-type="float" office:value="1344.4995" calcext:value-type="float">
            <text:p>1344.4995</text:p>
          </table:table-cell>
          <table:table-cell office:value-type="float" office:value="2653.7403" calcext:value-type="float">
            <text:p>2653.7403</text:p>
          </table:table-cell>
        </table:table-row>
        <table:table-row table:style-name="ro1">
          <table:table-cell office:value-type="float" office:value="1111.5625" calcext:value-type="float">
            <text:p>1111.5625</text:p>
          </table:table-cell>
          <table:table-cell office:value-type="float" office:value="1749.8546" calcext:value-type="float">
            <text:p>1749.8546</text:p>
          </table:table-cell>
          <table:table-cell office:value-type="float" office:value="944.3866" calcext:value-type="float">
            <text:p>944.3866</text:p>
          </table:table-cell>
          <table:table-cell office:value-type="float" office:value="1347.6907" calcext:value-type="float">
            <text:p>1347.6907</text:p>
          </table:table-cell>
          <table:table-cell office:value-type="float" office:value="2655.7097" calcext:value-type="float">
            <text:p>2655.7097</text:p>
          </table:table-cell>
        </table:table-row>
        <table:table-row table:style-name="ro1">
          <table:table-cell office:value-type="float" office:value="1149.061" calcext:value-type="float">
            <text:p>1149.061</text:p>
          </table:table-cell>
          <table:table-cell office:value-type="float" office:value="1749.5274" calcext:value-type="float">
            <text:p>1749.5274</text:p>
          </table:table-cell>
          <table:table-cell office:value-type="float" office:value="938.6472" calcext:value-type="float">
            <text:p>938.6472</text:p>
          </table:table-cell>
          <table:table-cell office:value-type="float" office:value="1351.0148" calcext:value-type="float">
            <text:p>1351.0148</text:p>
          </table:table-cell>
          <table:table-cell office:value-type="float" office:value="2657.4454" calcext:value-type="float">
            <text:p>2657.4454</text:p>
          </table:table-cell>
        </table:table-row>
        <table:table-row table:style-name="ro1">
          <table:table-cell office:value-type="float" office:value="1186.5382" calcext:value-type="float">
            <text:p>1186.5382</text:p>
          </table:table-cell>
          <table:table-cell office:value-type="float" office:value="1750.8361" calcext:value-type="float">
            <text:p>1750.8361</text:p>
          </table:table-cell>
          <table:table-cell office:value-type="float" office:value="932.2702" calcext:value-type="float">
            <text:p>932.2702</text:p>
          </table:table-cell>
          <table:table-cell office:value-type="float" office:value="1354.4774" calcext:value-type="float">
            <text:p>1354.4774</text:p>
          </table:table-cell>
          <table:table-cell office:value-type="float" office:value="2658.8852" calcext:value-type="float">
            <text:p>2658.8852</text:p>
          </table:table-cell>
        </table:table-row>
        <table:table-row table:style-name="ro1">
          <table:table-cell office:value-type="float" office:value="1223.9226" calcext:value-type="float">
            <text:p>1223.9226</text:p>
          </table:table-cell>
          <table:table-cell office:value-type="float" office:value="1753.7783" calcext:value-type="float">
            <text:p>1753.7783</text:p>
          </table:table-cell>
          <table:table-cell office:value-type="float" office:value="925.6666" calcext:value-type="float">
            <text:p>925.6666</text:p>
          </table:table-cell>
          <table:table-cell office:value-type="float" office:value="1357.8566" calcext:value-type="float">
            <text:p>1357.8566</text:p>
          </table:table-cell>
          <table:table-cell office:value-type="float" office:value="2660.5111" calcext:value-type="float">
            <text:p>2660.5111</text:p>
          </table:table-cell>
        </table:table-row>
        <table:table-row table:style-name="ro1">
          <table:table-cell office:value-type="float" office:value="1261.1431" calcext:value-type="float">
            <text:p>1261.1431</text:p>
          </table:table-cell>
          <table:table-cell office:value-type="float" office:value="1758.3484" calcext:value-type="float">
            <text:p>1758.3484</text:p>
          </table:table-cell>
          <table:table-cell office:value-type="float" office:value="918.7732" calcext:value-type="float">
            <text:p>918.7732</text:p>
          </table:table-cell>
          <table:table-cell office:value-type="float" office:value="1361.1841" calcext:value-type="float">
            <text:p>1361.1841</text:p>
          </table:table-cell>
          <table:table-cell office:value-type="float" office:value="2662.2405" calcext:value-type="float">
            <text:p>2662.2405</text:p>
          </table:table-cell>
        </table:table-row>
        <table:table-row table:style-name="ro1">
          <table:table-cell office:value-type="float" office:value="1298.1288" calcext:value-type="float">
            <text:p>1298.1288</text:p>
          </table:table-cell>
          <table:table-cell office:value-type="float" office:value="1764.5377" calcext:value-type="float">
            <text:p>1764.5377</text:p>
          </table:table-cell>
          <table:table-cell office:value-type="float" office:value="911.6375" calcext:value-type="float">
            <text:p>911.6375</text:p>
          </table:table-cell>
          <table:table-cell office:value-type="float" office:value="1364.4315" calcext:value-type="float">
            <text:p>1364.4315</text:p>
          </table:table-cell>
          <table:table-cell office:value-type="float" office:value="2664.1157" calcext:value-type="float">
            <text:p>2664.1157</text:p>
          </table:table-cell>
        </table:table-row>
        <table:table-row table:style-name="ro1">
          <table:table-cell office:value-type="float" office:value="1334.8093" calcext:value-type="float">
            <text:p>1334.8093</text:p>
          </table:table-cell>
          <table:table-cell office:value-type="float" office:value="1772.3344" calcext:value-type="float">
            <text:p>1772.3344</text:p>
          </table:table-cell>
          <table:table-cell office:value-type="float" office:value="904.1399" calcext:value-type="float">
            <text:p>904.1399</text:p>
          </table:table-cell>
          <table:table-cell office:value-type="float" office:value="1367.6744" calcext:value-type="float">
            <text:p>1367.6744</text:p>
          </table:table-cell>
          <table:table-cell office:value-type="float" office:value="2665.9989" calcext:value-type="float">
            <text:p>2665.9989</text:p>
          </table:table-cell>
        </table:table-row>
        <table:table-row table:style-name="ro1">
          <table:table-cell office:value-type="float" office:value="1371.1148" calcext:value-type="float">
            <text:p>1371.1148</text:p>
          </table:table-cell>
          <table:table-cell office:value-type="float" office:value="1781.7236" calcext:value-type="float">
            <text:p>1781.7236</text:p>
          </table:table-cell>
          <table:table-cell office:value-type="float" office:value="896.132" calcext:value-type="float">
            <text:p>896.132</text:p>
          </table:table-cell>
          <table:table-cell office:value-type="float" office:value="1370.9981" calcext:value-type="float">
            <text:p>1370.9981</text:p>
          </table:table-cell>
          <table:table-cell office:value-type="float" office:value="2667.7354" calcext:value-type="float">
            <text:p>2667.7354</text:p>
          </table:table-cell>
        </table:table-row>
        <table:table-row table:style-name="ro1">
          <table:table-cell office:value-type="float" office:value="1407.7954" calcext:value-type="float">
            <text:p>1407.7954</text:p>
          </table:table-cell>
          <table:table-cell office:value-type="float" office:value="1789.5203" calcext:value-type="float">
            <text:p>1789.5203</text:p>
          </table:table-cell>
          <table:table-cell office:value-type="float" office:value="887.5896" calcext:value-type="float">
            <text:p>887.5896</text:p>
          </table:table-cell>
          <table:table-cell office:value-type="float" office:value="1374.4028" calcext:value-type="float">
            <text:p>1374.4028</text:p>
          </table:table-cell>
          <table:table-cell office:value-type="float" office:value="2669.3071" calcext:value-type="float">
            <text:p>2669.3071</text:p>
          </table:table-cell>
        </table:table-row>
        <table:table-row table:style-name="ro1">
          <table:table-cell office:value-type="float" office:value="1444.7811" calcext:value-type="float">
            <text:p>1444.7811</text:p>
          </table:table-cell>
          <table:table-cell office:value-type="float" office:value="1795.7096" calcext:value-type="float">
            <text:p>1795.7096</text:p>
          </table:table-cell>
          <table:table-cell office:value-type="float" office:value="882.0604" calcext:value-type="float">
            <text:p>882.0604</text:p>
          </table:table-cell>
          <table:table-cell office:value-type="float" office:value="1377.7139" calcext:value-type="float">
            <text:p>1377.7139</text:p>
          </table:table-cell>
          <table:table-cell office:value-type="float" office:value="2671.0676" calcext:value-type="float">
            <text:p>2671.0676</text:p>
          </table:table-cell>
        </table:table-row>
        <table:table-row table:style-name="ro1">
          <table:table-cell office:value-type="float" office:value="1481.4616" calcext:value-type="float">
            <text:p>1481.4616</text:p>
          </table:table-cell>
          <table:table-cell office:value-type="float" office:value="1803.5063" calcext:value-type="float">
            <text:p>1803.5063</text:p>
          </table:table-cell>
          <table:table-cell office:value-type="float" office:value="879.4632" calcext:value-type="float">
            <text:p>879.4632</text:p>
          </table:table-cell>
          <table:table-cell office:value-type="float" office:value="1381.0091" calcext:value-type="float">
            <text:p>1381.0091</text:p>
          </table:table-cell>
          <table:table-cell office:value-type="float" office:value="2672.8576" calcext:value-type="float">
            <text:p>2672.8576</text:p>
          </table:table-cell>
        </table:table-row>
        <table:table-row table:style-name="ro1">
          <table:table-cell office:value-type="float" office:value="1517.7672" calcext:value-type="float">
            <text:p>1517.7672</text:p>
          </table:table-cell>
          <table:table-cell office:value-type="float" office:value="1812.8955" calcext:value-type="float">
            <text:p>1812.8955</text:p>
          </table:table-cell>
          <table:table-cell office:value-type="float" office:value="876.765" calcext:value-type="float">
            <text:p>876.765</text:p>
          </table:table-cell>
          <table:table-cell office:value-type="float" office:value="1384.1811" calcext:value-type="float">
            <text:p>1384.1811</text:p>
          </table:table-cell>
          <table:table-cell office:value-type="float" office:value="2674.8578" calcext:value-type="float">
            <text:p>2674.8578</text:p>
          </table:table-cell>
        </table:table-row>
        <table:table-row table:style-name="ro1">
          <table:table-cell office:value-type="float" office:value="1553.6286" calcext:value-type="float">
            <text:p>1553.6286</text:p>
          </table:table-cell>
          <table:table-cell office:value-type="float" office:value="1823.8595" calcext:value-type="float">
            <text:p>1823.8595</text:p>
          </table:table-cell>
          <table:table-cell office:value-type="float" office:value="873.935" calcext:value-type="float">
            <text:p>873.935</text:p>
          </table:table-cell>
          <table:table-cell office:value-type="float" office:value="1387.2393" calcext:value-type="float">
            <text:p>1387.2393</text:p>
          </table:table-cell>
          <table:table-cell office:value-type="float" office:value="2677.028" calcext:value-type="float">
            <text:p>2677.028</text:p>
          </table:table-cell>
        </table:table-row>
        <table:table-row table:style-name="ro1">
          <table:table-cell office:value-type="float" office:value="1588.9776" calcext:value-type="float">
            <text:p>1588.9776</text:p>
          </table:table-cell>
          <table:table-cell office:value-type="float" office:value="1836.3772" calcext:value-type="float">
            <text:p>1836.3772</text:p>
          </table:table-cell>
          <table:table-cell office:value-type="float" office:value="870.9288" calcext:value-type="float">
            <text:p>870.9288</text:p>
          </table:table-cell>
          <table:table-cell office:value-type="float" office:value="1390.2082" calcext:value-type="float">
            <text:p>1390.2082</text:p>
          </table:table-cell>
          <table:table-cell office:value-type="float" office:value="2679.3189" calcext:value-type="float">
            <text:p>2679.3189</text:p>
          </table:table-cell>
        </table:table-row>
        <table:table-row table:style-name="ro1">
          <table:table-cell office:value-type="float" office:value="1623.747" calcext:value-type="float">
            <text:p>1623.747</text:p>
          </table:table-cell>
          <table:table-cell office:value-type="float" office:value="1850.425" calcext:value-type="float">
            <text:p>1850.425</text:p>
          </table:table-cell>
          <table:table-cell office:value-type="float" office:value="867.837" calcext:value-type="float">
            <text:p>867.837</text:p>
          </table:table-cell>
          <table:table-cell office:value-type="float" office:value="1393.0192" calcext:value-type="float">
            <text:p>1393.0192</text:p>
          </table:table-cell>
          <table:table-cell office:value-type="float" office:value="2681.801" calcext:value-type="float">
            <text:p>2681.801</text:p>
          </table:table-cell>
        </table:table-row>
        <table:table-row table:style-name="ro1">
          <table:table-cell office:value-type="float" office:value="1657.8706" calcext:value-type="float">
            <text:p>1657.8706</text:p>
          </table:table-cell>
          <table:table-cell office:value-type="float" office:value="1865.976" calcext:value-type="float">
            <text:p>1865.976</text:p>
          </table:table-cell>
          <table:table-cell office:value-type="float" office:value="864.6785" calcext:value-type="float">
            <text:p>864.6785</text:p>
          </table:table-cell>
          <table:table-cell office:value-type="float" office:value="1395.6481" calcext:value-type="float">
            <text:p>1395.6481</text:p>
          </table:table-cell>
          <table:table-cell office:value-type="float" office:value="2684.4752" calcext:value-type="float">
            <text:p>2684.4752</text:p>
          </table:table-cell>
        </table:table-row>
        <table:table-row table:style-name="ro1">
          <table:table-cell office:value-type="float" office:value="1691.2833" calcext:value-type="float">
            <text:p>1691.2833</text:p>
          </table:table-cell>
          <table:table-cell office:value-type="float" office:value="1883.0006" calcext:value-type="float">
            <text:p>1883.0006</text:p>
          </table:table-cell>
          <table:table-cell office:value-type="float" office:value="861.3619" calcext:value-type="float">
            <text:p>861.3619</text:p>
          </table:table-cell>
          <table:table-cell office:value-type="float" office:value="1398.166" calcext:value-type="float">
            <text:p>1398.166</text:p>
          </table:table-cell>
          <table:table-cell office:value-type="float" office:value="2687.2542" calcext:value-type="float">
            <text:p>2687.2542</text:p>
          </table:table-cell>
        </table:table-row>
        <table:table-row table:style-name="ro1">
          <table:table-cell office:value-type="float" office:value="1723.9217" calcext:value-type="float">
            <text:p>1723.9217</text:p>
          </table:table-cell>
          <table:table-cell office:value-type="float" office:value="1901.4665" calcext:value-type="float">
            <text:p>1901.4665</text:p>
          </table:table-cell>
          <table:table-cell office:value-type="float" office:value="857.5135" calcext:value-type="float">
            <text:p>857.5135</text:p>
          </table:table-cell>
          <table:table-cell office:value-type="float" office:value="1400.879" calcext:value-type="float">
            <text:p>1400.879</text:p>
          </table:table-cell>
          <table:table-cell office:value-type="float" office:value="2689.8431" calcext:value-type="float">
            <text:p>2689.8431</text:p>
          </table:table-cell>
        </table:table-row>
        <table:table-row table:style-name="ro1">
          <table:table-cell office:value-type="float" office:value="1757.3344" calcext:value-type="float">
            <text:p>1757.3344</text:p>
          </table:table-cell>
          <table:table-cell office:value-type="float" office:value="1918.4912" calcext:value-type="float">
            <text:p>1918.4912</text:p>
          </table:table-cell>
          <table:table-cell office:value-type="float" office:value="853.5883" calcext:value-type="float">
            <text:p>853.5883</text:p>
          </table:table-cell>
          <table:table-cell office:value-type="float" office:value="1403.421" calcext:value-type="float">
            <text:p>1403.421</text:p>
          </table:table-cell>
          <table:table-cell office:value-type="float" office:value="2692.6" calcext:value-type="float">
            <text:p>2692.6</text:p>
          </table:table-cell>
        </table:table-row>
        <table:table-row table:style-name="ro1">
          <table:table-cell office:value-type="float" office:value="1791.458" calcext:value-type="float">
            <text:p>1791.458</text:p>
          </table:table-cell>
          <table:table-cell office:value-type="float" office:value="1934.0422" calcext:value-type="float">
            <text:p>1934.0422</text:p>
          </table:table-cell>
          <table:table-cell office:value-type="float" office:value="852.3471" calcext:value-type="float">
            <text:p>852.3471</text:p>
          </table:table-cell>
          <table:table-cell office:value-type="float" office:value="1406.1787" calcext:value-type="float">
            <text:p>1406.1787</text:p>
          </table:table-cell>
          <table:table-cell office:value-type="float" office:value="2695.1412" calcext:value-type="float">
            <text:p>2695.1412</text:p>
          </table:table-cell>
        </table:table-row>
        <table:table-row table:style-name="ro1">
          <table:table-cell office:value-type="float" office:value="1826.2274" calcext:value-type="float">
            <text:p>1826.2274</text:p>
          </table:table-cell>
          <table:table-cell office:value-type="float" office:value="1948.0899" calcext:value-type="float">
            <text:p>1948.0899</text:p>
          </table:table-cell>
          <table:table-cell office:value-type="float" office:value="854.0885" calcext:value-type="float">
            <text:p>854.0885</text:p>
          </table:table-cell>
          <table:table-cell office:value-type="float" office:value="1408.9372" calcext:value-type="float">
            <text:p>1408.9372</text:p>
          </table:table-cell>
          <table:table-cell office:value-type="float" office:value="2697.6814" calcext:value-type="float">
            <text:p>2697.6814</text:p>
          </table:table-cell>
        </table:table-row>
        <table:table-row table:style-name="ro1">
          <table:table-cell office:value-type="float" office:value="1860.8728" calcext:value-type="float">
            <text:p>1860.8728</text:p>
          </table:table-cell>
          <table:table-cell office:value-type="float" office:value="1962.4405" calcext:value-type="float">
            <text:p>1962.4405</text:p>
          </table:table-cell>
          <table:table-cell office:value-type="float" office:value="859.0132" calcext:value-type="float">
            <text:p>859.0132</text:p>
          </table:table-cell>
          <table:table-cell office:value-type="float" office:value="1411.5417" calcext:value-type="float">
            <text:p>1411.5417</text:p>
          </table:table-cell>
          <table:table-cell office:value-type="float" office:value="2700.3794" calcext:value-type="float">
            <text:p>2700.3794</text:p>
          </table:table-cell>
        </table:table-row>
        <table:table-row table:style-name="ro1">
          <table:table-cell office:value-type="float" office:value="1895.3918" calcext:value-type="float">
            <text:p>1895.3918</text:p>
          </table:table-cell>
          <table:table-cell office:value-type="float" office:value="1977.0929" calcext:value-type="float">
            <text:p>1977.0929</text:p>
          </table:table-cell>
          <table:table-cell office:value-type="float" office:value="864.8935" calcext:value-type="float">
            <text:p>864.8935</text:p>
          </table:table-cell>
          <table:table-cell office:value-type="float" office:value="1414.1748" calcext:value-type="float">
            <text:p>1414.1748</text:p>
          </table:table-cell>
          <table:table-cell office:value-type="float" office:value="2703.0495" calcext:value-type="float">
            <text:p>2703.0495</text:p>
          </table:table-cell>
        </table:table-row>
        <table:table-row table:style-name="ro1">
          <table:table-cell office:value-type="float" office:value="1929.2387" calcext:value-type="float">
            <text:p>1929.2387</text:p>
          </table:table-cell>
          <table:table-cell office:value-type="float" office:value="1993.2371" calcext:value-type="float">
            <text:p>1993.2371</text:p>
          </table:table-cell>
          <table:table-cell office:value-type="float" office:value="871.5999" calcext:value-type="float">
            <text:p>871.5999</text:p>
          </table:table-cell>
          <table:table-cell office:value-type="float" office:value="1416.911" calcext:value-type="float">
            <text:p>1416.911</text:p>
          </table:table-cell>
          <table:table-cell office:value-type="float" office:value="2705.6138" calcext:value-type="float">
            <text:p>2705.6138</text:p>
          </table:table-cell>
        </table:table-row>
        <table:table-row table:style-name="ro1">
          <table:table-cell office:value-type="float" office:value="1962.3493" calcext:value-type="float">
            <text:p>1962.3493</text:p>
          </table:table-cell>
          <table:table-cell office:value-type="float" office:value="2010.8423" calcext:value-type="float">
            <text:p>2010.8423</text:p>
          </table:table-cell>
          <table:table-cell office:value-type="float" office:value="877.907" calcext:value-type="float">
            <text:p>877.907</text:p>
          </table:table-cell>
          <table:table-cell office:value-type="float" office:value="1419.6875" calcext:value-type="float">
            <text:p>1419.6875</text:p>
          </table:table-cell>
          <table:table-cell office:value-type="float" office:value="2708.1345" calcext:value-type="float">
            <text:p>2708.1345</text:p>
          </table:table-cell>
        </table:table-row>
        <table:table-row table:style-name="ro1">
          <table:table-cell office:value-type="float" office:value="1994.6603" calcext:value-type="float">
            <text:p>1994.6603</text:p>
          </table:table-cell>
          <table:table-cell office:value-type="float" office:value="2029.875" calcext:value-type="float">
            <text:p>2029.875</text:p>
          </table:table-cell>
          <table:table-cell office:value-type="float" office:value="883.7334" calcext:value-type="float">
            <text:p>883.7334</text:p>
          </table:table-cell>
          <table:table-cell office:value-type="float" office:value="1422.5497" calcext:value-type="float">
            <text:p>1422.5497</text:p>
          </table:table-cell>
          <table:table-cell office:value-type="float" office:value="2710.5574" calcext:value-type="float">
            <text:p>2710.5574</text:p>
          </table:table-cell>
        </table:table-row>
        <table:table-row table:style-name="ro1">
          <table:table-cell office:value-type="float" office:value="2026.1105" calcext:value-type="float">
            <text:p>2026.1105</text:p>
          </table:table-cell>
          <table:table-cell office:value-type="float" office:value="2050.299" calcext:value-type="float">
            <text:p>2050.299</text:p>
          </table:table-cell>
          <table:table-cell office:value-type="float" office:value="888.8732" calcext:value-type="float">
            <text:p>888.8732</text:p>
          </table:table-cell>
          <table:table-cell office:value-type="float" office:value="1425.6121" calcext:value-type="float">
            <text:p>1425.6121</text:p>
          </table:table-cell>
          <table:table-cell office:value-type="float" office:value="2712.7216" calcext:value-type="float">
            <text:p>2712.7216</text:p>
          </table:table-cell>
        </table:table-row>
        <table:table-row table:style-name="ro1">
          <table:table-cell office:value-type="float" office:value="2056.6398" calcext:value-type="float">
            <text:p>2056.6398</text:p>
          </table:table-cell>
          <table:table-cell office:value-type="float" office:value="2072.0753" calcext:value-type="float">
            <text:p>2072.0753</text:p>
          </table:table-cell>
          <table:table-cell office:value-type="float" office:value="893.7997" calcext:value-type="float">
            <text:p>893.7997</text:p>
          </table:table-cell>
          <table:table-cell office:value-type="float" office:value="1428.5836" calcext:value-type="float">
            <text:p>1428.5836</text:p>
          </table:table-cell>
          <table:table-cell office:value-type="float" office:value="2715.0091" calcext:value-type="float">
            <text:p>2715.0091</text:p>
          </table:table-cell>
        </table:table-row>
        <table:table-row table:style-name="ro1">
          <table:table-cell office:value-type="float" office:value="2086.1902" calcext:value-type="float">
            <text:p>2086.1902</text:p>
          </table:table-cell>
          <table:table-cell office:value-type="float" office:value="2095.1626" calcext:value-type="float">
            <text:p>2095.1626</text:p>
          </table:table-cell>
          <table:table-cell office:value-type="float" office:value="898.2439" calcext:value-type="float">
            <text:p>898.2439</text:p>
          </table:table-cell>
          <table:table-cell office:value-type="float" office:value="1431.622" calcext:value-type="float">
            <text:p>1431.622</text:p>
          </table:table-cell>
          <table:table-cell office:value-type="float" office:value="2717.207" calcext:value-type="float">
            <text:p>2717.207</text:p>
          </table:table-cell>
        </table:table-row>
        <table:table-row table:style-name="ro1">
          <table:table-cell office:value-type="float" office:value="2114.7055" calcext:value-type="float">
            <text:p>2114.7055</text:p>
          </table:table-cell>
          <table:table-cell office:value-type="float" office:value="2119.5169" calcext:value-type="float">
            <text:p>2119.5169</text:p>
          </table:table-cell>
          <table:table-cell office:value-type="float" office:value="902.1202" calcext:value-type="float">
            <text:p>902.1202</text:p>
          </table:table-cell>
          <table:table-cell office:value-type="float" office:value="1434.7719" calcext:value-type="float">
            <text:p>1434.7719</text:p>
          </table:table-cell>
          <table:table-cell office:value-type="float" office:value="2719.2419" calcext:value-type="float">
            <text:p>2719.2419</text:p>
          </table:table-cell>
        </table:table-row>
        <table:table-row table:style-name="ro1">
          <table:table-cell office:value-type="float" office:value="2142.1312" calcext:value-type="float">
            <text:p>2142.1312</text:p>
          </table:table-cell>
          <table:table-cell office:value-type="float" office:value="2145.0919" calcext:value-type="float">
            <text:p>2145.0919</text:p>
          </table:table-cell>
          <table:table-cell office:value-type="float" office:value="905.796" calcext:value-type="float">
            <text:p>905.796</text:p>
          </table:table-cell>
          <table:table-cell office:value-type="float" office:value="1437.8208" calcext:value-type="float">
            <text:p>1437.8208</text:p>
          </table:table-cell>
          <table:table-cell office:value-type="float" office:value="2721.4252" calcext:value-type="float">
            <text:p>2721.4252</text:p>
          </table:table-cell>
        </table:table-row>
        <table:table-row table:style-name="ro1">
          <table:table-cell office:value-type="float" office:value="2168.4153" calcext:value-type="float">
            <text:p>2168.4153</text:p>
          </table:table-cell>
          <table:table-cell office:value-type="float" office:value="2171.8387" calcext:value-type="float">
            <text:p>2171.8387</text:p>
          </table:table-cell>
          <table:table-cell office:value-type="float" office:value="908.864" calcext:value-type="float">
            <text:p>908.864</text:p>
          </table:table-cell>
          <table:table-cell office:value-type="float" office:value="1441.0023" calcext:value-type="float">
            <text:p>1441.0023</text:p>
          </table:table-cell>
          <table:table-cell office:value-type="float" office:value="2723.4102" calcext:value-type="float">
            <text:p>2723.4102</text:p>
          </table:table-cell>
        </table:table-row>
        <table:table-row table:style-name="ro1">
          <table:table-cell office:value-type="float" office:value="2193.5077" calcext:value-type="float">
            <text:p>2193.5077</text:p>
          </table:table-cell>
          <table:table-cell office:value-type="float" office:value="2199.7067" calcext:value-type="float">
            <text:p>2199.7067</text:p>
          </table:table-cell>
          <table:table-cell office:value-type="float" office:value="911.4276" calcext:value-type="float">
            <text:p>911.4276</text:p>
          </table:table-cell>
          <table:table-cell office:value-type="float" office:value="1444.2553" calcext:value-type="float">
            <text:p>1444.2553</text:p>
          </table:table-cell>
          <table:table-cell office:value-type="float" office:value="2725.2758" calcext:value-type="float">
            <text:p>2725.2758</text:p>
          </table:table-cell>
        </table:table-row>
        <table:table-row table:style-name="ro1">
          <table:table-cell office:value-type="float" office:value="2217.3606" calcext:value-type="float">
            <text:p>2217.3606</text:p>
          </table:table-cell>
          <table:table-cell office:value-type="float" office:value="2228.6426" calcext:value-type="float">
            <text:p>2228.6426</text:p>
          </table:table-cell>
          <table:table-cell office:value-type="float" office:value="913.7855" calcext:value-type="float">
            <text:p>913.7855</text:p>
          </table:table-cell>
          <table:table-cell office:value-type="float" office:value="1447.4151" calcext:value-type="float">
            <text:p>1447.4151</text:p>
          </table:table-cell>
          <table:table-cell office:value-type="float" office:value="2727.2953" calcext:value-type="float">
            <text:p>2727.2953</text:p>
          </table:table-cell>
        </table:table-row>
        <table:table-row table:style-name="ro1">
          <table:table-cell office:value-type="float" office:value="2239.9287" calcext:value-type="float">
            <text:p>2239.9287</text:p>
          </table:table-cell>
          <table:table-cell office:value-type="float" office:value="2258.5914" calcext:value-type="float">
            <text:p>2258.5914</text:p>
          </table:table-cell>
          <table:table-cell office:value-type="float" office:value="916.0402" calcext:value-type="float">
            <text:p>916.0402</text:p>
          </table:table-cell>
          <table:table-cell office:value-type="float" office:value="1450.4079" calcext:value-type="float">
            <text:p>1450.4079</text:p>
          </table:table-cell>
          <table:table-cell office:value-type="float" office:value="2729.5549" calcext:value-type="float">
            <text:p>2729.5549</text:p>
          </table:table-cell>
        </table:table-row>
        <table:table-row table:style-name="ro1">
          <table:table-cell office:value-type="float" office:value="2261.1689" calcext:value-type="float">
            <text:p>2261.1689</text:p>
          </table:table-cell>
          <table:table-cell office:value-type="float" office:value="2289.4962" calcext:value-type="float">
            <text:p>2289.4962</text:p>
          </table:table-cell>
          <table:table-cell office:value-type="float" office:value="918.2003" calcext:value-type="float">
            <text:p>918.2003</text:p>
          </table:table-cell>
          <table:table-cell office:value-type="float" office:value="1453.208" calcext:value-type="float">
            <text:p>1453.208</text:p>
          </table:table-cell>
          <table:table-cell office:value-type="float" office:value="2732.0492" calcext:value-type="float">
            <text:p>2732.0492</text:p>
          </table:table-cell>
        </table:table-row>
        <table:table-row table:style-name="ro1">
          <table:table-cell office:value-type="float" office:value="2281.0409" calcext:value-type="float">
            <text:p>2281.0409</text:p>
          </table:table-cell>
          <table:table-cell office:value-type="float" office:value="2321.298" calcext:value-type="float">
            <text:p>2321.298</text:p>
          </table:table-cell>
          <table:table-cell office:value-type="float" office:value="919.9916" calcext:value-type="float">
            <text:p>919.9916</text:p>
          </table:table-cell>
          <table:table-cell office:value-type="float" office:value="1455.9953" calcext:value-type="float">
            <text:p>1455.9953</text:p>
          </table:table-cell>
          <table:table-cell office:value-type="float" office:value="2734.5579" calcext:value-type="float">
            <text:p>2734.5579</text:p>
          </table:table-cell>
        </table:table-row>
        <table:table-row table:style-name="ro1">
          <table:table-cell office:value-type="float" office:value="2299.5068" calcext:value-type="float">
            <text:p>2299.5068</text:p>
          </table:table-cell>
          <table:table-cell office:value-type="float" office:value="2353.9363" calcext:value-type="float">
            <text:p>2353.9363</text:p>
          </table:table-cell>
          <table:table-cell office:value-type="float" office:value="921.373" calcext:value-type="float">
            <text:p>921.373</text:p>
          </table:table-cell>
          <table:table-cell office:value-type="float" office:value="1458.7997" calcext:value-type="float">
            <text:p>1458.7997</text:p>
          </table:table-cell>
          <table:table-cell office:value-type="float" office:value="2737.0474" calcext:value-type="float">
            <text:p>2737.0474</text:p>
          </table:table-cell>
        </table:table-row>
        <table:table-row table:style-name="ro1">
          <table:table-cell office:value-type="float" office:value="2316.5314" calcext:value-type="float">
            <text:p>2316.5314</text:p>
          </table:table-cell>
          <table:table-cell office:value-type="float" office:value="2387.3491" calcext:value-type="float">
            <text:p>2387.3491</text:p>
          </table:table-cell>
          <table:table-cell office:value-type="float" office:value="922.1984" calcext:value-type="float">
            <text:p>922.1984</text:p>
          </table:table-cell>
          <table:table-cell office:value-type="float" office:value="1461.7272" calcext:value-type="float">
            <text:p>1461.7272</text:p>
          </table:table-cell>
          <table:table-cell office:value-type="float" office:value="2739.391" calcext:value-type="float">
            <text:p>2739.391</text:p>
          </table:table-cell>
        </table:table-row>
        <table:table-row table:style-name="ro1">
          <table:table-cell office:value-type="float" office:value="2332.0824" calcext:value-type="float">
            <text:p>2332.0824</text:p>
          </table:table-cell>
          <table:table-cell office:value-type="float" office:value="2421.4726" calcext:value-type="float">
            <text:p>2421.4726</text:p>
          </table:table-cell>
          <table:table-cell office:value-type="float" office:value="922.7944" calcext:value-type="float">
            <text:p>922.7944</text:p>
          </table:table-cell>
          <table:table-cell office:value-type="float" office:value="1464.5502" calcext:value-type="float">
            <text:p>1464.5502</text:p>
          </table:table-cell>
          <table:table-cell office:value-type="float" office:value="2741.8594" calcext:value-type="float">
            <text:p>2741.8594</text:p>
          </table:table-cell>
        </table:table-row>
        <table:table-row table:style-name="ro1">
          <table:table-cell office:value-type="float" office:value="2346.1302" calcext:value-type="float">
            <text:p>2346.1302</text:p>
          </table:table-cell>
          <table:table-cell office:value-type="float" office:value="2456.242" calcext:value-type="float">
            <text:p>2456.242</text:p>
          </table:table-cell>
          <table:table-cell office:value-type="float" office:value="922.8917" calcext:value-type="float">
            <text:p>922.8917</text:p>
          </table:table-cell>
          <table:table-cell office:value-type="float" office:value="1467.4647" calcext:value-type="float">
            <text:p>1467.4647</text:p>
          </table:table-cell>
          <table:table-cell office:value-type="float" office:value="2744.2191" calcext:value-type="float">
            <text:p>2744.2191</text:p>
          </table:table-cell>
        </table:table-row>
        <table:table-row table:style-name="ro1">
          <table:table-cell office:value-type="float" office:value="2358.6479" calcext:value-type="float">
            <text:p>2358.6479</text:p>
          </table:table-cell>
          <table:table-cell office:value-type="float" office:value="2491.591" calcext:value-type="float">
            <text:p>2491.591</text:p>
          </table:table-cell>
          <table:table-cell office:value-type="float" office:value="922.769" calcext:value-type="float">
            <text:p>922.769</text:p>
          </table:table-cell>
          <table:table-cell office:value-type="float" office:value="1470.2695" calcext:value-type="float">
            <text:p>1470.2695</text:p>
          </table:table-cell>
          <table:table-cell office:value-type="float" office:value="2746.7083" calcext:value-type="float">
            <text:p>2746.7083</text:p>
          </table:table-cell>
        </table:table-row>
        <table:table-row table:style-name="ro1">
          <table:table-cell office:value-type="float" office:value="2369.6119" calcext:value-type="float">
            <text:p>2369.6119</text:p>
          </table:table-cell>
          <table:table-cell office:value-type="float" office:value="2527.4525" calcext:value-type="float">
            <text:p>2527.4525</text:p>
          </table:table-cell>
          <table:table-cell office:value-type="float" office:value="922.3483" calcext:value-type="float">
            <text:p>922.3483</text:p>
          </table:table-cell>
          <table:table-cell office:value-type="float" office:value="1473.021" calcext:value-type="float">
            <text:p>1473.021</text:p>
          </table:table-cell>
          <table:table-cell office:value-type="float" office:value="2749.2561" calcext:value-type="float">
            <text:p>2749.2561</text:p>
          </table:table-cell>
        </table:table-row>
        <table:table-row table:style-name="ro1">
          <table:table-cell office:value-type="float" office:value="2379.0011" calcext:value-type="float">
            <text:p>2379.0011</text:p>
          </table:table-cell>
          <table:table-cell office:value-type="float" office:value="2563.758" calcext:value-type="float">
            <text:p>2563.758</text:p>
          </table:table-cell>
          <table:table-cell office:value-type="float" office:value="921.3487" calcext:value-type="float">
            <text:p>921.3487</text:p>
          </table:table-cell>
          <table:table-cell office:value-type="float" office:value="1475.9454" calcext:value-type="float">
            <text:p>1475.9454</text:p>
          </table:table-cell>
          <table:table-cell office:value-type="float" office:value="2751.6036" calcext:value-type="float">
            <text:p>2751.6036</text:p>
          </table:table-cell>
        </table:table-row>
        <table:table-row table:style-name="ro1">
          <table:table-cell office:value-type="float" office:value="2386.7978" calcext:value-type="float">
            <text:p>2386.7978</text:p>
          </table:table-cell>
          <table:table-cell office:value-type="float" office:value="2600.4385" calcext:value-type="float">
            <text:p>2600.4385</text:p>
          </table:table-cell>
          <table:table-cell office:value-type="float" office:value="919.9997" calcext:value-type="float">
            <text:p>919.9997</text:p>
          </table:table-cell>
          <table:table-cell office:value-type="float" office:value="1478.8744" calcext:value-type="float">
            <text:p>1478.8744</text:p>
          </table:table-cell>
          <table:table-cell office:value-type="float" office:value="2753.9453" calcext:value-type="float">
            <text:p>2753.9453</text:p>
          </table:table-cell>
        </table:table-row>
        <table:table-row table:style-name="ro1">
          <table:table-cell office:value-type="float" office:value="2392.9871" calcext:value-type="float">
            <text:p>2392.9871</text:p>
          </table:table-cell>
          <table:table-cell office:value-type="float" office:value="2637.4243" calcext:value-type="float">
            <text:p>2637.4243</text:p>
          </table:table-cell>
          <table:table-cell office:value-type="float" office:value="918.3157" calcext:value-type="float">
            <text:p>918.3157</text:p>
          </table:table-cell>
          <table:table-cell office:value-type="float" office:value="1481.8033" calcext:value-type="float">
            <text:p>1481.8033</text:p>
          </table:table-cell>
          <table:table-cell office:value-type="float" office:value="2756.287" calcext:value-type="float">
            <text:p>2756.287</text:p>
          </table:table-cell>
        </table:table-row>
        <table:table-row table:style-name="ro1">
          <table:table-cell office:value-type="float" office:value="2397.5572" calcext:value-type="float">
            <text:p>2397.5572</text:p>
          </table:table-cell>
          <table:table-cell office:value-type="float" office:value="2674.6447" calcext:value-type="float">
            <text:p>2674.6447</text:p>
          </table:table-cell>
          <table:table-cell office:value-type="float" office:value="916.0802" calcext:value-type="float">
            <text:p>916.0802</text:p>
          </table:table-cell>
          <table:table-cell office:value-type="float" office:value="1484.9252" calcext:value-type="float">
            <text:p>1484.9252</text:p>
          </table:table-cell>
          <table:table-cell office:value-type="float" office:value="2758.3646" calcext:value-type="float">
            <text:p>2758.3646</text:p>
          </table:table-cell>
        </table:table-row>
        <table:table-row table:style-name="ro1">
          <table:table-cell office:value-type="float" office:value="2400.4994" calcext:value-type="float">
            <text:p>2400.4994</text:p>
          </table:table-cell>
          <table:table-cell office:value-type="float" office:value="2712.0291" calcext:value-type="float">
            <text:p>2712.0291</text:p>
          </table:table-cell>
          <table:table-cell office:value-type="float" office:value="913.4368" calcext:value-type="float">
            <text:p>913.4368</text:p>
          </table:table-cell>
          <table:table-cell office:value-type="float" office:value="1488.1442" calcext:value-type="float">
            <text:p>1488.1442</text:p>
          </table:table-cell>
          <table:table-cell office:value-type="float" office:value="2760.2883" calcext:value-type="float">
            <text:p>2760.2883</text:p>
          </table:table-cell>
        </table:table-row>
        <table:table-row table:style-name="ro1">
          <table:table-cell office:value-type="float" office:value="2401.8082" calcext:value-type="float">
            <text:p>2401.8082</text:p>
          </table:table-cell>
          <table:table-cell office:value-type="float" office:value="2749.5063" calcext:value-type="float">
            <text:p>2749.5063</text:p>
          </table:table-cell>
          <table:table-cell office:value-type="float" office:value="910.5512" calcext:value-type="float">
            <text:p>910.5512</text:p>
          </table:table-cell>
          <table:table-cell office:value-type="float" office:value="1491.3347" calcext:value-type="float">
            <text:p>1491.3347</text:p>
          </table:table-cell>
          <table:table-cell office:value-type="float" office:value="2762.2589" calcext:value-type="float">
            <text:p>2762.2589</text:p>
          </table:table-cell>
        </table:table-row>
        <table:table-row table:style-name="ro1">
          <table:table-cell office:value-type="float" office:value="2401.4809" calcext:value-type="float">
            <text:p>2401.4809</text:p>
          </table:table-cell>
          <table:table-cell office:value-type="float" office:value="2787.0049" calcext:value-type="float">
            <text:p>2787.0049</text:p>
          </table:table-cell>
          <table:table-cell office:value-type="float" office:value="907.5381" calcext:value-type="float">
            <text:p>907.5381</text:p>
          </table:table-cell>
          <table:table-cell office:value-type="float" office:value="1494.3928" calcext:value-type="float">
            <text:p>1494.3928</text:p>
          </table:table-cell>
          <table:table-cell office:value-type="float" office:value="2764.4293" calcext:value-type="float">
            <text:p>2764.4293</text:p>
          </table:table-cell>
        </table:table-row>
        <table:table-row table:style-name="ro1">
          <table:table-cell office:value-type="float" office:value="2399.5183" calcext:value-type="float">
            <text:p>2399.5183</text:p>
          </table:table-cell>
          <table:table-cell office:value-type="float" office:value="2824.4535" calcext:value-type="float">
            <text:p>2824.4535</text:p>
          </table:table-cell>
          <table:table-cell office:value-type="float" office:value="904.1736" calcext:value-type="float">
            <text:p>904.1736</text:p>
          </table:table-cell>
          <table:table-cell office:value-type="float" office:value="1497.5406" calcext:value-type="float">
            <text:p>1497.5406</text:p>
          </table:table-cell>
          <table:table-cell office:value-type="float" office:value="2766.4674" calcext:value-type="float">
            <text:p>2766.4674</text:p>
          </table:table-cell>
        </table:table-row>
        <table:table-row table:style-name="ro1">
          <table:table-cell office:value-type="float" office:value="2395.9241" calcext:value-type="float">
            <text:p>2395.9241</text:p>
          </table:table-cell>
          <table:table-cell office:value-type="float" office:value="2861.7808" calcext:value-type="float">
            <text:p>2861.7808</text:p>
          </table:table-cell>
          <table:table-cell office:value-type="float" office:value="900.4442" calcext:value-type="float">
            <text:p>900.4442</text:p>
          </table:table-cell>
          <table:table-cell office:value-type="float" office:value="1500.8286" calcext:value-type="float">
            <text:p>1500.8286</text:p>
          </table:table-cell>
          <table:table-cell office:value-type="float" office:value="2768.2706" calcext:value-type="float">
            <text:p>2768.2706</text:p>
          </table:table-cell>
        </table:table-row>
        <table:table-row table:style-name="ro1">
          <table:table-cell office:value-type="float" office:value="2390.7051" calcext:value-type="float">
            <text:p>2390.7051</text:p>
          </table:table-cell>
          <table:table-cell office:value-type="float" office:value="2898.9159" calcext:value-type="float">
            <text:p>2898.9159</text:p>
          </table:table-cell>
          <table:table-cell office:value-type="float" office:value="896.5642" calcext:value-type="float">
            <text:p>896.5642</text:p>
          </table:table-cell>
          <table:table-cell office:value-type="float" office:value="1504.0506" calcext:value-type="float">
            <text:p>1504.0506</text:p>
          </table:table-cell>
          <table:table-cell office:value-type="float" office:value="2770.1892" calcext:value-type="float">
            <text:p>2770.1892</text:p>
          </table:table-cell>
        </table:table-row>
        <table:table-row table:style-name="ro1">
          <table:table-cell office:value-type="float" office:value="2383.8713" calcext:value-type="float">
            <text:p>2383.8713</text:p>
          </table:table-cell>
          <table:table-cell office:value-type="float" office:value="2935.7879" calcext:value-type="float">
            <text:p>2935.7879</text:p>
          </table:table-cell>
          <table:table-cell office:value-type="float" office:value="892.5381" calcext:value-type="float">
            <text:p>892.5381</text:p>
          </table:table-cell>
          <table:table-cell office:value-type="float" office:value="1507.2055" calcext:value-type="float">
            <text:p>1507.2055</text:p>
          </table:table-cell>
          <table:table-cell office:value-type="float" office:value="2772.2163" calcext:value-type="float">
            <text:p>2772.2163</text:p>
          </table:table-cell>
        </table:table-row>
        <table:table-row table:style-name="ro1">
          <table:table-cell office:value-type="float" office:value="2375.4356" calcext:value-type="float">
            <text:p>2375.4356</text:p>
          </table:table-cell>
          <table:table-cell office:value-type="float" office:value="2972.3268" calcext:value-type="float">
            <text:p>2972.3268</text:p>
          </table:table-cell>
          <table:table-cell office:value-type="float" office:value="888.2885" calcext:value-type="float">
            <text:p>888.2885</text:p>
          </table:table-cell>
          <table:table-cell office:value-type="float" office:value="1510.4104" calcext:value-type="float">
            <text:p>1510.4104</text:p>
          </table:table-cell>
          <table:table-cell office:value-type="float" office:value="2774.1634" calcext:value-type="float">
            <text:p>2774.1634</text:p>
          </table:table-cell>
        </table:table-row>
        <table:table-row table:style-name="ro1">
          <table:table-cell office:value-type="float" office:value="2365.4142" calcext:value-type="float">
            <text:p>2365.4142</text:p>
          </table:table-cell>
          <table:table-cell office:value-type="float" office:value="3008.463" calcext:value-type="float">
            <text:p>3008.463</text:p>
          </table:table-cell>
          <table:table-cell office:value-type="float" office:value="883.8031" calcext:value-type="float">
            <text:p>883.8031</text:p>
          </table:table-cell>
          <table:table-cell office:value-type="float" office:value="1513.7394" calcext:value-type="float">
            <text:p>1513.7394</text:p>
          </table:table-cell>
          <table:table-cell office:value-type="float" office:value="2775.8896" calcext:value-type="float">
            <text:p>2775.8896</text:p>
          </table:table-cell>
        </table:table-row>
        <table:table-row table:style-name="ro1">
          <table:table-cell office:value-type="float" office:value="2353.826" calcext:value-type="float">
            <text:p>2353.826</text:p>
          </table:table-cell>
          <table:table-cell office:value-type="float" office:value="3044.1276" calcext:value-type="float">
            <text:p>3044.1276</text:p>
          </table:table-cell>
          <table:table-cell office:value-type="float" office:value="879.2755" calcext:value-type="float">
            <text:p>879.2755</text:p>
          </table:table-cell>
          <table:table-cell office:value-type="float" office:value="1516.9068" calcext:value-type="float">
            <text:p>1516.9068</text:p>
          </table:table-cell>
          <table:table-cell office:value-type="float" office:value="2777.8972" calcext:value-type="float">
            <text:p>2777.8972</text:p>
          </table:table-cell>
        </table:table-row>
        <table:table-row table:style-name="ro1">
          <table:table-cell office:value-type="float" office:value="2340.6933" calcext:value-type="float">
            <text:p>2340.6933</text:p>
          </table:table-cell>
          <table:table-cell office:value-type="float" office:value="3079.2528" calcext:value-type="float">
            <text:p>3079.2528</text:p>
          </table:table-cell>
          <table:table-cell office:value-type="float" office:value="874.5947" calcext:value-type="float">
            <text:p>874.5947</text:p>
          </table:table-cell>
          <table:table-cell office:value-type="float" office:value="1520.1235" calcext:value-type="float">
            <text:p>1520.1235</text:p>
          </table:table-cell>
          <table:table-cell office:value-type="float" office:value="2779.8247" calcext:value-type="float">
            <text:p>2779.8247</text:p>
          </table:table-cell>
        </table:table-row>
        <table:table-row table:style-name="ro1">
          <table:table-cell office:value-type="float" office:value="2326.0408" calcext:value-type="float">
            <text:p>2326.0408</text:p>
          </table:table-cell>
          <table:table-cell office:value-type="float" office:value="3113.7717" calcext:value-type="float">
            <text:p>3113.7717</text:p>
          </table:table-cell>
          <table:table-cell office:value-type="float" office:value="869.8615" calcext:value-type="float">
            <text:p>869.8615</text:p>
          </table:table-cell>
          <table:table-cell office:value-type="float" office:value="1523.2179" calcext:value-type="float">
            <text:p>1523.2179</text:p>
          </table:table-cell>
          <table:table-cell office:value-type="float" office:value="2781.943" calcext:value-type="float">
            <text:p>2781.943</text:p>
          </table:table-cell>
        </table:table-row>
        <table:table-row table:style-name="ro1">
          <table:table-cell office:value-type="float" office:value="2309.8967" calcext:value-type="float">
            <text:p>2309.8967</text:p>
          </table:table-cell>
          <table:table-cell office:value-type="float" office:value="3147.6187" calcext:value-type="float">
            <text:p>3147.6187</text:p>
          </table:table-cell>
          <table:table-cell office:value-type="float" office:value="865.0067" calcext:value-type="float">
            <text:p>865.0067</text:p>
          </table:table-cell>
          <table:table-cell office:value-type="float" office:value="1526.3754" calcext:value-type="float">
            <text:p>1526.3754</text:p>
          </table:table-cell>
          <table:table-cell office:value-type="float" office:value="2783.966" calcext:value-type="float">
            <text:p>2783.966</text:p>
          </table:table-cell>
        </table:table-row>
        <table:table-row table:style-name="ro1">
          <table:table-cell office:value-type="float" office:value="2292.2915" calcext:value-type="float">
            <text:p>2292.2915</text:p>
          </table:table-cell>
          <table:table-cell office:value-type="float" office:value="3180.7292" calcext:value-type="float">
            <text:p>3180.7292</text:p>
          </table:table-cell>
          <table:table-cell office:value-type="float" office:value="860.0885" calcext:value-type="float">
            <text:p>860.0885</text:p>
          </table:table-cell>
          <table:table-cell office:value-type="float" office:value="1529.5135" calcext:value-type="float">
            <text:p>1529.5135</text:p>
          </table:table-cell>
          <table:table-cell office:value-type="float" office:value="2786.019" calcext:value-type="float">
            <text:p>2786.019</text:p>
          </table:table-cell>
        </table:table-row>
        <table:table-row table:style-name="ro1">
          <table:table-cell office:value-type="float" office:value="2273.2588" calcext:value-type="float">
            <text:p>2273.2588</text:p>
          </table:table-cell>
          <table:table-cell office:value-type="float" office:value="3213.0403" calcext:value-type="float">
            <text:p>3213.0403</text:p>
          </table:table-cell>
          <table:table-cell office:value-type="float" office:value="855.1302" calcext:value-type="float">
            <text:p>855.1302</text:p>
          </table:table-cell>
          <table:table-cell office:value-type="float" office:value="1532.6077" calcext:value-type="float">
            <text:p>1532.6077</text:p>
          </table:table-cell>
          <table:table-cell office:value-type="float" office:value="2788.1377" calcext:value-type="float">
            <text:p>2788.1377</text:p>
          </table:table-cell>
        </table:table-row>
        <table:table-row table:style-name="ro1">
          <table:table-cell office:value-type="float" office:value="2255.6536" calcext:value-type="float">
            <text:p>2255.6536</text:p>
          </table:table-cell>
          <table:table-cell office:value-type="float" office:value="3246.1508" calcext:value-type="float">
            <text:p>3246.1508</text:p>
          </table:table-cell>
          <table:table-cell office:value-type="float" office:value="850.1372" calcext:value-type="float">
            <text:p>850.1372</text:p>
          </table:table-cell>
          <table:table-cell office:value-type="float" office:value="1535.7163" calcext:value-type="float">
            <text:p>1535.7163</text:p>
          </table:table-cell>
          <table:table-cell office:value-type="float" office:value="2790.235" calcext:value-type="float">
            <text:p>2790.235</text:p>
          </table:table-cell>
        </table:table-row>
        <table:table-row table:style-name="ro1">
          <table:table-cell office:value-type="float" office:value="2239.5094" calcext:value-type="float">
            <text:p>2239.5094</text:p>
          </table:table-cell>
          <table:table-cell office:value-type="float" office:value="3279.9978" calcext:value-type="float">
            <text:p>3279.9978</text:p>
          </table:table-cell>
          <table:table-cell office:value-type="float" office:value="848.4203" calcext:value-type="float">
            <text:p>848.4203</text:p>
          </table:table-cell>
          <table:table-cell office:value-type="float" office:value="1538.6943" calcext:value-type="float">
            <text:p>1538.6943</text:p>
          </table:table-cell>
          <table:table-cell office:value-type="float" office:value="2792.514" calcext:value-type="float">
            <text:p>2792.514</text:p>
          </table:table-cell>
        </table:table-row>
        <table:table-row table:style-name="ro1">
          <table:table-cell office:value-type="float" office:value="2224.857" calcext:value-type="float">
            <text:p>2224.857</text:p>
          </table:table-cell>
          <table:table-cell office:value-type="float" office:value="3314.5167" calcext:value-type="float">
            <text:p>3314.5167</text:p>
          </table:table-cell>
          <table:table-cell office:value-type="float" office:value="849.9388" calcext:value-type="float">
            <text:p>849.9388</text:p>
          </table:table-cell>
          <table:table-cell office:value-type="float" office:value="1541.7134" calcext:value-type="float">
            <text:p>1541.7134</text:p>
          </table:table-cell>
          <table:table-cell office:value-type="float" office:value="2794.7384" calcext:value-type="float">
            <text:p>2794.7384</text:p>
          </table:table-cell>
        </table:table-row>
        <table:table-row table:style-name="ro1">
          <table:table-cell office:value-type="float" office:value="2209.9039" calcext:value-type="float">
            <text:p>2209.9039</text:p>
          </table:table-cell>
          <table:table-cell office:value-type="float" office:value="3348.9065" calcext:value-type="float">
            <text:p>3348.9065</text:p>
          </table:table-cell>
          <table:table-cell office:value-type="float" office:value="854.6543" calcext:value-type="float">
            <text:p>854.6543</text:p>
          </table:table-cell>
          <table:table-cell office:value-type="float" office:value="1544.7678" calcext:value-type="float">
            <text:p>1544.7678</text:p>
          </table:table-cell>
          <table:table-cell office:value-type="float" office:value="2796.9139" calcext:value-type="float">
            <text:p>2796.9139</text:p>
          </table:table-cell>
        </table:table-row>
        <table:table-row table:style-name="ro1">
          <table:table-cell office:value-type="float" office:value="2194.6513" calcext:value-type="float">
            <text:p>2194.6513</text:p>
          </table:table-cell>
          <table:table-cell office:value-type="float" office:value="3383.1644" calcext:value-type="float">
            <text:p>3383.1644</text:p>
          </table:table-cell>
          <table:table-cell office:value-type="float" office:value="860.6013" calcext:value-type="float">
            <text:p>860.6013</text:p>
          </table:table-cell>
          <table:table-cell office:value-type="float" office:value="1547.7018" calcext:value-type="float">
            <text:p>1547.7018</text:p>
          </table:table-cell>
          <table:table-cell office:value-type="float" office:value="2799.2494" calcext:value-type="float">
            <text:p>2799.2494</text:p>
          </table:table-cell>
        </table:table-row>
        <table:table-row table:style-name="ro1">
          <table:table-cell office:value-type="float" office:value="2177.9189" calcext:value-type="float">
            <text:p>2177.9189</text:p>
          </table:table-cell>
          <table:table-cell office:value-type="float" office:value="3416.7245" calcext:value-type="float">
            <text:p>3416.7245</text:p>
          </table:table-cell>
          <table:table-cell office:value-type="float" office:value="867.7435" calcext:value-type="float">
            <text:p>867.7435</text:p>
          </table:table-cell>
          <table:table-cell office:value-type="float" office:value="1550.4547" calcext:value-type="float">
            <text:p>1550.4547</text:p>
          </table:table-cell>
          <table:table-cell office:value-type="float" office:value="2801.7958" calcext:value-type="float">
            <text:p>2801.7958</text:p>
          </table:table-cell>
        </table:table-row>
        <table:table-row table:style-name="ro1">
          <table:table-cell office:value-type="float" office:value="2159.7385" calcext:value-type="float">
            <text:p>2159.7385</text:p>
          </table:table-cell>
          <table:table-cell office:value-type="float" office:value="3449.5227" calcext:value-type="float">
            <text:p>3449.5227</text:p>
          </table:table-cell>
          <table:table-cell office:value-type="float" office:value="874.8015" calcext:value-type="float">
            <text:p>874.8015</text:p>
          </table:table-cell>
          <table:table-cell office:value-type="float" office:value="1553.0382" calcext:value-type="float">
            <text:p>1553.0382</text:p>
          </table:table-cell>
          <table:table-cell office:value-type="float" office:value="2804.5139" calcext:value-type="float">
            <text:p>2804.5139</text:p>
          </table:table-cell>
        </table:table-row>
        <table:table-row table:style-name="ro1">
          <table:table-cell office:value-type="float" office:value="2140.1448" calcext:value-type="float">
            <text:p>2140.1448</text:p>
          </table:table-cell>
          <table:table-cell office:value-type="float" office:value="3481.4967" calcext:value-type="float">
            <text:p>3481.4967</text:p>
          </table:table-cell>
          <table:table-cell office:value-type="float" office:value="881.7717" calcext:value-type="float">
            <text:p>881.7717</text:p>
          </table:table-cell>
          <table:table-cell office:value-type="float" office:value="1555.8425" calcext:value-type="float">
            <text:p>1555.8425</text:p>
          </table:table-cell>
          <table:table-cell office:value-type="float" office:value="2807.0035" calcext:value-type="float">
            <text:p>2807.0035</text:p>
          </table:table-cell>
        </table:table-row>
        <table:table-row table:style-name="ro1">
          <table:table-cell office:value-type="float" office:value="2119.1751" calcext:value-type="float">
            <text:p>2119.1751</text:p>
          </table:table-cell>
          <table:table-cell office:value-type="float" office:value="3512.5856" calcext:value-type="float">
            <text:p>3512.5856</text:p>
          </table:table-cell>
          <table:table-cell office:value-type="float" office:value="888.6537" calcext:value-type="float">
            <text:p>888.6537</text:p>
          </table:table-cell>
          <table:table-cell office:value-type="float" office:value="1558.5701" calcext:value-type="float">
            <text:p>1558.5701</text:p>
          </table:table-cell>
          <table:table-cell office:value-type="float" office:value="2809.5769" calcext:value-type="float">
            <text:p>2809.5769</text:p>
          </table:table-cell>
        </table:table-row>
        <table:table-row table:style-name="ro1">
          <table:table-cell office:value-type="float" office:value="2096.8693" calcext:value-type="float">
            <text:p>2096.8693</text:p>
          </table:table-cell>
          <table:table-cell office:value-type="float" office:value="3542.7302" calcext:value-type="float">
            <text:p>3542.7302</text:p>
          </table:table-cell>
          <table:table-cell office:value-type="float" office:value="895.4925" calcext:value-type="float">
            <text:p>895.4925</text:p>
          </table:table-cell>
          <table:table-cell office:value-type="float" office:value="1561.4492" calcext:value-type="float">
            <text:p>1561.4492</text:p>
          </table:table-cell>
          <table:table-cell office:value-type="float" office:value="2811.9798" calcext:value-type="float">
            <text:p>2811.9798</text:p>
          </table:table-cell>
        </table:table-row>
        <table:table-row table:style-name="ro1">
          <table:table-cell office:value-type="float" office:value="2073.2697" calcext:value-type="float">
            <text:p>2073.2697</text:p>
          </table:table-cell>
          <table:table-cell office:value-type="float" office:value="3571.8732" calcext:value-type="float">
            <text:p>3571.8732</text:p>
          </table:table-cell>
          <table:table-cell office:value-type="float" office:value="902.2304" calcext:value-type="float">
            <text:p>902.2304</text:p>
          </table:table-cell>
          <table:table-cell office:value-type="float" office:value="1564.2102" calcext:value-type="float">
            <text:p>1564.2102</text:p>
          </table:table-cell>
          <table:table-cell office:value-type="float" office:value="2814.5173" calcext:value-type="float">
            <text:p>2814.5173</text:p>
          </table:table-cell>
        </table:table-row>
        <table:table-row table:style-name="ro1">
          <table:table-cell office:value-type="float" office:value="2048.4215" calcext:value-type="float">
            <text:p>2048.4215</text:p>
          </table:table-cell>
          <table:table-cell office:value-type="float" office:value="3599.9591" calcext:value-type="float">
            <text:p>3599.9591</text:p>
          </table:table-cell>
          <table:table-cell office:value-type="float" office:value="908.9282" calcext:value-type="float">
            <text:p>908.9282</text:p>
          </table:table-cell>
          <table:table-cell office:value-type="float" office:value="1567.0604" calcext:value-type="float">
            <text:p>1567.0604</text:p>
          </table:table-cell>
          <table:table-cell office:value-type="float" office:value="2816.9543" calcext:value-type="float">
            <text:p>2816.9543</text:p>
          </table:table-cell>
        </table:table-row>
        <table:table-row table:style-name="ro1">
          <table:table-cell office:value-type="float" office:value="2022.3718" calcext:value-type="float">
            <text:p>2022.3718</text:p>
          </table:table-cell>
          <table:table-cell office:value-type="float" office:value="3626.9343" calcext:value-type="float">
            <text:p>3626.9343</text:p>
          </table:table-cell>
          <table:table-cell office:value-type="float" office:value="915.6192" calcext:value-type="float">
            <text:p>915.6192</text:p>
          </table:table-cell>
          <table:table-cell office:value-type="float" office:value="1570.0154" calcext:value-type="float">
            <text:p>1570.0154</text:p>
          </table:table-cell>
          <table:table-cell office:value-type="float" office:value="2819.2631" calcext:value-type="float">
            <text:p>2819.2631</text:p>
          </table:table-cell>
        </table:table-row>
        <table:table-row table:style-name="ro1">
          <table:table-cell office:value-type="float" office:value="1995.1703" calcext:value-type="float">
            <text:p>1995.1703</text:p>
          </table:table-cell>
          <table:table-cell office:value-type="float" office:value="3652.7476" calcext:value-type="float">
            <text:p>3652.7476</text:p>
          </table:table-cell>
          <table:table-cell office:value-type="float" office:value="922.3269" calcext:value-type="float">
            <text:p>922.3269</text:p>
          </table:table-cell>
          <table:table-cell office:value-type="float" office:value="1573.0635" calcext:value-type="float">
            <text:p>1573.0635</text:p>
          </table:table-cell>
          <table:table-cell office:value-type="float" office:value="2821.4475" calcext:value-type="float">
            <text:p>2821.4475</text:p>
          </table:table-cell>
        </table:table-row>
        <table:table-row table:style-name="ro1">
          <table:table-cell office:value-type="float" office:value="1966.8686" calcext:value-type="float">
            <text:p>1966.8686</text:p>
          </table:table-cell>
          <table:table-cell office:value-type="float" office:value="3677.3498" calcext:value-type="float">
            <text:p>3677.3498</text:p>
          </table:table-cell>
          <table:table-cell office:value-type="float" office:value="928.9163" calcext:value-type="float">
            <text:p>928.9163</text:p>
          </table:table-cell>
          <table:table-cell office:value-type="float" office:value="1575.9952" calcext:value-type="float">
            <text:p>1575.9952</text:p>
          </table:table-cell>
          <table:table-cell office:value-type="float" office:value="2823.7857" calcext:value-type="float">
            <text:p>2823.7857</text:p>
          </table:table-cell>
        </table:table-row>
        <table:table-row table:style-name="ro1">
          <table:table-cell office:value-type="float" office:value="1937.5208" calcext:value-type="float">
            <text:p>1937.5208</text:p>
          </table:table-cell>
          <table:table-cell office:value-type="float" office:value="3700.6941" calcext:value-type="float">
            <text:p>3700.6941</text:p>
          </table:table-cell>
          <table:table-cell office:value-type="float" office:value="935.5376" calcext:value-type="float">
            <text:p>935.5376</text:p>
          </table:table-cell>
          <table:table-cell office:value-type="float" office:value="1579.0274" calcext:value-type="float">
            <text:p>1579.0274</text:p>
          </table:table-cell>
          <table:table-cell office:value-type="float" office:value="2825.9922" calcext:value-type="float">
            <text:p>2825.9922</text:p>
          </table:table-cell>
        </table:table-row>
        <table:table-row table:style-name="ro1">
          <table:table-cell office:value-type="float" office:value="1907.1827" calcext:value-type="float">
            <text:p>1907.1827</text:p>
          </table:table-cell>
          <table:table-cell office:value-type="float" office:value="3722.7361" calcext:value-type="float">
            <text:p>3722.7361</text:p>
          </table:table-cell>
          <table:table-cell office:value-type="float" office:value="942.1312" calcext:value-type="float">
            <text:p>942.1312</text:p>
          </table:table-cell>
          <table:table-cell office:value-type="float" office:value="1582.0655" calcext:value-type="float">
            <text:p>1582.0655</text:p>
          </table:table-cell>
          <table:table-cell office:value-type="float" office:value="2828.1905" calcext:value-type="float">
            <text:p>2828.1905</text:p>
          </table:table-cell>
        </table:table-row>
        <table:table-row table:style-name="ro1">
          <table:table-cell office:value-type="float" office:value="1875.912" calcext:value-type="float">
            <text:p>1875.912</text:p>
          </table:table-cell>
          <table:table-cell office:value-type="float" office:value="3743.4337" calcext:value-type="float">
            <text:p>3743.4337</text:p>
          </table:table-cell>
          <table:table-cell office:value-type="float" office:value="948.7386" calcext:value-type="float">
            <text:p>948.7386</text:p>
          </table:table-cell>
          <table:table-cell office:value-type="float" office:value="1585.1495" calcext:value-type="float">
            <text:p>1585.1495</text:p>
          </table:table-cell>
          <table:table-cell office:value-type="float" office:value="2830.3238" calcext:value-type="float">
            <text:p>2830.3238</text:p>
          </table:table-cell>
        </table:table-row>
        <table:table-row table:style-name="ro1">
          <table:table-cell office:value-type="float" office:value="1843.7682" calcext:value-type="float">
            <text:p>1843.7682</text:p>
          </table:table-cell>
          <table:table-cell office:value-type="float" office:value="3762.7476" calcext:value-type="float">
            <text:p>3762.7476</text:p>
          </table:table-cell>
          <table:table-cell office:value-type="float" office:value="955.4822" calcext:value-type="float">
            <text:p>955.4822</text:p>
          </table:table-cell>
          <table:table-cell office:value-type="float" office:value="1588.3704" calcext:value-type="float">
            <text:p>1588.3704</text:p>
          </table:table-cell>
          <table:table-cell office:value-type="float" office:value="2832.2444" calcext:value-type="float">
            <text:p>2832.2444</text:p>
          </table:table-cell>
        </table:table-row>
        <table:table-row table:style-name="ro1">
          <table:table-cell office:value-type="float" office:value="1810.8126" calcext:value-type="float">
            <text:p>1810.8126</text:p>
          </table:table-cell>
          <table:table-cell office:value-type="float" office:value="3780.6411" calcext:value-type="float">
            <text:p>3780.6411</text:p>
          </table:table-cell>
          <table:table-cell office:value-type="float" office:value="962.1089" calcext:value-type="float">
            <text:p>962.1089</text:p>
          </table:table-cell>
          <table:table-cell office:value-type="float" office:value="1591.5079" calcext:value-type="float">
            <text:p>1591.5079</text:p>
          </table:table-cell>
          <table:table-cell office:value-type="float" office:value="2834.2982" calcext:value-type="float">
            <text:p>2834.2982</text:p>
          </table:table-cell>
        </table:table-row>
        <table:table-row table:style-name="ro1">
          <table:table-cell office:value-type="float" office:value="1777.1078" calcext:value-type="float">
            <text:p>1777.1078</text:p>
          </table:table-cell>
          <table:table-cell office:value-type="float" office:value="3797.08" calcext:value-type="float">
            <text:p>3797.08</text:p>
          </table:table-cell>
          <table:table-cell office:value-type="float" office:value="968.7336" calcext:value-type="float">
            <text:p>968.7336</text:p>
          </table:table-cell>
          <table:table-cell office:value-type="float" office:value="1594.6596" calcext:value-type="float">
            <text:p>1594.6596</text:p>
          </table:table-cell>
          <table:table-cell office:value-type="float" office:value="2836.3304" calcext:value-type="float">
            <text:p>2836.3304</text:p>
          </table:table-cell>
        </table:table-row>
        <table:table-row table:style-name="ro1">
          <table:table-cell office:value-type="float" office:value="1742.718" calcext:value-type="float">
            <text:p>1742.718</text:p>
          </table:table-cell>
          <table:table-cell office:value-type="float" office:value="3812.0331" calcext:value-type="float">
            <text:p>3812.0331</text:p>
          </table:table-cell>
          <table:table-cell office:value-type="float" office:value="975.1927" calcext:value-type="float">
            <text:p>975.1927</text:p>
          </table:table-cell>
          <table:table-cell office:value-type="float" office:value="1597.6942" calcext:value-type="float">
            <text:p>1597.6942</text:p>
          </table:table-cell>
          <table:table-cell office:value-type="float" office:value="2838.5334" calcext:value-type="float">
            <text:p>2838.5334</text:p>
          </table:table-cell>
        </table:table-row>
        <table:table-row table:style-name="ro1">
          <table:table-cell office:value-type="float" office:value="1707.7088" calcext:value-type="float">
            <text:p>1707.7088</text:p>
          </table:table-cell>
          <table:table-cell office:value-type="float" office:value="3825.4719" calcext:value-type="float">
            <text:p>3825.4719</text:p>
          </table:table-cell>
          <table:table-cell office:value-type="float" office:value="981.6507" calcext:value-type="float">
            <text:p>981.6507</text:p>
          </table:table-cell>
          <table:table-cell office:value-type="float" office:value="1600.7537" calcext:value-type="float">
            <text:p>1600.7537</text:p>
          </table:table-cell>
          <table:table-cell office:value-type="float" office:value="2840.7019" calcext:value-type="float">
            <text:p>2840.7019</text:p>
          </table:table-cell>
        </table:table-row>
        <table:table-row table:style-name="ro1">
          <table:table-cell office:value-type="float" office:value="1672.1466" calcext:value-type="float">
            <text:p>1672.1466</text:p>
          </table:table-cell>
          <table:table-cell office:value-type="float" office:value="3837.3708" calcext:value-type="float">
            <text:p>3837.3708</text:p>
          </table:table-cell>
          <table:table-cell office:value-type="float" office:value="987.9273" calcext:value-type="float">
            <text:p>987.9273</text:p>
          </table:table-cell>
          <table:table-cell office:value-type="float" office:value="1603.6887" calcext:value-type="float">
            <text:p>1603.6887</text:p>
          </table:table-cell>
          <table:table-cell office:value-type="float" office:value="2843.036" calcext:value-type="float">
            <text:p>2843.036</text:p>
          </table:table-cell>
        </table:table-row>
        <table:table-row table:style-name="ro1">
          <table:table-cell office:value-type="float" office:value="1636.0993" calcext:value-type="float">
            <text:p>1636.0993</text:p>
          </table:table-cell>
          <table:table-cell office:value-type="float" office:value="3847.7072" calcext:value-type="float">
            <text:p>3847.7072</text:p>
          </table:table-cell>
          <table:table-cell office:value-type="float" office:value="993.9617" calcext:value-type="float">
            <text:p>993.9617</text:p>
          </table:table-cell>
          <table:table-cell office:value-type="float" office:value="1606.4408" calcext:value-type="float">
            <text:p>1606.4408</text:p>
          </table:table-cell>
          <table:table-cell office:value-type="float" office:value="2845.5832" calcext:value-type="float">
            <text:p>2845.5832</text:p>
          </table:table-cell>
        </table:table-row>
        <table:table-row table:style-name="ro1">
          <table:table-cell office:value-type="float" office:value="1599.6355" calcext:value-type="float">
            <text:p>1599.6355</text:p>
          </table:table-cell>
          <table:table-cell office:value-type="float" office:value="3856.4614" calcext:value-type="float">
            <text:p>3856.4614</text:p>
          </table:table-cell>
          <table:table-cell office:value-type="float" office:value="999.9713" calcext:value-type="float">
            <text:p>999.9713</text:p>
          </table:table-cell>
          <table:table-cell office:value-type="float" office:value="1609.2235" calcext:value-type="float">
            <text:p>1609.2235</text:p>
          </table:table-cell>
          <table:table-cell office:value-type="float" office:value="2848.0971" calcext:value-type="float">
            <text:p>2848.0971</text:p>
          </table:table-cell>
        </table:table-row>
        <table:table-row table:style-name="ro1">
          <table:table-cell office:value-type="float" office:value="1562.8244" calcext:value-type="float">
            <text:p>1562.8244</text:p>
          </table:table-cell>
          <table:table-cell office:value-type="float" office:value="3863.6167" calcext:value-type="float">
            <text:p>3863.6167</text:p>
          </table:table-cell>
          <table:table-cell office:value-type="float" office:value="1006.0912" calcext:value-type="float">
            <text:p>1006.0912</text:p>
          </table:table-cell>
          <table:table-cell office:value-type="float" office:value="1612.1451" calcext:value-type="float">
            <text:p>1612.1451</text:p>
          </table:table-cell>
          <table:table-cell office:value-type="float" office:value="2850.448" calcext:value-type="float">
            <text:p>2850.448</text:p>
          </table:table-cell>
        </table:table-row>
        <table:table-row table:style-name="ro1">
          <table:table-cell office:value-type="float" office:value="1525.7363" calcext:value-type="float">
            <text:p>1525.7363</text:p>
          </table:table-cell>
          <table:table-cell office:value-type="float" office:value="3869.1596" calcext:value-type="float">
            <text:p>3869.1596</text:p>
          </table:table-cell>
          <table:table-cell office:value-type="float" office:value="1012.0233" calcext:value-type="float">
            <text:p>1012.0233</text:p>
          </table:table-cell>
          <table:table-cell office:value-type="float" office:value="1614.9502" calcext:value-type="float">
            <text:p>1614.9502</text:p>
          </table:table-cell>
          <table:table-cell office:value-type="float" office:value="2852.9367" calcext:value-type="float">
            <text:p>2852.9367</text:p>
          </table:table-cell>
        </table:table-row>
        <table:table-row table:style-name="ro1">
          <table:table-cell office:value-type="float" office:value="1488.4418" calcext:value-type="float">
            <text:p>1488.4418</text:p>
          </table:table-cell>
          <table:table-cell office:value-type="float" office:value="3873.0794" calcext:value-type="float">
            <text:p>3873.0794</text:p>
          </table:table-cell>
          <table:table-cell office:value-type="float" office:value="1017.7693" calcext:value-type="float">
            <text:p>1017.7693</text:p>
          </table:table-cell>
          <table:table-cell office:value-type="float" office:value="1617.6413" calcext:value-type="float">
            <text:p>1617.6413</text:p>
          </table:table-cell>
          <table:table-cell office:value-type="float" office:value="2855.5484" calcext:value-type="float">
            <text:p>2855.5484</text:p>
          </table:table-cell>
        </table:table-row>
        <table:table-row table:style-name="ro1">
          <table:table-cell office:value-type="float" office:value="1451.0117" calcext:value-type="float">
            <text:p>1451.0117</text:p>
          </table:table-cell>
          <table:table-cell office:value-type="float" office:value="3875.3687" calcext:value-type="float">
            <text:p>3875.3687</text:p>
          </table:table-cell>
          <table:table-cell office:value-type="float" office:value="1023.3359" calcext:value-type="float">
            <text:p>1023.3359</text:p>
          </table:table-cell>
          <table:table-cell office:value-type="float" office:value="1620.2267" calcext:value-type="float">
            <text:p>1620.2267</text:p>
          </table:table-cell>
          <table:table-cell office:value-type="float" office:value="2858.2647" calcext:value-type="float">
            <text:p>2858.2647</text:p>
          </table:table-cell>
        </table:table-row>
        <table:table-row table:style-name="ro1">
          <table:table-cell office:value-type="float" office:value="1413.5174" calcext:value-type="float">
            <text:p>1413.5174</text:p>
          </table:table-cell>
          <table:table-cell office:value-type="float" office:value="3876.0232" calcext:value-type="float">
            <text:p>3876.0232</text:p>
          </table:table-cell>
          <table:table-cell office:value-type="float" office:value="1028.8879" calcext:value-type="float">
            <text:p>1028.8879</text:p>
          </table:table-cell>
          <table:table-cell office:value-type="float" office:value="1622.8607" calcext:value-type="float">
            <text:p>1622.8607</text:p>
          </table:table-cell>
          <table:table-cell office:value-type="float" office:value="2860.9338" calcext:value-type="float">
            <text:p>2860.9338</text:p>
          </table:table-cell>
        </table:table-row>
        <table:table-row table:style-name="ro1">
          <table:table-cell office:value-type="float" office:value="1376.0303" calcext:value-type="float">
            <text:p>1376.0303</text:p>
          </table:table-cell>
          <table:table-cell office:value-type="float" office:value="3875.0416" calcext:value-type="float">
            <text:p>3875.0416</text:p>
          </table:table-cell>
          <table:table-cell office:value-type="float" office:value="1034.5308" calcext:value-type="float">
            <text:p>1034.5308</text:p>
          </table:table-cell>
          <table:table-cell office:value-type="float" office:value="1625.6234" calcext:value-type="float">
            <text:p>1625.6234</text:p>
          </table:table-cell>
          <table:table-cell office:value-type="float" office:value="2863.4695" calcext:value-type="float">
            <text:p>2863.4695</text:p>
          </table:table-cell>
        </table:table-row>
        <table:table-row table:style-name="ro1">
          <table:table-cell office:value-type="float" office:value="1338.6216" calcext:value-type="float">
            <text:p>1338.6216</text:p>
          </table:table-cell>
          <table:table-cell office:value-type="float" office:value="3872.4257" calcext:value-type="float">
            <text:p>3872.4257</text:p>
          </table:table-cell>
          <table:table-cell office:value-type="float" office:value="1040.0746" calcext:value-type="float">
            <text:p>1040.0746</text:p>
          </table:table-cell>
          <table:table-cell office:value-type="float" office:value="1628.3553" calcext:value-type="float">
            <text:p>1628.3553</text:p>
          </table:table-cell>
          <table:table-cell office:value-type="float" office:value="2866.0384" calcext:value-type="float">
            <text:p>2866.0384</text:p>
          </table:table-cell>
        </table:table-row>
        <table:table-row table:style-name="ro1">
          <table:table-cell office:value-type="float" office:value="1301.3627" calcext:value-type="float">
            <text:p>1301.3627</text:p>
          </table:table-cell>
          <table:table-cell office:value-type="float" office:value="3868.1806" calcext:value-type="float">
            <text:p>3868.1806</text:p>
          </table:table-cell>
          <table:table-cell office:value-type="float" office:value="1045.3879" calcext:value-type="float">
            <text:p>1045.3879</text:p>
          </table:table-cell>
          <table:table-cell office:value-type="float" office:value="1630.9527" calcext:value-type="float">
            <text:p>1630.9527</text:p>
          </table:table-cell>
          <table:table-cell office:value-type="float" office:value="2868.7432" calcext:value-type="float">
            <text:p>2868.7432</text:p>
          </table:table-cell>
        </table:table-row>
        <table:table-row table:style-name="ro1">
          <table:table-cell office:value-type="float" office:value="1264.3244" calcext:value-type="float">
            <text:p>1264.3244</text:p>
          </table:table-cell>
          <table:table-cell office:value-type="float" office:value="3862.3143" calcext:value-type="float">
            <text:p>3862.3143</text:p>
          </table:table-cell>
          <table:table-cell office:value-type="float" office:value="1050.5587" calcext:value-type="float">
            <text:p>1050.5587</text:p>
          </table:table-cell>
          <table:table-cell office:value-type="float" office:value="1633.4907" calcext:value-type="float">
            <text:p>1633.4907</text:p>
          </table:table-cell>
          <table:table-cell office:value-type="float" office:value="2871.5038" calcext:value-type="float">
            <text:p>2871.5038</text:p>
          </table:table-cell>
        </table:table-row>
        <table:table-row table:style-name="ro1">
          <table:table-cell office:value-type="float" office:value="1227.5772" calcext:value-type="float">
            <text:p>1227.5772</text:p>
          </table:table-cell>
          <table:table-cell office:value-type="float" office:value="3854.838" calcext:value-type="float">
            <text:p>3854.838</text:p>
          </table:table-cell>
          <table:table-cell office:value-type="float" office:value="1055.7279" calcext:value-type="float">
            <text:p>1055.7279</text:p>
          </table:table-cell>
          <table:table-cell office:value-type="float" office:value="1636.0882" calcext:value-type="float">
            <text:p>1636.0882</text:p>
          </table:table-cell>
          <table:table-cell office:value-type="float" office:value="2874.2086" calcext:value-type="float">
            <text:p>2874.2086</text:p>
          </table:table-cell>
        </table:table-row>
        <table:table-row table:style-name="ro1">
          <table:table-cell office:value-type="float" office:value="1191.1911" calcext:value-type="float">
            <text:p>1191.1911</text:p>
          </table:table-cell>
          <table:table-cell office:value-type="float" office:value="3845.7659" calcext:value-type="float">
            <text:p>3845.7659</text:p>
          </table:table-cell>
          <table:table-cell office:value-type="float" office:value="1060.6945" calcext:value-type="float">
            <text:p>1060.6945</text:p>
          </table:table-cell>
          <table:table-cell office:value-type="float" office:value="1638.5815" calcext:value-type="float">
            <text:p>1638.5815</text:p>
          </table:table-cell>
          <table:table-cell office:value-type="float" office:value="2877.0097" calcext:value-type="float">
            <text:p>2877.0097</text:p>
          </table:table-cell>
        </table:table-row>
        <table:table-row table:style-name="ro1">
          <table:table-cell office:value-type="float" office:value="1155.2354" calcext:value-type="float">
            <text:p>1155.2354</text:p>
          </table:table-cell>
          <table:table-cell office:value-type="float" office:value="3835.1153" calcext:value-type="float">
            <text:p>3835.1153</text:p>
          </table:table-cell>
          <table:table-cell office:value-type="float" office:value="1065.586" calcext:value-type="float">
            <text:p>1065.586</text:p>
          </table:table-cell>
          <table:table-cell office:value-type="float" office:value="1641.0781" calcext:value-type="float">
            <text:p>1641.0781</text:p>
          </table:table-cell>
          <table:table-cell office:value-type="float" office:value="2879.8078" calcext:value-type="float">
            <text:p>2879.8078</text:p>
          </table:table-cell>
        </table:table-row>
        <table:table-row table:style-name="ro1">
          <table:table-cell office:value-type="float" office:value="1119.7784" calcext:value-type="float">
            <text:p>1119.7784</text:p>
          </table:table-cell>
          <table:table-cell office:value-type="float" office:value="3822.9065" calcext:value-type="float">
            <text:p>3822.9065</text:p>
          </table:table-cell>
          <table:table-cell office:value-type="float" office:value="1070.4647" calcext:value-type="float">
            <text:p>1070.4647</text:p>
          </table:table-cell>
          <table:table-cell office:value-type="float" office:value="1643.6282" calcext:value-type="float">
            <text:p>1643.6282</text:p>
          </table:table-cell>
          <table:table-cell office:value-type="float" office:value="2882.5572" calcext:value-type="float">
            <text:p>2882.5572</text:p>
          </table:table-cell>
        </table:table-row>
        <table:table-row table:style-name="ro1">
          <table:table-cell office:value-type="float" office:value="1084.8878" calcext:value-type="float">
            <text:p>1084.8878</text:p>
          </table:table-cell>
          <table:table-cell office:value-type="float" office:value="3809.1627" calcext:value-type="float">
            <text:p>3809.1627</text:p>
          </table:table-cell>
          <table:table-cell office:value-type="float" office:value="1075.3312" calcext:value-type="float">
            <text:p>1075.3312</text:p>
          </table:table-cell>
          <table:table-cell office:value-type="float" office:value="1646.2303" calcext:value-type="float">
            <text:p>1646.2303</text:p>
          </table:table-cell>
          <table:table-cell office:value-type="float" office:value="2885.2575" calcext:value-type="float">
            <text:p>2885.2575</text:p>
          </table:table-cell>
        </table:table-row>
        <table:table-row table:style-name="ro1">
          <table:table-cell office:value-type="float" office:value="1050.6298" calcext:value-type="float">
            <text:p>1050.6298</text:p>
          </table:table-cell>
          <table:table-cell office:value-type="float" office:value="3793.9101" calcext:value-type="float">
            <text:p>3793.9101</text:p>
          </table:table-cell>
          <table:table-cell office:value-type="float" office:value="1080.0255" calcext:value-type="float">
            <text:p>1080.0255</text:p>
          </table:table-cell>
          <table:table-cell office:value-type="float" office:value="1648.7635" calcext:value-type="float">
            <text:p>1648.7635</text:p>
          </table:table-cell>
          <table:table-cell office:value-type="float" office:value="2888.0226" calcext:value-type="float">
            <text:p>2888.0226</text:p>
          </table:table-cell>
        </table:table-row>
        <table:table-row table:style-name="ro1">
          <table:table-cell office:value-type="float" office:value="1017.0698" calcext:value-type="float">
            <text:p>1017.0698</text:p>
          </table:table-cell>
          <table:table-cell office:value-type="float" office:value="3777.1777" calcext:value-type="float">
            <text:p>3777.1777</text:p>
          </table:table-cell>
          <table:table-cell office:value-type="float" office:value="1084.8494" calcext:value-type="float">
            <text:p>1084.8494</text:p>
          </table:table-cell>
          <table:table-cell office:value-type="float" office:value="1651.4547" calcext:value-type="float">
            <text:p>1651.4547</text:p>
          </table:table-cell>
          <table:table-cell office:value-type="float" office:value="2890.634" calcext:value-type="float">
            <text:p>2890.634</text:p>
          </table:table-cell>
        </table:table-row>
        <table:table-row table:style-name="ro1">
          <table:table-cell office:value-type="float" office:value="984.2715" calcext:value-type="float">
            <text:p>984.2715</text:p>
          </table:table-cell>
          <table:table-cell office:value-type="float" office:value="3758.9973" calcext:value-type="float">
            <text:p>3758.9973</text:p>
          </table:table-cell>
          <table:table-cell office:value-type="float" office:value="1089.4683" calcext:value-type="float">
            <text:p>1089.4683</text:p>
          </table:table-cell>
          <table:table-cell office:value-type="float" office:value="1654.0601" calcext:value-type="float">
            <text:p>1654.0601</text:p>
          </table:table-cell>
          <table:table-cell office:value-type="float" office:value="2893.3312" calcext:value-type="float">
            <text:p>2893.3312</text:p>
          </table:table-cell>
        </table:table-row>
        <table:table-row table:style-name="ro1">
          <table:table-cell office:value-type="float" office:value="952.2975" calcext:value-type="float">
            <text:p>952.2975</text:p>
          </table:table-cell>
          <table:table-cell office:value-type="float" office:value="3739.4036" calcext:value-type="float">
            <text:p>3739.4036</text:p>
          </table:table-cell>
          <table:table-cell office:value-type="float" office:value="1093.7446" calcext:value-type="float">
            <text:p>1093.7446</text:p>
          </table:table-cell>
          <table:table-cell office:value-type="float" office:value="1656.4752" calcext:value-type="float">
            <text:p>1656.4752</text:p>
          </table:table-cell>
          <table:table-cell office:value-type="float" office:value="2896.1999" calcext:value-type="float">
            <text:p>2896.1999</text:p>
          </table:table-cell>
        </table:table-row>
        <table:table-row table:style-name="ro1">
          <table:table-cell office:value-type="float" office:value="921.2086" calcext:value-type="float">
            <text:p>921.2086</text:p>
          </table:table-cell>
          <table:table-cell office:value-type="float" office:value="3718.4339" calcext:value-type="float">
            <text:p>3718.4339</text:p>
          </table:table-cell>
          <table:table-cell office:value-type="float" office:value="1097.9717" calcext:value-type="float">
            <text:p>1097.9717</text:p>
          </table:table-cell>
          <table:table-cell office:value-type="float" office:value="1658.9274" calcext:value-type="float">
            <text:p>1658.9274</text:p>
          </table:table-cell>
          <table:table-cell office:value-type="float" office:value="2899.037" calcext:value-type="float">
            <text:p>2899.037</text:p>
          </table:table-cell>
        </table:table-row>
        <table:table-row table:style-name="ro1">
          <table:table-cell office:value-type="float" office:value="891.064" calcext:value-type="float">
            <text:p>891.064</text:p>
          </table:table-cell>
          <table:table-cell office:value-type="float" office:value="3696.1281" calcext:value-type="float">
            <text:p>3696.1281</text:p>
          </table:table-cell>
          <table:table-cell office:value-type="float" office:value="1102.1121" calcext:value-type="float">
            <text:p>1102.1121</text:p>
          </table:table-cell>
          <table:table-cell office:value-type="float" office:value="1661.3893" calcext:value-type="float">
            <text:p>1661.3893</text:p>
          </table:table-cell>
          <table:table-cell office:value-type="float" office:value="2901.8657" calcext:value-type="float">
            <text:p>2901.8657</text:p>
          </table:table-cell>
        </table:table-row>
        <table:table-row table:style-name="ro1">
          <table:table-cell office:value-type="float" office:value="861.921" calcext:value-type="float">
            <text:p>861.921</text:p>
          </table:table-cell>
          <table:table-cell office:value-type="float" office:value="3672.5285" calcext:value-type="float">
            <text:p>3672.5285</text:p>
          </table:table-cell>
          <table:table-cell office:value-type="float" office:value="1106.3863" calcext:value-type="float">
            <text:p>1106.3863</text:p>
          </table:table-cell>
          <table:table-cell office:value-type="float" office:value="1664.0249" calcext:value-type="float">
            <text:p>1664.0249</text:p>
          </table:table-cell>
          <table:table-cell office:value-type="float" office:value="2904.5334" calcext:value-type="float">
            <text:p>2904.5334</text:p>
          </table:table-cell>
        </table:table-row>
        <table:table-row table:style-name="ro1">
          <table:table-cell office:value-type="float" office:value="833.8352" calcext:value-type="float">
            <text:p>833.8352</text:p>
          </table:table-cell>
          <table:table-cell office:value-type="float" office:value="3647.6803" calcext:value-type="float">
            <text:p>3647.6803</text:p>
          </table:table-cell>
          <table:table-cell office:value-type="float" office:value="1110.2862" calcext:value-type="float">
            <text:p>1110.2862</text:p>
          </table:table-cell>
          <table:table-cell office:value-type="float" office:value="1666.4627" calcext:value-type="float">
            <text:p>1666.4627</text:p>
          </table:table-cell>
          <table:table-cell office:value-type="float" office:value="2907.3828" calcext:value-type="float">
            <text:p>2907.3828</text:p>
          </table:table-cell>
        </table:table-row>
        <table:table-row table:style-name="ro1">
          <table:table-cell office:value-type="float" office:value="806.8599" calcext:value-type="float">
            <text:p>806.8599</text:p>
          </table:table-cell>
          <table:table-cell office:value-type="float" office:value="3621.6306" calcext:value-type="float">
            <text:p>3621.6306</text:p>
          </table:table-cell>
          <table:table-cell office:value-type="float" office:value="1113.8409" calcext:value-type="float">
            <text:p>1113.8409</text:p>
          </table:table-cell>
          <table:table-cell office:value-type="float" office:value="1668.7176" calcext:value-type="float">
            <text:p>1668.7176</text:p>
          </table:table-cell>
          <table:table-cell office:value-type="float" office:value="2910.3792" calcext:value-type="float">
            <text:p>2910.3792</text:p>
          </table:table-cell>
        </table:table-row>
        <table:table-row table:style-name="ro1">
          <table:table-cell office:value-type="float" office:value="781.0466" calcext:value-type="float">
            <text:p>781.0466</text:p>
          </table:table-cell>
          <table:table-cell office:value-type="float" office:value="3594.4291" calcext:value-type="float">
            <text:p>3594.4291</text:p>
          </table:table-cell>
          <table:table-cell office:value-type="float" office:value="1117.443" calcext:value-type="float">
            <text:p>1117.443</text:p>
          </table:table-cell>
          <table:table-cell office:value-type="float" office:value="1671.1002" calcext:value-type="float">
            <text:p>1671.1002</text:p>
          </table:table-cell>
          <table:table-cell office:value-type="float" office:value="2913.275" calcext:value-type="float">
            <text:p>2913.275</text:p>
          </table:table-cell>
        </table:table-row>
        <table:table-row table:style-name="ro1">
          <table:table-cell office:value-type="float" office:value="756.4444" calcext:value-type="float">
            <text:p>756.4444</text:p>
          </table:table-cell>
          <table:table-cell office:value-type="float" office:value="3566.1274" calcext:value-type="float">
            <text:p>3566.1274</text:p>
          </table:table-cell>
          <table:table-cell office:value-type="float" office:value="1120.8282" calcext:value-type="float">
            <text:p>1120.8282</text:p>
          </table:table-cell>
          <table:table-cell office:value-type="float" office:value="1673.4059" calcext:value-type="float">
            <text:p>1673.4059</text:p>
          </table:table-cell>
          <table:table-cell office:value-type="float" office:value="2916.2324" calcext:value-type="float">
            <text:p>2916.2324</text:p>
          </table:table-cell>
        </table:table-row>
        <table:table-row table:style-name="ro1">
          <table:table-cell office:value-type="float" office:value="733.1001" calcext:value-type="float">
            <text:p>733.1001</text:p>
          </table:table-cell>
          <table:table-cell office:value-type="float" office:value="3536.7796" calcext:value-type="float">
            <text:p>3536.7796</text:p>
          </table:table-cell>
          <table:table-cell office:value-type="float" office:value="1124.2091" calcext:value-type="float">
            <text:p>1124.2091</text:p>
          </table:table-cell>
          <table:table-cell office:value-type="float" office:value="1675.8038" calcext:value-type="float">
            <text:p>1675.8038</text:p>
          </table:table-cell>
          <table:table-cell office:value-type="float" office:value="2919.1155" calcext:value-type="float">
            <text:p>2919.1155</text:p>
          </table:table-cell>
        </table:table-row>
        <table:table-row table:style-name="ro1">
          <table:table-cell office:value-type="float" office:value="711.0582" calcext:value-type="float">
            <text:p>711.0582</text:p>
          </table:table-cell>
          <table:table-cell office:value-type="float" office:value="3506.4415" calcext:value-type="float">
            <text:p>3506.4415</text:p>
          </table:table-cell>
          <table:table-cell office:value-type="float" office:value="1127.7422" calcext:value-type="float">
            <text:p>1127.7422</text:p>
          </table:table-cell>
          <table:table-cell office:value-type="float" office:value="1678.412" calcext:value-type="float">
            <text:p>1678.412</text:p>
          </table:table-cell>
          <table:table-cell office:value-type="float" office:value="2921.8099" calcext:value-type="float">
            <text:p>2921.8099</text:p>
          </table:table-cell>
        </table:table-row>
        <table:table-row table:style-name="ro1">
          <table:table-cell office:value-type="float" office:value="690.3605" calcext:value-type="float">
            <text:p>690.3605</text:p>
          </table:table-cell>
          <table:table-cell office:value-type="float" office:value="3475.1708" calcext:value-type="float">
            <text:p>3475.1708</text:p>
          </table:table-cell>
          <table:table-cell office:value-type="float" office:value="1131.4017" calcext:value-type="float">
            <text:p>1131.4017</text:p>
          </table:table-cell>
          <table:table-cell office:value-type="float" office:value="1681.2082" calcext:value-type="float">
            <text:p>1681.2082</text:p>
          </table:table-cell>
          <table:table-cell office:value-type="float" office:value="2924.3087" calcext:value-type="float">
            <text:p>2924.3087</text:p>
          </table:table-cell>
        </table:table-row>
        <table:table-row table:style-name="ro1">
          <table:table-cell office:value-type="float" office:value="671.0466" calcext:value-type="float">
            <text:p>671.0466</text:p>
          </table:table-cell>
          <table:table-cell office:value-type="float" office:value="3443.027" calcext:value-type="float">
            <text:p>3443.027</text:p>
          </table:table-cell>
          <table:table-cell office:value-type="float" office:value="1135.1366" calcext:value-type="float">
            <text:p>1135.1366</text:p>
          </table:table-cell>
          <table:table-cell office:value-type="float" office:value="1684.1575" calcext:value-type="float">
            <text:p>1684.1575</text:p>
          </table:table-cell>
          <table:table-cell office:value-type="float" office:value="2926.6248" calcext:value-type="float">
            <text:p>2926.6248</text:p>
          </table:table-cell>
        </table:table-row>
        <table:table-row table:style-name="ro1">
          <table:table-cell office:value-type="float" office:value="653.1531" calcext:value-type="float">
            <text:p>653.1531</text:p>
          </table:table-cell>
          <table:table-cell office:value-type="float" office:value="3410.0714" calcext:value-type="float">
            <text:p>3410.0714</text:p>
          </table:table-cell>
          <table:table-cell office:value-type="float" office:value="1138.4106" calcext:value-type="float">
            <text:p>1138.4106</text:p>
          </table:table-cell>
          <table:table-cell office:value-type="float" office:value="1686.8949" calcext:value-type="float">
            <text:p>1686.8949</text:p>
          </table:table-cell>
          <table:table-cell office:value-type="float" office:value="2929.1877" calcext:value-type="float">
            <text:p>2929.1877</text:p>
          </table:table-cell>
        </table:table-row>
        <table:table-row table:style-name="ro1">
          <table:table-cell office:value-type="float" office:value="636.7142" calcext:value-type="float">
            <text:p>636.7142</text:p>
          </table:table-cell>
          <table:table-cell office:value-type="float" office:value="3376.3666" calcext:value-type="float">
            <text:p>3376.3666</text:p>
          </table:table-cell>
          <table:table-cell office:value-type="float" office:value="1141.5152" calcext:value-type="float">
            <text:p>1141.5152</text:p>
          </table:table-cell>
          <table:table-cell office:value-type="float" office:value="1689.625" calcext:value-type="float">
            <text:p>1689.625</text:p>
          </table:table-cell>
          <table:table-cell office:value-type="float" office:value="2931.7586" calcext:value-type="float">
            <text:p>2931.7586</text:p>
          </table:table-cell>
        </table:table-row>
        <table:table-row table:style-name="ro1">
          <table:table-cell office:value-type="float" office:value="621.7611" calcext:value-type="float">
            <text:p>621.7611</text:p>
          </table:table-cell>
          <table:table-cell office:value-type="float" office:value="3341.9768" calcext:value-type="float">
            <text:p>3341.9768</text:p>
          </table:table-cell>
          <table:table-cell office:value-type="float" office:value="1144.5675" calcext:value-type="float">
            <text:p>1144.5675</text:p>
          </table:table-cell>
          <table:table-cell office:value-type="float" office:value="1692.4395" calcext:value-type="float">
            <text:p>1692.4395</text:p>
          </table:table-cell>
          <table:table-cell office:value-type="float" office:value="2934.2367" calcext:value-type="float">
            <text:p>2934.2367</text:p>
          </table:table-cell>
        </table:table-row>
        <table:table-row table:style-name="ro1">
          <table:table-cell office:value-type="float" office:value="608.3223" calcext:value-type="float">
            <text:p>608.3223</text:p>
          </table:table-cell>
          <table:table-cell office:value-type="float" office:value="3306.9676" calcext:value-type="float">
            <text:p>3306.9676</text:p>
          </table:table-cell>
          <table:table-cell office:value-type="float" office:value="1147.2827" calcext:value-type="float">
            <text:p>1147.2827</text:p>
          </table:table-cell>
          <table:table-cell office:value-type="float" office:value="1695.1328" calcext:value-type="float">
            <text:p>1695.1328</text:p>
          </table:table-cell>
          <table:table-cell office:value-type="float" office:value="2936.8461" calcext:value-type="float">
            <text:p>2936.8461</text:p>
          </table:table-cell>
        </table:table-row>
        <table:table-row table:style-name="ro1">
          <table:table-cell office:value-type="float" office:value="596.4234" calcext:value-type="float">
            <text:p>596.4234</text:p>
          </table:table-cell>
          <table:table-cell office:value-type="float" office:value="3271.4054" calcext:value-type="float">
            <text:p>3271.4054</text:p>
          </table:table-cell>
          <table:table-cell office:value-type="float" office:value="1149.9498" calcext:value-type="float">
            <text:p>1149.9498</text:p>
          </table:table-cell>
          <table:table-cell office:value-type="float" office:value="1697.9274" calcext:value-type="float">
            <text:p>1697.9274</text:p>
          </table:table-cell>
          <table:table-cell office:value-type="float" office:value="2939.3466" calcext:value-type="float">
            <text:p>2939.3466</text:p>
          </table:table-cell>
        </table:table-row>
        <table:table-row table:style-name="ro1">
          <table:table-cell office:value-type="float" office:value="586.087" calcext:value-type="float">
            <text:p>586.087</text:p>
          </table:table-cell>
          <table:table-cell office:value-type="float" office:value="3235.3581" calcext:value-type="float">
            <text:p>3235.3581</text:p>
          </table:table-cell>
          <table:table-cell office:value-type="float" office:value="1152.6776" calcext:value-type="float">
            <text:p>1152.6776</text:p>
          </table:table-cell>
          <table:table-cell office:value-type="float" office:value="1700.9153" calcext:value-type="float">
            <text:p>1700.9153</text:p>
          </table:table-cell>
          <table:table-cell office:value-type="float" office:value="2941.6126" calcext:value-type="float">
            <text:p>2941.6126</text:p>
          </table:table-cell>
        </table:table-row>
        <table:table-row table:style-name="ro1">
          <table:table-cell office:value-type="float" office:value="577.3328" calcext:value-type="float">
            <text:p>577.3328</text:p>
          </table:table-cell>
          <table:table-cell office:value-type="float" office:value="3198.8943" calcext:value-type="float">
            <text:p>3198.8943</text:p>
          </table:table-cell>
          <table:table-cell office:value-type="float" office:value="1155.3602" calcext:value-type="float">
            <text:p>1155.3602</text:p>
          </table:table-cell>
          <table:table-cell office:value-type="float" office:value="1704.0289" calcext:value-type="float">
            <text:p>1704.0289</text:p>
          </table:table-cell>
          <table:table-cell office:value-type="float" office:value="2943.7026" calcext:value-type="float">
            <text:p>2943.7026</text:p>
          </table:table-cell>
        </table:table-row>
        <table:table-row table:style-name="ro1">
          <table:table-cell office:value-type="float" office:value="570.1775" calcext:value-type="float">
            <text:p>570.1775</text:p>
          </table:table-cell>
          <table:table-cell office:value-type="float" office:value="3162.0832" calcext:value-type="float">
            <text:p>3162.0832</text:p>
          </table:table-cell>
          <table:table-cell office:value-type="float" office:value="1157.8178" calcext:value-type="float">
            <text:p>1157.8178</text:p>
          </table:table-cell>
          <table:table-cell office:value-type="float" office:value="1707.1464" calcext:value-type="float">
            <text:p>1707.1464</text:p>
          </table:table-cell>
          <table:table-cell office:value-type="float" office:value="2945.7868" calcext:value-type="float">
            <text:p>2945.7868</text:p>
          </table:table-cell>
        </table:table-row>
        <table:table-row table:style-name="ro1">
          <table:table-cell office:value-type="float" office:value="564.6346" calcext:value-type="float">
            <text:p>564.6346</text:p>
          </table:table-cell>
          <table:table-cell office:value-type="float" office:value="3124.9951" calcext:value-type="float">
            <text:p>3124.9951</text:p>
          </table:table-cell>
          <table:table-cell office:value-type="float" office:value="1159.9876" calcext:value-type="float">
            <text:p>1159.9876</text:p>
          </table:table-cell>
          <table:table-cell office:value-type="float" office:value="1710.2251" calcext:value-type="float">
            <text:p>1710.2251</text:p>
          </table:table-cell>
          <table:table-cell office:value-type="float" office:value="2947.9278" calcext:value-type="float">
            <text:p>2947.9278</text:p>
          </table:table-cell>
        </table:table-row>
        <table:table-row table:style-name="ro1">
          <table:table-cell office:value-type="float" office:value="560.7148" calcext:value-type="float">
            <text:p>560.7148</text:p>
          </table:table-cell>
          <table:table-cell office:value-type="float" office:value="3087.7006" calcext:value-type="float">
            <text:p>3087.7006</text:p>
          </table:table-cell>
          <table:table-cell office:value-type="float" office:value="1161.6959" calcext:value-type="float">
            <text:p>1161.6959</text:p>
          </table:table-cell>
          <table:table-cell office:value-type="float" office:value="1713.1216" calcext:value-type="float">
            <text:p>1713.1216</text:p>
          </table:table-cell>
          <table:table-cell office:value-type="float" office:value="2950.3096" calcext:value-type="float">
            <text:p>2950.3096</text:p>
          </table:table-cell>
        </table:table-row>
        <table:table-row table:style-name="ro1">
          <table:table-cell office:value-type="float" office:value="558.4255" calcext:value-type="float">
            <text:p>558.4255</text:p>
          </table:table-cell>
          <table:table-cell office:value-type="float" office:value="3050.2705" calcext:value-type="float">
            <text:p>3050.2705</text:p>
          </table:table-cell>
          <table:table-cell office:value-type="float" office:value="1163.3412" calcext:value-type="float">
            <text:p>1163.3412</text:p>
          </table:table-cell>
          <table:table-cell office:value-type="float" office:value="1716.1719" calcext:value-type="float">
            <text:p>1716.1719</text:p>
          </table:table-cell>
          <table:table-cell office:value-type="float" office:value="2952.4909" calcext:value-type="float">
            <text:p>2952.4909</text:p>
          </table:table-cell>
        </table:table-row>
        <table:table-row table:style-name="ro1">
          <table:table-cell office:value-type="float" office:value="557.771" calcext:value-type="float">
            <text:p>557.771</text:p>
          </table:table-cell>
          <table:table-cell office:value-type="float" office:value="3012.7762" calcext:value-type="float">
            <text:p>3012.7762</text:p>
          </table:table-cell>
          <table:table-cell office:value-type="float" office:value="1164.5135" calcext:value-type="float">
            <text:p>1164.5135</text:p>
          </table:table-cell>
          <table:table-cell office:value-type="float" office:value="1719.0288" calcext:value-type="float">
            <text:p>1719.0288</text:p>
          </table:table-cell>
          <table:table-cell office:value-type="float" office:value="2954.92" calcext:value-type="float">
            <text:p>2954.92</text:p>
          </table:table-cell>
        </table:table-row>
        <table:table-row table:style-name="ro1">
          <table:table-cell office:value-type="float" office:value="558.7527" calcext:value-type="float">
            <text:p>558.7527</text:p>
          </table:table-cell>
          <table:table-cell office:value-type="float" office:value="2975.2891" calcext:value-type="float">
            <text:p>2975.2891</text:p>
          </table:table-cell>
          <table:table-cell office:value-type="float" office:value="1165.3524" calcext:value-type="float">
            <text:p>1165.3524</text:p>
          </table:table-cell>
          <table:table-cell office:value-type="float" office:value="1721.8087" calcext:value-type="float">
            <text:p>1721.8087</text:p>
          </table:table-cell>
          <table:table-cell office:value-type="float" office:value="2957.4369" calcext:value-type="float">
            <text:p>2957.4369</text:p>
          </table:table-cell>
        </table:table-row>
        <table:table-row table:style-name="ro1">
          <table:table-cell office:value-type="float" office:value="561.3685" calcext:value-type="float">
            <text:p>561.3685</text:p>
          </table:table-cell>
          <table:table-cell office:value-type="float" office:value="2937.8804" calcext:value-type="float">
            <text:p>2937.8804</text:p>
          </table:table-cell>
          <table:table-cell office:value-type="float" office:value="1165.8886" calcext:value-type="float">
            <text:p>1165.8886</text:p>
          </table:table-cell>
          <table:table-cell office:value-type="float" office:value="1724.5411" calcext:value-type="float">
            <text:p>1724.5411</text:p>
          </table:table-cell>
          <table:table-cell office:value-type="float" office:value="2960.0053" calcext:value-type="float">
            <text:p>2960.0053</text:p>
          </table:table-cell>
        </table:table-row>
        <table:table-row table:style-name="ro1">
          <table:table-cell office:value-type="float" office:value="565.6136" calcext:value-type="float">
            <text:p>565.6136</text:p>
          </table:table-cell>
          <table:table-cell office:value-type="float" office:value="2900.6215" calcext:value-type="float">
            <text:p>2900.6215</text:p>
          </table:table-cell>
          <table:table-cell office:value-type="float" office:value="1166.2228" calcext:value-type="float">
            <text:p>1166.2228</text:p>
          </table:table-cell>
          <table:table-cell office:value-type="float" office:value="1727.3312" calcext:value-type="float">
            <text:p>1727.3312</text:p>
          </table:table-cell>
          <table:table-cell office:value-type="float" office:value="2962.5109" calcext:value-type="float">
            <text:p>2962.5109</text:p>
          </table:table-cell>
        </table:table-row>
        <table:table-row table:style-name="ro1">
          <table:table-cell office:value-type="float" office:value="571.4799" calcext:value-type="float">
            <text:p>571.4799</text:p>
          </table:table-cell>
          <table:table-cell office:value-type="float" office:value="2863.5832" calcext:value-type="float">
            <text:p>2863.5832</text:p>
          </table:table-cell>
          <table:table-cell office:value-type="float" office:value="1166.4548" calcext:value-type="float">
            <text:p>1166.4548</text:p>
          </table:table-cell>
          <table:table-cell office:value-type="float" office:value="1730.3015" calcext:value-type="float">
            <text:p>1730.3015</text:p>
          </table:table-cell>
          <table:table-cell office:value-type="float" office:value="2964.7998" calcext:value-type="float">
            <text:p>2964.7998</text:p>
          </table:table-cell>
        </table:table-row>
        <table:table-row table:style-name="ro1">
          <table:table-cell office:value-type="float" office:value="578.9562" calcext:value-type="float">
            <text:p>578.9562</text:p>
          </table:table-cell>
          <table:table-cell office:value-type="float" office:value="2826.836" calcext:value-type="float">
            <text:p>2826.836</text:p>
          </table:table-cell>
          <table:table-cell office:value-type="float" office:value="1166.4781" calcext:value-type="float">
            <text:p>1166.4781</text:p>
          </table:table-cell>
          <table:table-cell office:value-type="float" office:value="1733.3684" calcext:value-type="float">
            <text:p>1733.3684</text:p>
          </table:table-cell>
          <table:table-cell office:value-type="float" office:value="2966.9578" calcext:value-type="float">
            <text:p>2966.9578</text:p>
          </table:table-cell>
        </table:table-row>
        <table:table-row table:style-name="ro1">
          <table:table-cell office:value-type="float" office:value="588.0283" calcext:value-type="float">
            <text:p>588.0283</text:p>
          </table:table-cell>
          <table:table-cell office:value-type="float" office:value="2790.4499" calcext:value-type="float">
            <text:p>2790.4499</text:p>
          </table:table-cell>
          <table:table-cell office:value-type="float" office:value="1166.1807" calcext:value-type="float">
            <text:p>1166.1807</text:p>
          </table:table-cell>
          <table:table-cell office:value-type="float" office:value="1736.4228" calcext:value-type="float">
            <text:p>1736.4228</text:p>
          </table:table-cell>
          <table:table-cell office:value-type="float" office:value="2969.1334" calcext:value-type="float">
            <text:p>2969.1334</text:p>
          </table:table-cell>
        </table:table-row>
        <table:table-row table:style-name="ro1">
          <table:table-cell office:value-type="float" office:value="598.6789" calcext:value-type="float">
            <text:p>598.6789</text:p>
          </table:table-cell>
          <table:table-cell office:value-type="float" office:value="2754.4942" calcext:value-type="float">
            <text:p>2754.4942</text:p>
          </table:table-cell>
          <table:table-cell office:value-type="float" office:value="1165.4884" calcext:value-type="float">
            <text:p>1165.4884</text:p>
          </table:table-cell>
          <table:table-cell office:value-type="float" office:value="1739.3774" calcext:value-type="float">
            <text:p>1739.3774</text:p>
          </table:table-cell>
          <table:table-cell office:value-type="float" office:value="2971.4426" calcext:value-type="float">
            <text:p>2971.4426</text:p>
          </table:table-cell>
        </table:table-row>
        <table:table-row table:style-name="ro1">
          <table:table-cell office:value-type="float" office:value="610.8877" calcext:value-type="float">
            <text:p>610.8877</text:p>
          </table:table-cell>
          <table:table-cell office:value-type="float" office:value="2719.0372" calcext:value-type="float">
            <text:p>2719.0372</text:p>
          </table:table-cell>
          <table:table-cell office:value-type="float" office:value="1164.5815" calcext:value-type="float">
            <text:p>1164.5815</text:p>
          </table:table-cell>
          <table:table-cell office:value-type="float" office:value="1742.4703" calcext:value-type="float">
            <text:p>1742.4703</text:p>
          </table:table-cell>
          <table:table-cell office:value-type="float" office:value="2973.5632" calcext:value-type="float">
            <text:p>2973.5632</text:p>
          </table:table-cell>
        </table:table-row>
        <table:table-row table:style-name="ro1">
          <table:table-cell office:value-type="float" office:value="624.6315" calcext:value-type="float">
            <text:p>624.6315</text:p>
          </table:table-cell>
          <table:table-cell office:value-type="float" office:value="2684.1466" calcext:value-type="float">
            <text:p>2684.1466</text:p>
          </table:table-cell>
          <table:table-cell office:value-type="float" office:value="1163.2162" calcext:value-type="float">
            <text:p>1163.2162</text:p>
          </table:table-cell>
          <table:table-cell office:value-type="float" office:value="1745.3836" calcext:value-type="float">
            <text:p>1745.3836</text:p>
          </table:table-cell>
          <table:table-cell office:value-type="float" office:value="2975.9244" calcext:value-type="float">
            <text:p>2975.9244</text:p>
          </table:table-cell>
        </table:table-row>
        <table:table-row table:style-name="ro1">
          <table:table-cell office:value-type="float" office:value="639.8841" calcext:value-type="float">
            <text:p>639.8841</text:p>
          </table:table-cell>
          <table:table-cell office:value-type="float" office:value="2649.8886" calcext:value-type="float">
            <text:p>2649.8886</text:p>
          </table:table-cell>
          <table:table-cell office:value-type="float" office:value="1161.5935" calcext:value-type="float">
            <text:p>1161.5935</text:p>
          </table:table-cell>
          <table:table-cell office:value-type="float" office:value="1748.403" calcext:value-type="float">
            <text:p>1748.403</text:p>
          </table:table-cell>
          <table:table-cell office:value-type="float" office:value="2978.1483" calcext:value-type="float">
            <text:p>2978.1483</text:p>
          </table:table-cell>
        </table:table-row>
        <table:table-row table:style-name="ro1">
          <table:table-cell office:value-type="float" office:value="656.6165" calcext:value-type="float">
            <text:p>656.6165</text:p>
          </table:table-cell>
          <table:table-cell office:value-type="float" office:value="2616.3286" calcext:value-type="float">
            <text:p>2616.3286</text:p>
          </table:table-cell>
          <table:table-cell office:value-type="float" office:value="1159.6739" calcext:value-type="float">
            <text:p>1159.6739</text:p>
          </table:table-cell>
          <table:table-cell office:value-type="float" office:value="1751.5052" calcext:value-type="float">
            <text:p>1751.5052</text:p>
          </table:table-cell>
          <table:table-cell office:value-type="float" office:value="2980.2551" calcext:value-type="float">
            <text:p>2980.2551</text:p>
          </table:table-cell>
        </table:table-row>
        <table:table-row table:style-name="ro1">
          <table:table-cell office:value-type="float" office:value="674.7969" calcext:value-type="float">
            <text:p>674.7969</text:p>
          </table:table-cell>
          <table:table-cell office:value-type="float" office:value="2583.5303" calcext:value-type="float">
            <text:p>2583.5303</text:p>
          </table:table-cell>
          <table:table-cell office:value-type="float" office:value="1157.3225" calcext:value-type="float">
            <text:p>1157.3225</text:p>
          </table:table-cell>
          <table:table-cell office:value-type="float" office:value="1754.4653" calcext:value-type="float">
            <text:p>1754.4653</text:p>
          </table:table-cell>
          <table:table-cell office:value-type="float" office:value="2982.5574" calcext:value-type="float">
            <text:p>2982.5574</text:p>
          </table:table-cell>
        </table:table-row>
        <table:table-row table:style-name="ro1">
          <table:table-cell office:value-type="float" office:value="694.3906" calcext:value-type="float">
            <text:p>694.3906</text:p>
          </table:table-cell>
          <table:table-cell office:value-type="float" office:value="2551.5563" calcext:value-type="float">
            <text:p>2551.5563</text:p>
          </table:table-cell>
          <table:table-cell office:value-type="float" office:value="1154.6921" calcext:value-type="float">
            <text:p>1154.6921</text:p>
          </table:table-cell>
          <table:table-cell office:value-type="float" office:value="1757.5811" calcext:value-type="float">
            <text:p>1757.5811</text:p>
          </table:table-cell>
          <table:table-cell office:value-type="float" office:value="2984.644" calcext:value-type="float">
            <text:p>2984.644</text:p>
          </table:table-cell>
        </table:table-row>
        <table:table-row table:style-name="ro1">
          <table:table-cell office:value-type="float" office:value="715.3603" calcext:value-type="float">
            <text:p>715.3603</text:p>
          </table:table-cell>
          <table:table-cell office:value-type="float" office:value="2520.4674" calcext:value-type="float">
            <text:p>2520.4674</text:p>
          </table:table-cell>
          <table:table-cell office:value-type="float" office:value="1151.684" calcext:value-type="float">
            <text:p>1151.684</text:p>
          </table:table-cell>
          <table:table-cell office:value-type="float" office:value="1760.6851" calcext:value-type="float">
            <text:p>1760.6851</text:p>
          </table:table-cell>
          <table:table-cell office:value-type="float" office:value="2986.7482" calcext:value-type="float">
            <text:p>2986.7482</text:p>
          </table:table-cell>
        </table:table-row>
        <table:table-row table:style-name="ro1">
          <table:table-cell office:value-type="float" office:value="737.6662" calcext:value-type="float">
            <text:p>737.6662</text:p>
          </table:table-cell>
          <table:table-cell office:value-type="float" office:value="2490.3228" calcext:value-type="float">
            <text:p>2490.3228</text:p>
          </table:table-cell>
          <table:table-cell office:value-type="float" office:value="1148.2954" calcext:value-type="float">
            <text:p>1148.2954</text:p>
          </table:table-cell>
          <table:table-cell office:value-type="float" office:value="1763.7818" calcext:value-type="float">
            <text:p>1763.7818</text:p>
          </table:table-cell>
          <table:table-cell office:value-type="float" office:value="2988.8632" calcext:value-type="float">
            <text:p>2988.8632</text:p>
          </table:table-cell>
        </table:table-row>
        <table:table-row table:style-name="ro1">
          <table:table-cell office:value-type="float" office:value="761.2657" calcext:value-type="float">
            <text:p>761.2657</text:p>
          </table:table-cell>
          <table:table-cell office:value-type="float" office:value="2461.1798" calcext:value-type="float">
            <text:p>2461.1798</text:p>
          </table:table-cell>
          <table:table-cell office:value-type="float" office:value="1144.5313" calcext:value-type="float">
            <text:p>1144.5313</text:p>
          </table:table-cell>
          <table:table-cell office:value-type="float" office:value="1766.9104" calcext:value-type="float">
            <text:p>1766.9104</text:p>
          </table:table-cell>
          <table:table-cell office:value-type="float" office:value="2990.9307" calcext:value-type="float">
            <text:p>2990.9307</text:p>
          </table:table-cell>
        </table:table-row>
        <table:table-row table:style-name="ro1">
          <table:table-cell office:value-type="float" office:value="786.1139" calcext:value-type="float">
            <text:p>786.1139</text:p>
          </table:table-cell>
          <table:table-cell office:value-type="float" office:value="2433.094" calcext:value-type="float">
            <text:p>2433.094</text:p>
          </table:table-cell>
          <table:table-cell office:value-type="float" office:value="1140.3676" calcext:value-type="float">
            <text:p>1140.3676</text:p>
          </table:table-cell>
          <table:table-cell office:value-type="float" office:value="1770.0022" calcext:value-type="float">
            <text:p>1770.0022</text:p>
          </table:table-cell>
          <table:table-cell office:value-type="float" office:value="2993.0527" calcext:value-type="float">
            <text:p>2993.0527</text:p>
          </table:table-cell>
        </table:table-row>
        <table:table-row table:style-name="ro1">
          <table:table-cell office:value-type="float" office:value="812.1636" calcext:value-type="float">
            <text:p>812.1636</text:p>
          </table:table-cell>
          <table:table-cell office:value-type="float" office:value="2406.1187" calcext:value-type="float">
            <text:p>2406.1187</text:p>
          </table:table-cell>
          <table:table-cell office:value-type="float" office:value="1135.8037" calcext:value-type="float">
            <text:p>1135.8037</text:p>
          </table:table-cell>
          <table:table-cell office:value-type="float" office:value="1773.0545" calcext:value-type="float">
            <text:p>1773.0545</text:p>
          </table:table-cell>
          <table:table-cell office:value-type="float" office:value="2995.2312" calcext:value-type="float">
            <text:p>2995.2312</text:p>
          </table:table-cell>
        </table:table-row>
        <table:table-row table:style-name="ro1">
          <table:table-cell office:value-type="float" office:value="839.3652" calcext:value-type="float">
            <text:p>839.3652</text:p>
          </table:table-cell>
          <table:table-cell office:value-type="float" office:value="2380.3054" calcext:value-type="float">
            <text:p>2380.3054</text:p>
          </table:table-cell>
          <table:table-cell office:value-type="float" office:value="1130.8432" calcext:value-type="float">
            <text:p>1130.8432</text:p>
          </table:table-cell>
          <table:table-cell office:value-type="float" office:value="1776.0883" calcext:value-type="float">
            <text:p>1776.0883</text:p>
          </table:table-cell>
          <table:table-cell office:value-type="float" office:value="2997.4354" calcext:value-type="float">
            <text:p>2997.4354</text:p>
          </table:table-cell>
        </table:table-row>
        <table:table-row table:style-name="ro1">
          <table:table-cell office:value-type="float" office:value="867.6668" calcext:value-type="float">
            <text:p>867.6668</text:p>
          </table:table-cell>
          <table:table-cell office:value-type="float" office:value="2355.7032" calcext:value-type="float">
            <text:p>2355.7032</text:p>
          </table:table-cell>
          <table:table-cell office:value-type="float" office:value="1125.4822" calcext:value-type="float">
            <text:p>1125.4822</text:p>
          </table:table-cell>
          <table:table-cell office:value-type="float" office:value="1779.0842" calcext:value-type="float">
            <text:p>1779.0842</text:p>
          </table:table-cell>
          <table:table-cell office:value-type="float" office:value="2999.691" calcext:value-type="float">
            <text:p>2999.691</text:p>
          </table:table-cell>
        </table:table-row>
        <table:table-row table:style-name="ro1">
          <table:table-cell office:value-type="float" office:value="897.0146" calcext:value-type="float">
            <text:p>897.0146</text:p>
          </table:table-cell>
          <table:table-cell office:value-type="float" office:value="2332.3589" calcext:value-type="float">
            <text:p>2332.3589</text:p>
          </table:table-cell>
          <table:table-cell office:value-type="float" office:value="1119.7234" calcext:value-type="float">
            <text:p>1119.7234</text:p>
          </table:table-cell>
          <table:table-cell office:value-type="float" office:value="1782.2222" calcext:value-type="float">
            <text:p>1782.2222</text:p>
          </table:table-cell>
          <table:table-cell office:value-type="float" office:value="3001.744" calcext:value-type="float">
            <text:p>3001.744</text:p>
          </table:table-cell>
        </table:table-row>
        <table:table-row table:style-name="ro1">
          <table:table-cell office:value-type="float" office:value="927.3527" calcext:value-type="float">
            <text:p>927.3527</text:p>
          </table:table-cell>
          <table:table-cell office:value-type="float" office:value="2310.317" calcext:value-type="float">
            <text:p>2310.317</text:p>
          </table:table-cell>
          <table:table-cell office:value-type="float" office:value="1113.5558" calcext:value-type="float">
            <text:p>1113.5558</text:p>
          </table:table-cell>
          <table:table-cell office:value-type="float" office:value="1785.2264" calcext:value-type="float">
            <text:p>1785.2264</text:p>
          </table:table-cell>
          <table:table-cell office:value-type="float" office:value="3003.9884" calcext:value-type="float">
            <text:p>3003.9884</text:p>
          </table:table-cell>
        </table:table-row>
        <table:table-row table:style-name="ro1">
          <table:table-cell office:value-type="float" office:value="958.6234" calcext:value-type="float">
            <text:p>958.6234</text:p>
          </table:table-cell>
          <table:table-cell office:value-type="float" office:value="2289.6193" calcext:value-type="float">
            <text:p>2289.6193</text:p>
          </table:table-cell>
          <table:table-cell office:value-type="float" office:value="1106.978" calcext:value-type="float">
            <text:p>1106.978</text:p>
          </table:table-cell>
          <table:table-cell office:value-type="float" office:value="1788.2806" calcext:value-type="float">
            <text:p>1788.2806</text:p>
          </table:table-cell>
          <table:table-cell office:value-type="float" office:value="3006.1644" calcext:value-type="float">
            <text:p>3006.1644</text:p>
          </table:table-cell>
        </table:table-row>
        <table:table-row table:style-name="ro1">
          <table:table-cell office:value-type="float" office:value="990.7672" calcext:value-type="float">
            <text:p>990.7672</text:p>
          </table:table-cell>
          <table:table-cell office:value-type="float" office:value="2270.3054" calcext:value-type="float">
            <text:p>2270.3054</text:p>
          </table:table-cell>
          <table:table-cell office:value-type="float" office:value="1099.9784" calcext:value-type="float">
            <text:p>1099.9784</text:p>
          </table:table-cell>
          <table:table-cell office:value-type="float" office:value="1791.3742" calcext:value-type="float">
            <text:p>1791.3742</text:p>
          </table:table-cell>
          <table:table-cell office:value-type="float" office:value="3008.2837" calcext:value-type="float">
            <text:p>3008.2837</text:p>
          </table:table-cell>
        </table:table-row>
        <table:table-row table:style-name="ro1">
          <table:table-cell office:value-type="float" office:value="1023.7228" calcext:value-type="float">
            <text:p>1023.7228</text:p>
          </table:table-cell>
          <table:table-cell office:value-type="float" office:value="2252.4119" calcext:value-type="float">
            <text:p>2252.4119</text:p>
          </table:table-cell>
          <table:table-cell office:value-type="float" office:value="1092.5844" calcext:value-type="float">
            <text:p>1092.5844</text:p>
          </table:table-cell>
          <table:table-cell office:value-type="float" office:value="1794.3156" calcext:value-type="float">
            <text:p>1794.3156</text:p>
          </table:table-cell>
          <table:table-cell office:value-type="float" office:value="3010.6099" calcext:value-type="float">
            <text:p>3010.6099</text:p>
          </table:table-cell>
        </table:table-row>
        <table:table-row table:style-name="ro1">
          <table:table-cell office:value-type="float" office:value="1057.4276" calcext:value-type="float">
            <text:p>1057.4276</text:p>
          </table:table-cell>
          <table:table-cell office:value-type="float" office:value="2235.973" calcext:value-type="float">
            <text:p>2235.973</text:p>
          </table:table-cell>
          <table:table-cell office:value-type="float" office:value="1084.7847" calcext:value-type="float">
            <text:p>1084.7847</text:p>
          </table:table-cell>
          <table:table-cell office:value-type="float" office:value="1797.2406" calcext:value-type="float">
            <text:p>1797.2406</text:p>
          </table:table-cell>
          <table:table-cell office:value-type="float" office:value="3012.9565" calcext:value-type="float">
            <text:p>3012.9565</text:p>
          </table:table-cell>
        </table:table-row>
        <table:table-row table:style-name="ro1">
          <table:table-cell office:value-type="float" office:value="1090.3833" calcext:value-type="float">
            <text:p>1090.3833</text:p>
          </table:table-cell>
          <table:table-cell office:value-type="float" office:value="2218.0796" calcext:value-type="float">
            <text:p>2218.0796</text:p>
          </table:table-cell>
          <table:table-cell office:value-type="float" office:value="1076.6008" calcext:value-type="float">
            <text:p>1076.6008</text:p>
          </table:table-cell>
          <table:table-cell office:value-type="float" office:value="1800.002" calcext:value-type="float">
            <text:p>1800.002</text:p>
          </table:table-cell>
          <table:table-cell office:value-type="float" office:value="3015.4937" calcext:value-type="float">
            <text:p>3015.4937</text:p>
          </table:table-cell>
        </table:table-row>
        <table:table-row table:style-name="ro1">
          <table:table-cell office:value-type="float" office:value="1122.527" calcext:value-type="float">
            <text:p>1122.527</text:p>
          </table:table-cell>
          <table:table-cell office:value-type="float" office:value="2198.7656" calcext:value-type="float">
            <text:p>2198.7656</text:p>
          </table:table-cell>
          <table:table-cell office:value-type="float" office:value="1071.1709" calcext:value-type="float">
            <text:p>1071.1709</text:p>
          </table:table-cell>
          <table:table-cell office:value-type="float" office:value="1802.7644" calcext:value-type="float">
            <text:p>1802.7644</text:p>
          </table:table-cell>
          <table:table-cell office:value-type="float" office:value="3018.0298" calcext:value-type="float">
            <text:p>3018.0298</text:p>
          </table:table-cell>
        </table:table-row>
        <table:table-row table:style-name="ro1">
          <table:table-cell office:value-type="float" office:value="1155.4827" calcext:value-type="float">
            <text:p>1155.4827</text:p>
          </table:table-cell>
          <table:table-cell office:value-type="float" office:value="2180.8722" calcext:value-type="float">
            <text:p>2180.8722</text:p>
          </table:table-cell>
          <table:table-cell office:value-type="float" office:value="1068.5712" calcext:value-type="float">
            <text:p>1068.5712</text:p>
          </table:table-cell>
          <table:table-cell office:value-type="float" office:value="1805.5262" calcext:value-type="float">
            <text:p>1805.5262</text:p>
          </table:table-cell>
          <table:table-cell office:value-type="float" office:value="3020.5665" calcext:value-type="float">
            <text:p>3020.5665</text:p>
          </table:table-cell>
        </table:table-row>
        <table:table-row table:style-name="ro1">
          <table:table-cell office:value-type="float" office:value="1189.1875" calcext:value-type="float">
            <text:p>1189.1875</text:p>
          </table:table-cell>
          <table:table-cell office:value-type="float" office:value="2164.4333" calcext:value-type="float">
            <text:p>2164.4333</text:p>
          </table:table-cell>
          <table:table-cell office:value-type="float" office:value="1065.6428" calcext:value-type="float">
            <text:p>1065.6428</text:p>
          </table:table-cell>
          <table:table-cell office:value-type="float" office:value="1808.0574" calcext:value-type="float">
            <text:p>1808.0574</text:p>
          </table:table-cell>
          <table:table-cell office:value-type="float" office:value="3023.3333" calcext:value-type="float">
            <text:p>3023.3333</text:p>
          </table:table-cell>
        </table:table-row>
        <table:table-row table:style-name="ro1">
          <table:table-cell office:value-type="float" office:value="1223.5772" calcext:value-type="float">
            <text:p>1223.5772</text:p>
          </table:table-cell>
          <table:table-cell office:value-type="float" office:value="2149.4802" calcext:value-type="float">
            <text:p>2149.4802</text:p>
          </table:table-cell>
          <table:table-cell office:value-type="float" office:value="1062.3585" calcext:value-type="float">
            <text:p>1062.3585</text:p>
          </table:table-cell>
          <table:table-cell office:value-type="float" office:value="1810.5993" calcext:value-type="float">
            <text:p>1810.5993</text:p>
          </table:table-cell>
          <table:table-cell office:value-type="float" office:value="3026.0904" calcext:value-type="float">
            <text:p>3026.0904</text:p>
          </table:table-cell>
        </table:table-row>
        <table:table-row table:style-name="ro1">
          <table:table-cell office:value-type="float" office:value="1258.5865" calcext:value-type="float">
            <text:p>1258.5865</text:p>
          </table:table-cell>
          <table:table-cell office:value-type="float" office:value="2136.0414" calcext:value-type="float">
            <text:p>2136.0414</text:p>
          </table:table-cell>
          <table:table-cell office:value-type="float" office:value="1058.6747" calcext:value-type="float">
            <text:p>1058.6747</text:p>
          </table:table-cell>
          <table:table-cell office:value-type="float" office:value="1813.2912" calcext:value-type="float">
            <text:p>1813.2912</text:p>
          </table:table-cell>
          <table:table-cell office:value-type="float" office:value="3028.7011" calcext:value-type="float">
            <text:p>3028.7011</text:p>
          </table:table-cell>
        </table:table-row>
        <table:table-row table:style-name="ro1">
          <table:table-cell office:value-type="float" office:value="1294.1486" calcext:value-type="float">
            <text:p>1294.1486</text:p>
          </table:table-cell>
          <table:table-cell office:value-type="float" office:value="2124.1425" calcext:value-type="float">
            <text:p>2124.1425</text:p>
          </table:table-cell>
          <table:table-cell office:value-type="float" office:value="1054.6251" calcext:value-type="float">
            <text:p>1054.6251</text:p>
          </table:table-cell>
          <table:table-cell office:value-type="float" office:value="1815.9349" calcext:value-type="float">
            <text:p>1815.9349</text:p>
          </table:table-cell>
          <table:table-cell office:value-type="float" office:value="3031.3607" calcext:value-type="float">
            <text:p>3031.3607</text:p>
          </table:table-cell>
        </table:table-row>
        <table:table-row table:style-name="ro1">
          <table:table-cell office:value-type="float" office:value="1330.1959" calcext:value-type="float">
            <text:p>1330.1959</text:p>
          </table:table-cell>
          <table:table-cell office:value-type="float" office:value="2113.8061" calcext:value-type="float">
            <text:p>2113.8061</text:p>
          </table:table-cell>
          <table:table-cell office:value-type="float" office:value="1050.2443" calcext:value-type="float">
            <text:p>1050.2443</text:p>
          </table:table-cell>
          <table:table-cell office:value-type="float" office:value="1818.4124" calcext:value-type="float">
            <text:p>1818.4124</text:p>
          </table:table-cell>
          <table:table-cell office:value-type="float" office:value="3034.1758" calcext:value-type="float">
            <text:p>3034.1758</text:p>
          </table:table-cell>
        </table:table-row>
        <table:table-row table:style-name="ro1">
          <table:table-cell office:value-type="float" office:value="1366.6598" calcext:value-type="float">
            <text:p>1366.6598</text:p>
          </table:table-cell>
          <table:table-cell office:value-type="float" office:value="2105.0519" calcext:value-type="float">
            <text:p>2105.0519</text:p>
          </table:table-cell>
          <table:table-cell office:value-type="float" office:value="1045.4492" calcext:value-type="float">
            <text:p>1045.4492</text:p>
          </table:table-cell>
          <table:table-cell office:value-type="float" office:value="1821.0108" calcext:value-type="float">
            <text:p>1821.0108</text:p>
          </table:table-cell>
          <table:table-cell office:value-type="float" office:value="3036.8797" calcext:value-type="float">
            <text:p>3036.8797</text:p>
          </table:table-cell>
        </table:table-row>
        <table:table-row table:style-name="ro1">
          <table:table-cell office:value-type="float" office:value="1403.4708" calcext:value-type="float">
            <text:p>1403.4708</text:p>
          </table:table-cell>
          <table:table-cell office:value-type="float" office:value="2097.8965" calcext:value-type="float">
            <text:p>2097.8965</text:p>
          </table:table-cell>
          <table:table-cell office:value-type="float" office:value="1040.3298" calcext:value-type="float">
            <text:p>1040.3298</text:p>
          </table:table-cell>
          <table:table-cell office:value-type="float" office:value="1823.4361" calcext:value-type="float">
            <text:p>1823.4361</text:p>
          </table:table-cell>
          <table:table-cell office:value-type="float" office:value="3039.7398" calcext:value-type="float">
            <text:p>3039.7398</text:p>
          </table:table-cell>
        </table:table-row>
        <table:table-row table:style-name="ro1">
          <table:table-cell office:value-type="float" office:value="1440.5589" calcext:value-type="float">
            <text:p>1440.5589</text:p>
          </table:table-cell>
          <table:table-cell office:value-type="float" office:value="2092.3537" calcext:value-type="float">
            <text:p>2092.3537</text:p>
          </table:table-cell>
          <table:table-cell office:value-type="float" office:value="1034.81" calcext:value-type="float">
            <text:p>1034.81</text:p>
          </table:table-cell>
          <table:table-cell office:value-type="float" office:value="1825.9204" calcext:value-type="float">
            <text:p>1825.9204</text:p>
          </table:table-cell>
          <table:table-cell office:value-type="float" office:value="3042.5489" calcext:value-type="float">
            <text:p>3042.5489</text:p>
          </table:table-cell>
        </table:table-row>
        <table:table-row table:style-name="ro1">
          <table:table-cell office:value-type="float" office:value="1477.8535" calcext:value-type="float">
            <text:p>1477.8535</text:p>
          </table:table-cell>
          <table:table-cell office:value-type="float" office:value="2088.4339" calcext:value-type="float">
            <text:p>2088.4339</text:p>
          </table:table-cell>
          <table:table-cell office:value-type="float" office:value="1028.7823" calcext:value-type="float">
            <text:p>1028.7823</text:p>
          </table:table-cell>
          <table:table-cell office:value-type="float" office:value="1828.6384" calcext:value-type="float">
            <text:p>1828.6384</text:p>
          </table:table-cell>
          <table:table-cell office:value-type="float" office:value="3045.1325" calcext:value-type="float">
            <text:p>3045.1325</text:p>
          </table:table-cell>
        </table:table-row>
        <table:table-row table:style-name="ro1">
          <table:table-cell office:value-type="float" office:value="1515.2835" calcext:value-type="float">
            <text:p>1515.2835</text:p>
          </table:table-cell>
          <table:table-cell office:value-type="float" office:value="2086.1445" calcext:value-type="float">
            <text:p>2086.1445</text:p>
          </table:table-cell>
          <table:table-cell office:value-type="float" office:value="1022.4751" calcext:value-type="float">
            <text:p>1022.4751</text:p>
          </table:table-cell>
          <table:table-cell office:value-type="float" office:value="1831.1214" calcext:value-type="float">
            <text:p>1831.1214</text:p>
          </table:table-cell>
          <table:table-cell office:value-type="float" office:value="3047.9426" calcext:value-type="float">
            <text:p>3047.9426</text:p>
          </table:table-cell>
        </table:table-row>
        <table:table-row table:style-name="ro1">
          <table:table-cell office:value-type="float" office:value="1552.7778" calcext:value-type="float">
            <text:p>1552.7778</text:p>
          </table:table-cell>
          <table:table-cell office:value-type="float" office:value="2085.4901" calcext:value-type="float">
            <text:p>2085.4901</text:p>
          </table:table-cell>
          <table:table-cell office:value-type="float" office:value="1015.7316" calcext:value-type="float">
            <text:p>1015.7316</text:p>
          </table:table-cell>
          <table:table-cell office:value-type="float" office:value="1833.682" calcext:value-type="float">
            <text:p>1833.682</text:p>
          </table:table-cell>
          <table:table-cell office:value-type="float" office:value="3050.6823" calcext:value-type="float">
            <text:p>3050.6823</text:p>
          </table:table-cell>
        </table:table-row>
        <table:table-row table:style-name="ro1">
          <table:table-cell office:value-type="float" office:value="1590.265" calcext:value-type="float">
            <text:p>1590.265</text:p>
          </table:table-cell>
          <table:table-cell office:value-type="float" office:value="2086.4717" calcext:value-type="float">
            <text:p>2086.4717</text:p>
          </table:table-cell>
          <table:table-cell office:value-type="float" office:value="1008.5049" calcext:value-type="float">
            <text:p>1008.5049</text:p>
          </table:table-cell>
          <table:table-cell office:value-type="float" office:value="1836.3649" calcext:value-type="float">
            <text:p>1836.3649</text:p>
          </table:table-cell>
          <table:table-cell office:value-type="float" office:value="3053.3023" calcext:value-type="float">
            <text:p>3053.3023</text:p>
          </table:table-cell>
        </table:table-row>
        <table:table-row table:style-name="ro1">
          <table:table-cell office:value-type="float" office:value="1627.6736" calcext:value-type="float">
            <text:p>1627.6736</text:p>
          </table:table-cell>
          <table:table-cell office:value-type="float" office:value="2089.0876" calcext:value-type="float">
            <text:p>2089.0876</text:p>
          </table:table-cell>
          <table:table-cell office:value-type="float" office:value="1000.7861" calcext:value-type="float">
            <text:p>1000.7861</text:p>
          </table:table-cell>
          <table:table-cell office:value-type="float" office:value="1839.1466" calcext:value-type="float">
            <text:p>1839.1466</text:p>
          </table:table-cell>
          <table:table-cell office:value-type="float" office:value="3055.8173" calcext:value-type="float">
            <text:p>3055.8173</text:p>
          </table:table-cell>
        </table:table-row>
        <table:table-row table:style-name="ro1">
          <table:table-cell office:value-type="float" office:value="1665.1608" calcext:value-type="float">
            <text:p>1665.1608</text:p>
          </table:table-cell>
          <table:table-cell office:value-type="float" office:value="2090.0692" calcext:value-type="float">
            <text:p>2090.0692</text:p>
          </table:table-cell>
          <table:table-cell office:value-type="float" office:value="992.5288" calcext:value-type="float">
            <text:p>992.5288</text:p>
          </table:table-cell>
          <table:table-cell office:value-type="float" office:value="1842.0523" calcext:value-type="float">
            <text:p>1842.0523</text:p>
          </table:table-cell>
          <table:table-cell office:value-type="float" office:value="3058.1878" calcext:value-type="float">
            <text:p>3058.1878</text:p>
          </table:table-cell>
        </table:table-row>
        <table:table-row table:style-name="ro1">
          <table:table-cell office:value-type="float" office:value="1702.6551" calcext:value-type="float">
            <text:p>1702.6551</text:p>
          </table:table-cell>
          <table:table-cell office:value-type="float" office:value="2089.4147" calcext:value-type="float">
            <text:p>2089.4147</text:p>
          </table:table-cell>
          <table:table-cell office:value-type="float" office:value="986.9313" calcext:value-type="float">
            <text:p>986.9313</text:p>
          </table:table-cell>
          <table:table-cell office:value-type="float" office:value="1845.0262" calcext:value-type="float">
            <text:p>1845.0262</text:p>
          </table:table-cell>
          <table:table-cell office:value-type="float" office:value="3060.4721" calcext:value-type="float">
            <text:p>3060.4721</text:p>
          </table:table-cell>
        </table:table-row>
        <table:table-row table:style-name="ro1">
          <table:table-cell office:value-type="float" office:value="1740.1422" calcext:value-type="float">
            <text:p>1740.1422</text:p>
          </table:table-cell>
          <table:table-cell office:value-type="float" office:value="2090.3964" calcext:value-type="float">
            <text:p>2090.3964</text:p>
          </table:table-cell>
          <table:table-cell office:value-type="float" office:value="984.2716" calcext:value-type="float">
            <text:p>984.2716</text:p>
          </table:table-cell>
          <table:table-cell office:value-type="float" office:value="1847.8714" calcext:value-type="float">
            <text:p>1847.8714</text:p>
          </table:table-cell>
          <table:table-cell office:value-type="float" office:value="3062.915" calcext:value-type="float">
            <text:p>3062.915</text:p>
          </table:table-cell>
        </table:table-row>
        <table:table-row table:style-name="ro1">
          <table:table-cell office:value-type="float" office:value="1777.5509" calcext:value-type="float">
            <text:p>1777.5509</text:p>
          </table:table-cell>
          <table:table-cell office:value-type="float" office:value="2093.0122" calcext:value-type="float">
            <text:p>2093.0122</text:p>
          </table:table-cell>
          <table:table-cell office:value-type="float" office:value="981.3115" calcext:value-type="float">
            <text:p>981.3115</text:p>
          </table:table-cell>
          <table:table-cell office:value-type="float" office:value="1850.6167" calcext:value-type="float">
            <text:p>1850.6167</text:p>
          </table:table-cell>
          <table:table-cell office:value-type="float" office:value="3065.4695" calcext:value-type="float">
            <text:p>3065.4695</text:p>
          </table:table-cell>
        </table:table-row>
        <table:table-row table:style-name="ro1">
          <table:table-cell office:value-type="float" office:value="1814.8098" calcext:value-type="float">
            <text:p>1814.8098</text:p>
          </table:table-cell>
          <table:table-cell office:value-type="float" office:value="2097.2574" calcext:value-type="float">
            <text:p>2097.2574</text:p>
          </table:table-cell>
          <table:table-cell office:value-type="float" office:value="978.0607" calcext:value-type="float">
            <text:p>978.0607</text:p>
          </table:table-cell>
          <table:table-cell office:value-type="float" office:value="1853.2504" calcext:value-type="float">
            <text:p>1853.2504</text:p>
          </table:table-cell>
          <table:table-cell office:value-type="float" office:value="3068.139" calcext:value-type="float">
            <text:p>3068.139</text:p>
          </table:table-cell>
        </table:table-row>
        <table:table-row table:style-name="ro1">
          <table:table-cell office:value-type="float" office:value="1851.8481" calcext:value-type="float">
            <text:p>1851.8481</text:p>
          </table:table-cell>
          <table:table-cell office:value-type="float" office:value="2103.1237" calcext:value-type="float">
            <text:p>2103.1237</text:p>
          </table:table-cell>
          <table:table-cell office:value-type="float" office:value="974.3784" calcext:value-type="float">
            <text:p>974.3784</text:p>
          </table:table-cell>
          <table:table-cell office:value-type="float" office:value="1855.9246" calcext:value-type="float">
            <text:p>1855.9246</text:p>
          </table:table-cell>
          <table:table-cell office:value-type="float" office:value="3070.7679" calcext:value-type="float">
            <text:p>3070.7679</text:p>
          </table:table-cell>
        </table:table-row>
        <table:table-row table:style-name="ro1">
          <table:table-cell office:value-type="float" office:value="1888.5953" calcext:value-type="float">
            <text:p>1888.5953</text:p>
          </table:table-cell>
          <table:table-cell office:value-type="float" office:value="2110.6" calcext:value-type="float">
            <text:p>2110.6</text:p>
          </table:table-cell>
          <table:table-cell office:value-type="float" office:value="970.2188" calcext:value-type="float">
            <text:p>970.2188</text:p>
          </table:table-cell>
          <table:table-cell office:value-type="float" office:value="1858.6737" calcext:value-type="float">
            <text:p>1858.6737</text:p>
          </table:table-cell>
          <table:table-cell office:value-type="float" office:value="3073.3184" calcext:value-type="float">
            <text:p>3073.3184</text:p>
          </table:table-cell>
        </table:table-row>
        <table:table-row table:style-name="ro1">
          <table:table-cell office:value-type="float" office:value="1924.9814" calcext:value-type="float">
            <text:p>1924.9814</text:p>
          </table:table-cell>
          <table:table-cell office:value-type="float" office:value="2119.672" calcext:value-type="float">
            <text:p>2119.672</text:p>
          </table:table-cell>
          <table:table-cell office:value-type="float" office:value="965.548" calcext:value-type="float">
            <text:p>965.548</text:p>
          </table:table-cell>
          <table:table-cell office:value-type="float" office:value="1861.513" calcext:value-type="float">
            <text:p>1861.513</text:p>
          </table:table-cell>
          <table:table-cell office:value-type="float" office:value="3075.7681" calcext:value-type="float">
            <text:p>3075.7681</text:p>
          </table:table-cell>
        </table:table-row>
        <table:table-row table:style-name="ro1">
          <table:table-cell office:value-type="float" office:value="1960.9371" calcext:value-type="float">
            <text:p>1960.9371</text:p>
          </table:table-cell>
          <table:table-cell office:value-type="float" office:value="2130.3226" calcext:value-type="float">
            <text:p>2130.3226</text:p>
          </table:table-cell>
          <table:table-cell office:value-type="float" office:value="960.1976" calcext:value-type="float">
            <text:p>960.1976</text:p>
          </table:table-cell>
          <table:table-cell office:value-type="float" office:value="1864.5512" calcext:value-type="float">
            <text:p>1864.5512</text:p>
          </table:table-cell>
          <table:table-cell office:value-type="float" office:value="3077.9662" calcext:value-type="float">
            <text:p>3077.9662</text:p>
          </table:table-cell>
        </table:table-row>
        <table:table-row table:style-name="ro1">
          <table:table-cell office:value-type="float" office:value="1996.3941" calcext:value-type="float">
            <text:p>1996.3941</text:p>
          </table:table-cell>
          <table:table-cell office:value-type="float" office:value="2142.5314" calcext:value-type="float">
            <text:p>2142.5314</text:p>
          </table:table-cell>
          <table:table-cell office:value-type="float" office:value="954.3929" calcext:value-type="float">
            <text:p>954.3929</text:p>
          </table:table-cell>
          <table:table-cell office:value-type="float" office:value="1867.6061" calcext:value-type="float">
            <text:p>1867.6061</text:p>
          </table:table-cell>
          <table:table-cell office:value-type="float" office:value="3080.141" calcext:value-type="float">
            <text:p>3080.141</text:p>
          </table:table-cell>
        </table:table-row>
        <table:table-row table:style-name="ro1">
          <table:table-cell office:value-type="float" office:value="2031.2847" calcext:value-type="float">
            <text:p>2031.2847</text:p>
          </table:table-cell>
          <table:table-cell office:value-type="float" office:value="2156.2752" calcext:value-type="float">
            <text:p>2156.2752</text:p>
          </table:table-cell>
          <table:table-cell office:value-type="float" office:value="947.9523" calcext:value-type="float">
            <text:p>947.9523</text:p>
          </table:table-cell>
          <table:table-cell office:value-type="float" office:value="1870.7881" calcext:value-type="float">
            <text:p>1870.7881</text:p>
          </table:table-cell>
          <table:table-cell office:value-type="float" office:value="3082.1253" calcext:value-type="float">
            <text:p>3082.1253</text:p>
          </table:table-cell>
        </table:table-row>
        <table:table-row table:style-name="ro1">
          <table:table-cell office:value-type="float" office:value="2065.5427" calcext:value-type="float">
            <text:p>2065.5427</text:p>
          </table:table-cell>
          <table:table-cell office:value-type="float" office:value="2171.5278" calcext:value-type="float">
            <text:p>2171.5278</text:p>
          </table:table-cell>
          <table:table-cell office:value-type="float" office:value="941.0036" calcext:value-type="float">
            <text:p>941.0036</text:p>
          </table:table-cell>
          <table:table-cell office:value-type="float" office:value="1874.0108" calcext:value-type="float">
            <text:p>1874.0108</text:p>
          </table:table-cell>
          <table:table-cell office:value-type="float" office:value="3084.0428" calcext:value-type="float">
            <text:p>3084.0428</text:p>
          </table:table-cell>
        </table:table-row>
        <table:table-row table:style-name="ro1">
          <table:table-cell office:value-type="float" office:value="2099.1027" calcext:value-type="float">
            <text:p>2099.1027</text:p>
          </table:table-cell>
          <table:table-cell office:value-type="float" office:value="2188.2602" calcext:value-type="float">
            <text:p>2188.2602</text:p>
          </table:table-cell>
          <table:table-cell office:value-type="float" office:value="933.8349" calcext:value-type="float">
            <text:p>933.8349</text:p>
          </table:table-cell>
          <table:table-cell office:value-type="float" office:value="1877.1101" calcext:value-type="float">
            <text:p>1877.1101</text:p>
          </table:table-cell>
          <table:table-cell office:value-type="float" office:value="3086.1539" calcext:value-type="float">
            <text:p>3086.1539</text:p>
          </table:table-cell>
        </table:table-row>
        <table:table-row table:style-name="ro1">
          <table:table-cell office:value-type="float" office:value="2131.901" calcext:value-type="float">
            <text:p>2131.901</text:p>
          </table:table-cell>
          <table:table-cell office:value-type="float" office:value="2206.4406" calcext:value-type="float">
            <text:p>2206.4406</text:p>
          </table:table-cell>
          <table:table-cell office:value-type="float" office:value="925.957" calcext:value-type="float">
            <text:p>925.957</text:p>
          </table:table-cell>
          <table:table-cell office:value-type="float" office:value="1880.368" calcext:value-type="float">
            <text:p>1880.368</text:p>
          </table:table-cell>
          <table:table-cell office:value-type="float" office:value="3088.011" calcext:value-type="float">
            <text:p>3088.011</text:p>
          </table:table-cell>
        </table:table-row>
        <table:table-row table:style-name="ro1">
          <table:table-cell office:value-type="float" office:value="2165.461" calcext:value-type="float">
            <text:p>2165.461</text:p>
          </table:table-cell>
          <table:table-cell office:value-type="float" office:value="2223.173" calcext:value-type="float">
            <text:p>2223.173</text:p>
          </table:table-cell>
          <table:table-cell office:value-type="float" office:value="917.9161" calcext:value-type="float">
            <text:p>917.9161</text:p>
          </table:table-cell>
          <table:table-cell office:value-type="float" office:value="1883.4809" calcext:value-type="float">
            <text:p>1883.4809</text:p>
          </table:table-cell>
          <table:table-cell office:value-type="float" office:value="3090.102" calcext:value-type="float">
            <text:p>3090.102</text:p>
          </table:table-cell>
        </table:table-row>
        <table:table-row table:style-name="ro1">
          <table:table-cell office:value-type="float" office:value="2199.719" calcext:value-type="float">
            <text:p>2199.719</text:p>
          </table:table-cell>
          <table:table-cell office:value-type="float" office:value="2238.4256" calcext:value-type="float">
            <text:p>2238.4256</text:p>
          </table:table-cell>
          <table:table-cell office:value-type="float" office:value="912.8146" calcext:value-type="float">
            <text:p>912.8146</text:p>
          </table:table-cell>
          <table:table-cell office:value-type="float" office:value="1886.5056" calcext:value-type="float">
            <text:p>1886.5056</text:p>
          </table:table-cell>
          <table:table-cell office:value-type="float" office:value="3092.3187" calcext:value-type="float">
            <text:p>3092.3187</text:p>
          </table:table-cell>
        </table:table-row>
        <table:table-row table:style-name="ro1">
          <table:table-cell office:value-type="float" office:value="2233.279" calcext:value-type="float">
            <text:p>2233.279</text:p>
          </table:table-cell>
          <table:table-cell office:value-type="float" office:value="2255.1581" calcext:value-type="float">
            <text:p>2255.1581</text:p>
          </table:table-cell>
          <table:table-cell office:value-type="float" office:value="910.5969" calcext:value-type="float">
            <text:p>910.5969</text:p>
          </table:table-cell>
          <table:table-cell office:value-type="float" office:value="1889.5147" calcext:value-type="float">
            <text:p>1889.5147</text:p>
          </table:table-cell>
          <table:table-cell office:value-type="float" office:value="3094.5565" calcext:value-type="float">
            <text:p>3094.5565</text:p>
          </table:table-cell>
        </table:table-row>
        <table:table-row table:style-name="ro1">
          <table:table-cell office:value-type="float" office:value="2266.0772" calcext:value-type="float">
            <text:p>2266.0772</text:p>
          </table:table-cell>
          <table:table-cell office:value-type="float" office:value="2273.3384" calcext:value-type="float">
            <text:p>2273.3384</text:p>
          </table:table-cell>
          <table:table-cell office:value-type="float" office:value="907.9513" calcext:value-type="float">
            <text:p>907.9513</text:p>
          </table:table-cell>
          <table:table-cell office:value-type="float" office:value="1892.5541" calcext:value-type="float">
            <text:p>1892.5541</text:p>
          </table:table-cell>
          <table:table-cell office:value-type="float" office:value="3096.7531" calcext:value-type="float">
            <text:p>3096.7531</text:p>
          </table:table-cell>
        </table:table-row>
        <table:table-row table:style-name="ro1">
          <table:table-cell office:value-type="float" office:value="2298.0512" calcext:value-type="float">
            <text:p>2298.0512</text:p>
          </table:table-cell>
          <table:table-cell office:value-type="float" office:value="2292.9321" calcext:value-type="float">
            <text:p>2292.9321</text:p>
          </table:table-cell>
          <table:table-cell office:value-type="float" office:value="905.0751" calcext:value-type="float">
            <text:p>905.0751</text:p>
          </table:table-cell>
          <table:table-cell office:value-type="float" office:value="1895.5017" calcext:value-type="float">
            <text:p>1895.5017</text:p>
          </table:table-cell>
          <table:table-cell office:value-type="float" office:value="3099.0712" calcext:value-type="float">
            <text:p>3099.0712</text:p>
          </table:table-cell>
        </table:table-row>
        <table:table-row table:style-name="ro1">
          <table:table-cell office:value-type="float" office:value="2329.1402" calcext:value-type="float">
            <text:p>2329.1402</text:p>
          </table:table-cell>
          <table:table-cell office:value-type="float" office:value="2313.9019" calcext:value-type="float">
            <text:p>2313.9019</text:p>
          </table:table-cell>
          <table:table-cell office:value-type="float" office:value="901.5118" calcext:value-type="float">
            <text:p>901.5118</text:p>
          </table:table-cell>
          <table:table-cell office:value-type="float" office:value="1898.6338" calcext:value-type="float">
            <text:p>1898.6338</text:p>
          </table:table-cell>
          <table:table-cell office:value-type="float" office:value="3101.1334" calcext:value-type="float">
            <text:p>3101.1334</text:p>
          </table:table-cell>
        </table:table-row>
        <table:table-row table:style-name="ro1">
          <table:table-cell office:value-type="float" office:value="2359.2848" calcext:value-type="float">
            <text:p>2359.2848</text:p>
          </table:table-cell>
          <table:table-cell office:value-type="float" office:value="2336.2077" calcext:value-type="float">
            <text:p>2336.2077</text:p>
          </table:table-cell>
          <table:table-cell office:value-type="float" office:value="897.637" calcext:value-type="float">
            <text:p>897.637</text:p>
          </table:table-cell>
          <table:table-cell office:value-type="float" office:value="1901.7288" calcext:value-type="float">
            <text:p>1901.7288</text:p>
          </table:table-cell>
          <table:table-cell office:value-type="float" office:value="3103.2508" calcext:value-type="float">
            <text:p>3103.2508</text:p>
          </table:table-cell>
        </table:table-row>
        <table:table-row table:style-name="ro1">
          <table:table-cell office:value-type="float" office:value="2388.4278" calcext:value-type="float">
            <text:p>2388.4278</text:p>
          </table:table-cell>
          <table:table-cell office:value-type="float" office:value="2359.8072" calcext:value-type="float">
            <text:p>2359.8072</text:p>
          </table:table-cell>
          <table:table-cell office:value-type="float" office:value="893.2822" calcext:value-type="float">
            <text:p>893.2822</text:p>
          </table:table-cell>
          <table:table-cell office:value-type="float" office:value="1904.8825" calcext:value-type="float">
            <text:p>1904.8825</text:p>
          </table:table-cell>
          <table:table-cell office:value-type="float" office:value="3105.2797" calcext:value-type="float">
            <text:p>3105.2797</text:p>
          </table:table-cell>
        </table:table-row>
        <table:table-row table:style-name="ro1">
          <table:table-cell office:value-type="float" office:value="2416.5136" calcext:value-type="float">
            <text:p>2416.5136</text:p>
          </table:table-cell>
          <table:table-cell office:value-type="float" office:value="2384.6555" calcext:value-type="float">
            <text:p>2384.6555</text:p>
          </table:table-cell>
          <table:table-cell office:value-type="float" office:value="888.7965" calcext:value-type="float">
            <text:p>888.7965</text:p>
          </table:table-cell>
          <table:table-cell office:value-type="float" office:value="1907.9005" calcext:value-type="float">
            <text:p>1907.9005</text:p>
          </table:table-cell>
          <table:table-cell office:value-type="float" office:value="3107.5055" calcext:value-type="float">
            <text:p>3107.5055</text:p>
          </table:table-cell>
        </table:table-row>
        <table:table-row table:style-name="ro1">
          <table:table-cell office:value-type="float" office:value="2443.4888" calcext:value-type="float">
            <text:p>2443.4888</text:p>
          </table:table-cell>
          <table:table-cell office:value-type="float" office:value="2410.7052" calcext:value-type="float">
            <text:p>2410.7052</text:p>
          </table:table-cell>
          <table:table-cell office:value-type="float" office:value="884.1756" calcext:value-type="float">
            <text:p>884.1756</text:p>
          </table:table-cell>
          <table:table-cell office:value-type="float" office:value="1910.7767" calcext:value-type="float">
            <text:p>1910.7767</text:p>
          </table:table-cell>
          <table:table-cell office:value-type="float" office:value="3109.9117" calcext:value-type="float">
            <text:p>3109.9117</text:p>
          </table:table-cell>
        </table:table-row>
        <table:table-row table:style-name="ro1">
          <table:table-cell office:value-type="float" office:value="2469.3021" calcext:value-type="float">
            <text:p>2469.3021</text:p>
          </table:table-cell>
          <table:table-cell office:value-type="float" office:value="2437.9067" calcext:value-type="float">
            <text:p>2437.9067</text:p>
          </table:table-cell>
          <table:table-cell office:value-type="float" office:value="878.9964" calcext:value-type="float">
            <text:p>878.9964</text:p>
          </table:table-cell>
          <table:table-cell office:value-type="float" office:value="1913.7773" calcext:value-type="float">
            <text:p>1913.7773</text:p>
          </table:table-cell>
          <table:table-cell office:value-type="float" office:value="3112.161" calcext:value-type="float">
            <text:p>3112.161</text:p>
          </table:table-cell>
        </table:table-row>
        <table:table-row table:style-name="ro1">
          <table:table-cell office:value-type="float" office:value="2493.9044" calcext:value-type="float">
            <text:p>2493.9044</text:p>
          </table:table-cell>
          <table:table-cell office:value-type="float" office:value="2466.2083" calcext:value-type="float">
            <text:p>2466.2083</text:p>
          </table:table-cell>
          <table:table-cell office:value-type="float" office:value="873.2988" calcext:value-type="float">
            <text:p>873.2988</text:p>
          </table:table-cell>
          <table:table-cell office:value-type="float" office:value="1916.8744" calcext:value-type="float">
            <text:p>1916.8744</text:p>
          </table:table-cell>
          <table:table-cell office:value-type="float" office:value="3114.2753" calcext:value-type="float">
            <text:p>3114.2753</text:p>
          </table:table-cell>
        </table:table-row>
        <table:table-row table:style-name="ro1">
          <table:table-cell office:value-type="float" office:value="2517.2487" calcext:value-type="float">
            <text:p>2517.2487</text:p>
          </table:table-cell>
          <table:table-cell office:value-type="float" office:value="2495.5561" calcext:value-type="float">
            <text:p>2495.5561</text:p>
          </table:table-cell>
          <table:table-cell office:value-type="float" office:value="867.4877" calcext:value-type="float">
            <text:p>867.4877</text:p>
          </table:table-cell>
          <table:table-cell office:value-type="float" office:value="1919.835" calcext:value-type="float">
            <text:p>1919.835</text:p>
          </table:table-cell>
          <table:table-cell office:value-type="float" office:value="3116.5769" calcext:value-type="float">
            <text:p>3116.5769</text:p>
          </table:table-cell>
        </table:table-row>
        <table:table-row table:style-name="ro1">
          <table:table-cell office:value-type="float" office:value="2539.2906" calcext:value-type="float">
            <text:p>2539.2906</text:p>
          </table:table-cell>
          <table:table-cell office:value-type="float" office:value="2525.8943" calcext:value-type="float">
            <text:p>2525.8943</text:p>
          </table:table-cell>
          <table:table-cell office:value-type="float" office:value="861.14" calcext:value-type="float">
            <text:p>861.14</text:p>
          </table:table-cell>
          <table:table-cell office:value-type="float" office:value="1922.9146" calcext:value-type="float">
            <text:p>1922.9146</text:p>
          </table:table-cell>
          <table:table-cell office:value-type="float" office:value="3118.7167" calcext:value-type="float">
            <text:p>3118.7167</text:p>
          </table:table-cell>
        </table:table-row>
        <table:table-row table:style-name="ro1">
          <table:table-cell office:value-type="float" office:value="2559.9882" calcext:value-type="float">
            <text:p>2559.9882</text:p>
          </table:table-cell>
          <table:table-cell office:value-type="float" office:value="2557.165" calcext:value-type="float">
            <text:p>2557.165</text:p>
          </table:table-cell>
          <table:table-cell office:value-type="float" office:value="854.5216" calcext:value-type="float">
            <text:p>854.5216</text:p>
          </table:table-cell>
          <table:table-cell office:value-type="float" office:value="1925.9617" calcext:value-type="float">
            <text:p>1925.9617</text:p>
          </table:table-cell>
          <table:table-cell office:value-type="float" office:value="3120.9025" calcext:value-type="float">
            <text:p>3120.9025</text:p>
          </table:table-cell>
        </table:table-row>
        <table:table-row table:style-name="ro1">
          <table:table-cell office:value-type="float" office:value="2582.0302" calcext:value-type="float">
            <text:p>2582.0302</text:p>
          </table:table-cell>
          <table:table-cell office:value-type="float" office:value="2587.5031" calcext:value-type="float">
            <text:p>2587.5031</text:p>
          </table:table-cell>
          <table:table-cell office:value-type="float" office:value="847.3293" calcext:value-type="float">
            <text:p>847.3293</text:p>
          </table:table-cell>
          <table:table-cell office:value-type="float" office:value="1929.1563" calcext:value-type="float">
            <text:p>1929.1563</text:p>
          </table:table-cell>
          <table:table-cell office:value-type="float" office:value="3122.8664" calcext:value-type="float">
            <text:p>3122.8664</text:p>
          </table:table-cell>
        </table:table-row>
        <table:table-row table:style-name="ro1">
          <table:table-cell office:value-type="float" office:value="2605.3745" calcext:value-type="float">
            <text:p>2605.3745</text:p>
          </table:table-cell>
          <table:table-cell office:value-type="float" office:value="2616.8509" calcext:value-type="float">
            <text:p>2616.8509</text:p>
          </table:table-cell>
          <table:table-cell office:value-type="float" office:value="843.0748" calcext:value-type="float">
            <text:p>843.0748</text:p>
          </table:table-cell>
          <table:table-cell office:value-type="float" office:value="1932.3603" calcext:value-type="float">
            <text:p>1932.3603</text:p>
          </table:table-cell>
          <table:table-cell office:value-type="float" office:value="3124.815" calcext:value-type="float">
            <text:p>3124.815</text:p>
          </table:table-cell>
        </table:table-row>
        <table:table-row table:style-name="ro1">
          <table:table-cell office:value-type="float" office:value="2629.9767" calcext:value-type="float">
            <text:p>2629.9767</text:p>
          </table:table-cell>
          <table:table-cell office:value-type="float" office:value="2645.1525" calcext:value-type="float">
            <text:p>2645.1525</text:p>
          </table:table-cell>
          <table:table-cell office:value-type="float" office:value="841.9992" calcext:value-type="float">
            <text:p>841.9992</text:p>
          </table:table-cell>
          <table:table-cell office:value-type="float" office:value="1935.4596" calcext:value-type="float">
            <text:p>1935.4596</text:p>
          </table:table-cell>
          <table:table-cell office:value-type="float" office:value="3126.9261" calcext:value-type="float">
            <text:p>3126.9261</text:p>
          </table:table-cell>
        </table:table-row>
        <table:table-row table:style-name="ro1">
          <table:table-cell office:value-type="float" office:value="2655.79" calcext:value-type="float">
            <text:p>2655.79</text:p>
          </table:table-cell>
          <table:table-cell office:value-type="float" office:value="2672.3541" calcext:value-type="float">
            <text:p>2672.3541</text:p>
          </table:table-cell>
          <table:table-cell office:value-type="float" office:value="843.8752" calcext:value-type="float">
            <text:p>843.8752</text:p>
          </table:table-cell>
          <table:table-cell office:value-type="float" office:value="1938.5864" calcext:value-type="float">
            <text:p>1938.5864</text:p>
          </table:table-cell>
          <table:table-cell office:value-type="float" office:value="3128.9963" calcext:value-type="float">
            <text:p>3128.9963</text:p>
          </table:table-cell>
        </table:table-row>
        <table:table-row table:style-name="ro1">
          <table:table-cell office:value-type="float" office:value="2681.3649" calcext:value-type="float">
            <text:p>2681.3649</text:p>
          </table:table-cell>
          <table:table-cell office:value-type="float" office:value="2699.7798" calcext:value-type="float">
            <text:p>2699.7798</text:p>
          </table:table-cell>
          <table:table-cell office:value-type="float" office:value="848.5906" calcext:value-type="float">
            <text:p>848.5906</text:p>
          </table:table-cell>
          <table:table-cell office:value-type="float" office:value="1941.7887" calcext:value-type="float">
            <text:p>1941.7887</text:p>
          </table:table-cell>
          <table:table-cell office:value-type="float" office:value="3130.9477" calcext:value-type="float">
            <text:p>3130.9477</text:p>
          </table:table-cell>
        </table:table-row>
        <table:table-row table:style-name="ro1">
          <table:table-cell office:value-type="float" office:value="2706.6996" calcext:value-type="float">
            <text:p>2706.6996</text:p>
          </table:table-cell>
          <table:table-cell office:value-type="float" office:value="2727.4277" calcext:value-type="float">
            <text:p>2727.4277</text:p>
          </table:table-cell>
          <table:table-cell office:value-type="float" office:value="854.32" calcext:value-type="float">
            <text:p>854.32</text:p>
          </table:table-cell>
          <table:table-cell office:value-type="float" office:value="1944.9827" calcext:value-type="float">
            <text:p>1944.9827</text:p>
          </table:table-cell>
          <table:table-cell office:value-type="float" office:value="3132.9125" calcext:value-type="float">
            <text:p>3132.9125</text:p>
          </table:table-cell>
        </table:table-row>
        <table:table-row table:style-name="ro1">
          <table:table-cell office:value-type="float" office:value="2731.792" calcext:value-type="float">
            <text:p>2731.792</text:p>
          </table:table-cell>
          <table:table-cell office:value-type="float" office:value="2755.2957" calcext:value-type="float">
            <text:p>2755.2957</text:p>
          </table:table-cell>
          <table:table-cell office:value-type="float" office:value="860.8459" calcext:value-type="float">
            <text:p>860.8459</text:p>
          </table:table-cell>
          <table:table-cell office:value-type="float" office:value="1948.2847" calcext:value-type="float">
            <text:p>1948.2847</text:p>
          </table:table-cell>
          <table:table-cell office:value-type="float" office:value="3134.69" calcext:value-type="float">
            <text:p>3134.69</text:p>
          </table:table-cell>
        </table:table-row>
        <table:table-row table:style-name="ro1">
          <table:table-cell office:value-type="float" office:value="2755.6449" calcext:value-type="float">
            <text:p>2755.6449</text:p>
          </table:table-cell>
          <table:table-cell office:value-type="float" office:value="2784.2316" calcext:value-type="float">
            <text:p>2784.2316</text:p>
          </table:table-cell>
          <table:table-cell office:value-type="float" office:value="868.4449" calcext:value-type="float">
            <text:p>868.4449</text:p>
          </table:table-cell>
          <table:table-cell office:value-type="float" office:value="1951.5235" calcext:value-type="float">
            <text:p>1951.5235</text:p>
          </table:table-cell>
          <table:table-cell office:value-type="float" office:value="3136.5801" calcext:value-type="float">
            <text:p>3136.5801</text:p>
          </table:table-cell>
        </table:table-row>
        <table:table-row table:style-name="ro1">
          <table:table-cell office:value-type="float" office:value="2778.213" calcext:value-type="float">
            <text:p>2778.213</text:p>
          </table:table-cell>
          <table:table-cell office:value-type="float" office:value="2814.1804" calcext:value-type="float">
            <text:p>2814.1804</text:p>
          </table:table-cell>
          <table:table-cell office:value-type="float" office:value="875.9213" calcext:value-type="float">
            <text:p>875.9213</text:p>
          </table:table-cell>
          <table:table-cell office:value-type="float" office:value="1954.6379" calcext:value-type="float">
            <text:p>1954.6379</text:p>
          </table:table-cell>
          <table:table-cell office:value-type="float" office:value="3138.6689" calcext:value-type="float">
            <text:p>3138.6689</text:p>
          </table:table-cell>
        </table:table-row>
        <table:table-row table:style-name="ro1">
          <table:table-cell office:value-type="float" office:value="2799.4532" calcext:value-type="float">
            <text:p>2799.4532</text:p>
          </table:table-cell>
          <table:table-cell office:value-type="float" office:value="2845.0851" calcext:value-type="float">
            <text:p>2845.0851</text:p>
          </table:table-cell>
          <table:table-cell office:value-type="float" office:value="883.0478" calcext:value-type="float">
            <text:p>883.0478</text:p>
          </table:table-cell>
          <table:table-cell office:value-type="float" office:value="1957.7657" calcext:value-type="float">
            <text:p>1957.7657</text:p>
          </table:table-cell>
          <table:table-cell office:value-type="float" office:value="3140.7376" calcext:value-type="float">
            <text:p>3140.7376</text:p>
          </table:table-cell>
        </table:table-row>
        <table:table-row table:style-name="ro1">
          <table:table-cell office:value-type="float" office:value="2819.3252" calcext:value-type="float">
            <text:p>2819.3252</text:p>
          </table:table-cell>
          <table:table-cell office:value-type="float" office:value="2876.887" calcext:value-type="float">
            <text:p>2876.887</text:p>
          </table:table-cell>
          <table:table-cell office:value-type="float" office:value="889.9525" calcext:value-type="float">
            <text:p>889.9525</text:p>
          </table:table-cell>
          <table:table-cell office:value-type="float" office:value="1960.8167" calcext:value-type="float">
            <text:p>1960.8167</text:p>
          </table:table-cell>
          <table:table-cell office:value-type="float" office:value="3142.9179" calcext:value-type="float">
            <text:p>3142.9179</text:p>
          </table:table-cell>
        </table:table-row>
        <table:table-row table:style-name="ro1">
          <table:table-cell office:value-type="float" office:value="2837.791" calcext:value-type="float">
            <text:p>2837.791</text:p>
          </table:table-cell>
          <table:table-cell office:value-type="float" office:value="2909.5253" calcext:value-type="float">
            <text:p>2909.5253</text:p>
          </table:table-cell>
          <table:table-cell office:value-type="float" office:value="896.4225" calcext:value-type="float">
            <text:p>896.4225</text:p>
          </table:table-cell>
          <table:table-cell office:value-type="float" office:value="1963.9366" calcext:value-type="float">
            <text:p>1963.9366</text:p>
          </table:table-cell>
          <table:table-cell office:value-type="float" office:value="3144.9984" calcext:value-type="float">
            <text:p>3144.9984</text:p>
          </table:table-cell>
        </table:table-row>
        <table:table-row table:style-name="ro1">
          <table:table-cell office:value-type="float" office:value="2854.8157" calcext:value-type="float">
            <text:p>2854.8157</text:p>
          </table:table-cell>
          <table:table-cell office:value-type="float" office:value="2942.938" calcext:value-type="float">
            <text:p>2942.938</text:p>
          </table:table-cell>
          <table:table-cell office:value-type="float" office:value="902.6138" calcext:value-type="float">
            <text:p>902.6138</text:p>
          </table:table-cell>
          <table:table-cell office:value-type="float" office:value="1967.015" calcext:value-type="float">
            <text:p>1967.015</text:p>
          </table:table-cell>
          <table:table-cell office:value-type="float" office:value="3147.14" calcext:value-type="float">
            <text:p>3147.14</text:p>
          </table:table-cell>
        </table:table-row>
        <table:table-row table:style-name="ro1">
          <table:table-cell office:value-type="float" office:value="2870.3667" calcext:value-type="float">
            <text:p>2870.3667</text:p>
          </table:table-cell>
          <table:table-cell office:value-type="float" office:value="2977.0616" calcext:value-type="float">
            <text:p>2977.0616</text:p>
          </table:table-cell>
          <table:table-cell office:value-type="float" office:value="908.2727" calcext:value-type="float">
            <text:p>908.2727</text:p>
          </table:table-cell>
          <table:table-cell office:value-type="float" office:value="1970.2394" calcext:value-type="float">
            <text:p>1970.2394</text:p>
          </table:table-cell>
          <table:table-cell office:value-type="float" office:value="3149.0545" calcext:value-type="float">
            <text:p>3149.0545</text:p>
          </table:table-cell>
        </table:table-row>
        <table:table-row table:style-name="ro1">
          <table:table-cell office:value-type="float" office:value="2884.4144" calcext:value-type="float">
            <text:p>2884.4144</text:p>
          </table:table-cell>
          <table:table-cell office:value-type="float" office:value="3011.831" calcext:value-type="float">
            <text:p>3011.831</text:p>
          </table:table-cell>
          <table:table-cell office:value-type="float" office:value="913.4668" calcext:value-type="float">
            <text:p>913.4668</text:p>
          </table:table-cell>
          <table:table-cell office:value-type="float" office:value="1973.57" calcext:value-type="float">
            <text:p>1973.57</text:p>
          </table:table-cell>
          <table:table-cell office:value-type="float" office:value="3150.7778" calcext:value-type="float">
            <text:p>3150.7778</text:p>
          </table:table-cell>
        </table:table-row>
        <table:table-row table:style-name="ro1">
          <table:table-cell office:value-type="float" office:value="2896.9322" calcext:value-type="float">
            <text:p>2896.9322</text:p>
          </table:table-cell>
          <table:table-cell office:value-type="float" office:value="3047.18" calcext:value-type="float">
            <text:p>3047.18</text:p>
          </table:table-cell>
          <table:table-cell office:value-type="float" office:value="918.4126" calcext:value-type="float">
            <text:p>918.4126</text:p>
          </table:table-cell>
          <table:table-cell office:value-type="float" office:value="1976.8527" calcext:value-type="float">
            <text:p>1976.8527</text:p>
          </table:table-cell>
          <table:table-cell office:value-type="float" office:value="3152.5907" calcext:value-type="float">
            <text:p>3152.5907</text:p>
          </table:table-cell>
        </table:table-row>
        <table:table-row table:style-name="ro1">
          <table:table-cell office:value-type="float" office:value="2907.8961" calcext:value-type="float">
            <text:p>2907.8961</text:p>
          </table:table-cell>
          <table:table-cell office:value-type="float" office:value="3083.0415" calcext:value-type="float">
            <text:p>3083.0415</text:p>
          </table:table-cell>
          <table:table-cell office:value-type="float" office:value="922.8698" calcext:value-type="float">
            <text:p>922.8698</text:p>
          </table:table-cell>
          <table:table-cell office:value-type="float" office:value="1980.2788" calcext:value-type="float">
            <text:p>1980.2788</text:p>
          </table:table-cell>
          <table:table-cell office:value-type="float" office:value="3154.1153" calcext:value-type="float">
            <text:p>3154.1153</text:p>
          </table:table-cell>
        </table:table-row>
        <table:table-row table:style-name="ro1">
          <table:table-cell office:value-type="float" office:value="2917.2854" calcext:value-type="float">
            <text:p>2917.2854</text:p>
          </table:table-cell>
          <table:table-cell office:value-type="float" office:value="3119.347" calcext:value-type="float">
            <text:p>3119.347</text:p>
          </table:table-cell>
          <table:table-cell office:value-type="float" office:value="927.1713" calcext:value-type="float">
            <text:p>927.1713</text:p>
          </table:table-cell>
          <table:table-cell office:value-type="float" office:value="1983.59" calcext:value-type="float">
            <text:p>1983.59</text:p>
          </table:table-cell>
          <table:table-cell office:value-type="float" office:value="3155.8754" calcext:value-type="float">
            <text:p>3155.8754</text:p>
          </table:table-cell>
        </table:table-row>
        <table:table-row table:style-name="ro1">
          <table:table-cell office:value-type="float" office:value="2925.0821" calcext:value-type="float">
            <text:p>2925.0821</text:p>
          </table:table-cell>
          <table:table-cell office:value-type="float" office:value="3156.0275" calcext:value-type="float">
            <text:p>3156.0275</text:p>
          </table:table-cell>
          <table:table-cell office:value-type="float" office:value="931.0755" calcext:value-type="float">
            <text:p>931.0755</text:p>
          </table:table-cell>
          <table:table-cell office:value-type="float" office:value="1986.9902" calcext:value-type="float">
            <text:p>1986.9902</text:p>
          </table:table-cell>
          <table:table-cell office:value-type="float" office:value="3157.4571" calcext:value-type="float">
            <text:p>3157.4571</text:p>
          </table:table-cell>
        </table:table-row>
        <table:table-row table:style-name="ro1">
          <table:table-cell office:value-type="float" office:value="2931.2714" calcext:value-type="float">
            <text:p>2931.2714</text:p>
          </table:table-cell>
          <table:table-cell office:value-type="float" office:value="3193.0132" calcext:value-type="float">
            <text:p>3193.0132</text:p>
          </table:table-cell>
          <table:table-cell office:value-type="float" office:value="934.6773" calcext:value-type="float">
            <text:p>934.6773</text:p>
          </table:table-cell>
          <table:table-cell office:value-type="float" office:value="1990.4095" calcext:value-type="float">
            <text:p>1990.4095</text:p>
          </table:table-cell>
          <table:table-cell office:value-type="float" office:value="3158.9968" calcext:value-type="float">
            <text:p>3158.9968</text:p>
          </table:table-cell>
        </table:table-row>
        <table:table-row table:style-name="ro1">
          <table:table-cell office:value-type="float" office:value="2935.8415" calcext:value-type="float">
            <text:p>2935.8415</text:p>
          </table:table-cell>
          <table:table-cell office:value-type="float" office:value="3230.2337" calcext:value-type="float">
            <text:p>3230.2337</text:p>
          </table:table-cell>
          <table:table-cell office:value-type="float" office:value="938.039" calcext:value-type="float">
            <text:p>938.039</text:p>
          </table:table-cell>
          <table:table-cell office:value-type="float" office:value="1993.792" calcext:value-type="float">
            <text:p>1993.792</text:p>
          </table:table-cell>
          <table:table-cell office:value-type="float" office:value="3160.6157" calcext:value-type="float">
            <text:p>3160.6157</text:p>
          </table:table-cell>
        </table:table-row>
        <table:table-row table:style-name="ro1">
          <table:table-cell office:value-type="float" office:value="2938.7837" calcext:value-type="float">
            <text:p>2938.7837</text:p>
          </table:table-cell>
          <table:table-cell office:value-type="float" office:value="3267.6181" calcext:value-type="float">
            <text:p>3267.6181</text:p>
          </table:table-cell>
          <table:table-cell office:value-type="float" office:value="941.0625" calcext:value-type="float">
            <text:p>941.0625</text:p>
          </table:table-cell>
          <table:table-cell office:value-type="float" office:value="1997.2514" calcext:value-type="float">
            <text:p>1997.2514</text:p>
          </table:table-cell>
          <table:table-cell office:value-type="float" office:value="3162.0632" calcext:value-type="float">
            <text:p>3162.0632</text:p>
          </table:table-cell>
        </table:table-row>
        <table:table-row table:style-name="ro1">
          <table:table-cell office:value-type="float" office:value="2940.0924" calcext:value-type="float">
            <text:p>2940.0924</text:p>
          </table:table-cell>
          <table:table-cell office:value-type="float" office:value="3305.0953" calcext:value-type="float">
            <text:p>3305.0953</text:p>
          </table:table-cell>
          <table:table-cell office:value-type="float" office:value="943.7579" calcext:value-type="float">
            <text:p>943.7579</text:p>
          </table:table-cell>
          <table:table-cell office:value-type="float" office:value="2000.8175" calcext:value-type="float">
            <text:p>2000.8175</text:p>
          </table:table-cell>
          <table:table-cell office:value-type="float" office:value="3163.2232" calcext:value-type="float">
            <text:p>3163.2232</text:p>
          </table:table-cell>
        </table:table-row>
        <table:table-row table:style-name="ro1">
          <table:table-cell office:value-type="float" office:value="2939.7652" calcext:value-type="float">
            <text:p>2939.7652</text:p>
          </table:table-cell>
          <table:table-cell office:value-type="float" office:value="3342.5939" calcext:value-type="float">
            <text:p>3342.5939</text:p>
          </table:table-cell>
          <table:table-cell office:value-type="float" office:value="946.2931" calcext:value-type="float">
            <text:p>946.2931</text:p>
          </table:table-cell>
          <table:table-cell office:value-type="float" office:value="2004.2762" calcext:value-type="float">
            <text:p>2004.2762</text:p>
          </table:table-cell>
          <table:table-cell office:value-type="float" office:value="3164.6721" calcext:value-type="float">
            <text:p>3164.6721</text:p>
          </table:table-cell>
        </table:table-row>
        <table:table-row table:style-name="ro1">
          <table:table-cell office:value-type="float" office:value="2937.8026" calcext:value-type="float">
            <text:p>2937.8026</text:p>
          </table:table-cell>
          <table:table-cell office:value-type="float" office:value="3380.0425" calcext:value-type="float">
            <text:p>3380.0425</text:p>
          </table:table-cell>
          <table:table-cell office:value-type="float" office:value="948.5425" calcext:value-type="float">
            <text:p>948.5425</text:p>
          </table:table-cell>
          <table:table-cell office:value-type="float" office:value="2007.8322" calcext:value-type="float">
            <text:p>2007.8322</text:p>
          </table:table-cell>
          <table:table-cell office:value-type="float" office:value="3165.8629" calcext:value-type="float">
            <text:p>3165.8629</text:p>
          </table:table-cell>
        </table:table-row>
        <table:table-row table:style-name="ro1">
          <table:table-cell office:value-type="float" office:value="2934.2083" calcext:value-type="float">
            <text:p>2934.2083</text:p>
          </table:table-cell>
          <table:table-cell office:value-type="float" office:value="3417.3698" calcext:value-type="float">
            <text:p>3417.3698</text:p>
          </table:table-cell>
          <table:table-cell office:value-type="float" office:value="950.6155" calcext:value-type="float">
            <text:p>950.6155</text:p>
          </table:table-cell>
          <table:table-cell office:value-type="float" office:value="2011.3009" calcext:value-type="float">
            <text:p>2011.3009</text:p>
          </table:table-cell>
          <table:table-cell office:value-type="float" office:value="3167.2879" calcext:value-type="float">
            <text:p>3167.2879</text:p>
          </table:table-cell>
        </table:table-row>
        <table:table-row table:style-name="ro1">
          <table:table-cell office:value-type="float" office:value="2928.9894" calcext:value-type="float">
            <text:p>2928.9894</text:p>
          </table:table-cell>
          <table:table-cell office:value-type="float" office:value="3454.5049" calcext:value-type="float">
            <text:p>3454.5049</text:p>
          </table:table-cell>
          <table:table-cell office:value-type="float" office:value="952.4483" calcext:value-type="float">
            <text:p>952.4483</text:p>
          </table:table-cell>
          <table:table-cell office:value-type="float" office:value="2014.8469" calcext:value-type="float">
            <text:p>2014.8469</text:p>
          </table:table-cell>
          <table:table-cell office:value-type="float" office:value="3168.5078" calcext:value-type="float">
            <text:p>3168.5078</text:p>
          </table:table-cell>
        </table:table-row>
        <table:table-row table:style-name="ro1">
          <table:table-cell office:value-type="float" office:value="2922.1555" calcext:value-type="float">
            <text:p>2922.1555</text:p>
          </table:table-cell>
          <table:table-cell office:value-type="float" office:value="3491.3769" calcext:value-type="float">
            <text:p>3491.3769</text:p>
          </table:table-cell>
          <table:table-cell office:value-type="float" office:value="954.0865" calcext:value-type="float">
            <text:p>954.0865</text:p>
          </table:table-cell>
          <table:table-cell office:value-type="float" office:value="2018.4286" calcext:value-type="float">
            <text:p>2018.4286</text:p>
          </table:table-cell>
          <table:table-cell office:value-type="float" office:value="3169.6187" calcext:value-type="float">
            <text:p>3169.6187</text:p>
          </table:table-cell>
        </table:table-row>
        <table:table-row table:style-name="ro1">
          <table:table-cell office:value-type="float" office:value="2913.7199" calcext:value-type="float">
            <text:p>2913.7199</text:p>
          </table:table-cell>
          <table:table-cell office:value-type="float" office:value="3527.9158" calcext:value-type="float">
            <text:p>3527.9158</text:p>
          </table:table-cell>
          <table:table-cell office:value-type="float" office:value="955.547" calcext:value-type="float">
            <text:p>955.547</text:p>
          </table:table-cell>
          <table:table-cell office:value-type="float" office:value="2021.9614" calcext:value-type="float">
            <text:p>2021.9614</text:p>
          </table:table-cell>
          <table:table-cell office:value-type="float" office:value="3170.8763" calcext:value-type="float">
            <text:p>3170.8763</text:p>
          </table:table-cell>
        </table:table-row>
        <table:table-row table:style-name="ro1">
          <table:table-cell office:value-type="float" office:value="2903.6984" calcext:value-type="float">
            <text:p>2903.6984</text:p>
          </table:table-cell>
          <table:table-cell office:value-type="float" office:value="3564.0519" calcext:value-type="float">
            <text:p>3564.0519</text:p>
          </table:table-cell>
          <table:table-cell office:value-type="float" office:value="956.8357" calcext:value-type="float">
            <text:p>956.8357</text:p>
          </table:table-cell>
          <table:table-cell office:value-type="float" office:value="2025.5243" calcext:value-type="float">
            <text:p>2025.5243</text:p>
          </table:table-cell>
          <table:table-cell office:value-type="float" office:value="3172.046" calcext:value-type="float">
            <text:p>3172.046</text:p>
          </table:table-cell>
        </table:table-row>
        <table:table-row table:style-name="ro1">
          <table:table-cell office:value-type="float" office:value="2892.1103" calcext:value-type="float">
            <text:p>2892.1103</text:p>
          </table:table-cell>
          <table:table-cell office:value-type="float" office:value="3599.7166" calcext:value-type="float">
            <text:p>3599.7166</text:p>
          </table:table-cell>
          <table:table-cell office:value-type="float" office:value="957.9474" calcext:value-type="float">
            <text:p>957.9474</text:p>
          </table:table-cell>
          <table:table-cell office:value-type="float" office:value="2028.9942" calcext:value-type="float">
            <text:p>2028.9942</text:p>
          </table:table-cell>
          <table:table-cell office:value-type="float" office:value="3173.468" calcext:value-type="float">
            <text:p>3173.468</text:p>
          </table:table-cell>
        </table:table-row>
        <table:table-row table:style-name="ro1">
          <table:table-cell office:value-type="float" office:value="2878.9775" calcext:value-type="float">
            <text:p>2878.9775</text:p>
          </table:table-cell>
          <table:table-cell office:value-type="float" office:value="3634.8418" calcext:value-type="float">
            <text:p>3634.8418</text:p>
          </table:table-cell>
          <table:table-cell office:value-type="float" office:value="958.8806" calcext:value-type="float">
            <text:p>958.8806</text:p>
          </table:table-cell>
          <table:table-cell office:value-type="float" office:value="2032.3768" calcext:value-type="float">
            <text:p>2032.3768</text:p>
          </table:table-cell>
          <table:table-cell office:value-type="float" office:value="3175.0869" calcext:value-type="float">
            <text:p>3175.0869</text:p>
          </table:table-cell>
        </table:table-row>
        <table:table-row table:style-name="ro1">
          <table:table-cell office:value-type="float" office:value="2864.3251" calcext:value-type="float">
            <text:p>2864.3251</text:p>
          </table:table-cell>
          <table:table-cell office:value-type="float" office:value="3669.3607" calcext:value-type="float">
            <text:p>3669.3607</text:p>
          </table:table-cell>
          <table:table-cell office:value-type="float" office:value="959.6333" calcext:value-type="float">
            <text:p>959.6333</text:p>
          </table:table-cell>
          <table:table-cell office:value-type="float" office:value="2035.6604" calcext:value-type="float">
            <text:p>2035.6604</text:p>
          </table:table-cell>
          <table:table-cell office:value-type="float" office:value="3176.8982" calcext:value-type="float">
            <text:p>3176.8982</text:p>
          </table:table-cell>
        </table:table-row>
        <table:table-row table:style-name="ro1">
          <table:table-cell office:value-type="float" office:value="2848.1809" calcext:value-type="float">
            <text:p>2848.1809</text:p>
          </table:table-cell>
          <table:table-cell office:value-type="float" office:value="3703.2077" calcext:value-type="float">
            <text:p>3703.2077</text:p>
          </table:table-cell>
          <table:table-cell office:value-type="float" office:value="960.2026" calcext:value-type="float">
            <text:p>960.2026</text:p>
          </table:table-cell>
          <table:table-cell office:value-type="float" office:value="2038.8767" calcext:value-type="float">
            <text:p>2038.8767</text:p>
          </table:table-cell>
          <table:table-cell office:value-type="float" office:value="3178.8264" calcext:value-type="float">
            <text:p>3178.8264</text:p>
          </table:table-cell>
        </table:table-row>
        <table:table-row table:style-name="ro1">
          <table:table-cell office:value-type="float" office:value="2830.5757" calcext:value-type="float">
            <text:p>2830.5757</text:p>
          </table:table-cell>
          <table:table-cell office:value-type="float" office:value="3736.3182" calcext:value-type="float">
            <text:p>3736.3182</text:p>
          </table:table-cell>
          <table:table-cell office:value-type="float" office:value="960.6001" calcext:value-type="float">
            <text:p>960.6001</text:p>
          </table:table-cell>
          <table:table-cell office:value-type="float" office:value="2042.1728" calcext:value-type="float">
            <text:p>2042.1728</text:p>
          </table:table-cell>
          <table:table-cell office:value-type="float" office:value="3180.6147" calcext:value-type="float">
            <text:p>3180.6147</text:p>
          </table:table-cell>
        </table:table-row>
        <table:table-row table:style-name="ro1">
          <table:table-cell office:value-type="float" office:value="2811.543" calcext:value-type="float">
            <text:p>2811.543</text:p>
          </table:table-cell>
          <table:table-cell office:value-type="float" office:value="3768.6293" calcext:value-type="float">
            <text:p>3768.6293</text:p>
          </table:table-cell>
          <table:table-cell office:value-type="float" office:value="960.8785" calcext:value-type="float">
            <text:p>960.8785</text:p>
          </table:table-cell>
          <table:table-cell office:value-type="float" office:value="2045.5814" calcext:value-type="float">
            <text:p>2045.5814</text:p>
          </table:table-cell>
          <table:table-cell office:value-type="float" office:value="3182.178" calcext:value-type="float">
            <text:p>3182.178</text:p>
          </table:table-cell>
        </table:table-row>
        <table:table-row table:style-name="ro1">
          <table:table-cell office:value-type="float" office:value="2791.1191" calcext:value-type="float">
            <text:p>2791.1191</text:p>
          </table:table-cell>
          <table:table-cell office:value-type="float" office:value="3800.0794" calcext:value-type="float">
            <text:p>3800.0794</text:p>
          </table:table-cell>
          <table:table-cell office:value-type="float" office:value="961.0746" calcext:value-type="float">
            <text:p>961.0746</text:p>
          </table:table-cell>
          <table:table-cell office:value-type="float" office:value="2049.0598" calcext:value-type="float">
            <text:p>2049.0598</text:p>
          </table:table-cell>
          <table:table-cell office:value-type="float" office:value="3183.5791" calcext:value-type="float">
            <text:p>3183.5791</text:p>
          </table:table-cell>
        </table:table-row>
        <table:table-row table:style-name="ro1">
          <table:table-cell office:value-type="float" office:value="2769.3427" calcext:value-type="float">
            <text:p>2769.3427</text:p>
          </table:table-cell>
          <table:table-cell office:value-type="float" office:value="3830.6088" calcext:value-type="float">
            <text:p>3830.6088</text:p>
          </table:table-cell>
          <table:table-cell office:value-type="float" office:value="961.1861" calcext:value-type="float">
            <text:p>961.1861</text:p>
          </table:table-cell>
          <table:table-cell office:value-type="float" office:value="2052.5566" calcext:value-type="float">
            <text:p>2052.5566</text:p>
          </table:table-cell>
          <table:table-cell office:value-type="float" office:value="3184.9337" calcext:value-type="float">
            <text:p>3184.9337</text:p>
          </table:table-cell>
        </table:table-row>
        <table:table-row table:style-name="ro1">
          <table:table-cell office:value-type="float" office:value="2746.2554" calcext:value-type="float">
            <text:p>2746.2554</text:p>
          </table:table-cell>
          <table:table-cell office:value-type="float" office:value="3860.1592" calcext:value-type="float">
            <text:p>3860.1592</text:p>
          </table:table-cell>
          <table:table-cell office:value-type="float" office:value="961.1452" calcext:value-type="float">
            <text:p>961.1452</text:p>
          </table:table-cell>
          <table:table-cell office:value-type="float" office:value="2055.9743" calcext:value-type="float">
            <text:p>2055.9743</text:p>
          </table:table-cell>
          <table:table-cell office:value-type="float" office:value="3186.4771" calcext:value-type="float">
            <text:p>3186.4771</text:p>
          </table:table-cell>
        </table:table-row>
        <table:table-row table:style-name="ro1">
          <table:table-cell office:value-type="float" office:value="2721.9011" calcext:value-type="float">
            <text:p>2721.9011</text:p>
          </table:table-cell>
          <table:table-cell office:value-type="float" office:value="3888.6744" calcext:value-type="float">
            <text:p>3888.6744</text:p>
          </table:table-cell>
          <table:table-cell office:value-type="float" office:value="961.1175" calcext:value-type="float">
            <text:p>961.1175</text:p>
          </table:table-cell>
          <table:table-cell office:value-type="float" office:value="2059.4938" calcext:value-type="float">
            <text:p>2059.4938</text:p>
          </table:table-cell>
          <table:table-cell office:value-type="float" office:value="3187.7713" calcext:value-type="float">
            <text:p>3187.7713</text:p>
          </table:table-cell>
        </table:table-row>
        <table:table-row table:style-name="ro1">
          <table:table-cell office:value-type="float" office:value="2696.3262" calcext:value-type="float">
            <text:p>2696.3262</text:p>
          </table:table-cell>
          <table:table-cell office:value-type="float" office:value="3916.1002" calcext:value-type="float">
            <text:p>3916.1002</text:p>
          </table:table-cell>
          <table:table-cell office:value-type="float" office:value="960.9284" calcext:value-type="float">
            <text:p>960.9284</text:p>
          </table:table-cell>
          <table:table-cell office:value-type="float" office:value="2062.9182" calcext:value-type="float">
            <text:p>2062.9182</text:p>
          </table:table-cell>
          <table:table-cell office:value-type="float" office:value="3189.2998" calcext:value-type="float">
            <text:p>3189.2998</text:p>
          </table:table-cell>
        </table:table-row>
        <table:table-row table:style-name="ro1">
          <table:table-cell office:value-type="float" office:value="2669.5793" calcext:value-type="float">
            <text:p>2669.5793</text:p>
          </table:table-cell>
          <table:table-cell office:value-type="float" office:value="3942.3842" calcext:value-type="float">
            <text:p>3942.3842</text:p>
          </table:table-cell>
          <table:table-cell office:value-type="float" office:value="960.6707" calcext:value-type="float">
            <text:p>960.6707</text:p>
          </table:table-cell>
          <table:table-cell office:value-type="float" office:value="2066.3373" calcext:value-type="float">
            <text:p>2066.3373</text:p>
          </table:table-cell>
          <table:table-cell office:value-type="float" office:value="3190.8401" calcext:value-type="float">
            <text:p>3190.8401</text:p>
          </table:table-cell>
        </table:table-row>
        <table:table-row table:style-name="ro1">
          <table:table-cell office:value-type="float" office:value="2641.7114" calcext:value-type="float">
            <text:p>2641.7114</text:p>
          </table:table-cell>
          <table:table-cell office:value-type="float" office:value="3967.4766" calcext:value-type="float">
            <text:p>3967.4766</text:p>
          </table:table-cell>
          <table:table-cell office:value-type="float" office:value="960.3903" calcext:value-type="float">
            <text:p>960.3903</text:p>
          </table:table-cell>
          <table:table-cell office:value-type="float" office:value="2069.7818" calcext:value-type="float">
            <text:p>2069.7818</text:p>
          </table:table-cell>
          <table:table-cell office:value-type="float" office:value="3192.3225" calcext:value-type="float">
            <text:p>3192.3225</text:p>
          </table:table-cell>
        </table:table-row>
        <table:table-row table:style-name="ro1">
          <table:table-cell office:value-type="float" office:value="2612.7754" calcext:value-type="float">
            <text:p>2612.7754</text:p>
          </table:table-cell>
          <table:table-cell office:value-type="float" office:value="3991.3296" calcext:value-type="float">
            <text:p>3991.3296</text:p>
          </table:table-cell>
          <table:table-cell office:value-type="float" office:value="960.0747" calcext:value-type="float">
            <text:p>960.0747</text:p>
          </table:table-cell>
          <table:table-cell office:value-type="float" office:value="2073.2265" calcext:value-type="float">
            <text:p>2073.2265</text:p>
          </table:table-cell>
          <table:table-cell office:value-type="float" office:value="3193.8046" calcext:value-type="float">
            <text:p>3193.8046</text:p>
          </table:table-cell>
        </table:table-row>
        <table:table-row table:style-name="ro1">
          <table:table-cell office:value-type="float" office:value="2582.8266" calcext:value-type="float">
            <text:p>2582.8266</text:p>
          </table:table-cell>
          <table:table-cell office:value-type="float" office:value="4013.8976" calcext:value-type="float">
            <text:p>4013.8976</text:p>
          </table:table-cell>
          <table:table-cell office:value-type="float" office:value="959.6981" calcext:value-type="float">
            <text:p>959.6981</text:p>
          </table:table-cell>
          <table:table-cell office:value-type="float" office:value="2076.6429" calcext:value-type="float">
            <text:p>2076.6429</text:p>
          </table:table-cell>
          <table:table-cell office:value-type="float" office:value="3195.3507" calcext:value-type="float">
            <text:p>3195.3507</text:p>
          </table:table-cell>
        </table:table-row>
        <table:table-row table:style-name="ro1">
          <table:table-cell office:value-type="float" office:value="2551.9219" calcext:value-type="float">
            <text:p>2551.9219</text:p>
          </table:table-cell>
          <table:table-cell office:value-type="float" office:value="4035.1379" calcext:value-type="float">
            <text:p>4035.1379</text:p>
          </table:table-cell>
          <table:table-cell office:value-type="float" office:value="959.2794" calcext:value-type="float">
            <text:p>959.2794</text:p>
          </table:table-cell>
          <table:table-cell office:value-type="float" office:value="2080.0404" calcext:value-type="float">
            <text:p>2080.0404</text:p>
          </table:table-cell>
          <table:table-cell office:value-type="float" office:value="3196.9381" calcext:value-type="float">
            <text:p>3196.9381</text:p>
          </table:table-cell>
        </table:table-row>
        <table:table-row table:style-name="ro1">
          <table:table-cell office:value-type="float" office:value="2520.1201" calcext:value-type="float">
            <text:p>2520.1201</text:p>
          </table:table-cell>
          <table:table-cell office:value-type="float" office:value="4055.0098" calcext:value-type="float">
            <text:p>4055.0098</text:p>
          </table:table-cell>
          <table:table-cell office:value-type="float" office:value="958.9897" calcext:value-type="float">
            <text:p>958.9897</text:p>
          </table:table-cell>
          <table:table-cell office:value-type="float" office:value="2083.5274" calcext:value-type="float">
            <text:p>2083.5274</text:p>
          </table:table-cell>
          <table:table-cell office:value-type="float" office:value="3198.3178" calcext:value-type="float">
            <text:p>3198.3178</text:p>
          </table:table-cell>
        </table:table-row>
        <table:table-row table:style-name="ro1">
          <table:table-cell office:value-type="float" office:value="2487.4817" calcext:value-type="float">
            <text:p>2487.4817</text:p>
          </table:table-cell>
          <table:table-cell office:value-type="float" office:value="4073.4757" calcext:value-type="float">
            <text:p>4073.4757</text:p>
          </table:table-cell>
          <table:table-cell office:value-type="float" office:value="958.6684" calcext:value-type="float">
            <text:p>958.6684</text:p>
          </table:table-cell>
          <table:table-cell office:value-type="float" office:value="2086.9859" calcext:value-type="float">
            <text:p>2086.9859</text:p>
          </table:table-cell>
          <table:table-cell office:value-type="float" office:value="3199.7672" calcext:value-type="float">
            <text:p>3199.7672</text:p>
          </table:table-cell>
        </table:table-row>
        <table:table-row table:style-name="ro1">
          <table:table-cell office:value-type="float" office:value="2454.069" calcext:value-type="float">
            <text:p>2454.069</text:p>
          </table:table-cell>
          <table:table-cell office:value-type="float" office:value="4090.5004" calcext:value-type="float">
            <text:p>4090.5004</text:p>
          </table:table-cell>
          <table:table-cell office:value-type="float" office:value="958.3843" calcext:value-type="float">
            <text:p>958.3843</text:p>
          </table:table-cell>
          <table:table-cell office:value-type="float" office:value="2090.4521" calcext:value-type="float">
            <text:p>2090.4521</text:p>
          </table:table-cell>
          <table:table-cell office:value-type="float" office:value="3201.1983" calcext:value-type="float">
            <text:p>3201.1983</text:p>
          </table:table-cell>
        </table:table-row>
        <table:table-row table:style-name="ro1">
          <table:table-cell office:value-type="float" office:value="2419.9454" calcext:value-type="float">
            <text:p>2419.9454</text:p>
          </table:table-cell>
          <table:table-cell office:value-type="float" office:value="4106.0514" calcext:value-type="float">
            <text:p>4106.0514</text:p>
          </table:table-cell>
          <table:table-cell office:value-type="float" office:value="958.2063" calcext:value-type="float">
            <text:p>958.2063</text:p>
          </table:table-cell>
          <table:table-cell office:value-type="float" office:value="2093.9546" calcext:value-type="float">
            <text:p>2093.9546</text:p>
          </table:table-cell>
          <table:table-cell office:value-type="float" office:value="3202.5381" calcext:value-type="float">
            <text:p>3202.5381</text:p>
          </table:table-cell>
        </table:table-row>
        <table:table-row table:style-name="ro1">
          <table:table-cell office:value-type="float" office:value="2385.176" calcext:value-type="float">
            <text:p>2385.176</text:p>
          </table:table-cell>
          <table:table-cell office:value-type="float" office:value="4120.0991" calcext:value-type="float">
            <text:p>4120.0991</text:p>
          </table:table-cell>
          <table:table-cell office:value-type="float" office:value="958.3129" calcext:value-type="float">
            <text:p>958.3129</text:p>
          </table:table-cell>
          <table:table-cell office:value-type="float" office:value="2097.5524" calcext:value-type="float">
            <text:p>2097.5524</text:p>
          </table:table-cell>
          <table:table-cell office:value-type="float" office:value="3203.5956" calcext:value-type="float">
            <text:p>3203.5956</text:p>
          </table:table-cell>
        </table:table-row>
        <table:table-row table:style-name="ro1">
          <table:table-cell office:value-type="float" office:value="2349.827" calcext:value-type="float">
            <text:p>2349.827</text:p>
          </table:table-cell>
          <table:table-cell office:value-type="float" office:value="4132.6169" calcext:value-type="float">
            <text:p>4132.6169</text:p>
          </table:table-cell>
          <table:table-cell office:value-type="float" office:value="958.7159" calcext:value-type="float">
            <text:p>958.7159</text:p>
          </table:table-cell>
          <table:table-cell office:value-type="float" office:value="2101.2148" calcext:value-type="float">
            <text:p>2101.2148</text:p>
          </table:table-cell>
          <table:table-cell office:value-type="float" office:value="3204.4015" calcext:value-type="float">
            <text:p>3204.4015</text:p>
          </table:table-cell>
        </table:table-row>
        <table:table-row table:style-name="ro1">
          <table:table-cell office:value-type="float" office:value="2313.9656" calcext:value-type="float">
            <text:p>2313.9656</text:p>
          </table:table-cell>
          <table:table-cell office:value-type="float" office:value="4143.5808" calcext:value-type="float">
            <text:p>4143.5808</text:p>
          </table:table-cell>
          <table:table-cell office:value-type="float" office:value="959.1762" calcext:value-type="float">
            <text:p>959.1762</text:p>
          </table:table-cell>
          <table:table-cell office:value-type="float" office:value="2104.8681" calcext:value-type="float">
            <text:p>2104.8681</text:p>
          </table:table-cell>
          <table:table-cell office:value-type="float" office:value="3205.2474" calcext:value-type="float">
            <text:p>3205.2474</text:p>
          </table:table-cell>
        </table:table-row>
        <table:table-row table:style-name="ro1">
          <table:table-cell office:value-type="float" office:value="2277.66" calcext:value-type="float">
            <text:p>2277.66</text:p>
          </table:table-cell>
          <table:table-cell office:value-type="float" office:value="4152.9701" calcext:value-type="float">
            <text:p>4152.9701</text:p>
          </table:table-cell>
          <table:table-cell office:value-type="float" office:value="959.9892" calcext:value-type="float">
            <text:p>959.9892</text:p>
          </table:table-cell>
          <table:table-cell office:value-type="float" office:value="2108.574" calcext:value-type="float">
            <text:p>2108.574</text:p>
          </table:table-cell>
          <table:table-cell office:value-type="float" office:value="3205.8209" calcext:value-type="float">
            <text:p>3205.8209</text:p>
          </table:table-cell>
        </table:table-row>
        <table:table-row table:style-name="ro1">
          <table:table-cell office:value-type="float" office:value="2240.9795" calcext:value-type="float">
            <text:p>2240.9795</text:p>
          </table:table-cell>
          <table:table-cell office:value-type="float" office:value="4160.7668" calcext:value-type="float">
            <text:p>4160.7668</text:p>
          </table:table-cell>
          <table:table-cell office:value-type="float" office:value="961.1813" calcext:value-type="float">
            <text:p>961.1813</text:p>
          </table:table-cell>
          <table:table-cell office:value-type="float" office:value="2112.3123" calcext:value-type="float">
            <text:p>2112.3123</text:p>
          </table:table-cell>
          <table:table-cell office:value-type="float" office:value="3206.1176" calcext:value-type="float">
            <text:p>3206.1176</text:p>
          </table:table-cell>
        </table:table-row>
        <table:table-row table:style-name="ro1">
          <table:table-cell office:value-type="float" office:value="2203.9938" calcext:value-type="float">
            <text:p>2203.9938</text:p>
          </table:table-cell>
          <table:table-cell office:value-type="float" office:value="4166.956" calcext:value-type="float">
            <text:p>4166.956</text:p>
          </table:table-cell>
          <table:table-cell office:value-type="float" office:value="962.4044" calcext:value-type="float">
            <text:p>962.4044</text:p>
          </table:table-cell>
          <table:table-cell office:value-type="float" office:value="2116.0421" calcext:value-type="float">
            <text:p>2116.0421</text:p>
          </table:table-cell>
          <table:table-cell office:value-type="float" office:value="3206.5064" calcext:value-type="float">
            <text:p>3206.5064</text:p>
          </table:table-cell>
        </table:table-row>
        <table:table-row table:style-name="ro1">
          <table:table-cell office:value-type="float" office:value="2166.7733" calcext:value-type="float">
            <text:p>2166.7733</text:p>
          </table:table-cell>
          <table:table-cell office:value-type="float" office:value="4171.5261" calcext:value-type="float">
            <text:p>4171.5261</text:p>
          </table:table-cell>
          <table:table-cell office:value-type="float" office:value="963.4564" calcext:value-type="float">
            <text:p>963.4564</text:p>
          </table:table-cell>
          <table:table-cell office:value-type="float" office:value="2119.7289" calcext:value-type="float">
            <text:p>2119.7289</text:p>
          </table:table-cell>
          <table:table-cell office:value-type="float" office:value="3207.1916" calcext:value-type="float">
            <text:p>3207.1916</text:p>
          </table:table-cell>
        </table:table-row>
        <table:table-row table:style-name="ro1">
          <table:table-cell office:value-type="float" office:value="2129.3889" calcext:value-type="float">
            <text:p>2129.3889</text:p>
          </table:table-cell>
          <table:table-cell office:value-type="float" office:value="4174.4684" calcext:value-type="float">
            <text:p>4174.4684</text:p>
          </table:table-cell>
          <table:table-cell office:value-type="float" office:value="964.7912" calcext:value-type="float">
            <text:p>964.7912</text:p>
          </table:table-cell>
          <table:table-cell office:value-type="float" office:value="2123.4432" calcext:value-type="float">
            <text:p>2123.4432</text:p>
          </table:table-cell>
          <table:table-cell office:value-type="float" office:value="3207.7084" calcext:value-type="float">
            <text:p>3207.7084</text:p>
          </table:table-cell>
        </table:table-row>
        <table:table-row table:style-name="ro1">
          <table:table-cell office:value-type="float" office:value="2091.9117" calcext:value-type="float">
            <text:p>2091.9117</text:p>
          </table:table-cell>
          <table:table-cell office:value-type="float" office:value="4175.7771" calcext:value-type="float">
            <text:p>4175.7771</text:p>
          </table:table-cell>
          <table:table-cell office:value-type="float" office:value="965.9458" calcext:value-type="float">
            <text:p>965.9458</text:p>
          </table:table-cell>
          <table:table-cell office:value-type="float" office:value="2127.1031" calcext:value-type="float">
            <text:p>2127.1031</text:p>
          </table:table-cell>
          <table:table-cell office:value-type="float" office:value="3208.5252" calcext:value-type="float">
            <text:p>3208.5252</text:p>
          </table:table-cell>
        </table:table-row>
        <table:table-row table:style-name="ro1">
          <table:table-cell office:value-type="float" office:value="2054.4132" calcext:value-type="float">
            <text:p>2054.4132</text:p>
          </table:table-cell>
          <table:table-cell office:value-type="float" office:value="4175.4498" calcext:value-type="float">
            <text:p>4175.4498</text:p>
          </table:table-cell>
          <table:table-cell office:value-type="float" office:value="967.091" calcext:value-type="float">
            <text:p>967.091</text:p>
          </table:table-cell>
          <table:table-cell office:value-type="float" office:value="2130.7333" calcext:value-type="float">
            <text:p>2130.7333</text:p>
          </table:table-cell>
          <table:table-cell office:value-type="float" office:value="3209.4656" calcext:value-type="float">
            <text:p>3209.4656</text:p>
          </table:table-cell>
        </table:table-row>
        <table:table-row table:style-name="ro1">
          <table:table-cell office:value-type="float" office:value="2016.9646" calcext:value-type="float">
            <text:p>2016.9646</text:p>
          </table:table-cell>
          <table:table-cell office:value-type="float" office:value="4173.4872" calcext:value-type="float">
            <text:p>4173.4872</text:p>
          </table:table-cell>
          <table:table-cell office:value-type="float" office:value="968.2873" calcext:value-type="float">
            <text:p>968.2873</text:p>
          </table:table-cell>
          <table:table-cell office:value-type="float" office:value="2134.347" calcext:value-type="float">
            <text:p>2134.347</text:p>
          </table:table-cell>
          <table:table-cell office:value-type="float" office:value="3210.4675" calcext:value-type="float">
            <text:p>3210.4675</text:p>
          </table:table-cell>
        </table:table-row>
        <table:table-row table:style-name="ro1">
          <table:table-cell office:value-type="float" office:value="1979.6372" calcext:value-type="float">
            <text:p>1979.6372</text:p>
          </table:table-cell>
          <table:table-cell office:value-type="float" office:value="4169.893" calcext:value-type="float">
            <text:p>4169.893</text:p>
          </table:table-cell>
          <table:table-cell office:value-type="float" office:value="969.3544" calcext:value-type="float">
            <text:p>969.3544</text:p>
          </table:table-cell>
          <table:table-cell office:value-type="float" office:value="2137.887" calcext:value-type="float">
            <text:p>2137.887</text:p>
          </table:table-cell>
          <table:table-cell office:value-type="float" office:value="3211.7047" calcext:value-type="float">
            <text:p>3211.7047</text:p>
          </table:table-cell>
        </table:table-row>
        <table:table-row table:style-name="ro1">
          <table:table-cell office:value-type="float" office:value="1942.5021" calcext:value-type="float">
            <text:p>1942.5021</text:p>
          </table:table-cell>
          <table:table-cell office:value-type="float" office:value="4164.674" calcext:value-type="float">
            <text:p>4164.674</text:p>
          </table:table-cell>
          <table:table-cell office:value-type="float" office:value="970.5165" calcext:value-type="float">
            <text:p>970.5165</text:p>
          </table:table-cell>
          <table:table-cell office:value-type="float" office:value="2141.422" calcext:value-type="float">
            <text:p>2141.422</text:p>
          </table:table-cell>
          <table:table-cell office:value-type="float" office:value="3212.9562" calcext:value-type="float">
            <text:p>3212.9562</text:p>
          </table:table-cell>
        </table:table-row>
        <table:table-row table:style-name="ro1">
          <table:table-cell office:value-type="float" office:value="1905.6301" calcext:value-type="float">
            <text:p>1905.6301</text:p>
          </table:table-cell>
          <table:table-cell office:value-type="float" office:value="4157.8402" calcext:value-type="float">
            <text:p>4157.8402</text:p>
          </table:table-cell>
          <table:table-cell office:value-type="float" office:value="971.8358" calcext:value-type="float">
            <text:p>971.8358</text:p>
          </table:table-cell>
          <table:table-cell office:value-type="float" office:value="2144.9724" calcext:value-type="float">
            <text:p>2144.9724</text:p>
          </table:table-cell>
          <table:table-cell office:value-type="float" office:value="3214.1633" calcext:value-type="float">
            <text:p>3214.1633</text:p>
          </table:table-cell>
        </table:table-row>
        <table:table-row table:style-name="ro1">
          <table:table-cell office:value-type="float" office:value="1869.0912" calcext:value-type="float">
            <text:p>1869.0912</text:p>
          </table:table-cell>
          <table:table-cell office:value-type="float" office:value="4149.4045" calcext:value-type="float">
            <text:p>4149.4045</text:p>
          </table:table-cell>
          <table:table-cell office:value-type="float" office:value="973.2117" calcext:value-type="float">
            <text:p>973.2117</text:p>
          </table:table-cell>
          <table:table-cell office:value-type="float" office:value="2148.505" calcext:value-type="float">
            <text:p>2148.505</text:p>
          </table:table-cell>
          <table:table-cell office:value-type="float" office:value="3215.4216" calcext:value-type="float">
            <text:p>3215.4216</text:p>
          </table:table-cell>
        </table:table-row>
        <table:table-row table:style-name="ro1">
          <table:table-cell office:value-type="float" office:value="1832.9551" calcext:value-type="float">
            <text:p>1832.9551</text:p>
          </table:table-cell>
          <table:table-cell office:value-type="float" office:value="4139.3831" calcext:value-type="float">
            <text:p>4139.3831</text:p>
          </table:table-cell>
          <table:table-cell office:value-type="float" office:value="974.5159" calcext:value-type="float">
            <text:p>974.5159</text:p>
          </table:table-cell>
          <table:table-cell office:value-type="float" office:value="2151.9726" calcext:value-type="float">
            <text:p>2151.9726</text:p>
          </table:table-cell>
          <table:table-cell office:value-type="float" office:value="3216.8493" calcext:value-type="float">
            <text:p>3216.8493</text:p>
          </table:table-cell>
        </table:table-row>
        <table:table-row table:style-name="ro1">
          <table:table-cell office:value-type="float" office:value="1797.2905" calcext:value-type="float">
            <text:p>1797.2905</text:p>
          </table:table-cell>
          <table:table-cell office:value-type="float" office:value="4127.795" calcext:value-type="float">
            <text:p>4127.795</text:p>
          </table:table-cell>
          <table:table-cell office:value-type="float" office:value="975.8983" calcext:value-type="float">
            <text:p>975.8983</text:p>
          </table:table-cell>
          <table:table-cell office:value-type="float" office:value="2155.4292" calcext:value-type="float">
            <text:p>2155.4292</text:p>
          </table:table-cell>
          <table:table-cell office:value-type="float" office:value="3218.3033" calcext:value-type="float">
            <text:p>3218.3033</text:p>
          </table:table-cell>
        </table:table-row>
        <table:table-row table:style-name="ro1">
          <table:table-cell office:value-type="float" office:value="1762.1652" calcext:value-type="float">
            <text:p>1762.1652</text:p>
          </table:table-cell>
          <table:table-cell office:value-type="float" office:value="4114.6622" calcext:value-type="float">
            <text:p>4114.6622</text:p>
          </table:table-cell>
          <table:table-cell office:value-type="float" office:value="977.1815" calcext:value-type="float">
            <text:p>977.1815</text:p>
          </table:table-cell>
          <table:table-cell office:value-type="float" office:value="2158.8013" calcext:value-type="float">
            <text:p>2158.8013</text:p>
          </table:table-cell>
          <table:table-cell office:value-type="float" office:value="3219.9439" calcext:value-type="float">
            <text:p>3219.9439</text:p>
          </table:table-cell>
        </table:table-row>
        <table:table-row table:style-name="ro1">
          <table:table-cell office:value-type="float" office:value="1727.6463" calcext:value-type="float">
            <text:p>1727.6463</text:p>
          </table:table-cell>
          <table:table-cell office:value-type="float" office:value="4100.0098" calcext:value-type="float">
            <text:p>4100.0098</text:p>
          </table:table-cell>
          <table:table-cell office:value-type="float" office:value="978.7632" calcext:value-type="float">
            <text:p>978.7632</text:p>
          </table:table-cell>
          <table:table-cell office:value-type="float" office:value="2162.2544" calcext:value-type="float">
            <text:p>2162.2544</text:p>
          </table:table-cell>
          <table:table-cell office:value-type="float" office:value="3221.4063" calcext:value-type="float">
            <text:p>3221.4063</text:p>
          </table:table-cell>
        </table:table-row>
        <table:table-row table:style-name="ro1">
          <table:table-cell office:value-type="float" office:value="1693.7994" calcext:value-type="float">
            <text:p>1693.7994</text:p>
          </table:table-cell>
          <table:table-cell office:value-type="float" office:value="4083.8656" calcext:value-type="float">
            <text:p>4083.8656</text:p>
          </table:table-cell>
          <table:table-cell office:value-type="float" office:value="980.5396" calcext:value-type="float">
            <text:p>980.5396</text:p>
          </table:table-cell>
          <table:table-cell office:value-type="float" office:value="2165.7431" calcext:value-type="float">
            <text:p>2165.7431</text:p>
          </table:table-cell>
          <table:table-cell office:value-type="float" office:value="3222.7817" calcext:value-type="float">
            <text:p>3222.7817</text:p>
          </table:table-cell>
        </table:table-row>
        <table:table-row table:style-name="ro1">
          <table:table-cell office:value-type="float" office:value="1660.6888" calcext:value-type="float">
            <text:p>1660.6888</text:p>
          </table:table-cell>
          <table:table-cell office:value-type="float" office:value="4066.2604" calcext:value-type="float">
            <text:p>4066.2604</text:p>
          </table:table-cell>
          <table:table-cell office:value-type="float" office:value="982.1512" calcext:value-type="float">
            <text:p>982.1512</text:p>
          </table:table-cell>
          <table:table-cell office:value-type="float" office:value="2169.1269" calcext:value-type="float">
            <text:p>2169.1269</text:p>
          </table:table-cell>
          <table:table-cell office:value-type="float" office:value="3224.3979" calcext:value-type="float">
            <text:p>3224.3979</text:p>
          </table:table-cell>
        </table:table-row>
        <table:table-row table:style-name="ro1">
          <table:table-cell office:value-type="float" office:value="1628.3777" calcext:value-type="float">
            <text:p>1628.3777</text:p>
          </table:table-cell>
          <table:table-cell office:value-type="float" office:value="4047.2277" calcext:value-type="float">
            <text:p>4047.2277</text:p>
          </table:table-cell>
          <table:table-cell office:value-type="float" office:value="984.1248" calcext:value-type="float">
            <text:p>984.1248</text:p>
          </table:table-cell>
          <table:table-cell office:value-type="float" office:value="2172.6182" calcext:value-type="float">
            <text:p>2172.6182</text:p>
          </table:table-cell>
          <table:table-cell office:value-type="float" office:value="3225.7666" calcext:value-type="float">
            <text:p>3225.7666</text:p>
          </table:table-cell>
        </table:table-row>
        <table:table-row table:style-name="ro1">
          <table:table-cell office:value-type="float" office:value="1596.9276" calcext:value-type="float">
            <text:p>1596.9276</text:p>
          </table:table-cell>
          <table:table-cell office:value-type="float" office:value="4026.8038" calcext:value-type="float">
            <text:p>4026.8038</text:p>
          </table:table-cell>
          <table:table-cell office:value-type="float" office:value="985.9435" calcext:value-type="float">
            <text:p>985.9435</text:p>
          </table:table-cell>
          <table:table-cell office:value-type="float" office:value="2176.0123" calcext:value-type="float">
            <text:p>2176.0123</text:p>
          </table:table-cell>
          <table:table-cell office:value-type="float" office:value="3227.3612" calcext:value-type="float">
            <text:p>3227.3612</text:p>
          </table:table-cell>
        </table:table-row>
        <table:table-row table:style-name="ro1">
          <table:table-cell office:value-type="float" office:value="1566.3983" calcext:value-type="float">
            <text:p>1566.3983</text:p>
          </table:table-cell>
          <table:table-cell office:value-type="float" office:value="4005.0274" calcext:value-type="float">
            <text:p>4005.0274</text:p>
          </table:table-cell>
          <table:table-cell office:value-type="float" office:value="987.9723" calcext:value-type="float">
            <text:p>987.9723</text:p>
          </table:table-cell>
          <table:table-cell office:value-type="float" office:value="2179.4586" calcext:value-type="float">
            <text:p>2179.4586</text:p>
          </table:table-cell>
          <table:table-cell office:value-type="float" office:value="3228.8395" calcext:value-type="float">
            <text:p>3228.8395</text:p>
          </table:table-cell>
        </table:table-row>
        <table:table-row table:style-name="ro1">
          <table:table-cell office:value-type="float" office:value="1536.8479" calcext:value-type="float">
            <text:p>1536.8479</text:p>
          </table:table-cell>
          <table:table-cell office:value-type="float" office:value="3981.9401" calcext:value-type="float">
            <text:p>3981.9401</text:p>
          </table:table-cell>
          <table:table-cell office:value-type="float" office:value="990.0237" calcext:value-type="float">
            <text:p>990.0237</text:p>
          </table:table-cell>
          <table:table-cell office:value-type="float" office:value="2182.8822" calcext:value-type="float">
            <text:p>2182.8822</text:p>
          </table:table-cell>
          <table:table-cell office:value-type="float" office:value="3230.3698" calcext:value-type="float">
            <text:p>3230.3698</text:p>
          </table:table-cell>
        </table:table-row>
        <table:table-row table:style-name="ro1">
          <table:table-cell office:value-type="float" office:value="1508.3326" calcext:value-type="float">
            <text:p>1508.3326</text:p>
          </table:table-cell>
          <table:table-cell office:value-type="float" office:value="3957.5858" calcext:value-type="float">
            <text:p>3957.5858</text:p>
          </table:table-cell>
          <table:table-cell office:value-type="float" office:value="992.1575" calcext:value-type="float">
            <text:p>992.1575</text:p>
          </table:table-cell>
          <table:table-cell office:value-type="float" office:value="2186.3102" calcext:value-type="float">
            <text:p>2186.3102</text:p>
          </table:table-cell>
          <table:table-cell office:value-type="float" office:value="3231.89" calcext:value-type="float">
            <text:p>3231.89</text:p>
          </table:table-cell>
        </table:table-row>
        <table:table-row table:style-name="ro1">
          <table:table-cell office:value-type="float" office:value="1480.9069" calcext:value-type="float">
            <text:p>1480.9069</text:p>
          </table:table-cell>
          <table:table-cell office:value-type="float" office:value="3932.0109" calcext:value-type="float">
            <text:p>3932.0109</text:p>
          </table:table-cell>
          <table:table-cell office:value-type="float" office:value="994.1225" calcext:value-type="float">
            <text:p>994.1225</text:p>
          </table:table-cell>
          <table:table-cell office:value-type="float" office:value="2189.6317" calcext:value-type="float">
            <text:p>2189.6317</text:p>
          </table:table-cell>
          <table:table-cell office:value-type="float" office:value="3233.6307" calcext:value-type="float">
            <text:p>3233.6307</text:p>
          </table:table-cell>
        </table:table-row>
        <table:table-row table:style-name="ro1">
          <table:table-cell office:value-type="float" office:value="1454.6228" calcext:value-type="float">
            <text:p>1454.6228</text:p>
          </table:table-cell>
          <table:table-cell office:value-type="float" office:value="3905.264" calcext:value-type="float">
            <text:p>3905.264</text:p>
          </table:table-cell>
          <table:table-cell office:value-type="float" office:value="995.9997" calcext:value-type="float">
            <text:p>995.9997</text:p>
          </table:table-cell>
          <table:table-cell office:value-type="float" office:value="2192.877" calcext:value-type="float">
            <text:p>2192.877</text:p>
          </table:table-cell>
          <table:table-cell office:value-type="float" office:value="3235.5097" calcext:value-type="float">
            <text:p>3235.5097</text:p>
          </table:table-cell>
        </table:table-row>
        <table:table-row table:style-name="ro1">
          <table:table-cell office:value-type="float" office:value="1429.5304" calcext:value-type="float">
            <text:p>1429.5304</text:p>
          </table:table-cell>
          <table:table-cell office:value-type="float" office:value="3877.396" calcext:value-type="float">
            <text:p>3877.396</text:p>
          </table:table-cell>
          <table:table-cell office:value-type="float" office:value="998.1846" calcext:value-type="float">
            <text:p>998.1846</text:p>
          </table:table-cell>
          <table:table-cell office:value-type="float" office:value="2196.246" calcext:value-type="float">
            <text:p>2196.246</text:p>
          </table:table-cell>
          <table:table-cell office:value-type="float" office:value="3237.1566" calcext:value-type="float">
            <text:p>3237.1566</text:p>
          </table:table-cell>
        </table:table-row>
        <table:table-row table:style-name="ro1">
          <table:table-cell office:value-type="float" office:value="1405.6774" calcext:value-type="float">
            <text:p>1405.6774</text:p>
          </table:table-cell>
          <table:table-cell office:value-type="float" office:value="3848.4601" calcext:value-type="float">
            <text:p>3848.4601</text:p>
          </table:table-cell>
          <table:table-cell office:value-type="float" office:value="1000.5078" calcext:value-type="float">
            <text:p>1000.5078</text:p>
          </table:table-cell>
          <table:table-cell office:value-type="float" office:value="2199.6586" calcext:value-type="float">
            <text:p>2199.6586</text:p>
          </table:table-cell>
          <table:table-cell office:value-type="float" office:value="3238.7112" calcext:value-type="float">
            <text:p>3238.7112</text:p>
          </table:table-cell>
        </table:table-row>
        <table:table-row table:style-name="ro1">
          <table:table-cell office:value-type="float" office:value="1383.1094" calcext:value-type="float">
            <text:p>1383.1094</text:p>
          </table:table-cell>
          <table:table-cell office:value-type="float" office:value="3818.5113" calcext:value-type="float">
            <text:p>3818.5113</text:p>
          </table:table-cell>
          <table:table-cell office:value-type="float" office:value="1003.0957" calcext:value-type="float">
            <text:p>1003.0957</text:p>
          </table:table-cell>
          <table:table-cell office:value-type="float" office:value="2203.1733" calcext:value-type="float">
            <text:p>2203.1733</text:p>
          </table:table-cell>
          <table:table-cell office:value-type="float" office:value="3240.0185" calcext:value-type="float">
            <text:p>3240.0185</text:p>
          </table:table-cell>
        </table:table-row>
        <table:table-row table:style-name="ro1">
          <table:table-cell office:value-type="float" office:value="1361.8691" calcext:value-type="float">
            <text:p>1361.8691</text:p>
          </table:table-cell>
          <table:table-cell office:value-type="float" office:value="3787.6066" calcext:value-type="float">
            <text:p>3787.6066</text:p>
          </table:table-cell>
          <table:table-cell office:value-type="float" office:value="1005.8846" calcext:value-type="float">
            <text:p>1005.8846</text:p>
          </table:table-cell>
          <table:table-cell office:value-type="float" office:value="2206.7627" calcext:value-type="float">
            <text:p>2206.7627</text:p>
          </table:table-cell>
          <table:table-cell office:value-type="float" office:value="3241.1042" calcext:value-type="float">
            <text:p>3241.1042</text:p>
          </table:table-cell>
        </table:table-row>
        <table:table-row table:style-name="ro1">
          <table:table-cell office:value-type="float" office:value="1341.9972" calcext:value-type="float">
            <text:p>1341.9972</text:p>
          </table:table-cell>
          <table:table-cell office:value-type="float" office:value="3755.8047" calcext:value-type="float">
            <text:p>3755.8047</text:p>
          </table:table-cell>
          <table:table-cell office:value-type="float" office:value="1008.6901" calcext:value-type="float">
            <text:p>1008.6901</text:p>
          </table:table-cell>
          <table:table-cell office:value-type="float" office:value="2210.362" calcext:value-type="float">
            <text:p>2210.362</text:p>
          </table:table-cell>
          <table:table-cell office:value-type="float" office:value="3242.1567" calcext:value-type="float">
            <text:p>3242.1567</text:p>
          </table:table-cell>
        </table:table-row>
        <table:table-row table:style-name="ro1">
          <table:table-cell office:value-type="float" office:value="1323.5313" calcext:value-type="float">
            <text:p>1323.5313</text:p>
          </table:table-cell>
          <table:table-cell office:value-type="float" office:value="3723.1664" calcext:value-type="float">
            <text:p>3723.1664</text:p>
          </table:table-cell>
          <table:table-cell office:value-type="float" office:value="1011.3977" calcext:value-type="float">
            <text:p>1011.3977</text:p>
          </table:table-cell>
          <table:table-cell office:value-type="float" office:value="2213.9317" calcext:value-type="float">
            <text:p>2213.9317</text:p>
          </table:table-cell>
          <table:table-cell office:value-type="float" office:value="3243.3055" calcext:value-type="float">
            <text:p>3243.3055</text:p>
          </table:table-cell>
        </table:table-row>
        <table:table-row table:style-name="ro1">
          <table:table-cell office:value-type="float" office:value="1306.5066" calcext:value-type="float">
            <text:p>1306.5066</text:p>
          </table:table-cell>
          <table:table-cell office:value-type="float" office:value="3689.7537" calcext:value-type="float">
            <text:p>3689.7537</text:p>
          </table:table-cell>
          <table:table-cell office:value-type="float" office:value="1014.2042" calcext:value-type="float">
            <text:p>1014.2042</text:p>
          </table:table-cell>
          <table:table-cell office:value-type="float" office:value="2217.5535" calcext:value-type="float">
            <text:p>2217.5535</text:p>
          </table:table-cell>
          <table:table-cell office:value-type="float" office:value="3244.2776" calcext:value-type="float">
            <text:p>3244.2776</text:p>
          </table:table-cell>
        </table:table-row>
        <table:table-row table:style-name="ro1">
          <table:table-cell office:value-type="float" office:value="1290.9556" calcext:value-type="float">
            <text:p>1290.9556</text:p>
          </table:table-cell>
          <table:table-cell office:value-type="float" office:value="3655.6301" calcext:value-type="float">
            <text:p>3655.6301</text:p>
          </table:table-cell>
          <table:table-cell office:value-type="float" office:value="1016.9484" calcext:value-type="float">
            <text:p>1016.9484</text:p>
          </table:table-cell>
          <table:table-cell office:value-type="float" office:value="2221.1717" calcext:value-type="float">
            <text:p>2221.1717</text:p>
          </table:table-cell>
          <table:table-cell office:value-type="float" office:value="3245.2631" calcext:value-type="float">
            <text:p>3245.2631</text:p>
          </table:table-cell>
        </table:table-row>
        <table:table-row table:style-name="ro1">
          <table:table-cell office:value-type="float" office:value="1276.9079" calcext:value-type="float">
            <text:p>1276.9079</text:p>
          </table:table-cell>
          <table:table-cell office:value-type="float" office:value="3620.8607" calcext:value-type="float">
            <text:p>3620.8607</text:p>
          </table:table-cell>
          <table:table-cell office:value-type="float" office:value="1019.7095" calcext:value-type="float">
            <text:p>1019.7095</text:p>
          </table:table-cell>
          <table:table-cell office:value-type="float" office:value="2224.8228" calcext:value-type="float">
            <text:p>2224.8228</text:p>
          </table:table-cell>
          <table:table-cell office:value-type="float" office:value="3246.1187" calcext:value-type="float">
            <text:p>3246.1187</text:p>
          </table:table-cell>
        </table:table-row>
        <table:table-row table:style-name="ro1">
          <table:table-cell office:value-type="float" office:value="1264.3901" calcext:value-type="float">
            <text:p>1264.3901</text:p>
          </table:table-cell>
          <table:table-cell office:value-type="float" office:value="3585.5117" calcext:value-type="float">
            <text:p>3585.5117</text:p>
          </table:table-cell>
          <table:table-cell office:value-type="float" office:value="1022.4993" calcext:value-type="float">
            <text:p>1022.4993</text:p>
          </table:table-cell>
          <table:table-cell office:value-type="float" office:value="2228.5164" calcext:value-type="float">
            <text:p>2228.5164</text:p>
          </table:table-cell>
          <table:table-cell office:value-type="float" office:value="3246.7669" calcext:value-type="float">
            <text:p>3246.7669</text:p>
          </table:table-cell>
        </table:table-row>
        <table:table-row table:style-name="ro1">
          <table:table-cell office:value-type="float" office:value="1253.4262" calcext:value-type="float">
            <text:p>1253.4262</text:p>
          </table:table-cell>
          <table:table-cell office:value-type="float" office:value="3549.6502" calcext:value-type="float">
            <text:p>3549.6502</text:p>
          </table:table-cell>
          <table:table-cell office:value-type="float" office:value="1025.0889" calcext:value-type="float">
            <text:p>1025.0889</text:p>
          </table:table-cell>
          <table:table-cell office:value-type="float" office:value="2232.1767" calcext:value-type="float">
            <text:p>2232.1767</text:p>
          </table:table-cell>
          <table:table-cell office:value-type="float" office:value="3247.5821" calcext:value-type="float">
            <text:p>3247.5821</text:p>
          </table:table-cell>
        </table:table-row>
        <table:table-row table:style-name="ro1">
          <table:table-cell office:value-type="float" office:value="1244.037" calcext:value-type="float">
            <text:p>1244.037</text:p>
          </table:table-cell>
          <table:table-cell office:value-type="float" office:value="3513.3447" calcext:value-type="float">
            <text:p>3513.3447</text:p>
          </table:table-cell>
          <table:table-cell office:value-type="float" office:value="1027.6366" calcext:value-type="float">
            <text:p>1027.6366</text:p>
          </table:table-cell>
          <table:table-cell office:value-type="float" office:value="2235.8678" calcext:value-type="float">
            <text:p>2235.8678</text:p>
          </table:table-cell>
          <table:table-cell office:value-type="float" office:value="3248.2441" calcext:value-type="float">
            <text:p>3248.2441</text:p>
          </table:table-cell>
        </table:table-row>
        <table:table-row table:style-name="ro1">
          <table:table-cell office:value-type="float" office:value="1236.2403" calcext:value-type="float">
            <text:p>1236.2403</text:p>
          </table:table-cell>
          <table:table-cell office:value-type="float" office:value="3476.6642" calcext:value-type="float">
            <text:p>3476.6642</text:p>
          </table:table-cell>
          <table:table-cell office:value-type="float" office:value="1029.9348" calcext:value-type="float">
            <text:p>1029.9348</text:p>
          </table:table-cell>
          <table:table-cell office:value-type="float" office:value="2239.5083" calcext:value-type="float">
            <text:p>2239.5083</text:p>
          </table:table-cell>
          <table:table-cell office:value-type="float" office:value="3249.1434" calcext:value-type="float">
            <text:p>3249.1434</text:p>
          </table:table-cell>
        </table:table-row>
        <table:table-row table:style-name="ro1">
          <table:table-cell office:value-type="float" office:value="1230.051" calcext:value-type="float">
            <text:p>1230.051</text:p>
          </table:table-cell>
          <table:table-cell office:value-type="float" office:value="3439.6785" calcext:value-type="float">
            <text:p>3439.6785</text:p>
          </table:table-cell>
          <table:table-cell office:value-type="float" office:value="1032.1368" calcext:value-type="float">
            <text:p>1032.1368</text:p>
          </table:table-cell>
          <table:table-cell office:value-type="float" office:value="2243.1702" calcext:value-type="float">
            <text:p>2243.1702</text:p>
          </table:table-cell>
          <table:table-cell office:value-type="float" office:value="3249.9519" calcext:value-type="float">
            <text:p>3249.9519</text:p>
          </table:table-cell>
        </table:table-row>
        <table:table-row table:style-name="ro1">
          <table:table-cell office:value-type="float" office:value="1225.4809" calcext:value-type="float">
            <text:p>1225.4809</text:p>
          </table:table-cell>
          <table:table-cell office:value-type="float" office:value="3402.458" calcext:value-type="float">
            <text:p>3402.458</text:p>
          </table:table-cell>
          <table:table-cell office:value-type="float" office:value="1034.2681" calcext:value-type="float">
            <text:p>1034.2681</text:p>
          </table:table-cell>
          <table:table-cell office:value-type="float" office:value="2246.8757" calcext:value-type="float">
            <text:p>2246.8757</text:p>
          </table:table-cell>
          <table:table-cell office:value-type="float" office:value="3250.5276" calcext:value-type="float">
            <text:p>3250.5276</text:p>
          </table:table-cell>
        </table:table-row>
        <table:table-row table:style-name="ro1">
          <table:table-cell office:value-type="float" office:value="1222.5387" calcext:value-type="float">
            <text:p>1222.5387</text:p>
          </table:table-cell>
          <table:table-cell office:value-type="float" office:value="3365.0736" calcext:value-type="float">
            <text:p>3365.0736</text:p>
          </table:table-cell>
          <table:table-cell office:value-type="float" office:value="1036.2337" calcext:value-type="float">
            <text:p>1036.2337</text:p>
          </table:table-cell>
          <table:table-cell office:value-type="float" office:value="2250.5913" calcext:value-type="float">
            <text:p>2250.5913</text:p>
          </table:table-cell>
          <table:table-cell office:value-type="float" office:value="3251.0346" calcext:value-type="float">
            <text:p>3251.0346</text:p>
          </table:table-cell>
        </table:table-row>
        <table:table-row table:style-name="ro1">
          <table:table-cell office:value-type="float" office:value="1221.2299" calcext:value-type="float">
            <text:p>1221.2299</text:p>
          </table:table-cell>
          <table:table-cell office:value-type="float" office:value="3327.5964" calcext:value-type="float">
            <text:p>3327.5964</text:p>
          </table:table-cell>
          <table:table-cell office:value-type="float" office:value="1037.9458" calcext:value-type="float">
            <text:p>1037.9458</text:p>
          </table:table-cell>
          <table:table-cell office:value-type="float" office:value="2254.277" calcext:value-type="float">
            <text:p>2254.277</text:p>
          </table:table-cell>
          <table:table-cell office:value-type="float" office:value="3251.7261" calcext:value-type="float">
            <text:p>3251.7261</text:p>
          </table:table-cell>
        </table:table-row>
        <table:table-row table:style-name="ro1">
          <table:table-cell office:value-type="float" office:value="1221.5572" calcext:value-type="float">
            <text:p>1221.5572</text:p>
          </table:table-cell>
          <table:table-cell office:value-type="float" office:value="3290.0978" calcext:value-type="float">
            <text:p>3290.0978</text:p>
          </table:table-cell>
          <table:table-cell office:value-type="float" office:value="1039.4154" calcext:value-type="float">
            <text:p>1039.4154</text:p>
          </table:table-cell>
          <table:table-cell office:value-type="float" office:value="2257.9332" calcext:value-type="float">
            <text:p>2257.9332</text:p>
          </table:table-cell>
          <table:table-cell office:value-type="float" office:value="3252.5592" calcext:value-type="float">
            <text:p>3252.5592</text:p>
          </table:table-cell>
        </table:table-row>
        <table:table-row table:style-name="ro1">
          <table:table-cell office:value-type="float" office:value="1223.5198" calcext:value-type="float">
            <text:p>1223.5198</text:p>
          </table:table-cell>
          <table:table-cell office:value-type="float" office:value="3252.6492" calcext:value-type="float">
            <text:p>3252.6492</text:p>
          </table:table-cell>
          <table:table-cell office:value-type="float" office:value="1040.7291" calcext:value-type="float">
            <text:p>1040.7291</text:p>
          </table:table-cell>
          <table:table-cell office:value-type="float" office:value="2261.6313" calcext:value-type="float">
            <text:p>2261.6313</text:p>
          </table:table-cell>
          <table:table-cell office:value-type="float" office:value="3253.1812" calcext:value-type="float">
            <text:p>3253.1812</text:p>
          </table:table-cell>
        </table:table-row>
        <table:table-row table:style-name="ro1">
          <table:table-cell office:value-type="float" office:value="1227.114" calcext:value-type="float">
            <text:p>1227.114</text:p>
          </table:table-cell>
          <table:table-cell office:value-type="float" office:value="3215.3219" calcext:value-type="float">
            <text:p>3215.3219</text:p>
          </table:table-cell>
          <table:table-cell office:value-type="float" office:value="1041.827" calcext:value-type="float">
            <text:p>1041.827</text:p>
          </table:table-cell>
          <table:table-cell office:value-type="float" office:value="2265.3463" calcext:value-type="float">
            <text:p>2265.3463</text:p>
          </table:table-cell>
          <table:table-cell office:value-type="float" office:value="3253.6927" calcext:value-type="float">
            <text:p>3253.6927</text:p>
          </table:table-cell>
        </table:table-row>
        <table:table-row table:style-name="ro1">
          <table:table-cell office:value-type="float" office:value="1232.333" calcext:value-type="float">
            <text:p>1232.333</text:p>
          </table:table-cell>
          <table:table-cell office:value-type="float" office:value="3178.1868" calcext:value-type="float">
            <text:p>3178.1868</text:p>
          </table:table-cell>
          <table:table-cell office:value-type="float" office:value="1042.6702" calcext:value-type="float">
            <text:p>1042.6702</text:p>
          </table:table-cell>
          <table:table-cell office:value-type="float" office:value="2269.0581" calcext:value-type="float">
            <text:p>2269.0581</text:p>
          </table:table-cell>
          <table:table-cell office:value-type="float" office:value="3254.2261" calcext:value-type="float">
            <text:p>3254.2261</text:p>
          </table:table-cell>
        </table:table-row>
        <table:table-row table:style-name="ro1">
          <table:table-cell office:value-type="float" office:value="1239.1668" calcext:value-type="float">
            <text:p>1239.1668</text:p>
          </table:table-cell>
          <table:table-cell office:value-type="float" office:value="3141.3148" calcext:value-type="float">
            <text:p>3141.3148</text:p>
          </table:table-cell>
          <table:table-cell office:value-type="float" office:value="1043.2558" calcext:value-type="float">
            <text:p>1043.2558</text:p>
          </table:table-cell>
          <table:table-cell office:value-type="float" office:value="2272.781" calcext:value-type="float">
            <text:p>2272.781</text:p>
          </table:table-cell>
          <table:table-cell office:value-type="float" office:value="3254.6766" calcext:value-type="float">
            <text:p>3254.6766</text:p>
          </table:table-cell>
        </table:table-row>
        <table:table-row table:style-name="ro1">
          <table:table-cell office:value-type="float" office:value="1247.6025" calcext:value-type="float">
            <text:p>1247.6025</text:p>
          </table:table-cell>
          <table:table-cell office:value-type="float" office:value="3104.7759" calcext:value-type="float">
            <text:p>3104.7759</text:p>
          </table:table-cell>
          <table:table-cell office:value-type="float" office:value="1043.5585" calcext:value-type="float">
            <text:p>1043.5585</text:p>
          </table:table-cell>
          <table:table-cell office:value-type="float" office:value="2276.4873" calcext:value-type="float">
            <text:p>2276.4873</text:p>
          </table:table-cell>
          <table:table-cell office:value-type="float" office:value="3255.2473" calcext:value-type="float">
            <text:p>3255.2473</text:p>
          </table:table-cell>
        </table:table-row>
        <table:table-row table:style-name="ro1">
          <table:table-cell office:value-type="float" office:value="1257.6239" calcext:value-type="float">
            <text:p>1257.6239</text:p>
          </table:table-cell>
          <table:table-cell office:value-type="float" office:value="3068.6398" calcext:value-type="float">
            <text:p>3068.6398</text:p>
          </table:table-cell>
          <table:table-cell office:value-type="float" office:value="1043.5796" calcext:value-type="float">
            <text:p>1043.5796</text:p>
          </table:table-cell>
          <table:table-cell office:value-type="float" office:value="2280.1998" calcext:value-type="float">
            <text:p>2280.1998</text:p>
          </table:table-cell>
          <table:table-cell office:value-type="float" office:value="3255.7763" calcext:value-type="float">
            <text:p>3255.7763</text:p>
          </table:table-cell>
        </table:table-row>
        <table:table-row table:style-name="ro1">
          <table:table-cell office:value-type="float" office:value="1269.2121" calcext:value-type="float">
            <text:p>1269.2121</text:p>
          </table:table-cell>
          <table:table-cell office:value-type="float" office:value="3032.9751" calcext:value-type="float">
            <text:p>3032.9751</text:p>
          </table:table-cell>
          <table:table-cell office:value-type="float" office:value="1043.3043" calcext:value-type="float">
            <text:p>1043.3043</text:p>
          </table:table-cell>
          <table:table-cell office:value-type="float" office:value="2283.9159" calcext:value-type="float">
            <text:p>2283.9159</text:p>
          </table:table-cell>
          <table:table-cell office:value-type="float" office:value="3256.279" calcext:value-type="float">
            <text:p>3256.279</text:p>
          </table:table-cell>
        </table:table-row>
        <table:table-row table:style-name="ro1">
          <table:table-cell office:value-type="float" office:value="1282.3448" calcext:value-type="float">
            <text:p>1282.3448</text:p>
          </table:table-cell>
          <table:table-cell office:value-type="float" office:value="2997.8499" calcext:value-type="float">
            <text:p>2997.8499</text:p>
          </table:table-cell>
          <table:table-cell office:value-type="float" office:value="1042.7249" calcext:value-type="float">
            <text:p>1042.7249</text:p>
          </table:table-cell>
          <table:table-cell office:value-type="float" office:value="2287.6265" calcext:value-type="float">
            <text:p>2287.6265</text:p>
          </table:table-cell>
          <table:table-cell office:value-type="float" office:value="3256.8215" calcext:value-type="float">
            <text:p>3256.8215</text:p>
          </table:table-cell>
        </table:table-row>
        <table:table-row table:style-name="ro1">
          <table:table-cell office:value-type="float" office:value="1296.9972" calcext:value-type="float">
            <text:p>1296.9972</text:p>
          </table:table-cell>
          <table:table-cell office:value-type="float" office:value="2963.331" calcext:value-type="float">
            <text:p>2963.331</text:p>
          </table:table-cell>
          <table:table-cell office:value-type="float" office:value="1041.845" calcext:value-type="float">
            <text:p>1041.845</text:p>
          </table:table-cell>
          <table:table-cell office:value-type="float" office:value="2291.311" calcext:value-type="float">
            <text:p>2291.311</text:p>
          </table:table-cell>
          <table:table-cell office:value-type="float" office:value="3257.5193" calcext:value-type="float">
            <text:p>3257.5193</text:p>
          </table:table-cell>
        </table:table-row>
        <table:table-row table:style-name="ro1">
          <table:table-cell office:value-type="float" office:value="1313.1414" calcext:value-type="float">
            <text:p>1313.1414</text:p>
          </table:table-cell>
          <table:table-cell office:value-type="float" office:value="2929.484" calcext:value-type="float">
            <text:p>2929.484</text:p>
          </table:table-cell>
          <table:table-cell office:value-type="float" office:value="1040.6115" calcext:value-type="float">
            <text:p>1040.6115</text:p>
          </table:table-cell>
          <table:table-cell office:value-type="float" office:value="2295.0392" calcext:value-type="float">
            <text:p>2295.0392</text:p>
          </table:table-cell>
          <table:table-cell office:value-type="float" office:value="3257.9235" calcext:value-type="float">
            <text:p>3257.9235</text:p>
          </table:table-cell>
        </table:table-row>
        <table:table-row table:style-name="ro1">
          <table:table-cell office:value-type="float" office:value="1330.7466" calcext:value-type="float">
            <text:p>1330.7466</text:p>
          </table:table-cell>
          <table:table-cell office:value-type="float" office:value="2896.3735" calcext:value-type="float">
            <text:p>2896.3735</text:p>
          </table:table-cell>
          <table:table-cell office:value-type="float" office:value="1038.9615" calcext:value-type="float">
            <text:p>1038.9615</text:p>
          </table:table-cell>
          <table:table-cell office:value-type="float" office:value="2298.7876" calcext:value-type="float">
            <text:p>2298.7876</text:p>
          </table:table-cell>
          <table:table-cell office:value-type="float" office:value="3258.0303" calcext:value-type="float">
            <text:p>3258.0303</text:p>
          </table:table-cell>
        </table:table-row>
        <table:table-row table:style-name="ro1">
          <table:table-cell office:value-type="float" office:value="1349.7793" calcext:value-type="float">
            <text:p>1349.7793</text:p>
          </table:table-cell>
          <table:table-cell office:value-type="float" office:value="2864.0624" calcext:value-type="float">
            <text:p>2864.0624</text:p>
          </table:table-cell>
          <table:table-cell office:value-type="float" office:value="1036.965" calcext:value-type="float">
            <text:p>1036.965</text:p>
          </table:table-cell>
          <table:table-cell office:value-type="float" office:value="2302.5332" calcext:value-type="float">
            <text:p>2302.5332</text:p>
          </table:table-cell>
          <table:table-cell office:value-type="float" office:value="3258.2122" calcext:value-type="float">
            <text:p>3258.2122</text:p>
          </table:table-cell>
        </table:table-row>
        <table:table-row table:style-name="ro1">
          <table:table-cell office:value-type="float" office:value="1370.2032" calcext:value-type="float">
            <text:p>1370.2032</text:p>
          </table:table-cell>
          <table:table-cell office:value-type="float" office:value="2832.6123" calcext:value-type="float">
            <text:p>2832.6123</text:p>
          </table:table-cell>
          <table:table-cell office:value-type="float" office:value="1034.6547" calcext:value-type="float">
            <text:p>1034.6547</text:p>
          </table:table-cell>
          <table:table-cell office:value-type="float" office:value="2306.265" calcext:value-type="float">
            <text:p>2306.265</text:p>
          </table:table-cell>
          <table:table-cell office:value-type="float" office:value="3258.5818" calcext:value-type="float">
            <text:p>3258.5818</text:p>
          </table:table-cell>
        </table:table-row>
        <table:table-row table:style-name="ro1">
          <table:table-cell office:value-type="float" office:value="1391.9796" calcext:value-type="float">
            <text:p>1391.9796</text:p>
          </table:table-cell>
          <table:table-cell office:value-type="float" office:value="2802.0829" calcext:value-type="float">
            <text:p>2802.0829</text:p>
          </table:table-cell>
          <table:table-cell office:value-type="float" office:value="1031.8951" calcext:value-type="float">
            <text:p>1031.8951</text:p>
          </table:table-cell>
          <table:table-cell office:value-type="float" office:value="2310.0125" calcext:value-type="float">
            <text:p>2310.0125</text:p>
          </table:table-cell>
          <table:table-cell office:value-type="float" office:value="3258.7181" calcext:value-type="float">
            <text:p>3258.7181</text:p>
          </table:table-cell>
        </table:table-row>
        <table:table-row table:style-name="ro1">
          <table:table-cell office:value-type="float" office:value="1415.0669" calcext:value-type="float">
            <text:p>1415.0669</text:p>
          </table:table-cell>
          <table:table-cell office:value-type="float" office:value="2772.5325" calcext:value-type="float">
            <text:p>2772.5325</text:p>
          </table:table-cell>
          <table:table-cell office:value-type="float" office:value="1028.8589" calcext:value-type="float">
            <text:p>1028.8589</text:p>
          </table:table-cell>
          <table:table-cell office:value-type="float" office:value="2313.7371" calcext:value-type="float">
            <text:p>2313.7371</text:p>
          </table:table-cell>
          <table:table-cell office:value-type="float" office:value="3259.1537" calcext:value-type="float">
            <text:p>3259.1537</text:p>
          </table:table-cell>
        </table:table-row>
        <table:table-row table:style-name="ro1">
          <table:table-cell office:value-type="float" office:value="1439.4212" calcext:value-type="float">
            <text:p>1439.4212</text:p>
          </table:table-cell>
          <table:table-cell office:value-type="float" office:value="2744.0173" calcext:value-type="float">
            <text:p>2744.0173</text:p>
          </table:table-cell>
          <table:table-cell office:value-type="float" office:value="1025.5305" calcext:value-type="float">
            <text:p>1025.5305</text:p>
          </table:table-cell>
          <table:table-cell office:value-type="float" office:value="2317.4248" calcext:value-type="float">
            <text:p>2317.4248</text:p>
          </table:table-cell>
          <table:table-cell office:value-type="float" office:value="3259.8344" calcext:value-type="float">
            <text:p>3259.8344</text:p>
          </table:table-cell>
        </table:table-row>
        <table:table-row table:style-name="ro1">
          <table:table-cell office:value-type="float" office:value="1464.9962" calcext:value-type="float">
            <text:p>1464.9962</text:p>
          </table:table-cell>
          <table:table-cell office:value-type="float" office:value="2716.5915" calcext:value-type="float">
            <text:p>2716.5915</text:p>
          </table:table-cell>
          <table:table-cell office:value-type="float" office:value="1021.786" calcext:value-type="float">
            <text:p>1021.786</text:p>
          </table:table-cell>
          <table:table-cell office:value-type="float" office:value="2321.1354" calcext:value-type="float">
            <text:p>2321.1354</text:p>
          </table:table-cell>
          <table:table-cell office:value-type="float" office:value="3260.3764" calcext:value-type="float">
            <text:p>3260.3764</text:p>
          </table:table-cell>
        </table:table-row>
        <table:table-row table:style-name="ro1">
          <table:table-cell office:value-type="float" office:value="1491.743" calcext:value-type="float">
            <text:p>1491.743</text:p>
          </table:table-cell>
          <table:table-cell office:value-type="float" office:value="2690.3075" calcext:value-type="float">
            <text:p>2690.3075</text:p>
          </table:table-cell>
          <table:table-cell office:value-type="float" office:value="1017.6353" calcext:value-type="float">
            <text:p>1017.6353</text:p>
          </table:table-cell>
          <table:table-cell office:value-type="float" office:value="2324.8544" calcext:value-type="float">
            <text:p>2324.8544</text:p>
          </table:table-cell>
          <table:table-cell office:value-type="float" office:value="3260.8574" calcext:value-type="float">
            <text:p>3260.8574</text:p>
          </table:table-cell>
        </table:table-row>
        <table:table-row table:style-name="ro1">
          <table:table-cell office:value-type="float" office:value="1519.611" calcext:value-type="float">
            <text:p>1519.611</text:p>
          </table:table-cell>
          <table:table-cell office:value-type="float" office:value="2665.2151" calcext:value-type="float">
            <text:p>2665.2151</text:p>
          </table:table-cell>
          <table:table-cell office:value-type="float" office:value="1013.1046" calcext:value-type="float">
            <text:p>1013.1046</text:p>
          </table:table-cell>
          <table:table-cell office:value-type="float" office:value="2328.5707" calcext:value-type="float">
            <text:p>2328.5707</text:p>
          </table:table-cell>
          <table:table-cell office:value-type="float" office:value="3261.3596" calcext:value-type="float">
            <text:p>3261.3596</text:p>
          </table:table-cell>
        </table:table-row>
        <table:table-row table:style-name="ro1">
          <table:table-cell office:value-type="float" office:value="1548.5469" calcext:value-type="float">
            <text:p>1548.5469</text:p>
          </table:table-cell>
          <table:table-cell office:value-type="float" office:value="2641.3621" calcext:value-type="float">
            <text:p>2641.3621</text:p>
          </table:table-cell>
          <table:table-cell office:value-type="float" office:value="1008.1825" calcext:value-type="float">
            <text:p>1008.1825</text:p>
          </table:table-cell>
          <table:table-cell office:value-type="float" office:value="2332.2866" calcext:value-type="float">
            <text:p>2332.2866</text:p>
          </table:table-cell>
          <table:table-cell office:value-type="float" office:value="3261.8643" calcext:value-type="float">
            <text:p>3261.8643</text:p>
          </table:table-cell>
        </table:table-row>
        <table:table-row table:style-name="ro1">
          <table:table-cell office:value-type="float" office:value="1578.4957" calcext:value-type="float">
            <text:p>1578.4957</text:p>
          </table:table-cell>
          <table:table-cell office:value-type="float" office:value="2618.7941" calcext:value-type="float">
            <text:p>2618.7941</text:p>
          </table:table-cell>
          <table:table-cell office:value-type="float" office:value="1002.9967" calcext:value-type="float">
            <text:p>1002.9967</text:p>
          </table:table-cell>
          <table:table-cell office:value-type="float" office:value="2335.9545" calcext:value-type="float">
            <text:p>2335.9545</text:p>
          </table:table-cell>
          <table:table-cell office:value-type="float" office:value="3262.6443" calcext:value-type="float">
            <text:p>3262.6443</text:p>
          </table:table-cell>
        </table:table-row>
        <table:table-row table:style-name="ro1">
          <table:table-cell office:value-type="float" office:value="1609.4005" calcext:value-type="float">
            <text:p>1609.4005</text:p>
          </table:table-cell>
          <table:table-cell office:value-type="float" office:value="2597.5538" calcext:value-type="float">
            <text:p>2597.5538</text:p>
          </table:table-cell>
          <table:table-cell office:value-type="float" office:value="997.5239" calcext:value-type="float">
            <text:p>997.5239</text:p>
          </table:table-cell>
          <table:table-cell office:value-type="float" office:value="2339.5719" calcext:value-type="float">
            <text:p>2339.5719</text:p>
          </table:table-cell>
          <table:table-cell office:value-type="float" office:value="3263.6327" calcext:value-type="float">
            <text:p>3263.6327</text:p>
          </table:table-cell>
        </table:table-row>
        <table:table-row table:style-name="ro1">
          <table:table-cell office:value-type="float" office:value="1641.2023" calcext:value-type="float">
            <text:p>1641.2023</text:p>
          </table:table-cell>
          <table:table-cell office:value-type="float" office:value="2577.6819" calcext:value-type="float">
            <text:p>2577.6819</text:p>
          </table:table-cell>
          <table:table-cell office:value-type="float" office:value="991.7297" calcext:value-type="float">
            <text:p>991.7297</text:p>
          </table:table-cell>
          <table:table-cell office:value-type="float" office:value="2343.1564" calcext:value-type="float">
            <text:p>2343.1564</text:p>
          </table:table-cell>
          <table:table-cell office:value-type="float" office:value="3264.7345" calcext:value-type="float">
            <text:p>3264.7345</text:p>
          </table:table-cell>
        </table:table-row>
        <table:table-row table:style-name="ro1">
          <table:table-cell office:value-type="float" office:value="1673.8406" calcext:value-type="float">
            <text:p>1673.8406</text:p>
          </table:table-cell>
          <table:table-cell office:value-type="float" office:value="2559.216" calcext:value-type="float">
            <text:p>2559.216</text:p>
          </table:table-cell>
          <table:table-cell office:value-type="float" office:value="985.6208" calcext:value-type="float">
            <text:p>985.6208</text:p>
          </table:table-cell>
          <table:table-cell office:value-type="float" office:value="2346.703" calcext:value-type="float">
            <text:p>2346.703</text:p>
          </table:table-cell>
          <table:table-cell office:value-type="float" office:value="3265.9529" calcext:value-type="float">
            <text:p>3265.9529</text:p>
          </table:table-cell>
        </table:table-row>
        <table:table-row table:style-name="ro1">
          <table:table-cell office:value-type="float" office:value="1707.2534" calcext:value-type="float">
            <text:p>1707.2534</text:p>
          </table:table-cell>
          <table:table-cell office:value-type="float" office:value="2542.1913" calcext:value-type="float">
            <text:p>2542.1913</text:p>
          </table:table-cell>
          <table:table-cell office:value-type="float" office:value="979.0155" calcext:value-type="float">
            <text:p>979.0155</text:p>
          </table:table-cell>
          <table:table-cell office:value-type="float" office:value="2350.3277" calcext:value-type="float">
            <text:p>2350.3277</text:p>
          </table:table-cell>
          <table:table-cell office:value-type="float" office:value="3266.9141" calcext:value-type="float">
            <text:p>3266.9141</text:p>
          </table:table-cell>
        </table:table-row>
        <table:table-row table:style-name="ro1">
          <table:table-cell office:value-type="float" office:value="1741.3769" calcext:value-type="float">
            <text:p>1741.3769</text:p>
          </table:table-cell>
          <table:table-cell office:value-type="float" office:value="2526.6403" calcext:value-type="float">
            <text:p>2526.6403</text:p>
          </table:table-cell>
          <table:table-cell office:value-type="float" office:value="972.0454" calcext:value-type="float">
            <text:p>972.0454</text:p>
          </table:table-cell>
          <table:table-cell office:value-type="float" office:value="2353.9437" calcext:value-type="float">
            <text:p>2353.9437</text:p>
          </table:table-cell>
          <table:table-cell office:value-type="float" office:value="3267.9074" calcext:value-type="float">
            <text:p>3267.9074</text:p>
          </table:table-cell>
        </table:table-row>
        <table:table-row table:style-name="ro1">
          <table:table-cell office:value-type="float" office:value="1776.1463" calcext:value-type="float">
            <text:p>1776.1463</text:p>
          </table:table-cell>
          <table:table-cell office:value-type="float" office:value="2512.5926" calcext:value-type="float">
            <text:p>2512.5926</text:p>
          </table:table-cell>
          <table:table-cell office:value-type="float" office:value="964.5125" calcext:value-type="float">
            <text:p>964.5125</text:p>
          </table:table-cell>
          <table:table-cell office:value-type="float" office:value="2357.6272" calcext:value-type="float">
            <text:p>2357.6272</text:p>
          </table:table-cell>
          <table:table-cell office:value-type="float" office:value="3268.6106" calcext:value-type="float">
            <text:p>3268.6106</text:p>
          </table:table-cell>
        </table:table-row>
        <table:table-row table:style-name="ro1">
          <table:table-cell office:value-type="float" office:value="1810.2698" calcext:value-type="float">
            <text:p>1810.2698</text:p>
          </table:table-cell>
          <table:table-cell office:value-type="float" office:value="2497.0416" calcext:value-type="float">
            <text:p>2497.0416</text:p>
          </table:table-cell>
          <table:table-cell office:value-type="float" office:value="956.4582" calcext:value-type="float">
            <text:p>956.4582</text:p>
          </table:table-cell>
          <table:table-cell office:value-type="float" office:value="2361.34" calcext:value-type="float">
            <text:p>2361.34</text:p>
          </table:table-cell>
          <table:table-cell office:value-type="float" office:value="3269.1378" calcext:value-type="float">
            <text:p>3269.1378</text:p>
          </table:table-cell>
        </table:table-row>
        <table:table-row table:style-name="ro1">
          <table:table-cell office:value-type="float" office:value="1843.6826" calcext:value-type="float">
            <text:p>1843.6826</text:p>
          </table:table-cell>
          <table:table-cell office:value-type="float" office:value="2480.0169" calcext:value-type="float">
            <text:p>2480.0169</text:p>
          </table:table-cell>
          <table:table-cell office:value-type="float" office:value="951.3757" calcext:value-type="float">
            <text:p>951.3757</text:p>
          </table:table-cell>
          <table:table-cell office:value-type="float" office:value="2365.0007" calcext:value-type="float">
            <text:p>2365.0007</text:p>
          </table:table-cell>
          <table:table-cell office:value-type="float" office:value="3269.9513" calcext:value-type="float">
            <text:p>3269.9513</text:p>
          </table:table-cell>
        </table:table-row>
        <table:table-row table:style-name="ro1">
          <table:table-cell office:value-type="float" office:value="1877.8061" calcext:value-type="float">
            <text:p>1877.8061</text:p>
          </table:table-cell>
          <table:table-cell office:value-type="float" office:value="2464.4659" calcext:value-type="float">
            <text:p>2464.4659</text:p>
          </table:table-cell>
          <table:table-cell office:value-type="float" office:value="949.295" calcext:value-type="float">
            <text:p>949.295</text:p>
          </table:table-cell>
          <table:table-cell office:value-type="float" office:value="2368.6084" calcext:value-type="float">
            <text:p>2368.6084</text:p>
          </table:table-cell>
          <table:table-cell office:value-type="float" office:value="3270.9745" calcext:value-type="float">
            <text:p>3270.9745</text:p>
          </table:table-cell>
        </table:table-row>
        <table:table-row table:style-name="ro1">
          <table:table-cell office:value-type="float" office:value="1912.5755" calcext:value-type="float">
            <text:p>1912.5755</text:p>
          </table:table-cell>
          <table:table-cell office:value-type="float" office:value="2450.4182" calcext:value-type="float">
            <text:p>2450.4182</text:p>
          </table:table-cell>
          <table:table-cell office:value-type="float" office:value="947.0529" calcext:value-type="float">
            <text:p>947.0529</text:p>
          </table:table-cell>
          <table:table-cell office:value-type="float" office:value="2372.1251" calcext:value-type="float">
            <text:p>2372.1251</text:p>
          </table:table-cell>
          <table:table-cell office:value-type="float" office:value="3272.2765" calcext:value-type="float">
            <text:p>3272.2765</text:p>
          </table:table-cell>
        </table:table-row>
        <table:table-row table:style-name="ro1">
          <table:table-cell office:value-type="float" office:value="1947.9246" calcext:value-type="float">
            <text:p>1947.9246</text:p>
          </table:table-cell>
          <table:table-cell office:value-type="float" office:value="2437.9004" calcext:value-type="float">
            <text:p>2437.9004</text:p>
          </table:table-cell>
          <table:table-cell office:value-type="float" office:value="944.3009" calcext:value-type="float">
            <text:p>944.3009</text:p>
          </table:table-cell>
          <table:table-cell office:value-type="float" office:value="2375.7211" calcext:value-type="float">
            <text:p>2375.7211</text:p>
          </table:table-cell>
          <table:table-cell office:value-type="float" office:value="3273.34" calcext:value-type="float">
            <text:p>3273.34</text:p>
          </table:table-cell>
        </table:table-row>
        <table:table-row table:style-name="ro1">
          <table:table-cell office:value-type="float" office:value="1983.786" calcext:value-type="float">
            <text:p>1983.786</text:p>
          </table:table-cell>
          <table:table-cell office:value-type="float" office:value="2426.9365" calcext:value-type="float">
            <text:p>2426.9365</text:p>
          </table:table-cell>
          <table:table-cell office:value-type="float" office:value="941.0238" calcext:value-type="float">
            <text:p>941.0238</text:p>
          </table:table-cell>
          <table:table-cell office:value-type="float" office:value="2379.3739" calcext:value-type="float">
            <text:p>2379.3739</text:p>
          </table:table-cell>
          <table:table-cell office:value-type="float" office:value="3274.1882" calcext:value-type="float">
            <text:p>3274.1882</text:p>
          </table:table-cell>
        </table:table-row>
        <table:table-row table:style-name="ro1">
          <table:table-cell office:value-type="float" office:value="2020.0915" calcext:value-type="float">
            <text:p>2020.0915</text:p>
          </table:table-cell>
          <table:table-cell office:value-type="float" office:value="2417.5473" calcext:value-type="float">
            <text:p>2417.5473</text:p>
          </table:table-cell>
          <table:table-cell office:value-type="float" office:value="937.3629" calcext:value-type="float">
            <text:p>937.3629</text:p>
          </table:table-cell>
          <table:table-cell office:value-type="float" office:value="2383.0294" calcext:value-type="float">
            <text:p>2383.0294</text:p>
          </table:table-cell>
          <table:table-cell office:value-type="float" office:value="3275.0249" calcext:value-type="float">
            <text:p>3275.0249</text:p>
          </table:table-cell>
        </table:table-row>
        <table:table-row table:style-name="ro1">
          <table:table-cell office:value-type="float" office:value="2056.7721" calcext:value-type="float">
            <text:p>2056.7721</text:p>
          </table:table-cell>
          <table:table-cell office:value-type="float" office:value="2409.7506" calcext:value-type="float">
            <text:p>2409.7506</text:p>
          </table:table-cell>
          <table:table-cell office:value-type="float" office:value="933.318" calcext:value-type="float">
            <text:p>933.318</text:p>
          </table:table-cell>
          <table:table-cell office:value-type="float" office:value="2386.6866" calcext:value-type="float">
            <text:p>2386.6866</text:p>
          </table:table-cell>
          <table:table-cell office:value-type="float" office:value="3275.8541" calcext:value-type="float">
            <text:p>3275.8541</text:p>
          </table:table-cell>
        </table:table-row>
        <table:table-row table:style-name="ro1">
          <table:table-cell office:value-type="float" office:value="2093.7578" calcext:value-type="float">
            <text:p>2093.7578</text:p>
          </table:table-cell>
          <table:table-cell office:value-type="float" office:value="2403.5613" calcext:value-type="float">
            <text:p>2403.5613</text:p>
          </table:table-cell>
          <table:table-cell office:value-type="float" office:value="929.0768" calcext:value-type="float">
            <text:p>929.0768</text:p>
          </table:table-cell>
          <table:table-cell office:value-type="float" office:value="2390.2872" calcext:value-type="float">
            <text:p>2390.2872</text:p>
          </table:table-cell>
          <table:table-cell office:value-type="float" office:value="3276.9019" calcext:value-type="float">
            <text:p>3276.9019</text:p>
          </table:table-cell>
        </table:table-row>
        <table:table-row table:style-name="ro1">
          <table:table-cell office:value-type="float" office:value="2130.9783" calcext:value-type="float">
            <text:p>2130.9783</text:p>
          </table:table-cell>
          <table:table-cell office:value-type="float" office:value="2398.9912" calcext:value-type="float">
            <text:p>2398.9912</text:p>
          </table:table-cell>
          <table:table-cell office:value-type="float" office:value="924.6812" calcext:value-type="float">
            <text:p>924.6812</text:p>
          </table:table-cell>
          <table:table-cell office:value-type="float" office:value="2393.802" calcext:value-type="float">
            <text:p>2393.802</text:p>
          </table:table-cell>
          <table:table-cell office:value-type="float" office:value="3278.209" calcext:value-type="float">
            <text:p>3278.209</text:p>
          </table:table-cell>
        </table:table-row>
        <table:table-row table:style-name="ro1">
          <table:table-cell office:value-type="float" office:value="2168.3627" calcext:value-type="float">
            <text:p>2168.3627</text:p>
          </table:table-cell>
          <table:table-cell office:value-type="float" office:value="2396.049" calcext:value-type="float">
            <text:p>2396.049</text:p>
          </table:table-cell>
          <table:table-cell office:value-type="float" office:value="920.1504" calcext:value-type="float">
            <text:p>920.1504</text:p>
          </table:table-cell>
          <table:table-cell office:value-type="float" office:value="2397.2041" calcext:value-type="float">
            <text:p>2397.2041</text:p>
          </table:table-cell>
          <table:table-cell office:value-type="float" office:value="3279.7865" calcext:value-type="float">
            <text:p>3279.7865</text:p>
          </table:table-cell>
        </table:table-row>
        <table:table-row table:style-name="ro1">
          <table:table-cell office:value-type="float" office:value="2205.8398" calcext:value-type="float">
            <text:p>2205.8398</text:p>
          </table:table-cell>
          <table:table-cell office:value-type="float" office:value="2394.7402" calcext:value-type="float">
            <text:p>2394.7402</text:p>
          </table:table-cell>
          <table:table-cell office:value-type="float" office:value="915.2229" calcext:value-type="float">
            <text:p>915.2229</text:p>
          </table:table-cell>
          <table:table-cell office:value-type="float" office:value="2400.6314" calcext:value-type="float">
            <text:p>2400.6314</text:p>
          </table:table-cell>
          <table:table-cell office:value-type="float" office:value="3281.3084" calcext:value-type="float">
            <text:p>3281.3084</text:p>
          </table:table-cell>
        </table:table-row>
        <table:table-row table:style-name="ro1">
          <table:table-cell office:value-type="float" office:value="2243.3384" calcext:value-type="float">
            <text:p>2243.3384</text:p>
          </table:table-cell>
          <table:table-cell office:value-type="float" office:value="2395.0675" calcext:value-type="float">
            <text:p>2395.0675</text:p>
          </table:table-cell>
          <table:table-cell office:value-type="float" office:value="910.0243" calcext:value-type="float">
            <text:p>910.0243</text:p>
          </table:table-cell>
          <table:table-cell office:value-type="float" office:value="2404.0155" calcext:value-type="float">
            <text:p>2404.0155</text:p>
          </table:table-cell>
          <table:table-cell office:value-type="float" office:value="3282.9242" calcext:value-type="float">
            <text:p>3282.9242</text:p>
          </table:table-cell>
        </table:table-row>
        <table:table-row table:style-name="ro1">
          <table:table-cell office:value-type="float" office:value="2280.787" calcext:value-type="float">
            <text:p>2280.787</text:p>
          </table:table-cell>
          <table:table-cell office:value-type="float" office:value="2397.0301" calcext:value-type="float">
            <text:p>2397.0301</text:p>
          </table:table-cell>
          <table:table-cell office:value-type="float" office:value="904.7294" calcext:value-type="float">
            <text:p>904.7294</text:p>
          </table:table-cell>
          <table:table-cell office:value-type="float" office:value="2407.2478" calcext:value-type="float">
            <text:p>2407.2478</text:p>
          </table:table-cell>
          <table:table-cell office:value-type="float" office:value="3284.8253" calcext:value-type="float">
            <text:p>3284.8253</text:p>
          </table:table-cell>
        </table:table-row>
        <table:table-row table:style-name="ro1">
          <table:table-cell office:value-type="float" office:value="2318.1144" calcext:value-type="float">
            <text:p>2318.1144</text:p>
          </table:table-cell>
          <table:table-cell office:value-type="float" office:value="2400.6243" calcext:value-type="float">
            <text:p>2400.6243</text:p>
          </table:table-cell>
          <table:table-cell office:value-type="float" office:value="899.0745" calcext:value-type="float">
            <text:p>899.0745</text:p>
          </table:table-cell>
          <table:table-cell office:value-type="float" office:value="2410.4963" calcext:value-type="float">
            <text:p>2410.4963</text:p>
          </table:table-cell>
          <table:table-cell office:value-type="float" office:value="3286.6988" calcext:value-type="float">
            <text:p>3286.6988</text:p>
          </table:table-cell>
        </table:table-row>
        <table:table-row table:style-name="ro1">
          <table:table-cell office:value-type="float" office:value="2355.2494" calcext:value-type="float">
            <text:p>2355.2494</text:p>
          </table:table-cell>
          <table:table-cell office:value-type="float" office:value="2405.8433" calcext:value-type="float">
            <text:p>2405.8433</text:p>
          </table:table-cell>
          <table:table-cell office:value-type="float" office:value="892.9611" calcext:value-type="float">
            <text:p>892.9611</text:p>
          </table:table-cell>
          <table:table-cell office:value-type="float" office:value="2413.8164" calcext:value-type="float">
            <text:p>2413.8164</text:p>
          </table:table-cell>
          <table:table-cell office:value-type="float" office:value="3288.4422" calcext:value-type="float">
            <text:p>3288.4422</text:p>
          </table:table-cell>
        </table:table-row>
        <table:table-row table:style-name="ro1">
          <table:table-cell office:value-type="float" office:value="2392.1215" calcext:value-type="float">
            <text:p>2392.1215</text:p>
          </table:table-cell>
          <table:table-cell office:value-type="float" office:value="2412.6771" calcext:value-type="float">
            <text:p>2412.6771</text:p>
          </table:table-cell>
          <table:table-cell office:value-type="float" office:value="886.6593" calcext:value-type="float">
            <text:p>886.6593</text:p>
          </table:table-cell>
          <table:table-cell office:value-type="float" office:value="2417.0469" calcext:value-type="float">
            <text:p>2417.0469</text:p>
          </table:table-cell>
          <table:table-cell office:value-type="float" office:value="3290.3464" calcext:value-type="float">
            <text:p>3290.3464</text:p>
          </table:table-cell>
        </table:table-row>
        <table:table-row table:style-name="ro1">
          <table:table-cell office:value-type="float" office:value="2428.6604" calcext:value-type="float">
            <text:p>2428.6604</text:p>
          </table:table-cell>
          <table:table-cell office:value-type="float" office:value="2421.1128" calcext:value-type="float">
            <text:p>2421.1128</text:p>
          </table:table-cell>
          <table:table-cell office:value-type="float" office:value="880.0757" calcext:value-type="float">
            <text:p>880.0757</text:p>
          </table:table-cell>
          <table:table-cell office:value-type="float" office:value="2420.2459" calcext:value-type="float">
            <text:p>2420.2459</text:p>
          </table:table-cell>
          <table:table-cell office:value-type="float" office:value="3292.3033" calcext:value-type="float">
            <text:p>3292.3033</text:p>
          </table:table-cell>
        </table:table-row>
        <table:table-row table:style-name="ro1">
          <table:table-cell office:value-type="float" office:value="2464.7965" calcext:value-type="float">
            <text:p>2464.7965</text:p>
          </table:table-cell>
          <table:table-cell office:value-type="float" office:value="2431.1342" calcext:value-type="float">
            <text:p>2431.1342</text:p>
          </table:table-cell>
          <table:table-cell office:value-type="float" office:value="873.0106" calcext:value-type="float">
            <text:p>873.0106</text:p>
          </table:table-cell>
          <table:table-cell office:value-type="float" office:value="2423.5329" calcext:value-type="float">
            <text:p>2423.5329</text:p>
          </table:table-cell>
          <table:table-cell office:value-type="float" office:value="3294.1083" calcext:value-type="float">
            <text:p>3294.1083</text:p>
          </table:table-cell>
        </table:table-row>
        <table:table-row table:style-name="ro1">
          <table:table-cell office:value-type="float" office:value="2500.4611" calcext:value-type="float">
            <text:p>2500.4611</text:p>
          </table:table-cell>
          <table:table-cell office:value-type="float" office:value="2442.7224" calcext:value-type="float">
            <text:p>2442.7224</text:p>
          </table:table-cell>
          <table:table-cell office:value-type="float" office:value="865.7059" calcext:value-type="float">
            <text:p>865.7059</text:p>
          </table:table-cell>
          <table:table-cell office:value-type="float" office:value="2426.7682" calcext:value-type="float">
            <text:p>2426.7682</text:p>
          </table:table-cell>
          <table:table-cell office:value-type="float" office:value="3296.0045" calcext:value-type="float">
            <text:p>3296.0045</text:p>
          </table:table-cell>
        </table:table-row>
        <table:table-row table:style-name="ro1">
          <table:table-cell office:value-type="float" office:value="2535.5863" calcext:value-type="float">
            <text:p>2535.5863</text:p>
          </table:table-cell>
          <table:table-cell office:value-type="float" office:value="2455.8551" calcext:value-type="float">
            <text:p>2455.8551</text:p>
          </table:table-cell>
          <table:table-cell office:value-type="float" office:value="858.2958" calcext:value-type="float">
            <text:p>858.2958</text:p>
          </table:table-cell>
          <table:table-cell office:value-type="float" office:value="2429.871" calcext:value-type="float">
            <text:p>2429.871</text:p>
          </table:table-cell>
          <table:table-cell office:value-type="float" office:value="3298.1104" calcext:value-type="float">
            <text:p>3298.1104</text:p>
          </table:table-cell>
        </table:table-row>
        <table:table-row table:style-name="ro1">
          <table:table-cell office:value-type="float" office:value="2571.2509" calcext:value-type="float">
            <text:p>2571.2509</text:p>
          </table:table-cell>
          <table:table-cell office:value-type="float" office:value="2467.4433" calcext:value-type="float">
            <text:p>2467.4433</text:p>
          </table:table-cell>
          <table:table-cell office:value-type="float" office:value="850.653" calcext:value-type="float">
            <text:p>850.653</text:p>
          </table:table-cell>
          <table:table-cell office:value-type="float" office:value="2432.9223" calcext:value-type="float">
            <text:p>2432.9223</text:p>
          </table:table-cell>
          <table:table-cell office:value-type="float" office:value="3300.2902" calcext:value-type="float">
            <text:p>3300.2902</text:p>
          </table:table-cell>
        </table:table-row>
        <table:table-row table:style-name="ro1">
          <table:table-cell office:value-type="float" office:value="2607.3871" calcext:value-type="float">
            <text:p>2607.3871</text:p>
          </table:table-cell>
          <table:table-cell office:value-type="float" office:value="2477.4647" calcext:value-type="float">
            <text:p>2477.4647</text:p>
          </table:table-cell>
          <table:table-cell office:value-type="float" office:value="845.731" calcext:value-type="float">
            <text:p>845.731</text:p>
          </table:table-cell>
          <table:table-cell office:value-type="float" office:value="2436.0862" calcext:value-type="float">
            <text:p>2436.0862</text:p>
          </table:table-cell>
          <table:table-cell office:value-type="float" office:value="3302.3033" calcext:value-type="float">
            <text:p>3302.3033</text:p>
          </table:table-cell>
        </table:table-row>
        <table:table-row table:style-name="ro1">
          <table:table-cell office:value-type="float" office:value="2643.926" calcext:value-type="float">
            <text:p>2643.926</text:p>
          </table:table-cell>
          <table:table-cell office:value-type="float" office:value="2485.9004" calcext:value-type="float">
            <text:p>2485.9004</text:p>
          </table:table-cell>
          <table:table-cell office:value-type="float" office:value="843.7018" calcext:value-type="float">
            <text:p>843.7018</text:p>
          </table:table-cell>
          <table:table-cell office:value-type="float" office:value="2439.2905" calcext:value-type="float">
            <text:p>2439.2905</text:p>
          </table:table-cell>
          <table:table-cell office:value-type="float" office:value="3304.2514" calcext:value-type="float">
            <text:p>3304.2514</text:p>
          </table:table-cell>
        </table:table-row>
        <table:table-row table:style-name="ro1">
          <table:table-cell office:value-type="float" office:value="2680.798" calcext:value-type="float">
            <text:p>2680.798</text:p>
          </table:table-cell>
          <table:table-cell office:value-type="float" office:value="2492.7342" calcext:value-type="float">
            <text:p>2492.7342</text:p>
          </table:table-cell>
          <table:table-cell office:value-type="float" office:value="844.7091" calcext:value-type="float">
            <text:p>844.7091</text:p>
          </table:table-cell>
          <table:table-cell office:value-type="float" office:value="2442.4725" calcext:value-type="float">
            <text:p>2442.4725</text:p>
          </table:table-cell>
          <table:table-cell office:value-type="float" office:value="3306.2356" calcext:value-type="float">
            <text:p>3306.2356</text:p>
          </table:table-cell>
        </table:table-row>
        <table:table-row table:style-name="ro1">
          <table:table-cell office:value-type="float" office:value="2717.609" calcext:value-type="float">
            <text:p>2717.609</text:p>
          </table:table-cell>
          <table:table-cell office:value-type="float" office:value="2499.8895" calcext:value-type="float">
            <text:p>2499.8895</text:p>
          </table:table-cell>
          <table:table-cell office:value-type="float" office:value="848.4052" calcext:value-type="float">
            <text:p>848.4052</text:p>
          </table:table-cell>
          <table:table-cell office:value-type="float" office:value="2445.8093" calcext:value-type="float">
            <text:p>2445.8093</text:p>
          </table:table-cell>
          <table:table-cell office:value-type="float" office:value="3307.9468" calcext:value-type="float">
            <text:p>3307.9468</text:p>
          </table:table-cell>
        </table:table-row>
        <table:table-row table:style-name="ro1">
          <table:table-cell office:value-type="float" office:value="2754.3562" calcext:value-type="float">
            <text:p>2754.3562</text:p>
          </table:table-cell>
          <table:table-cell office:value-type="float" office:value="2507.3658" calcext:value-type="float">
            <text:p>2507.3658</text:p>
          </table:table-cell>
          <table:table-cell office:value-type="float" office:value="852.8266" calcext:value-type="float">
            <text:p>852.8266</text:p>
          </table:table-cell>
          <table:table-cell office:value-type="float" office:value="2449.2667" calcext:value-type="float">
            <text:p>2449.2667</text:p>
          </table:table-cell>
          <table:table-cell office:value-type="float" office:value="3309.399" calcext:value-type="float">
            <text:p>3309.399</text:p>
          </table:table-cell>
        </table:table-row>
        <table:table-row table:style-name="ro1">
          <table:table-cell office:value-type="float" office:value="2791.0368" calcext:value-type="float">
            <text:p>2791.0368</text:p>
          </table:table-cell>
          <table:table-cell office:value-type="float" office:value="2515.1625" calcext:value-type="float">
            <text:p>2515.1625</text:p>
          </table:table-cell>
          <table:table-cell office:value-type="float" office:value="858.0747" calcext:value-type="float">
            <text:p>858.0747</text:p>
          </table:table-cell>
          <table:table-cell office:value-type="float" office:value="2452.7837" calcext:value-type="float">
            <text:p>2452.7837</text:p>
          </table:table-cell>
          <table:table-cell office:value-type="float" office:value="3310.7003" calcext:value-type="float">
            <text:p>3310.7003</text:p>
          </table:table-cell>
        </table:table-row>
        <table:table-row table:style-name="ro1">
          <table:table-cell office:value-type="float" office:value="2827.6479" calcext:value-type="float">
            <text:p>2827.6479</text:p>
          </table:table-cell>
          <table:table-cell office:value-type="float" office:value="2523.279" calcext:value-type="float">
            <text:p>2523.279</text:p>
          </table:table-cell>
          <table:table-cell office:value-type="float" office:value="864.0373" calcext:value-type="float">
            <text:p>864.0373</text:p>
          </table:table-cell>
          <table:table-cell office:value-type="float" office:value="2456.3811" calcext:value-type="float">
            <text:p>2456.3811</text:p>
          </table:table-cell>
          <table:table-cell office:value-type="float" office:value="3311.7591" calcext:value-type="float">
            <text:p>3311.75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23T19:28:18.232308478</dc:date>
    <meta:editing-duration>PT1M59S</meta:editing-duration>
    <meta:editing-cycles>1</meta:editing-cycles>
    <meta:document-statistic meta:table-count="1" meta:cell-count="6005" meta:object-count="1"/>
    <meta:generator>LibreOffice/6.3.2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1d41a" draw:fill-color="#81d41a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00080" draw:fill-color="#80008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bf00" draw:fill-color="#ffbf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61cm" svg:height="21.732cm" xlink:href=".." xlink:type="simple" chart:class="chart:scatter" chart:style-name="ch1">
        <chart:legend svg:x="18.471cm" svg:y="11.177cm" style:legend-expansion="custom" chartooo:width="5.245cm" chartooo:height="2.388cm" style:legend-expansion-aspect-ratio="2.1963986599665" chart:style-name="ch2"/>
        <chart:plot-area chart:style-name="ch3" table:cell-range-address="path.A1:path.A241 path.B2:path.B1201 path.E2:path.E1201" chart:data-source-has-labels="row" svg:x="-0.25cm" svg:y="0.132cm" svg:width="24.606cm" svg:height="21.069cm">
          <chartooo:coordinate-region svg:x="0.245cm" svg:y="0.335cm" svg:width="23.681cm" svg:height="20.6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ath.B2:path.B241" loext:label-string="1m" chart:class="chart:scatter">
            <chart:domain table:cell-range-address="path.A2:path.A241"/>
            <chart:data-point chart:repeated="240"/>
          </chart:series>
          <chart:series chart:style-name="ch7" chart:values-cell-range-address="path.B241:path.B481" loext:label-string="2m" chart:class="chart:scatter">
            <chart:domain table:cell-range-address="path.A241:path.A481"/>
            <chart:data-point chart:repeated="241"/>
          </chart:series>
          <chart:series chart:style-name="ch8" chart:values-cell-range-address="path.B481:path.B721" loext:label-string="3m" chart:class="chart:scatter">
            <chart:domain table:cell-range-address="path.A481:path.A721"/>
            <chart:data-point chart:repeated="241"/>
          </chart:series>
          <chart:series chart:style-name="ch9" chart:values-cell-range-address="path.B721:path.B961" loext:label-string="4m" chart:class="chart:scatter">
            <chart:domain table:cell-range-address="path.A721:path.A961"/>
            <chart:data-point chart:repeated="241"/>
          </chart:series>
          <chart:series chart:style-name="ch10" chart:values-cell-range-address="path.B961:path.B1201" loext:label-string="5m" chart:class="chart:scatter">
            <chart:domain table:cell-range-address="path.A961:path.A1201"/>
            <chart:data-point chart:repeated="241"/>
          </chart:series>
          <chart:series chart:style-name="ch11" chart:values-cell-range-address="path.E2:path.E241" loext:label-string="1m_cx" chart:class="chart:scatter">
            <chart:domain table:cell-range-address="path.D2:path.D241"/>
            <chart:data-point chart:repeated="240"/>
          </chart:series>
          <chart:series chart:style-name="ch7" chart:values-cell-range-address="path.E241:path.E481" loext:label-string="2m_cs" chart:class="chart:scatter">
            <chart:domain table:cell-range-address="path.D241:path.D481"/>
            <chart:data-point chart:repeated="241"/>
          </chart:series>
          <chart:series chart:style-name="ch8" chart:values-cell-range-address="path.E481:path.E721" loext:label-string="3m_cx" chart:class="chart:scatter">
            <chart:domain table:cell-range-address="path.D481:path.D721"/>
            <chart:data-point chart:repeated="241"/>
          </chart:series>
          <chart:series chart:style-name="ch9" chart:values-cell-range-address="path.E721:path.E961" loext:label-string="4m_cx" chart:class="chart:scatter">
            <chart:domain table:cell-range-address="path.D721:path.D961"/>
            <chart:data-point chart:repeated="241"/>
          </chart:series>
          <chart:series chart:style-name="ch10" chart:values-cell-range-address="path.E961:path.E1201" loext:label-string="5m_cx" chart:class="chart:scatter">
            <chart:domain table:cell-range-address="path.D961:path.D1201"/>
            <chart:data-point chart:repeated="2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m</text:p>
              </table:table-cell>
              <table:table-cell office:value-type="string">
                <text:p>Column A</text:p>
              </table:table-cell>
              <table:table-cell office:value-type="string">
                <text:p>2m</text:p>
              </table:table-cell>
              <table:table-cell office:value-type="string">
                <text:p>Column A</text:p>
              </table:table-cell>
              <table:table-cell office:value-type="string">
                <text:p>3m</text:p>
              </table:table-cell>
              <table:table-cell office:value-type="string">
                <text:p>Column A</text:p>
              </table:table-cell>
              <table:table-cell office:value-type="string">
                <text:p>4m</text:p>
              </table:table-cell>
              <table:table-cell office:value-type="string">
                <text:p>Column A</text:p>
              </table:table-cell>
              <table:table-cell office:value-type="string">
                <text:p>5m</text:p>
              </table:table-cell>
              <table:table-cell office:value-type="string">
                <text:p>Column D</text:p>
              </table:table-cell>
              <table:table-cell office:value-type="string">
                <text:p>1m_cx</text:p>
              </table:table-cell>
              <table:table-cell office:value-type="string">
                <text:p>Column D</text:p>
              </table:table-cell>
              <table:table-cell office:value-type="string">
                <text:p>2m_cs</text:p>
              </table:table-cell>
              <table:table-cell office:value-type="string">
                <text:p>Column D</text:p>
              </table:table-cell>
              <table:table-cell office:value-type="string">
                <text:p>3m_cx</text:p>
              </table:table-cell>
              <table:table-cell office:value-type="string">
                <text:p>Column D</text:p>
              </table:table-cell>
              <table:table-cell office:value-type="string">
                <text:p>4m_cx</text:p>
              </table:table-cell>
              <table:table-cell office:value-type="string">
                <text:p>Column D</text:p>
              </table:table-cell>
              <table:table-cell office:value-type="string">
                <text:p>5m_c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">
                <text:p>2500</text:p>
                <draw:g>
                  <svg:desc>path.A2:path.A241</svg:desc>
                </draw:g>
              </table:table-cell>
              <table:table-cell office:value-type="float" office:value="2537.5">
                <text:p>2537.5</text:p>
                <draw:g>
                  <svg:desc>path.B2:path.B241</svg:desc>
                </draw:g>
              </table:table-cell>
              <table:table-cell office:value-type="float" office:value="1026.1495">
                <text:p>1026.1495</text:p>
                <draw:g>
                  <svg:desc>path.A241:path.A481</svg:desc>
                </draw:g>
              </table:table-cell>
              <table:table-cell office:value-type="float" office:value="1324.7285">
                <text:p>1324.7285</text:p>
                <draw:g>
                  <svg:desc>path.B241:path.B481</svg:desc>
                </draw:g>
              </table:table-cell>
              <table:table-cell office:value-type="float" office:value="-581.1119">
                <text:p>-581.1119</text:p>
                <draw:g>
                  <svg:desc>path.A481:path.A721</svg:desc>
                </draw:g>
              </table:table-cell>
              <table:table-cell office:value-type="float" office:value="1465.4692">
                <text:p>1465.4692</text:p>
                <draw:g>
                  <svg:desc>path.B481:path.B721</svg:desc>
                </draw:g>
              </table:table-cell>
              <table:table-cell office:value-type="float" office:value="1742.3768">
                <text:p>1742.3768</text:p>
                <draw:g>
                  <svg:desc>path.A721:path.A961</svg:desc>
                </draw:g>
              </table:table-cell>
              <table:table-cell office:value-type="float" office:value="2023.472">
                <text:p>2023.472</text:p>
                <draw:g>
                  <svg:desc>path.B721:path.B961</svg:desc>
                </draw:g>
              </table:table-cell>
              <table:table-cell office:value-type="float" office:value="781.0466">
                <text:p>781.0466</text:p>
                <draw:g>
                  <svg:desc>path.A961:path.A1201</svg:desc>
                </draw:g>
              </table:table-cell>
              <table:table-cell office:value-type="float" office:value="3594.4291">
                <text:p>3594.4291</text:p>
                <draw:g>
                  <svg:desc>path.B961:path.B1201</svg:desc>
                </draw:g>
              </table:table-cell>
              <table:table-cell office:value-type="float" office:value="0">
                <text:p>0</text:p>
                <draw:g>
                  <svg:desc>path.D2:path.D241</svg:desc>
                </draw:g>
              </table:table-cell>
              <table:table-cell office:value-type="float" office:value="0">
                <text:p>0</text:p>
                <draw:g>
                  <svg:desc>path.E2:path.E241</svg:desc>
                </draw:g>
              </table:table-cell>
              <table:table-cell office:value-type="float" office:value="237.4197">
                <text:p>237.4197</text:p>
                <draw:g>
                  <svg:desc>path.D241:path.D481</svg:desc>
                </draw:g>
              </table:table-cell>
              <table:table-cell office:value-type="float" office:value="831.3151">
                <text:p>831.3151</text:p>
                <draw:g>
                  <svg:desc>path.E241:path.E481</svg:desc>
                </draw:g>
              </table:table-cell>
              <table:table-cell office:value-type="float" office:value="422.8848">
                <text:p>422.8848</text:p>
                <draw:g>
                  <svg:desc>path.D481:path.D721</svg:desc>
                </draw:g>
              </table:table-cell>
              <table:table-cell office:value-type="float" office:value="1689.1241">
                <text:p>1689.1241</text:p>
                <draw:g>
                  <svg:desc>path.E481:path.E721</svg:desc>
                </draw:g>
              </table:table-cell>
              <table:table-cell office:value-type="float" office:value="937.5487">
                <text:p>937.5487</text:p>
                <draw:g>
                  <svg:desc>path.D721:path.D961</svg:desc>
                </draw:g>
              </table:table-cell>
              <table:table-cell office:value-type="float" office:value="2406.6252">
                <text:p>2406.6252</text:p>
                <draw:g>
                  <svg:desc>path.E721:path.E961</svg:desc>
                </draw:g>
              </table:table-cell>
              <table:table-cell office:value-type="float" office:value="1671.1002">
                <text:p>1671.1002</text:p>
                <draw:g>
                  <svg:desc>path.D961:path.D1201</svg:desc>
                </draw:g>
              </table:table-cell>
              <table:table-cell office:value-type="float" office:value="2913.275">
                <text:p>2913.275</text:p>
                <draw:g>
                  <svg:desc>path.E961:path.E1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98.3643">
                <text:p>2498.3643</text:p>
              </table:table-cell>
              <table:table-cell office:value-type="float" office:value="2574.9643">
                <text:p>2574.9643</text:p>
              </table:table-cell>
              <table:table-cell office:value-type="float" office:value="1006.8355">
                <text:p>1006.8355</text:p>
              </table:table-cell>
              <table:table-cell office:value-type="float" office:value="1356.8722">
                <text:p>1356.8722</text:p>
              </table:table-cell>
              <table:table-cell office:value-type="float" office:value="-572.0398">
                <text:p>-572.0398</text:p>
              </table:table-cell>
              <table:table-cell office:value-type="float" office:value="1429.0831">
                <text:p>1429.0831</text:p>
              </table:table-cell>
              <table:table-cell office:value-type="float" office:value="1756.4245">
                <text:p>1756.4245</text:p>
              </table:table-cell>
              <table:table-cell office:value-type="float" office:value="2058.2414">
                <text:p>2058.2414</text:p>
              </table:table-cell>
              <table:table-cell office:value-type="float" office:value="756.4444">
                <text:p>756.4444</text:p>
              </table:table-cell>
              <table:table-cell office:value-type="float" office:value="3566.1274">
                <text:p>3566.1274</text:p>
              </table:table-cell>
              <table:table-cell office:value-type="float" office:value="-0.0607">
                <text:p>-0.0607</text:p>
              </table:table-cell>
              <table:table-cell office:value-type="float" office:value="3.7495">
                <text:p>3.7495</text:p>
              </table:table-cell>
              <table:table-cell office:value-type="float" office:value="237.947">
                <text:p>237.947</text:p>
              </table:table-cell>
              <table:table-cell office:value-type="float" office:value="835.0279">
                <text:p>835.0279</text:p>
              </table:table-cell>
              <table:table-cell office:value-type="float" office:value="425.6509">
                <text:p>425.6509</text:p>
              </table:table-cell>
              <table:table-cell office:value-type="float" office:value="1691.6561">
                <text:p>1691.6561</text:p>
              </table:table-cell>
              <table:table-cell office:value-type="float" office:value="940.9199">
                <text:p>940.9199</text:p>
              </table:table-cell>
              <table:table-cell office:value-type="float" office:value="2408.2676">
                <text:p>2408.2676</text:p>
              </table:table-cell>
              <table:table-cell office:value-type="float" office:value="1673.4059">
                <text:p>1673.4059</text:p>
              </table:table-cell>
              <table:table-cell office:value-type="float" office:value="2916.2324">
                <text:p>2916.2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95.0959">
                <text:p>2495.0959</text:p>
              </table:table-cell>
              <table:table-cell office:value-type="float" office:value="2612.3216">
                <text:p>2612.3216</text:p>
              </table:table-cell>
              <table:table-cell office:value-type="float" office:value="986.1379">
                <text:p>986.1379</text:p>
              </table:table-cell>
              <table:table-cell office:value-type="float" office:value="1388.1429">
                <text:p>1388.1429</text:p>
              </table:table-cell>
              <table:table-cell office:value-type="float" office:value="-561.3893">
                <text:p>-561.3893</text:p>
              </table:table-cell>
              <table:table-cell office:value-type="float" office:value="1393.1274">
                <text:p>1393.1274</text:p>
              </table:table-cell>
              <table:table-cell office:value-type="float" office:value="1768.9423">
                <text:p>1768.9423</text:p>
              </table:table-cell>
              <table:table-cell office:value-type="float" office:value="2093.5904">
                <text:p>2093.5904</text:p>
              </table:table-cell>
              <table:table-cell office:value-type="float" office:value="733.1001">
                <text:p>733.1001</text:p>
              </table:table-cell>
              <table:table-cell office:value-type="float" office:value="3536.7796">
                <text:p>3536.7796</text:p>
              </table:table-cell>
              <table:table-cell office:value-type="float" office:value="-0.3119">
                <text:p>-0.3119</text:p>
              </table:table-cell>
              <table:table-cell office:value-type="float" office:value="7.4911">
                <text:p>7.4911</text:p>
              </table:table-cell>
              <table:table-cell office:value-type="float" office:value="238.5466">
                <text:p>238.5466</text:p>
              </table:table-cell>
              <table:table-cell office:value-type="float" office:value="838.7296">
                <text:p>838.7296</text:p>
              </table:table-cell>
              <table:table-cell office:value-type="float" office:value="428.4971">
                <text:p>428.4971</text:p>
              </table:table-cell>
              <table:table-cell office:value-type="float" office:value="1694.0978">
                <text:p>1694.0978</text:p>
              </table:table-cell>
              <table:table-cell office:value-type="float" office:value="944.197">
                <text:p>944.197</text:p>
              </table:table-cell>
              <table:table-cell office:value-type="float" office:value="2410.0906">
                <text:p>2410.0906</text:p>
              </table:table-cell>
              <table:table-cell office:value-type="float" office:value="1675.8038">
                <text:p>1675.8038</text:p>
              </table:table-cell>
              <table:table-cell office:value-type="float" office:value="2919.1155">
                <text:p>2919.1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90.2012">
                <text:p>2490.2012</text:p>
              </table:table-cell>
              <table:table-cell office:value-type="float" office:value="2649.5008">
                <text:p>2649.5008</text:p>
              </table:table-cell>
              <table:table-cell office:value-type="float" office:value="964.0959">
                <text:p>964.0959</text:p>
              </table:table-cell>
              <table:table-cell office:value-type="float" office:value="1418.4811">
                <text:p>1418.4811</text:p>
              </table:table-cell>
              <table:table-cell office:value-type="float" office:value="-549.1805">
                <text:p>-549.1805</text:p>
              </table:table-cell>
              <table:table-cell office:value-type="float" office:value="1357.6704">
                <text:p>1357.6704</text:p>
              </table:table-cell>
              <table:table-cell office:value-type="float" office:value="1779.9062">
                <text:p>1779.9062</text:p>
              </table:table-cell>
              <table:table-cell office:value-type="float" office:value="2129.4519">
                <text:p>2129.4519</text:p>
              </table:table-cell>
              <table:table-cell office:value-type="float" office:value="711.0582">
                <text:p>711.0582</text:p>
              </table:table-cell>
              <table:table-cell office:value-type="float" office:value="3506.4415">
                <text:p>3506.4415</text:p>
              </table:table-cell>
              <table:table-cell office:value-type="float" office:value="-0.3999">
                <text:p>-0.3999</text:p>
              </table:table-cell>
              <table:table-cell office:value-type="float" office:value="11.2401">
                <text:p>11.2401</text:p>
              </table:table-cell>
              <table:table-cell office:value-type="float" office:value="239.309">
                <text:p>239.309</text:p>
              </table:table-cell>
              <table:table-cell office:value-type="float" office:value="842.4013">
                <text:p>842.4013</text:p>
              </table:table-cell>
              <table:table-cell office:value-type="float" office:value="431.297">
                <text:p>431.297</text:p>
              </table:table-cell>
              <table:table-cell office:value-type="float" office:value="1696.5924">
                <text:p>1696.5924</text:p>
              </table:table-cell>
              <table:table-cell office:value-type="float" office:value="947.4743">
                <text:p>947.4743</text:p>
              </table:table-cell>
              <table:table-cell office:value-type="float" office:value="2411.9131">
                <text:p>2411.9131</text:p>
              </table:table-cell>
              <table:table-cell office:value-type="float" office:value="1678.412">
                <text:p>1678.412</text:p>
              </table:table-cell>
              <table:table-cell office:value-type="float" office:value="2921.8099">
                <text:p>2921.80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83.6894">
                <text:p>2483.6894</text:p>
              </table:table-cell>
              <table:table-cell office:value-type="float" office:value="2686.4311">
                <text:p>2686.4311</text:p>
              </table:table-cell>
              <table:table-cell office:value-type="float" office:value="940.7516">
                <text:p>940.7516</text:p>
              </table:table-cell>
              <table:table-cell office:value-type="float" office:value="1447.8289">
                <text:p>1447.8289</text:p>
              </table:table-cell>
              <table:table-cell office:value-type="float" office:value="-535.4367">
                <text:p>-535.4367</text:p>
              </table:table-cell>
              <table:table-cell office:value-type="float" office:value="1322.7798">
                <text:p>1322.7798</text:p>
              </table:table-cell>
              <table:table-cell office:value-type="float" office:value="1789.2954">
                <text:p>1789.2954</text:p>
              </table:table-cell>
              <table:table-cell office:value-type="float" office:value="2165.7574">
                <text:p>2165.7574</text:p>
              </table:table-cell>
              <table:table-cell office:value-type="float" office:value="690.3605">
                <text:p>690.3605</text:p>
              </table:table-cell>
              <table:table-cell office:value-type="float" office:value="3475.1708">
                <text:p>3475.1708</text:p>
              </table:table-cell>
              <table:table-cell office:value-type="float" office:value="-0.7637">
                <text:p>-0.7637</text:p>
              </table:table-cell>
              <table:table-cell office:value-type="float" office:value="14.9724">
                <text:p>14.9724</text:p>
              </table:table-cell>
              <table:table-cell office:value-type="float" office:value="239.8775">
                <text:p>239.8775</text:p>
              </table:table-cell>
              <table:table-cell office:value-type="float" office:value="846.108">
                <text:p>846.108</text:p>
              </table:table-cell>
              <table:table-cell office:value-type="float" office:value="433.8762">
                <text:p>433.8762</text:p>
              </table:table-cell>
              <table:table-cell office:value-type="float" office:value="1699.3146">
                <text:p>1699.3146</text:p>
              </table:table-cell>
              <table:table-cell office:value-type="float" office:value="950.8261">
                <text:p>950.8261</text:p>
              </table:table-cell>
              <table:table-cell office:value-type="float" office:value="2413.5949">
                <text:p>2413.5949</text:p>
              </table:table-cell>
              <table:table-cell office:value-type="float" office:value="1681.2082">
                <text:p>1681.2082</text:p>
              </table:table-cell>
              <table:table-cell office:value-type="float" office:value="2924.3087">
                <text:p>2924.30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75.5729">
                <text:p>2475.5729</text:p>
              </table:table-cell>
              <table:table-cell office:value-type="float" office:value="2723.0422">
                <text:p>2723.0422</text:p>
              </table:table-cell>
              <table:table-cell office:value-type="float" office:value="916.1494">
                <text:p>916.1494</text:p>
              </table:table-cell>
              <table:table-cell office:value-type="float" office:value="1476.1305">
                <text:p>1476.1305</text:p>
              </table:table-cell>
              <table:table-cell office:value-type="float" office:value="-520.184">
                <text:p>-520.184</text:p>
              </table:table-cell>
              <table:table-cell office:value-type="float" office:value="1288.5218">
                <text:p>1288.5218</text:p>
              </table:table-cell>
              <table:table-cell office:value-type="float" office:value="1797.0921">
                <text:p>1797.0921</text:p>
              </table:table-cell>
              <table:table-cell office:value-type="float" office:value="2202.4379">
                <text:p>2202.4379</text:p>
              </table:table-cell>
              <table:table-cell office:value-type="float" office:value="671.0466">
                <text:p>671.0466</text:p>
              </table:table-cell>
              <table:table-cell office:value-type="float" office:value="3443.027">
                <text:p>3443.027</text:p>
              </table:table-cell>
              <table:table-cell office:value-type="float" office:value="-1.3799">
                <text:p>-1.3799</text:p>
              </table:table-cell>
              <table:table-cell office:value-type="float" office:value="18.6714">
                <text:p>18.6714</text:p>
              </table:table-cell>
              <table:table-cell office:value-type="float" office:value="240.3857">
                <text:p>240.3857</text:p>
              </table:table-cell>
              <table:table-cell office:value-type="float" office:value="849.8234">
                <text:p>849.8234</text:p>
              </table:table-cell>
              <table:table-cell office:value-type="float" office:value="436.6497">
                <text:p>436.6497</text:p>
              </table:table-cell>
              <table:table-cell office:value-type="float" office:value="1701.8385">
                <text:p>1701.8385</text:p>
              </table:table-cell>
              <table:table-cell office:value-type="float" office:value="954.1636">
                <text:p>954.1636</text:p>
              </table:table-cell>
              <table:table-cell office:value-type="float" office:value="2415.3047">
                <text:p>2415.3047</text:p>
              </table:table-cell>
              <table:table-cell office:value-type="float" office:value="1684.1575">
                <text:p>1684.1575</text:p>
              </table:table-cell>
              <table:table-cell office:value-type="float" office:value="2926.6248">
                <text:p>2926.62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65.8672">
                <text:p>2465.8672</text:p>
              </table:table-cell>
              <table:table-cell office:value-type="float" office:value="2759.2644">
                <text:p>2759.2644</text:p>
              </table:table-cell>
              <table:table-cell office:value-type="float" office:value="890.3361">
                <text:p>890.3361</text:p>
              </table:table-cell>
              <table:table-cell office:value-type="float" office:value="1503.332">
                <text:p>1503.332</text:p>
              </table:table-cell>
              <table:table-cell office:value-type="float" office:value="-503.4516">
                <text:p>-503.4516</text:p>
              </table:table-cell>
              <table:table-cell office:value-type="float" office:value="1254.9618">
                <text:p>1254.9618</text:p>
              </table:table-cell>
              <table:table-cell office:value-type="float" office:value="1803.2814">
                <text:p>1803.2814</text:p>
              </table:table-cell>
              <table:table-cell office:value-type="float" office:value="2239.4237">
                <text:p>2239.4237</text:p>
              </table:table-cell>
              <table:table-cell office:value-type="float" office:value="653.1531">
                <text:p>653.1531</text:p>
              </table:table-cell>
              <table:table-cell office:value-type="float" office:value="3410.0714">
                <text:p>3410.0714</text:p>
              </table:table-cell>
              <table:table-cell office:value-type="float" office:value="-1.8695">
                <text:p>-1.8695</text:p>
              </table:table-cell>
              <table:table-cell office:value-type="float" office:value="22.3893">
                <text:p>22.3893</text:p>
              </table:table-cell>
              <table:table-cell office:value-type="float" office:value="241.085">
                <text:p>241.085</text:p>
              </table:table-cell>
              <table:table-cell office:value-type="float" office:value="853.5076">
                <text:p>853.5076</text:p>
              </table:table-cell>
              <table:table-cell office:value-type="float" office:value="439.3398">
                <text:p>439.3398</text:p>
              </table:table-cell>
              <table:table-cell office:value-type="float" office:value="1704.4511">
                <text:p>1704.4511</text:p>
              </table:table-cell>
              <table:table-cell office:value-type="float" office:value="957.3528">
                <text:p>957.3528</text:p>
              </table:table-cell>
              <table:table-cell office:value-type="float" office:value="2417.2774">
                <text:p>2417.2774</text:p>
              </table:table-cell>
              <table:table-cell office:value-type="float" office:value="1686.8949">
                <text:p>1686.8949</text:p>
              </table:table-cell>
              <table:table-cell office:value-type="float" office:value="2929.1877">
                <text:p>2929.18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54.5907">
                <text:p>2454.5907</text:p>
              </table:table-cell>
              <table:table-cell office:value-type="float" office:value="2795.0288">
                <text:p>2795.0288</text:p>
              </table:table-cell>
              <table:table-cell office:value-type="float" office:value="863.3609">
                <text:p>863.3609</text:p>
              </table:table-cell>
              <table:table-cell office:value-type="float" office:value="1529.3817">
                <text:p>1529.3817</text:p>
              </table:table-cell>
              <table:table-cell office:value-type="float" office:value="-485.2713">
                <text:p>-485.2713</text:p>
              </table:table-cell>
              <table:table-cell office:value-type="float" office:value="1222.1636">
                <text:p>1222.1636</text:p>
              </table:table-cell>
              <table:table-cell office:value-type="float" office:value="1807.8515">
                <text:p>1807.8515</text:p>
              </table:table-cell>
              <table:table-cell office:value-type="float" office:value="2276.6441">
                <text:p>2276.6441</text:p>
              </table:table-cell>
              <table:table-cell office:value-type="float" office:value="636.7142">
                <text:p>636.7142</text:p>
              </table:table-cell>
              <table:table-cell office:value-type="float" office:value="3376.3666">
                <text:p>3376.3666</text:p>
              </table:table-cell>
              <table:table-cell office:value-type="float" office:value="-2.4686">
                <text:p>-2.4686</text:p>
              </table:table-cell>
              <table:table-cell office:value-type="float" office:value="26.0911">
                <text:p>26.0911</text:p>
              </table:table-cell>
              <table:table-cell office:value-type="float" office:value="241.6399">
                <text:p>241.6399</text:p>
              </table:table-cell>
              <table:table-cell office:value-type="float" office:value="857.2163">
                <text:p>857.2163</text:p>
              </table:table-cell>
              <table:table-cell office:value-type="float" office:value="442.205">
                <text:p>442.205</text:p>
              </table:table-cell>
              <table:table-cell office:value-type="float" office:value="1706.8705">
                <text:p>1706.8705</text:p>
              </table:table-cell>
              <table:table-cell office:value-type="float" office:value="960.5533">
                <text:p>960.5533</text:p>
              </table:table-cell>
              <table:table-cell office:value-type="float" office:value="2419.2317">
                <text:p>2419.2317</text:p>
              </table:table-cell>
              <table:table-cell office:value-type="float" office:value="1689.625">
                <text:p>1689.625</text:p>
              </table:table-cell>
              <table:table-cell office:value-type="float" office:value="2931.7586">
                <text:p>2931.75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41.765">
                <text:p>2441.765</text:p>
              </table:table-cell>
              <table:table-cell office:value-type="float" office:value="2830.2673">
                <text:p>2830.2673</text:p>
              </table:table-cell>
              <table:table-cell office:value-type="float" office:value="835.2751">
                <text:p>835.2751</text:p>
              </table:table-cell>
              <table:table-cell office:value-type="float" office:value="1554.23">
                <text:p>1554.23</text:p>
              </table:table-cell>
              <table:table-cell office:value-type="float" office:value="-465.6776">
                <text:p>-465.6776</text:p>
              </table:table-cell>
              <table:table-cell office:value-type="float" office:value="1190.1895">
                <text:p>1190.1895</text:p>
              </table:table-cell>
              <table:table-cell office:value-type="float" office:value="1810.7937">
                <text:p>1810.7937</text:p>
              </table:table-cell>
              <table:table-cell office:value-type="float" office:value="2314.0285">
                <text:p>2314.0285</text:p>
              </table:table-cell>
              <table:table-cell office:value-type="float" office:value="621.7611">
                <text:p>621.7611</text:p>
              </table:table-cell>
              <table:table-cell office:value-type="float" office:value="3341.9768">
                <text:p>3341.9768</text:p>
              </table:table-cell>
              <table:table-cell office:value-type="float" office:value="-2.9412">
                <text:p>-2.9412</text:p>
              </table:table-cell>
              <table:table-cell office:value-type="float" office:value="29.8112">
                <text:p>29.8112</text:p>
              </table:table-cell>
              <table:table-cell office:value-type="float" office:value="242.3888">
                <text:p>242.3888</text:p>
              </table:table-cell>
              <table:table-cell office:value-type="float" office:value="860.8908">
                <text:p>860.8908</text:p>
              </table:table-cell>
              <table:table-cell office:value-type="float" office:value="445.1361">
                <text:p>445.1361</text:p>
              </table:table-cell>
              <table:table-cell office:value-type="float" office:value="1709.2095">
                <text:p>1709.2095</text:p>
              </table:table-cell>
              <table:table-cell office:value-type="float" office:value="963.6799">
                <text:p>963.6799</text:p>
              </table:table-cell>
              <table:table-cell office:value-type="float" office:value="2421.3022">
                <text:p>2421.3022</text:p>
              </table:table-cell>
              <table:table-cell office:value-type="float" office:value="1692.4395">
                <text:p>1692.4395</text:p>
              </table:table-cell>
              <table:table-cell office:value-type="float" office:value="2934.2367">
                <text:p>2934.23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27.4143">
                <text:p>2427.4143</text:p>
              </table:table-cell>
              <table:table-cell office:value-type="float" office:value="2864.9127">
                <text:p>2864.9127</text:p>
              </table:table-cell>
              <table:table-cell office:value-type="float" office:value="806.1321">
                <text:p>806.1321</text:p>
              </table:table-cell>
              <table:table-cell office:value-type="float" office:value="1577.8295">
                <text:p>1577.8295</text:p>
              </table:table-cell>
              <table:table-cell office:value-type="float" office:value="-444.7078">
                <text:p>-444.7078</text:p>
              </table:table-cell>
              <table:table-cell office:value-type="float" office:value="1159.1006">
                <text:p>1159.1006</text:p>
              </table:table-cell>
              <table:table-cell office:value-type="float" office:value="1815.3638">
                <text:p>1815.3638</text:p>
              </table:table-cell>
              <table:table-cell office:value-type="float" office:value="2351.249">
                <text:p>2351.249</text:p>
              </table:table-cell>
              <table:table-cell office:value-type="float" office:value="608.3223">
                <text:p>608.3223</text:p>
              </table:table-cell>
              <table:table-cell office:value-type="float" office:value="3306.9676">
                <text:p>3306.9676</text:p>
              </table:table-cell>
              <table:table-cell office:value-type="float" office:value="-3.4291">
                <text:p>-3.4291</text:p>
              </table:table-cell>
              <table:table-cell office:value-type="float" office:value="33.5294">
                <text:p>33.5294</text:p>
              </table:table-cell>
              <table:table-cell office:value-type="float" office:value="242.8527">
                <text:p>242.8527</text:p>
              </table:table-cell>
              <table:table-cell office:value-type="float" office:value="864.612">
                <text:p>864.612</text:p>
              </table:table-cell>
              <table:table-cell office:value-type="float" office:value="447.9514">
                <text:p>447.9514</text:p>
              </table:table-cell>
              <table:table-cell office:value-type="float" office:value="1711.6867">
                <text:p>1711.6867</text:p>
              </table:table-cell>
              <table:table-cell office:value-type="float" office:value="966.8483">
                <text:p>966.8483</text:p>
              </table:table-cell>
              <table:table-cell office:value-type="float" office:value="2423.3081">
                <text:p>2423.3081</text:p>
              </table:table-cell>
              <table:table-cell office:value-type="float" office:value="1695.1328">
                <text:p>1695.1328</text:p>
              </table:table-cell>
              <table:table-cell office:value-type="float" office:value="2936.8461">
                <text:p>2936.8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11.5662">
                <text:p>2411.5662</text:p>
              </table:table-cell>
              <table:table-cell office:value-type="float" office:value="2898.8993">
                <text:p>2898.8993</text:p>
              </table:table-cell>
              <table:table-cell office:value-type="float" office:value="775.9874">
                <text:p>775.9874</text:p>
              </table:table-cell>
              <table:table-cell office:value-type="float" office:value="1600.1353">
                <text:p>1600.1353</text:p>
              </table:table-cell>
              <table:table-cell office:value-type="float" office:value="-422.402">
                <text:p>-422.402</text:p>
              </table:table-cell>
              <table:table-cell office:value-type="float" office:value="1128.956">
                <text:p>1128.956</text:p>
              </table:table-cell>
              <table:table-cell office:value-type="float" office:value="1821.5531">
                <text:p>1821.5531</text:p>
              </table:table-cell>
              <table:table-cell office:value-type="float" office:value="2388.2347">
                <text:p>2388.2347</text:p>
              </table:table-cell>
              <table:table-cell office:value-type="float" office:value="596.4234">
                <text:p>596.4234</text:p>
              </table:table-cell>
              <table:table-cell office:value-type="float" office:value="3271.4054">
                <text:p>3271.4054</text:p>
              </table:table-cell>
              <table:table-cell office:value-type="float" office:value="-4.127">
                <text:p>-4.127</text:p>
              </table:table-cell>
              <table:table-cell office:value-type="float" office:value="37.2139">
                <text:p>37.2139</text:p>
              </table:table-cell>
              <table:table-cell office:value-type="float" office:value="243.5043">
                <text:p>243.5043</text:p>
              </table:table-cell>
              <table:table-cell office:value-type="float" office:value="868.3049">
                <text:p>868.3049</text:p>
              </table:table-cell>
              <table:table-cell office:value-type="float" office:value="450.7591">
                <text:p>450.7591</text:p>
              </table:table-cell>
              <table:table-cell office:value-type="float" office:value="1714.1726">
                <text:p>1714.1726</text:p>
              </table:table-cell>
              <table:table-cell office:value-type="float" office:value="970.0954">
                <text:p>970.0954</text:p>
              </table:table-cell>
              <table:table-cell office:value-type="float" office:value="2425.1839">
                <text:p>2425.1839</text:p>
              </table:table-cell>
              <table:table-cell office:value-type="float" office:value="1697.9274">
                <text:p>1697.9274</text:p>
              </table:table-cell>
              <table:table-cell office:value-type="float" office:value="2939.3466">
                <text:p>2939.34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94.2506">
                <text:p>2394.2506</text:p>
              </table:table-cell>
              <table:table-cell office:value-type="float" office:value="2932.1622">
                <text:p>2932.1622</text:p>
              </table:table-cell>
              <table:table-cell office:value-type="float" office:value="744.8985">
                <text:p>744.8985</text:p>
              </table:table-cell>
              <table:table-cell office:value-type="float" office:value="1621.1051">
                <text:p>1621.1051</text:p>
              </table:table-cell>
              <table:table-cell office:value-type="float" office:value="-398.8025">
                <text:p>-398.8025</text:p>
              </table:table-cell>
              <table:table-cell office:value-type="float" office:value="1099.813">
                <text:p>1099.813</text:p>
              </table:table-cell>
              <table:table-cell office:value-type="float" office:value="1829.3498">
                <text:p>1829.3498</text:p>
              </table:table-cell>
              <table:table-cell office:value-type="float" office:value="2424.9153">
                <text:p>2424.9153</text:p>
              </table:table-cell>
              <table:table-cell office:value-type="float" office:value="586.087">
                <text:p>586.087</text:p>
              </table:table-cell>
              <table:table-cell office:value-type="float" office:value="3235.3581">
                <text:p>3235.3581</text:p>
              </table:table-cell>
              <table:table-cell office:value-type="float" office:value="-4.7117">
                <text:p>-4.7117</text:p>
              </table:table-cell>
              <table:table-cell office:value-type="float" office:value="40.918">
                <text:p>40.918</text:p>
              </table:table-cell>
              <table:table-cell office:value-type="float" office:value="243.9168">
                <text:p>243.9168</text:p>
              </table:table-cell>
              <table:table-cell office:value-type="float" office:value="872.0322">
                <text:p>872.0322</text:p>
              </table:table-cell>
              <table:table-cell office:value-type="float" office:value="453.7004">
                <text:p>453.7004</text:p>
              </table:table-cell>
              <table:table-cell office:value-type="float" office:value="1716.4988">
                <text:p>1716.4988</text:p>
              </table:table-cell>
              <table:table-cell office:value-type="float" office:value="973.22">
                <text:p>973.22</text:p>
              </table:table-cell>
              <table:table-cell office:value-type="float" office:value="2427.2574">
                <text:p>2427.2574</text:p>
              </table:table-cell>
              <table:table-cell office:value-type="float" office:value="1700.9153">
                <text:p>1700.9153</text:p>
              </table:table-cell>
              <table:table-cell office:value-type="float" office:value="2941.6126">
                <text:p>2941.61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75.5006">
                <text:p>2375.5006</text:p>
              </table:table-cell>
              <table:table-cell office:value-type="float" office:value="2964.6381">
                <text:p>2964.6381</text:p>
              </table:table-cell>
              <table:table-cell office:value-type="float" office:value="712.9245">
                <text:p>712.9245</text:p>
              </table:table-cell>
              <table:table-cell office:value-type="float" office:value="1640.6988">
                <text:p>1640.6988</text:p>
              </table:table-cell>
              <table:table-cell office:value-type="float" office:value="-373.9542">
                <text:p>-373.9542</text:p>
              </table:table-cell>
              <table:table-cell office:value-type="float" office:value="1071.7272">
                <text:p>1071.7272</text:p>
              </table:table-cell>
              <table:table-cell office:value-type="float" office:value="1836.8261">
                <text:p>1836.8261</text:p>
              </table:table-cell>
              <table:table-cell office:value-type="float" office:value="2461.6624">
                <text:p>2461.6624</text:p>
              </table:table-cell>
              <table:table-cell office:value-type="float" office:value="577.3328">
                <text:p>577.3328</text:p>
              </table:table-cell>
              <table:table-cell office:value-type="float" office:value="3198.8943">
                <text:p>3198.8943</text:p>
              </table:table-cell>
              <table:table-cell office:value-type="float" office:value="-5.292">
                <text:p>-5.292</text:p>
              </table:table-cell>
              <table:table-cell office:value-type="float" office:value="44.6228">
                <text:p>44.6228</text:p>
              </table:table-cell>
              <table:table-cell office:value-type="float" office:value="244.2875">
                <text:p>244.2875</text:p>
              </table:table-cell>
              <table:table-cell office:value-type="float" office:value="875.7638">
                <text:p>875.7638</text:p>
              </table:table-cell>
              <table:table-cell office:value-type="float" office:value="456.7375">
                <text:p>456.7375</text:p>
              </table:table-cell>
              <table:table-cell office:value-type="float" office:value="1718.6985">
                <text:p>1718.6985</text:p>
              </table:table-cell>
              <table:table-cell office:value-type="float" office:value="976.5121">
                <text:p>976.5121</text:p>
              </table:table-cell>
              <table:table-cell office:value-type="float" office:value="2429.0531">
                <text:p>2429.0531</text:p>
              </table:table-cell>
              <table:table-cell office:value-type="float" office:value="1704.0289">
                <text:p>1704.0289</text:p>
              </table:table-cell>
              <table:table-cell office:value-type="float" office:value="2943.7026">
                <text:p>2943.70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55.3518">
                <text:p>2355.3518</text:p>
              </table:table-cell>
              <table:table-cell office:value-type="float" office:value="2996.2653">
                <text:p>2996.2653</text:p>
              </table:table-cell>
              <table:table-cell office:value-type="float" office:value="680.1263">
                <text:p>680.1263</text:p>
              </table:table-cell>
              <table:table-cell office:value-type="float" office:value="1658.8791">
                <text:p>1658.8791</text:p>
              </table:table-cell>
              <table:table-cell office:value-type="float" office:value="-347.9045">
                <text:p>-347.9045</text:p>
              </table:table-cell>
              <table:table-cell office:value-type="float" office:value="1044.752">
                <text:p>1044.752</text:p>
              </table:table-cell>
              <table:table-cell office:value-type="float" office:value="1843.9814">
                <text:p>1843.9814</text:p>
              </table:table-cell>
              <table:table-cell office:value-type="float" office:value="2498.4735">
                <text:p>2498.4735</text:p>
              </table:table-cell>
              <table:table-cell office:value-type="float" office:value="570.1775">
                <text:p>570.1775</text:p>
              </table:table-cell>
              <table:table-cell office:value-type="float" office:value="3162.0832">
                <text:p>3162.0832</text:p>
              </table:table-cell>
              <table:table-cell office:value-type="float" office:value="-5.6987">
                <text:p>-5.6987</text:p>
              </table:table-cell>
              <table:table-cell office:value-type="float" office:value="48.3507">
                <text:p>48.3507</text:p>
              </table:table-cell>
              <table:table-cell office:value-type="float" office:value="244.5961">
                <text:p>244.5961</text:p>
              </table:table-cell>
              <table:table-cell office:value-type="float" office:value="879.5011">
                <text:p>879.5011</text:p>
              </table:table-cell>
              <table:table-cell office:value-type="float" office:value="459.7592">
                <text:p>459.7592</text:p>
              </table:table-cell>
              <table:table-cell office:value-type="float" office:value="1720.9192">
                <text:p>1720.9192</text:p>
              </table:table-cell>
              <table:table-cell office:value-type="float" office:value="979.844">
                <text:p>979.844</text:p>
              </table:table-cell>
              <table:table-cell office:value-type="float" office:value="2430.7739">
                <text:p>2430.7739</text:p>
              </table:table-cell>
              <table:table-cell office:value-type="float" office:value="1707.1464">
                <text:p>1707.1464</text:p>
              </table:table-cell>
              <table:table-cell office:value-type="float" office:value="2945.7868">
                <text:p>2945.78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33.8427">
                <text:p>2333.8427</text:p>
              </table:table-cell>
              <table:table-cell office:value-type="float" office:value="3026.9835">
                <text:p>3026.9835</text:p>
              </table:table-cell>
              <table:table-cell office:value-type="float" office:value="646.5663">
                <text:p>646.5663</text:p>
              </table:table-cell>
              <table:table-cell office:value-type="float" office:value="1675.6116">
                <text:p>1675.6116</text:p>
              </table:table-cell>
              <table:table-cell office:value-type="float" office:value="-320.703">
                <text:p>-320.703</text:p>
              </table:table-cell>
              <table:table-cell office:value-type="float" office:value="1018.9387">
                <text:p>1018.9387</text:p>
              </table:table-cell>
              <table:table-cell office:value-type="float" office:value="1850.8153">
                <text:p>1850.8153</text:p>
              </table:table-cell>
              <table:table-cell office:value-type="float" office:value="2535.3455">
                <text:p>2535.3455</text:p>
              </table:table-cell>
              <table:table-cell office:value-type="float" office:value="564.6346">
                <text:p>564.6346</text:p>
              </table:table-cell>
              <table:table-cell office:value-type="float" office:value="3124.9951">
                <text:p>3124.9951</text:p>
              </table:table-cell>
              <table:table-cell office:value-type="float" office:value="-6.2089">
                <text:p>-6.2089</text:p>
              </table:table-cell>
              <table:table-cell office:value-type="float" office:value="52.0658">
                <text:p>52.0658</text:p>
              </table:table-cell>
              <table:table-cell office:value-type="float" office:value="245.0153">
                <text:p>245.0153</text:p>
              </table:table-cell>
              <table:table-cell office:value-type="float" office:value="883.2276">
                <text:p>883.2276</text:p>
              </table:table-cell>
              <table:table-cell office:value-type="float" office:value="462.9585">
                <text:p>462.9585</text:p>
              </table:table-cell>
              <table:table-cell office:value-type="float" office:value="1722.8754">
                <text:p>1722.8754</text:p>
              </table:table-cell>
              <table:table-cell office:value-type="float" office:value="983.1941">
                <text:p>983.1941</text:p>
              </table:table-cell>
              <table:table-cell office:value-type="float" office:value="2432.4589">
                <text:p>2432.4589</text:p>
              </table:table-cell>
              <table:table-cell office:value-type="float" office:value="1710.2251">
                <text:p>1710.2251</text:p>
              </table:table-cell>
              <table:table-cell office:value-type="float" office:value="2947.9278">
                <text:p>2947.92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11.0142">
                <text:p>2311.0142</text:p>
              </table:table-cell>
              <table:table-cell office:value-type="float" office:value="3056.7343">
                <text:p>3056.7343</text:p>
              </table:table-cell>
              <table:table-cell office:value-type="float" office:value="612.3083">
                <text:p>612.3083</text:p>
              </table:table-cell>
              <table:table-cell office:value-type="float" office:value="1690.8642">
                <text:p>1690.8642</text:p>
              </table:table-cell>
              <table:table-cell office:value-type="float" office:value="-292.4014">
                <text:p>-292.4014</text:p>
              </table:table-cell>
              <table:table-cell office:value-type="float" office:value="994.3364">
                <text:p>994.3364</text:p>
              </table:table-cell>
              <table:table-cell office:value-type="float" office:value="1856.0343">
                <text:p>1856.0343</text:p>
              </table:table-cell>
              <table:table-cell office:value-type="float" office:value="2572.4806">
                <text:p>2572.4806</text:p>
              </table:table-cell>
              <table:table-cell office:value-type="float" office:value="560.7148">
                <text:p>560.7148</text:p>
              </table:table-cell>
              <table:table-cell office:value-type="float" office:value="3087.7006">
                <text:p>3087.7006</text:p>
              </table:table-cell>
              <table:table-cell office:value-type="float" office:value="-6.8662">
                <text:p>-6.8662</text:p>
              </table:table-cell>
              <table:table-cell office:value-type="float" office:value="55.7578">
                <text:p>55.7578</text:p>
              </table:table-cell>
              <table:table-cell office:value-type="float" office:value="245.6034">
                <text:p>245.6034</text:p>
              </table:table-cell>
              <table:table-cell office:value-type="float" office:value="886.9312">
                <text:p>886.9312</text:p>
              </table:table-cell>
              <table:table-cell office:value-type="float" office:value="466.0015">
                <text:p>466.0015</text:p>
              </table:table-cell>
              <table:table-cell office:value-type="float" office:value="1725.067">
                <text:p>1725.067</text:p>
              </table:table-cell>
              <table:table-cell office:value-type="float" office:value="986.5508">
                <text:p>986.5508</text:p>
              </table:table-cell>
              <table:table-cell office:value-type="float" office:value="2434.1308">
                <text:p>2434.1308</text:p>
              </table:table-cell>
              <table:table-cell office:value-type="float" office:value="1713.1216">
                <text:p>1713.1216</text:p>
              </table:table-cell>
              <table:table-cell office:value-type="float" office:value="2950.3096">
                <text:p>2950.30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86.9096">
                <text:p>2286.9096</text:p>
              </table:table-cell>
              <table:table-cell office:value-type="float" office:value="3085.4609">
                <text:p>3085.4609</text:p>
              </table:table-cell>
              <table:table-cell office:value-type="float" office:value="577.4176">
                <text:p>577.4176</text:p>
              </table:table-cell>
              <table:table-cell office:value-type="float" office:value="1704.608">
                <text:p>1704.608</text:p>
              </table:table-cell>
              <table:table-cell office:value-type="float" office:value="-263.0536">
                <text:p>-263.0536</text:p>
              </table:table-cell>
              <table:table-cell office:value-type="float" office:value="970.9921">
                <text:p>970.9921</text:p>
              </table:table-cell>
              <table:table-cell office:value-type="float" office:value="1859.6285">
                <text:p>1859.6285</text:p>
              </table:table-cell>
              <table:table-cell office:value-type="float" office:value="2609.8079">
                <text:p>2609.8079</text:p>
              </table:table-cell>
              <table:table-cell office:value-type="float" office:value="558.4255">
                <text:p>558.4255</text:p>
              </table:table-cell>
              <table:table-cell office:value-type="float" office:value="3050.2705">
                <text:p>3050.2705</text:p>
              </table:table-cell>
              <table:table-cell office:value-type="float" office:value="-7.6248">
                <text:p>-7.6248</text:p>
              </table:table-cell>
              <table:table-cell office:value-type="float" office:value="59.4302">
                <text:p>59.4302</text:p>
              </table:table-cell>
              <table:table-cell office:value-type="float" office:value="246.4719">
                <text:p>246.4719</text:p>
              </table:table-cell>
              <table:table-cell office:value-type="float" office:value="890.5792">
                <text:p>890.5792</text:p>
              </table:table-cell>
              <table:table-cell office:value-type="float" office:value="468.9782">
                <text:p>468.9782</text:p>
              </table:table-cell>
              <table:table-cell office:value-type="float" office:value="1727.3477">
                <text:p>1727.3477</text:p>
              </table:table-cell>
              <table:table-cell office:value-type="float" office:value="989.8906">
                <text:p>989.8906</text:p>
              </table:table-cell>
              <table:table-cell office:value-type="float" office:value="2435.8361">
                <text:p>2435.8361</text:p>
              </table:table-cell>
              <table:table-cell office:value-type="float" office:value="1716.1719">
                <text:p>1716.1719</text:p>
              </table:table-cell>
              <table:table-cell office:value-type="float" office:value="2952.4909">
                <text:p>2952.49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61.575">
                <text:p>2261.575</text:p>
              </table:table-cell>
              <table:table-cell office:value-type="float" office:value="3113.1088">
                <text:p>3113.1088</text:p>
              </table:table-cell>
              <table:table-cell office:value-type="float" office:value="541.9607">
                <text:p>541.9607</text:p>
              </table:table-cell>
              <table:table-cell office:value-type="float" office:value="1716.8168">
                <text:p>1716.8168</text:p>
              </table:table-cell>
              <table:table-cell office:value-type="float" office:value="-232.7154">
                <text:p>-232.7154</text:p>
              </table:table-cell>
              <table:table-cell office:value-type="float" office:value="948.9502">
                <text:p>948.9502</text:p>
              </table:table-cell>
              <table:table-cell office:value-type="float" office:value="1861.5911">
                <text:p>1861.5911</text:p>
              </table:table-cell>
              <table:table-cell office:value-type="float" office:value="2647.2565">
                <text:p>2647.2565</text:p>
              </table:table-cell>
              <table:table-cell office:value-type="float" office:value="557.771">
                <text:p>557.771</text:p>
              </table:table-cell>
              <table:table-cell office:value-type="float" office:value="3012.7762">
                <text:p>3012.7762</text:p>
              </table:table-cell>
              <table:table-cell office:value-type="float" office:value="-8.0884">
                <text:p>-8.0884</text:p>
              </table:table-cell>
              <table:table-cell office:value-type="float" office:value="63.1515">
                <text:p>63.1515</text:p>
              </table:table-cell>
              <table:table-cell office:value-type="float" office:value="247.6104">
                <text:p>247.6104</text:p>
              </table:table-cell>
              <table:table-cell office:value-type="float" office:value="894.1522">
                <text:p>894.1522</text:p>
              </table:table-cell>
              <table:table-cell office:value-type="float" office:value="471.7542">
                <text:p>471.7542</text:p>
              </table:table-cell>
              <table:table-cell office:value-type="float" office:value="1729.8688">
                <text:p>1729.8688</text:p>
              </table:table-cell>
              <table:table-cell office:value-type="float" office:value="993.3236">
                <text:p>993.3236</text:p>
              </table:table-cell>
              <table:table-cell office:value-type="float" office:value="2437.3451">
                <text:p>2437.3451</text:p>
              </table:table-cell>
              <table:table-cell office:value-type="float" office:value="1719.0288">
                <text:p>1719.0288</text:p>
              </table:table-cell>
              <table:table-cell office:value-type="float" office:value="2954.92">
                <text:p>2954.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35.0585">
                <text:p>2235.0585</text:p>
              </table:table-cell>
              <table:table-cell office:value-type="float" office:value="3139.6253">
                <text:p>3139.6253</text:p>
              </table:table-cell>
              <table:table-cell office:value-type="float" office:value="506.005">
                <text:p>506.005</text:p>
              </table:table-cell>
              <table:table-cell office:value-type="float" office:value="1727.4674">
                <text:p>1727.4674</text:p>
              </table:table-cell>
              <table:table-cell office:value-type="float" office:value="-201.4447">
                <text:p>-201.4447</text:p>
              </table:table-cell>
              <table:table-cell office:value-type="float" office:value="928.2526">
                <text:p>928.2526</text:p>
              </table:table-cell>
              <table:table-cell office:value-type="float" office:value="1861.9183">
                <text:p>1861.9183</text:p>
              </table:table-cell>
              <table:table-cell office:value-type="float" office:value="2684.7551">
                <text:p>2684.7551</text:p>
              </table:table-cell>
              <table:table-cell office:value-type="float" office:value="558.7527">
                <text:p>558.7527</text:p>
              </table:table-cell>
              <table:table-cell office:value-type="float" office:value="2975.2891">
                <text:p>2975.2891</text:p>
              </table:table-cell>
              <table:table-cell office:value-type="float" office:value="-8.4313">
                <text:p>-8.4313</text:p>
              </table:table-cell>
              <table:table-cell office:value-type="float" office:value="66.8858">
                <text:p>66.8858</text:p>
              </table:table-cell>
              <table:table-cell office:value-type="float" office:value="248.5117">
                <text:p>248.5117</text:p>
              </table:table-cell>
              <table:table-cell office:value-type="float" office:value="897.7923">
                <text:p>897.7923</text:p>
              </table:table-cell>
              <table:table-cell office:value-type="float" office:value="474.3747">
                <text:p>474.3747</text:p>
              </table:table-cell>
              <table:table-cell office:value-type="float" office:value="1732.5513">
                <text:p>1732.5513</text:p>
              </table:table-cell>
              <table:table-cell office:value-type="float" office:value="996.7896">
                <text:p>996.7896</text:p>
              </table:table-cell>
              <table:table-cell office:value-type="float" office:value="2438.7766">
                <text:p>2438.7766</text:p>
              </table:table-cell>
              <table:table-cell office:value-type="float" office:value="1721.8087">
                <text:p>1721.8087</text:p>
              </table:table-cell>
              <table:table-cell office:value-type="float" office:value="2957.4369">
                <text:p>2957.43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07.4106">
                <text:p>2207.4106</text:p>
              </table:table-cell>
              <table:table-cell office:value-type="float" office:value="3164.96">
                <text:p>3164.96</text:p>
              </table:table-cell>
              <table:table-cell office:value-type="float" office:value="469.6189">
                <text:p>469.6189</text:p>
              </table:table-cell>
              <table:table-cell office:value-type="float" office:value="1736.5394">
                <text:p>1736.5394</text:p>
              </table:table-cell>
              <table:table-cell office:value-type="float" office:value="-169.3009">
                <text:p>-169.3009</text:p>
              </table:table-cell>
              <table:table-cell office:value-type="float" office:value="908.9386">
                <text:p>908.9386</text:p>
              </table:table-cell>
              <table:table-cell office:value-type="float" office:value="1860.6096">
                <text:p>1860.6096</text:p>
              </table:table-cell>
              <table:table-cell office:value-type="float" office:value="2722.2323">
                <text:p>2722.2323</text:p>
              </table:table-cell>
              <table:table-cell office:value-type="float" office:value="561.3685">
                <text:p>561.3685</text:p>
              </table:table-cell>
              <table:table-cell office:value-type="float" office:value="2937.8804">
                <text:p>2937.8804</text:p>
              </table:table-cell>
              <table:table-cell office:value-type="float" office:value="-8.5143">
                <text:p>-8.5143</text:p>
              </table:table-cell>
              <table:table-cell office:value-type="float" office:value="70.6348">
                <text:p>70.6348</text:p>
              </table:table-cell>
              <table:table-cell office:value-type="float" office:value="249.6537">
                <text:p>249.6537</text:p>
              </table:table-cell>
              <table:table-cell office:value-type="float" office:value="901.3642">
                <text:p>901.3642</text:p>
              </table:table-cell>
              <table:table-cell office:value-type="float" office:value="477.149">
                <text:p>477.149</text:p>
              </table:table-cell>
              <table:table-cell office:value-type="float" office:value="1735.0743">
                <text:p>1735.0743</text:p>
              </table:table-cell>
              <table:table-cell office:value-type="float" office:value="1000.206">
                <text:p>1000.206</text:p>
              </table:table-cell>
              <table:table-cell office:value-type="float" office:value="2440.3227">
                <text:p>2440.3227</text:p>
              </table:table-cell>
              <table:table-cell office:value-type="float" office:value="1724.5411">
                <text:p>1724.5411</text:p>
              </table:table-cell>
              <table:table-cell office:value-type="float" office:value="2960.0053">
                <text:p>2960.00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78.6839">
                <text:p>2178.6839</text:p>
              </table:table-cell>
              <table:table-cell office:value-type="float" office:value="3189.0645">
                <text:p>3189.0645</text:p>
              </table:table-cell>
              <table:table-cell office:value-type="float" office:value="432.8717">
                <text:p>432.8717</text:p>
              </table:table-cell>
              <table:table-cell office:value-type="float" office:value="1744.0157">
                <text:p>1744.0157</text:p>
              </table:table-cell>
              <table:table-cell office:value-type="float" office:value="-136.3453">
                <text:p>-136.3453</text:p>
              </table:table-cell>
              <table:table-cell office:value-type="float" office:value="891.0452">
                <text:p>891.0452</text:p>
              </table:table-cell>
              <table:table-cell office:value-type="float" office:value="1857.6674">
                <text:p>1857.6674</text:p>
              </table:table-cell>
              <table:table-cell office:value-type="float" office:value="2759.6167">
                <text:p>2759.6167</text:p>
              </table:table-cell>
              <table:table-cell office:value-type="float" office:value="565.6136">
                <text:p>565.6136</text:p>
              </table:table-cell>
              <table:table-cell office:value-type="float" office:value="2900.6215">
                <text:p>2900.6215</text:p>
              </table:table-cell>
              <table:table-cell office:value-type="float" office:value="-8.8739">
                <text:p>-8.8739</text:p>
              </table:table-cell>
              <table:table-cell office:value-type="float" office:value="74.3676">
                <text:p>74.3676</text:p>
              </table:table-cell>
              <table:table-cell office:value-type="float" office:value="250.617">
                <text:p>250.617</text:p>
              </table:table-cell>
              <table:table-cell office:value-type="float" office:value="904.9883">
                <text:p>904.9883</text:p>
              </table:table-cell>
              <table:table-cell office:value-type="float" office:value="479.993">
                <text:p>479.993</text:p>
              </table:table-cell>
              <table:table-cell office:value-type="float" office:value="1737.5186">
                <text:p>1737.5186</text:p>
              </table:table-cell>
              <table:table-cell office:value-type="float" office:value="1003.6638">
                <text:p>1003.6638</text:p>
              </table:table-cell>
              <table:table-cell office:value-type="float" office:value="2441.774">
                <text:p>2441.774</text:p>
              </table:table-cell>
              <table:table-cell office:value-type="float" office:value="1727.3312">
                <text:p>1727.3312</text:p>
              </table:table-cell>
              <table:table-cell office:value-type="float" office:value="2962.5109">
                <text:p>2962.51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48.9332">
                <text:p>2148.9332</text:p>
              </table:table-cell>
              <table:table-cell office:value-type="float" office:value="3211.8931">
                <text:p>3211.8931</text:p>
              </table:table-cell>
              <table:table-cell office:value-type="float" office:value="395.8334">
                <text:p>395.8334</text:p>
              </table:table-cell>
              <table:table-cell office:value-type="float" office:value="1749.882">
                <text:p>1749.882</text:p>
              </table:table-cell>
              <table:table-cell office:value-type="float" office:value="-102.6405">
                <text:p>-102.6405</text:p>
              </table:table-cell>
              <table:table-cell office:value-type="float" office:value="874.6063">
                <text:p>874.6063</text:p>
              </table:table-cell>
              <table:table-cell office:value-type="float" office:value="1853.0973">
                <text:p>1853.0973</text:p>
              </table:table-cell>
              <table:table-cell office:value-type="float" office:value="2796.8371">
                <text:p>2796.8371</text:p>
              </table:table-cell>
              <table:table-cell office:value-type="float" office:value="571.4799">
                <text:p>571.4799</text:p>
              </table:table-cell>
              <table:table-cell office:value-type="float" office:value="2863.5832">
                <text:p>2863.5832</text:p>
              </table:table-cell>
              <table:table-cell office:value-type="float" office:value="-8.9979">
                <text:p>-8.9979</text:p>
              </table:table-cell>
              <table:table-cell office:value-type="float" office:value="78.1155">
                <text:p>78.1155</text:p>
              </table:table-cell>
              <table:table-cell office:value-type="float" office:value="251.3041">
                <text:p>251.3041</text:p>
              </table:table-cell>
              <table:table-cell office:value-type="float" office:value="908.6749">
                <text:p>908.6749</text:p>
              </table:table-cell>
              <table:table-cell office:value-type="float" office:value="482.9736">
                <text:p>482.9736</text:p>
              </table:table-cell>
              <table:table-cell office:value-type="float" office:value="1739.7942">
                <text:p>1739.7942</text:p>
              </table:table-cell>
              <table:table-cell office:value-type="float" office:value="1007.0344">
                <text:p>1007.0344</text:p>
              </table:table-cell>
              <table:table-cell office:value-type="float" office:value="2443.4176">
                <text:p>2443.4176</text:p>
              </table:table-cell>
              <table:table-cell office:value-type="float" office:value="1730.3015">
                <text:p>1730.3015</text:p>
              </table:table-cell>
              <table:table-cell office:value-type="float" office:value="2964.7998">
                <text:p>2964.7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18.215">
                <text:p>2118.215</text:p>
              </table:table-cell>
              <table:table-cell office:value-type="float" office:value="3233.4022">
                <text:p>3233.4022</text:p>
              </table:table-cell>
              <table:table-cell office:value-type="float" office:value="359.0862">
                <text:p>359.0862</text:p>
              </table:table-cell>
              <table:table-cell office:value-type="float" office:value="1757.3583">
                <text:p>1757.3583</text:p>
              </table:table-cell>
              <table:table-cell office:value-type="float" office:value="-68.2508">
                <text:p>-68.2508</text:p>
              </table:table-cell>
              <table:table-cell office:value-type="float" office:value="859.6532">
                <text:p>859.6532</text:p>
              </table:table-cell>
              <table:table-cell office:value-type="float" office:value="1846.908">
                <text:p>1846.908</text:p>
              </table:table-cell>
              <table:table-cell office:value-type="float" office:value="2833.8229">
                <text:p>2833.8229</text:p>
              </table:table-cell>
              <table:table-cell office:value-type="float" office:value="578.9562">
                <text:p>578.9562</text:p>
              </table:table-cell>
              <table:table-cell office:value-type="float" office:value="2826.836">
                <text:p>2826.836</text:p>
              </table:table-cell>
              <table:table-cell office:value-type="float" office:value="-9.1071">
                <text:p>-9.1071</text:p>
              </table:table-cell>
              <table:table-cell office:value-type="float" office:value="81.8639">
                <text:p>81.8639</text:p>
              </table:table-cell>
              <table:table-cell office:value-type="float" office:value="251.8495">
                <text:p>251.8495</text:p>
              </table:table-cell>
              <table:table-cell office:value-type="float" office:value="912.385">
                <text:p>912.385</text:p>
              </table:table-cell>
              <table:table-cell office:value-type="float" office:value="485.9413">
                <text:p>485.9413</text:p>
              </table:table-cell>
              <table:table-cell office:value-type="float" office:value="1742.0866">
                <text:p>1742.0866</text:p>
              </table:table-cell>
              <table:table-cell office:value-type="float" office:value="1010.3526">
                <text:p>1010.3526</text:p>
              </table:table-cell>
              <table:table-cell office:value-type="float" office:value="2445.1648">
                <text:p>2445.1648</text:p>
              </table:table-cell>
              <table:table-cell office:value-type="float" office:value="1733.3684">
                <text:p>1733.3684</text:p>
              </table:table-cell>
              <table:table-cell office:value-type="float" office:value="2966.9578">
                <text:p>2966.95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86.5878">
                <text:p>2086.5878</text:p>
              </table:table-cell>
              <table:table-cell office:value-type="float" office:value="3253.5509">
                <text:p>3253.5509</text:p>
              </table:table-cell>
              <table:table-cell office:value-type="float" office:value="322.7001">
                <text:p>322.7001</text:p>
              </table:table-cell>
              <table:table-cell office:value-type="float" office:value="1766.4304">
                <text:p>1766.4304</text:p>
              </table:table-cell>
              <table:table-cell office:value-type="float" office:value="-33.2415">
                <text:p>-33.2415</text:p>
              </table:table-cell>
              <table:table-cell office:value-type="float" office:value="846.2144">
                <text:p>846.2144</text:p>
              </table:table-cell>
              <table:table-cell office:value-type="float" office:value="1839.1113">
                <text:p>1839.1113</text:p>
              </table:table-cell>
              <table:table-cell office:value-type="float" office:value="2870.5034">
                <text:p>2870.5034</text:p>
              </table:table-cell>
              <table:table-cell office:value-type="float" office:value="588.0283">
                <text:p>588.0283</text:p>
              </table:table-cell>
              <table:table-cell office:value-type="float" office:value="2790.4499">
                <text:p>2790.4499</text:p>
              </table:table-cell>
              <table:table-cell office:value-type="float" office:value="-9.5139">
                <text:p>-9.5139</text:p>
              </table:table-cell>
              <table:table-cell office:value-type="float" office:value="85.5918">
                <text:p>85.5918</text:p>
              </table:table-cell>
              <table:table-cell office:value-type="float" office:value="252.1665">
                <text:p>252.1665</text:p>
              </table:table-cell>
              <table:table-cell office:value-type="float" office:value="916.1216">
                <text:p>916.1216</text:p>
              </table:table-cell>
              <table:table-cell office:value-type="float" office:value="488.7286">
                <text:p>488.7286</text:p>
              </table:table-cell>
              <table:table-cell office:value-type="float" office:value="1744.5953">
                <text:p>1744.5953</text:p>
              </table:table-cell>
              <table:table-cell office:value-type="float" office:value="1013.7153">
                <text:p>1013.7153</text:p>
              </table:table-cell>
              <table:table-cell office:value-type="float" office:value="2446.8245">
                <text:p>2446.8245</text:p>
              </table:table-cell>
              <table:table-cell office:value-type="float" office:value="1736.4228">
                <text:p>1736.4228</text:p>
              </table:table-cell>
              <table:table-cell office:value-type="float" office:value="2969.1334">
                <text:p>2969.13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54.1119">
                <text:p>2054.1119</text:p>
              </table:table-cell>
              <table:table-cell office:value-type="float" office:value="3272.3009">
                <text:p>3272.3009</text:p>
              </table:table-cell>
              <table:table-cell office:value-type="float" office:value="286.7444">
                <text:p>286.7444</text:p>
              </table:table-cell>
              <table:table-cell office:value-type="float" office:value="1777.081">
                <text:p>1777.081</text:p>
              </table:table-cell>
              <table:table-cell office:value-type="float" office:value="2.3206">
                <text:p>2.3206</text:p>
              </table:table-cell>
              <table:table-cell office:value-type="float" office:value="834.3154">
                <text:p>834.3154</text:p>
              </table:table-cell>
              <table:table-cell office:value-type="float" office:value="1829.7221">
                <text:p>1829.7221</text:p>
              </table:table-cell>
              <table:table-cell office:value-type="float" office:value="2906.8089">
                <text:p>2906.8089</text:p>
              </table:table-cell>
              <table:table-cell office:value-type="float" office:value="598.6789">
                <text:p>598.6789</text:p>
              </table:table-cell>
              <table:table-cell office:value-type="float" office:value="2754.4942">
                <text:p>2754.4942</text:p>
              </table:table-cell>
              <table:table-cell office:value-type="float" office:value="-10.0337">
                <text:p>-10.0337</text:p>
              </table:table-cell>
              <table:table-cell office:value-type="float" office:value="89.3056">
                <text:p>89.3056</text:p>
              </table:table-cell>
              <table:table-cell office:value-type="float" office:value="252.7331">
                <text:p>252.7331</text:p>
              </table:table-cell>
              <table:table-cell office:value-type="float" office:value="919.8285">
                <text:p>919.8285</text:p>
              </table:table-cell>
              <table:table-cell office:value-type="float" office:value="491.5794">
                <text:p>491.5794</text:p>
              </table:table-cell>
              <table:table-cell office:value-type="float" office:value="1747.0315">
                <text:p>1747.0315</text:p>
              </table:table-cell>
              <table:table-cell office:value-type="float" office:value="1017.0729">
                <text:p>1017.0729</text:p>
              </table:table-cell>
              <table:table-cell office:value-type="float" office:value="2448.4944">
                <text:p>2448.4944</text:p>
              </table:table-cell>
              <table:table-cell office:value-type="float" office:value="1739.3774">
                <text:p>1739.3774</text:p>
              </table:table-cell>
              <table:table-cell office:value-type="float" office:value="2971.4426">
                <text:p>2971.44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20.849">
                <text:p>2020.849</text:p>
              </table:table-cell>
              <table:table-cell office:value-type="float" office:value="3289.6165">
                <text:p>3289.6165</text:p>
              </table:table-cell>
              <table:table-cell office:value-type="float" office:value="250.6971">
                <text:p>250.6971</text:p>
              </table:table-cell>
              <table:table-cell office:value-type="float" office:value="1787.4174">
                <text:p>1787.4174</text:p>
              </table:table-cell>
              <table:table-cell office:value-type="float" office:value="38.3679">
                <text:p>38.3679</text:p>
              </table:table-cell>
              <table:table-cell office:value-type="float" office:value="823.979">
                <text:p>823.979</text:p>
              </table:table-cell>
              <table:table-cell office:value-type="float" office:value="1818.7581">
                <text:p>1818.7581</text:p>
              </table:table-cell>
              <table:table-cell office:value-type="float" office:value="2942.6704">
                <text:p>2942.6704</text:p>
              </table:table-cell>
              <table:table-cell office:value-type="float" office:value="610.8877">
                <text:p>610.8877</text:p>
              </table:table-cell>
              <table:table-cell office:value-type="float" office:value="2719.0372">
                <text:p>2719.0372</text:p>
              </table:table-cell>
              <table:table-cell office:value-type="float" office:value="-10.6821">
                <text:p>-10.6821</text:p>
              </table:table-cell>
              <table:table-cell office:value-type="float" office:value="92.9991">
                <text:p>92.9991</text:p>
              </table:table-cell>
              <table:table-cell office:value-type="float" office:value="253.547">
                <text:p>253.547</text:p>
              </table:table-cell>
              <table:table-cell office:value-type="float" office:value="923.4891">
                <text:p>923.4891</text:p>
              </table:table-cell>
              <table:table-cell office:value-type="float" office:value="494.2298">
                <text:p>494.2298</text:p>
              </table:table-cell>
              <table:table-cell office:value-type="float" office:value="1749.6845">
                <text:p>1749.6845</text:p>
              </table:table-cell>
              <table:table-cell office:value-type="float" office:value="1020.5218">
                <text:p>1020.5218</text:p>
              </table:table-cell>
              <table:table-cell office:value-type="float" office:value="2449.9669">
                <text:p>2449.9669</text:p>
              </table:table-cell>
              <table:table-cell office:value-type="float" office:value="1742.4703">
                <text:p>1742.4703</text:p>
              </table:table-cell>
              <table:table-cell office:value-type="float" office:value="2973.5632">
                <text:p>2973.5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6.8624">
                <text:p>1986.8624</text:p>
              </table:table-cell>
              <table:table-cell office:value-type="float" office:value="3305.4647">
                <text:p>3305.4647</text:p>
              </table:table-cell>
              <table:table-cell office:value-type="float" office:value="214.5609">
                <text:p>214.5609</text:p>
              </table:table-cell>
              <table:table-cell office:value-type="float" office:value="1797.4388">
                <text:p>1797.4388</text:p>
              </table:table-cell>
              <table:table-cell office:value-type="float" office:value="74.8318">
                <text:p>74.8318</text:p>
              </table:table-cell>
              <table:table-cell office:value-type="float" office:value="815.2248">
                <text:p>815.2248</text:p>
              </table:table-cell>
              <table:table-cell office:value-type="float" office:value="1806.2404">
                <text:p>1806.2404</text:p>
              </table:table-cell>
              <table:table-cell office:value-type="float" office:value="2978.0194">
                <text:p>2978.0194</text:p>
              </table:table-cell>
              <table:table-cell office:value-type="float" office:value="624.6315">
                <text:p>624.6315</text:p>
              </table:table-cell>
              <table:table-cell office:value-type="float" office:value="2684.1466">
                <text:p>2684.1466</text:p>
              </table:table-cell>
              <table:table-cell office:value-type="float" office:value="-11.1302">
                <text:p>-11.1302</text:p>
              </table:table-cell>
              <table:table-cell office:value-type="float" office:value="96.7222">
                <text:p>96.7222</text:p>
              </table:table-cell>
              <table:table-cell office:value-type="float" office:value="254.5351">
                <text:p>254.5351</text:p>
              </table:table-cell>
              <table:table-cell office:value-type="float" office:value="927.1066">
                <text:p>927.1066</text:p>
              </table:table-cell>
              <table:table-cell office:value-type="float" office:value="496.8148">
                <text:p>496.8148</text:p>
              </table:table-cell>
              <table:table-cell office:value-type="float" office:value="1752.4011">
                <text:p>1752.4011</text:p>
              </table:table-cell>
              <table:table-cell office:value-type="float" office:value="1024.0031">
                <text:p>1024.0031</text:p>
              </table:table-cell>
              <table:table-cell office:value-type="float" office:value="2451.3607">
                <text:p>2451.3607</text:p>
              </table:table-cell>
              <table:table-cell office:value-type="float" office:value="1745.3836">
                <text:p>1745.3836</text:p>
              </table:table-cell>
              <table:table-cell office:value-type="float" office:value="2975.9244">
                <text:p>2975.92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52.2169">
                <text:p>1952.2169</text:p>
              </table:table-cell>
              <table:table-cell office:value-type="float" office:value="3319.8153">
                <text:p>3319.8153</text:p>
              </table:table-cell>
              <table:table-cell office:value-type="float" office:value="178.022">
                <text:p>178.022</text:p>
              </table:table-cell>
              <table:table-cell office:value-type="float" office:value="1805.8745">
                <text:p>1805.8745</text:p>
              </table:table-cell>
              <table:table-cell office:value-type="float" office:value="111.6428">
                <text:p>111.6428</text:p>
              </table:table-cell>
              <table:table-cell office:value-type="float" office:value="808.0695">
                <text:p>808.0695</text:p>
              </table:table-cell>
              <table:table-cell office:value-type="float" office:value="1792.1926">
                <text:p>1792.1926</text:p>
              </table:table-cell>
              <table:table-cell office:value-type="float" office:value="3012.7888">
                <text:p>3012.7888</text:p>
              </table:table-cell>
              <table:table-cell office:value-type="float" office:value="639.8841">
                <text:p>639.8841</text:p>
              </table:table-cell>
              <table:table-cell office:value-type="float" office:value="2649.8886">
                <text:p>2649.8886</text:p>
              </table:table-cell>
              <table:table-cell office:value-type="float" office:value="-11.5001">
                <text:p>-11.5001</text:p>
              </table:table-cell>
              <table:table-cell office:value-type="float" office:value="100.4539">
                <text:p>100.4539</text:p>
              </table:table-cell>
              <table:table-cell office:value-type="float" office:value="255.7725">
                <text:p>255.7725</text:p>
              </table:table-cell>
              <table:table-cell office:value-type="float" office:value="930.6466">
                <text:p>930.6466</text:p>
              </table:table-cell>
              <table:table-cell office:value-type="float" office:value="499.2718">
                <text:p>499.2718</text:p>
              </table:table-cell>
              <table:table-cell office:value-type="float" office:value="1755.2341">
                <text:p>1755.2341</text:p>
              </table:table-cell>
              <table:table-cell office:value-type="float" office:value="1027.5229">
                <text:p>1027.5229</text:p>
              </table:table-cell>
              <table:table-cell office:value-type="float" office:value="2452.6544">
                <text:p>2452.6544</text:p>
              </table:table-cell>
              <table:table-cell office:value-type="float" office:value="1748.403">
                <text:p>1748.403</text:p>
              </table:table-cell>
              <table:table-cell office:value-type="float" office:value="2978.1483">
                <text:p>2978.14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16.9785">
                <text:p>1916.9785</text:p>
              </table:table-cell>
              <table:table-cell office:value-type="float" office:value="3332.6411">
                <text:p>3332.6411</text:p>
              </table:table-cell>
              <table:table-cell office:value-type="float" office:value="141.15">
                <text:p>141.15</text:p>
              </table:table-cell>
              <table:table-cell office:value-type="float" office:value="1812.7083">
                <text:p>1812.7083</text:p>
              </table:table-cell>
              <table:table-cell office:value-type="float" office:value="148.7309">
                <text:p>148.7309</text:p>
              </table:table-cell>
              <table:table-cell office:value-type="float" office:value="802.5267">
                <text:p>802.5267</text:p>
              </table:table-cell>
              <table:table-cell office:value-type="float" office:value="1776.6416">
                <text:p>1776.6416</text:p>
              </table:table-cell>
              <table:table-cell office:value-type="float" office:value="3046.9124">
                <text:p>3046.9124</text:p>
              </table:table-cell>
              <table:table-cell office:value-type="float" office:value="656.6165">
                <text:p>656.6165</text:p>
              </table:table-cell>
              <table:table-cell office:value-type="float" office:value="2616.3286">
                <text:p>2616.3286</text:p>
              </table:table-cell>
              <table:table-cell office:value-type="float" office:value="-12.1573">
                <text:p>-12.1573</text:p>
              </table:table-cell>
              <table:table-cell office:value-type="float" office:value="104.1459">
                <text:p>104.1459</text:p>
              </table:table-cell>
              <table:table-cell office:value-type="float" office:value="257.0317">
                <text:p>257.0317</text:p>
              </table:table-cell>
              <table:table-cell office:value-type="float" office:value="934.1788">
                <text:p>934.1788</text:p>
              </table:table-cell>
              <table:table-cell office:value-type="float" office:value="501.8637">
                <text:p>501.8637</text:p>
              </table:table-cell>
              <table:table-cell office:value-type="float" office:value="1757.9442">
                <text:p>1757.9442</text:p>
              </table:table-cell>
              <table:table-cell office:value-type="float" office:value="1031.1168">
                <text:p>1031.1168</text:p>
              </table:table-cell>
              <table:table-cell office:value-type="float" office:value="2453.725">
                <text:p>2453.725</text:p>
              </table:table-cell>
              <table:table-cell office:value-type="float" office:value="1751.5052">
                <text:p>1751.5052</text:p>
              </table:table-cell>
              <table:table-cell office:value-type="float" office:value="2980.2551">
                <text:p>2980.25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81.2141">
                <text:p>1881.2141</text:p>
              </table:table-cell>
              <table:table-cell office:value-type="float" office:value="3343.9175">
                <text:p>3343.9175</text:p>
              </table:table-cell>
              <table:table-cell office:value-type="float" office:value="104.0149">
                <text:p>104.0149</text:p>
              </table:table-cell>
              <table:table-cell office:value-type="float" office:value="1817.9273">
                <text:p>1817.9273</text:p>
              </table:table-cell>
              <table:table-cell office:value-type="float" office:value="186.0255">
                <text:p>186.0255</text:p>
              </table:table-cell>
              <table:table-cell office:value-type="float" office:value="798.6068">
                <text:p>798.6068</text:p>
              </table:table-cell>
              <table:table-cell office:value-type="float" office:value="1759.617">
                <text:p>1759.617</text:p>
              </table:table-cell>
              <table:table-cell office:value-type="float" office:value="3080.3251">
                <text:p>3080.3251</text:p>
              </table:table-cell>
              <table:table-cell office:value-type="float" office:value="674.7969">
                <text:p>674.7969</text:p>
              </table:table-cell>
              <table:table-cell office:value-type="float" office:value="2583.5303">
                <text:p>2583.5303</text:p>
              </table:table-cell>
              <table:table-cell office:value-type="float" office:value="-12.567">
                <text:p>-12.567</text:p>
              </table:table-cell>
              <table:table-cell office:value-type="float" office:value="107.8735">
                <text:p>107.8735</text:p>
              </table:table-cell>
              <table:table-cell office:value-type="float" office:value="257.9869">
                <text:p>257.9869</text:p>
              </table:table-cell>
              <table:table-cell office:value-type="float" office:value="937.8051">
                <text:p>937.8051</text:p>
              </table:table-cell>
              <table:table-cell office:value-type="float" office:value="504.319">
                <text:p>504.319</text:p>
              </table:table-cell>
              <table:table-cell office:value-type="float" office:value="1760.7786">
                <text:p>1760.7786</text:p>
              </table:table-cell>
              <table:table-cell office:value-type="float" office:value="1034.7191">
                <text:p>1034.7191</text:p>
              </table:table-cell>
              <table:table-cell office:value-type="float" office:value="2454.767">
                <text:p>2454.767</text:p>
              </table:table-cell>
              <table:table-cell office:value-type="float" office:value="1754.4653">
                <text:p>1754.4653</text:p>
              </table:table-cell>
              <table:table-cell office:value-type="float" office:value="2982.5574">
                <text:p>2982.55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44.9918">
                <text:p>1844.9918</text:p>
              </table:table-cell>
              <table:table-cell office:value-type="float" office:value="3353.6232">
                <text:p>3353.6232</text:p>
              </table:table-cell>
              <table:table-cell office:value-type="float" office:value="66.6876">
                <text:p>66.6876</text:p>
              </table:table-cell>
              <table:table-cell office:value-type="float" office:value="1821.5215">
                <text:p>1821.5215</text:p>
              </table:table-cell>
              <table:table-cell office:value-type="float" office:value="223.4556">
                <text:p>223.4556</text:p>
              </table:table-cell>
              <table:table-cell office:value-type="float" office:value="796.3175">
                <text:p>796.3175</text:p>
              </table:table-cell>
              <table:table-cell office:value-type="float" office:value="1741.1511">
                <text:p>1741.1511</text:p>
              </table:table-cell>
              <table:table-cell office:value-type="float" office:value="3112.9634">
                <text:p>3112.9634</text:p>
              </table:table-cell>
              <table:table-cell office:value-type="float" office:value="694.3906">
                <text:p>694.3906</text:p>
              </table:table-cell>
              <table:table-cell office:value-type="float" office:value="2551.5563">
                <text:p>2551.5563</text:p>
              </table:table-cell>
              <table:table-cell office:value-type="float" office:value="-12.8703">
                <text:p>-12.8703</text:p>
              </table:table-cell>
              <table:table-cell office:value-type="float" office:value="111.6112">
                <text:p>111.6112</text:p>
              </table:table-cell>
              <table:table-cell office:value-type="float" office:value="258.9553">
                <text:p>258.9553</text:p>
              </table:table-cell>
              <table:table-cell office:value-type="float" office:value="941.4279">
                <text:p>941.4279</text:p>
              </table:table-cell>
              <table:table-cell office:value-type="float" office:value="506.5749">
                <text:p>506.5749</text:p>
              </table:table-cell>
              <table:table-cell office:value-type="float" office:value="1763.7742">
                <text:p>1763.7742</text:p>
              </table:table-cell>
              <table:table-cell office:value-type="float" office:value="1038.3132">
                <text:p>1038.3132</text:p>
              </table:table-cell>
              <table:table-cell office:value-type="float" office:value="2455.8372">
                <text:p>2455.8372</text:p>
              </table:table-cell>
              <table:table-cell office:value-type="float" office:value="1757.5811">
                <text:p>1757.5811</text:p>
              </table:table-cell>
              <table:table-cell office:value-type="float" office:value="2984.644">
                <text:p>2984.6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08.3807">
                <text:p>1808.3807</text:p>
              </table:table-cell>
              <table:table-cell office:value-type="float" office:value="3361.7397">
                <text:p>3361.7397</text:p>
              </table:table-cell>
              <table:table-cell office:value-type="float" office:value="29.239">
                <text:p>29.239</text:p>
              </table:table-cell>
              <table:table-cell office:value-type="float" office:value="1823.4841">
                <text:p>1823.4841</text:p>
              </table:table-cell>
              <table:table-cell office:value-type="float" office:value="260.9498">
                <text:p>260.9498</text:p>
              </table:table-cell>
              <table:table-cell office:value-type="float" office:value="795.6631">
                <text:p>795.6631</text:p>
              </table:table-cell>
              <table:table-cell office:value-type="float" office:value="1721.2791">
                <text:p>1721.2791</text:p>
              </table:table-cell>
              <table:table-cell office:value-type="float" office:value="3144.7652">
                <text:p>3144.7652</text:p>
              </table:table-cell>
              <table:table-cell office:value-type="float" office:value="715.3603">
                <text:p>715.3603</text:p>
              </table:table-cell>
              <table:table-cell office:value-type="float" office:value="2520.4674">
                <text:p>2520.4674</text:p>
              </table:table-cell>
              <table:table-cell office:value-type="float" office:value="-13.1639">
                <text:p>-13.1639</text:p>
              </table:table-cell>
              <table:table-cell office:value-type="float" office:value="115.3497">
                <text:p>115.3497</text:p>
              </table:table-cell>
              <table:table-cell office:value-type="float" office:value="259.6858">
                <text:p>259.6858</text:p>
              </table:table-cell>
              <table:table-cell office:value-type="float" office:value="945.1061">
                <text:p>945.1061</text:p>
              </table:table-cell>
              <table:table-cell office:value-type="float" office:value="508.6014">
                <text:p>508.6014</text:p>
              </table:table-cell>
              <table:table-cell office:value-type="float" office:value="1766.9295">
                <text:p>1766.9295</text:p>
              </table:table-cell>
              <table:table-cell office:value-type="float" office:value="1041.9191">
                <text:p>1041.9191</text:p>
              </table:table-cell>
              <table:table-cell office:value-type="float" office:value="2456.8668">
                <text:p>2456.8668</text:p>
              </table:table-cell>
              <table:table-cell office:value-type="float" office:value="1760.6851">
                <text:p>1760.6851</text:p>
              </table:table-cell>
              <table:table-cell office:value-type="float" office:value="2986.7482">
                <text:p>2986.74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71.4505">
                <text:p>1771.4505</text:p>
              </table:table-cell>
              <table:table-cell office:value-type="float" office:value="3368.2515">
                <text:p>3368.2515</text:p>
              </table:table-cell>
              <table:table-cell office:value-type="float" office:value="-8.2596">
                <text:p>-8.2596</text:p>
              </table:table-cell>
              <table:table-cell office:value-type="float" office:value="1823.8113">
                <text:p>1823.8113</text:p>
              </table:table-cell>
              <table:table-cell office:value-type="float" office:value="298.437">
                <text:p>298.437</text:p>
              </table:table-cell>
              <table:table-cell office:value-type="float" office:value="796.6447">
                <text:p>796.6447</text:p>
              </table:table-cell>
              <table:table-cell office:value-type="float" office:value="1700.0389">
                <text:p>1700.0389</text:p>
              </table:table-cell>
              <table:table-cell office:value-type="float" office:value="3175.67">
                <text:p>3175.67</text:p>
              </table:table-cell>
              <table:table-cell office:value-type="float" office:value="737.6662">
                <text:p>737.6662</text:p>
              </table:table-cell>
              <table:table-cell office:value-type="float" office:value="2490.3228">
                <text:p>2490.3228</text:p>
              </table:table-cell>
              <table:table-cell office:value-type="float" office:value="-13.5949">
                <text:p>-13.5949</text:p>
              </table:table-cell>
              <table:table-cell office:value-type="float" office:value="119.0748">
                <text:p>119.0748</text:p>
              </table:table-cell>
              <table:table-cell office:value-type="float" office:value="260.2363">
                <text:p>260.2363</text:p>
              </table:table-cell>
              <table:table-cell office:value-type="float" office:value="948.8155">
                <text:p>948.8155</text:p>
              </table:table-cell>
              <table:table-cell office:value-type="float" office:value="510.7001">
                <text:p>510.7001</text:p>
              </table:table-cell>
              <table:table-cell office:value-type="float" office:value="1770.0372">
                <text:p>1770.0372</text:p>
              </table:table-cell>
              <table:table-cell office:value-type="float" office:value="1045.5145">
                <text:p>1045.5145</text:p>
              </table:table-cell>
              <table:table-cell office:value-type="float" office:value="2457.9323">
                <text:p>2457.9323</text:p>
              </table:table-cell>
              <table:table-cell office:value-type="float" office:value="1763.7818">
                <text:p>1763.7818</text:p>
              </table:table-cell>
              <table:table-cell office:value-type="float" office:value="2988.8632">
                <text:p>2988.86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34.2713">
                <text:p>1734.2713</text:p>
              </table:table-cell>
              <table:table-cell office:value-type="float" office:value="3373.1463">
                <text:p>3373.1463</text:p>
              </table:table-cell>
              <table:table-cell office:value-type="float" office:value="-45.7368">
                <text:p>-45.7368</text:p>
              </table:table-cell>
              <table:table-cell office:value-type="float" office:value="1822.5026">
                <text:p>1822.5026</text:p>
              </table:table-cell>
              <table:table-cell office:value-type="float" office:value="335.8457">
                <text:p>335.8457</text:p>
              </table:table-cell>
              <table:table-cell office:value-type="float" office:value="799.2606">
                <text:p>799.2606</text:p>
              </table:table-cell>
              <table:table-cell office:value-type="float" office:value="1677.4708">
                <text:p>1677.4708</text:p>
              </table:table-cell>
              <table:table-cell office:value-type="float" office:value="3205.6188">
                <text:p>3205.6188</text:p>
              </table:table-cell>
              <table:table-cell office:value-type="float" office:value="761.2657">
                <text:p>761.2657</text:p>
              </table:table-cell>
              <table:table-cell office:value-type="float" office:value="2461.1798">
                <text:p>2461.1798</text:p>
              </table:table-cell>
              <table:table-cell office:value-type="float" office:value="-13.7833">
                <text:p>-13.7833</text:p>
              </table:table-cell>
              <table:table-cell office:value-type="float" office:value="122.8201">
                <text:p>122.8201</text:p>
              </table:table-cell>
              <table:table-cell office:value-type="float" office:value="260.548">
                <text:p>260.548</text:p>
              </table:table-cell>
              <table:table-cell office:value-type="float" office:value="952.5525">
                <text:p>952.5525</text:p>
              </table:table-cell>
              <table:table-cell office:value-type="float" office:value="512.9547">
                <text:p>512.9547</text:p>
              </table:table-cell>
              <table:table-cell office:value-type="float" office:value="1773.0337">
                <text:p>1773.0337</text:p>
              </table:table-cell>
              <table:table-cell office:value-type="float" office:value="1049.1356">
                <text:p>1049.1356</text:p>
              </table:table-cell>
              <table:table-cell office:value-type="float" office:value="2458.907">
                <text:p>2458.907</text:p>
              </table:table-cell>
              <table:table-cell office:value-type="float" office:value="1766.9104">
                <text:p>1766.9104</text:p>
              </table:table-cell>
              <table:table-cell office:value-type="float" office:value="2990.9307">
                <text:p>2990.93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96.914">
                <text:p>1696.914</text:p>
              </table:table-cell>
              <table:table-cell office:value-type="float" office:value="3376.4146">
                <text:p>3376.4146</text:p>
              </table:table-cell>
              <table:table-cell office:value-type="float" office:value="-83.1212">
                <text:p>-83.1212</text:p>
              </table:table-cell>
              <table:table-cell office:value-type="float" office:value="1819.5604">
                <text:p>1819.5604</text:p>
              </table:table-cell>
              <table:table-cell office:value-type="float" office:value="373.1046">
                <text:p>373.1046</text:p>
              </table:table-cell>
              <table:table-cell office:value-type="float" office:value="803.5057">
                <text:p>803.5057</text:p>
              </table:table-cell>
              <table:table-cell office:value-type="float" office:value="1653.6179">
                <text:p>1653.6179</text:p>
              </table:table-cell>
              <table:table-cell office:value-type="float" office:value="3234.5547">
                <text:p>3234.5547</text:p>
              </table:table-cell>
              <table:table-cell office:value-type="float" office:value="786.1139">
                <text:p>786.1139</text:p>
              </table:table-cell>
              <table:table-cell office:value-type="float" office:value="2433.094">
                <text:p>2433.094</text:p>
              </table:table-cell>
              <table:table-cell office:value-type="float" office:value="-14.1254">
                <text:p>-14.1254</text:p>
              </table:table-cell>
              <table:table-cell office:value-type="float" office:value="126.5544">
                <text:p>126.5544</text:p>
              </table:table-cell>
              <table:table-cell office:value-type="float" office:value="261.1065">
                <text:p>261.1065</text:p>
              </table:table-cell>
              <table:table-cell office:value-type="float" office:value="956.2607">
                <text:p>956.2607</text:p>
              </table:table-cell>
              <table:table-cell office:value-type="float" office:value="515.1912">
                <text:p>515.1912</text:p>
              </table:table-cell>
              <table:table-cell office:value-type="float" office:value="1776.0438">
                <text:p>1776.0438</text:p>
              </table:table-cell>
              <table:table-cell office:value-type="float" office:value="1052.6724">
                <text:p>1052.6724</text:p>
              </table:table-cell>
              <table:table-cell office:value-type="float" office:value="2460.1534">
                <text:p>2460.1534</text:p>
              </table:table-cell>
              <table:table-cell office:value-type="float" office:value="1770.0022">
                <text:p>1770.0022</text:p>
              </table:table-cell>
              <table:table-cell office:value-type="float" office:value="2993.0527">
                <text:p>2993.05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59.4497">
                <text:p>1659.4497</text:p>
              </table:table-cell>
              <table:table-cell office:value-type="float" office:value="3378.0503">
                <text:p>3378.0503</text:p>
              </table:table-cell>
              <table:table-cell office:value-type="float" office:value="-120.3416">
                <text:p>-120.3416</text:p>
              </table:table-cell>
              <table:table-cell office:value-type="float" office:value="1814.9903">
                <text:p>1814.9903</text:p>
              </table:table-cell>
              <table:table-cell office:value-type="float" office:value="410.1429">
                <text:p>410.1429</text:p>
              </table:table-cell>
              <table:table-cell office:value-type="float" office:value="809.372">
                <text:p>809.372</text:p>
              </table:table-cell>
              <table:table-cell office:value-type="float" office:value="1628.5255">
                <text:p>1628.5255</text:p>
              </table:table-cell>
              <table:table-cell office:value-type="float" office:value="3262.4227">
                <text:p>3262.4227</text:p>
              </table:table-cell>
              <table:table-cell office:value-type="float" office:value="812.1636">
                <text:p>812.1636</text:p>
              </table:table-cell>
              <table:table-cell office:value-type="float" office:value="2406.1187">
                <text:p>2406.1187</text:p>
              </table:table-cell>
              <table:table-cell office:value-type="float" office:value="-14.5542">
                <text:p>-14.5542</text:p>
              </table:table-cell>
              <table:table-cell office:value-type="float" office:value="130.2799">
                <text:p>130.2799</text:p>
              </table:table-cell>
              <table:table-cell office:value-type="float" office:value="261.613">
                <text:p>261.613</text:p>
              </table:table-cell>
              <table:table-cell office:value-type="float" office:value="959.9763">
                <text:p>959.9763</text:p>
              </table:table-cell>
              <table:table-cell office:value-type="float" office:value="517.5044">
                <text:p>517.5044</text:p>
              </table:table-cell>
              <table:table-cell office:value-type="float" office:value="1778.9953">
                <text:p>1778.9953</text:p>
              </table:table-cell>
              <table:table-cell office:value-type="float" office:value="1056.1357">
                <text:p>1056.1357</text:p>
              </table:table-cell>
              <table:table-cell office:value-type="float" office:value="2461.5915">
                <text:p>2461.5915</text:p>
              </table:table-cell>
              <table:table-cell office:value-type="float" office:value="1773.0545">
                <text:p>1773.0545</text:p>
              </table:table-cell>
              <table:table-cell office:value-type="float" office:value="2995.2312">
                <text:p>2995.23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21.9497">
                <text:p>1621.9497</text:p>
              </table:table-cell>
              <table:table-cell office:value-type="float" office:value="3378.0503">
                <text:p>3378.0503</text:p>
              </table:table-cell>
              <table:table-cell office:value-type="float" office:value="-157.3274">
                <text:p>-157.3274</text:p>
              </table:table-cell>
              <table:table-cell office:value-type="float" office:value="1808.801">
                <text:p>1808.801</text:p>
              </table:table-cell>
              <table:table-cell office:value-type="float" office:value="446.8901">
                <text:p>446.8901</text:p>
              </table:table-cell>
              <table:table-cell office:value-type="float" office:value="816.8483">
                <text:p>816.8483</text:p>
              </table:table-cell>
              <table:table-cell office:value-type="float" office:value="1602.2414">
                <text:p>1602.2414</text:p>
              </table:table-cell>
              <table:table-cell office:value-type="float" office:value="3289.1695">
                <text:p>3289.1695</text:p>
              </table:table-cell>
              <table:table-cell office:value-type="float" office:value="839.3652">
                <text:p>839.3652</text:p>
              </table:table-cell>
              <table:table-cell office:value-type="float" office:value="2380.3054">
                <text:p>2380.3054</text:p>
              </table:table-cell>
              <table:table-cell office:value-type="float" office:value="-14.6677">
                <text:p>-14.6677</text:p>
              </table:table-cell>
              <table:table-cell office:value-type="float" office:value="134.0281">
                <text:p>134.0281</text:p>
              </table:table-cell>
              <table:table-cell office:value-type="float" office:value="262.145">
                <text:p>262.145</text:p>
              </table:table-cell>
              <table:table-cell office:value-type="float" office:value="963.6884">
                <text:p>963.6884</text:p>
              </table:table-cell>
              <table:table-cell office:value-type="float" office:value="519.9278">
                <text:p>519.9278</text:p>
              </table:table-cell>
              <table:table-cell office:value-type="float" office:value="1781.8571">
                <text:p>1781.8571</text:p>
              </table:table-cell>
              <table:table-cell office:value-type="float" office:value="1059.489">
                <text:p>1059.489</text:p>
              </table:table-cell>
              <table:table-cell office:value-type="float" office:value="2463.2701">
                <text:p>2463.2701</text:p>
              </table:table-cell>
              <table:table-cell office:value-type="float" office:value="1776.0883">
                <text:p>1776.0883</text:p>
              </table:table-cell>
              <table:table-cell office:value-type="float" office:value="2997.4354">
                <text:p>2997.43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84.4854">
                <text:p>1584.4854</text:p>
              </table:table-cell>
              <table:table-cell office:value-type="float" office:value="3376.4146">
                <text:p>3376.4146</text:p>
              </table:table-cell>
              <table:table-cell office:value-type="float" office:value="-194.0079">
                <text:p>-194.0079</text:p>
              </table:table-cell>
              <table:table-cell office:value-type="float" office:value="1801.0043">
                <text:p>1801.0043</text:p>
              </table:table-cell>
              <table:table-cell office:value-type="float" office:value="483.2762">
                <text:p>483.2762</text:p>
              </table:table-cell>
              <table:table-cell office:value-type="float" office:value="825.9203">
                <text:p>825.9203</text:p>
              </table:table-cell>
              <table:table-cell office:value-type="float" office:value="1574.8156">
                <text:p>1574.8156</text:p>
              </table:table-cell>
              <table:table-cell office:value-type="float" office:value="3314.7445">
                <text:p>3314.7445</text:p>
              </table:table-cell>
              <table:table-cell office:value-type="float" office:value="867.6668">
                <text:p>867.6668</text:p>
              </table:table-cell>
              <table:table-cell office:value-type="float" office:value="2355.7032">
                <text:p>2355.7032</text:p>
              </table:table-cell>
              <table:table-cell office:value-type="float" office:value="-14.4803">
                <text:p>-14.4803</text:p>
              </table:table-cell>
              <table:table-cell office:value-type="float" office:value="137.7734">
                <text:p>137.7734</text:p>
              </table:table-cell>
              <table:table-cell office:value-type="float" office:value="262.7906">
                <text:p>262.7906</text:p>
              </table:table-cell>
              <table:table-cell office:value-type="float" office:value="967.3824">
                <text:p>967.3824</text:p>
              </table:table-cell>
              <table:table-cell office:value-type="float" office:value="522.4877">
                <text:p>522.4877</text:p>
              </table:table-cell>
              <table:table-cell office:value-type="float" office:value="1784.5975">
                <text:p>1784.5975</text:p>
              </table:table-cell>
              <table:table-cell office:value-type="float" office:value="1062.7185">
                <text:p>1062.7185</text:p>
              </table:table-cell>
              <table:table-cell office:value-type="float" office:value="2465.1762">
                <text:p>2465.1762</text:p>
              </table:table-cell>
              <table:table-cell office:value-type="float" office:value="1779.0842">
                <text:p>1779.0842</text:p>
              </table:table-cell>
              <table:table-cell office:value-type="float" office:value="2999.691">
                <text:p>2999.6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47.1281">
                <text:p>1547.1281</text:p>
              </table:table-cell>
              <table:table-cell office:value-type="float" office:value="3373.1463">
                <text:p>3373.1463</text:p>
              </table:table-cell>
              <table:table-cell office:value-type="float" office:value="-230.3134">
                <text:p>-230.3134</text:p>
              </table:table-cell>
              <table:table-cell office:value-type="float" office:value="1791.6151">
                <text:p>1791.6151</text:p>
              </table:table-cell>
              <table:table-cell office:value-type="float" office:value="520.0234">
                <text:p>520.0234</text:p>
              </table:table-cell>
              <table:table-cell office:value-type="float" office:value="833.3966">
                <text:p>833.3966</text:p>
              </table:table-cell>
              <table:table-cell office:value-type="float" office:value="1546.3004">
                <text:p>1546.3004</text:p>
              </table:table-cell>
              <table:table-cell office:value-type="float" office:value="3339.0988">
                <text:p>3339.0988</text:p>
              </table:table-cell>
              <table:table-cell office:value-type="float" office:value="897.0146">
                <text:p>897.0146</text:p>
              </table:table-cell>
              <table:table-cell office:value-type="float" office:value="2332.3589">
                <text:p>2332.3589</text:p>
              </table:table-cell>
              <table:table-cell office:value-type="float" office:value="-14.1638">
                <text:p>-14.1638</text:p>
              </table:table-cell>
              <table:table-cell office:value-type="float" office:value="141.5101">
                <text:p>141.5101</text:p>
              </table:table-cell>
              <table:table-cell office:value-type="float" office:value="263.5621">
                <text:p>263.5621</text:p>
              </table:table-cell>
              <table:table-cell office:value-type="float" office:value="971.0522">
                <text:p>971.0522</text:p>
              </table:table-cell>
              <table:table-cell office:value-type="float" office:value="525.0695">
                <text:p>525.0695</text:p>
              </table:table-cell>
              <table:table-cell office:value-type="float" office:value="1787.3171">
                <text:p>1787.3171</text:p>
              </table:table-cell>
              <table:table-cell office:value-type="float" office:value="1066.0184">
                <text:p>1066.0184</text:p>
              </table:table-cell>
              <table:table-cell office:value-type="float" office:value="2466.9575">
                <text:p>2466.9575</text:p>
              </table:table-cell>
              <table:table-cell office:value-type="float" office:value="1782.2222">
                <text:p>1782.2222</text:p>
              </table:table-cell>
              <table:table-cell office:value-type="float" office:value="3001.744">
                <text:p>3001.7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09.9489">
                <text:p>1509.9489</text:p>
              </table:table-cell>
              <table:table-cell office:value-type="float" office:value="3368.2515">
                <text:p>3368.2515</text:p>
              </table:table-cell>
              <table:table-cell office:value-type="float" office:value="-266.1749">
                <text:p>-266.1749</text:p>
              </table:table-cell>
              <table:table-cell office:value-type="float" office:value="1780.6511">
                <text:p>1780.6511</text:p>
              </table:table-cell>
              <table:table-cell office:value-type="float" office:value="557.0617">
                <text:p>557.0617</text:p>
              </table:table-cell>
              <table:table-cell office:value-type="float" office:value="839.2629">
                <text:p>839.2629</text:p>
              </table:table-cell>
              <table:table-cell office:value-type="float" office:value="1516.75">
                <text:p>1516.75</text:p>
              </table:table-cell>
              <table:table-cell office:value-type="float" office:value="3362.1861">
                <text:p>3362.1861</text:p>
              </table:table-cell>
              <table:table-cell office:value-type="float" office:value="927.3527">
                <text:p>927.3527</text:p>
              </table:table-cell>
              <table:table-cell office:value-type="float" office:value="2310.317">
                <text:p>2310.317</text:p>
              </table:table-cell>
              <table:table-cell office:value-type="float" office:value="-13.731">
                <text:p>-13.731</text:p>
              </table:table-cell>
              <table:table-cell office:value-type="float" office:value="145.235">
                <text:p>145.235</text:p>
              </table:table-cell>
              <table:table-cell office:value-type="float" office:value="264.2312">
                <text:p>264.2312</text:p>
              </table:table-cell>
              <table:table-cell office:value-type="float" office:value="974.742">
                <text:p>974.742</text:p>
              </table:table-cell>
              <table:table-cell office:value-type="float" office:value="527.5919">
                <text:p>527.5919</text:p>
              </table:table-cell>
              <table:table-cell office:value-type="float" office:value="1790.0921">
                <text:p>1790.0921</text:p>
              </table:table-cell>
              <table:table-cell office:value-type="float" office:value="1069.2821">
                <text:p>1069.2821</text:p>
              </table:table-cell>
              <table:table-cell office:value-type="float" office:value="2468.8043">
                <text:p>2468.8043</text:p>
              </table:table-cell>
              <table:table-cell office:value-type="float" office:value="1785.2264">
                <text:p>1785.2264</text:p>
              </table:table-cell>
              <table:table-cell office:value-type="float" office:value="3003.9884">
                <text:p>3003.98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73.0186">
                <text:p>1473.0186</text:p>
              </table:table-cell>
              <table:table-cell office:value-type="float" office:value="3361.7397">
                <text:p>3361.7397</text:p>
              </table:table-cell>
              <table:table-cell office:value-type="float" office:value="-301.5239">
                <text:p>-301.5239</text:p>
              </table:table-cell>
              <table:table-cell office:value-type="float" office:value="1768.1334">
                <text:p>1768.1334</text:p>
              </table:table-cell>
              <table:table-cell office:value-type="float" office:value="593.8088">
                <text:p>593.8088</text:p>
              </table:table-cell>
              <table:table-cell office:value-type="float" office:value="846.7392">
                <text:p>846.7392</text:p>
              </table:table-cell>
              <table:table-cell office:value-type="float" office:value="1486.2207">
                <text:p>1486.2207</text:p>
              </table:table-cell>
              <table:table-cell office:value-type="float" office:value="3383.9625">
                <text:p>3383.9625</text:p>
              </table:table-cell>
              <table:table-cell office:value-type="float" office:value="958.6234">
                <text:p>958.6234</text:p>
              </table:table-cell>
              <table:table-cell office:value-type="float" office:value="2289.6193">
                <text:p>2289.6193</text:p>
              </table:table-cell>
              <table:table-cell office:value-type="float" office:value="-13.3398">
                <text:p>-13.3398</text:p>
              </table:table-cell>
              <table:table-cell office:value-type="float" office:value="148.9645">
                <text:p>148.9645</text:p>
              </table:table-cell>
              <table:table-cell office:value-type="float" office:value="265.0507">
                <text:p>265.0507</text:p>
              </table:table-cell>
              <table:table-cell office:value-type="float" office:value="978.4014">
                <text:p>978.4014</text:p>
              </table:table-cell>
              <table:table-cell office:value-type="float" office:value="529.8646">
                <text:p>529.8646</text:p>
              </table:table-cell>
              <table:table-cell office:value-type="float" office:value="1793.0749">
                <text:p>1793.0749</text:p>
              </table:table-cell>
              <table:table-cell office:value-type="float" office:value="1072.6148">
                <text:p>1072.6148</text:p>
              </table:table-cell>
              <table:table-cell office:value-type="float" office:value="2470.5235">
                <text:p>2470.5235</text:p>
              </table:table-cell>
              <table:table-cell office:value-type="float" office:value="1788.2806">
                <text:p>1788.2806</text:p>
              </table:table-cell>
              <table:table-cell office:value-type="float" office:value="3006.1644">
                <text:p>3006.16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36.4075">
                <text:p>1436.4075</text:p>
              </table:table-cell>
              <table:table-cell office:value-type="float" office:value="3353.6232">
                <text:p>3353.6232</text:p>
              </table:table-cell>
              <table:table-cell office:value-type="float" office:value="-336.2933">
                <text:p>-336.2933</text:p>
              </table:table-cell>
              <table:table-cell office:value-type="float" office:value="1754.0856">
                <text:p>1754.0856</text:p>
              </table:table-cell>
              <table:table-cell office:value-type="float" office:value="630.1949">
                <text:p>630.1949</text:p>
              </table:table-cell>
              <table:table-cell office:value-type="float" office:value="855.8113">
                <text:p>855.8113</text:p>
              </table:table-cell>
              <table:table-cell office:value-type="float" office:value="1454.7705">
                <text:p>1454.7705</text:p>
              </table:table-cell>
              <table:table-cell office:value-type="float" office:value="3404.3864">
                <text:p>3404.3864</text:p>
              </table:table-cell>
              <table:table-cell office:value-type="float" office:value="990.7672">
                <text:p>990.7672</text:p>
              </table:table-cell>
              <table:table-cell office:value-type="float" office:value="2270.3054">
                <text:p>2270.3054</text:p>
              </table:table-cell>
              <table:table-cell office:value-type="float" office:value="-12.7067">
                <text:p>-12.7067</text:p>
              </table:table-cell>
              <table:table-cell office:value-type="float" office:value="152.6607">
                <text:p>152.6607</text:p>
              </table:table-cell>
              <table:table-cell office:value-type="float" office:value="265.861">
                <text:p>265.861</text:p>
              </table:table-cell>
              <table:table-cell office:value-type="float" office:value="982.0628">
                <text:p>982.0628</text:p>
              </table:table-cell>
              <table:table-cell office:value-type="float" office:value="531.8845">
                <text:p>531.8845</text:p>
              </table:table-cell>
              <table:table-cell office:value-type="float" office:value="1796.2344">
                <text:p>1796.2344</text:p>
              </table:table-cell>
              <table:table-cell office:value-type="float" office:value="1075.9329">
                <text:p>1075.9329</text:p>
              </table:table-cell>
              <table:table-cell office:value-type="float" office:value="2472.2708">
                <text:p>2472.2708</text:p>
              </table:table-cell>
              <table:table-cell office:value-type="float" office:value="1791.3742">
                <text:p>1791.3742</text:p>
              </table:table-cell>
              <table:table-cell office:value-type="float" office:value="3008.2837">
                <text:p>3008.28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00.1853">
                <text:p>1400.1853</text:p>
              </table:table-cell>
              <table:table-cell office:value-type="float" office:value="3343.9175">
                <text:p>3343.9175</text:p>
              </table:table-cell>
              <table:table-cell office:value-type="float" office:value="-370.4169">
                <text:p>-370.4169</text:p>
              </table:table-cell>
              <table:table-cell office:value-type="float" office:value="1738.5346">
                <text:p>1738.5346</text:p>
              </table:table-cell>
              <table:table-cell office:value-type="float" office:value="666.1507">
                <text:p>666.1507</text:p>
              </table:table-cell>
              <table:table-cell office:value-type="float" office:value="866.4619">
                <text:p>866.4619</text:p>
              </table:table-cell>
              <table:table-cell office:value-type="float" office:value="1422.4594">
                <text:p>1422.4594</text:p>
              </table:table-cell>
              <table:table-cell office:value-type="float" office:value="3423.4191">
                <text:p>3423.4191</text:p>
              </table:table-cell>
              <table:table-cell office:value-type="float" office:value="1023.7228">
                <text:p>1023.7228</text:p>
              </table:table-cell>
              <table:table-cell office:value-type="float" office:value="2252.4119">
                <text:p>2252.4119</text:p>
              </table:table-cell>
              <table:table-cell office:value-type="float" office:value="-12.1682">
                <text:p>-12.1682</text:p>
              </table:table-cell>
              <table:table-cell office:value-type="float" office:value="156.3718">
                <text:p>156.3718</text:p>
              </table:table-cell>
              <table:table-cell office:value-type="float" office:value="266.6531">
                <text:p>266.6531</text:p>
              </table:table-cell>
              <table:table-cell office:value-type="float" office:value="985.7282">
                <text:p>985.7282</text:p>
              </table:table-cell>
              <table:table-cell office:value-type="float" office:value="533.7329">
                <text:p>533.7329</text:p>
              </table:table-cell>
              <table:table-cell office:value-type="float" office:value="1799.4972">
                <text:p>1799.4972</text:p>
              </table:table-cell>
              <table:table-cell office:value-type="float" office:value="1079.26">
                <text:p>1079.26</text:p>
              </table:table-cell>
              <table:table-cell office:value-type="float" office:value="2474.0006">
                <text:p>2474.0006</text:p>
              </table:table-cell>
              <table:table-cell office:value-type="float" office:value="1794.3156">
                <text:p>1794.3156</text:p>
              </table:table-cell>
              <table:table-cell office:value-type="float" office:value="3010.6099">
                <text:p>3010.60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64.4209">
                <text:p>1364.4209</text:p>
              </table:table-cell>
              <table:table-cell office:value-type="float" office:value="3332.6411">
                <text:p>3332.6411</text:p>
              </table:table-cell>
              <table:table-cell office:value-type="float" office:value="-403.8296">
                <text:p>-403.8296</text:p>
              </table:table-cell>
              <table:table-cell office:value-type="float" office:value="1721.51">
                <text:p>1721.51</text:p>
              </table:table-cell>
              <table:table-cell office:value-type="float" office:value="701.6076">
                <text:p>701.6076</text:p>
              </table:table-cell>
              <table:table-cell office:value-type="float" office:value="878.6707">
                <text:p>878.6707</text:p>
              </table:table-cell>
              <table:table-cell office:value-type="float" office:value="1389.3489">
                <text:p>1389.3489</text:p>
              </table:table-cell>
              <table:table-cell office:value-type="float" office:value="3441.0243">
                <text:p>3441.0243</text:p>
              </table:table-cell>
              <table:table-cell office:value-type="float" office:value="1057.4276">
                <text:p>1057.4276</text:p>
              </table:table-cell>
              <table:table-cell office:value-type="float" office:value="2235.973">
                <text:p>2235.973</text:p>
              </table:table-cell>
              <table:table-cell office:value-type="float" office:value="-11.3445">
                <text:p>-11.3445</text:p>
              </table:table-cell>
              <table:table-cell office:value-type="float" office:value="160.0303">
                <text:p>160.0303</text:p>
              </table:table-cell>
              <table:table-cell office:value-type="float" office:value="267.233">
                <text:p>267.233</text:p>
              </table:table-cell>
              <table:table-cell office:value-type="float" office:value="989.4331">
                <text:p>989.4331</text:p>
              </table:table-cell>
              <table:table-cell office:value-type="float" office:value="535.7196">
                <text:p>535.7196</text:p>
              </table:table-cell>
              <table:table-cell office:value-type="float" office:value="1802.6777">
                <text:p>1802.6777</text:p>
              </table:table-cell>
              <table:table-cell office:value-type="float" office:value="1082.6504">
                <text:p>1082.6504</text:p>
              </table:table-cell>
              <table:table-cell office:value-type="float" office:value="2475.6031">
                <text:p>2475.6031</text:p>
              </table:table-cell>
              <table:table-cell office:value-type="float" office:value="1797.2406">
                <text:p>1797.2406</text:p>
              </table:table-cell>
              <table:table-cell office:value-type="float" office:value="3012.9565">
                <text:p>3012.95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9.1824">
                <text:p>1329.1824</text:p>
              </table:table-cell>
              <table:table-cell office:value-type="float" office:value="3319.8153">
                <text:p>3319.8153</text:p>
              </table:table-cell>
              <table:table-cell office:value-type="float" office:value="-436.4679">
                <text:p>-436.4679</text:p>
              </table:table-cell>
              <table:table-cell office:value-type="float" office:value="1703.0441">
                <text:p>1703.0441</text:p>
              </table:table-cell>
              <table:table-cell office:value-type="float" office:value="736.4983">
                <text:p>736.4983</text:p>
              </table:table-cell>
              <table:table-cell office:value-type="float" office:value="892.4145">
                <text:p>892.4145</text:p>
              </table:table-cell>
              <table:table-cell office:value-type="float" office:value="1355.5019">
                <text:p>1355.5019</text:p>
              </table:table-cell>
              <table:table-cell office:value-type="float" office:value="3457.1685">
                <text:p>3457.1685</text:p>
              </table:table-cell>
              <table:table-cell office:value-type="float" office:value="1090.3833">
                <text:p>1090.3833</text:p>
              </table:table-cell>
              <table:table-cell office:value-type="float" office:value="2218.0796">
                <text:p>2218.0796</text:p>
              </table:table-cell>
              <table:table-cell office:value-type="float" office:value="-10.4314">
                <text:p>-10.4314</text:p>
              </table:table-cell>
              <table:table-cell office:value-type="float" office:value="163.6674">
                <text:p>163.6674</text:p>
              </table:table-cell>
              <table:table-cell office:value-type="float" office:value="268.0639">
                <text:p>268.0639</text:p>
              </table:table-cell>
              <table:table-cell office:value-type="float" office:value="993.0898">
                <text:p>993.0898</text:p>
              </table:table-cell>
              <table:table-cell office:value-type="float" office:value="537.7001">
                <text:p>537.7001</text:p>
              </table:table-cell>
              <table:table-cell office:value-type="float" office:value="1805.862">
                <text:p>1805.862</text:p>
              </table:table-cell>
              <table:table-cell office:value-type="float" office:value="1085.9148">
                <text:p>1085.9148</text:p>
              </table:table-cell>
              <table:table-cell office:value-type="float" office:value="2477.4488">
                <text:p>2477.4488</text:p>
              </table:table-cell>
              <table:table-cell office:value-type="float" office:value="1800.002">
                <text:p>1800.002</text:p>
              </table:table-cell>
              <table:table-cell office:value-type="float" office:value="3015.4937">
                <text:p>3015.49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94.5369">
                <text:p>1294.5369</text:p>
              </table:table-cell>
              <table:table-cell office:value-type="float" office:value="3305.4647">
                <text:p>3305.4647</text:p>
              </table:table-cell>
              <table:table-cell office:value-type="float" office:value="-468.2697">
                <text:p>-468.2697</text:p>
              </table:table-cell>
              <table:table-cell office:value-type="float" office:value="1683.1721">
                <text:p>1683.1721</text:p>
              </table:table-cell>
              <table:table-cell office:value-type="float" office:value="770.7562">
                <text:p>770.7562</text:p>
              </table:table-cell>
              <table:table-cell office:value-type="float" office:value="907.6671">
                <text:p>907.6671</text:p>
              </table:table-cell>
              <table:table-cell office:value-type="float" office:value="1320.983">
                <text:p>1320.983</text:p>
              </table:table-cell>
              <table:table-cell office:value-type="float" office:value="3471.8209">
                <text:p>3471.8209</text:p>
              </table:table-cell>
              <table:table-cell office:value-type="float" office:value="1122.527">
                <text:p>1122.527</text:p>
              </table:table-cell>
              <table:table-cell office:value-type="float" office:value="2198.7656">
                <text:p>2198.7656</text:p>
              </table:table-cell>
              <table:table-cell office:value-type="float" office:value="-9.3952">
                <text:p>-9.3952</text:p>
              </table:table-cell>
              <table:table-cell office:value-type="float" office:value="167.2714">
                <text:p>167.2714</text:p>
              </table:table-cell>
              <table:table-cell office:value-type="float" office:value="268.6643">
                <text:p>268.6643</text:p>
              </table:table-cell>
              <table:table-cell office:value-type="float" office:value="996.7915">
                <text:p>996.7915</text:p>
              </table:table-cell>
              <table:table-cell office:value-type="float" office:value="539.5003">
                <text:p>539.5003</text:p>
              </table:table-cell>
              <table:table-cell office:value-type="float" office:value="1809.1517">
                <text:p>1809.1517</text:p>
              </table:table-cell>
              <table:table-cell office:value-type="float" office:value="1089.0393">
                <text:p>1089.0393</text:p>
              </table:table-cell>
              <table:table-cell office:value-type="float" office:value="2479.5224">
                <text:p>2479.5224</text:p>
              </table:table-cell>
              <table:table-cell office:value-type="float" office:value="1802.7644">
                <text:p>1802.7644</text:p>
              </table:table-cell>
              <table:table-cell office:value-type="float" office:value="3018.0298">
                <text:p>3018.02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60.5504">
                <text:p>1260.5504</text:p>
              </table:table-cell>
              <table:table-cell office:value-type="float" office:value="3289.6165">
                <text:p>3289.6165</text:p>
              </table:table-cell>
              <table:table-cell office:value-type="float" office:value="-499.1745">
                <text:p>-499.1745</text:p>
              </table:table-cell>
              <table:table-cell office:value-type="float" office:value="1661.9319">
                <text:p>1661.9319</text:p>
              </table:table-cell>
              <table:table-cell office:value-type="float" office:value="804.3163">
                <text:p>804.3163</text:p>
              </table:table-cell>
              <table:table-cell office:value-type="float" office:value="924.3995">
                <text:p>924.3995</text:p>
              </table:table-cell>
              <table:table-cell office:value-type="float" office:value="1285.8578">
                <text:p>1285.8578</text:p>
              </table:table-cell>
              <table:table-cell office:value-type="float" office:value="3484.9536">
                <text:p>3484.9536</text:p>
              </table:table-cell>
              <table:table-cell office:value-type="float" office:value="1155.4827">
                <text:p>1155.4827</text:p>
              </table:table-cell>
              <table:table-cell office:value-type="float" office:value="2180.8722">
                <text:p>2180.8722</text:p>
              </table:table-cell>
              <table:table-cell office:value-type="float" office:value="-8.5394">
                <text:p>-8.5394</text:p>
              </table:table-cell>
              <table:table-cell office:value-type="float" office:value="170.9224">
                <text:p>170.9224</text:p>
              </table:table-cell>
              <table:table-cell office:value-type="float" office:value="269.5411">
                <text:p>269.5411</text:p>
              </table:table-cell>
              <table:table-cell office:value-type="float" office:value="1000.4375">
                <text:p>1000.4375</text:p>
              </table:table-cell>
              <table:table-cell office:value-type="float" office:value="541.4781">
                <text:p>541.4781</text:p>
              </table:table-cell>
              <table:table-cell office:value-type="float" office:value="1812.3377">
                <text:p>1812.3377</text:p>
              </table:table-cell>
              <table:table-cell office:value-type="float" office:value="1092.0664">
                <text:p>1092.0664</text:p>
              </table:table-cell>
              <table:table-cell office:value-type="float" office:value="2481.7358">
                <text:p>2481.7358</text:p>
              </table:table-cell>
              <table:table-cell office:value-type="float" office:value="1805.5262">
                <text:p>1805.5262</text:p>
              </table:table-cell>
              <table:table-cell office:value-type="float" office:value="3020.5665">
                <text:p>3020.56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27.2875">
                <text:p>1227.2875</text:p>
              </table:table-cell>
              <table:table-cell office:value-type="float" office:value="3272.3009">
                <text:p>3272.3009</text:p>
              </table:table-cell>
              <table:table-cell office:value-type="float" office:value="-529.1233">
                <text:p>-529.1233</text:p>
              </table:table-cell>
              <table:table-cell office:value-type="float" office:value="1639.3638">
                <text:p>1639.3638</text:p>
              </table:table-cell>
              <table:table-cell office:value-type="float" office:value="837.1145">
                <text:p>837.1145</text:p>
              </table:table-cell>
              <table:table-cell office:value-type="float" office:value="942.5799">
                <text:p>942.5799</text:p>
              </table:table-cell>
              <table:table-cell office:value-type="float" office:value="1250.1932">
                <text:p>1250.1932</text:p>
              </table:table-cell>
              <table:table-cell office:value-type="float" office:value="3496.5418">
                <text:p>3496.5418</text:p>
              </table:table-cell>
              <table:table-cell office:value-type="float" office:value="1189.1875">
                <text:p>1189.1875</text:p>
              </table:table-cell>
              <table:table-cell office:value-type="float" office:value="2164.4333">
                <text:p>2164.4333</text:p>
              </table:table-cell>
              <table:table-cell office:value-type="float" office:value="-7.379">
                <text:p>-7.379</text:p>
              </table:table-cell>
              <table:table-cell office:value-type="float" office:value="174.4884">
                <text:p>174.4884</text:p>
              </table:table-cell>
              <table:table-cell office:value-type="float" office:value="270.6245">
                <text:p>270.6245</text:p>
              </table:table-cell>
              <table:table-cell office:value-type="float" office:value="1004.0276">
                <text:p>1004.0276</text:p>
              </table:table-cell>
              <table:table-cell office:value-type="float" office:value="543.6302">
                <text:p>543.6302</text:p>
              </table:table-cell>
              <table:table-cell office:value-type="float" office:value="1815.4087">
                <text:p>1815.4087</text:p>
              </table:table-cell>
              <table:table-cell office:value-type="float" office:value="1095.1028">
                <text:p>1095.1028</text:p>
              </table:table-cell>
              <table:table-cell office:value-type="float" office:value="2483.9364">
                <text:p>2483.9364</text:p>
              </table:table-cell>
              <table:table-cell office:value-type="float" office:value="1808.0574">
                <text:p>1808.0574</text:p>
              </table:table-cell>
              <table:table-cell office:value-type="float" office:value="3023.3333">
                <text:p>3023.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94.8115">
                <text:p>1194.8115</text:p>
              </table:table-cell>
              <table:table-cell office:value-type="float" office:value="3253.5509">
                <text:p>3253.5509</text:p>
              </table:table-cell>
              <table:table-cell office:value-type="float" office:value="-558.0592">
                <text:p>-558.0592</text:p>
              </table:table-cell>
              <table:table-cell office:value-type="float" office:value="1615.5109">
                <text:p>1615.5109</text:p>
              </table:table-cell>
              <table:table-cell office:value-type="float" office:value="869.0885">
                <text:p>869.0885</text:p>
              </table:table-cell>
              <table:table-cell office:value-type="float" office:value="962.1736">
                <text:p>962.1736</text:p>
              </table:table-cell>
              <table:table-cell office:value-type="float" office:value="1214.057">
                <text:p>1214.057</text:p>
              </table:table-cell>
              <table:table-cell office:value-type="float" office:value="3506.5632">
                <text:p>3506.5632</text:p>
              </table:table-cell>
              <table:table-cell office:value-type="float" office:value="1223.5772">
                <text:p>1223.5772</text:p>
              </table:table-cell>
              <table:table-cell office:value-type="float" office:value="2149.4802">
                <text:p>2149.4802</text:p>
              </table:table-cell>
              <table:table-cell office:value-type="float" office:value="-6.1249">
                <text:p>-6.1249</text:p>
              </table:table-cell>
              <table:table-cell office:value-type="float" office:value="178.0225">
                <text:p>178.0225</text:p>
              </table:table-cell>
              <table:table-cell office:value-type="float" office:value="271.4354">
                <text:p>271.4354</text:p>
              </table:table-cell>
              <table:table-cell office:value-type="float" office:value="1007.6889">
                <text:p>1007.6889</text:p>
              </table:table-cell>
              <table:table-cell office:value-type="float" office:value="545.6199">
                <text:p>545.6199</text:p>
              </table:table-cell>
              <table:table-cell office:value-type="float" office:value="1818.5873">
                <text:p>1818.5873</text:p>
              </table:table-cell>
              <table:table-cell office:value-type="float" office:value="1098.2934">
                <text:p>1098.2934</text:p>
              </table:table-cell>
              <table:table-cell office:value-type="float" office:value="2485.9068">
                <text:p>2485.9068</text:p>
              </table:table-cell>
              <table:table-cell office:value-type="float" office:value="1810.5993">
                <text:p>1810.5993</text:p>
              </table:table-cell>
              <table:table-cell office:value-type="float" office:value="3026.0904">
                <text:p>3026.09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63.1843">
                <text:p>1163.1843</text:p>
              </table:table-cell>
              <table:table-cell office:value-type="float" office:value="3233.4022">
                <text:p>3233.4022</text:p>
              </table:table-cell>
              <table:table-cell office:value-type="float" office:value="-585.9272">
                <text:p>-585.9272</text:p>
              </table:table-cell>
              <table:table-cell office:value-type="float" office:value="1590.4185">
                <text:p>1590.4185</text:p>
              </table:table-cell>
              <table:table-cell office:value-type="float" office:value="900.1774">
                <text:p>900.1774</text:p>
              </table:table-cell>
              <table:table-cell office:value-type="float" office:value="983.1433">
                <text:p>983.1433</text:p>
              </table:table-cell>
              <table:table-cell office:value-type="float" office:value="1177.5182">
                <text:p>1177.5182</text:p>
              </table:table-cell>
              <table:table-cell office:value-type="float" office:value="3514.9989">
                <text:p>3514.9989</text:p>
              </table:table-cell>
              <table:table-cell office:value-type="float" office:value="1258.5865">
                <text:p>1258.5865</text:p>
              </table:table-cell>
              <table:table-cell office:value-type="float" office:value="2136.0414">
                <text:p>2136.0414</text:p>
              </table:table-cell>
              <table:table-cell office:value-type="float" office:value="-4.6267">
                <text:p>-4.6267</text:p>
              </table:table-cell>
              <table:table-cell office:value-type="float" office:value="181.4602">
                <text:p>181.4602</text:p>
              </table:table-cell>
              <table:table-cell office:value-type="float" office:value="271.9592">
                <text:p>271.9592</text:p>
              </table:table-cell>
              <table:table-cell office:value-type="float" office:value="1011.4021">
                <text:p>1011.4021</text:p>
              </table:table-cell>
              <table:table-cell office:value-type="float" office:value="547.8642">
                <text:p>547.8642</text:p>
              </table:table-cell>
              <table:table-cell office:value-type="float" office:value="1821.5916">
                <text:p>1821.5916</text:p>
              </table:table-cell>
              <table:table-cell office:value-type="float" office:value="1101.604">
                <text:p>1101.604</text:p>
              </table:table-cell>
              <table:table-cell office:value-type="float" office:value="2487.6681">
                <text:p>2487.6681</text:p>
              </table:table-cell>
              <table:table-cell office:value-type="float" office:value="1813.2912">
                <text:p>1813.2912</text:p>
              </table:table-cell>
              <table:table-cell office:value-type="float" office:value="3028.7011">
                <text:p>3028.70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32.4661">
                <text:p>1132.4661</text:p>
              </table:table-cell>
              <table:table-cell office:value-type="float" office:value="3211.8931">
                <text:p>3211.8931</text:p>
              </table:table-cell>
              <table:table-cell office:value-type="float" office:value="-612.6741">
                <text:p>-612.6741</text:p>
              </table:table-cell>
              <table:table-cell office:value-type="float" office:value="1564.1344">
                <text:p>1564.1344</text:p>
              </table:table-cell>
              <table:table-cell office:value-type="float" office:value="930.3221">
                <text:p>930.3221</text:p>
              </table:table-cell>
              <table:table-cell office:value-type="float" office:value="1005.4492">
                <text:p>1005.4492</text:p>
              </table:table-cell>
              <table:table-cell office:value-type="float" office:value="1140.6461">
                <text:p>1140.6461</text:p>
              </table:table-cell>
              <table:table-cell office:value-type="float" office:value="3521.8327">
                <text:p>3521.8327</text:p>
              </table:table-cell>
              <table:table-cell office:value-type="float" office:value="1294.1486">
                <text:p>1294.1486</text:p>
              </table:table-cell>
              <table:table-cell office:value-type="float" office:value="2124.1425">
                <text:p>2124.1425</text:p>
              </table:table-cell>
              <table:table-cell office:value-type="float" office:value="-2.9034">
                <text:p>-2.9034</text:p>
              </table:table-cell>
              <table:table-cell office:value-type="float" office:value="184.7908">
                <text:p>184.7908</text:p>
              </table:table-cell>
              <table:table-cell office:value-type="float" office:value="272.6185">
                <text:p>272.6185</text:p>
              </table:table-cell>
              <table:table-cell office:value-type="float" office:value="1015.0937">
                <text:p>1015.0937</text:p>
              </table:table-cell>
              <table:table-cell office:value-type="float" office:value="550.1904">
                <text:p>550.1904</text:p>
              </table:table-cell>
              <table:table-cell office:value-type="float" office:value="1824.5329">
                <text:p>1824.5329</text:p>
              </table:table-cell>
              <table:table-cell office:value-type="float" office:value="1105.0115">
                <text:p>1105.0115</text:p>
              </table:table-cell>
              <table:table-cell office:value-type="float" office:value="2489.2339">
                <text:p>2489.2339</text:p>
              </table:table-cell>
              <table:table-cell office:value-type="float" office:value="1815.9349">
                <text:p>1815.9349</text:p>
              </table:table-cell>
              <table:table-cell office:value-type="float" office:value="3031.3607">
                <text:p>3031.36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02.7154">
                <text:p>1102.7154</text:p>
              </table:table-cell>
              <table:table-cell office:value-type="float" office:value="3189.0645">
                <text:p>3189.0645</text:p>
              </table:table-cell>
              <table:table-cell office:value-type="float" office:value="-638.249">
                <text:p>-638.249</text:p>
              </table:table-cell>
              <table:table-cell office:value-type="float" office:value="1536.7086">
                <text:p>1536.7086</text:p>
              </table:table-cell>
              <table:table-cell office:value-type="float" office:value="959.465">
                <text:p>959.465</text:p>
              </table:table-cell>
              <table:table-cell office:value-type="float" office:value="1029.0487">
                <text:p>1029.0487</text:p>
              </table:table-cell>
              <table:table-cell office:value-type="float" office:value="1103.5111">
                <text:p>1103.5111</text:p>
              </table:table-cell>
              <table:table-cell office:value-type="float" office:value="3527.0517">
                <text:p>3527.0517</text:p>
              </table:table-cell>
              <table:table-cell office:value-type="float" office:value="1330.1959">
                <text:p>1330.1959</text:p>
              </table:table-cell>
              <table:table-cell office:value-type="float" office:value="2113.8061">
                <text:p>2113.8061</text:p>
              </table:table-cell>
              <table:table-cell office:value-type="float" office:value="-1.0491">
                <text:p>-1.0491</text:p>
              </table:table-cell>
              <table:table-cell office:value-type="float" office:value="188.0502">
                <text:p>188.0502</text:p>
              </table:table-cell>
              <table:table-cell office:value-type="float" office:value="273.1386">
                <text:p>273.1386</text:p>
              </table:table-cell>
              <table:table-cell office:value-type="float" office:value="1018.8075">
                <text:p>1018.8075</text:p>
              </table:table-cell>
              <table:table-cell office:value-type="float" office:value="552.6981">
                <text:p>552.6981</text:p>
              </table:table-cell>
              <table:table-cell office:value-type="float" office:value="1827.3211">
                <text:p>1827.3211</text:p>
              </table:table-cell>
              <table:table-cell office:value-type="float" office:value="1108.4409">
                <text:p>1108.4409</text:p>
              </table:table-cell>
              <table:table-cell office:value-type="float" office:value="2490.7512">
                <text:p>2490.7512</text:p>
              </table:table-cell>
              <table:table-cell office:value-type="float" office:value="1818.4124">
                <text:p>1818.4124</text:p>
              </table:table-cell>
              <table:table-cell office:value-type="float" office:value="3034.1758">
                <text:p>3034.17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73.9887">
                <text:p>1073.9887</text:p>
              </table:table-cell>
              <table:table-cell office:value-type="float" office:value="3164.96">
                <text:p>3164.96</text:p>
              </table:table-cell>
              <table:table-cell office:value-type="float" office:value="-662.6033">
                <text:p>-662.6033</text:p>
              </table:table-cell>
              <table:table-cell office:value-type="float" office:value="1508.1934">
                <text:p>1508.1934</text:p>
              </table:table-cell>
              <table:table-cell office:value-type="float" office:value="987.5509">
                <text:p>987.5509</text:p>
              </table:table-cell>
              <table:table-cell office:value-type="float" office:value="1053.8969">
                <text:p>1053.8969</text:p>
              </table:table-cell>
              <table:table-cell office:value-type="float" office:value="1066.1837">
                <text:p>1066.1837</text:p>
              </table:table-cell>
              <table:table-cell office:value-type="float" office:value="3530.6459">
                <text:p>3530.6459</text:p>
              </table:table-cell>
              <table:table-cell office:value-type="float" office:value="1366.6598">
                <text:p>1366.6598</text:p>
              </table:table-cell>
              <table:table-cell office:value-type="float" office:value="2105.0519">
                <text:p>2105.0519</text:p>
              </table:table-cell>
              <table:table-cell office:value-type="float" office:value="0.9523">
                <text:p>0.9523</text:p>
              </table:table-cell>
              <table:table-cell office:value-type="float" office:value="191.2215">
                <text:p>191.2215</text:p>
              </table:table-cell>
              <table:table-cell office:value-type="float" office:value="273.4125">
                <text:p>273.4125</text:p>
              </table:table-cell>
              <table:table-cell office:value-type="float" office:value="1022.5474">
                <text:p>1022.5474</text:p>
              </table:table-cell>
              <table:table-cell office:value-type="float" office:value="555.3499">
                <text:p>555.3499</text:p>
              </table:table-cell>
              <table:table-cell office:value-type="float" office:value="1829.9726">
                <text:p>1829.9726</text:p>
              </table:table-cell>
              <table:table-cell office:value-type="float" office:value="1111.7393">
                <text:p>1111.7393</text:p>
              </table:table-cell>
              <table:table-cell office:value-type="float" office:value="2492.5352">
                <text:p>2492.5352</text:p>
              </table:table-cell>
              <table:table-cell office:value-type="float" office:value="1821.0108">
                <text:p>1821.0108</text:p>
              </table:table-cell>
              <table:table-cell office:value-type="float" office:value="3036.8797">
                <text:p>3036.87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46.3408">
                <text:p>1046.3408</text:p>
              </table:table-cell>
              <table:table-cell office:value-type="float" office:value="3139.6253">
                <text:p>3139.6253</text:p>
              </table:table-cell>
              <table:table-cell office:value-type="float" office:value="-685.6906">
                <text:p>-685.6906</text:p>
              </table:table-cell>
              <table:table-cell office:value-type="float" office:value="1478.643">
                <text:p>1478.643</text:p>
              </table:table-cell>
              <table:table-cell office:value-type="float" office:value="1014.5261">
                <text:p>1014.5261</text:p>
              </table:table-cell>
              <table:table-cell office:value-type="float" office:value="1079.9466">
                <text:p>1079.9466</text:p>
              </table:table-cell>
              <table:table-cell office:value-type="float" office:value="1028.7351">
                <text:p>1028.7351</text:p>
              </table:table-cell>
              <table:table-cell office:value-type="float" office:value="3532.6085">
                <text:p>3532.6085</text:p>
              </table:table-cell>
              <table:table-cell office:value-type="float" office:value="1403.4708">
                <text:p>1403.4708</text:p>
              </table:table-cell>
              <table:table-cell office:value-type="float" office:value="2097.8965">
                <text:p>2097.8965</text:p>
              </table:table-cell>
              <table:table-cell office:value-type="float" office:value="2.8999">
                <text:p>2.8999</text:p>
              </table:table-cell>
              <table:table-cell office:value-type="float" office:value="194.4261">
                <text:p>194.4261</text:p>
              </table:table-cell>
              <table:table-cell office:value-type="float" office:value="274.0049">
                <text:p>274.0049</text:p>
              </table:table-cell>
              <table:table-cell office:value-type="float" office:value="1026.2504">
                <text:p>1026.2504</text:p>
              </table:table-cell>
              <table:table-cell office:value-type="float" office:value="557.8227">
                <text:p>557.8227</text:p>
              </table:table-cell>
              <table:table-cell office:value-type="float" office:value="1832.7917">
                <text:p>1832.7917</text:p>
              </table:table-cell>
              <table:table-cell office:value-type="float" office:value="1114.9248">
                <text:p>1114.9248</text:p>
              </table:table-cell>
              <table:table-cell office:value-type="float" office:value="2494.5139">
                <text:p>2494.5139</text:p>
              </table:table-cell>
              <table:table-cell office:value-type="float" office:value="1823.4361">
                <text:p>1823.4361</text:p>
              </table:table-cell>
              <table:table-cell office:value-type="float" office:value="3039.7398">
                <text:p>3039.73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19.8243">
                <text:p>1019.8243</text:p>
              </table:table-cell>
              <table:table-cell office:value-type="float" office:value="3113.1088">
                <text:p>3113.1088</text:p>
              </table:table-cell>
              <table:table-cell office:value-type="float" office:value="-707.467">
                <text:p>-707.467</text:p>
              </table:table-cell>
              <table:table-cell office:value-type="float" office:value="1448.1137">
                <text:p>1448.1137</text:p>
              </table:table-cell>
              <table:table-cell office:value-type="float" office:value="1042.6119">
                <text:p>1042.6119</text:p>
              </table:table-cell>
              <table:table-cell office:value-type="float" office:value="1104.7949">
                <text:p>1104.7949</text:p>
              </table:table-cell>
              <table:table-cell office:value-type="float" office:value="991.2365">
                <text:p>991.2365</text:p>
              </table:table-cell>
              <table:table-cell office:value-type="float" office:value="3532.9358">
                <text:p>3532.9358</text:p>
              </table:table-cell>
              <table:table-cell office:value-type="float" office:value="1440.5589">
                <text:p>1440.5589</text:p>
              </table:table-cell>
              <table:table-cell office:value-type="float" office:value="2092.3537">
                <text:p>2092.3537</text:p>
              </table:table-cell>
              <table:table-cell office:value-type="float" office:value="4.9974">
                <text:p>4.9974</text:p>
              </table:table-cell>
              <table:table-cell office:value-type="float" office:value="197.5346">
                <text:p>197.5346</text:p>
              </table:table-cell>
              <table:table-cell office:value-type="float" office:value="274.5543">
                <text:p>274.5543</text:p>
              </table:table-cell>
              <table:table-cell office:value-type="float" office:value="1029.9599">
                <text:p>1029.9599</text:p>
              </table:table-cell>
              <table:table-cell office:value-type="float" office:value="560.5011">
                <text:p>560.5011</text:p>
              </table:table-cell>
              <table:table-cell office:value-type="float" office:value="1835.4164">
                <text:p>1835.4164</text:p>
              </table:table-cell>
              <table:table-cell office:value-type="float" office:value="1118.014">
                <text:p>1118.014</text:p>
              </table:table-cell>
              <table:table-cell office:value-type="float" office:value="2496.6398">
                <text:p>2496.6398</text:p>
              </table:table-cell>
              <table:table-cell office:value-type="float" office:value="1825.9204">
                <text:p>1825.9204</text:p>
              </table:table-cell>
              <table:table-cell office:value-type="float" office:value="3042.5489">
                <text:p>3042.54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4.4897">
                <text:p>994.4897</text:p>
              </table:table-cell>
              <table:table-cell office:value-type="float" office:value="3085.4609">
                <text:p>3085.4609</text:p>
              </table:table-cell>
              <table:table-cell office:value-type="float" office:value="-727.8909">
                <text:p>-727.8909</text:p>
              </table:table-cell>
              <table:table-cell office:value-type="float" office:value="1416.6635">
                <text:p>1416.6635</text:p>
              </table:table-cell>
              <table:table-cell office:value-type="float" office:value="1071.7549">
                <text:p>1071.7549</text:p>
              </table:table-cell>
              <table:table-cell office:value-type="float" office:value="1128.3944">
                <text:p>1128.3944</text:p>
              </table:table-cell>
              <table:table-cell office:value-type="float" office:value="953.7594">
                <text:p>953.7594</text:p>
              </table:table-cell>
              <table:table-cell office:value-type="float" office:value="3531.627">
                <text:p>3531.627</text:p>
              </table:table-cell>
              <table:table-cell office:value-type="float" office:value="1477.8535">
                <text:p>1477.8535</text:p>
              </table:table-cell>
              <table:table-cell office:value-type="float" office:value="2088.4339">
                <text:p>2088.4339</text:p>
              </table:table-cell>
              <table:table-cell office:value-type="float" office:value="6.8661">
                <text:p>6.8661</text:p>
              </table:table-cell>
              <table:table-cell office:value-type="float" office:value="200.7859">
                <text:p>200.7859</text:p>
              </table:table-cell>
              <table:table-cell office:value-type="float" office:value="274.7819">
                <text:p>274.7819</text:p>
              </table:table-cell>
              <table:table-cell office:value-type="float" office:value="1033.703">
                <text:p>1033.703</text:p>
              </table:table-cell>
              <table:table-cell office:value-type="float" office:value="563.1568">
                <text:p>563.1568</text:p>
              </table:table-cell>
              <table:table-cell office:value-type="float" office:value="1838.0639">
                <text:p>1838.0639</text:p>
              </table:table-cell>
              <table:table-cell office:value-type="float" office:value="1121.1137">
                <text:p>1121.1137</text:p>
              </table:table-cell>
              <table:table-cell office:value-type="float" office:value="2498.7503">
                <text:p>2498.7503</text:p>
              </table:table-cell>
              <table:table-cell office:value-type="float" office:value="1828.6384">
                <text:p>1828.6384</text:p>
              </table:table-cell>
              <table:table-cell office:value-type="float" office:value="3045.1325">
                <text:p>3045.13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70.3852">
                <text:p>970.3852</text:p>
              </table:table-cell>
              <table:table-cell office:value-type="float" office:value="3056.7343">
                <text:p>3056.7343</text:p>
              </table:table-cell>
              <table:table-cell office:value-type="float" office:value="-746.9236">
                <text:p>-746.9236</text:p>
              </table:table-cell>
              <table:table-cell office:value-type="float" office:value="1384.3524">
                <text:p>1384.3524</text:p>
              </table:table-cell>
              <table:table-cell office:value-type="float" office:value="1099.8408">
                <text:p>1099.8408</text:p>
              </table:table-cell>
              <table:table-cell office:value-type="float" office:value="1153.2426">
                <text:p>1153.2426</text:p>
              </table:table-cell>
              <table:table-cell office:value-type="float" office:value="916.375">
                <text:p>916.375</text:p>
              </table:table-cell>
              <table:table-cell office:value-type="float" office:value="3528.6848">
                <text:p>3528.6848</text:p>
              </table:table-cell>
              <table:table-cell office:value-type="float" office:value="1515.2835">
                <text:p>1515.2835</text:p>
              </table:table-cell>
              <table:table-cell office:value-type="float" office:value="2086.1445">
                <text:p>2086.1445</text:p>
              </table:table-cell>
              <table:table-cell office:value-type="float" office:value="8.8496">
                <text:p>8.8496</text:p>
              </table:table-cell>
              <table:table-cell office:value-type="float" office:value="203.9683">
                <text:p>203.9683</text:p>
              </table:table-cell>
              <table:table-cell office:value-type="float" office:value="275.2535">
                <text:p>275.2535</text:p>
              </table:table-cell>
              <table:table-cell office:value-type="float" office:value="1037.4232">
                <text:p>1037.4232</text:p>
              </table:table-cell>
              <table:table-cell office:value-type="float" office:value="565.6577">
                <text:p>565.6577</text:p>
              </table:table-cell>
              <table:table-cell office:value-type="float" office:value="1840.8583">
                <text:p>1840.8583</text:p>
              </table:table-cell>
              <table:table-cell office:value-type="float" office:value="1124.3818">
                <text:p>1124.3818</text:p>
              </table:table-cell>
              <table:table-cell office:value-type="float" office:value="2500.5892">
                <text:p>2500.5892</text:p>
              </table:table-cell>
              <table:table-cell office:value-type="float" office:value="1831.1214">
                <text:p>1831.1214</text:p>
              </table:table-cell>
              <table:table-cell office:value-type="float" office:value="3047.9426">
                <text:p>3047.94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47.5566">
                <text:p>947.5566</text:p>
              </table:table-cell>
              <table:table-cell office:value-type="float" office:value="3026.9835">
                <text:p>3026.9835</text:p>
              </table:table-cell>
              <table:table-cell office:value-type="float" office:value="-764.5288">
                <text:p>-764.5288</text:p>
              </table:table-cell>
              <table:table-cell office:value-type="float" office:value="1351.2419">
                <text:p>1351.2419</text:p>
              </table:table-cell>
              <table:table-cell office:value-type="float" office:value="1126.816">
                <text:p>1126.816</text:p>
              </table:table-cell>
              <table:table-cell office:value-type="float" office:value="1179.2923">
                <text:p>1179.2923</text:p>
              </table:table-cell>
              <table:table-cell office:value-type="float" office:value="879.1545">
                <text:p>879.1545</text:p>
              </table:table-cell>
              <table:table-cell office:value-type="float" office:value="3524.1147">
                <text:p>3524.1147</text:p>
              </table:table-cell>
              <table:table-cell office:value-type="float" office:value="1552.7778">
                <text:p>1552.7778</text:p>
              </table:table-cell>
              <table:table-cell office:value-type="float" office:value="2085.4901">
                <text:p>2085.4901</text:p>
              </table:table-cell>
              <table:table-cell office:value-type="float" office:value="10.8781">
                <text:p>10.8781</text:p>
              </table:table-cell>
              <table:table-cell office:value-type="float" office:value="207.1223">
                <text:p>207.1223</text:p>
              </table:table-cell>
              <table:table-cell office:value-type="float" office:value="275.5349">
                <text:p>275.5349</text:p>
              </table:table-cell>
              <table:table-cell office:value-type="float" office:value="1041.1626">
                <text:p>1041.1626</text:p>
              </table:table-cell>
              <table:table-cell office:value-type="float" office:value="568.0561">
                <text:p>568.0561</text:p>
              </table:table-cell>
              <table:table-cell office:value-type="float" office:value="1843.7409">
                <text:p>1843.7409</text:p>
              </table:table-cell>
              <table:table-cell office:value-type="float" office:value="1127.7594">
                <text:p>1127.7594</text:p>
              </table:table-cell>
              <table:table-cell office:value-type="float" office:value="2502.2186">
                <text:p>2502.2186</text:p>
              </table:table-cell>
              <table:table-cell office:value-type="float" office:value="1833.682">
                <text:p>1833.682</text:p>
              </table:table-cell>
              <table:table-cell office:value-type="float" office:value="3050.6823">
                <text:p>3050.68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26.0475">
                <text:p>926.0475</text:p>
              </table:table-cell>
              <table:table-cell office:value-type="float" office:value="2996.2653">
                <text:p>2996.2653</text:p>
              </table:table-cell>
              <table:table-cell office:value-type="float" office:value="-780.673">
                <text:p>-780.673</text:p>
              </table:table-cell>
              <table:table-cell office:value-type="float" office:value="1317.395">
                <text:p>1317.395</text:p>
              </table:table-cell>
              <table:table-cell office:value-type="float" office:value="1152.6293">
                <text:p>1152.6293</text:p>
              </table:table-cell>
              <table:table-cell office:value-type="float" office:value="1206.4939">
                <text:p>1206.4939</text:p>
              </table:table-cell>
              <table:table-cell office:value-type="float" office:value="842.1688">
                <text:p>842.1688</text:p>
              </table:table-cell>
              <table:table-cell office:value-type="float" office:value="3517.9254">
                <text:p>3517.9254</text:p>
              </table:table-cell>
              <table:table-cell office:value-type="float" office:value="1590.265">
                <text:p>1590.265</text:p>
              </table:table-cell>
              <table:table-cell office:value-type="float" office:value="2086.4717">
                <text:p>2086.4717</text:p>
              </table:table-cell>
              <table:table-cell office:value-type="float" office:value="13.0199">
                <text:p>13.0199</text:p>
              </table:table-cell>
              <table:table-cell office:value-type="float" office:value="210.2005">
                <text:p>210.2005</text:p>
              </table:table-cell>
              <table:table-cell office:value-type="float" office:value="276.0793">
                <text:p>276.0793</text:p>
              </table:table-cell>
              <table:table-cell office:value-type="float" office:value="1044.8729">
                <text:p>1044.8729</text:p>
              </table:table-cell>
              <table:table-cell office:value-type="float" office:value="570.547">
                <text:p>570.547</text:p>
              </table:table-cell>
              <table:table-cell office:value-type="float" office:value="1846.5442">
                <text:p>1846.5442</text:p>
              </table:table-cell>
              <table:table-cell office:value-type="float" office:value="1131.0446">
                <text:p>1131.0446</text:p>
              </table:table-cell>
              <table:table-cell office:value-type="float" office:value="2504.0269">
                <text:p>2504.0269</text:p>
              </table:table-cell>
              <table:table-cell office:value-type="float" office:value="1836.3649">
                <text:p>1836.3649</text:p>
              </table:table-cell>
              <table:table-cell office:value-type="float" office:value="3053.3023">
                <text:p>3053.30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5.8987">
                <text:p>905.8987</text:p>
              </table:table-cell>
              <table:table-cell office:value-type="float" office:value="2964.6381">
                <text:p>2964.6381</text:p>
              </table:table-cell>
              <table:table-cell office:value-type="float" office:value="-795.3254">
                <text:p>-795.3254</text:p>
              </table:table-cell>
              <table:table-cell office:value-type="float" office:value="1282.876">
                <text:p>1282.876</text:p>
              </table:table-cell>
              <table:table-cell office:value-type="float" office:value="1177.2315">
                <text:p>1177.2315</text:p>
              </table:table-cell>
              <table:table-cell office:value-type="float" office:value="1234.7955">
                <text:p>1234.7955</text:p>
              </table:table-cell>
              <table:table-cell office:value-type="float" office:value="805.4882">
                <text:p>805.4882</text:p>
              </table:table-cell>
              <table:table-cell office:value-type="float" office:value="3510.1288">
                <text:p>3510.1288</text:p>
              </table:table-cell>
              <table:table-cell office:value-type="float" office:value="1627.6736">
                <text:p>1627.6736</text:p>
              </table:table-cell>
              <table:table-cell office:value-type="float" office:value="2089.0876">
                <text:p>2089.0876</text:p>
              </table:table-cell>
              <table:table-cell office:value-type="float" office:value="15.2997">
                <text:p>15.2997</text:p>
              </table:table-cell>
              <table:table-cell office:value-type="float" office:value="213.1779">
                <text:p>213.1779</text:p>
              </table:table-cell>
              <table:table-cell office:value-type="float" office:value="276.5653">
                <text:p>276.5653</text:p>
              </table:table-cell>
              <table:table-cell office:value-type="float" office:value="1048.5913">
                <text:p>1048.5913</text:p>
              </table:table-cell>
              <table:table-cell office:value-type="float" office:value="573.2514">
                <text:p>573.2514</text:p>
              </table:table-cell>
              <table:table-cell office:value-type="float" office:value="1849.142">
                <text:p>1849.142</text:p>
              </table:table-cell>
              <table:table-cell office:value-type="float" office:value="1134.4334">
                <text:p>1134.4334</text:p>
              </table:table-cell>
              <table:table-cell office:value-type="float" office:value="2505.6326">
                <text:p>2505.6326</text:p>
              </table:table-cell>
              <table:table-cell office:value-type="float" office:value="1839.1466">
                <text:p>1839.1466</text:p>
              </table:table-cell>
              <table:table-cell office:value-type="float" office:value="3055.8173">
                <text:p>3055.81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7.1487">
                <text:p>887.1487</text:p>
              </table:table-cell>
              <table:table-cell office:value-type="float" office:value="2932.1622">
                <text:p>2932.1622</text:p>
              </table:table-cell>
              <table:table-cell office:value-type="float" office:value="-808.4582">
                <text:p>-808.4582</text:p>
              </table:table-cell>
              <table:table-cell office:value-type="float" office:value="1247.7508">
                <text:p>1247.7508</text:p>
              </table:table-cell>
              <table:table-cell office:value-type="float" office:value="1200.5758">
                <text:p>1200.5758</text:p>
              </table:table-cell>
              <table:table-cell office:value-type="float" office:value="1264.1433">
                <text:p>1264.1433</text:p>
              </table:table-cell>
              <table:table-cell office:value-type="float" office:value="769.1827">
                <text:p>769.1827</text:p>
              </table:table-cell>
              <table:table-cell office:value-type="float" office:value="3500.7395">
                <text:p>3500.7395</text:p>
              </table:table-cell>
              <table:table-cell office:value-type="float" office:value="1665.1608">
                <text:p>1665.1608</text:p>
              </table:table-cell>
              <table:table-cell office:value-type="float" office:value="2090.0692">
                <text:p>2090.0692</text:p>
              </table:table-cell>
              <table:table-cell office:value-type="float" office:value="17.5605">
                <text:p>17.5605</text:p>
              </table:table-cell>
              <table:table-cell office:value-type="float" office:value="216.1698">
                <text:p>216.1698</text:p>
              </table:table-cell>
              <table:table-cell office:value-type="float" office:value="276.8701">
                <text:p>276.8701</text:p>
              </table:table-cell>
              <table:table-cell office:value-type="float" office:value="1052.3289">
                <text:p>1052.3289</text:p>
              </table:table-cell>
              <table:table-cell office:value-type="float" office:value="575.9609">
                <text:p>575.9609</text:p>
              </table:table-cell>
              <table:table-cell office:value-type="float" office:value="1851.7346">
                <text:p>1851.7346</text:p>
              </table:table-cell>
              <table:table-cell office:value-type="float" office:value="1137.7957">
                <text:p>1137.7957</text:p>
              </table:table-cell>
              <table:table-cell office:value-type="float" office:value="2507.2932">
                <text:p>2507.2932</text:p>
              </table:table-cell>
              <table:table-cell office:value-type="float" office:value="1842.0523">
                <text:p>1842.0523</text:p>
              </table:table-cell>
              <table:table-cell office:value-type="float" office:value="3058.1878">
                <text:p>3058.18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9.8332">
                <text:p>869.8332</text:p>
              </table:table-cell>
              <table:table-cell office:value-type="float" office:value="2898.8993">
                <text:p>2898.8993</text:p>
              </table:table-cell>
              <table:table-cell office:value-type="float" office:value="-820.0463">
                <text:p>-820.0463</text:p>
              </table:table-cell>
              <table:table-cell office:value-type="float" office:value="1212.0862">
                <text:p>1212.0862</text:p>
              </table:table-cell>
              <table:table-cell office:value-type="float" office:value="1222.6178">
                <text:p>1222.6178</text:p>
              </table:table-cell>
              <table:table-cell office:value-type="float" office:value="1294.4814">
                <text:p>1294.4814</text:p>
              </table:table-cell>
              <table:table-cell office:value-type="float" office:value="733.3213">
                <text:p>733.3213</text:p>
              </table:table-cell>
              <table:table-cell office:value-type="float" office:value="3489.7756">
                <text:p>3489.7756</text:p>
              </table:table-cell>
              <table:table-cell office:value-type="float" office:value="1702.6551">
                <text:p>1702.6551</text:p>
              </table:table-cell>
              <table:table-cell office:value-type="float" office:value="2089.4147">
                <text:p>2089.4147</text:p>
              </table:table-cell>
              <table:table-cell office:value-type="float" office:value="19.7536">
                <text:p>19.7536</text:p>
              </table:table-cell>
              <table:table-cell office:value-type="float" office:value="219.2116">
                <text:p>219.2116</text:p>
              </table:table-cell>
              <table:table-cell office:value-type="float" office:value="277.1261">
                <text:p>277.1261</text:p>
              </table:table-cell>
              <table:table-cell office:value-type="float" office:value="1056.0701">
                <text:p>1056.0701</text:p>
              </table:table-cell>
              <table:table-cell office:value-type="float" office:value="578.7999">
                <text:p>578.7999</text:p>
              </table:table-cell>
              <table:table-cell office:value-type="float" office:value="1854.1846">
                <text:p>1854.1846</text:p>
              </table:table-cell>
              <table:table-cell office:value-type="float" office:value="1141.1996">
                <text:p>1141.1996</text:p>
              </table:table-cell>
              <table:table-cell office:value-type="float" office:value="2508.8668">
                <text:p>2508.8668</text:p>
              </table:table-cell>
              <table:table-cell office:value-type="float" office:value="1845.0262">
                <text:p>1845.0262</text:p>
              </table:table-cell>
              <table:table-cell office:value-type="float" office:value="3060.4721">
                <text:p>3060.47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53.985">
                <text:p>853.985</text:p>
              </table:table-cell>
              <table:table-cell office:value-type="float" office:value="2864.9127">
                <text:p>2864.9127</text:p>
              </table:table-cell>
              <table:table-cell office:value-type="float" office:value="-830.0677">
                <text:p>-830.0677</text:p>
              </table:table-cell>
              <table:table-cell office:value-type="float" office:value="1175.9501">
                <text:p>1175.9501</text:p>
              </table:table-cell>
              <table:table-cell office:value-type="float" office:value="1245.9621">
                <text:p>1245.9621</text:p>
              </table:table-cell>
              <table:table-cell office:value-type="float" office:value="1323.8292">
                <text:p>1323.8292</text:p>
              </table:table-cell>
              <table:table-cell office:value-type="float" office:value="697.9722">
                <text:p>697.9722</text:p>
              </table:table-cell>
              <table:table-cell office:value-type="float" office:value="3477.2578">
                <text:p>3477.2578</text:p>
              </table:table-cell>
              <table:table-cell office:value-type="float" office:value="1740.1422">
                <text:p>1740.1422</text:p>
              </table:table-cell>
              <table:table-cell office:value-type="float" office:value="2090.3964">
                <text:p>2090.3964</text:p>
              </table:table-cell>
              <table:table-cell office:value-type="float" office:value="21.8262">
                <text:p>21.8262</text:p>
              </table:table-cell>
              <table:table-cell office:value-type="float" office:value="222.3368">
                <text:p>222.3368</text:p>
              </table:table-cell>
              <table:table-cell office:value-type="float" office:value="277.406">
                <text:p>277.406</text:p>
              </table:table-cell>
              <table:table-cell office:value-type="float" office:value="1059.8097">
                <text:p>1059.8097</text:p>
              </table:table-cell>
              <table:table-cell office:value-type="float" office:value="581.4266">
                <text:p>581.4266</text:p>
              </table:table-cell>
              <table:table-cell office:value-type="float" office:value="1856.8609">
                <text:p>1856.8609</text:p>
              </table:table-cell>
              <table:table-cell office:value-type="float" office:value="1144.5789">
                <text:p>1144.5789</text:p>
              </table:table-cell>
              <table:table-cell office:value-type="float" office:value="2510.4923">
                <text:p>2510.4923</text:p>
              </table:table-cell>
              <table:table-cell office:value-type="float" office:value="1847.8714">
                <text:p>1847.8714</text:p>
              </table:table-cell>
              <table:table-cell office:value-type="float" office:value="3062.915">
                <text:p>3062.9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39.6344">
                <text:p>839.6344</text:p>
              </table:table-cell>
              <table:table-cell office:value-type="float" office:value="2830.2673">
                <text:p>2830.2673</text:p>
              </table:table-cell>
              <table:table-cell office:value-type="float" office:value="-838.5034">
                <text:p>-838.5034</text:p>
              </table:table-cell>
              <table:table-cell office:value-type="float" office:value="1139.4112">
                <text:p>1139.4112</text:p>
              </table:table-cell>
              <table:table-cell office:value-type="float" office:value="1270.5643">
                <text:p>1270.5643</text:p>
              </table:table-cell>
              <table:table-cell office:value-type="float" office:value="1352.1308">
                <text:p>1352.1308</text:p>
              </table:table-cell>
              <table:table-cell office:value-type="float" office:value="663.2028">
                <text:p>663.2028</text:p>
              </table:table-cell>
              <table:table-cell office:value-type="float" office:value="3463.2101">
                <text:p>3463.2101</text:p>
              </table:table-cell>
              <table:table-cell office:value-type="float" office:value="1777.5509">
                <text:p>1777.5509</text:p>
              </table:table-cell>
              <table:table-cell office:value-type="float" office:value="2093.0122">
                <text:p>2093.0122</text:p>
              </table:table-cell>
              <table:table-cell office:value-type="float" office:value="24.0346">
                <text:p>24.0346</text:p>
              </table:table-cell>
              <table:table-cell office:value-type="float" office:value="225.3676">
                <text:p>225.3676</text:p>
              </table:table-cell>
              <table:table-cell office:value-type="float" office:value="277.6482">
                <text:p>277.6482</text:p>
              </table:table-cell>
              <table:table-cell office:value-type="float" office:value="1063.5518">
                <text:p>1063.5518</text:p>
              </table:table-cell>
              <table:table-cell office:value-type="float" office:value="583.8817">
                <text:p>583.8817</text:p>
              </table:table-cell>
              <table:table-cell office:value-type="float" office:value="1859.6955">
                <text:p>1859.6955</text:p>
              </table:table-cell>
              <table:table-cell office:value-type="float" office:value="1148.0512">
                <text:p>1148.0512</text:p>
              </table:table-cell>
              <table:table-cell office:value-type="float" office:value="2511.9086">
                <text:p>2511.9086</text:p>
              </table:table-cell>
              <table:table-cell office:value-type="float" office:value="1850.6167">
                <text:p>1850.6167</text:p>
              </table:table-cell>
              <table:table-cell office:value-type="float" office:value="3065.4695">
                <text:p>3065.46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6.8086">
                <text:p>826.8086</text:p>
              </table:table-cell>
              <table:table-cell office:value-type="float" office:value="2795.0288">
                <text:p>2795.0288</text:p>
              </table:table-cell>
              <table:table-cell office:value-type="float" office:value="-845.3372">
                <text:p>-845.3372</text:p>
              </table:table-cell>
              <table:table-cell office:value-type="float" office:value="1102.5391">
                <text:p>1102.5391</text:p>
              </table:table-cell>
              <table:table-cell office:value-type="float" office:value="1296.3776">
                <text:p>1296.3776</text:p>
              </table:table-cell>
              <table:table-cell office:value-type="float" office:value="1379.3324">
                <text:p>1379.3324</text:p>
              </table:table-cell>
              <table:table-cell office:value-type="float" office:value="629.0793">
                <text:p>629.0793</text:p>
              </table:table-cell>
              <table:table-cell office:value-type="float" office:value="3447.6591">
                <text:p>3447.6591</text:p>
              </table:table-cell>
              <table:table-cell office:value-type="float" office:value="1814.8098">
                <text:p>1814.8098</text:p>
              </table:table-cell>
              <table:table-cell office:value-type="float" office:value="2097.2574">
                <text:p>2097.2574</text:p>
              </table:table-cell>
              <table:table-cell office:value-type="float" office:value="26.105">
                <text:p>26.105</text:p>
              </table:table-cell>
              <table:table-cell office:value-type="float" office:value="228.4942">
                <text:p>228.4942</text:p>
              </table:table-cell>
              <table:table-cell office:value-type="float" office:value="277.9284">
                <text:p>277.9284</text:p>
              </table:table-cell>
              <table:table-cell office:value-type="float" office:value="1067.2914">
                <text:p>1067.2914</text:p>
              </table:table-cell>
              <table:table-cell office:value-type="float" office:value="586.3795">
                <text:p>586.3795</text:p>
              </table:table-cell>
              <table:table-cell office:value-type="float" office:value="1862.4925">
                <text:p>1862.4925</text:p>
              </table:table-cell>
              <table:table-cell office:value-type="float" office:value="1151.4696">
                <text:p>1151.4696</text:p>
              </table:table-cell>
              <table:table-cell office:value-type="float" office:value="2513.4503">
                <text:p>2513.4503</text:p>
              </table:table-cell>
              <table:table-cell office:value-type="float" office:value="1853.2504">
                <text:p>1853.2504</text:p>
              </table:table-cell>
              <table:table-cell office:value-type="float" office:value="3068.139">
                <text:p>3068.1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5.5321">
                <text:p>815.5321</text:p>
              </table:table-cell>
              <table:table-cell office:value-type="float" office:value="2759.2644">
                <text:p>2759.2644</text:p>
              </table:table-cell>
              <table:table-cell office:value-type="float" office:value="-850.5562">
                <text:p>-850.5562</text:p>
              </table:table-cell>
              <table:table-cell office:value-type="float" office:value="1065.4041">
                <text:p>1065.4041</text:p>
              </table:table-cell>
              <table:table-cell office:value-type="float" office:value="1321.9525">
                <text:p>1321.9525</text:p>
              </table:table-cell>
              <table:table-cell office:value-type="float" office:value="1406.7581">
                <text:p>1406.7581</text:p>
              </table:table-cell>
              <table:table-cell office:value-type="float" office:value="595.6665">
                <text:p>595.6665</text:p>
              </table:table-cell>
              <table:table-cell office:value-type="float" office:value="3430.6344">
                <text:p>3430.6344</text:p>
              </table:table-cell>
              <table:table-cell office:value-type="float" office:value="1851.8481">
                <text:p>1851.8481</text:p>
              </table:table-cell>
              <table:table-cell office:value-type="float" office:value="2103.1237">
                <text:p>2103.1237</text:p>
              </table:table-cell>
              <table:table-cell office:value-type="float" office:value="28.1976">
                <text:p>28.1976</text:p>
              </table:table-cell>
              <table:table-cell office:value-type="float" office:value="231.6061">
                <text:p>231.6061</text:p>
              </table:table-cell>
              <table:table-cell office:value-type="float" office:value="278.1538">
                <text:p>278.1538</text:p>
              </table:table-cell>
              <table:table-cell office:value-type="float" office:value="1071.0346">
                <text:p>1071.0346</text:p>
              </table:table-cell>
              <table:table-cell office:value-type="float" office:value="588.873">
                <text:p>588.873</text:p>
              </table:table-cell>
              <table:table-cell office:value-type="float" office:value="1865.2934">
                <text:p>1865.2934</text:p>
              </table:table-cell>
              <table:table-cell office:value-type="float" office:value="1154.882">
                <text:p>1154.882</text:p>
              </table:table-cell>
              <table:table-cell office:value-type="float" office:value="2515.0054">
                <text:p>2515.0054</text:p>
              </table:table-cell>
              <table:table-cell office:value-type="float" office:value="1855.9246">
                <text:p>1855.9246</text:p>
              </table:table-cell>
              <table:table-cell office:value-type="float" office:value="3070.7679">
                <text:p>3070.76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5.8264">
                <text:p>805.8264</text:p>
              </table:table-cell>
              <table:table-cell office:value-type="float" office:value="2723.0422">
                <text:p>2723.0422</text:p>
              </table:table-cell>
              <table:table-cell office:value-type="float" office:value="-854.1504">
                <text:p>-854.1504</text:p>
              </table:table-cell>
              <table:table-cell office:value-type="float" office:value="1028.0767">
                <text:p>1028.0767</text:p>
              </table:table-cell>
              <table:table-cell office:value-type="float" office:value="1347.2871">
                <text:p>1347.2871</text:p>
              </table:table-cell>
              <table:table-cell office:value-type="float" office:value="1434.406">
                <text:p>1434.406</text:p>
              </table:table-cell>
              <table:table-cell office:value-type="float" office:value="563.0282">
                <text:p>563.0282</text:p>
              </table:table-cell>
              <table:table-cell office:value-type="float" office:value="3412.1685">
                <text:p>3412.1685</text:p>
              </table:table-cell>
              <table:table-cell office:value-type="float" office:value="1888.5953">
                <text:p>1888.5953</text:p>
              </table:table-cell>
              <table:table-cell office:value-type="float" office:value="2110.6">
                <text:p>2110.6</text:p>
              </table:table-cell>
              <table:table-cell office:value-type="float" office:value="30.079">
                <text:p>30.079</text:p>
              </table:table-cell>
              <table:table-cell office:value-type="float" office:value="234.8499">
                <text:p>234.8499</text:p>
              </table:table-cell>
              <table:table-cell office:value-type="float" office:value="278.6152">
                <text:p>278.6152</text:p>
              </table:table-cell>
              <table:table-cell office:value-type="float" office:value="1074.7561">
                <text:p>1074.7561</text:p>
              </table:table-cell>
              <table:table-cell office:value-type="float" office:value="591.5054">
                <text:p>591.5054</text:p>
              </table:table-cell>
              <table:table-cell office:value-type="float" office:value="1867.9642">
                <text:p>1867.9642</text:p>
              </table:table-cell>
              <table:table-cell office:value-type="float" office:value="1158.1574">
                <text:p>1158.1574</text:p>
              </table:table-cell>
              <table:table-cell office:value-type="float" office:value="2516.8314">
                <text:p>2516.8314</text:p>
              </table:table-cell>
              <table:table-cell office:value-type="float" office:value="1858.6737">
                <text:p>1858.6737</text:p>
              </table:table-cell>
              <table:table-cell office:value-type="float" office:value="3073.3184">
                <text:p>3073.31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4.55">
                <text:p>794.55</text:p>
              </table:table-cell>
              <table:table-cell office:value-type="float" office:value="2687.2778">
                <text:p>2687.2778</text:p>
              </table:table-cell>
              <table:table-cell office:value-type="float" office:value="-856.113">
                <text:p>-856.113</text:p>
              </table:table-cell>
              <table:table-cell office:value-type="float" office:value="990.6281">
                <text:p>990.6281</text:p>
              </table:table-cell>
              <table:table-cell office:value-type="float" office:value="1371.3917">
                <text:p>1371.3917</text:p>
              </table:table-cell>
              <table:table-cell office:value-type="float" office:value="1463.1327">
                <text:p>1463.1327</text:p>
              </table:table-cell>
              <table:table-cell office:value-type="float" office:value="531.2264">
                <text:p>531.2264</text:p>
              </table:table-cell>
              <table:table-cell office:value-type="float" office:value="3392.2966">
                <text:p>3392.2966</text:p>
              </table:table-cell>
              <table:table-cell office:value-type="float" office:value="1924.9814">
                <text:p>1924.9814</text:p>
              </table:table-cell>
              <table:table-cell office:value-type="float" office:value="2119.672">
                <text:p>2119.672</text:p>
              </table:table-cell>
              <table:table-cell office:value-type="float" office:value="31.8036">
                <text:p>31.8036</text:p>
              </table:table-cell>
              <table:table-cell office:value-type="float" office:value="238.1799">
                <text:p>238.1799</text:p>
              </table:table-cell>
              <table:table-cell office:value-type="float" office:value="278.8142">
                <text:p>278.8142</text:p>
              </table:table-cell>
              <table:table-cell office:value-type="float" office:value="1078.5008">
                <text:p>1078.5008</text:p>
              </table:table-cell>
              <table:table-cell office:value-type="float" office:value="594.0449">
                <text:p>594.0449</text:p>
              </table:table-cell>
              <table:table-cell office:value-type="float" office:value="1870.7235">
                <text:p>1870.7235</text:p>
              </table:table-cell>
              <table:table-cell office:value-type="float" office:value="1161.3963">
                <text:p>1161.3963</text:p>
              </table:table-cell>
              <table:table-cell office:value-type="float" office:value="2518.7214">
                <text:p>2518.7214</text:p>
              </table:table-cell>
              <table:table-cell office:value-type="float" office:value="1861.513">
                <text:p>1861.513</text:p>
              </table:table-cell>
              <table:table-cell office:value-type="float" office:value="3075.7681">
                <text:p>3075.76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4.8442">
                <text:p>784.8442</text:p>
              </table:table-cell>
              <table:table-cell office:value-type="float" office:value="2651.0556">
                <text:p>2651.0556</text:p>
              </table:table-cell>
              <table:table-cell office:value-type="float" office:value="-856.4403">
                <text:p>-856.4403</text:p>
              </table:table-cell>
              <table:table-cell office:value-type="float" office:value="953.1295">
                <text:p>953.1295</text:p>
              </table:table-cell>
              <table:table-cell office:value-type="float" office:value="1394.2202">
                <text:p>1394.2202</text:p>
              </table:table-cell>
              <table:table-cell office:value-type="float" office:value="1492.8834">
                <text:p>1492.8834</text:p>
              </table:table-cell>
              <table:table-cell office:value-type="float" office:value="500.3217">
                <text:p>500.3217</text:p>
              </table:table-cell>
              <table:table-cell office:value-type="float" office:value="3371.0563">
                <text:p>3371.0563</text:p>
              </table:table-cell>
              <table:table-cell office:value-type="float" office:value="1960.9371">
                <text:p>1960.9371</text:p>
              </table:table-cell>
              <table:table-cell office:value-type="float" office:value="2130.3226">
                <text:p>2130.3226</text:p>
              </table:table-cell>
              <table:table-cell office:value-type="float" office:value="33.5284">
                <text:p>33.5284</text:p>
              </table:table-cell>
              <table:table-cell office:value-type="float" office:value="241.5097">
                <text:p>241.5097</text:p>
              </table:table-cell>
              <table:table-cell office:value-type="float" office:value="278.7462">
                <text:p>278.7462</text:p>
              </table:table-cell>
              <table:table-cell office:value-type="float" office:value="1082.2502">
                <text:p>1082.2502</text:p>
              </table:table-cell>
              <table:table-cell office:value-type="float" office:value="596.4717">
                <text:p>596.4717</text:p>
              </table:table-cell>
              <table:table-cell office:value-type="float" office:value="1873.5823">
                <text:p>1873.5823</text:p>
              </table:table-cell>
              <table:table-cell office:value-type="float" office:value="1164.6617">
                <text:p>1164.6617</text:p>
              </table:table-cell>
              <table:table-cell office:value-type="float" office:value="2520.5651">
                <text:p>2520.5651</text:p>
              </table:table-cell>
              <table:table-cell office:value-type="float" office:value="1864.5512">
                <text:p>1864.5512</text:p>
              </table:table-cell>
              <table:table-cell office:value-type="float" office:value="3077.9662">
                <text:p>3077.96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3.5678">
                <text:p>773.5678</text:p>
              </table:table-cell>
              <table:table-cell office:value-type="float" office:value="2615.2912">
                <text:p>2615.2912</text:p>
              </table:table-cell>
              <table:table-cell office:value-type="float" office:value="-855.1315">
                <text:p>-855.1315</text:p>
              </table:table-cell>
              <table:table-cell office:value-type="float" office:value="915.6524">
                <text:p>915.6524</text:p>
              </table:table-cell>
              <table:table-cell office:value-type="float" office:value="1415.7293">
                <text:p>1415.7293</text:p>
              </table:table-cell>
              <table:table-cell office:value-type="float" office:value="1523.6016">
                <text:p>1523.6016</text:p>
              </table:table-cell>
              <table:table-cell office:value-type="float" office:value="470.3728">
                <text:p>470.3728</text:p>
              </table:table-cell>
              <table:table-cell office:value-type="float" office:value="3348.4883">
                <text:p>3348.4883</text:p>
              </table:table-cell>
              <table:table-cell office:value-type="float" office:value="1996.3941">
                <text:p>1996.3941</text:p>
              </table:table-cell>
              <table:table-cell office:value-type="float" office:value="2142.5314">
                <text:p>2142.5314</text:p>
              </table:table-cell>
              <table:table-cell office:value-type="float" office:value="35.4349">
                <text:p>35.4349</text:p>
              </table:table-cell>
              <table:table-cell office:value-type="float" office:value="244.7389">
                <text:p>244.7389</text:p>
              </table:table-cell>
              <table:table-cell office:value-type="float" office:value="278.7162">
                <text:p>278.7162</text:p>
              </table:table-cell>
              <table:table-cell office:value-type="float" office:value="1086.0001">
                <text:p>1086.0001</text:p>
              </table:table-cell>
              <table:table-cell office:value-type="float" office:value="598.8162">
                <text:p>598.8162</text:p>
              </table:table-cell>
              <table:table-cell office:value-type="float" office:value="1876.509">
                <text:p>1876.509</text:p>
              </table:table-cell>
              <table:table-cell office:value-type="float" office:value="1168.006">
                <text:p>1168.006</text:p>
              </table:table-cell>
              <table:table-cell office:value-type="float" office:value="2522.2616">
                <text:p>2522.2616</text:p>
              </table:table-cell>
              <table:table-cell office:value-type="float" office:value="1867.6061">
                <text:p>1867.6061</text:p>
              </table:table-cell>
              <table:table-cell office:value-type="float" office:value="3080.141">
                <text:p>3080.1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3.8621">
                <text:p>763.8621</text:p>
              </table:table-cell>
              <table:table-cell office:value-type="float" office:value="2579.069">
                <text:p>2579.069</text:p>
              </table:table-cell>
              <table:table-cell office:value-type="float" office:value="-852.1893">
                <text:p>-852.1893</text:p>
              </table:table-cell>
              <table:table-cell office:value-type="float" office:value="878.268">
                <text:p>878.268</text:p>
              </table:table-cell>
              <table:table-cell office:value-type="float" office:value="1435.8781">
                <text:p>1435.8781</text:p>
              </table:table-cell>
              <table:table-cell office:value-type="float" office:value="1555.2288">
                <text:p>1555.2288</text:p>
              </table:table-cell>
              <table:table-cell office:value-type="float" office:value="441.4369">
                <text:p>441.4369</text:p>
              </table:table-cell>
              <table:table-cell office:value-type="float" office:value="3324.6353">
                <text:p>3324.6353</text:p>
              </table:table-cell>
              <table:table-cell office:value-type="float" office:value="2031.2847">
                <text:p>2031.2847</text:p>
              </table:table-cell>
              <table:table-cell office:value-type="float" office:value="2156.2752">
                <text:p>2156.2752</text:p>
              </table:table-cell>
              <table:table-cell office:value-type="float" office:value="37.5647">
                <text:p>37.5647</text:p>
              </table:table-cell>
              <table:table-cell office:value-type="float" office:value="247.8254">
                <text:p>247.8254</text:p>
              </table:table-cell>
              <table:table-cell office:value-type="float" office:value="278.6455">
                <text:p>278.6455</text:p>
              </table:table-cell>
              <table:table-cell office:value-type="float" office:value="1089.7494">
                <text:p>1089.7494</text:p>
              </table:table-cell>
              <table:table-cell office:value-type="float" office:value="601.2515">
                <text:p>601.2515</text:p>
              </table:table-cell>
              <table:table-cell office:value-type="float" office:value="1879.3607">
                <text:p>1879.3607</text:p>
              </table:table-cell>
              <table:table-cell office:value-type="float" office:value="1171.4274">
                <text:p>1171.4274</text:p>
              </table:table-cell>
              <table:table-cell office:value-type="float" office:value="2523.7968">
                <text:p>2523.7968</text:p>
              </table:table-cell>
              <table:table-cell office:value-type="float" office:value="1870.7881">
                <text:p>1870.7881</text:p>
              </table:table-cell>
              <table:table-cell office:value-type="float" office:value="3082.1253">
                <text:p>3082.12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52.5856">
                <text:p>752.5856</text:p>
              </table:table-cell>
              <table:table-cell office:value-type="float" office:value="2543.3046">
                <text:p>2543.3046</text:p>
              </table:table-cell>
              <table:table-cell office:value-type="float" office:value="-847.6192">
                <text:p>-847.6192</text:p>
              </table:table-cell>
              <table:table-cell office:value-type="float" office:value="841.0475">
                <text:p>841.0475</text:p>
              </table:table-cell>
              <table:table-cell office:value-type="float" office:value="1454.6281">
                <text:p>1454.6281</text:p>
              </table:table-cell>
              <table:table-cell office:value-type="float" office:value="1587.7048">
                <text:p>1587.7048</text:p>
              </table:table-cell>
              <table:table-cell office:value-type="float" office:value="413.569">
                <text:p>413.569</text:p>
              </table:table-cell>
              <table:table-cell office:value-type="float" office:value="3299.5429">
                <text:p>3299.5429</text:p>
              </table:table-cell>
              <table:table-cell office:value-type="float" office:value="2065.5427">
                <text:p>2065.5427</text:p>
              </table:table-cell>
              <table:table-cell office:value-type="float" office:value="2171.5278">
                <text:p>2171.5278</text:p>
              </table:table-cell>
              <table:table-cell office:value-type="float" office:value="39.9233">
                <text:p>39.9233</text:p>
              </table:table-cell>
              <table:table-cell office:value-type="float" office:value="250.7408">
                <text:p>250.7408</text:p>
              </table:table-cell>
              <table:table-cell office:value-type="float" office:value="278.7884">
                <text:p>278.7884</text:p>
              </table:table-cell>
              <table:table-cell office:value-type="float" office:value="1093.4967">
                <text:p>1093.4967</text:p>
              </table:table-cell>
              <table:table-cell office:value-type="float" office:value="603.5722">
                <text:p>603.5722</text:p>
              </table:table-cell>
              <table:table-cell office:value-type="float" office:value="1882.3063">
                <text:p>1882.3063</text:p>
              </table:table-cell>
              <table:table-cell office:value-type="float" office:value="1174.7939">
                <text:p>1174.7939</text:p>
              </table:table-cell>
              <table:table-cell office:value-type="float" office:value="2525.4488">
                <text:p>2525.4488</text:p>
              </table:table-cell>
              <table:table-cell office:value-type="float" office:value="1874.0108">
                <text:p>1874.0108</text:p>
              </table:table-cell>
              <table:table-cell office:value-type="float" office:value="3084.0428">
                <text:p>3084.04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2.8799">
                <text:p>742.8799</text:p>
              </table:table-cell>
              <table:table-cell office:value-type="float" office:value="2507.0824">
                <text:p>2507.0824</text:p>
              </table:table-cell>
              <table:table-cell office:value-type="float" office:value="-841.4299">
                <text:p>-841.4299</text:p>
              </table:table-cell>
              <table:table-cell office:value-type="float" office:value="804.0618">
                <text:p>804.0618</text:p>
              </table:table-cell>
              <table:table-cell office:value-type="float" office:value="1471.9437">
                <text:p>1471.9437</text:p>
              </table:table-cell>
              <table:table-cell office:value-type="float" office:value="1620.9677">
                <text:p>1620.9677</text:p>
              </table:table-cell>
              <table:table-cell office:value-type="float" office:value="386.8221">
                <text:p>386.8221</text:p>
              </table:table-cell>
              <table:table-cell office:value-type="float" office:value="3273.2588">
                <text:p>3273.2588</text:p>
              </table:table-cell>
              <table:table-cell office:value-type="float" office:value="2099.1027">
                <text:p>2099.1027</text:p>
              </table:table-cell>
              <table:table-cell office:value-type="float" office:value="2188.2602">
                <text:p>2188.2602</text:p>
              </table:table-cell>
              <table:table-cell office:value-type="float" office:value="42.3775">
                <text:p>42.3775</text:p>
              </table:table-cell>
              <table:table-cell office:value-type="float" office:value="253.5762">
                <text:p>253.5762</text:p>
              </table:table-cell>
              <table:table-cell office:value-type="float" office:value="278.6328">
                <text:p>278.6328</text:p>
              </table:table-cell>
              <table:table-cell office:value-type="float" office:value="1097.2434">
                <text:p>1097.2434</text:p>
              </table:table-cell>
              <table:table-cell office:value-type="float" office:value="605.8233">
                <text:p>605.8233</text:p>
              </table:table-cell>
              <table:table-cell office:value-type="float" office:value="1885.3055">
                <text:p>1885.3055</text:p>
              </table:table-cell>
              <table:table-cell office:value-type="float" office:value="1178.0716">
                <text:p>1178.0716</text:p>
              </table:table-cell>
              <table:table-cell office:value-type="float" office:value="2527.2706">
                <text:p>2527.2706</text:p>
              </table:table-cell>
              <table:table-cell office:value-type="float" office:value="1877.1101">
                <text:p>1877.1101</text:p>
              </table:table-cell>
              <table:table-cell office:value-type="float" office:value="3086.1539">
                <text:p>3086.15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1.6034">
                <text:p>731.6034</text:p>
              </table:table-cell>
              <table:table-cell office:value-type="float" office:value="2471.318">
                <text:p>2471.318</text:p>
              </table:table-cell>
              <table:table-cell office:value-type="float" office:value="-833.6333">
                <text:p>-833.6333</text:p>
              </table:table-cell>
              <table:table-cell office:value-type="float" office:value="767.3813">
                <text:p>767.3813</text:p>
              </table:table-cell>
              <table:table-cell office:value-type="float" office:value="1487.7918">
                <text:p>1487.7918</text:p>
              </table:table-cell>
              <table:table-cell office:value-type="float" office:value="1654.9542">
                <text:p>1654.9542</text:p>
              </table:table-cell>
              <table:table-cell office:value-type="float" office:value="361.2471">
                <text:p>361.2471</text:p>
              </table:table-cell>
              <table:table-cell office:value-type="float" office:value="3245.8331">
                <text:p>3245.8331</text:p>
              </table:table-cell>
              <table:table-cell office:value-type="float" office:value="2131.901">
                <text:p>2131.901</text:p>
              </table:table-cell>
              <table:table-cell office:value-type="float" office:value="2206.4406">
                <text:p>2206.4406</text:p>
              </table:table-cell>
              <table:table-cell office:value-type="float" office:value="44.7101">
                <text:p>44.7101</text:p>
              </table:table-cell>
              <table:table-cell office:value-type="float" office:value="256.5124">
                <text:p>256.5124</text:p>
              </table:table-cell>
              <table:table-cell office:value-type="float" office:value="278.7451">
                <text:p>278.7451</text:p>
              </table:table-cell>
              <table:table-cell office:value-type="float" office:value="1100.9918">
                <text:p>1100.9918</text:p>
              </table:table-cell>
              <table:table-cell office:value-type="float" office:value="608.2651">
                <text:p>608.2651</text:p>
              </table:table-cell>
              <table:table-cell office:value-type="float" office:value="1888.1516">
                <text:p>1888.1516</text:p>
              </table:table-cell>
              <table:table-cell office:value-type="float" office:value="1181.2847">
                <text:p>1181.2847</text:p>
              </table:table-cell>
              <table:table-cell office:value-type="float" office:value="2529.2041">
                <text:p>2529.2041</text:p>
              </table:table-cell>
              <table:table-cell office:value-type="float" office:value="1880.368">
                <text:p>1880.368</text:p>
              </table:table-cell>
              <table:table-cell office:value-type="float" office:value="3088.011">
                <text:p>3088.0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1.8977">
                <text:p>721.8977</text:p>
              </table:table-cell>
              <table:table-cell office:value-type="float" office:value="2435.0958">
                <text:p>2435.0958</text:p>
              </table:table-cell>
              <table:table-cell office:value-type="float" office:value="-824.244">
                <text:p>-824.244</text:p>
              </table:table-cell>
              <table:table-cell office:value-type="float" office:value="731.0757">
                <text:p>731.0757</text:p>
              </table:table-cell>
              <table:table-cell office:value-type="float" office:value="1502.1425">
                <text:p>1502.1425</text:p>
              </table:table-cell>
              <table:table-cell office:value-type="float" office:value="1689.5997">
                <text:p>1689.5997</text:p>
              </table:table-cell>
              <table:table-cell office:value-type="float" office:value="336.8928">
                <text:p>336.8928</text:p>
              </table:table-cell>
              <table:table-cell office:value-type="float" office:value="3217.3178">
                <text:p>3217.3178</text:p>
              </table:table-cell>
              <table:table-cell office:value-type="float" office:value="2165.461">
                <text:p>2165.461</text:p>
              </table:table-cell>
              <table:table-cell office:value-type="float" office:value="2223.173">
                <text:p>2223.173</text:p>
              </table:table-cell>
              <table:table-cell office:value-type="float" office:value="47.2321">
                <text:p>47.2321</text:p>
              </table:table-cell>
              <table:table-cell office:value-type="float" office:value="259.2877">
                <text:p>259.2877</text:p>
              </table:table-cell>
              <table:table-cell office:value-type="float" office:value="279.1814">
                <text:p>279.1814</text:p>
              </table:table-cell>
              <table:table-cell office:value-type="float" office:value="1104.7163">
                <text:p>1104.7163</text:p>
              </table:table-cell>
              <table:table-cell office:value-type="float" office:value="610.4601">
                <text:p>610.4601</text:p>
              </table:table-cell>
              <table:table-cell office:value-type="float" office:value="1891.1921">
                <text:p>1891.1921</text:p>
              </table:table-cell>
              <table:table-cell office:value-type="float" office:value="1184.325">
                <text:p>1184.325</text:p>
              </table:table-cell>
              <table:table-cell office:value-type="float" office:value="2531.3995">
                <text:p>2531.3995</text:p>
              </table:table-cell>
              <table:table-cell office:value-type="float" office:value="1883.4809">
                <text:p>1883.4809</text:p>
              </table:table-cell>
              <table:table-cell office:value-type="float" office:value="3090.102">
                <text:p>3090.1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0.6212">
                <text:p>710.6212</text:p>
              </table:table-cell>
              <table:table-cell office:value-type="float" office:value="2399.3314">
                <text:p>2399.3314</text:p>
              </table:table-cell>
              <table:table-cell office:value-type="float" office:value="-813.2801">
                <text:p>-813.2801</text:p>
              </table:table-cell>
              <table:table-cell office:value-type="float" office:value="695.2143">
                <text:p>695.2143</text:p>
              </table:table-cell>
              <table:table-cell office:value-type="float" office:value="1514.9682">
                <text:p>1514.9682</text:p>
              </table:table-cell>
              <table:table-cell office:value-type="float" office:value="1724.8382">
                <text:p>1724.8382</text:p>
              </table:table-cell>
              <table:table-cell office:value-type="float" office:value="313.8055">
                <text:p>313.8055</text:p>
              </table:table-cell>
              <table:table-cell office:value-type="float" office:value="3187.7674">
                <text:p>3187.7674</text:p>
              </table:table-cell>
              <table:table-cell office:value-type="float" office:value="2199.719">
                <text:p>2199.719</text:p>
              </table:table-cell>
              <table:table-cell office:value-type="float" office:value="2238.4256">
                <text:p>2238.4256</text:p>
              </table:table-cell>
              <table:table-cell office:value-type="float" office:value="49.6711">
                <text:p>49.6711</text:p>
              </table:table-cell>
              <table:table-cell office:value-type="float" office:value="262.1361">
                <text:p>262.1361</text:p>
              </table:table-cell>
              <table:table-cell office:value-type="float" office:value="279.8985">
                <text:p>279.8985</text:p>
              </table:table-cell>
              <table:table-cell office:value-type="float" office:value="1108.3971">
                <text:p>1108.3971</text:p>
              </table:table-cell>
              <table:table-cell office:value-type="float" office:value="612.8389">
                <text:p>612.8389</text:p>
              </table:table-cell>
              <table:table-cell office:value-type="float" office:value="1894.091">
                <text:p>1894.091</text:p>
              </table:table-cell>
              <table:table-cell office:value-type="float" office:value="1187.282">
                <text:p>1187.282</text:p>
              </table:table-cell>
              <table:table-cell office:value-type="float" office:value="2533.7056">
                <text:p>2533.7056</text:p>
              </table:table-cell>
              <table:table-cell office:value-type="float" office:value="1886.5056">
                <text:p>1886.5056</text:p>
              </table:table-cell>
              <table:table-cell office:value-type="float" office:value="3092.3187">
                <text:p>3092.31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0.9155">
                <text:p>700.9155</text:p>
              </table:table-cell>
              <table:table-cell office:value-type="float" office:value="2363.1092">
                <text:p>2363.1092</text:p>
              </table:table-cell>
              <table:table-cell office:value-type="float" office:value="-800.7623">
                <text:p>-800.7623</text:p>
              </table:table-cell>
              <table:table-cell office:value-type="float" office:value="659.8652">
                <text:p>659.8652</text:p>
              </table:table-cell>
              <table:table-cell office:value-type="float" office:value="1526.2447">
                <text:p>1526.2447</text:p>
              </table:table-cell>
              <table:table-cell office:value-type="float" office:value="1760.6026">
                <text:p>1760.6026</text:p>
              </table:table-cell>
              <table:table-cell office:value-type="float" office:value="292.0292">
                <text:p>292.0292</text:p>
              </table:table-cell>
              <table:table-cell office:value-type="float" office:value="3157.2381">
                <text:p>3157.2381</text:p>
              </table:table-cell>
              <table:table-cell office:value-type="float" office:value="2233.279">
                <text:p>2233.279</text:p>
              </table:table-cell>
              <table:table-cell office:value-type="float" office:value="2255.1581">
                <text:p>2255.1581</text:p>
              </table:table-cell>
              <table:table-cell office:value-type="float" office:value="52.3277">
                <text:p>52.3277</text:p>
              </table:table-cell>
              <table:table-cell office:value-type="float" office:value="264.7828">
                <text:p>264.7828</text:p>
              </table:table-cell>
              <table:table-cell office:value-type="float" office:value="280.3249">
                <text:p>280.3249</text:p>
              </table:table-cell>
              <table:table-cell office:value-type="float" office:value="1112.1228">
                <text:p>1112.1228</text:p>
              </table:table-cell>
              <table:table-cell office:value-type="float" office:value="614.9854">
                <text:p>614.9854</text:p>
              </table:table-cell>
              <table:table-cell office:value-type="float" office:value="1897.1659">
                <text:p>1897.1659</text:p>
              </table:table-cell>
              <table:table-cell office:value-type="float" office:value="1190.196">
                <text:p>1190.196</text:p>
              </table:table-cell>
              <table:table-cell office:value-type="float" office:value="2536.0659">
                <text:p>2536.0659</text:p>
              </table:table-cell>
              <table:table-cell office:value-type="float" office:value="1889.5147">
                <text:p>1889.5147</text:p>
              </table:table-cell>
              <table:table-cell office:value-type="float" office:value="3094.5565">
                <text:p>3094.55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89.639">
                <text:p>689.639</text:p>
              </table:table-cell>
              <table:table-cell office:value-type="float" office:value="2327.3448">
                <text:p>2327.3448</text:p>
              </table:table-cell>
              <table:table-cell office:value-type="float" office:value="-786.7146">
                <text:p>-786.7146</text:p>
              </table:table-cell>
              <table:table-cell office:value-type="float" office:value="625.0958">
                <text:p>625.0958</text:p>
              </table:table-cell>
              <table:table-cell office:value-type="float" office:value="1535.9504">
                <text:p>1535.9504</text:p>
              </table:table-cell>
              <table:table-cell office:value-type="float" office:value="1796.8248">
                <text:p>1796.8248</text:p>
              </table:table-cell>
              <table:table-cell office:value-type="float" office:value="271.6052">
                <text:p>271.6052</text:p>
              </table:table-cell>
              <table:table-cell office:value-type="float" office:value="3125.788">
                <text:p>3125.788</text:p>
              </table:table-cell>
              <table:table-cell office:value-type="float" office:value="2266.0772">
                <text:p>2266.0772</text:p>
              </table:table-cell>
              <table:table-cell office:value-type="float" office:value="2273.3384">
                <text:p>2273.3384</text:p>
              </table:table-cell>
              <table:table-cell office:value-type="float" office:value="54.7907">
                <text:p>54.7907</text:p>
              </table:table-cell>
              <table:table-cell office:value-type="float" office:value="267.6106">
                <text:p>267.6106</text:p>
              </table:table-cell>
              <table:table-cell office:value-type="float" office:value="281.0279">
                <text:p>281.0279</text:p>
              </table:table-cell>
              <table:table-cell office:value-type="float" office:value="1115.8063">
                <text:p>1115.8063</text:p>
              </table:table-cell>
              <table:table-cell office:value-type="float" office:value="617.3074">
                <text:p>617.3074</text:p>
              </table:table-cell>
              <table:table-cell office:value-type="float" office:value="1900.1105">
                <text:p>1900.1105</text:p>
              </table:table-cell>
              <table:table-cell office:value-type="float" office:value="1193.0087">
                <text:p>1193.0087</text:p>
              </table:table-cell>
              <table:table-cell office:value-type="float" office:value="2538.5461">
                <text:p>2538.5461</text:p>
              </table:table-cell>
              <table:table-cell office:value-type="float" office:value="1892.5541">
                <text:p>1892.5541</text:p>
              </table:table-cell>
              <table:table-cell office:value-type="float" office:value="3096.7531">
                <text:p>3096.75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9.9333">
                <text:p>679.9333</text:p>
              </table:table-cell>
              <table:table-cell office:value-type="float" office:value="2291.1226">
                <text:p>2291.1226</text:p>
              </table:table-cell>
              <table:table-cell office:value-type="float" office:value="-771.1636">
                <text:p>-771.1636</text:p>
              </table:table-cell>
              <table:table-cell office:value-type="float" office:value="590.9723">
                <text:p>590.9723</text:p>
              </table:table-cell>
              <table:table-cell office:value-type="float" office:value="1544.0669">
                <text:p>1544.0669</text:p>
              </table:table-cell>
              <table:table-cell office:value-type="float" office:value="1833.4359">
                <text:p>1833.4359</text:p>
              </table:table-cell>
              <table:table-cell office:value-type="float" office:value="252.5725">
                <text:p>252.5725</text:p>
              </table:table-cell>
              <table:table-cell office:value-type="float" office:value="3093.4769">
                <text:p>3093.4769</text:p>
              </table:table-cell>
              <table:table-cell office:value-type="float" office:value="2298.0512">
                <text:p>2298.0512</text:p>
              </table:table-cell>
              <table:table-cell office:value-type="float" office:value="2292.9321">
                <text:p>2292.9321</text:p>
              </table:table-cell>
              <table:table-cell office:value-type="float" office:value="57.1607">
                <text:p>57.1607</text:p>
              </table:table-cell>
              <table:table-cell office:value-type="float" office:value="270.5167">
                <text:p>270.5167</text:p>
              </table:table-cell>
              <table:table-cell office:value-type="float" office:value="281.8982">
                <text:p>281.8982</text:p>
              </table:table-cell>
              <table:table-cell office:value-type="float" office:value="1119.4539">
                <text:p>1119.4539</text:p>
              </table:table-cell>
              <table:table-cell office:value-type="float" office:value="619.7176">
                <text:p>619.7176</text:p>
              </table:table-cell>
              <table:table-cell office:value-type="float" office:value="1902.9834">
                <text:p>1902.9834</text:p>
              </table:table-cell>
              <table:table-cell office:value-type="float" office:value="1195.9524">
                <text:p>1195.9524</text:p>
              </table:table-cell>
              <table:table-cell office:value-type="float" office:value="2540.8693">
                <text:p>2540.8693</text:p>
              </table:table-cell>
              <table:table-cell office:value-type="float" office:value="1895.5017">
                <text:p>1895.5017</text:p>
              </table:table-cell>
              <table:table-cell office:value-type="float" office:value="3099.0712">
                <text:p>3099.07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68.6569">
                <text:p>668.6569</text:p>
              </table:table-cell>
              <table:table-cell office:value-type="float" office:value="2255.3582">
                <text:p>2255.3582</text:p>
              </table:table-cell>
              <table:table-cell office:value-type="float" office:value="-754.1389">
                <text:p>-754.1389</text:p>
              </table:table-cell>
              <table:table-cell office:value-type="float" office:value="557.5596">
                <text:p>557.5596</text:p>
              </table:table-cell>
              <table:table-cell office:value-type="float" office:value="1550.5787">
                <text:p>1550.5787</text:p>
              </table:table-cell>
              <table:table-cell office:value-type="float" office:value="1870.3662">
                <text:p>1870.3662</text:p>
              </table:table-cell>
              <table:table-cell office:value-type="float" office:value="234.9673">
                <text:p>234.9673</text:p>
              </table:table-cell>
              <table:table-cell office:value-type="float" office:value="3060.3663">
                <text:p>3060.3663</text:p>
              </table:table-cell>
              <table:table-cell office:value-type="float" office:value="2329.1402">
                <text:p>2329.1402</text:p>
              </table:table-cell>
              <table:table-cell office:value-type="float" office:value="2313.9019">
                <text:p>2313.9019</text:p>
              </table:table-cell>
              <table:table-cell office:value-type="float" office:value="59.5834">
                <text:p>59.5834</text:p>
              </table:table-cell>
              <table:table-cell office:value-type="float" office:value="273.379">
                <text:p>273.379</text:p>
              </table:table-cell>
              <table:table-cell office:value-type="float" office:value="282.5247">
                <text:p>282.5247</text:p>
              </table:table-cell>
              <table:table-cell office:value-type="float" office:value="1123.1512">
                <text:p>1123.1512</text:p>
              </table:table-cell>
              <table:table-cell office:value-type="float" office:value="622.0037">
                <text:p>622.0037</text:p>
              </table:table-cell>
              <table:table-cell office:value-type="float" office:value="1905.956">
                <text:p>1905.956</text:p>
              </table:table-cell>
              <table:table-cell office:value-type="float" office:value="1198.8206">
                <text:p>1198.8206</text:p>
              </table:table-cell>
              <table:table-cell office:value-type="float" office:value="2543.285">
                <text:p>2543.285</text:p>
              </table:table-cell>
              <table:table-cell office:value-type="float" office:value="1898.6338">
                <text:p>1898.6338</text:p>
              </table:table-cell>
              <table:table-cell office:value-type="float" office:value="3101.1334">
                <text:p>3101.13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8.9512">
                <text:p>658.9512</text:p>
              </table:table-cell>
              <table:table-cell office:value-type="float" office:value="2219.136">
                <text:p>2219.136</text:p>
              </table:table-cell>
              <table:table-cell office:value-type="float" office:value="-735.673">
                <text:p>-735.673</text:p>
              </table:table-cell>
              <table:table-cell office:value-type="float" office:value="524.9212">
                <text:p>524.9212</text:p>
              </table:table-cell>
              <table:table-cell office:value-type="float" office:value="1555.4734">
                <text:p>1555.4734</text:p>
              </table:table-cell>
              <table:table-cell office:value-type="float" office:value="1907.5454">
                <text:p>1907.5454</text:p>
              </table:table-cell>
              <table:table-cell office:value-type="float" office:value="218.8232">
                <text:p>218.8232</text:p>
              </table:table-cell>
              <table:table-cell office:value-type="float" office:value="3026.5194">
                <text:p>3026.5194</text:p>
              </table:table-cell>
              <table:table-cell office:value-type="float" office:value="2359.2848">
                <text:p>2359.2848</text:p>
              </table:table-cell>
              <table:table-cell office:value-type="float" office:value="2336.2077">
                <text:p>2336.2077</text:p>
              </table:table-cell>
              <table:table-cell office:value-type="float" office:value="62.2446">
                <text:p>62.2446</text:p>
              </table:table-cell>
              <table:table-cell office:value-type="float" office:value="276.0211">
                <text:p>276.0211</text:p>
              </table:table-cell>
              <table:table-cell office:value-type="float" office:value="283.4595">
                <text:p>283.4595</text:p>
              </table:table-cell>
              <table:table-cell office:value-type="float" office:value="1126.7828">
                <text:p>1126.7828</text:p>
              </table:table-cell>
              <table:table-cell office:value-type="float" office:value="624.4452">
                <text:p>624.4452</text:p>
              </table:table-cell>
              <table:table-cell office:value-type="float" office:value="1908.8023">
                <text:p>1908.8023</text:p>
              </table:table-cell>
              <table:table-cell office:value-type="float" office:value="1201.5264">
                <text:p>1201.5264</text:p>
              </table:table-cell>
              <table:table-cell office:value-type="float" office:value="2545.8814">
                <text:p>2545.8814</text:p>
              </table:table-cell>
              <table:table-cell office:value-type="float" office:value="1901.7288">
                <text:p>1901.7288</text:p>
              </table:table-cell>
              <table:table-cell office:value-type="float" office:value="3103.2508">
                <text:p>3103.25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7.6747">
                <text:p>647.6747</text:p>
              </table:table-cell>
              <table:table-cell office:value-type="float" office:value="2183.3716">
                <text:p>2183.3716</text:p>
              </table:table-cell>
              <table:table-cell office:value-type="float" office:value="-715.8011">
                <text:p>-715.8011</text:p>
              </table:table-cell>
              <table:table-cell office:value-type="float" office:value="493.1194">
                <text:p>493.1194</text:p>
              </table:table-cell>
              <table:table-cell office:value-type="float" office:value="1558.7418">
                <text:p>1558.7418</text:p>
              </table:table-cell>
              <table:table-cell office:value-type="float" office:value="1944.9027">
                <text:p>1944.9027</text:p>
              </table:table-cell>
              <table:table-cell office:value-type="float" office:value="204.1708">
                <text:p>204.1708</text:p>
              </table:table-cell>
              <table:table-cell office:value-type="float" office:value="2992.0005">
                <text:p>2992.0005</text:p>
              </table:table-cell>
              <table:table-cell office:value-type="float" office:value="2388.4278">
                <text:p>2388.4278</text:p>
              </table:table-cell>
              <table:table-cell office:value-type="float" office:value="2359.8072">
                <text:p>2359.8072</text:p>
              </table:table-cell>
              <table:table-cell office:value-type="float" office:value="64.7615">
                <text:p>64.7615</text:p>
              </table:table-cell>
              <table:table-cell office:value-type="float" office:value="278.801">
                <text:p>278.801</text:p>
              </table:table-cell>
              <table:table-cell office:value-type="float" office:value="284.376">
                <text:p>284.376</text:p>
              </table:table-cell>
              <table:table-cell office:value-type="float" office:value="1130.4191">
                <text:p>1130.4191</text:p>
              </table:table-cell>
              <table:table-cell office:value-type="float" office:value="626.8019">
                <text:p>626.8019</text:p>
              </table:table-cell>
              <table:table-cell office:value-type="float" office:value="1911.7193">
                <text:p>1911.7193</text:p>
              </table:table-cell>
              <table:table-cell office:value-type="float" office:value="1204.2975">
                <text:p>1204.2975</text:p>
              </table:table-cell>
              <table:table-cell office:value-type="float" office:value="2548.408">
                <text:p>2548.408</text:p>
              </table:table-cell>
              <table:table-cell office:value-type="float" office:value="1904.8825">
                <text:p>1904.8825</text:p>
              </table:table-cell>
              <table:table-cell office:value-type="float" office:value="3105.2797">
                <text:p>3105.27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37.969">
                <text:p>637.969</text:p>
              </table:table-cell>
              <table:table-cell office:value-type="float" office:value="2147.1493">
                <text:p>2147.1493</text:p>
              </table:table-cell>
              <table:table-cell office:value-type="float" office:value="-694.5608">
                <text:p>-694.5608</text:p>
              </table:table-cell>
              <table:table-cell office:value-type="float" office:value="462.2147">
                <text:p>462.2147</text:p>
              </table:table-cell>
              <table:table-cell office:value-type="float" office:value="1560.3775">
                <text:p>1560.3775</text:p>
              </table:table-cell>
              <table:table-cell office:value-type="float" office:value="1982.367">
                <text:p>1982.367</text:p>
              </table:table-cell>
              <table:table-cell office:value-type="float" office:value="191.038">
                <text:p>191.038</text:p>
              </table:table-cell>
              <table:table-cell office:value-type="float" office:value="2956.8753">
                <text:p>2956.8753</text:p>
              </table:table-cell>
              <table:table-cell office:value-type="float" office:value="2416.5136">
                <text:p>2416.5136</text:p>
              </table:table-cell>
              <table:table-cell office:value-type="float" office:value="2384.6555">
                <text:p>2384.6555</text:p>
              </table:table-cell>
              <table:table-cell office:value-type="float" office:value="67.196">
                <text:p>67.196</text:p>
              </table:table-cell>
              <table:table-cell office:value-type="float" office:value="281.6533">
                <text:p>281.6533</text:p>
              </table:table-cell>
              <table:table-cell office:value-type="float" office:value="285.2319">
                <text:p>285.2319</text:p>
              </table:table-cell>
              <table:table-cell office:value-type="float" office:value="1134.0701">
                <text:p>1134.0701</text:p>
              </table:table-cell>
              <table:table-cell office:value-type="float" office:value="628.9598">
                <text:p>628.9598</text:p>
              </table:table-cell>
              <table:table-cell office:value-type="float" office:value="1914.7861">
                <text:p>1914.7861</text:p>
              </table:table-cell>
              <table:table-cell office:value-type="float" office:value="1207.2375">
                <text:p>1207.2375</text:p>
              </table:table-cell>
              <table:table-cell office:value-type="float" office:value="2550.7358">
                <text:p>2550.7358</text:p>
              </table:table-cell>
              <table:table-cell office:value-type="float" office:value="1907.9005">
                <text:p>1907.9005</text:p>
              </table:table-cell>
              <table:table-cell office:value-type="float" office:value="3107.5055">
                <text:p>3107.50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26.6925">
                <text:p>626.6925</text:p>
              </table:table-cell>
              <table:table-cell office:value-type="float" office:value="2111.385">
                <text:p>2111.385</text:p>
              </table:table-cell>
              <table:table-cell office:value-type="float" office:value="-671.9928">
                <text:p>-671.9928</text:p>
              </table:table-cell>
              <table:table-cell office:value-type="float" office:value="432.2658">
                <text:p>432.2658</text:p>
              </table:table-cell>
              <table:table-cell office:value-type="float" office:value="1560.3775">
                <text:p>1560.3775</text:p>
              </table:table-cell>
              <table:table-cell office:value-type="float" office:value="2019.867">
                <text:p>2019.867</text:p>
              </table:table-cell>
              <table:table-cell office:value-type="float" office:value="179.4498">
                <text:p>179.4498</text:p>
              </table:table-cell>
              <table:table-cell office:value-type="float" office:value="2921.2106">
                <text:p>2921.2106</text:p>
              </table:table-cell>
              <table:table-cell office:value-type="float" office:value="2443.4888">
                <text:p>2443.4888</text:p>
              </table:table-cell>
              <table:table-cell office:value-type="float" office:value="2410.7052">
                <text:p>2410.7052</text:p>
              </table:table-cell>
              <table:table-cell office:value-type="float" office:value="69.7565">
                <text:p>69.7565</text:p>
              </table:table-cell>
              <table:table-cell office:value-type="float" office:value="284.3931">
                <text:p>284.3931</text:p>
              </table:table-cell>
              <table:table-cell office:value-type="float" office:value="285.833">
                <text:p>285.833</text:p>
              </table:table-cell>
              <table:table-cell office:value-type="float" office:value="1137.7716">
                <text:p>1137.7716</text:p>
              </table:table-cell>
              <table:table-cell office:value-type="float" office:value="631.176">
                <text:p>631.176</text:p>
              </table:table-cell>
              <table:table-cell office:value-type="float" office:value="1917.8112">
                <text:p>1917.8112</text:p>
              </table:table-cell>
              <table:table-cell office:value-type="float" office:value="1210.0407">
                <text:p>1210.0407</text:p>
              </table:table-cell>
              <table:table-cell office:value-type="float" office:value="2553.2267">
                <text:p>2553.2267</text:p>
              </table:table-cell>
              <table:table-cell office:value-type="float" office:value="1910.7767">
                <text:p>1910.7767</text:p>
              </table:table-cell>
              <table:table-cell office:value-type="float" office:value="3109.9117">
                <text:p>3109.91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16.9868">
                <text:p>616.9868</text:p>
              </table:table-cell>
              <table:table-cell office:value-type="float" office:value="2075.1627">
                <text:p>2075.1627</text:p>
              </table:table-cell>
              <table:table-cell office:value-type="float" office:value="-648.1398">
                <text:p>-648.1398</text:p>
              </table:table-cell>
              <table:table-cell office:value-type="float" office:value="403.3299">
                <text:p>403.3299</text:p>
              </table:table-cell>
              <table:table-cell office:value-type="float" office:value="1558.7418">
                <text:p>1558.7418</text:p>
              </table:table-cell>
              <table:table-cell office:value-type="float" office:value="2057.3313">
                <text:p>2057.3313</text:p>
              </table:table-cell>
              <table:table-cell office:value-type="float" office:value="169.4284">
                <text:p>169.4284</text:p>
              </table:table-cell>
              <table:table-cell office:value-type="float" office:value="2885.0745">
                <text:p>2885.0745</text:p>
              </table:table-cell>
              <table:table-cell office:value-type="float" office:value="2469.3021">
                <text:p>2469.3021</text:p>
              </table:table-cell>
              <table:table-cell office:value-type="float" office:value="2437.9067">
                <text:p>2437.9067</text:p>
              </table:table-cell>
              <table:table-cell office:value-type="float" office:value="72.3637">
                <text:p>72.3637</text:p>
              </table:table-cell>
              <table:table-cell office:value-type="float" office:value="287.0884">
                <text:p>287.0884</text:p>
              </table:table-cell>
              <table:table-cell office:value-type="float" office:value="286.409">
                <text:p>286.409</text:p>
              </table:table-cell>
              <table:table-cell office:value-type="float" office:value="1141.4771">
                <text:p>1141.4771</text:p>
              </table:table-cell>
              <table:table-cell office:value-type="float" office:value="633.3692">
                <text:p>633.3692</text:p>
              </table:table-cell>
              <table:table-cell office:value-type="float" office:value="1920.853">
                <text:p>1920.853</text:p>
              </table:table-cell>
              <table:table-cell office:value-type="float" office:value="1212.9712">
                <text:p>1212.9712</text:p>
              </table:table-cell>
              <table:table-cell office:value-type="float" office:value="2555.5665">
                <text:p>2555.5665</text:p>
              </table:table-cell>
              <table:table-cell office:value-type="float" office:value="1913.7773">
                <text:p>1913.7773</text:p>
              </table:table-cell>
              <table:table-cell office:value-type="float" office:value="3112.161">
                <text:p>3112.1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05.7103">
                <text:p>605.7103</text:p>
              </table:table-cell>
              <table:table-cell office:value-type="float" office:value="2039.3984">
                <text:p>2039.3984</text:p>
              </table:table-cell>
              <table:table-cell office:value-type="float" office:value="-623.0474">
                <text:p>-623.0474</text:p>
              </table:table-cell>
              <table:table-cell office:value-type="float" office:value="375.462">
                <text:p>375.462</text:p>
              </table:table-cell>
              <table:table-cell office:value-type="float" office:value="1555.4734">
                <text:p>1555.4734</text:p>
              </table:table-cell>
              <table:table-cell office:value-type="float" office:value="2094.6886">
                <text:p>2094.6886</text:p>
              </table:table-cell>
              <table:table-cell office:value-type="float" office:value="160.9927">
                <text:p>160.9927</text:p>
              </table:table-cell>
              <table:table-cell office:value-type="float" office:value="2848.5356">
                <text:p>2848.5356</text:p>
              </table:table-cell>
              <table:table-cell office:value-type="float" office:value="2493.9044">
                <text:p>2493.9044</text:p>
              </table:table-cell>
              <table:table-cell office:value-type="float" office:value="2466.2083">
                <text:p>2466.2083</text:p>
              </table:table-cell>
              <table:table-cell office:value-type="float" office:value="74.7788">
                <text:p>74.7788</text:p>
              </table:table-cell>
              <table:table-cell office:value-type="float" office:value="289.9572">
                <text:p>289.9572</text:p>
              </table:table-cell>
              <table:table-cell office:value-type="float" office:value="287.2027">
                <text:p>287.2027</text:p>
              </table:table-cell>
              <table:table-cell office:value-type="float" office:value="1145.1422">
                <text:p>1145.1422</text:p>
              </table:table-cell>
              <table:table-cell office:value-type="float" office:value="635.3182">
                <text:p>635.3182</text:p>
              </table:table-cell>
              <table:table-cell office:value-type="float" office:value="1924.0567">
                <text:p>1924.0567</text:p>
              </table:table-cell>
              <table:table-cell office:value-type="float" office:value="1215.7447">
                <text:p>1215.7447</text:p>
              </table:table-cell>
              <table:table-cell office:value-type="float" office:value="2558.0905">
                <text:p>2558.0905</text:p>
              </table:table-cell>
              <table:table-cell office:value-type="float" office:value="1916.8744">
                <text:p>1916.8744</text:p>
              </table:table-cell>
              <table:table-cell office:value-type="float" office:value="3114.2753">
                <text:p>3114.27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96.0046">
                <text:p>596.0046</text:p>
              </table:table-cell>
              <table:table-cell office:value-type="float" office:value="2003.1761">
                <text:p>2003.1761</text:p>
              </table:table-cell>
              <table:table-cell office:value-type="float" office:value="-596.7633">
                <text:p>-596.7633</text:p>
              </table:table-cell>
              <table:table-cell office:value-type="float" office:value="348.7151">
                <text:p>348.7151</text:p>
              </table:table-cell>
              <table:table-cell office:value-type="float" office:value="1550.5787">
                <text:p>1550.5787</text:p>
              </table:table-cell>
              <table:table-cell office:value-type="float" office:value="2131.8678">
                <text:p>2131.8678</text:p>
              </table:table-cell>
              <table:table-cell office:value-type="float" office:value="154.1589">
                <text:p>154.1589</text:p>
              </table:table-cell>
              <table:table-cell office:value-type="float" office:value="2811.6636">
                <text:p>2811.6636</text:p>
              </table:table-cell>
              <table:table-cell office:value-type="float" office:value="2517.2487">
                <text:p>2517.2487</text:p>
              </table:table-cell>
              <table:table-cell office:value-type="float" office:value="2495.5561">
                <text:p>2495.5561</text:p>
              </table:table-cell>
              <table:table-cell office:value-type="float" office:value="77.3626">
                <text:p>77.3626</text:p>
              </table:table-cell>
              <table:table-cell office:value-type="float" office:value="292.6749">
                <text:p>292.6749</text:p>
              </table:table-cell>
              <table:table-cell office:value-type="float" office:value="287.7443">
                <text:p>287.7443</text:p>
              </table:table-cell>
              <table:table-cell office:value-type="float" office:value="1148.8529">
                <text:p>1148.8529</text:p>
              </table:table-cell>
              <table:table-cell office:value-type="float" office:value="637.0157">
                <text:p>637.0157</text:p>
              </table:table-cell>
              <table:table-cell office:value-type="float" office:value="1927.4005">
                <text:p>1927.4005</text:p>
              </table:table-cell>
              <table:table-cell office:value-type="float" office:value="1218.6058">
                <text:p>1218.6058</text:p>
              </table:table-cell>
              <table:table-cell office:value-type="float" office:value="2560.5146">
                <text:p>2560.5146</text:p>
              </table:table-cell>
              <table:table-cell office:value-type="float" office:value="1919.835">
                <text:p>1919.835</text:p>
              </table:table-cell>
              <table:table-cell office:value-type="float" office:value="3116.5769">
                <text:p>3116.57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84.7281">
                <text:p>584.7281</text:p>
              </table:table-cell>
              <table:table-cell office:value-type="float" office:value="1967.4118">
                <text:p>1967.4118</text:p>
              </table:table-cell>
              <table:table-cell office:value-type="float" office:value="-569.3376">
                <text:p>-569.3376</text:p>
              </table:table-cell>
              <table:table-cell office:value-type="float" office:value="323.1402">
                <text:p>323.1402</text:p>
              </table:table-cell>
              <table:table-cell office:value-type="float" office:value="1544.0669">
                <text:p>1544.0669</text:p>
              </table:table-cell>
              <table:table-cell office:value-type="float" office:value="2168.7981">
                <text:p>2168.7981</text:p>
              </table:table-cell>
              <table:table-cell office:value-type="float" office:value="148.9399">
                <text:p>148.9399</text:p>
              </table:table-cell>
              <table:table-cell office:value-type="float" office:value="2774.5285">
                <text:p>2774.5285</text:p>
              </table:table-cell>
              <table:table-cell office:value-type="float" office:value="2539.2906">
                <text:p>2539.2906</text:p>
              </table:table-cell>
              <table:table-cell office:value-type="float" office:value="2525.8943">
                <text:p>2525.8943</text:p>
              </table:table-cell>
              <table:table-cell office:value-type="float" office:value="79.8515">
                <text:p>79.8515</text:p>
              </table:table-cell>
              <table:table-cell office:value-type="float" office:value="295.4799">
                <text:p>295.4799</text:p>
              </table:table-cell>
              <table:table-cell office:value-type="float" office:value="288.1793">
                <text:p>288.1793</text:p>
              </table:table-cell>
              <table:table-cell office:value-type="float" office:value="1152.5775">
                <text:p>1152.5775</text:p>
              </table:table-cell>
              <table:table-cell office:value-type="float" office:value="638.789">
                <text:p>638.789</text:p>
              </table:table-cell>
              <table:table-cell office:value-type="float" office:value="1930.7048">
                <text:p>1930.7048</text:p>
              </table:table-cell>
              <table:table-cell office:value-type="float" office:value="1221.5861">
                <text:p>1221.5861</text:p>
              </table:table-cell>
              <table:table-cell office:value-type="float" office:value="2562.7906">
                <text:p>2562.7906</text:p>
              </table:table-cell>
              <table:table-cell office:value-type="float" office:value="1922.9146">
                <text:p>1922.9146</text:p>
              </table:table-cell>
              <table:table-cell office:value-type="float" office:value="3118.7167">
                <text:p>3118.71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75.0224">
                <text:p>575.0224</text:p>
              </table:table-cell>
              <table:table-cell office:value-type="float" office:value="1931.1895">
                <text:p>1931.1895</text:p>
              </table:table-cell>
              <table:table-cell office:value-type="float" office:value="-540.8224">
                <text:p>-540.8224</text:p>
              </table:table-cell>
              <table:table-cell office:value-type="float" office:value="298.7859">
                <text:p>298.7859</text:p>
              </table:table-cell>
              <table:table-cell office:value-type="float" office:value="1535.9504">
                <text:p>1535.9504</text:p>
              </table:table-cell>
              <table:table-cell office:value-type="float" office:value="2205.4092">
                <text:p>2205.4092</text:p>
              </table:table-cell>
              <table:table-cell office:value-type="float" office:value="145.3457">
                <text:p>145.3457</text:p>
              </table:table-cell>
              <table:table-cell office:value-type="float" office:value="2737.2011">
                <text:p>2737.2011</text:p>
              </table:table-cell>
              <table:table-cell office:value-type="float" office:value="2559.9882">
                <text:p>2559.9882</text:p>
              </table:table-cell>
              <table:table-cell office:value-type="float" office:value="2557.165">
                <text:p>2557.165</text:p>
              </table:table-cell>
              <table:table-cell office:value-type="float" office:value="82.4301">
                <text:p>82.4301</text:p>
              </table:table-cell>
              <table:table-cell office:value-type="float" office:value="298.2027">
                <text:p>298.2027</text:p>
              </table:table-cell>
              <table:table-cell office:value-type="float" office:value="288.3183">
                <text:p>288.3183</text:p>
              </table:table-cell>
              <table:table-cell office:value-type="float" office:value="1156.325">
                <text:p>1156.325</text:p>
              </table:table-cell>
              <table:table-cell office:value-type="float" office:value="640.4725">
                <text:p>640.4725</text:p>
              </table:table-cell>
              <table:table-cell office:value-type="float" office:value="1934.0556">
                <text:p>1934.0556</text:p>
              </table:table-cell>
              <table:table-cell office:value-type="float" office:value="1224.7504">
                <text:p>1224.7504</text:p>
              </table:table-cell>
              <table:table-cell office:value-type="float" office:value="2564.803">
                <text:p>2564.803</text:p>
              </table:table-cell>
              <table:table-cell office:value-type="float" office:value="1925.9617">
                <text:p>1925.9617</text:p>
              </table:table-cell>
              <table:table-cell office:value-type="float" office:value="3120.9025">
                <text:p>3120.90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63.746">
                <text:p>563.746</text:p>
              </table:table-cell>
              <table:table-cell office:value-type="float" office:value="1895.4252">
                <text:p>1895.4252</text:p>
              </table:table-cell>
              <table:table-cell office:value-type="float" office:value="-511.272">
                <text:p>-511.272</text:p>
              </table:table-cell>
              <table:table-cell office:value-type="float" office:value="275.6986">
                <text:p>275.6986</text:p>
              </table:table-cell>
              <table:table-cell office:value-type="float" office:value="1526.2447">
                <text:p>1526.2447</text:p>
              </table:table-cell>
              <table:table-cell office:value-type="float" office:value="2241.6314">
                <text:p>2241.6314</text:p>
              </table:table-cell>
              <table:table-cell office:value-type="float" office:value="143.3831">
                <text:p>143.3831</text:p>
              </table:table-cell>
              <table:table-cell office:value-type="float" office:value="2699.7525">
                <text:p>2699.7525</text:p>
              </table:table-cell>
              <table:table-cell office:value-type="float" office:value="2582.0302">
                <text:p>2582.0302</text:p>
              </table:table-cell>
              <table:table-cell office:value-type="float" office:value="2587.5031">
                <text:p>2587.5031</text:p>
              </table:table-cell>
              <table:table-cell office:value-type="float" office:value="85.0342">
                <text:p>85.0342</text:p>
              </table:table-cell>
              <table:table-cell office:value-type="float" office:value="300.901">
                <text:p>300.901</text:p>
              </table:table-cell>
              <table:table-cell office:value-type="float" office:value="288.1386">
                <text:p>288.1386</text:p>
              </table:table-cell>
              <table:table-cell office:value-type="float" office:value="1160.0707">
                <text:p>1160.0707</text:p>
              </table:table-cell>
              <table:table-cell office:value-type="float" office:value="642.2986">
                <text:p>642.2986</text:p>
              </table:table-cell>
              <table:table-cell office:value-type="float" office:value="1937.331">
                <text:p>1937.331</text:p>
              </table:table-cell>
              <table:table-cell office:value-type="float" office:value="1228.0459">
                <text:p>1228.0459</text:p>
              </table:table-cell>
              <table:table-cell office:value-type="float" office:value="2566.5925">
                <text:p>2566.5925</text:p>
              </table:table-cell>
              <table:table-cell office:value-type="float" office:value="1929.1563">
                <text:p>1929.1563</text:p>
              </table:table-cell>
              <table:table-cell office:value-type="float" office:value="3122.8664">
                <text:p>3122.86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0.9202">
                <text:p>550.9202</text:p>
              </table:table-cell>
              <table:table-cell office:value-type="float" office:value="1860.1867">
                <text:p>1860.1867</text:p>
              </table:table-cell>
              <table:table-cell office:value-type="float" office:value="-480.7426">
                <text:p>-480.7426</text:p>
              </table:table-cell>
              <table:table-cell office:value-type="float" office:value="253.9222">
                <text:p>253.9222</text:p>
              </table:table-cell>
              <table:table-cell office:value-type="float" office:value="1514.9682">
                <text:p>1514.9682</text:p>
              </table:table-cell>
              <table:table-cell office:value-type="float" office:value="2277.3958">
                <text:p>2277.3958</text:p>
              </table:table-cell>
              <table:table-cell office:value-type="float" office:value="143.0559">
                <text:p>143.0559</text:p>
              </table:table-cell>
              <table:table-cell office:value-type="float" office:value="2662.254">
                <text:p>2662.254</text:p>
              </table:table-cell>
              <table:table-cell office:value-type="float" office:value="2605.3745">
                <text:p>2605.3745</text:p>
              </table:table-cell>
              <table:table-cell office:value-type="float" office:value="2616.8509">
                <text:p>2616.8509</text:p>
              </table:table-cell>
              <table:table-cell office:value-type="float" office:value="87.4259">
                <text:p>87.4259</text:p>
              </table:table-cell>
              <table:table-cell office:value-type="float" office:value="303.7893">
                <text:p>303.7893</text:p>
              </table:table-cell>
              <table:table-cell office:value-type="float" office:value="288.1195">
                <text:p>288.1195</text:p>
              </table:table-cell>
              <table:table-cell office:value-type="float" office:value="1163.8206">
                <text:p>1163.8206</text:p>
              </table:table-cell>
              <table:table-cell office:value-type="float" office:value="644.1721">
                <text:p>644.1721</text:p>
              </table:table-cell>
              <table:table-cell office:value-type="float" office:value="1940.5794">
                <text:p>1940.5794</text:p>
              </table:table-cell>
              <table:table-cell office:value-type="float" office:value="1231.3836">
                <text:p>1231.3836</text:p>
              </table:table-cell>
              <table:table-cell office:value-type="float" office:value="2568.302">
                <text:p>2568.302</text:p>
              </table:table-cell>
              <table:table-cell office:value-type="float" office:value="1932.3603">
                <text:p>1932.3603</text:p>
              </table:table-cell>
              <table:table-cell office:value-type="float" office:value="3124.815">
                <text:p>3124.8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36.5696">
                <text:p>536.5696</text:p>
              </table:table-cell>
              <table:table-cell office:value-type="float" office:value="1825.5412">
                <text:p>1825.5412</text:p>
              </table:table-cell>
              <table:table-cell office:value-type="float" office:value="-449.2925">
                <text:p>-449.2925</text:p>
              </table:table-cell>
              <table:table-cell office:value-type="float" office:value="233.4982">
                <text:p>233.4982</text:p>
              </table:table-cell>
              <table:table-cell office:value-type="float" office:value="1502.1425">
                <text:p>1502.1425</text:p>
              </table:table-cell>
              <table:table-cell office:value-type="float" office:value="2312.6342">
                <text:p>2312.6342</text:p>
              </table:table-cell>
              <table:table-cell office:value-type="float" office:value="144.3646">
                <text:p>144.3646</text:p>
              </table:table-cell>
              <table:table-cell office:value-type="float" office:value="2624.7768">
                <text:p>2624.7768</text:p>
              </table:table-cell>
              <table:table-cell office:value-type="float" office:value="2629.9767">
                <text:p>2629.9767</text:p>
              </table:table-cell>
              <table:table-cell office:value-type="float" office:value="2645.1525">
                <text:p>2645.1525</text:p>
              </table:table-cell>
              <table:table-cell office:value-type="float" office:value="89.6364">
                <text:p>89.6364</text:p>
              </table:table-cell>
              <table:table-cell office:value-type="float" office:value="306.8186">
                <text:p>306.8186</text:p>
              </table:table-cell>
              <table:table-cell office:value-type="float" office:value="287.9486">
                <text:p>287.9486</text:p>
              </table:table-cell>
              <table:table-cell office:value-type="float" office:value="1167.5667">
                <text:p>1167.5667</text:p>
              </table:table-cell>
              <table:table-cell office:value-type="float" office:value="646.2441">
                <text:p>646.2441</text:p>
              </table:table-cell>
              <table:table-cell office:value-type="float" office:value="1943.705">
                <text:p>1943.705</text:p>
              </table:table-cell>
              <table:table-cell office:value-type="float" office:value="1234.6903">
                <text:p>1234.6903</text:p>
              </table:table-cell>
              <table:table-cell office:value-type="float" office:value="2570.0706">
                <text:p>2570.0706</text:p>
              </table:table-cell>
              <table:table-cell office:value-type="float" office:value="1935.4596">
                <text:p>1935.4596</text:p>
              </table:table-cell>
              <table:table-cell office:value-type="float" office:value="3126.9261">
                <text:p>3126.92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20.7214">
                <text:p>520.7214</text:p>
              </table:table-cell>
              <table:table-cell office:value-type="float" office:value="1791.5547">
                <text:p>1791.5547</text:p>
              </table:table-cell>
              <table:table-cell office:value-type="float" office:value="-416.9814">
                <text:p>-416.9814</text:p>
              </table:table-cell>
              <table:table-cell office:value-type="float" office:value="214.4655">
                <text:p>214.4655</text:p>
              </table:table-cell>
              <table:table-cell office:value-type="float" office:value="1487.7918">
                <text:p>1487.7918</text:p>
              </table:table-cell>
              <table:table-cell office:value-type="float" office:value="2347.2797">
                <text:p>2347.2797</text:p>
              </table:table-cell>
              <table:table-cell office:value-type="float" office:value="147.3068">
                <text:p>147.3068</text:p>
              </table:table-cell>
              <table:table-cell office:value-type="float" office:value="2587.3924">
                <text:p>2587.3924</text:p>
              </table:table-cell>
              <table:table-cell office:value-type="float" office:value="2655.79">
                <text:p>2655.79</text:p>
              </table:table-cell>
              <table:table-cell office:value-type="float" office:value="2672.3541">
                <text:p>2672.3541</text:p>
              </table:table-cell>
              <table:table-cell office:value-type="float" office:value="92.0656">
                <text:p>92.0656</text:p>
              </table:table-cell>
              <table:table-cell office:value-type="float" office:value="309.6754">
                <text:p>309.6754</text:p>
              </table:table-cell>
              <table:table-cell office:value-type="float" office:value="287.7372">
                <text:p>287.7372</text:p>
              </table:table-cell>
              <table:table-cell office:value-type="float" office:value="1171.3107">
                <text:p>1171.3107</text:p>
              </table:table-cell>
              <table:table-cell office:value-type="float" office:value="648.3382">
                <text:p>648.3382</text:p>
              </table:table-cell>
              <table:table-cell office:value-type="float" office:value="1946.8159">
                <text:p>1946.8159</text:p>
              </table:table-cell>
              <table:table-cell office:value-type="float" office:value="1238.0102">
                <text:p>1238.0102</text:p>
              </table:table-cell>
              <table:table-cell office:value-type="float" office:value="2571.8144">
                <text:p>2571.8144</text:p>
              </table:table-cell>
              <table:table-cell office:value-type="float" office:value="1938.5864">
                <text:p>1938.5864</text:p>
              </table:table-cell>
              <table:table-cell office:value-type="float" office:value="3128.9963">
                <text:p>3128.99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3.4058">
                <text:p>503.4058</text:p>
              </table:table-cell>
              <table:table-cell office:value-type="float" office:value="1758.2917">
                <text:p>1758.2917</text:p>
              </table:table-cell>
              <table:table-cell office:value-type="float" office:value="-383.8708">
                <text:p>-383.8708</text:p>
              </table:table-cell>
              <table:table-cell office:value-type="float" office:value="196.8604">
                <text:p>196.8604</text:p>
              </table:table-cell>
              <table:table-cell office:value-type="float" office:value="1471.9437">
                <text:p>1471.9437</text:p>
              </table:table-cell>
              <table:table-cell office:value-type="float" office:value="2381.2663">
                <text:p>2381.2663</text:p>
              </table:table-cell>
              <table:table-cell office:value-type="float" office:value="151.8769">
                <text:p>151.8769</text:p>
              </table:table-cell>
              <table:table-cell office:value-type="float" office:value="2550.1719">
                <text:p>2550.1719</text:p>
              </table:table-cell>
              <table:table-cell office:value-type="float" office:value="2681.3649">
                <text:p>2681.3649</text:p>
              </table:table-cell>
              <table:table-cell office:value-type="float" office:value="2699.7798">
                <text:p>2699.7798</text:p>
              </table:table-cell>
              <table:table-cell office:value-type="float" office:value="94.4143">
                <text:p>94.4143</text:p>
              </table:table-cell>
              <table:table-cell office:value-type="float" office:value="312.5987">
                <text:p>312.5987</text:p>
              </table:table-cell>
              <table:table-cell office:value-type="float" office:value="287.3836">
                <text:p>287.3836</text:p>
              </table:table-cell>
              <table:table-cell office:value-type="float" office:value="1175.044">
                <text:p>1175.044</text:p>
              </table:table-cell>
              <table:table-cell office:value-type="float" office:value="650.4912">
                <text:p>650.4912</text:p>
              </table:table-cell>
              <table:table-cell office:value-type="float" office:value="1949.8862">
                <text:p>1949.8862</text:p>
              </table:table-cell>
              <table:table-cell office:value-type="float" office:value="1241.1832">
                <text:p>1241.1832</text:p>
              </table:table-cell>
              <table:table-cell office:value-type="float" office:value="2573.8131">
                <text:p>2573.8131</text:p>
              </table:table-cell>
              <table:table-cell office:value-type="float" office:value="1941.7887">
                <text:p>1941.7887</text:p>
              </table:table-cell>
              <table:table-cell office:value-type="float" office:value="3130.9477">
                <text:p>3130.94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4.6558">
                <text:p>484.6558</text:p>
              </table:table-cell>
              <table:table-cell office:value-type="float" office:value="1725.8158">
                <text:p>1725.8158</text:p>
              </table:table-cell>
              <table:table-cell office:value-type="float" office:value="-350.0239">
                <text:p>-350.0239</text:p>
              </table:table-cell>
              <table:table-cell office:value-type="float" office:value="180.7162">
                <text:p>180.7162</text:p>
              </table:table-cell>
              <table:table-cell office:value-type="float" office:value="1454.6281">
                <text:p>1454.6281</text:p>
              </table:table-cell>
              <table:table-cell office:value-type="float" office:value="2414.5292">
                <text:p>2414.5292</text:p>
              </table:table-cell>
              <table:table-cell office:value-type="float" office:value="158.0662">
                <text:p>158.0662</text:p>
              </table:table-cell>
              <table:table-cell office:value-type="float" office:value="2513.1862">
                <text:p>2513.1862</text:p>
              </table:table-cell>
              <table:table-cell office:value-type="float" office:value="2706.6996">
                <text:p>2706.6996</text:p>
              </table:table-cell>
              <table:table-cell office:value-type="float" office:value="2727.4277">
                <text:p>2727.4277</text:p>
              </table:table-cell>
              <table:table-cell office:value-type="float" office:value="96.9622">
                <text:p>96.9622</text:p>
              </table:table-cell>
              <table:table-cell office:value-type="float" office:value="315.3503">
                <text:p>315.3503</text:p>
              </table:table-cell>
              <table:table-cell office:value-type="float" office:value="287.1673">
                <text:p>287.1673</text:p>
              </table:table-cell>
              <table:table-cell office:value-type="float" office:value="1178.7878">
                <text:p>1178.7878</text:p>
              </table:table-cell>
              <table:table-cell office:value-type="float" office:value="652.9035">
                <text:p>652.9035</text:p>
              </table:table-cell>
              <table:table-cell office:value-type="float" office:value="1952.7573">
                <text:p>1952.7573</text:p>
              </table:table-cell>
              <table:table-cell office:value-type="float" office:value="1244.2652">
                <text:p>1244.2652</text:p>
              </table:table-cell>
              <table:table-cell office:value-type="float" office:value="2575.9494">
                <text:p>2575.9494</text:p>
              </table:table-cell>
              <table:table-cell office:value-type="float" office:value="1944.9827">
                <text:p>1944.9827</text:p>
              </table:table-cell>
              <table:table-cell office:value-type="float" office:value="3132.9125">
                <text:p>3132.9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64.5071">
                <text:p>464.5071</text:p>
              </table:table-cell>
              <table:table-cell office:value-type="float" office:value="1694.1886">
                <text:p>1694.1886</text:p>
              </table:table-cell>
              <table:table-cell office:value-type="float" office:value="-315.505">
                <text:p>-315.505</text:p>
              </table:table-cell>
              <table:table-cell office:value-type="float" office:value="166.0638">
                <text:p>166.0638</text:p>
              </table:table-cell>
              <table:table-cell office:value-type="float" office:value="1435.8781">
                <text:p>1435.8781</text:p>
              </table:table-cell>
              <table:table-cell office:value-type="float" office:value="2447.0051">
                <text:p>2447.0051</text:p>
              </table:table-cell>
              <table:table-cell office:value-type="float" office:value="165.8629">
                <text:p>165.8629</text:p>
              </table:table-cell>
              <table:table-cell office:value-type="float" office:value="2476.5057">
                <text:p>2476.5057</text:p>
              </table:table-cell>
              <table:table-cell office:value-type="float" office:value="2731.792">
                <text:p>2731.792</text:p>
              </table:table-cell>
              <table:table-cell office:value-type="float" office:value="2755.2957">
                <text:p>2755.2957</text:p>
              </table:table-cell>
              <table:table-cell office:value-type="float" office:value="99.3469">
                <text:p>99.3469</text:p>
              </table:table-cell>
              <table:table-cell office:value-type="float" office:value="318.2443">
                <text:p>318.2443</text:p>
              </table:table-cell>
              <table:table-cell office:value-type="float" office:value="287.2755">
                <text:p>287.2755</text:p>
              </table:table-cell>
              <table:table-cell office:value-type="float" office:value="1182.5362">
                <text:p>1182.5362</text:p>
              </table:table-cell>
              <table:table-cell office:value-type="float" office:value="655.1244">
                <text:p>655.1244</text:p>
              </table:table-cell>
              <table:table-cell office:value-type="float" office:value="1955.7789">
                <text:p>1955.7789</text:p>
              </table:table-cell>
              <table:table-cell office:value-type="float" office:value="1247.4665">
                <text:p>1247.4665</text:p>
              </table:table-cell>
              <table:table-cell office:value-type="float" office:value="2577.9023">
                <text:p>2577.9023</text:p>
              </table:table-cell>
              <table:table-cell office:value-type="float" office:value="1948.2847">
                <text:p>1948.2847</text:p>
              </table:table-cell>
              <table:table-cell office:value-type="float" office:value="3134.69">
                <text:p>3134.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2.998">
                <text:p>442.998</text:p>
              </table:table-cell>
              <table:table-cell office:value-type="float" office:value="1663.4704">
                <text:p>1663.4704</text:p>
              </table:table-cell>
              <table:table-cell office:value-type="float" office:value="-280.3798">
                <text:p>-280.3798</text:p>
              </table:table-cell>
              <table:table-cell office:value-type="float" office:value="152.931">
                <text:p>152.931</text:p>
              </table:table-cell>
              <table:table-cell office:value-type="float" office:value="1415.7293">
                <text:p>1415.7293</text:p>
              </table:table-cell>
              <table:table-cell office:value-type="float" office:value="2478.6323">
                <text:p>2478.6323</text:p>
              </table:table-cell>
              <table:table-cell office:value-type="float" office:value="175.2521">
                <text:p>175.2521</text:p>
              </table:table-cell>
              <table:table-cell office:value-type="float" office:value="2440.2001">
                <text:p>2440.2001</text:p>
              </table:table-cell>
              <table:table-cell office:value-type="float" office:value="2755.6449">
                <text:p>2755.6449</text:p>
              </table:table-cell>
              <table:table-cell office:value-type="float" office:value="2784.2316">
                <text:p>2784.2316</text:p>
              </table:table-cell>
              <table:table-cell office:value-type="float" office:value="101.9187">
                <text:p>101.9187</text:p>
              </table:table-cell>
              <table:table-cell office:value-type="float" office:value="320.9735">
                <text:p>320.9735</text:p>
              </table:table-cell>
              <table:table-cell office:value-type="float" office:value="287.5134">
                <text:p>287.5134</text:p>
              </table:table-cell>
              <table:table-cell office:value-type="float" office:value="1186.2787">
                <text:p>1186.2787</text:p>
              </table:table-cell>
              <table:table-cell office:value-type="float" office:value="657.1291">
                <text:p>657.1291</text:p>
              </table:table-cell>
              <table:table-cell office:value-type="float" office:value="1958.9481">
                <text:p>1958.9481</text:p>
              </table:table-cell>
              <table:table-cell office:value-type="float" office:value="1250.6773">
                <text:p>1250.6773</text:p>
              </table:table-cell>
              <table:table-cell office:value-type="float" office:value="2579.8397">
                <text:p>2579.8397</text:p>
              </table:table-cell>
              <table:table-cell office:value-type="float" office:value="1951.5235">
                <text:p>1951.5235</text:p>
              </table:table-cell>
              <table:table-cell office:value-type="float" office:value="3136.5801">
                <text:p>3136.58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0.1694">
                <text:p>420.1694</text:p>
              </table:table-cell>
              <table:table-cell office:value-type="float" office:value="1633.7197">
                <text:p>1633.7197</text:p>
              </table:table-cell>
              <table:table-cell office:value-type="float" office:value="-244.7151">
                <text:p>-244.7151</text:p>
              </table:table-cell>
              <table:table-cell office:value-type="float" office:value="141.3429">
                <text:p>141.3429</text:p>
              </table:table-cell>
              <table:table-cell office:value-type="float" office:value="1394.2202">
                <text:p>1394.2202</text:p>
              </table:table-cell>
              <table:table-cell office:value-type="float" office:value="2509.3505">
                <text:p>2509.3505</text:p>
              </table:table-cell>
              <table:table-cell office:value-type="float" office:value="186.2161">
                <text:p>186.2161</text:p>
              </table:table-cell>
              <table:table-cell office:value-type="float" office:value="2404.3387">
                <text:p>2404.3387</text:p>
              </table:table-cell>
              <table:table-cell office:value-type="float" office:value="2778.213">
                <text:p>2778.213</text:p>
              </table:table-cell>
              <table:table-cell office:value-type="float" office:value="2814.1804">
                <text:p>2814.1804</text:p>
              </table:table-cell>
              <table:table-cell office:value-type="float" office:value="104.2538">
                <text:p>104.2538</text:p>
              </table:table-cell>
              <table:table-cell office:value-type="float" office:value="323.9078">
                <text:p>323.9078</text:p>
              </table:table-cell>
              <table:table-cell office:value-type="float" office:value="287.7986">
                <text:p>287.7986</text:p>
              </table:table-cell>
              <table:table-cell office:value-type="float" office:value="1190.0178">
                <text:p>1190.0178</text:p>
              </table:table-cell>
              <table:table-cell office:value-type="float" office:value="659.292">
                <text:p>659.292</text:p>
              </table:table-cell>
              <table:table-cell office:value-type="float" office:value="1962.0115">
                <text:p>1962.0115</text:p>
              </table:table-cell>
              <table:table-cell office:value-type="float" office:value="1253.8128">
                <text:p>1253.8128</text:p>
              </table:table-cell>
              <table:table-cell office:value-type="float" office:value="2581.8967">
                <text:p>2581.8967</text:p>
              </table:table-cell>
              <table:table-cell office:value-type="float" office:value="1954.6379">
                <text:p>1954.6379</text:p>
              </table:table-cell>
              <table:table-cell office:value-type="float" office:value="3138.6689">
                <text:p>3138.66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6.0649">
                <text:p>396.0649</text:p>
              </table:table-cell>
              <table:table-cell office:value-type="float" office:value="1604.993">
                <text:p>1604.993</text:p>
              </table:table-cell>
              <table:table-cell office:value-type="float" office:value="-208.579">
                <text:p>-208.579</text:p>
              </table:table-cell>
              <table:table-cell office:value-type="float" office:value="131.3214">
                <text:p>131.3214</text:p>
              </table:table-cell>
              <table:table-cell office:value-type="float" office:value="1371.3917">
                <text:p>1371.3917</text:p>
              </table:table-cell>
              <table:table-cell office:value-type="float" office:value="2539.1012">
                <text:p>2539.1012</text:p>
              </table:table-cell>
              <table:table-cell office:value-type="float" office:value="198.7338">
                <text:p>198.7338</text:p>
              </table:table-cell>
              <table:table-cell office:value-type="float" office:value="2368.9897">
                <text:p>2368.9897</text:p>
              </table:table-cell>
              <table:table-cell office:value-type="float" office:value="2799.4532">
                <text:p>2799.4532</text:p>
              </table:table-cell>
              <table:table-cell office:value-type="float" office:value="2845.0851">
                <text:p>2845.0851</text:p>
              </table:table-cell>
              <table:table-cell office:value-type="float" office:value="106.5351">
                <text:p>106.5351</text:p>
              </table:table-cell>
              <table:table-cell office:value-type="float" office:value="326.884">
                <text:p>326.884</text:p>
              </table:table-cell>
              <table:table-cell office:value-type="float" office:value="287.818">
                <text:p>287.818</text:p>
              </table:table-cell>
              <table:table-cell office:value-type="float" office:value="1193.7678">
                <text:p>1193.7678</text:p>
              </table:table-cell>
              <table:table-cell office:value-type="float" office:value="661.4183">
                <text:p>661.4183</text:p>
              </table:table-cell>
              <table:table-cell office:value-type="float" office:value="1965.1004">
                <text:p>1965.1004</text:p>
              </table:table-cell>
              <table:table-cell office:value-type="float" office:value="1256.8447">
                <text:p>1256.8447</text:p>
              </table:table-cell>
              <table:table-cell office:value-type="float" office:value="2584.1035">
                <text:p>2584.1035</text:p>
              </table:table-cell>
              <table:table-cell office:value-type="float" office:value="1957.7657">
                <text:p>1957.7657</text:p>
              </table:table-cell>
              <table:table-cell office:value-type="float" office:value="3140.7376">
                <text:p>3140.73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0.7302">
                <text:p>370.7302</text:p>
              </table:table-cell>
              <table:table-cell office:value-type="float" office:value="1577.3451">
                <text:p>1577.3451</text:p>
              </table:table-cell>
              <table:table-cell office:value-type="float" office:value="-172.0401">
                <text:p>-172.0401</text:p>
              </table:table-cell>
              <table:table-cell office:value-type="float" office:value="122.8858">
                <text:p>122.8858</text:p>
              </table:table-cell>
              <table:table-cell office:value-type="float" office:value="1347.2871">
                <text:p>1347.2871</text:p>
              </table:table-cell>
              <table:table-cell office:value-type="float" office:value="2567.8279">
                <text:p>2567.8279</text:p>
              </table:table-cell>
              <table:table-cell office:value-type="float" office:value="212.7816">
                <text:p>212.7816</text:p>
              </table:table-cell>
              <table:table-cell office:value-type="float" office:value="2334.2203">
                <text:p>2334.2203</text:p>
              </table:table-cell>
              <table:table-cell office:value-type="float" office:value="2819.3252">
                <text:p>2819.3252</text:p>
              </table:table-cell>
              <table:table-cell office:value-type="float" office:value="2876.887">
                <text:p>2876.887</text:p>
              </table:table-cell>
              <table:table-cell office:value-type="float" office:value="108.7543">
                <text:p>108.7543</text:p>
              </table:table-cell>
              <table:table-cell office:value-type="float" office:value="329.9069">
                <text:p>329.9069</text:p>
              </table:table-cell>
              <table:table-cell office:value-type="float" office:value="288.0273">
                <text:p>288.0273</text:p>
              </table:table-cell>
              <table:table-cell office:value-type="float" office:value="1197.5119">
                <text:p>1197.5119</text:p>
              </table:table-cell>
              <table:table-cell office:value-type="float" office:value="663.4741">
                <text:p>663.4741</text:p>
              </table:table-cell>
              <table:table-cell office:value-type="float" office:value="1968.2367">
                <text:p>1968.2367</text:p>
              </table:table-cell>
              <table:table-cell office:value-type="float" office:value="1259.7192">
                <text:p>1259.7192</text:p>
              </table:table-cell>
              <table:table-cell office:value-type="float" office:value="2586.5117">
                <text:p>2586.5117</text:p>
              </table:table-cell>
              <table:table-cell office:value-type="float" office:value="1960.8167">
                <text:p>1960.8167</text:p>
              </table:table-cell>
              <table:table-cell office:value-type="float" office:value="3142.9179">
                <text:p>3142.91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4.2137">
                <text:p>344.2137</text:p>
              </table:table-cell>
              <table:table-cell office:value-type="float" office:value="1550.8286">
                <text:p>1550.8286</text:p>
              </table:table-cell>
              <table:table-cell office:value-type="float" office:value="-135.1681">
                <text:p>-135.1681</text:p>
              </table:table-cell>
              <table:table-cell office:value-type="float" office:value="116.0519">
                <text:p>116.0519</text:p>
              </table:table-cell>
              <table:table-cell office:value-type="float" office:value="1321.9525">
                <text:p>1321.9525</text:p>
              </table:table-cell>
              <table:table-cell office:value-type="float" office:value="2595.4758">
                <text:p>2595.4758</text:p>
              </table:table-cell>
              <table:table-cell office:value-type="float" office:value="228.3326">
                <text:p>228.3326</text:p>
              </table:table-cell>
              <table:table-cell office:value-type="float" office:value="2300.0967">
                <text:p>2300.0967</text:p>
              </table:table-cell>
              <table:table-cell office:value-type="float" office:value="2837.791">
                <text:p>2837.791</text:p>
              </table:table-cell>
              <table:table-cell office:value-type="float" office:value="2909.5253">
                <text:p>2909.5253</text:p>
              </table:table-cell>
              <table:table-cell office:value-type="float" office:value="111.1483">
                <text:p>111.1483</text:p>
              </table:table-cell>
              <table:table-cell office:value-type="float" office:value="332.7933">
                <text:p>332.7933</text:p>
              </table:table-cell>
              <table:table-cell office:value-type="float" office:value="287.9949">
                <text:p>287.9949</text:p>
              </table:table-cell>
              <table:table-cell office:value-type="float" office:value="1201.2618">
                <text:p>1201.2618</text:p>
              </table:table-cell>
              <table:table-cell office:value-type="float" office:value="665.3219">
                <text:p>665.3219</text:p>
              </table:table-cell>
              <table:table-cell office:value-type="float" office:value="1971.4998">
                <text:p>1971.4998</text:p>
              </table:table-cell>
              <table:table-cell office:value-type="float" office:value="1262.3911">
                <text:p>1262.3911</text:p>
              </table:table-cell>
              <table:table-cell office:value-type="float" office:value="2589.143">
                <text:p>2589.143</text:p>
              </table:table-cell>
              <table:table-cell office:value-type="float" office:value="1963.9366">
                <text:p>1963.9366</text:p>
              </table:table-cell>
              <table:table-cell office:value-type="float" office:value="3144.9984">
                <text:p>3144.99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6.5658">
                <text:p>316.5658</text:p>
              </table:table-cell>
              <table:table-cell office:value-type="float" office:value="1525.494">
                <text:p>1525.494</text:p>
              </table:table-cell>
              <table:table-cell office:value-type="float" office:value="-98.033">
                <text:p>-98.033</text:p>
              </table:table-cell>
              <table:table-cell office:value-type="float" office:value="110.8329">
                <text:p>110.8329</text:p>
              </table:table-cell>
              <table:table-cell office:value-type="float" office:value="1295.436">
                <text:p>1295.436</text:p>
              </table:table-cell>
              <table:table-cell office:value-type="float" office:value="2621.9923">
                <text:p>2621.9923</text:p>
              </table:table-cell>
              <table:table-cell office:value-type="float" office:value="245.3572">
                <text:p>245.3572</text:p>
              </table:table-cell>
              <table:table-cell office:value-type="float" office:value="2266.684">
                <text:p>2266.684</text:p>
              </table:table-cell>
              <table:table-cell office:value-type="float" office:value="2854.8157">
                <text:p>2854.8157</text:p>
              </table:table-cell>
              <table:table-cell office:value-type="float" office:value="2942.938">
                <text:p>2942.938</text:p>
              </table:table-cell>
              <table:table-cell office:value-type="float" office:value="113.4403">
                <text:p>113.4403</text:p>
              </table:table-cell>
              <table:table-cell office:value-type="float" office:value="335.7613">
                <text:p>335.7613</text:p>
              </table:table-cell>
              <table:table-cell office:value-type="float" office:value="287.983">
                <text:p>287.983</text:p>
              </table:table-cell>
              <table:table-cell office:value-type="float" office:value="1205.0118">
                <text:p>1205.0118</text:p>
              </table:table-cell>
              <table:table-cell office:value-type="float" office:value="666.9446">
                <text:p>666.9446</text:p>
              </table:table-cell>
              <table:table-cell office:value-type="float" office:value="1974.8805">
                <text:p>1974.8805</text:p>
              </table:table-cell>
              <table:table-cell office:value-type="float" office:value="1265.2799">
                <text:p>1265.2799</text:p>
              </table:table-cell>
              <table:table-cell office:value-type="float" office:value="2591.5341">
                <text:p>2591.5341</text:p>
              </table:table-cell>
              <table:table-cell office:value-type="float" office:value="1967.015">
                <text:p>1967.015</text:p>
              </table:table-cell>
              <table:table-cell office:value-type="float" office:value="3147.14">
                <text:p>3147.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7.8392">
                <text:p>287.8392</text:p>
              </table:table-cell>
              <table:table-cell office:value-type="float" office:value="1501.3894">
                <text:p>1501.3894</text:p>
              </table:table-cell>
              <table:table-cell office:value-type="float" office:value="-60.7056">
                <text:p>-60.7056</text:p>
              </table:table-cell>
              <table:table-cell office:value-type="float" office:value="107.2387">
                <text:p>107.2387</text:p>
              </table:table-cell>
              <table:table-cell office:value-type="float" office:value="1267.7881">
                <text:p>1267.7881</text:p>
              </table:table-cell>
              <table:table-cell office:value-type="float" office:value="2647.327">
                <text:p>2647.327</text:p>
              </table:table-cell>
              <table:table-cell office:value-type="float" office:value="263.8231">
                <text:p>263.8231</text:p>
              </table:table-cell>
              <table:table-cell office:value-type="float" office:value="2234.0456">
                <text:p>2234.0456</text:p>
              </table:table-cell>
              <table:table-cell office:value-type="float" office:value="2870.3667">
                <text:p>2870.3667</text:p>
              </table:table-cell>
              <table:table-cell office:value-type="float" office:value="2977.0616">
                <text:p>2977.0616</text:p>
              </table:table-cell>
              <table:table-cell office:value-type="float" office:value="115.637">
                <text:p>115.637</text:p>
              </table:table-cell>
              <table:table-cell office:value-type="float" office:value="338.8006">
                <text:p>338.8006</text:p>
              </table:table-cell>
              <table:table-cell office:value-type="float" office:value="288.0474">
                <text:p>288.0474</text:p>
              </table:table-cell>
              <table:table-cell office:value-type="float" office:value="1208.7612">
                <text:p>1208.7612</text:p>
              </table:table-cell>
              <table:table-cell office:value-type="float" office:value="668.6517">
                <text:p>668.6517</text:p>
              </table:table-cell>
              <table:table-cell office:value-type="float" office:value="1978.2195">
                <text:p>1978.2195</text:p>
              </table:table-cell>
              <table:table-cell office:value-type="float" office:value="1268.1317">
                <text:p>1268.1317</text:p>
              </table:table-cell>
              <table:table-cell office:value-type="float" office:value="2593.9692">
                <text:p>2593.9692</text:p>
              </table:table-cell>
              <table:table-cell office:value-type="float" office:value="1970.2394">
                <text:p>1970.2394</text:p>
              </table:table-cell>
              <table:table-cell office:value-type="float" office:value="3149.0545">
                <text:p>3149.05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8.0884">
                <text:p>258.0884</text:p>
              </table:table-cell>
              <table:table-cell office:value-type="float" office:value="1478.5609">
                <text:p>1478.5609</text:p>
              </table:table-cell>
              <table:table-cell office:value-type="float" office:value="-23.257">
                <text:p>-23.257</text:p>
              </table:table-cell>
              <table:table-cell office:value-type="float" office:value="105.2761">
                <text:p>105.2761</text:p>
              </table:table-cell>
              <table:table-cell office:value-type="float" office:value="1239.0614">
                <text:p>1239.0614</text:p>
              </table:table-cell>
              <table:table-cell office:value-type="float" office:value="2671.4315">
                <text:p>2671.4315</text:p>
              </table:table-cell>
              <table:table-cell office:value-type="float" office:value="283.6951">
                <text:p>283.6951</text:p>
              </table:table-cell>
              <table:table-cell office:value-type="float" office:value="2202.2438">
                <text:p>2202.2438</text:p>
              </table:table-cell>
              <table:table-cell office:value-type="float" office:value="2884.4144">
                <text:p>2884.4144</text:p>
              </table:table-cell>
              <table:table-cell office:value-type="float" office:value="3011.831">
                <text:p>3011.831</text:p>
              </table:table-cell>
              <table:table-cell office:value-type="float" office:value="117.8492">
                <text:p>117.8492</text:p>
              </table:table-cell>
              <table:table-cell office:value-type="float" office:value="341.8285">
                <text:p>341.8285</text:p>
              </table:table-cell>
              <table:table-cell office:value-type="float" office:value="287.8987">
                <text:p>287.8987</text:p>
              </table:table-cell>
              <table:table-cell office:value-type="float" office:value="1212.5083">
                <text:p>1212.5083</text:p>
              </table:table-cell>
              <table:table-cell office:value-type="float" office:value="670.3549">
                <text:p>670.3549</text:p>
              </table:table-cell>
              <table:table-cell office:value-type="float" office:value="1981.5603">
                <text:p>1981.5603</text:p>
              </table:table-cell>
              <table:table-cell office:value-type="float" office:value="1270.8731">
                <text:p>1270.8731</text:p>
              </table:table-cell>
              <table:table-cell office:value-type="float" office:value="2596.5279">
                <text:p>2596.5279</text:p>
              </table:table-cell>
              <table:table-cell office:value-type="float" office:value="1973.57">
                <text:p>1973.57</text:p>
              </table:table-cell>
              <table:table-cell office:value-type="float" office:value="3150.7778">
                <text:p>3150.777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7.3702">
                <text:p>227.3702</text:p>
              </table:table-cell>
              <table:table-cell office:value-type="float" office:value="1457.0518">
                <text:p>1457.0518</text:p>
              </table:table-cell>
              <table:table-cell office:value-type="float" office:value="14.2415">
                <text:p>14.2415</text:p>
              </table:table-cell>
              <table:table-cell office:value-type="float" office:value="104.9489">
                <text:p>104.9489</text:p>
              </table:table-cell>
              <table:table-cell office:value-type="float" office:value="1209.3107">
                <text:p>1209.3107</text:p>
              </table:table-cell>
              <table:table-cell office:value-type="float" office:value="2694.26">
                <text:p>2694.26</text:p>
              </table:table-cell>
              <table:table-cell office:value-type="float" office:value="304.9353">
                <text:p>304.9353</text:p>
              </table:table-cell>
              <table:table-cell office:value-type="float" office:value="2171.3391">
                <text:p>2171.3391</text:p>
              </table:table-cell>
              <table:table-cell office:value-type="float" office:value="2896.9322">
                <text:p>2896.9322</text:p>
              </table:table-cell>
              <table:table-cell office:value-type="float" office:value="3047.18">
                <text:p>3047.18</text:p>
              </table:table-cell>
              <table:table-cell office:value-type="float" office:value="120.0926">
                <text:p>120.0926</text:p>
              </table:table-cell>
              <table:table-cell office:value-type="float" office:value="344.8335">
                <text:p>344.8335</text:p>
              </table:table-cell>
              <table:table-cell office:value-type="float" office:value="287.7113">
                <text:p>287.7113</text:p>
              </table:table-cell>
              <table:table-cell office:value-type="float" office:value="1216.2536">
                <text:p>1216.2536</text:p>
              </table:table-cell>
              <table:table-cell office:value-type="float" office:value="672.3349">
                <text:p>672.3349</text:p>
              </table:table-cell>
              <table:table-cell office:value-type="float" office:value="1984.745">
                <text:p>1984.745</text:p>
              </table:table-cell>
              <table:table-cell office:value-type="float" office:value="1273.5224">
                <text:p>1273.5224</text:p>
              </table:table-cell>
              <table:table-cell office:value-type="float" office:value="2599.1819">
                <text:p>2599.1819</text:p>
              </table:table-cell>
              <table:table-cell office:value-type="float" office:value="1976.8527">
                <text:p>1976.8527</text:p>
              </table:table-cell>
              <table:table-cell office:value-type="float" office:value="3152.5907">
                <text:p>3152.590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5.743">
                <text:p>195.743</text:p>
              </table:table-cell>
              <table:table-cell office:value-type="float" office:value="1436.903">
                <text:p>1436.903</text:p>
              </table:table-cell>
              <table:table-cell office:value-type="float" office:value="51.7187">
                <text:p>51.7187</text:p>
              </table:table-cell>
              <table:table-cell office:value-type="float" office:value="106.2576">
                <text:p>106.2576</text:p>
              </table:table-cell>
              <table:table-cell office:value-type="float" office:value="1178.5925">
                <text:p>1178.5925</text:p>
              </table:table-cell>
              <table:table-cell office:value-type="float" office:value="2715.7692">
                <text:p>2715.7692</text:p>
              </table:table-cell>
              <table:table-cell office:value-type="float" office:value="327.5034">
                <text:p>327.5034</text:p>
              </table:table-cell>
              <table:table-cell office:value-type="float" office:value="2141.3903">
                <text:p>2141.3903</text:p>
              </table:table-cell>
              <table:table-cell office:value-type="float" office:value="2907.8961">
                <text:p>2907.8961</text:p>
              </table:table-cell>
              <table:table-cell office:value-type="float" office:value="3083.0415">
                <text:p>3083.0415</text:p>
              </table:table-cell>
              <table:table-cell office:value-type="float" office:value="122.1744">
                <text:p>122.1744</text:p>
              </table:table-cell>
              <table:table-cell office:value-type="float" office:value="347.9525">
                <text:p>347.9525</text:p>
              </table:table-cell>
              <table:table-cell office:value-type="float" office:value="287.5979">
                <text:p>287.5979</text:p>
              </table:table-cell>
              <table:table-cell office:value-type="float" office:value="1220.0019">
                <text:p>1220.0019</text:p>
              </table:table-cell>
              <table:table-cell office:value-type="float" office:value="674.405">
                <text:p>674.405</text:p>
              </table:table-cell>
              <table:table-cell office:value-type="float" office:value="1987.8719">
                <text:p>1987.8719</text:p>
              </table:table-cell>
              <table:table-cell office:value-type="float" office:value="1276.1403">
                <text:p>1276.1403</text:p>
              </table:table-cell>
              <table:table-cell office:value-type="float" office:value="2601.8669">
                <text:p>2601.8669</text:p>
              </table:table-cell>
              <table:table-cell office:value-type="float" office:value="1980.2788">
                <text:p>1980.2788</text:p>
              </table:table-cell>
              <table:table-cell office:value-type="float" office:value="3154.1153">
                <text:p>3154.11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3.2671">
                <text:p>163.2671</text:p>
              </table:table-cell>
              <table:table-cell office:value-type="float" office:value="1418.153">
                <text:p>1418.153</text:p>
              </table:table-cell>
              <table:table-cell office:value-type="float" office:value="89.1031">
                <text:p>89.1031</text:p>
              </table:table-cell>
              <table:table-cell office:value-type="float" office:value="109.1998">
                <text:p>109.1998</text:p>
              </table:table-cell>
              <table:table-cell office:value-type="float" office:value="1146.9653">
                <text:p>1146.9653</text:p>
              </table:table-cell>
              <table:table-cell office:value-type="float" office:value="2735.9179">
                <text:p>2735.9179</text:p>
              </table:table-cell>
              <table:table-cell office:value-type="float" office:value="351.3563">
                <text:p>351.3563</text:p>
              </table:table-cell>
              <table:table-cell office:value-type="float" office:value="2112.4543">
                <text:p>2112.4543</text:p>
              </table:table-cell>
              <table:table-cell office:value-type="float" office:value="2917.2854">
                <text:p>2917.2854</text:p>
              </table:table-cell>
              <table:table-cell office:value-type="float" office:value="3119.347">
                <text:p>3119.347</text:p>
              </table:table-cell>
              <table:table-cell office:value-type="float" office:value="124.4482">
                <text:p>124.4482</text:p>
              </table:table-cell>
              <table:table-cell office:value-type="float" office:value="350.9346">
                <text:p>350.9346</text:p>
              </table:table-cell>
              <table:table-cell office:value-type="float" office:value="287.2289">
                <text:p>287.2289</text:p>
              </table:table-cell>
              <table:table-cell office:value-type="float" office:value="1223.7337">
                <text:p>1223.7337</text:p>
              </table:table-cell>
              <table:table-cell office:value-type="float" office:value="676.3914">
                <text:p>676.3914</text:p>
              </table:table-cell>
              <table:table-cell office:value-type="float" office:value="1991.0526">
                <text:p>1991.0526</text:p>
              </table:table-cell>
              <table:table-cell office:value-type="float" office:value="1278.7745">
                <text:p>1278.7745</text:p>
              </table:table-cell>
              <table:table-cell office:value-type="float" office:value="2604.5359">
                <text:p>2604.5359</text:p>
              </table:table-cell>
              <table:table-cell office:value-type="float" office:value="1983.59">
                <text:p>1983.59</text:p>
              </table:table-cell>
              <table:table-cell office:value-type="float" office:value="3155.8754">
                <text:p>3155.87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0.0042">
                <text:p>130.0042</text:p>
              </table:table-cell>
              <table:table-cell office:value-type="float" office:value="1400.8374">
                <text:p>1400.8374</text:p>
              </table:table-cell>
              <table:table-cell office:value-type="float" office:value="126.3236">
                <text:p>126.3236</text:p>
              </table:table-cell>
              <table:table-cell office:value-type="float" office:value="113.7699">
                <text:p>113.7699</text:p>
              </table:table-cell>
              <table:table-cell office:value-type="float" office:value="1114.4894">
                <text:p>1114.4894</text:p>
              </table:table-cell>
              <table:table-cell office:value-type="float" office:value="2754.6679">
                <text:p>2754.6679</text:p>
              </table:table-cell>
              <table:table-cell office:value-type="float" office:value="376.4487">
                <text:p>376.4487</text:p>
              </table:table-cell>
              <table:table-cell office:value-type="float" office:value="2084.5864">
                <text:p>2084.5864</text:p>
              </table:table-cell>
              <table:table-cell office:value-type="float" office:value="2925.0821">
                <text:p>2925.0821</text:p>
              </table:table-cell>
              <table:table-cell office:value-type="float" office:value="3156.0275">
                <text:p>3156.0275</text:p>
              </table:table-cell>
              <table:table-cell office:value-type="float" office:value="126.7286">
                <text:p>126.7286</text:p>
              </table:table-cell>
              <table:table-cell office:value-type="float" office:value="353.9115">
                <text:p>353.9115</text:p>
              </table:table-cell>
              <table:table-cell office:value-type="float" office:value="286.8542">
                <text:p>286.8542</text:p>
              </table:table-cell>
              <table:table-cell office:value-type="float" office:value="1227.4649">
                <text:p>1227.4649</text:p>
              </table:table-cell>
              <table:table-cell office:value-type="float" office:value="678.1164">
                <text:p>678.1164</text:p>
              </table:table-cell>
              <table:table-cell office:value-type="float" office:value="1994.3822">
                <text:p>1994.3822</text:p>
              </table:table-cell>
              <table:table-cell office:value-type="float" office:value="1281.4966">
                <text:p>1281.4966</text:p>
              </table:table-cell>
              <table:table-cell office:value-type="float" office:value="2607.1152">
                <text:p>2607.1152</text:p>
              </table:table-cell>
              <table:table-cell office:value-type="float" office:value="1986.9902">
                <text:p>1986.9902</text:p>
              </table:table-cell>
              <table:table-cell office:value-type="float" office:value="3157.4571">
                <text:p>3157.45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6.0176">
                <text:p>96.0176</text:p>
              </table:table-cell>
              <table:table-cell office:value-type="float" office:value="1384.9893">
                <text:p>1384.9893</text:p>
              </table:table-cell>
              <table:table-cell office:value-type="float" office:value="163.3093">
                <text:p>163.3093</text:p>
              </table:table-cell>
              <table:table-cell office:value-type="float" office:value="119.9592">
                <text:p>119.9592</text:p>
              </table:table-cell>
              <table:table-cell office:value-type="float" office:value="1081.2264">
                <text:p>1081.2264</text:p>
              </table:table-cell>
              <table:table-cell office:value-type="float" office:value="2771.9835">
                <text:p>2771.9835</text:p>
              </table:table-cell>
              <table:table-cell office:value-type="float" office:value="402.7328">
                <text:p>402.7328</text:p>
              </table:table-cell>
              <table:table-cell office:value-type="float" office:value="2057.8395">
                <text:p>2057.8395</text:p>
              </table:table-cell>
              <table:table-cell office:value-type="float" office:value="2931.2714">
                <text:p>2931.2714</text:p>
              </table:table-cell>
              <table:table-cell office:value-type="float" office:value="3193.0132">
                <text:p>3193.0132</text:p>
              </table:table-cell>
              <table:table-cell office:value-type="float" office:value="128.8997">
                <text:p>128.8997</text:p>
              </table:table-cell>
              <table:table-cell office:value-type="float" office:value="356.9691">
                <text:p>356.9691</text:p>
              </table:table-cell>
              <table:table-cell office:value-type="float" office:value="286.506">
                <text:p>286.506</text:p>
              </table:table-cell>
              <table:table-cell office:value-type="float" office:value="1231.1987">
                <text:p>1231.1987</text:p>
              </table:table-cell>
              <table:table-cell office:value-type="float" office:value="679.8402">
                <text:p>679.8402</text:p>
              </table:table-cell>
              <table:table-cell office:value-type="float" office:value="1997.7125">
                <text:p>1997.7125</text:p>
              </table:table-cell>
              <table:table-cell office:value-type="float" office:value="1284.304">
                <text:p>1284.304</text:p>
              </table:table-cell>
              <table:table-cell office:value-type="float" office:value="2609.6014">
                <text:p>2609.6014</text:p>
              </table:table-cell>
              <table:table-cell office:value-type="float" office:value="1990.4095">
                <text:p>1990.4095</text:p>
              </table:table-cell>
              <table:table-cell office:value-type="float" office:value="3158.9968">
                <text:p>3158.99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1.3722">
                <text:p>61.3722</text:p>
              </table:table-cell>
              <table:table-cell office:value-type="float" office:value="1370.6386">
                <text:p>1370.6386</text:p>
              </table:table-cell>
              <table:table-cell office:value-type="float" office:value="199.9898">
                <text:p>199.9898</text:p>
              </table:table-cell>
              <table:table-cell office:value-type="float" office:value="127.7559">
                <text:p>127.7559</text:p>
              </table:table-cell>
              <table:table-cell office:value-type="float" office:value="1047.2399">
                <text:p>1047.2399</text:p>
              </table:table-cell>
              <table:table-cell office:value-type="float" office:value="2787.8316">
                <text:p>2787.8316</text:p>
              </table:table-cell>
              <table:table-cell office:value-type="float" office:value="430.1586">
                <text:p>430.1586</text:p>
              </table:table-cell>
              <table:table-cell office:value-type="float" office:value="2032.2646">
                <text:p>2032.2646</text:p>
              </table:table-cell>
              <table:table-cell office:value-type="float" office:value="2935.8415">
                <text:p>2935.8415</text:p>
              </table:table-cell>
              <table:table-cell office:value-type="float" office:value="3230.2337">
                <text:p>3230.2337</text:p>
              </table:table-cell>
              <table:table-cell office:value-type="float" office:value="130.8938">
                <text:p>130.8938</text:p>
              </table:table-cell>
              <table:table-cell office:value-type="float" office:value="360.1449">
                <text:p>360.1449</text:p>
              </table:table-cell>
              <table:table-cell office:value-type="float" office:value="286.3996">
                <text:p>286.3996</text:p>
              </table:table-cell>
              <table:table-cell office:value-type="float" office:value="1234.9472">
                <text:p>1234.9472</text:p>
              </table:table-cell>
              <table:table-cell office:value-type="float" office:value="681.2802">
                <text:p>681.2802</text:p>
              </table:table-cell>
              <table:table-cell office:value-type="float" office:value="2001.1751">
                <text:p>2001.1751</text:p>
              </table:table-cell>
              <table:table-cell office:value-type="float" office:value="1287.0441">
                <text:p>1287.0441</text:p>
              </table:table-cell>
              <table:table-cell office:value-type="float" office:value="2612.1615">
                <text:p>2612.1615</text:p>
              </table:table-cell>
              <table:table-cell office:value-type="float" office:value="1993.792">
                <text:p>1993.792</text:p>
              </table:table-cell>
              <table:table-cell office:value-type="float" office:value="3160.6157">
                <text:p>3160.61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.1337">
                <text:p>26.1337</text:p>
              </table:table-cell>
              <table:table-cell office:value-type="float" office:value="1357.8129">
                <text:p>1357.8129</text:p>
              </table:table-cell>
              <table:table-cell office:value-type="float" office:value="236.2953">
                <text:p>236.2953</text:p>
              </table:table-cell>
              <table:table-cell office:value-type="float" office:value="137.1451">
                <text:p>137.1451</text:p>
              </table:table-cell>
              <table:table-cell office:value-type="float" office:value="1012.5944">
                <text:p>1012.5944</text:p>
              </table:table-cell>
              <table:table-cell office:value-type="float" office:value="2802.1823">
                <text:p>2802.1823</text:p>
              </table:table-cell>
              <table:table-cell office:value-type="float" office:value="458.6738">
                <text:p>458.6738</text:p>
              </table:table-cell>
              <table:table-cell office:value-type="float" office:value="2007.9103">
                <text:p>2007.9103</text:p>
              </table:table-cell>
              <table:table-cell office:value-type="float" office:value="2938.7837">
                <text:p>2938.7837</text:p>
              </table:table-cell>
              <table:table-cell office:value-type="float" office:value="3267.6181">
                <text:p>3267.6181</text:p>
              </table:table-cell>
              <table:table-cell office:value-type="float" office:value="132.6716">
                <text:p>132.6716</text:p>
              </table:table-cell>
              <table:table-cell office:value-type="float" office:value="363.4468">
                <text:p>363.4468</text:p>
              </table:table-cell>
              <table:table-cell office:value-type="float" office:value="286.3659">
                <text:p>286.3659</text:p>
              </table:table-cell>
              <table:table-cell office:value-type="float" office:value="1238.697">
                <text:p>1238.697</text:p>
              </table:table-cell>
              <table:table-cell office:value-type="float" office:value="682.5967">
                <text:p>682.5967</text:p>
              </table:table-cell>
              <table:table-cell office:value-type="float" office:value="2004.6864">
                <text:p>2004.6864</text:p>
              </table:table-cell>
              <table:table-cell office:value-type="float" office:value="1289.5552">
                <text:p>1289.5552</text:p>
              </table:table-cell>
              <table:table-cell office:value-type="float" office:value="2614.9466">
                <text:p>2614.9466</text:p>
              </table:table-cell>
              <table:table-cell office:value-type="float" office:value="1997.2514">
                <text:p>1997.2514</text:p>
              </table:table-cell>
              <table:table-cell office:value-type="float" office:value="3162.0632">
                <text:p>3162.06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9.6307">
                <text:p>-9.6307</text:p>
              </table:table-cell>
              <table:table-cell office:value-type="float" office:value="1346.5364">
                <text:p>1346.5364</text:p>
              </table:table-cell>
              <table:table-cell office:value-type="float" office:value="272.1568">
                <text:p>272.1568</text:p>
              </table:table-cell>
              <table:table-cell office:value-type="float" office:value="148.1091">
                <text:p>148.1091</text:p>
              </table:table-cell>
              <table:table-cell office:value-type="float" office:value="977.356">
                <text:p>977.356</text:p>
              </table:table-cell>
              <table:table-cell office:value-type="float" office:value="2815.008">
                <text:p>2815.008</text:p>
              </table:table-cell>
              <table:table-cell office:value-type="float" office:value="488.2242">
                <text:p>488.2242</text:p>
              </table:table-cell>
              <table:table-cell office:value-type="float" office:value="1984.823">
                <text:p>1984.823</text:p>
              </table:table-cell>
              <table:table-cell office:value-type="float" office:value="2940.0924">
                <text:p>2940.0924</text:p>
              </table:table-cell>
              <table:table-cell office:value-type="float" office:value="3305.0953">
                <text:p>3305.0953</text:p>
              </table:table-cell>
              <table:table-cell office:value-type="float" office:value="134.3263">
                <text:p>134.3263</text:p>
              </table:table-cell>
              <table:table-cell office:value-type="float" office:value="366.8119">
                <text:p>366.8119</text:p>
              </table:table-cell>
              <table:table-cell office:value-type="float" office:value="286.3468">
                <text:p>286.3468</text:p>
              </table:table-cell>
              <table:table-cell office:value-type="float" office:value="1242.447">
                <text:p>1242.447</text:p>
              </table:table-cell>
              <table:table-cell office:value-type="float" office:value="683.7922">
                <text:p>683.7922</text:p>
              </table:table-cell>
              <table:table-cell office:value-type="float" office:value="2008.2407">
                <text:p>2008.2407</text:p>
              </table:table-cell>
              <table:table-cell office:value-type="float" office:value="1292.2187">
                <text:p>1292.2187</text:p>
              </table:table-cell>
              <table:table-cell office:value-type="float" office:value="2617.5864">
                <text:p>2617.5864</text:p>
              </table:table-cell>
              <table:table-cell office:value-type="float" office:value="2000.8175">
                <text:p>2000.8175</text:p>
              </table:table-cell>
              <table:table-cell office:value-type="float" office:value="3163.2232">
                <text:p>3163.22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45.8529">
                <text:p>-45.8529</text:p>
              </table:table-cell>
              <table:table-cell office:value-type="float" office:value="1336.8307">
                <text:p>1336.8307</text:p>
              </table:table-cell>
              <table:table-cell office:value-type="float" office:value="308.4623">
                <text:p>308.4623</text:p>
              </table:table-cell>
              <table:table-cell office:value-type="float" office:value="157.4983">
                <text:p>157.4983</text:p>
              </table:table-cell>
              <table:table-cell office:value-type="float" office:value="942.7105">
                <text:p>942.7105</text:p>
              </table:table-cell>
              <table:table-cell office:value-type="float" office:value="2829.3587">
                <text:p>2829.3587</text:p>
              </table:table-cell>
              <table:table-cell office:value-type="float" office:value="518.7535">
                <text:p>518.7535</text:p>
              </table:table-cell>
              <table:table-cell office:value-type="float" office:value="1963.0466">
                <text:p>1963.0466</text:p>
              </table:table-cell>
              <table:table-cell office:value-type="float" office:value="2939.7652">
                <text:p>2939.7652</text:p>
              </table:table-cell>
              <table:table-cell office:value-type="float" office:value="3342.5939">
                <text:p>3342.5939</text:p>
              </table:table-cell>
              <table:table-cell office:value-type="float" office:value="135.9042">
                <text:p>135.9042</text:p>
              </table:table-cell>
              <table:table-cell office:value-type="float" office:value="370.2138">
                <text:p>370.2138</text:p>
              </table:table-cell>
              <table:table-cell office:value-type="float" office:value="286.2238">
                <text:p>286.2238</text:p>
              </table:table-cell>
              <table:table-cell office:value-type="float" office:value="1246.195">
                <text:p>1246.195</text:p>
              </table:table-cell>
              <table:table-cell office:value-type="float" office:value="684.8959">
                <text:p>684.8959</text:p>
              </table:table-cell>
              <table:table-cell office:value-type="float" office:value="2011.8246">
                <text:p>2011.8246</text:p>
              </table:table-cell>
              <table:table-cell office:value-type="float" office:value="1295.0992">
                <text:p>1295.0992</text:p>
              </table:table-cell>
              <table:table-cell office:value-type="float" office:value="2619.9874">
                <text:p>2619.9874</text:p>
              </table:table-cell>
              <table:table-cell office:value-type="float" office:value="2004.2762">
                <text:p>2004.2762</text:p>
              </table:table-cell>
              <table:table-cell office:value-type="float" office:value="3164.6721">
                <text:p>3164.67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82.464">
                <text:p>-82.464</text:p>
              </table:table-cell>
              <table:table-cell office:value-type="float" office:value="1328.7142">
                <text:p>1328.7142</text:p>
              </table:table-cell>
              <table:table-cell office:value-type="float" office:value="345.1428">
                <text:p>345.1428</text:p>
              </table:table-cell>
              <table:table-cell office:value-type="float" office:value="165.295">
                <text:p>165.295</text:p>
              </table:table-cell>
              <table:table-cell office:value-type="float" office:value="908.7239">
                <text:p>908.7239</text:p>
              </table:table-cell>
              <table:table-cell office:value-type="float" office:value="2845.2068">
                <text:p>2845.2068</text:p>
              </table:table-cell>
              <table:table-cell office:value-type="float" office:value="550.2037">
                <text:p>550.2037</text:p>
              </table:table-cell>
              <table:table-cell office:value-type="float" office:value="1942.6227">
                <text:p>1942.6227</text:p>
              </table:table-cell>
              <table:table-cell office:value-type="float" office:value="2937.8026">
                <text:p>2937.8026</text:p>
              </table:table-cell>
              <table:table-cell office:value-type="float" office:value="3380.0425">
                <text:p>3380.0425</text:p>
              </table:table-cell>
              <table:table-cell office:value-type="float" office:value="137.4523">
                <text:p>137.4523</text:p>
              </table:table-cell>
              <table:table-cell office:value-type="float" office:value="373.6294">
                <text:p>373.6294</text:p>
              </table:table-cell>
              <table:table-cell office:value-type="float" office:value="285.7849">
                <text:p>285.7849</text:p>
              </table:table-cell>
              <table:table-cell office:value-type="float" office:value="1249.9192">
                <text:p>1249.9192</text:p>
              </table:table-cell>
              <table:table-cell office:value-type="float" office:value="685.9475">
                <text:p>685.9475</text:p>
              </table:table-cell>
              <table:table-cell office:value-type="float" office:value="2015.4241">
                <text:p>2015.4241</text:p>
              </table:table-cell>
              <table:table-cell office:value-type="float" office:value="1298.1433">
                <text:p>1298.1433</text:p>
              </table:table-cell>
              <table:table-cell office:value-type="float" office:value="2622.1774">
                <text:p>2622.1774</text:p>
              </table:table-cell>
              <table:table-cell office:value-type="float" office:value="2007.8322">
                <text:p>2007.8322</text:p>
              </table:table-cell>
              <table:table-cell office:value-type="float" office:value="3165.8629">
                <text:p>3165.86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18.6862">
                <text:p>-118.6862</text:p>
              </table:table-cell>
              <table:table-cell office:value-type="float" office:value="1319.0085">
                <text:p>1319.0085</text:p>
              </table:table-cell>
              <table:table-cell office:value-type="float" office:value="381.4484">
                <text:p>381.4484</text:p>
              </table:table-cell>
              <table:table-cell office:value-type="float" office:value="174.6843">
                <text:p>174.6843</text:p>
              </table:table-cell>
              <table:table-cell office:value-type="float" office:value="875.461">
                <text:p>875.461</text:p>
              </table:table-cell>
              <table:table-cell office:value-type="float" office:value="2862.5224">
                <text:p>2862.5224</text:p>
              </table:table-cell>
              <table:table-cell office:value-type="float" office:value="582.5148">
                <text:p>582.5148</text:p>
              </table:table-cell>
              <table:table-cell office:value-type="float" office:value="1923.59">
                <text:p>1923.59</text:p>
              </table:table-cell>
              <table:table-cell office:value-type="float" office:value="2934.2083">
                <text:p>2934.2083</text:p>
              </table:table-cell>
              <table:table-cell office:value-type="float" office:value="3417.3698">
                <text:p>3417.3698</text:p>
              </table:table-cell>
              <table:table-cell office:value-type="float" office:value="138.7255">
                <text:p>138.7255</text:p>
              </table:table-cell>
              <table:table-cell office:value-type="float" office:value="377.1566">
                <text:p>377.1566</text:p>
              </table:table-cell>
              <table:table-cell office:value-type="float" office:value="285.4277">
                <text:p>285.4277</text:p>
              </table:table-cell>
              <table:table-cell office:value-type="float" office:value="1253.6521">
                <text:p>1253.6521</text:p>
              </table:table-cell>
              <table:table-cell office:value-type="float" office:value="687.2557">
                <text:p>687.2557</text:p>
              </table:table-cell>
              <table:table-cell office:value-type="float" office:value="2018.9386">
                <text:p>2018.9386</text:p>
              </table:table-cell>
              <table:table-cell office:value-type="float" office:value="1301.3655">
                <text:p>1301.3655</text:p>
              </table:table-cell>
              <table:table-cell office:value-type="float" office:value="2624.0957">
                <text:p>2624.0957</text:p>
              </table:table-cell>
              <table:table-cell office:value-type="float" office:value="2011.3009">
                <text:p>2011.3009</text:p>
              </table:table-cell>
              <table:table-cell office:value-type="float" office:value="3167.2879">
                <text:p>3167.28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54.4506">
                <text:p>-154.4506</text:p>
              </table:table-cell>
              <table:table-cell office:value-type="float" office:value="1307.732">
                <text:p>1307.732</text:p>
              </table:table-cell>
              <table:table-cell office:value-type="float" office:value="417.3098">
                <text:p>417.3098</text:p>
              </table:table-cell>
              <table:table-cell office:value-type="float" office:value="185.6482">
                <text:p>185.6482</text:p>
              </table:table-cell>
              <table:table-cell office:value-type="float" office:value="842.0483">
                <text:p>842.0483</text:p>
              </table:table-cell>
              <table:table-cell office:value-type="float" office:value="2879.5471">
                <text:p>2879.5471</text:p>
              </table:table-cell>
              <table:table-cell office:value-type="float" office:value="615.6253">
                <text:p>615.6253</text:p>
              </table:table-cell>
              <table:table-cell office:value-type="float" office:value="1905.9848">
                <text:p>1905.9848</text:p>
              </table:table-cell>
              <table:table-cell office:value-type="float" office:value="2928.9894">
                <text:p>2928.9894</text:p>
              </table:table-cell>
              <table:table-cell office:value-type="float" office:value="3454.5049">
                <text:p>3454.5049</text:p>
              </table:table-cell>
              <table:table-cell office:value-type="float" office:value="140.2826">
                <text:p>140.2826</text:p>
              </table:table-cell>
              <table:table-cell office:value-type="float" office:value="380.5681">
                <text:p>380.5681</text:p>
              </table:table-cell>
              <table:table-cell office:value-type="float" office:value="285.2678">
                <text:p>285.2678</text:p>
              </table:table-cell>
              <table:table-cell office:value-type="float" office:value="1257.3987">
                <text:p>1257.3987</text:p>
              </table:table-cell>
              <table:table-cell office:value-type="float" office:value="688.7516">
                <text:p>688.7516</text:p>
              </table:table-cell>
              <table:table-cell office:value-type="float" office:value="2022.3773">
                <text:p>2022.3773</text:p>
              </table:table-cell>
              <table:table-cell office:value-type="float" office:value="1304.6822">
                <text:p>1304.6822</text:p>
              </table:table-cell>
              <table:table-cell office:value-type="float" office:value="2625.8455">
                <text:p>2625.8455</text:p>
              </table:table-cell>
              <table:table-cell office:value-type="float" office:value="2014.8469">
                <text:p>2014.8469</text:p>
              </table:table-cell>
              <table:table-cell office:value-type="float" office:value="3168.5078">
                <text:p>3168.50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89.6891">
                <text:p>-189.6891</text:p>
              </table:table-cell>
              <table:table-cell office:value-type="float" office:value="1294.9063">
                <text:p>1294.9063</text:p>
              </table:table-cell>
              <table:table-cell office:value-type="float" office:value="452.6589">
                <text:p>452.6589</text:p>
              </table:table-cell>
              <table:table-cell office:value-type="float" office:value="198.166">
                <text:p>198.166</text:p>
              </table:table-cell>
              <table:table-cell office:value-type="float" office:value="807.9247">
                <text:p>807.9247</text:p>
              </table:table-cell>
              <table:table-cell office:value-type="float" office:value="2895.0981">
                <text:p>2895.0981</text:p>
              </table:table-cell>
              <table:table-cell office:value-type="float" office:value="649.4722">
                <text:p>649.4722</text:p>
              </table:table-cell>
              <table:table-cell office:value-type="float" office:value="1889.8406">
                <text:p>1889.8406</text:p>
              </table:table-cell>
              <table:table-cell office:value-type="float" office:value="2922.1555">
                <text:p>2922.1555</text:p>
              </table:table-cell>
              <table:table-cell office:value-type="float" office:value="3491.3769">
                <text:p>3491.3769</text:p>
              </table:table-cell>
              <table:table-cell office:value-type="float" office:value="141.8718">
                <text:p>141.8718</text:p>
              </table:table-cell>
              <table:table-cell office:value-type="float" office:value="383.9646">
                <text:p>383.9646</text:p>
              </table:table-cell>
              <table:table-cell office:value-type="float" office:value="285.3398">
                <text:p>285.3398</text:p>
              </table:table-cell>
              <table:table-cell office:value-type="float" office:value="1261.148">
                <text:p>1261.148</text:p>
              </table:table-cell>
              <table:table-cell office:value-type="float" office:value="690.2289">
                <text:p>690.2289</text:p>
              </table:table-cell>
              <table:table-cell office:value-type="float" office:value="2025.824">
                <text:p>2025.824</text:p>
              </table:table-cell>
              <table:table-cell office:value-type="float" office:value="1307.8473">
                <text:p>1307.8473</text:p>
              </table:table-cell>
              <table:table-cell office:value-type="float" office:value="2627.8568">
                <text:p>2627.8568</text:p>
              </table:table-cell>
              <table:table-cell office:value-type="float" office:value="2018.4286">
                <text:p>2018.4286</text:p>
              </table:table-cell>
              <table:table-cell office:value-type="float" office:value="3169.6187">
                <text:p>3169.61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24.3346">
                <text:p>-224.3346</text:p>
              </table:table-cell>
              <table:table-cell office:value-type="float" office:value="1280.5556">
                <text:p>1280.5556</text:p>
              </table:table-cell>
              <table:table-cell office:value-type="float" office:value="487.4283">
                <text:p>487.4283</text:p>
              </table:table-cell>
              <table:table-cell office:value-type="float" office:value="212.2137">
                <text:p>212.2137</text:p>
              </table:table-cell>
              <table:table-cell office:value-type="float" office:value="773.1553">
                <text:p>773.1553</text:p>
              </table:table-cell>
              <table:table-cell office:value-type="float" office:value="2909.1458">
                <text:p>2909.1458</text:p>
              </table:table-cell>
              <table:table-cell office:value-type="float" office:value="683.9912">
                <text:p>683.9912</text:p>
              </table:table-cell>
              <table:table-cell office:value-type="float" office:value="1875.1882">
                <text:p>1875.1882</text:p>
              </table:table-cell>
              <table:table-cell office:value-type="float" office:value="2913.7199">
                <text:p>2913.7199</text:p>
              </table:table-cell>
              <table:table-cell office:value-type="float" office:value="3527.9158">
                <text:p>3527.9158</text:p>
              </table:table-cell>
              <table:table-cell office:value-type="float" office:value="143.69">
                <text:p>143.69</text:p>
              </table:table-cell>
              <table:table-cell office:value-type="float" office:value="387.2444">
                <text:p>387.2444</text:p>
              </table:table-cell>
              <table:table-cell office:value-type="float" office:value="285.5647">
                <text:p>285.5647</text:p>
              </table:table-cell>
              <table:table-cell office:value-type="float" office:value="1264.8913">
                <text:p>1264.8913</text:p>
              </table:table-cell>
              <table:table-cell office:value-type="float" office:value="691.9857">
                <text:p>691.9857</text:p>
              </table:table-cell>
              <table:table-cell office:value-type="float" office:value="2029.1371">
                <text:p>2029.1371</text:p>
              </table:table-cell>
              <table:table-cell office:value-type="float" office:value="1311.0804">
                <text:p>1311.0804</text:p>
              </table:table-cell>
              <table:table-cell office:value-type="float" office:value="2629.7566">
                <text:p>2629.7566</text:p>
              </table:table-cell>
              <table:table-cell office:value-type="float" office:value="2021.9614">
                <text:p>2021.9614</text:p>
              </table:table-cell>
              <table:table-cell office:value-type="float" office:value="3170.8763">
                <text:p>3170.87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58.3211">
                <text:p>-258.3211</text:p>
              </table:table-cell>
              <table:table-cell office:value-type="float" office:value="1264.7075">
                <text:p>1264.7075</text:p>
              </table:table-cell>
              <table:table-cell office:value-type="float" office:value="521.5518">
                <text:p>521.5518</text:p>
              </table:table-cell>
              <table:table-cell office:value-type="float" office:value="227.7647">
                <text:p>227.7647</text:p>
              </table:table-cell>
              <table:table-cell office:value-type="float" office:value="737.8063">
                <text:p>737.8063</text:p>
              </table:table-cell>
              <table:table-cell office:value-type="float" office:value="2921.6636">
                <text:p>2921.6636</text:p>
              </table:table-cell>
              <table:table-cell office:value-type="float" office:value="717.8381">
                <text:p>717.8381</text:p>
              </table:table-cell>
              <table:table-cell office:value-type="float" office:value="1859.044">
                <text:p>1859.044</text:p>
              </table:table-cell>
              <table:table-cell office:value-type="float" office:value="2903.6984">
                <text:p>2903.6984</text:p>
              </table:table-cell>
              <table:table-cell office:value-type="float" office:value="3564.0519">
                <text:p>3564.0519</text:p>
              </table:table-cell>
              <table:table-cell office:value-type="float" office:value="145.376">
                <text:p>145.376</text:p>
              </table:table-cell>
              <table:table-cell office:value-type="float" office:value="390.594">
                <text:p>390.594</text:p>
              </table:table-cell>
              <table:table-cell office:value-type="float" office:value="285.553">
                <text:p>285.553</text:p>
              </table:table-cell>
              <table:table-cell office:value-type="float" office:value="1268.6413">
                <text:p>1268.6413</text:p>
              </table:table-cell>
              <table:table-cell office:value-type="float" office:value="693.7075">
                <text:p>693.7075</text:p>
              </table:table-cell>
              <table:table-cell office:value-type="float" office:value="2032.4684">
                <text:p>2032.4684</text:p>
              </table:table-cell>
              <table:table-cell office:value-type="float" office:value="1314.3415">
                <text:p>1314.3415</text:p>
              </table:table-cell>
              <table:table-cell office:value-type="float" office:value="2631.6079">
                <text:p>2631.6079</text:p>
              </table:table-cell>
              <table:table-cell office:value-type="float" office:value="2025.5243">
                <text:p>2025.5243</text:p>
              </table:table-cell>
              <table:table-cell office:value-type="float" office:value="3172.046">
                <text:p>3172.0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91.584">
                <text:p>-291.584</text:p>
              </table:table-cell>
              <table:table-cell office:value-type="float" office:value="1247.3919">
                <text:p>1247.3919</text:p>
              </table:table-cell>
              <table:table-cell office:value-type="float" office:value="554.9646">
                <text:p>554.9646</text:p>
              </table:table-cell>
              <table:table-cell office:value-type="float" office:value="244.7894">
                <text:p>244.7894</text:p>
              </table:table-cell>
              <table:table-cell office:value-type="float" office:value="701.9448">
                <text:p>701.9448</text:p>
              </table:table-cell>
              <table:table-cell office:value-type="float" office:value="2932.6275">
                <text:p>2932.6275</text:p>
              </table:table-cell>
              <table:table-cell office:value-type="float" office:value="750.9486">
                <text:p>750.9486</text:p>
              </table:table-cell>
              <table:table-cell office:value-type="float" office:value="1841.4388">
                <text:p>1841.4388</text:p>
              </table:table-cell>
              <table:table-cell office:value-type="float" office:value="2892.1103">
                <text:p>2892.1103</text:p>
              </table:table-cell>
              <table:table-cell office:value-type="float" office:value="3599.7166">
                <text:p>3599.7166</text:p>
              </table:table-cell>
              <table:table-cell office:value-type="float" office:value="146.9082">
                <text:p>146.9082</text:p>
              </table:table-cell>
              <table:table-cell office:value-type="float" office:value="394.0167">
                <text:p>394.0167</text:p>
              </table:table-cell>
              <table:table-cell office:value-type="float" office:value="285.8032">
                <text:p>285.8032</text:p>
              </table:table-cell>
              <table:table-cell office:value-type="float" office:value="1272.3829">
                <text:p>1272.3829</text:p>
              </table:table-cell>
              <table:table-cell office:value-type="float" office:value="695.6095">
                <text:p>695.6095</text:p>
              </table:table-cell>
              <table:table-cell office:value-type="float" office:value="2035.7003">
                <text:p>2035.7003</text:p>
              </table:table-cell>
              <table:table-cell office:value-type="float" office:value="1317.4398">
                <text:p>1317.4398</text:p>
              </table:table-cell>
              <table:table-cell office:value-type="float" office:value="2633.7205">
                <text:p>2633.7205</text:p>
              </table:table-cell>
              <table:table-cell office:value-type="float" office:value="2028.9942">
                <text:p>2028.9942</text:p>
              </table:table-cell>
              <table:table-cell office:value-type="float" office:value="3173.468">
                <text:p>3173.4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24.06">
                <text:p>-324.06</text:p>
              </table:table-cell>
              <table:table-cell office:value-type="float" office:value="1228.6419">
                <text:p>1228.6419</text:p>
              </table:table-cell>
              <table:table-cell office:value-type="float" office:value="587.6029">
                <text:p>587.6029</text:p>
              </table:table-cell>
              <table:table-cell office:value-type="float" office:value="263.2552">
                <text:p>263.2552</text:p>
              </table:table-cell>
              <table:table-cell office:value-type="float" office:value="665.6393">
                <text:p>665.6393</text:p>
              </table:table-cell>
              <table:table-cell office:value-type="float" office:value="2942.0168">
                <text:p>2942.0168</text:p>
              </table:table-cell>
              <table:table-cell office:value-type="float" office:value="784.7956">
                <text:p>784.7956</text:p>
              </table:table-cell>
              <table:table-cell office:value-type="float" office:value="1825.2947">
                <text:p>1825.2947</text:p>
              </table:table-cell>
              <table:table-cell office:value-type="float" office:value="2878.9775">
                <text:p>2878.9775</text:p>
              </table:table-cell>
              <table:table-cell office:value-type="float" office:value="3634.8418">
                <text:p>3634.8418</text:p>
              </table:table-cell>
              <table:table-cell office:value-type="float" office:value="148.4088">
                <text:p>148.4088</text:p>
              </table:table-cell>
              <table:table-cell office:value-type="float" office:value="397.4534">
                <text:p>397.4534</text:p>
              </table:table-cell>
              <table:table-cell office:value-type="float" office:value="286.2142">
                <text:p>286.2142</text:p>
              </table:table-cell>
              <table:table-cell office:value-type="float" office:value="1276.1103">
                <text:p>1276.1103</text:p>
              </table:table-cell>
              <table:table-cell office:value-type="float" office:value="697.634">
                <text:p>697.634</text:p>
              </table:table-cell>
              <table:table-cell office:value-type="float" office:value="2038.8568">
                <text:p>2038.8568</text:p>
              </table:table-cell>
              <table:table-cell office:value-type="float" office:value="1320.5727">
                <text:p>1320.5727</text:p>
              </table:table-cell>
              <table:table-cell office:value-type="float" office:value="2635.7816">
                <text:p>2635.7816</text:p>
              </table:table-cell>
              <table:table-cell office:value-type="float" office:value="2032.3768">
                <text:p>2032.3768</text:p>
              </table:table-cell>
              <table:table-cell office:value-type="float" office:value="3175.0869">
                <text:p>3175.08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55.6872">
                <text:p>-355.6872</text:p>
              </table:table-cell>
              <table:table-cell office:value-type="float" office:value="1208.4932">
                <text:p>1208.4932</text:p>
              </table:table-cell>
              <table:table-cell office:value-type="float" office:value="619.4047">
                <text:p>619.4047</text:p>
              </table:table-cell>
              <table:table-cell office:value-type="float" office:value="283.1272">
                <text:p>283.1272</text:p>
              </table:table-cell>
              <table:table-cell office:value-type="float" office:value="628.9588">
                <text:p>628.9588</text:p>
              </table:table-cell>
              <table:table-cell office:value-type="float" office:value="2949.8134">
                <text:p>2949.8134</text:p>
              </table:table-cell>
              <table:table-cell office:value-type="float" office:value="819.3145">
                <text:p>819.3145</text:p>
              </table:table-cell>
              <table:table-cell office:value-type="float" office:value="1810.6423">
                <text:p>1810.6423</text:p>
              </table:table-cell>
              <table:table-cell office:value-type="float" office:value="2864.3251">
                <text:p>2864.3251</text:p>
              </table:table-cell>
              <table:table-cell office:value-type="float" office:value="3669.3607">
                <text:p>3669.3607</text:p>
              </table:table-cell>
              <table:table-cell office:value-type="float" office:value="149.8102">
                <text:p>149.8102</text:p>
              </table:table-cell>
              <table:table-cell office:value-type="float" office:value="400.9317">
                <text:p>400.9317</text:p>
              </table:table-cell>
              <table:table-cell office:value-type="float" office:value="286.8737">
                <text:p>286.8737</text:p>
              </table:table-cell>
              <table:table-cell office:value-type="float" office:value="1279.8019">
                <text:p>1279.8019</text:p>
              </table:table-cell>
              <table:table-cell office:value-type="float" office:value="699.3892">
                <text:p>699.3892</text:p>
              </table:table-cell>
              <table:table-cell office:value-type="float" office:value="2042.1707">
                <text:p>2042.1707</text:p>
              </table:table-cell>
              <table:table-cell office:value-type="float" office:value="1323.6025">
                <text:p>1323.6025</text:p>
              </table:table-cell>
              <table:table-cell office:value-type="float" office:value="2637.9912">
                <text:p>2637.9912</text:p>
              </table:table-cell>
              <table:table-cell office:value-type="float" office:value="2035.6604">
                <text:p>2035.6604</text:p>
              </table:table-cell>
              <table:table-cell office:value-type="float" office:value="3176.8982">
                <text:p>3176.89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386.4054">
                <text:p>-386.4054</text:p>
              </table:table-cell>
              <table:table-cell office:value-type="float" office:value="1186.984">
                <text:p>1186.984</text:p>
              </table:table-cell>
              <table:table-cell office:value-type="float" office:value="650.3094">
                <text:p>650.3094</text:p>
              </table:table-cell>
              <table:table-cell office:value-type="float" office:value="304.3674">
                <text:p>304.3674</text:p>
              </table:table-cell>
              <table:table-cell office:value-type="float" office:value="591.9731">
                <text:p>591.9731</text:p>
              </table:table-cell>
              <table:table-cell office:value-type="float" office:value="2956.0027">
                <text:p>2956.0027</text:p>
              </table:table-cell>
              <table:table-cell office:value-type="float" office:value="854.4397">
                <text:p>854.4397</text:p>
              </table:table-cell>
              <table:table-cell office:value-type="float" office:value="1797.5095">
                <text:p>1797.5095</text:p>
              </table:table-cell>
              <table:table-cell office:value-type="float" office:value="2848.1809">
                <text:p>2848.1809</text:p>
              </table:table-cell>
              <table:table-cell office:value-type="float" office:value="3703.2077">
                <text:p>3703.2077</text:p>
              </table:table-cell>
              <table:table-cell office:value-type="float" office:value="151.1441">
                <text:p>151.1441</text:p>
              </table:table-cell>
              <table:table-cell office:value-type="float" office:value="404.4364">
                <text:p>404.4364</text:p>
              </table:table-cell>
              <table:table-cell office:value-type="float" office:value="287.3186">
                <text:p>287.3186</text:p>
              </table:table-cell>
              <table:table-cell office:value-type="float" office:value="1283.5254">
                <text:p>1283.5254</text:p>
              </table:table-cell>
              <table:table-cell office:value-type="float" office:value="701.2426">
                <text:p>701.2426</text:p>
              </table:table-cell>
              <table:table-cell office:value-type="float" office:value="2045.4307">
                <text:p>2045.4307</text:p>
              </table:table-cell>
              <table:table-cell office:value-type="float" office:value="1326.6042">
                <text:p>1326.6042</text:p>
              </table:table-cell>
              <table:table-cell office:value-type="float" office:value="2640.2389">
                <text:p>2640.2389</text:p>
              </table:table-cell>
              <table:table-cell office:value-type="float" office:value="2038.8767">
                <text:p>2038.8767</text:p>
              </table:table-cell>
              <table:table-cell office:value-type="float" office:value="3178.8264">
                <text:p>3178.82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416.1561">
                <text:p>-416.1561</text:p>
              </table:table-cell>
              <table:table-cell office:value-type="float" office:value="1164.1555">
                <text:p>1164.1555</text:p>
              </table:table-cell>
              <table:table-cell office:value-type="float" office:value="680.2583">
                <text:p>680.2583</text:p>
              </table:table-cell>
              <table:table-cell office:value-type="float" office:value="326.9355">
                <text:p>326.9355</text:p>
              </table:table-cell>
              <table:table-cell office:value-type="float" office:value="554.7526">
                <text:p>554.7526</text:p>
              </table:table-cell>
              <table:table-cell office:value-type="float" office:value="2960.5728">
                <text:p>2960.5728</text:p>
              </table:table-cell>
              <table:table-cell office:value-type="float" office:value="890.1044">
                <text:p>890.1044</text:p>
              </table:table-cell>
              <table:table-cell office:value-type="float" office:value="1785.9213">
                <text:p>1785.9213</text:p>
              </table:table-cell>
              <table:table-cell office:value-type="float" office:value="2830.5757">
                <text:p>2830.5757</text:p>
              </table:table-cell>
              <table:table-cell office:value-type="float" office:value="3736.3182">
                <text:p>3736.3182</text:p>
              </table:table-cell>
              <table:table-cell office:value-type="float" office:value="152.3998">
                <text:p>152.3998</text:p>
              </table:table-cell>
              <table:table-cell office:value-type="float" office:value="407.9699">
                <text:p>407.9699</text:p>
              </table:table-cell>
              <table:table-cell office:value-type="float" office:value="287.5582">
                <text:p>287.5582</text:p>
              </table:table-cell>
              <table:table-cell office:value-type="float" office:value="1287.2677">
                <text:p>1287.2677</text:p>
              </table:table-cell>
              <table:table-cell office:value-type="float" office:value="702.9581">
                <text:p>702.9581</text:p>
              </table:table-cell>
              <table:table-cell office:value-type="float" office:value="2048.7653">
                <text:p>2048.7653</text:p>
              </table:table-cell>
              <table:table-cell office:value-type="float" office:value="1329.4579">
                <text:p>1329.4579</text:p>
              </table:table-cell>
              <table:table-cell office:value-type="float" office:value="2642.6719">
                <text:p>2642.6719</text:p>
              </table:table-cell>
              <table:table-cell office:value-type="float" office:value="2042.1728">
                <text:p>2042.1728</text:p>
              </table:table-cell>
              <table:table-cell office:value-type="float" office:value="3180.6147">
                <text:p>3180.61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444.8828">
                <text:p>-444.8828</text:p>
              </table:table-cell>
              <table:table-cell office:value-type="float" office:value="1140.0509">
                <text:p>1140.0509</text:p>
              </table:table-cell>
              <table:table-cell office:value-type="float" office:value="709.1942">
                <text:p>709.1942</text:p>
              </table:table-cell>
              <table:table-cell office:value-type="float" office:value="350.7884">
                <text:p>350.7884</text:p>
              </table:table-cell>
              <table:table-cell office:value-type="float" office:value="517.3682">
                <text:p>517.3682</text:p>
              </table:table-cell>
              <table:table-cell office:value-type="float" office:value="2963.515">
                <text:p>2963.515</text:p>
              </table:table-cell>
              <table:table-cell office:value-type="float" office:value="926.2405">
                <text:p>926.2405</text:p>
              </table:table-cell>
              <table:table-cell office:value-type="float" office:value="1775.8999">
                <text:p>1775.8999</text:p>
              </table:table-cell>
              <table:table-cell office:value-type="float" office:value="2811.543">
                <text:p>2811.543</text:p>
              </table:table-cell>
              <table:table-cell office:value-type="float" office:value="3768.6293">
                <text:p>3768.6293</text:p>
              </table:table-cell>
              <table:table-cell office:value-type="float" office:value="153.7635">
                <text:p>153.7635</text:p>
              </table:table-cell>
              <table:table-cell office:value-type="float" office:value="411.4632">
                <text:p>411.4632</text:p>
              </table:table-cell>
              <table:table-cell office:value-type="float" office:value="287.5791">
                <text:p>287.5791</text:p>
              </table:table-cell>
              <table:table-cell office:value-type="float" office:value="1291.0177">
                <text:p>1291.0177</text:p>
              </table:table-cell>
              <table:table-cell office:value-type="float" office:value="704.7502">
                <text:p>704.7502</text:p>
              </table:table-cell>
              <table:table-cell office:value-type="float" office:value="2052.0593">
                <text:p>2052.0593</text:p>
              </table:table-cell>
              <table:table-cell office:value-type="float" office:value="1332.2134">
                <text:p>1332.2134</text:p>
              </table:table-cell>
              <table:table-cell office:value-type="float" office:value="2645.2154">
                <text:p>2645.2154</text:p>
              </table:table-cell>
              <table:table-cell office:value-type="float" office:value="2045.5814">
                <text:p>2045.5814</text:p>
              </table:table-cell>
              <table:table-cell office:value-type="float" office:value="3182.178">
                <text:p>3182.1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472.5307">
                <text:p>-472.5307</text:p>
              </table:table-cell>
              <table:table-cell office:value-type="float" office:value="1114.7163">
                <text:p>1114.7163</text:p>
              </table:table-cell>
              <table:table-cell office:value-type="float" office:value="737.0621">
                <text:p>737.0621</text:p>
              </table:table-cell>
              <table:table-cell office:value-type="float" office:value="375.8808">
                <text:p>375.8808</text:p>
              </table:table-cell>
              <table:table-cell office:value-type="float" office:value="479.891">
                <text:p>479.891</text:p>
              </table:table-cell>
              <table:table-cell office:value-type="float" office:value="2964.8238">
                <text:p>2964.8238</text:p>
              </table:table-cell>
              <table:table-cell office:value-type="float" office:value="962.7794">
                <text:p>962.7794</text:p>
              </table:table-cell>
              <table:table-cell office:value-type="float" office:value="1767.4642">
                <text:p>1767.4642</text:p>
              </table:table-cell>
              <table:table-cell office:value-type="float" office:value="2791.1191">
                <text:p>2791.1191</text:p>
              </table:table-cell>
              <table:table-cell office:value-type="float" office:value="3800.0794">
                <text:p>3800.0794</text:p>
              </table:table-cell>
              <table:table-cell office:value-type="float" office:value="154.999">
                <text:p>154.999</text:p>
              </table:table-cell>
              <table:table-cell office:value-type="float" office:value="415.0038">
                <text:p>415.0038</text:p>
              </table:table-cell>
              <table:table-cell office:value-type="float" office:value="287.8478">
                <text:p>287.8478</text:p>
              </table:table-cell>
              <table:table-cell office:value-type="float" office:value="1294.758">
                <text:p>1294.758</text:p>
              </table:table-cell>
              <table:table-cell office:value-type="float" office:value="706.6398">
                <text:p>706.6398</text:p>
              </table:table-cell>
              <table:table-cell office:value-type="float" office:value="2055.2985">
                <text:p>2055.2985</text:p>
              </table:table-cell>
              <table:table-cell office:value-type="float" office:value="1335.0455">
                <text:p>1335.0455</text:p>
              </table:table-cell>
              <table:table-cell office:value-type="float" office:value="2647.6734">
                <text:p>2647.6734</text:p>
              </table:table-cell>
              <table:table-cell office:value-type="float" office:value="2049.0598">
                <text:p>2049.0598</text:p>
              </table:table-cell>
              <table:table-cell office:value-type="float" office:value="3183.5791">
                <text:p>3183.57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99.0472">
                <text:p>-499.0472</text:p>
              </table:table-cell>
              <table:table-cell office:value-type="float" office:value="1088.1998">
                <text:p>1088.1998</text:p>
              </table:table-cell>
              <table:table-cell office:value-type="float" office:value="763.809">
                <text:p>763.809</text:p>
              </table:table-cell>
              <table:table-cell office:value-type="float" office:value="402.1649">
                <text:p>402.1649</text:p>
              </table:table-cell>
              <table:table-cell office:value-type="float" office:value="442.3925">
                <text:p>442.3925</text:p>
              </table:table-cell>
              <table:table-cell office:value-type="float" office:value="2964.4965">
                <text:p>2964.4965</text:p>
              </table:table-cell>
              <table:table-cell office:value-type="float" office:value="999.6514">
                <text:p>999.6514</text:p>
              </table:table-cell>
              <table:table-cell office:value-type="float" office:value="1760.6304">
                <text:p>1760.6304</text:p>
              </table:table-cell>
              <table:table-cell office:value-type="float" office:value="2769.3427">
                <text:p>2769.3427</text:p>
              </table:table-cell>
              <table:table-cell office:value-type="float" office:value="3830.6088">
                <text:p>3830.6088</text:p>
              </table:table-cell>
              <table:table-cell office:value-type="float" office:value="156.2603">
                <text:p>156.2603</text:p>
              </table:table-cell>
              <table:table-cell office:value-type="float" office:value="418.5353">
                <text:p>418.5353</text:p>
              </table:table-cell>
              <table:table-cell office:value-type="float" office:value="287.9079">
                <text:p>287.9079</text:p>
              </table:table-cell>
              <table:table-cell office:value-type="float" office:value="1298.5076">
                <text:p>1298.5076</text:p>
              </table:table-cell>
              <table:table-cell office:value-type="float" office:value="708.4659">
                <text:p>708.4659</text:p>
              </table:table-cell>
              <table:table-cell office:value-type="float" office:value="2058.5738">
                <text:p>2058.5738</text:p>
              </table:table-cell>
              <table:table-cell office:value-type="float" office:value="1338.0703">
                <text:p>1338.0703</text:p>
              </table:table-cell>
              <table:table-cell office:value-type="float" office:value="2649.8899">
                <text:p>2649.8899</text:p>
              </table:table-cell>
              <table:table-cell office:value-type="float" office:value="2052.5566">
                <text:p>2052.5566</text:p>
              </table:table-cell>
              <table:table-cell office:value-type="float" office:value="3184.9337">
                <text:p>3184.93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524.3818">
                <text:p>-524.3818</text:p>
              </table:table-cell>
              <table:table-cell office:value-type="float" office:value="1060.5519">
                <text:p>1060.5519</text:p>
              </table:table-cell>
              <table:table-cell office:value-type="float" office:value="791.6769">
                <text:p>791.6769</text:p>
              </table:table-cell>
              <table:table-cell office:value-type="float" office:value="427.2573">
                <text:p>427.2573</text:p>
              </table:table-cell>
              <table:table-cell office:value-type="float" office:value="404.9439">
                <text:p>404.9439</text:p>
              </table:table-cell>
              <table:table-cell office:value-type="float" office:value="2962.5339">
                <text:p>2962.5339</text:p>
              </table:table-cell>
              <table:table-cell office:value-type="float" office:value="1036.7865">
                <text:p>1036.7865</text:p>
              </table:table-cell>
              <table:table-cell office:value-type="float" office:value="1755.4114">
                <text:p>1755.4114</text:p>
              </table:table-cell>
              <table:table-cell office:value-type="float" office:value="2746.2554">
                <text:p>2746.2554</text:p>
              </table:table-cell>
              <table:table-cell office:value-type="float" office:value="3860.1592">
                <text:p>3860.1592</text:p>
              </table:table-cell>
              <table:table-cell office:value-type="float" office:value="157.5567">
                <text:p>157.5567</text:p>
              </table:table-cell>
              <table:table-cell office:value-type="float" office:value="422.0541">
                <text:p>422.0541</text:p>
              </table:table-cell>
              <table:table-cell office:value-type="float" office:value="288.2059">
                <text:p>288.2059</text:p>
              </table:table-cell>
              <table:table-cell office:value-type="float" office:value="1302.2457">
                <text:p>1302.2457</text:p>
              </table:table-cell>
              <table:table-cell office:value-type="float" office:value="710.4233">
                <text:p>710.4233</text:p>
              </table:table-cell>
              <table:table-cell office:value-type="float" office:value="2061.7724">
                <text:p>2061.7724</text:p>
              </table:table-cell>
              <table:table-cell office:value-type="float" office:value="1341.2076">
                <text:p>1341.2076</text:p>
              </table:table-cell>
              <table:table-cell office:value-type="float" office:value="2651.9441">
                <text:p>2651.9441</text:p>
              </table:table-cell>
              <table:table-cell office:value-type="float" office:value="2055.9743">
                <text:p>2055.9743</text:p>
              </table:table-cell>
              <table:table-cell office:value-type="float" office:value="3186.4771">
                <text:p>3186.47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548.4864">
                <text:p>-548.4864</text:p>
              </table:table-cell>
              <table:table-cell office:value-type="float" office:value="1031.8252">
                <text:p>1031.8252</text:p>
              </table:table-cell>
              <table:table-cell office:value-type="float" office:value="820.6129">
                <text:p>820.6129</text:p>
              </table:table-cell>
              <table:table-cell office:value-type="float" office:value="451.1103">
                <text:p>451.1103</text:p>
              </table:table-cell>
              <table:table-cell office:value-type="float" office:value="367.6165">
                <text:p>367.6165</text:p>
              </table:table-cell>
              <table:table-cell office:value-type="float" office:value="2958.9397">
                <text:p>2958.9397</text:p>
              </table:table-cell>
              <table:table-cell office:value-type="float" office:value="1074.1138">
                <text:p>1074.1138</text:p>
              </table:table-cell>
              <table:table-cell office:value-type="float" office:value="1751.8172">
                <text:p>1751.8172</text:p>
              </table:table-cell>
              <table:table-cell office:value-type="float" office:value="2721.9011">
                <text:p>2721.9011</text:p>
              </table:table-cell>
              <table:table-cell office:value-type="float" office:value="3888.6744">
                <text:p>3888.6744</text:p>
              </table:table-cell>
              <table:table-cell office:value-type="float" office:value="158.7374">
                <text:p>158.7374</text:p>
              </table:table-cell>
              <table:table-cell office:value-type="float" office:value="425.6134">
                <text:p>425.6134</text:p>
              </table:table-cell>
              <table:table-cell office:value-type="float" office:value="288.4722">
                <text:p>288.4722</text:p>
              </table:table-cell>
              <table:table-cell office:value-type="float" office:value="1305.9862">
                <text:p>1305.9862</text:p>
              </table:table-cell>
              <table:table-cell office:value-type="float" office:value="712.3593">
                <text:p>712.3593</text:p>
              </table:table-cell>
              <table:table-cell office:value-type="float" office:value="2064.984">
                <text:p>2064.984</text:p>
              </table:table-cell>
              <table:table-cell office:value-type="float" office:value="1344.4995">
                <text:p>1344.4995</text:p>
              </table:table-cell>
              <table:table-cell office:value-type="float" office:value="2653.7403">
                <text:p>2653.7403</text:p>
              </table:table-cell>
              <table:table-cell office:value-type="float" office:value="2059.4938">
                <text:p>2059.4938</text:p>
              </table:table-cell>
              <table:table-cell office:value-type="float" office:value="3187.7713">
                <text:p>3187.77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571.3149">
                <text:p>-571.3149</text:p>
              </table:table-cell>
              <table:table-cell office:value-type="float" office:value="1002.0745">
                <text:p>1002.0745</text:p>
              </table:table-cell>
              <table:table-cell office:value-type="float" office:value="848.4808">
                <text:p>848.4808</text:p>
              </table:table-cell>
              <table:table-cell office:value-type="float" office:value="476.2027">
                <text:p>476.2027</text:p>
              </table:table-cell>
              <table:table-cell office:value-type="float" office:value="330.4814">
                <text:p>330.4814</text:p>
              </table:table-cell>
              <table:table-cell office:value-type="float" office:value="2953.7207">
                <text:p>2953.7207</text:p>
              </table:table-cell>
              <table:table-cell office:value-type="float" office:value="1111.5625">
                <text:p>1111.5625</text:p>
              </table:table-cell>
              <table:table-cell office:value-type="float" office:value="1749.8546">
                <text:p>1749.8546</text:p>
              </table:table-cell>
              <table:table-cell office:value-type="float" office:value="2696.3262">
                <text:p>2696.3262</text:p>
              </table:table-cell>
              <table:table-cell office:value-type="float" office:value="3916.1002">
                <text:p>3916.1002</text:p>
              </table:table-cell>
              <table:table-cell office:value-type="float" office:value="160.186">
                <text:p>160.186</text:p>
              </table:table-cell>
              <table:table-cell office:value-type="float" office:value="429.0723">
                <text:p>429.0723</text:p>
              </table:table-cell>
              <table:table-cell office:value-type="float" office:value="288.5909">
                <text:p>288.5909</text:p>
              </table:table-cell>
              <table:table-cell office:value-type="float" office:value="1309.7343">
                <text:p>1309.7343</text:p>
              </table:table-cell>
              <table:table-cell office:value-type="float" office:value="714.4717">
                <text:p>714.4717</text:p>
              </table:table-cell>
              <table:table-cell office:value-type="float" office:value="2068.0825">
                <text:p>2068.0825</text:p>
              </table:table-cell>
              <table:table-cell office:value-type="float" office:value="1347.6907">
                <text:p>1347.6907</text:p>
              </table:table-cell>
              <table:table-cell office:value-type="float" office:value="2655.7097">
                <text:p>2655.7097</text:p>
              </table:table-cell>
              <table:table-cell office:value-type="float" office:value="2062.9182">
                <text:p>2062.9182</text:p>
              </table:table-cell>
              <table:table-cell office:value-type="float" office:value="3189.2998">
                <text:p>3189.29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592.824">
                <text:p>-592.824</text:p>
              </table:table-cell>
              <table:table-cell office:value-type="float" office:value="971.3563">
                <text:p>971.3563</text:p>
              </table:table-cell>
              <table:table-cell office:value-type="float" office:value="875.2277">
                <text:p>875.2277</text:p>
              </table:table-cell>
              <table:table-cell office:value-type="float" office:value="502.4868">
                <text:p>502.4868</text:p>
              </table:table-cell>
              <table:table-cell office:value-type="float" office:value="293.6094">
                <text:p>293.6094</text:p>
              </table:table-cell>
              <table:table-cell office:value-type="float" office:value="2946.8869">
                <text:p>2946.8869</text:p>
              </table:table-cell>
              <table:table-cell office:value-type="float" office:value="1149.061">
                <text:p>1149.061</text:p>
              </table:table-cell>
              <table:table-cell office:value-type="float" office:value="1749.5274">
                <text:p>1749.5274</text:p>
              </table:table-cell>
              <table:table-cell office:value-type="float" office:value="2669.5793">
                <text:p>2669.5793</text:p>
              </table:table-cell>
              <table:table-cell office:value-type="float" office:value="3942.3842">
                <text:p>3942.3842</text:p>
              </table:table-cell>
              <table:table-cell office:value-type="float" office:value="161.8949">
                <text:p>161.8949</text:p>
              </table:table-cell>
              <table:table-cell office:value-type="float" office:value="432.4103">
                <text:p>432.4103</text:p>
              </table:table-cell>
              <table:table-cell office:value-type="float" office:value="288.8106">
                <text:p>288.8106</text:p>
              </table:table-cell>
              <table:table-cell office:value-type="float" office:value="1313.4779">
                <text:p>1313.4779</text:p>
              </table:table-cell>
              <table:table-cell office:value-type="float" office:value="716.3643">
                <text:p>716.3643</text:p>
              </table:table-cell>
              <table:table-cell office:value-type="float" office:value="2071.3198">
                <text:p>2071.3198</text:p>
              </table:table-cell>
              <table:table-cell office:value-type="float" office:value="1351.0148">
                <text:p>1351.0148</text:p>
              </table:table-cell>
              <table:table-cell office:value-type="float" office:value="2657.4454">
                <text:p>2657.4454</text:p>
              </table:table-cell>
              <table:table-cell office:value-type="float" office:value="2066.3373">
                <text:p>2066.3373</text:p>
              </table:table-cell>
              <table:table-cell office:value-type="float" office:value="3190.8401">
                <text:p>3190.84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612.9728">
                <text:p>-612.9728</text:p>
              </table:table-cell>
              <table:table-cell office:value-type="float" office:value="939.7291">
                <text:p>939.7291</text:p>
              </table:table-cell>
              <table:table-cell office:value-type="float" office:value="900.8026">
                <text:p>900.8026</text:p>
              </table:table-cell>
              <table:table-cell office:value-type="float" office:value="529.9125">
                <text:p>529.9125</text:p>
              </table:table-cell>
              <table:table-cell office:value-type="float" office:value="257.0705">
                <text:p>257.0705</text:p>
              </table:table-cell>
              <table:table-cell office:value-type="float" office:value="2938.4512">
                <text:p>2938.4512</text:p>
              </table:table-cell>
              <table:table-cell office:value-type="float" office:value="1186.5382">
                <text:p>1186.5382</text:p>
              </table:table-cell>
              <table:table-cell office:value-type="float" office:value="1750.8361">
                <text:p>1750.8361</text:p>
              </table:table-cell>
              <table:table-cell office:value-type="float" office:value="2641.7114">
                <text:p>2641.7114</text:p>
              </table:table-cell>
              <table:table-cell office:value-type="float" office:value="3967.4766">
                <text:p>3967.4766</text:p>
              </table:table-cell>
              <table:table-cell office:value-type="float" office:value="163.3977">
                <text:p>163.3977</text:p>
              </table:table-cell>
              <table:table-cell office:value-type="float" office:value="435.846">
                <text:p>435.846</text:p>
              </table:table-cell>
              <table:table-cell office:value-type="float" office:value="289.0838">
                <text:p>289.0838</text:p>
              </table:table-cell>
              <table:table-cell office:value-type="float" office:value="1317.2179">
                <text:p>1317.2179</text:p>
              </table:table-cell>
              <table:table-cell office:value-type="float" office:value="718.3072">
                <text:p>718.3072</text:p>
              </table:table-cell>
              <table:table-cell office:value-type="float" office:value="2074.5272">
                <text:p>2074.5272</text:p>
              </table:table-cell>
              <table:table-cell office:value-type="float" office:value="1354.4774">
                <text:p>1354.4774</text:p>
              </table:table-cell>
              <table:table-cell office:value-type="float" office:value="2658.8852">
                <text:p>2658.8852</text:p>
              </table:table-cell>
              <table:table-cell office:value-type="float" office:value="2069.7818">
                <text:p>2069.7818</text:p>
              </table:table-cell>
              <table:table-cell office:value-type="float" office:value="3192.3225">
                <text:p>3192.32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631.7228">
                <text:p>-631.7228</text:p>
              </table:table-cell>
              <table:table-cell office:value-type="float" office:value="907.2532">
                <text:p>907.2532</text:p>
              </table:table-cell>
              <table:table-cell office:value-type="float" office:value="925.1569">
                <text:p>925.1569</text:p>
              </table:table-cell>
              <table:table-cell office:value-type="float" office:value="558.4278">
                <text:p>558.4278</text:p>
              </table:table-cell>
              <table:table-cell office:value-type="float" office:value="220.9344">
                <text:p>220.9344</text:p>
              </table:table-cell>
              <table:table-cell office:value-type="float" office:value="2928.4298">
                <text:p>2928.4298</text:p>
              </table:table-cell>
              <table:table-cell office:value-type="float" office:value="1223.9226">
                <text:p>1223.9226</text:p>
              </table:table-cell>
              <table:table-cell office:value-type="float" office:value="1753.7783">
                <text:p>1753.7783</text:p>
              </table:table-cell>
              <table:table-cell office:value-type="float" office:value="2612.7754">
                <text:p>2612.7754</text:p>
              </table:table-cell>
              <table:table-cell office:value-type="float" office:value="3991.3296">
                <text:p>3991.3296</text:p>
              </table:table-cell>
              <table:table-cell office:value-type="float" office:value="164.7418">
                <text:p>164.7418</text:p>
              </table:table-cell>
              <table:table-cell office:value-type="float" office:value="439.3468">
                <text:p>439.3468</text:p>
              </table:table-cell>
              <table:table-cell office:value-type="float" office:value="289.556">
                <text:p>289.556</text:p>
              </table:table-cell>
              <table:table-cell office:value-type="float" office:value="1320.9381">
                <text:p>1320.9381</text:p>
              </table:table-cell>
              <table:table-cell office:value-type="float" office:value="720.4862">
                <text:p>720.4862</text:p>
              </table:table-cell>
              <table:table-cell office:value-type="float" office:value="2077.5792">
                <text:p>2077.5792</text:p>
              </table:table-cell>
              <table:table-cell office:value-type="float" office:value="1357.8566">
                <text:p>1357.8566</text:p>
              </table:table-cell>
              <table:table-cell office:value-type="float" office:value="2660.5111">
                <text:p>2660.5111</text:p>
              </table:table-cell>
              <table:table-cell office:value-type="float" office:value="2073.2265">
                <text:p>2073.2265</text:p>
              </table:table-cell>
              <table:table-cell office:value-type="float" office:value="3193.8046">
                <text:p>3193.80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649.0383">
                <text:p>-649.0383</text:p>
              </table:table-cell>
              <table:table-cell office:value-type="float" office:value="873.9903">
                <text:p>873.9903</text:p>
              </table:table-cell>
              <table:table-cell office:value-type="float" office:value="948.2442">
                <text:p>948.2442</text:p>
              </table:table-cell>
              <table:table-cell office:value-type="float" office:value="587.9782">
                <text:p>587.9782</text:p>
              </table:table-cell>
              <table:table-cell office:value-type="float" office:value="185.2697">
                <text:p>185.2697</text:p>
              </table:table-cell>
              <table:table-cell office:value-type="float" office:value="2916.8417">
                <text:p>2916.8417</text:p>
              </table:table-cell>
              <table:table-cell office:value-type="float" office:value="1261.1431">
                <text:p>1261.1431</text:p>
              </table:table-cell>
              <table:table-cell office:value-type="float" office:value="1758.3484">
                <text:p>1758.3484</text:p>
              </table:table-cell>
              <table:table-cell office:value-type="float" office:value="2582.8266">
                <text:p>2582.8266</text:p>
              </table:table-cell>
              <table:table-cell office:value-type="float" office:value="4013.8976">
                <text:p>4013.8976</text:p>
              </table:table-cell>
              <table:table-cell office:value-type="float" office:value="165.936">
                <text:p>165.936</text:p>
              </table:table-cell>
              <table:table-cell office:value-type="float" office:value="442.9016">
                <text:p>442.9016</text:p>
              </table:table-cell>
              <table:table-cell office:value-type="float" office:value="289.8792">
                <text:p>289.8792</text:p>
              </table:table-cell>
              <table:table-cell office:value-type="float" office:value="1324.6741">
                <text:p>1324.6741</text:p>
              </table:table-cell>
              <table:table-cell office:value-type="float" office:value="722.7945">
                <text:p>722.7945</text:p>
              </table:table-cell>
              <table:table-cell office:value-type="float" office:value="2080.5346">
                <text:p>2080.5346</text:p>
              </table:table-cell>
              <table:table-cell office:value-type="float" office:value="1361.1841">
                <text:p>1361.1841</text:p>
              </table:table-cell>
              <table:table-cell office:value-type="float" office:value="2662.2405">
                <text:p>2662.2405</text:p>
              </table:table-cell>
              <table:table-cell office:value-type="float" office:value="2076.6429">
                <text:p>2076.6429</text:p>
              </table:table-cell>
              <table:table-cell office:value-type="float" office:value="3195.3507">
                <text:p>3195.35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664.8865">
                <text:p>-664.8865</text:p>
              </table:table-cell>
              <table:table-cell office:value-type="float" office:value="840.0037">
                <text:p>840.0037</text:p>
              </table:table-cell>
              <table:table-cell office:value-type="float" office:value="970.0206">
                <text:p>970.0206</text:p>
              </table:table-cell>
              <table:table-cell office:value-type="float" office:value="618.5075">
                <text:p>618.5075</text:p>
              </table:table-cell>
              <table:table-cell office:value-type="float" office:value="150.1445">
                <text:p>150.1445</text:p>
              </table:table-cell>
              <table:table-cell office:value-type="float" office:value="2903.7089">
                <text:p>2903.7089</text:p>
              </table:table-cell>
              <table:table-cell office:value-type="float" office:value="1298.1288">
                <text:p>1298.1288</text:p>
              </table:table-cell>
              <table:table-cell office:value-type="float" office:value="1764.5377">
                <text:p>1764.5377</text:p>
              </table:table-cell>
              <table:table-cell office:value-type="float" office:value="2551.9219">
                <text:p>2551.9219</text:p>
              </table:table-cell>
              <table:table-cell office:value-type="float" office:value="4035.1379">
                <text:p>4035.1379</text:p>
              </table:table-cell>
              <table:table-cell office:value-type="float" office:value="167.2417">
                <text:p>167.2417</text:p>
              </table:table-cell>
              <table:table-cell office:value-type="float" office:value="446.4169">
                <text:p>446.4169</text:p>
              </table:table-cell>
              <table:table-cell office:value-type="float" office:value="290.3691">
                <text:p>290.3691</text:p>
              </table:table-cell>
              <table:table-cell office:value-type="float" office:value="1328.392">
                <text:p>1328.392</text:p>
              </table:table-cell>
              <table:table-cell office:value-type="float" office:value="724.8817">
                <text:p>724.8817</text:p>
              </table:table-cell>
              <table:table-cell office:value-type="float" office:value="2083.6501">
                <text:p>2083.6501</text:p>
              </table:table-cell>
              <table:table-cell office:value-type="float" office:value="1364.4315">
                <text:p>1364.4315</text:p>
              </table:table-cell>
              <table:table-cell office:value-type="float" office:value="2664.1157">
                <text:p>2664.1157</text:p>
              </table:table-cell>
              <table:table-cell office:value-type="float" office:value="2080.0404">
                <text:p>2080.0404</text:p>
              </table:table-cell>
              <table:table-cell office:value-type="float" office:value="3196.9381">
                <text:p>3196.93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679.2371">
                <text:p>-679.2371</text:p>
              </table:table-cell>
              <table:table-cell office:value-type="float" office:value="805.3582">
                <text:p>805.3582</text:p>
              </table:table-cell>
              <table:table-cell office:value-type="float" office:value="990.4446">
                <text:p>990.4446</text:p>
              </table:table-cell>
              <table:table-cell office:value-type="float" office:value="649.9576">
                <text:p>649.9576</text:p>
              </table:table-cell>
              <table:table-cell office:value-type="float" office:value="115.6256">
                <text:p>115.6256</text:p>
              </table:table-cell>
              <table:table-cell office:value-type="float" office:value="2889.0565">
                <text:p>2889.0565</text:p>
              </table:table-cell>
              <table:table-cell office:value-type="float" office:value="1334.8093">
                <text:p>1334.8093</text:p>
              </table:table-cell>
              <table:table-cell office:value-type="float" office:value="1772.3344">
                <text:p>1772.3344</text:p>
              </table:table-cell>
              <table:table-cell office:value-type="float" office:value="2520.1201">
                <text:p>2520.1201</text:p>
              </table:table-cell>
              <table:table-cell office:value-type="float" office:value="4055.0098">
                <text:p>4055.0098</text:p>
              </table:table-cell>
              <table:table-cell office:value-type="float" office:value="168.728">
                <text:p>168.728</text:p>
              </table:table-cell>
              <table:table-cell office:value-type="float" office:value="449.8598">
                <text:p>449.8598</text:p>
              </table:table-cell>
              <table:table-cell office:value-type="float" office:value="290.694">
                <text:p>290.694</text:p>
              </table:table-cell>
              <table:table-cell office:value-type="float" office:value="1332.1279">
                <text:p>1332.1279</text:p>
              </table:table-cell>
              <table:table-cell office:value-type="float" office:value="727.1902">
                <text:p>727.1902</text:p>
              </table:table-cell>
              <table:table-cell office:value-type="float" office:value="2086.6053">
                <text:p>2086.6053</text:p>
              </table:table-cell>
              <table:table-cell office:value-type="float" office:value="1367.6744">
                <text:p>1367.6744</text:p>
              </table:table-cell>
              <table:table-cell office:value-type="float" office:value="2665.9989">
                <text:p>2665.9989</text:p>
              </table:table-cell>
              <table:table-cell office:value-type="float" office:value="2083.5274">
                <text:p>2083.5274</text:p>
              </table:table-cell>
              <table:table-cell office:value-type="float" office:value="3198.3178">
                <text:p>3198.317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692.0629">
                <text:p>-692.0629</text:p>
              </table:table-cell>
              <table:table-cell office:value-type="float" office:value="770.1198">
                <text:p>770.1198</text:p>
              </table:table-cell>
              <table:table-cell office:value-type="float" office:value="1009.4772">
                <text:p>1009.4772</text:p>
              </table:table-cell>
              <table:table-cell office:value-type="float" office:value="682.2687">
                <text:p>682.2687</text:p>
              </table:table-cell>
              <table:table-cell office:value-type="float" office:value="81.7787">
                <text:p>81.7787</text:p>
              </table:table-cell>
              <table:table-cell office:value-type="float" office:value="2872.9123">
                <text:p>2872.9123</text:p>
              </table:table-cell>
              <table:table-cell office:value-type="float" office:value="1371.1148">
                <text:p>1371.1148</text:p>
              </table:table-cell>
              <table:table-cell office:value-type="float" office:value="1781.7236">
                <text:p>1781.7236</text:p>
              </table:table-cell>
              <table:table-cell office:value-type="float" office:value="2487.4817">
                <text:p>2487.4817</text:p>
              </table:table-cell>
              <table:table-cell office:value-type="float" office:value="4073.4757">
                <text:p>4073.4757</text:p>
              </table:table-cell>
              <table:table-cell office:value-type="float" office:value="170.1867">
                <text:p>170.1867</text:p>
              </table:table-cell>
              <table:table-cell office:value-type="float" office:value="453.3145">
                <text:p>453.3145</text:p>
              </table:table-cell>
              <table:table-cell office:value-type="float" office:value="291.2685">
                <text:p>291.2685</text:p>
              </table:table-cell>
              <table:table-cell office:value-type="float" office:value="1335.8336">
                <text:p>1335.8336</text:p>
              </table:table-cell>
              <table:table-cell office:value-type="float" office:value="729.4521">
                <text:p>729.4521</text:p>
              </table:table-cell>
              <table:table-cell office:value-type="float" office:value="2089.5963">
                <text:p>2089.5963</text:p>
              </table:table-cell>
              <table:table-cell office:value-type="float" office:value="1370.9981">
                <text:p>1370.9981</text:p>
              </table:table-cell>
              <table:table-cell office:value-type="float" office:value="2667.7354">
                <text:p>2667.7354</text:p>
              </table:table-cell>
              <table:table-cell office:value-type="float" office:value="2086.9859">
                <text:p>2086.9859</text:p>
              </table:table-cell>
              <table:table-cell office:value-type="float" office:value="3199.7672">
                <text:p>3199.76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703.3394">
                <text:p>-703.3394</text:p>
              </table:table-cell>
              <table:table-cell office:value-type="float" office:value="734.3554">
                <text:p>734.3554</text:p>
              </table:table-cell>
              <table:table-cell office:value-type="float" office:value="1027.0824">
                <text:p>1027.0824</text:p>
              </table:table-cell>
              <table:table-cell office:value-type="float" office:value="715.3793">
                <text:p>715.3793</text:p>
              </table:table-cell>
              <table:table-cell office:value-type="float" office:value="48.6681">
                <text:p>48.6681</text:p>
              </table:table-cell>
              <table:table-cell office:value-type="float" office:value="2855.3071">
                <text:p>2855.3071</text:p>
              </table:table-cell>
              <table:table-cell office:value-type="float" office:value="1407.7954">
                <text:p>1407.7954</text:p>
              </table:table-cell>
              <table:table-cell office:value-type="float" office:value="1789.5203">
                <text:p>1789.5203</text:p>
              </table:table-cell>
              <table:table-cell office:value-type="float" office:value="2454.069">
                <text:p>2454.069</text:p>
              </table:table-cell>
              <table:table-cell office:value-type="float" office:value="4090.5004">
                <text:p>4090.5004</text:p>
              </table:table-cell>
              <table:table-cell office:value-type="float" office:value="171.6702">
                <text:p>171.6702</text:p>
              </table:table-cell>
              <table:table-cell office:value-type="float" office:value="456.7586">
                <text:p>456.7586</text:p>
              </table:table-cell>
              <table:table-cell office:value-type="float" office:value="292.0776">
                <text:p>292.0776</text:p>
              </table:table-cell>
              <table:table-cell office:value-type="float" office:value="1339.4953">
                <text:p>1339.4953</text:p>
              </table:table-cell>
              <table:table-cell office:value-type="float" office:value="731.6778">
                <text:p>731.6778</text:p>
              </table:table-cell>
              <table:table-cell office:value-type="float" office:value="2092.6144">
                <text:p>2092.6144</text:p>
              </table:table-cell>
              <table:table-cell office:value-type="float" office:value="1374.4028">
                <text:p>1374.4028</text:p>
              </table:table-cell>
              <table:table-cell office:value-type="float" office:value="2669.3071">
                <text:p>2669.3071</text:p>
              </table:table-cell>
              <table:table-cell office:value-type="float" office:value="2090.4521">
                <text:p>2090.4521</text:p>
              </table:table-cell>
              <table:table-cell office:value-type="float" office:value="3201.1983">
                <text:p>3201.19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713.0451">
                <text:p>-713.0451</text:p>
              </table:table-cell>
              <table:table-cell office:value-type="float" office:value="698.1332">
                <text:p>698.1332</text:p>
              </table:table-cell>
              <table:table-cell office:value-type="float" office:value="1043.2266">
                <text:p>1043.2266</text:p>
              </table:table-cell>
              <table:table-cell office:value-type="float" office:value="749.2262">
                <text:p>749.2262</text:p>
              </table:table-cell>
              <table:table-cell office:value-type="float" office:value="16.357">
                <text:p>16.357</text:p>
              </table:table-cell>
              <table:table-cell office:value-type="float" office:value="2836.2744">
                <text:p>2836.2744</text:p>
              </table:table-cell>
              <table:table-cell office:value-type="float" office:value="1444.7811">
                <text:p>1444.7811</text:p>
              </table:table-cell>
              <table:table-cell office:value-type="float" office:value="1795.7096">
                <text:p>1795.7096</text:p>
              </table:table-cell>
              <table:table-cell office:value-type="float" office:value="2419.9454">
                <text:p>2419.9454</text:p>
              </table:table-cell>
              <table:table-cell office:value-type="float" office:value="4106.0514">
                <text:p>4106.0514</text:p>
              </table:table-cell>
              <table:table-cell office:value-type="float" office:value="173.0386">
                <text:p>173.0386</text:p>
              </table:table-cell>
              <table:table-cell office:value-type="float" office:value="460.25">
                <text:p>460.25</text:p>
              </table:table-cell>
              <table:table-cell office:value-type="float" office:value="293.0379">
                <text:p>293.0379</text:p>
              </table:table-cell>
              <table:table-cell office:value-type="float" office:value="1343.1203">
                <text:p>1343.1203</text:p>
              </table:table-cell>
              <table:table-cell office:value-type="float" office:value="734.1373">
                <text:p>734.1373</text:p>
              </table:table-cell>
              <table:table-cell office:value-type="float" office:value="2095.4452">
                <text:p>2095.4452</text:p>
              </table:table-cell>
              <table:table-cell office:value-type="float" office:value="1377.7139">
                <text:p>1377.7139</text:p>
              </table:table-cell>
              <table:table-cell office:value-type="float" office:value="2671.0676">
                <text:p>2671.0676</text:p>
              </table:table-cell>
              <table:table-cell office:value-type="float" office:value="2093.9546">
                <text:p>2093.9546</text:p>
              </table:table-cell>
              <table:table-cell office:value-type="float" office:value="3202.5381">
                <text:p>3202.53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721.1616">
                <text:p>-721.1616</text:p>
              </table:table-cell>
              <table:table-cell office:value-type="float" office:value="661.5221">
                <text:p>661.5221</text:p>
              </table:table-cell>
              <table:table-cell office:value-type="float" office:value="1057.879">
                <text:p>1057.879</text:p>
              </table:table-cell>
              <table:table-cell office:value-type="float" office:value="783.7451">
                <text:p>783.7451</text:p>
              </table:table-cell>
              <table:table-cell office:value-type="float" office:value="-15.0931">
                <text:p>-15.0931</text:p>
              </table:table-cell>
              <table:table-cell office:value-type="float" office:value="2815.8505">
                <text:p>2815.8505</text:p>
              </table:table-cell>
              <table:table-cell office:value-type="float" office:value="1481.4616">
                <text:p>1481.4616</text:p>
              </table:table-cell>
              <table:table-cell office:value-type="float" office:value="1803.5063">
                <text:p>1803.5063</text:p>
              </table:table-cell>
              <table:table-cell office:value-type="float" office:value="2385.176">
                <text:p>2385.176</text:p>
              </table:table-cell>
              <table:table-cell office:value-type="float" office:value="4120.0991">
                <text:p>4120.0991</text:p>
              </table:table-cell>
              <table:table-cell office:value-type="float" office:value="174.5561">
                <text:p>174.5561</text:p>
              </table:table-cell>
              <table:table-cell office:value-type="float" office:value="463.6792">
                <text:p>463.6792</text:p>
              </table:table-cell>
              <table:table-cell office:value-type="float" office:value="293.9506">
                <text:p>293.9506</text:p>
              </table:table-cell>
              <table:table-cell office:value-type="float" office:value="1346.7575">
                <text:p>1346.7575</text:p>
              </table:table-cell>
              <table:table-cell office:value-type="float" office:value="736.792">
                <text:p>736.792</text:p>
              </table:table-cell>
              <table:table-cell office:value-type="float" office:value="2098.0937">
                <text:p>2098.0937</text:p>
              </table:table-cell>
              <table:table-cell office:value-type="float" office:value="1381.0091">
                <text:p>1381.0091</text:p>
              </table:table-cell>
              <table:table-cell office:value-type="float" office:value="2672.8576">
                <text:p>2672.8576</text:p>
              </table:table-cell>
              <table:table-cell office:value-type="float" office:value="2097.5524">
                <text:p>2097.5524</text:p>
              </table:table-cell>
              <table:table-cell office:value-type="float" office:value="3203.5956">
                <text:p>3203.59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727.6734">
                <text:p>-727.6734</text:p>
              </table:table-cell>
              <table:table-cell office:value-type="float" office:value="624.5918">
                <text:p>624.5918</text:p>
              </table:table-cell>
              <table:table-cell office:value-type="float" office:value="1071.0118">
                <text:p>1071.0118</text:p>
              </table:table-cell>
              <table:table-cell office:value-type="float" office:value="818.8703">
                <text:p>818.8703</text:p>
              </table:table-cell>
              <table:table-cell office:value-type="float" office:value="-45.6225">
                <text:p>-45.6225</text:p>
              </table:table-cell>
              <table:table-cell office:value-type="float" office:value="2794.0741">
                <text:p>2794.0741</text:p>
              </table:table-cell>
              <table:table-cell office:value-type="float" office:value="1517.7672">
                <text:p>1517.7672</text:p>
              </table:table-cell>
              <table:table-cell office:value-type="float" office:value="1812.8955">
                <text:p>1812.8955</text:p>
              </table:table-cell>
              <table:table-cell office:value-type="float" office:value="2349.827">
                <text:p>2349.827</text:p>
              </table:table-cell>
              <table:table-cell office:value-type="float" office:value="4132.6169">
                <text:p>4132.6169</text:p>
              </table:table-cell>
              <table:table-cell office:value-type="float" office:value="176.2018">
                <text:p>176.2018</text:p>
              </table:table-cell>
              <table:table-cell office:value-type="float" office:value="467.0488">
                <text:p>467.0488</text:p>
              </table:table-cell>
              <table:table-cell office:value-type="float" office:value="295.0116">
                <text:p>295.0116</text:p>
              </table:table-cell>
              <table:table-cell office:value-type="float" office:value="1350.3543">
                <text:p>1350.3543</text:p>
              </table:table-cell>
              <table:table-cell office:value-type="float" office:value="739.4246">
                <text:p>739.4246</text:p>
              </table:table-cell>
              <table:table-cell office:value-type="float" office:value="2100.7643">
                <text:p>2100.7643</text:p>
              </table:table-cell>
              <table:table-cell office:value-type="float" office:value="1384.1811">
                <text:p>1384.1811</text:p>
              </table:table-cell>
              <table:table-cell office:value-type="float" office:value="2674.8578">
                <text:p>2674.8578</text:p>
              </table:table-cell>
              <table:table-cell office:value-type="float" office:value="2101.2148">
                <text:p>2101.2148</text:p>
              </table:table-cell>
              <table:table-cell office:value-type="float" office:value="3204.4015">
                <text:p>3204.40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732.5681">
                <text:p>-732.5681</text:p>
              </table:table-cell>
              <table:table-cell office:value-type="float" office:value="587.4126">
                <text:p>587.4126</text:p>
              </table:table-cell>
              <table:table-cell office:value-type="float" office:value="1085.6642">
                <text:p>1085.6642</text:p>
              </table:table-cell>
              <table:table-cell office:value-type="float" office:value="853.3893">
                <text:p>853.3893</text:p>
              </table:table-cell>
              <table:table-cell office:value-type="float" office:value="-75.1729">
                <text:p>-75.1729</text:p>
              </table:table-cell>
              <table:table-cell office:value-type="float" office:value="2770.9868">
                <text:p>2770.9868</text:p>
              </table:table-cell>
              <table:table-cell office:value-type="float" office:value="1553.6286">
                <text:p>1553.6286</text:p>
              </table:table-cell>
              <table:table-cell office:value-type="float" office:value="1823.8595">
                <text:p>1823.8595</text:p>
              </table:table-cell>
              <table:table-cell office:value-type="float" office:value="2313.9656">
                <text:p>2313.9656</text:p>
              </table:table-cell>
              <table:table-cell office:value-type="float" office:value="4143.5808">
                <text:p>4143.5808</text:p>
              </table:table-cell>
              <table:table-cell office:value-type="float" office:value="177.8045">
                <text:p>177.8045</text:p>
              </table:table-cell>
              <table:table-cell office:value-type="float" office:value="470.4391">
                <text:p>470.4391</text:p>
              </table:table-cell>
              <table:table-cell office:value-type="float" office:value="295.9773">
                <text:p>295.9773</text:p>
              </table:table-cell>
              <table:table-cell office:value-type="float" office:value="1353.9778">
                <text:p>1353.9778</text:p>
              </table:table-cell>
              <table:table-cell office:value-type="float" office:value="741.9405">
                <text:p>741.9405</text:p>
              </table:table-cell>
              <table:table-cell office:value-type="float" office:value="2103.5451">
                <text:p>2103.5451</text:p>
              </table:table-cell>
              <table:table-cell office:value-type="float" office:value="1387.2393">
                <text:p>1387.2393</text:p>
              </table:table-cell>
              <table:table-cell office:value-type="float" office:value="2677.028">
                <text:p>2677.028</text:p>
              </table:table-cell>
              <table:table-cell office:value-type="float" office:value="2104.8681">
                <text:p>2104.8681</text:p>
              </table:table-cell>
              <table:table-cell office:value-type="float" office:value="3205.2474">
                <text:p>3205.24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735.8364">
                <text:p>-735.8364</text:p>
              </table:table-cell>
              <table:table-cell office:value-type="float" office:value="550.0553">
                <text:p>550.0553</text:p>
              </table:table-cell>
              <table:table-cell office:value-type="float" office:value="1101.8084">
                <text:p>1101.8084</text:p>
              </table:table-cell>
              <table:table-cell office:value-type="float" office:value="887.2362">
                <text:p>887.2362</text:p>
              </table:table-cell>
              <table:table-cell office:value-type="float" office:value="-103.6881">
                <text:p>-103.6881</text:p>
              </table:table-cell>
              <table:table-cell office:value-type="float" office:value="2746.6325">
                <text:p>2746.6325</text:p>
              </table:table-cell>
              <table:table-cell office:value-type="float" office:value="1588.9776">
                <text:p>1588.9776</text:p>
              </table:table-cell>
              <table:table-cell office:value-type="float" office:value="1836.3772">
                <text:p>1836.3772</text:p>
              </table:table-cell>
              <table:table-cell office:value-type="float" office:value="2277.66">
                <text:p>2277.66</text:p>
              </table:table-cell>
              <table:table-cell office:value-type="float" office:value="4152.9701">
                <text:p>4152.9701</text:p>
              </table:table-cell>
              <table:table-cell office:value-type="float" office:value="179.1273">
                <text:p>179.1273</text:p>
              </table:table-cell>
              <table:table-cell office:value-type="float" office:value="473.948">
                <text:p>473.948</text:p>
              </table:table-cell>
              <table:table-cell office:value-type="float" office:value="297.2226">
                <text:p>297.2226</text:p>
              </table:table-cell>
              <table:table-cell office:value-type="float" office:value="1357.515">
                <text:p>1357.515</text:p>
              </table:table-cell>
              <table:table-cell office:value-type="float" office:value="744.3136">
                <text:p>744.3136</text:p>
              </table:table-cell>
              <table:table-cell office:value-type="float" office:value="2106.4487">
                <text:p>2106.4487</text:p>
              </table:table-cell>
              <table:table-cell office:value-type="float" office:value="1390.2082">
                <text:p>1390.2082</text:p>
              </table:table-cell>
              <table:table-cell office:value-type="float" office:value="2679.3189">
                <text:p>2679.3189</text:p>
              </table:table-cell>
              <table:table-cell office:value-type="float" office:value="2108.574">
                <text:p>2108.574</text:p>
              </table:table-cell>
              <table:table-cell office:value-type="float" office:value="3205.8209">
                <text:p>3205.82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737.4722">
                <text:p>-737.4722</text:p>
              </table:table-cell>
              <table:table-cell office:value-type="float" office:value="512.591">
                <text:p>512.591</text:p>
              </table:table-cell>
              <table:table-cell office:value-type="float" office:value="1116.4608">
                <text:p>1116.4608</text:p>
              </table:table-cell>
              <table:table-cell office:value-type="float" office:value="921.7552">
                <text:p>921.7552</text:p>
              </table:table-cell>
              <table:table-cell office:value-type="float" office:value="-131.1138">
                <text:p>-131.1138</text:p>
              </table:table-cell>
              <table:table-cell office:value-type="float" office:value="2721.0575">
                <text:p>2721.0575</text:p>
              </table:table-cell>
              <table:table-cell office:value-type="float" office:value="1623.747">
                <text:p>1623.747</text:p>
              </table:table-cell>
              <table:table-cell office:value-type="float" office:value="1850.425">
                <text:p>1850.425</text:p>
              </table:table-cell>
              <table:table-cell office:value-type="float" office:value="2240.9795">
                <text:p>2240.9795</text:p>
              </table:table-cell>
              <table:table-cell office:value-type="float" office:value="4160.7668">
                <text:p>4160.7668</text:p>
              </table:table-cell>
              <table:table-cell office:value-type="float" office:value="180.1933">
                <text:p>180.1933</text:p>
              </table:table-cell>
              <table:table-cell office:value-type="float" office:value="477.5433">
                <text:p>477.5433</text:p>
              </table:table-cell>
              <table:table-cell office:value-type="float" office:value="298.2031">
                <text:p>298.2031</text:p>
              </table:table-cell>
              <table:table-cell office:value-type="float" office:value="1361.1345">
                <text:p>1361.1345</text:p>
              </table:table-cell>
              <table:table-cell office:value-type="float" office:value="746.8378">
                <text:p>746.8378</text:p>
              </table:table-cell>
              <table:table-cell office:value-type="float" office:value="2109.222">
                <text:p>2109.222</text:p>
              </table:table-cell>
              <table:table-cell office:value-type="float" office:value="1393.0192">
                <text:p>1393.0192</text:p>
              </table:table-cell>
              <table:table-cell office:value-type="float" office:value="2681.801">
                <text:p>2681.801</text:p>
              </table:table-cell>
              <table:table-cell office:value-type="float" office:value="2112.3123">
                <text:p>2112.3123</text:p>
              </table:table-cell>
              <table:table-cell office:value-type="float" office:value="3206.1176">
                <text:p>3206.11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737.4722">
                <text:p>-737.4722</text:p>
              </table:table-cell>
              <table:table-cell office:value-type="float" office:value="475.091">
                <text:p>475.091</text:p>
              </table:table-cell>
              <table:table-cell office:value-type="float" office:value="1129.5936">
                <text:p>1129.5936</text:p>
              </table:table-cell>
              <table:table-cell office:value-type="float" office:value="956.8804">
                <text:p>956.8804</text:p>
              </table:table-cell>
              <table:table-cell office:value-type="float" office:value="-157.3979">
                <text:p>-157.3979</text:p>
              </table:table-cell>
              <table:table-cell office:value-type="float" office:value="2694.3107">
                <text:p>2694.3107</text:p>
              </table:table-cell>
              <table:table-cell office:value-type="float" office:value="1657.8706">
                <text:p>1657.8706</text:p>
              </table:table-cell>
              <table:table-cell office:value-type="float" office:value="1865.976">
                <text:p>1865.976</text:p>
              </table:table-cell>
              <table:table-cell office:value-type="float" office:value="2203.9938">
                <text:p>2203.9938</text:p>
              </table:table-cell>
              <table:table-cell office:value-type="float" office:value="4166.956">
                <text:p>4166.956</text:p>
              </table:table-cell>
              <table:table-cell office:value-type="float" office:value="181.4934">
                <text:p>181.4934</text:p>
              </table:table-cell>
              <table:table-cell office:value-type="float" office:value="481.0608">
                <text:p>481.0608</text:p>
              </table:table-cell>
              <table:table-cell office:value-type="float" office:value="299.0978">
                <text:p>299.0978</text:p>
              </table:table-cell>
              <table:table-cell office:value-type="float" office:value="1364.7762">
                <text:p>1364.7762</text:p>
              </table:table-cell>
              <table:table-cell office:value-type="float" office:value="749.4439">
                <text:p>749.4439</text:p>
              </table:table-cell>
              <table:table-cell office:value-type="float" office:value="2111.9184">
                <text:p>2111.9184</text:p>
              </table:table-cell>
              <table:table-cell office:value-type="float" office:value="1395.6481">
                <text:p>1395.6481</text:p>
              </table:table-cell>
              <table:table-cell office:value-type="float" office:value="2684.4752">
                <text:p>2684.4752</text:p>
              </table:table-cell>
              <table:table-cell office:value-type="float" office:value="2116.0421">
                <text:p>2116.0421</text:p>
              </table:table-cell>
              <table:table-cell office:value-type="float" office:value="3206.5064">
                <text:p>3206.50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735.8364">
                <text:p>-735.8364</text:p>
              </table:table-cell>
              <table:table-cell office:value-type="float" office:value="437.6267">
                <text:p>437.6267</text:p>
              </table:table-cell>
              <table:table-cell office:value-type="float" office:value="1141.1817">
                <text:p>1141.1817</text:p>
              </table:table-cell>
              <table:table-cell office:value-type="float" office:value="992.545">
                <text:p>992.545</text:p>
              </table:table-cell>
              <table:table-cell office:value-type="float" office:value="-182.4903">
                <text:p>-182.4903</text:p>
              </table:table-cell>
              <table:table-cell office:value-type="float" office:value="2666.4427">
                <text:p>2666.4427</text:p>
              </table:table-cell>
              <table:table-cell office:value-type="float" office:value="1691.2833">
                <text:p>1691.2833</text:p>
              </table:table-cell>
              <table:table-cell office:value-type="float" office:value="1883.0006">
                <text:p>1883.0006</text:p>
              </table:table-cell>
              <table:table-cell office:value-type="float" office:value="2166.7733">
                <text:p>2166.7733</text:p>
              </table:table-cell>
              <table:table-cell office:value-type="float" office:value="4171.5261">
                <text:p>4171.5261</text:p>
              </table:table-cell>
              <table:table-cell office:value-type="float" office:value="182.5337">
                <text:p>182.5337</text:p>
              </table:table-cell>
              <table:table-cell office:value-type="float" office:value="484.6636">
                <text:p>484.6636</text:p>
              </table:table-cell>
              <table:table-cell office:value-type="float" office:value="300.0386">
                <text:p>300.0386</text:p>
              </table:table-cell>
              <table:table-cell office:value-type="float" office:value="1368.4063">
                <text:p>1368.4063</text:p>
              </table:table-cell>
              <table:table-cell office:value-type="float" office:value="751.8682">
                <text:p>751.8682</text:p>
              </table:table-cell>
              <table:table-cell office:value-type="float" office:value="2114.7794">
                <text:p>2114.7794</text:p>
              </table:table-cell>
              <table:table-cell office:value-type="float" office:value="1398.166">
                <text:p>1398.166</text:p>
              </table:table-cell>
              <table:table-cell office:value-type="float" office:value="2687.2542">
                <text:p>2687.2542</text:p>
              </table:table-cell>
              <table:table-cell office:value-type="float" office:value="2119.7289">
                <text:p>2119.7289</text:p>
              </table:table-cell>
              <table:table-cell office:value-type="float" office:value="3207.1916">
                <text:p>3207.19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732.5681">
                <text:p>-732.5681</text:p>
              </table:table-cell>
              <table:table-cell office:value-type="float" office:value="400.2694">
                <text:p>400.2694</text:p>
              </table:table-cell>
              <table:table-cell office:value-type="float" office:value="1151.2031">
                <text:p>1151.2031</text:p>
              </table:table-cell>
              <table:table-cell office:value-type="float" office:value="1028.6811">
                <text:p>1028.6811</text:p>
              </table:table-cell>
              <table:table-cell office:value-type="float" office:value="-206.3433">
                <text:p>-206.3433</text:p>
              </table:table-cell>
              <table:table-cell office:value-type="float" office:value="2637.5068">
                <text:p>2637.5068</text:p>
              </table:table-cell>
              <table:table-cell office:value-type="float" office:value="1723.9217">
                <text:p>1723.9217</text:p>
              </table:table-cell>
              <table:table-cell office:value-type="float" office:value="1901.4665">
                <text:p>1901.4665</text:p>
              </table:table-cell>
              <table:table-cell office:value-type="float" office:value="2129.3889">
                <text:p>2129.3889</text:p>
              </table:table-cell>
              <table:table-cell office:value-type="float" office:value="4174.4684">
                <text:p>4174.4684</text:p>
              </table:table-cell>
              <table:table-cell office:value-type="float" office:value="183.2909">
                <text:p>183.2909</text:p>
              </table:table-cell>
              <table:table-cell office:value-type="float" office:value="488.3363">
                <text:p>488.3363</text:p>
              </table:table-cell>
              <table:table-cell office:value-type="float" office:value="301.2171">
                <text:p>301.2171</text:p>
              </table:table-cell>
              <table:table-cell office:value-type="float" office:value="1371.9663">
                <text:p>1371.9663</text:p>
              </table:table-cell>
              <table:table-cell office:value-type="float" office:value="754.349">
                <text:p>754.349</text:p>
              </table:table-cell>
              <table:table-cell office:value-type="float" office:value="2117.5915">
                <text:p>2117.5915</text:p>
              </table:table-cell>
              <table:table-cell office:value-type="float" office:value="1400.879">
                <text:p>1400.879</text:p>
              </table:table-cell>
              <table:table-cell office:value-type="float" office:value="2689.8431">
                <text:p>2689.8431</text:p>
              </table:table-cell>
              <table:table-cell office:value-type="float" office:value="2123.4432">
                <text:p>2123.4432</text:p>
              </table:table-cell>
              <table:table-cell office:value-type="float" office:value="3207.7084">
                <text:p>3207.70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727.6734">
                <text:p>-727.6734</text:p>
              </table:table-cell>
              <table:table-cell office:value-type="float" office:value="363.0902">
                <text:p>363.0902</text:p>
              </table:table-cell>
              <table:table-cell office:value-type="float" office:value="1159.6388">
                <text:p>1159.6388</text:p>
              </table:table-cell>
              <table:table-cell office:value-type="float" office:value="1065.22">
                <text:p>1065.22</text:p>
              </table:table-cell>
              <table:table-cell office:value-type="float" office:value="-228.9113">
                <text:p>-228.9113</text:p>
              </table:table-cell>
              <table:table-cell office:value-type="float" office:value="2607.558">
                <text:p>2607.558</text:p>
              </table:table-cell>
              <table:table-cell office:value-type="float" office:value="1757.3344">
                <text:p>1757.3344</text:p>
              </table:table-cell>
              <table:table-cell office:value-type="float" office:value="1918.4912">
                <text:p>1918.4912</text:p>
              </table:table-cell>
              <table:table-cell office:value-type="float" office:value="2091.9117">
                <text:p>2091.9117</text:p>
              </table:table-cell>
              <table:table-cell office:value-type="float" office:value="4175.7771">
                <text:p>4175.7771</text:p>
              </table:table-cell>
              <table:table-cell office:value-type="float" office:value="184.0039">
                <text:p>184.0039</text:p>
              </table:table-cell>
              <table:table-cell office:value-type="float" office:value="492.0179">
                <text:p>492.0179</text:p>
              </table:table-cell>
              <table:table-cell office:value-type="float" office:value="302.2195">
                <text:p>302.2195</text:p>
              </table:table-cell>
              <table:table-cell office:value-type="float" office:value="1375.5799">
                <text:p>1375.5799</text:p>
              </table:table-cell>
              <table:table-cell office:value-type="float" office:value="756.6488">
                <text:p>756.6488</text:p>
              </table:table-cell>
              <table:table-cell office:value-type="float" office:value="2120.5535">
                <text:p>2120.5535</text:p>
              </table:table-cell>
              <table:table-cell office:value-type="float" office:value="1403.421">
                <text:p>1403.421</text:p>
              </table:table-cell>
              <table:table-cell office:value-type="float" office:value="2692.6">
                <text:p>2692.6</text:p>
              </table:table-cell>
              <table:table-cell office:value-type="float" office:value="2127.1031">
                <text:p>2127.1031</text:p>
              </table:table-cell>
              <table:table-cell office:value-type="float" office:value="3208.5252">
                <text:p>3208.52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721.1616">
                <text:p>-721.1616</text:p>
              </table:table-cell>
              <table:table-cell office:value-type="float" office:value="326.1599">
                <text:p>326.1599</text:p>
              </table:table-cell>
              <table:table-cell office:value-type="float" office:value="1166.4726">
                <text:p>1166.4726</text:p>
              </table:table-cell>
              <table:table-cell office:value-type="float" office:value="1102.0921">
                <text:p>1102.0921</text:p>
              </table:table-cell>
              <table:table-cell office:value-type="float" office:value="-250.1516">
                <text:p>-250.1516</text:p>
              </table:table-cell>
              <table:table-cell office:value-type="float" office:value="2576.6532">
                <text:p>2576.6532</text:p>
              </table:table-cell>
              <table:table-cell office:value-type="float" office:value="1791.458">
                <text:p>1791.458</text:p>
              </table:table-cell>
              <table:table-cell office:value-type="float" office:value="1934.0422">
                <text:p>1934.0422</text:p>
              </table:table-cell>
              <table:table-cell office:value-type="float" office:value="2054.4132">
                <text:p>2054.4132</text:p>
              </table:table-cell>
              <table:table-cell office:value-type="float" office:value="4175.4498">
                <text:p>4175.4498</text:p>
              </table:table-cell>
              <table:table-cell office:value-type="float" office:value="185.0192">
                <text:p>185.0192</text:p>
              </table:table-cell>
              <table:table-cell office:value-type="float" office:value="495.6279">
                <text:p>495.6279</text:p>
              </table:table-cell>
              <table:table-cell office:value-type="float" office:value="303.0994">
                <text:p>303.0994</text:p>
              </table:table-cell>
              <table:table-cell office:value-type="float" office:value="1379.2252">
                <text:p>1379.2252</text:p>
              </table:table-cell>
              <table:table-cell office:value-type="float" office:value="758.7355">
                <text:p>758.7355</text:p>
              </table:table-cell>
              <table:table-cell office:value-type="float" office:value="2123.6693">
                <text:p>2123.6693</text:p>
              </table:table-cell>
              <table:table-cell office:value-type="float" office:value="1406.1787">
                <text:p>1406.1787</text:p>
              </table:table-cell>
              <table:table-cell office:value-type="float" office:value="2695.1412">
                <text:p>2695.1412</text:p>
              </table:table-cell>
              <table:table-cell office:value-type="float" office:value="2130.7333">
                <text:p>2130.7333</text:p>
              </table:table-cell>
              <table:table-cell office:value-type="float" office:value="3209.4656">
                <text:p>3209.46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713.0451">
                <text:p>-713.0451</text:p>
              </table:table-cell>
              <table:table-cell office:value-type="float" office:value="289.5488">
                <text:p>289.5488</text:p>
              </table:table-cell>
              <table:table-cell office:value-type="float" office:value="1171.6916">
                <text:p>1171.6916</text:p>
              </table:table-cell>
              <table:table-cell office:value-type="float" office:value="1139.2271">
                <text:p>1139.2271</text:p>
              </table:table-cell>
              <table:table-cell office:value-type="float" office:value="-270.0235">
                <text:p>-270.0235</text:p>
              </table:table-cell>
              <table:table-cell office:value-type="float" office:value="2544.8514">
                <text:p>2544.8514</text:p>
              </table:table-cell>
              <table:table-cell office:value-type="float" office:value="1826.2274">
                <text:p>1826.2274</text:p>
              </table:table-cell>
              <table:table-cell office:value-type="float" office:value="1948.0899">
                <text:p>1948.0899</text:p>
              </table:table-cell>
              <table:table-cell office:value-type="float" office:value="2016.9646">
                <text:p>2016.9646</text:p>
              </table:table-cell>
              <table:table-cell office:value-type="float" office:value="4173.4872">
                <text:p>4173.4872</text:p>
              </table:table-cell>
              <table:table-cell office:value-type="float" office:value="185.9243">
                <text:p>185.9243</text:p>
              </table:table-cell>
              <table:table-cell office:value-type="float" office:value="499.267">
                <text:p>499.267</text:p>
              </table:table-cell>
              <table:table-cell office:value-type="float" office:value="303.669">
                <text:p>303.669</text:p>
              </table:table-cell>
              <table:table-cell office:value-type="float" office:value="1382.9317">
                <text:p>1382.9317</text:p>
              </table:table-cell>
              <table:table-cell office:value-type="float" office:value="760.5737">
                <text:p>760.5737</text:p>
              </table:table-cell>
              <table:table-cell office:value-type="float" office:value="2126.9379">
                <text:p>2126.9379</text:p>
              </table:table-cell>
              <table:table-cell office:value-type="float" office:value="1408.9372">
                <text:p>1408.9372</text:p>
              </table:table-cell>
              <table:table-cell office:value-type="float" office:value="2697.6814">
                <text:p>2697.6814</text:p>
              </table:table-cell>
              <table:table-cell office:value-type="float" office:value="2134.347">
                <text:p>2134.347</text:p>
              </table:table-cell>
              <table:table-cell office:value-type="float" office:value="3210.4675">
                <text:p>3210.46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703.3394">
                <text:p>-703.3394</text:p>
              </table:table-cell>
              <table:table-cell office:value-type="float" office:value="253.3266">
                <text:p>253.3266</text:p>
              </table:table-cell>
              <table:table-cell office:value-type="float" office:value="1175.2858">
                <text:p>1175.2858</text:p>
              </table:table-cell>
              <table:table-cell office:value-type="float" office:value="1176.5545">
                <text:p>1176.5545</text:p>
              </table:table-cell>
              <table:table-cell office:value-type="float" office:value="-288.4894">
                <text:p>-288.4894</text:p>
              </table:table-cell>
              <table:table-cell office:value-type="float" office:value="2512.2131">
                <text:p>2512.2131</text:p>
              </table:table-cell>
              <table:table-cell office:value-type="float" office:value="1860.8728">
                <text:p>1860.8728</text:p>
              </table:table-cell>
              <table:table-cell office:value-type="float" office:value="1962.4405">
                <text:p>1962.4405</text:p>
              </table:table-cell>
              <table:table-cell office:value-type="float" office:value="1979.6372">
                <text:p>1979.6372</text:p>
              </table:table-cell>
              <table:table-cell office:value-type="float" office:value="4169.893">
                <text:p>4169.893</text:p>
              </table:table-cell>
              <table:table-cell office:value-type="float" office:value="186.9378">
                <text:p>186.9378</text:p>
              </table:table-cell>
              <table:table-cell office:value-type="float" office:value="502.8775">
                <text:p>502.8775</text:p>
              </table:table-cell>
              <table:table-cell office:value-type="float" office:value="303.9913">
                <text:p>303.9913</text:p>
              </table:table-cell>
              <table:table-cell office:value-type="float" office:value="1386.6678">
                <text:p>1386.6678</text:p>
              </table:table-cell>
              <table:table-cell office:value-type="float" office:value="762.6655">
                <text:p>762.6655</text:p>
              </table:table-cell>
              <table:table-cell office:value-type="float" office:value="2130.0502">
                <text:p>2130.0502</text:p>
              </table:table-cell>
              <table:table-cell office:value-type="float" office:value="1411.5417">
                <text:p>1411.5417</text:p>
              </table:table-cell>
              <table:table-cell office:value-type="float" office:value="2700.3794">
                <text:p>2700.3794</text:p>
              </table:table-cell>
              <table:table-cell office:value-type="float" office:value="2137.887">
                <text:p>2137.887</text:p>
              </table:table-cell>
              <table:table-cell office:value-type="float" office:value="3211.7047">
                <text:p>3211.70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692.0629">
                <text:p>-692.0629</text:p>
              </table:table-cell>
              <table:table-cell office:value-type="float" office:value="217.5622">
                <text:p>217.5622</text:p>
              </table:table-cell>
              <table:table-cell office:value-type="float" office:value="1177.2484">
                <text:p>1177.2484</text:p>
              </table:table-cell>
              <table:table-cell office:value-type="float" office:value="1214.0031">
                <text:p>1214.0031</text:p>
              </table:table-cell>
              <table:table-cell office:value-type="float" office:value="-305.5141">
                <text:p>-305.5141</text:p>
              </table:table-cell>
              <table:table-cell office:value-type="float" office:value="2478.8004">
                <text:p>2478.8004</text:p>
              </table:table-cell>
              <table:table-cell office:value-type="float" office:value="1895.3918">
                <text:p>1895.3918</text:p>
              </table:table-cell>
              <table:table-cell office:value-type="float" office:value="1977.0929">
                <text:p>1977.0929</text:p>
              </table:table-cell>
              <table:table-cell office:value-type="float" office:value="1942.5021">
                <text:p>1942.5021</text:p>
              </table:table-cell>
              <table:table-cell office:value-type="float" office:value="4164.674">
                <text:p>4164.674</text:p>
              </table:table-cell>
              <table:table-cell office:value-type="float" office:value="187.9018">
                <text:p>187.9018</text:p>
              </table:table-cell>
              <table:table-cell office:value-type="float" office:value="506.5014">
                <text:p>506.5014</text:p>
              </table:table-cell>
              <table:table-cell office:value-type="float" office:value="304.0216">
                <text:p>304.0216</text:p>
              </table:table-cell>
              <table:table-cell office:value-type="float" office:value="1390.4177">
                <text:p>1390.4177</text:p>
              </table:table-cell>
              <table:table-cell office:value-type="float" office:value="764.9269">
                <text:p>764.9269</text:p>
              </table:table-cell>
              <table:table-cell office:value-type="float" office:value="2133.0416">
                <text:p>2133.0416</text:p>
              </table:table-cell>
              <table:table-cell office:value-type="float" office:value="1414.1748">
                <text:p>1414.1748</text:p>
              </table:table-cell>
              <table:table-cell office:value-type="float" office:value="2703.0495">
                <text:p>2703.0495</text:p>
              </table:table-cell>
              <table:table-cell office:value-type="float" office:value="2141.422">
                <text:p>2141.422</text:p>
              </table:table-cell>
              <table:table-cell office:value-type="float" office:value="3212.9562">
                <text:p>3212.95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679.2371">
                <text:p>-679.2371</text:p>
              </table:table-cell>
              <table:table-cell office:value-type="float" office:value="182.3237">
                <text:p>182.3237</text:p>
              </table:table-cell>
              <table:table-cell office:value-type="float" office:value="1177.5757">
                <text:p>1177.5757</text:p>
              </table:table-cell>
              <table:table-cell office:value-type="float" office:value="1251.5017">
                <text:p>1251.5017</text:p>
              </table:table-cell>
              <table:table-cell office:value-type="float" office:value="-321.0651">
                <text:p>-321.0651</text:p>
              </table:table-cell>
              <table:table-cell office:value-type="float" office:value="2444.6768">
                <text:p>2444.6768</text:p>
              </table:table-cell>
              <table:table-cell office:value-type="float" office:value="1929.2387">
                <text:p>1929.2387</text:p>
              </table:table-cell>
              <table:table-cell office:value-type="float" office:value="1993.2371">
                <text:p>1993.2371</text:p>
              </table:table-cell>
              <table:table-cell office:value-type="float" office:value="1905.6301">
                <text:p>1905.6301</text:p>
              </table:table-cell>
              <table:table-cell office:value-type="float" office:value="4157.8402">
                <text:p>4157.8402</text:p>
              </table:table-cell>
              <table:table-cell office:value-type="float" office:value="188.9677">
                <text:p>188.9677</text:p>
              </table:table-cell>
              <table:table-cell office:value-type="float" office:value="510.0967">
                <text:p>510.0967</text:p>
              </table:table-cell>
              <table:table-cell office:value-type="float" office:value="304.3137">
                <text:p>304.3137</text:p>
              </table:table-cell>
              <table:table-cell office:value-type="float" office:value="1394.1563">
                <text:p>1394.1563</text:p>
              </table:table-cell>
              <table:table-cell office:value-type="float" office:value="766.9618">
                <text:p>766.9618</text:p>
              </table:table-cell>
              <table:table-cell office:value-type="float" office:value="2136.1916">
                <text:p>2136.1916</text:p>
              </table:table-cell>
              <table:table-cell office:value-type="float" office:value="1416.911">
                <text:p>1416.911</text:p>
              </table:table-cell>
              <table:table-cell office:value-type="float" office:value="2705.6138">
                <text:p>2705.6138</text:p>
              </table:table-cell>
              <table:table-cell office:value-type="float" office:value="2144.9724">
                <text:p>2144.9724</text:p>
              </table:table-cell>
              <table:table-cell office:value-type="float" office:value="3214.1633">
                <text:p>3214.16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664.8865">
                <text:p>-664.8865</text:p>
              </table:table-cell>
              <table:table-cell office:value-type="float" office:value="147.6782">
                <text:p>147.6782</text:p>
              </table:table-cell>
              <table:table-cell office:value-type="float" office:value="1176.267">
                <text:p>1176.267</text:p>
              </table:table-cell>
              <table:table-cell office:value-type="float" office:value="1288.9788">
                <text:p>1288.9788</text:p>
              </table:table-cell>
              <table:table-cell office:value-type="float" office:value="-335.1128">
                <text:p>-335.1128</text:p>
              </table:table-cell>
              <table:table-cell office:value-type="float" office:value="2409.9074">
                <text:p>2409.9074</text:p>
              </table:table-cell>
              <table:table-cell office:value-type="float" office:value="1962.3493">
                <text:p>1962.3493</text:p>
              </table:table-cell>
              <table:table-cell office:value-type="float" office:value="2010.8423">
                <text:p>2010.8423</text:p>
              </table:table-cell>
              <table:table-cell office:value-type="float" office:value="1869.0912">
                <text:p>1869.0912</text:p>
              </table:table-cell>
              <table:table-cell office:value-type="float" office:value="4149.4045">
                <text:p>4149.4045</text:p>
              </table:table-cell>
              <table:table-cell office:value-type="float" office:value="189.7549">
                <text:p>189.7549</text:p>
              </table:table-cell>
              <table:table-cell office:value-type="float" office:value="513.7632">
                <text:p>513.7632</text:p>
              </table:table-cell>
              <table:table-cell office:value-type="float" office:value="304.4673">
                <text:p>304.4673</text:p>
              </table:table-cell>
              <table:table-cell office:value-type="float" office:value="1397.9031">
                <text:p>1397.9031</text:p>
              </table:table-cell>
              <table:table-cell office:value-type="float" office:value="769.0655">
                <text:p>769.0655</text:p>
              </table:table-cell>
              <table:table-cell office:value-type="float" office:value="2139.2959">
                <text:p>2139.2959</text:p>
              </table:table-cell>
              <table:table-cell office:value-type="float" office:value="1419.6875">
                <text:p>1419.6875</text:p>
              </table:table-cell>
              <table:table-cell office:value-type="float" office:value="2708.1345">
                <text:p>2708.1345</text:p>
              </table:table-cell>
              <table:table-cell office:value-type="float" office:value="2148.505">
                <text:p>2148.505</text:p>
              </table:table-cell>
              <table:table-cell office:value-type="float" office:value="3215.4216">
                <text:p>3215.42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649.0383">
                <text:p>-649.0383</text:p>
              </table:table-cell>
              <table:table-cell office:value-type="float" office:value="113.6917">
                <text:p>113.6917</text:p>
              </table:table-cell>
              <table:table-cell office:value-type="float" office:value="1173.3247">
                <text:p>1173.3247</text:p>
              </table:table-cell>
              <table:table-cell office:value-type="float" office:value="1326.3632">
                <text:p>1326.3632</text:p>
              </table:table-cell>
              <table:table-cell office:value-type="float" office:value="-347.6306">
                <text:p>-347.6306</text:p>
              </table:table-cell>
              <table:table-cell office:value-type="float" office:value="2374.5584">
                <text:p>2374.5584</text:p>
              </table:table-cell>
              <table:table-cell office:value-type="float" office:value="1994.6603">
                <text:p>1994.6603</text:p>
              </table:table-cell>
              <table:table-cell office:value-type="float" office:value="2029.875">
                <text:p>2029.875</text:p>
              </table:table-cell>
              <table:table-cell office:value-type="float" office:value="1832.9551">
                <text:p>1832.9551</text:p>
              </table:table-cell>
              <table:table-cell office:value-type="float" office:value="4139.3831">
                <text:p>4139.3831</text:p>
              </table:table-cell>
              <table:table-cell office:value-type="float" office:value="190.7294">
                <text:p>190.7294</text:p>
              </table:table-cell>
              <table:table-cell office:value-type="float" office:value="517.3844">
                <text:p>517.3844</text:p>
              </table:table-cell>
              <table:table-cell office:value-type="float" office:value="304.4494">
                <text:p>304.4494</text:p>
              </table:table-cell>
              <table:table-cell office:value-type="float" office:value="1401.6531">
                <text:p>1401.6531</text:p>
              </table:table-cell>
              <table:table-cell office:value-type="float" office:value="770.9356">
                <text:p>770.9356</text:p>
              </table:table-cell>
              <table:table-cell office:value-type="float" office:value="2142.5463">
                <text:p>2142.5463</text:p>
              </table:table-cell>
              <table:table-cell office:value-type="float" office:value="1422.5497">
                <text:p>1422.5497</text:p>
              </table:table-cell>
              <table:table-cell office:value-type="float" office:value="2710.5574">
                <text:p>2710.5574</text:p>
              </table:table-cell>
              <table:table-cell office:value-type="float" office:value="2151.9726">
                <text:p>2151.9726</text:p>
              </table:table-cell>
              <table:table-cell office:value-type="float" office:value="3216.8493">
                <text:p>3216.84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631.7228">
                <text:p>-631.7228</text:p>
              </table:table-cell>
              <table:table-cell office:value-type="float" office:value="80.4288">
                <text:p>80.4288</text:p>
              </table:table-cell>
              <table:table-cell office:value-type="float" office:value="1168.7546">
                <text:p>1168.7546</text:p>
              </table:table-cell>
              <table:table-cell office:value-type="float" office:value="1363.5837">
                <text:p>1363.5837</text:p>
              </table:table-cell>
              <table:table-cell office:value-type="float" office:value="-358.5945">
                <text:p>-358.5945</text:p>
              </table:table-cell>
              <table:table-cell office:value-type="float" office:value="2338.6969">
                <text:p>2338.6969</text:p>
              </table:table-cell>
              <table:table-cell office:value-type="float" office:value="2026.1105">
                <text:p>2026.1105</text:p>
              </table:table-cell>
              <table:table-cell office:value-type="float" office:value="2050.299">
                <text:p>2050.299</text:p>
              </table:table-cell>
              <table:table-cell office:value-type="float" office:value="1797.2905">
                <text:p>1797.2905</text:p>
              </table:table-cell>
              <table:table-cell office:value-type="float" office:value="4127.795">
                <text:p>4127.795</text:p>
              </table:table-cell>
              <table:table-cell office:value-type="float" office:value="191.6009">
                <text:p>191.6009</text:p>
              </table:table-cell>
              <table:table-cell office:value-type="float" office:value="521.0317">
                <text:p>521.0317</text:p>
              </table:table-cell>
              <table:table-cell office:value-type="float" office:value="304.1479">
                <text:p>304.1479</text:p>
              </table:table-cell>
              <table:table-cell office:value-type="float" office:value="1405.3909">
                <text:p>1405.3909</text:p>
              </table:table-cell>
              <table:table-cell office:value-type="float" office:value="772.9234">
                <text:p>772.9234</text:p>
              </table:table-cell>
              <table:table-cell office:value-type="float" office:value="2145.7261">
                <text:p>2145.7261</text:p>
              </table:table-cell>
              <table:table-cell office:value-type="float" office:value="1425.6121">
                <text:p>1425.6121</text:p>
              </table:table-cell>
              <table:table-cell office:value-type="float" office:value="2712.7216">
                <text:p>2712.7216</text:p>
              </table:table-cell>
              <table:table-cell office:value-type="float" office:value="2155.4292">
                <text:p>2155.4292</text:p>
              </table:table-cell>
              <table:table-cell office:value-type="float" office:value="3218.3033">
                <text:p>3218.30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612.9728">
                <text:p>-612.9728</text:p>
              </table:table-cell>
              <table:table-cell office:value-type="float" office:value="47.9528">
                <text:p>47.9528</text:p>
              </table:table-cell>
              <table:table-cell office:value-type="float" office:value="1162.5654">
                <text:p>1162.5654</text:p>
              </table:table-cell>
              <table:table-cell office:value-type="float" office:value="1400.5694">
                <text:p>1400.5694</text:p>
              </table:table-cell>
              <table:table-cell office:value-type="float" office:value="-367.9838">
                <text:p>-367.9838</text:p>
              </table:table-cell>
              <table:table-cell office:value-type="float" office:value="2302.3914">
                <text:p>2302.3914</text:p>
              </table:table-cell>
              <table:table-cell office:value-type="float" office:value="2056.6398">
                <text:p>2056.6398</text:p>
              </table:table-cell>
              <table:table-cell office:value-type="float" office:value="2072.0753">
                <text:p>2072.0753</text:p>
              </table:table-cell>
              <table:table-cell office:value-type="float" office:value="1762.1652">
                <text:p>1762.1652</text:p>
              </table:table-cell>
              <table:table-cell office:value-type="float" office:value="4114.6622">
                <text:p>4114.6622</text:p>
              </table:table-cell>
              <table:table-cell office:value-type="float" office:value="192.3777">
                <text:p>192.3777</text:p>
              </table:table-cell>
              <table:table-cell office:value-type="float" office:value="524.7003">
                <text:p>524.7003</text:p>
              </table:table-cell>
              <table:table-cell office:value-type="float" office:value="303.6297">
                <text:p>303.6297</text:p>
              </table:table-cell>
              <table:table-cell office:value-type="float" office:value="1409.105">
                <text:p>1409.105</text:p>
              </table:table-cell>
              <table:table-cell office:value-type="float" office:value="774.7975">
                <text:p>774.7975</text:p>
              </table:table-cell>
              <table:table-cell office:value-type="float" office:value="2148.9742">
                <text:p>2148.9742</text:p>
              </table:table-cell>
              <table:table-cell office:value-type="float" office:value="1428.5836">
                <text:p>1428.5836</text:p>
              </table:table-cell>
              <table:table-cell office:value-type="float" office:value="2715.0091">
                <text:p>2715.0091</text:p>
              </table:table-cell>
              <table:table-cell office:value-type="float" office:value="2158.8013">
                <text:p>2158.8013</text:p>
              </table:table-cell>
              <table:table-cell office:value-type="float" office:value="3219.9439">
                <text:p>3219.94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592.824">
                <text:p>-592.824</text:p>
              </table:table-cell>
              <table:table-cell office:value-type="float" office:value="16.3256">
                <text:p>16.3256</text:p>
              </table:table-cell>
              <table:table-cell office:value-type="float" office:value="1154.7687">
                <text:p>1154.7687</text:p>
              </table:table-cell>
              <table:table-cell office:value-type="float" office:value="1437.2499">
                <text:p>1437.2499</text:p>
              </table:table-cell>
              <table:table-cell office:value-type="float" office:value="-375.7804">
                <text:p>-375.7804</text:p>
              </table:table-cell>
              <table:table-cell office:value-type="float" office:value="2265.7109">
                <text:p>2265.7109</text:p>
              </table:table-cell>
              <table:table-cell office:value-type="float" office:value="2086.1902">
                <text:p>2086.1902</text:p>
              </table:table-cell>
              <table:table-cell office:value-type="float" office:value="2095.1626">
                <text:p>2095.1626</text:p>
              </table:table-cell>
              <table:table-cell office:value-type="float" office:value="1727.6463">
                <text:p>1727.6463</text:p>
              </table:table-cell>
              <table:table-cell office:value-type="float" office:value="4100.0098">
                <text:p>4100.0098</text:p>
              </table:table-cell>
              <table:table-cell office:value-type="float" office:value="193.0493">
                <text:p>193.0493</text:p>
              </table:table-cell>
              <table:table-cell office:value-type="float" office:value="528.3897">
                <text:p>528.3897</text:p>
              </table:table-cell>
              <table:table-cell office:value-type="float" office:value="303.0589">
                <text:p>303.0589</text:p>
              </table:table-cell>
              <table:table-cell office:value-type="float" office:value="1412.8113">
                <text:p>1412.8113</text:p>
              </table:table-cell>
              <table:table-cell office:value-type="float" office:value="776.6529">
                <text:p>776.6529</text:p>
              </table:table-cell>
              <table:table-cell office:value-type="float" office:value="2152.233">
                <text:p>2152.233</text:p>
              </table:table-cell>
              <table:table-cell office:value-type="float" office:value="1431.622">
                <text:p>1431.622</text:p>
              </table:table-cell>
              <table:table-cell office:value-type="float" office:value="2717.207">
                <text:p>2717.207</text:p>
              </table:table-cell>
              <table:table-cell office:value-type="float" office:value="2162.2544">
                <text:p>2162.2544</text:p>
              </table:table-cell>
              <table:table-cell office:value-type="float" office:value="3221.4063">
                <text:p>3221.40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571.3149">
                <text:p>-571.3149</text:p>
              </table:table-cell>
              <table:table-cell office:value-type="float" office:value="-14.3926">
                <text:p>-14.3926</text:p>
              </table:table-cell>
              <table:table-cell office:value-type="float" office:value="1145.3794">
                <text:p>1145.3794</text:p>
              </table:table-cell>
              <table:table-cell office:value-type="float" office:value="1473.5555">
                <text:p>1473.5555</text:p>
              </table:table-cell>
              <table:table-cell office:value-type="float" office:value="-381.9697">
                <text:p>-381.9697</text:p>
              </table:table-cell>
              <table:table-cell office:value-type="float" office:value="2228.7251">
                <text:p>2228.7251</text:p>
              </table:table-cell>
              <table:table-cell office:value-type="float" office:value="2114.7055">
                <text:p>2114.7055</text:p>
              </table:table-cell>
              <table:table-cell office:value-type="float" office:value="2119.5169">
                <text:p>2119.5169</text:p>
              </table:table-cell>
              <table:table-cell office:value-type="float" office:value="1693.7994">
                <text:p>1693.7994</text:p>
              </table:table-cell>
              <table:table-cell office:value-type="float" office:value="4083.8656">
                <text:p>4083.8656</text:p>
              </table:table-cell>
              <table:table-cell office:value-type="float" office:value="193.9733">
                <text:p>193.9733</text:p>
              </table:table-cell>
              <table:table-cell office:value-type="float" office:value="532.0241">
                <text:p>532.0241</text:p>
              </table:table-cell>
              <table:table-cell office:value-type="float" office:value="302.7678">
                <text:p>302.7678</text:p>
              </table:table-cell>
              <table:table-cell office:value-type="float" office:value="1416.55">
                <text:p>1416.55</text:p>
              </table:table-cell>
              <table:table-cell office:value-type="float" office:value="778.4753">
                <text:p>778.4753</text:p>
              </table:table-cell>
              <table:table-cell office:value-type="float" office:value="2155.5104">
                <text:p>2155.5104</text:p>
              </table:table-cell>
              <table:table-cell office:value-type="float" office:value="1434.7719">
                <text:p>1434.7719</text:p>
              </table:table-cell>
              <table:table-cell office:value-type="float" office:value="2719.2419">
                <text:p>2719.2419</text:p>
              </table:table-cell>
              <table:table-cell office:value-type="float" office:value="2165.7431">
                <text:p>2165.7431</text:p>
              </table:table-cell>
              <table:table-cell office:value-type="float" office:value="3222.7817">
                <text:p>3222.78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548.4864">
                <text:p>-548.4864</text:p>
              </table:table-cell>
              <table:table-cell office:value-type="float" office:value="-44.1433">
                <text:p>-44.1433</text:p>
              </table:table-cell>
              <table:table-cell office:value-type="float" office:value="1137.5827">
                <text:p>1137.5827</text:p>
              </table:table-cell>
              <table:table-cell office:value-type="float" office:value="1510.236">
                <text:p>1510.236</text:p>
              </table:table-cell>
              <table:table-cell office:value-type="float" office:value="-386.5398">
                <text:p>-386.5398</text:p>
              </table:table-cell>
              <table:table-cell office:value-type="float" office:value="2191.5047">
                <text:p>2191.5047</text:p>
              </table:table-cell>
              <table:table-cell office:value-type="float" office:value="2142.1312">
                <text:p>2142.1312</text:p>
              </table:table-cell>
              <table:table-cell office:value-type="float" office:value="2145.0919">
                <text:p>2145.0919</text:p>
              </table:table-cell>
              <table:table-cell office:value-type="float" office:value="1660.6888">
                <text:p>1660.6888</text:p>
              </table:table-cell>
              <table:table-cell office:value-type="float" office:value="4066.2604">
                <text:p>4066.2604</text:p>
              </table:table-cell>
              <table:table-cell office:value-type="float" office:value="195.0013">
                <text:p>195.0013</text:p>
              </table:table-cell>
              <table:table-cell office:value-type="float" office:value="535.6305">
                <text:p>535.6305</text:p>
              </table:table-cell>
              <table:table-cell office:value-type="float" office:value="302.5539">
                <text:p>302.5539</text:p>
              </table:table-cell>
              <table:table-cell office:value-type="float" office:value="1420.2938">
                <text:p>1420.2938</text:p>
              </table:table-cell>
              <table:table-cell office:value-type="float" office:value="780.4441">
                <text:p>780.4441</text:p>
              </table:table-cell>
              <table:table-cell office:value-type="float" office:value="2158.702">
                <text:p>2158.702</text:p>
              </table:table-cell>
              <table:table-cell office:value-type="float" office:value="1437.8208">
                <text:p>1437.8208</text:p>
              </table:table-cell>
              <table:table-cell office:value-type="float" office:value="2721.4252">
                <text:p>2721.4252</text:p>
              </table:table-cell>
              <table:table-cell office:value-type="float" office:value="2169.1269">
                <text:p>2169.1269</text:p>
              </table:table-cell>
              <table:table-cell office:value-type="float" office:value="3224.3979">
                <text:p>3224.39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524.3818">
                <text:p>-524.3818</text:p>
              </table:table-cell>
              <table:table-cell office:value-type="float" office:value="-72.87">
                <text:p>-72.87</text:p>
              </table:table-cell>
              <table:table-cell office:value-type="float" office:value="1131.3934">
                <text:p>1131.3934</text:p>
              </table:table-cell>
              <table:table-cell office:value-type="float" office:value="1547.2217">
                <text:p>1547.2217</text:p>
              </table:table-cell>
              <table:table-cell office:value-type="float" office:value="-389.482">
                <text:p>-389.482</text:p>
              </table:table-cell>
              <table:table-cell office:value-type="float" office:value="2154.1203">
                <text:p>2154.1203</text:p>
              </table:table-cell>
              <table:table-cell office:value-type="float" office:value="2168.4153">
                <text:p>2168.4153</text:p>
              </table:table-cell>
              <table:table-cell office:value-type="float" office:value="2171.8387">
                <text:p>2171.8387</text:p>
              </table:table-cell>
              <table:table-cell office:value-type="float" office:value="1628.3777">
                <text:p>1628.3777</text:p>
              </table:table-cell>
              <table:table-cell office:value-type="float" office:value="4047.2277">
                <text:p>4047.2277</text:p>
              </table:table-cell>
              <table:table-cell office:value-type="float" office:value="195.8857">
                <text:p>195.8857</text:p>
              </table:table-cell>
              <table:table-cell office:value-type="float" office:value="539.2747">
                <text:p>539.2747</text:p>
              </table:table-cell>
              <table:table-cell office:value-type="float" office:value="302.4663">
                <text:p>302.4663</text:p>
              </table:table-cell>
              <table:table-cell office:value-type="float" office:value="1424.0428">
                <text:p>1424.0428</text:p>
              </table:table-cell>
              <table:table-cell office:value-type="float" office:value="782.293">
                <text:p>782.293</text:p>
              </table:table-cell>
              <table:table-cell office:value-type="float" office:value="2161.9646">
                <text:p>2161.9646</text:p>
              </table:table-cell>
              <table:table-cell office:value-type="float" office:value="1441.0023">
                <text:p>1441.0023</text:p>
              </table:table-cell>
              <table:table-cell office:value-type="float" office:value="2723.4102">
                <text:p>2723.4102</text:p>
              </table:table-cell>
              <table:table-cell office:value-type="float" office:value="2172.6182">
                <text:p>2172.6182</text:p>
              </table:table-cell>
              <table:table-cell office:value-type="float" office:value="3225.7666">
                <text:p>3225.76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499.0472">
                <text:p>-499.0472</text:p>
              </table:table-cell>
              <table:table-cell office:value-type="float" office:value="-100.5179">
                <text:p>-100.5179</text:p>
              </table:table-cell>
              <table:table-cell office:value-type="float" office:value="1126.8233">
                <text:p>1126.8233</text:p>
              </table:table-cell>
              <table:table-cell office:value-type="float" office:value="1584.4422">
                <text:p>1584.4422</text:p>
              </table:table-cell>
              <table:table-cell office:value-type="float" office:value="-390.7908">
                <text:p>-390.7908</text:p>
              </table:table-cell>
              <table:table-cell office:value-type="float" office:value="2116.6431">
                <text:p>2116.6431</text:p>
              </table:table-cell>
              <table:table-cell office:value-type="float" office:value="2193.5077">
                <text:p>2193.5077</text:p>
              </table:table-cell>
              <table:table-cell office:value-type="float" office:value="2199.7067">
                <text:p>2199.7067</text:p>
              </table:table-cell>
              <table:table-cell office:value-type="float" office:value="1596.9276">
                <text:p>1596.9276</text:p>
              </table:table-cell>
              <table:table-cell office:value-type="float" office:value="4026.8038">
                <text:p>4026.8038</text:p>
              </table:table-cell>
              <table:table-cell office:value-type="float" office:value="196.9806">
                <text:p>196.9806</text:p>
              </table:table-cell>
              <table:table-cell office:value-type="float" office:value="542.8613">
                <text:p>542.8613</text:p>
              </table:table-cell>
              <table:table-cell office:value-type="float" office:value="302.4341">
                <text:p>302.4341</text:p>
              </table:table-cell>
              <table:table-cell office:value-type="float" office:value="1427.7927">
                <text:p>1427.7927</text:p>
              </table:table-cell>
              <table:table-cell office:value-type="float" office:value="784.1673">
                <text:p>784.1673</text:p>
              </table:table-cell>
              <table:table-cell office:value-type="float" office:value="2165.2126">
                <text:p>2165.2126</text:p>
              </table:table-cell>
              <table:table-cell office:value-type="float" office:value="1444.2553">
                <text:p>1444.2553</text:p>
              </table:table-cell>
              <table:table-cell office:value-type="float" office:value="2725.2758">
                <text:p>2725.2758</text:p>
              </table:table-cell>
              <table:table-cell office:value-type="float" office:value="2176.0123">
                <text:p>2176.0123</text:p>
              </table:table-cell>
              <table:table-cell office:value-type="float" office:value="3227.3612">
                <text:p>3227.36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472.5307">
                <text:p>-472.5307</text:p>
              </table:table-cell>
              <table:table-cell office:value-type="float" office:value="-127.0344">
                <text:p>-127.0344</text:p>
              </table:table-cell>
              <table:table-cell office:value-type="float" office:value="1123.8811">
                <text:p>1123.8811</text:p>
              </table:table-cell>
              <table:table-cell office:value-type="float" office:value="1621.8266">
                <text:p>1621.8266</text:p>
              </table:table-cell>
              <table:table-cell office:value-type="float" office:value="-390.4635">
                <text:p>-390.4635</text:p>
              </table:table-cell>
              <table:table-cell office:value-type="float" office:value="2079.1445">
                <text:p>2079.1445</text:p>
              </table:table-cell>
              <table:table-cell office:value-type="float" office:value="2217.3606">
                <text:p>2217.3606</text:p>
              </table:table-cell>
              <table:table-cell office:value-type="float" office:value="2228.6426">
                <text:p>2228.6426</text:p>
              </table:table-cell>
              <table:table-cell office:value-type="float" office:value="1566.3983">
                <text:p>1566.3983</text:p>
              </table:table-cell>
              <table:table-cell office:value-type="float" office:value="4005.0274">
                <text:p>4005.0274</text:p>
              </table:table-cell>
              <table:table-cell office:value-type="float" office:value="198.2715">
                <text:p>198.2715</text:p>
              </table:table-cell>
              <table:table-cell office:value-type="float" office:value="546.3821">
                <text:p>546.3821</text:p>
              </table:table-cell>
              <table:table-cell office:value-type="float" office:value="302.2057">
                <text:p>302.2057</text:p>
              </table:table-cell>
              <table:table-cell office:value-type="float" office:value="1431.5357">
                <text:p>1431.5357</text:p>
              </table:table-cell>
              <table:table-cell office:value-type="float" office:value="785.9553">
                <text:p>785.9553</text:p>
              </table:table-cell>
              <table:table-cell office:value-type="float" office:value="2168.5089">
                <text:p>2168.5089</text:p>
              </table:table-cell>
              <table:table-cell office:value-type="float" office:value="1447.4151">
                <text:p>1447.4151</text:p>
              </table:table-cell>
              <table:table-cell office:value-type="float" office:value="2727.2953">
                <text:p>2727.2953</text:p>
              </table:table-cell>
              <table:table-cell office:value-type="float" office:value="2179.4586">
                <text:p>2179.4586</text:p>
              </table:table-cell>
              <table:table-cell office:value-type="float" office:value="3228.8395">
                <text:p>3228.83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444.8828">
                <text:p>-444.8828</text:p>
              </table:table-cell>
              <table:table-cell office:value-type="float" office:value="-152.369">
                <text:p>-152.369</text:p>
              </table:table-cell>
              <table:table-cell office:value-type="float" office:value="1120.6128">
                <text:p>1120.6128</text:p>
              </table:table-cell>
              <table:table-cell office:value-type="float" office:value="1659.1839">
                <text:p>1659.1839</text:p>
              </table:table-cell>
              <table:table-cell office:value-type="float" office:value="-388.5009">
                <text:p>-388.5009</text:p>
              </table:table-cell>
              <table:table-cell office:value-type="float" office:value="2041.6959">
                <text:p>2041.6959</text:p>
              </table:table-cell>
              <table:table-cell office:value-type="float" office:value="2239.9287">
                <text:p>2239.9287</text:p>
              </table:table-cell>
              <table:table-cell office:value-type="float" office:value="2258.5914">
                <text:p>2258.5914</text:p>
              </table:table-cell>
              <table:table-cell office:value-type="float" office:value="1536.8479">
                <text:p>1536.8479</text:p>
              </table:table-cell>
              <table:table-cell office:value-type="float" office:value="3981.9401">
                <text:p>3981.9401</text:p>
              </table:table-cell>
              <table:table-cell office:value-type="float" office:value="199.5692">
                <text:p>199.5692</text:p>
              </table:table-cell>
              <table:table-cell office:value-type="float" office:value="549.9004">
                <text:p>549.9004</text:p>
              </table:table-cell>
              <table:table-cell office:value-type="float" office:value="301.9765">
                <text:p>301.9765</text:p>
              </table:table-cell>
              <table:table-cell office:value-type="float" office:value="1435.2787">
                <text:p>1435.2787</text:p>
              </table:table-cell>
              <table:table-cell office:value-type="float" office:value="787.5795">
                <text:p>787.5795</text:p>
              </table:table-cell>
              <table:table-cell office:value-type="float" office:value="2171.8889">
                <text:p>2171.8889</text:p>
              </table:table-cell>
              <table:table-cell office:value-type="float" office:value="1450.4079">
                <text:p>1450.4079</text:p>
              </table:table-cell>
              <table:table-cell office:value-type="float" office:value="2729.5549">
                <text:p>2729.5549</text:p>
              </table:table-cell>
              <table:table-cell office:value-type="float" office:value="2182.8822">
                <text:p>2182.8822</text:p>
              </table:table-cell>
              <table:table-cell office:value-type="float" office:value="3230.3698">
                <text:p>3230.36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416.1561">
                <text:p>-416.1561</text:p>
              </table:table-cell>
              <table:table-cell office:value-type="float" office:value="-176.4735">
                <text:p>-176.4735</text:p>
              </table:table-cell>
              <table:table-cell office:value-type="float" office:value="1117.0186">
                <text:p>1117.0186</text:p>
              </table:table-cell>
              <table:table-cell office:value-type="float" office:value="1696.5113">
                <text:p>1696.5113</text:p>
              </table:table-cell>
              <table:table-cell office:value-type="float" office:value="-384.9067">
                <text:p>-384.9067</text:p>
              </table:table-cell>
              <table:table-cell office:value-type="float" office:value="2004.3686">
                <text:p>2004.3686</text:p>
              </table:table-cell>
              <table:table-cell office:value-type="float" office:value="2261.1689">
                <text:p>2261.1689</text:p>
              </table:table-cell>
              <table:table-cell office:value-type="float" office:value="2289.4962">
                <text:p>2289.4962</text:p>
              </table:table-cell>
              <table:table-cell office:value-type="float" office:value="1508.3326">
                <text:p>1508.3326</text:p>
              </table:table-cell>
              <table:table-cell office:value-type="float" office:value="3957.5858">
                <text:p>3957.5858</text:p>
              </table:table-cell>
              <table:table-cell office:value-type="float" office:value="200.6121">
                <text:p>200.6121</text:p>
              </table:table-cell>
              <table:table-cell office:value-type="float" office:value="553.5024">
                <text:p>553.5024</text:p>
              </table:table-cell>
              <table:table-cell office:value-type="float" office:value="301.98">
                <text:p>301.98</text:p>
              </table:table-cell>
              <table:table-cell office:value-type="float" office:value="1439.0287">
                <text:p>1439.0287</text:p>
              </table:table-cell>
              <table:table-cell office:value-type="float" office:value="789.0797">
                <text:p>789.0797</text:p>
              </table:table-cell>
              <table:table-cell office:value-type="float" office:value="2175.3257">
                <text:p>2175.3257</text:p>
              </table:table-cell>
              <table:table-cell office:value-type="float" office:value="1453.208">
                <text:p>1453.208</text:p>
              </table:table-cell>
              <table:table-cell office:value-type="float" office:value="2732.0492">
                <text:p>2732.0492</text:p>
              </table:table-cell>
              <table:table-cell office:value-type="float" office:value="2186.3102">
                <text:p>2186.3102</text:p>
              </table:table-cell>
              <table:table-cell office:value-type="float" office:value="3231.89">
                <text:p>3231.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386.4054">
                <text:p>-386.4054</text:p>
              </table:table-cell>
              <table:table-cell office:value-type="float" office:value="-199.3021">
                <text:p>-199.3021</text:p>
              </table:table-cell>
              <table:table-cell office:value-type="float" office:value="1113.0988">
                <text:p>1113.0988</text:p>
              </table:table-cell>
              <table:table-cell office:value-type="float" office:value="1733.8058">
                <text:p>1733.8058</text:p>
              </table:table-cell>
              <table:table-cell office:value-type="float" office:value="-379.6877">
                <text:p>-379.6877</text:p>
              </table:table-cell>
              <table:table-cell office:value-type="float" office:value="1967.2335">
                <text:p>1967.2335</text:p>
              </table:table-cell>
              <table:table-cell office:value-type="float" office:value="2281.0409">
                <text:p>2281.0409</text:p>
              </table:table-cell>
              <table:table-cell office:value-type="float" office:value="2321.298">
                <text:p>2321.298</text:p>
              </table:table-cell>
              <table:table-cell office:value-type="float" office:value="1480.9069">
                <text:p>1480.9069</text:p>
              </table:table-cell>
              <table:table-cell office:value-type="float" office:value="3932.0109">
                <text:p>3932.0109</text:p>
              </table:table-cell>
              <table:table-cell office:value-type="float" office:value="201.6529">
                <text:p>201.6529</text:p>
              </table:table-cell>
              <table:table-cell office:value-type="float" office:value="557.1051">
                <text:p>557.1051</text:p>
              </table:table-cell>
              <table:table-cell office:value-type="float" office:value="302.2818">
                <text:p>302.2818</text:p>
              </table:table-cell>
              <table:table-cell office:value-type="float" office:value="1442.7665">
                <text:p>1442.7665</text:p>
              </table:table-cell>
              <table:table-cell office:value-type="float" office:value="790.5387">
                <text:p>790.5387</text:p>
              </table:table-cell>
              <table:table-cell office:value-type="float" office:value="2178.7803">
                <text:p>2178.7803</text:p>
              </table:table-cell>
              <table:table-cell office:value-type="float" office:value="1455.9953">
                <text:p>1455.9953</text:p>
              </table:table-cell>
              <table:table-cell office:value-type="float" office:value="2734.5579">
                <text:p>2734.5579</text:p>
              </table:table-cell>
              <table:table-cell office:value-type="float" office:value="2189.6317">
                <text:p>2189.6317</text:p>
              </table:table-cell>
              <table:table-cell office:value-type="float" office:value="3233.6307">
                <text:p>3233.63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355.6872">
                <text:p>-355.6872</text:p>
              </table:table-cell>
              <table:table-cell office:value-type="float" office:value="-220.8112">
                <text:p>-220.8112</text:p>
              </table:table-cell>
              <table:table-cell office:value-type="float" office:value="1108.8536">
                <text:p>1108.8536</text:p>
              </table:table-cell>
              <table:table-cell office:value-type="float" office:value="1771.0648">
                <text:p>1771.0648</text:p>
              </table:table-cell>
              <table:table-cell office:value-type="float" office:value="-372.8539">
                <text:p>-372.8539</text:p>
              </table:table-cell>
              <table:table-cell office:value-type="float" office:value="1930.3615">
                <text:p>1930.3615</text:p>
              </table:table-cell>
              <table:table-cell office:value-type="float" office:value="2299.5068">
                <text:p>2299.5068</text:p>
              </table:table-cell>
              <table:table-cell office:value-type="float" office:value="2353.9363">
                <text:p>2353.9363</text:p>
              </table:table-cell>
              <table:table-cell office:value-type="float" office:value="1454.6228">
                <text:p>1454.6228</text:p>
              </table:table-cell>
              <table:table-cell office:value-type="float" office:value="3905.264">
                <text:p>3905.264</text:p>
              </table:table-cell>
              <table:table-cell office:value-type="float" office:value="202.5726">
                <text:p>202.5726</text:p>
              </table:table-cell>
              <table:table-cell office:value-type="float" office:value="560.7406">
                <text:p>560.7406</text:p>
              </table:table-cell>
              <table:table-cell office:value-type="float" office:value="302.7433">
                <text:p>302.7433</text:p>
              </table:table-cell>
              <table:table-cell office:value-type="float" office:value="1446.488">
                <text:p>1446.488</text:p>
              </table:table-cell>
              <table:table-cell office:value-type="float" office:value="791.7758">
                <text:p>791.7758</text:p>
              </table:table-cell>
              <table:table-cell office:value-type="float" office:value="2182.3203">
                <text:p>2182.3203</text:p>
              </table:table-cell>
              <table:table-cell office:value-type="float" office:value="1458.7997">
                <text:p>1458.7997</text:p>
              </table:table-cell>
              <table:table-cell office:value-type="float" office:value="2737.0474">
                <text:p>2737.0474</text:p>
              </table:table-cell>
              <table:table-cell office:value-type="float" office:value="2192.877">
                <text:p>2192.877</text:p>
              </table:table-cell>
              <table:table-cell office:value-type="float" office:value="3235.5097">
                <text:p>3235.50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324.06">
                <text:p>-324.06</text:p>
              </table:table-cell>
              <table:table-cell office:value-type="float" office:value="-240.96">
                <text:p>-240.96</text:p>
              </table:table-cell>
              <table:table-cell office:value-type="float" office:value="1102.9873">
                <text:p>1102.9873</text:p>
              </table:table-cell>
              <table:table-cell office:value-type="float" office:value="1808.1031">
                <text:p>1808.1031</text:p>
              </table:table-cell>
              <table:table-cell office:value-type="float" office:value="-364.4182">
                <text:p>-364.4182</text:p>
              </table:table-cell>
              <table:table-cell office:value-type="float" office:value="1893.8226">
                <text:p>1893.8226</text:p>
              </table:table-cell>
              <table:table-cell office:value-type="float" office:value="2316.5314">
                <text:p>2316.5314</text:p>
              </table:table-cell>
              <table:table-cell office:value-type="float" office:value="2387.3491">
                <text:p>2387.3491</text:p>
              </table:table-cell>
              <table:table-cell office:value-type="float" office:value="1429.5304">
                <text:p>1429.5304</text:p>
              </table:table-cell>
              <table:table-cell office:value-type="float" office:value="3877.396">
                <text:p>3877.396</text:p>
              </table:table-cell>
              <table:table-cell office:value-type="float" office:value="203.5203">
                <text:p>203.5203</text:p>
              </table:table-cell>
              <table:table-cell office:value-type="float" office:value="564.3689">
                <text:p>564.3689</text:p>
              </table:table-cell>
              <table:table-cell office:value-type="float" office:value="303.36">
                <text:p>303.36</text:p>
              </table:table-cell>
              <table:table-cell office:value-type="float" office:value="1450.187">
                <text:p>1450.187</text:p>
              </table:table-cell>
              <table:table-cell office:value-type="float" office:value="793.1369">
                <text:p>793.1369</text:p>
              </table:table-cell>
              <table:table-cell office:value-type="float" office:value="2185.8146">
                <text:p>2185.8146</text:p>
              </table:table-cell>
              <table:table-cell office:value-type="float" office:value="1461.7272">
                <text:p>1461.7272</text:p>
              </table:table-cell>
              <table:table-cell office:value-type="float" office:value="2739.391">
                <text:p>2739.391</text:p>
              </table:table-cell>
              <table:table-cell office:value-type="float" office:value="2196.246">
                <text:p>2196.246</text:p>
              </table:table-cell>
              <table:table-cell office:value-type="float" office:value="3237.1566">
                <text:p>3237.15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91.584">
                <text:p>-291.584</text:p>
              </table:table-cell>
              <table:table-cell office:value-type="float" office:value="-259.71">
                <text:p>-259.71</text:p>
              </table:table-cell>
              <table:table-cell office:value-type="float" office:value="1095.511">
                <text:p>1095.511</text:p>
              </table:table-cell>
              <table:table-cell office:value-type="float" office:value="1844.8503">
                <text:p>1844.8503</text:p>
              </table:table-cell>
              <table:table-cell office:value-type="float" office:value="-354.3968">
                <text:p>-354.3968</text:p>
              </table:table-cell>
              <table:table-cell office:value-type="float" office:value="1857.6864">
                <text:p>1857.6864</text:p>
              </table:table-cell>
              <table:table-cell office:value-type="float" office:value="2332.0824">
                <text:p>2332.0824</text:p>
              </table:table-cell>
              <table:table-cell office:value-type="float" office:value="2421.4726">
                <text:p>2421.4726</text:p>
              </table:table-cell>
              <table:table-cell office:value-type="float" office:value="1405.6774">
                <text:p>1405.6774</text:p>
              </table:table-cell>
              <table:table-cell office:value-type="float" office:value="3848.4601">
                <text:p>3848.4601</text:p>
              </table:table-cell>
              <table:table-cell office:value-type="float" office:value="204.1727">
                <text:p>204.1727</text:p>
              </table:table-cell>
              <table:table-cell office:value-type="float" office:value="568.0617">
                <text:p>568.0617</text:p>
              </table:table-cell>
              <table:table-cell office:value-type="float" office:value="304.183">
                <text:p>304.183</text:p>
              </table:table-cell>
              <table:table-cell office:value-type="float" office:value="1453.8456">
                <text:p>1453.8456</text:p>
              </table:table-cell>
              <table:table-cell office:value-type="float" office:value="794.7161">
                <text:p>794.7161</text:p>
              </table:table-cell>
              <table:table-cell office:value-type="float" office:value="2189.2159">
                <text:p>2189.2159</text:p>
              </table:table-cell>
              <table:table-cell office:value-type="float" office:value="1464.5502">
                <text:p>1464.5502</text:p>
              </table:table-cell>
              <table:table-cell office:value-type="float" office:value="2741.8594">
                <text:p>2741.8594</text:p>
              </table:table-cell>
              <table:table-cell office:value-type="float" office:value="2199.6586">
                <text:p>2199.6586</text:p>
              </table:table-cell>
              <table:table-cell office:value-type="float" office:value="3238.7112">
                <text:p>3238.71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58.3211">
                <text:p>-258.3211</text:p>
              </table:table-cell>
              <table:table-cell office:value-type="float" office:value="-277.0255">
                <text:p>-277.0255</text:p>
              </table:table-cell>
              <table:table-cell office:value-type="float" office:value="1086.439">
                <text:p>1086.439</text:p>
              </table:table-cell>
              <table:table-cell office:value-type="float" office:value="1881.2364">
                <text:p>1881.2364</text:p>
              </table:table-cell>
              <table:table-cell office:value-type="float" office:value="-342.8087">
                <text:p>-342.8087</text:p>
              </table:table-cell>
              <table:table-cell office:value-type="float" office:value="1822.0218">
                <text:p>1822.0218</text:p>
              </table:table-cell>
              <table:table-cell office:value-type="float" office:value="2346.1302">
                <text:p>2346.1302</text:p>
              </table:table-cell>
              <table:table-cell office:value-type="float" office:value="2456.242">
                <text:p>2456.242</text:p>
              </table:table-cell>
              <table:table-cell office:value-type="float" office:value="1383.1094">
                <text:p>1383.1094</text:p>
              </table:table-cell>
              <table:table-cell office:value-type="float" office:value="3818.5113">
                <text:p>3818.5113</text:p>
              </table:table-cell>
              <table:table-cell office:value-type="float" office:value="204.9012">
                <text:p>204.9012</text:p>
              </table:table-cell>
              <table:table-cell office:value-type="float" office:value="571.7402">
                <text:p>571.7402</text:p>
              </table:table-cell>
              <table:table-cell office:value-type="float" office:value="304.9951">
                <text:p>304.9951</text:p>
              </table:table-cell>
              <table:table-cell office:value-type="float" office:value="1457.5066">
                <text:p>1457.5066</text:p>
              </table:table-cell>
              <table:table-cell office:value-type="float" office:value="796.0507">
                <text:p>796.0507</text:p>
              </table:table-cell>
              <table:table-cell office:value-type="float" office:value="2192.7204">
                <text:p>2192.7204</text:p>
              </table:table-cell>
              <table:table-cell office:value-type="float" office:value="1467.4647">
                <text:p>1467.4647</text:p>
              </table:table-cell>
              <table:table-cell office:value-type="float" office:value="2744.2191">
                <text:p>2744.2191</text:p>
              </table:table-cell>
              <table:table-cell office:value-type="float" office:value="2203.1733">
                <text:p>2203.1733</text:p>
              </table:table-cell>
              <table:table-cell office:value-type="float" office:value="3240.0185">
                <text:p>3240.01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24.3346">
                <text:p>-224.3346</text:p>
              </table:table-cell>
              <table:table-cell office:value-type="float" office:value="-292.8737">
                <text:p>-292.8737</text:p>
              </table:table-cell>
              <table:table-cell office:value-type="float" office:value="1075.7884">
                <text:p>1075.7884</text:p>
              </table:table-cell>
              <table:table-cell office:value-type="float" office:value="1917.1921">
                <text:p>1917.1921</text:p>
              </table:table-cell>
              <table:table-cell office:value-type="float" office:value="-329.6759">
                <text:p>-329.6759</text:p>
              </table:table-cell>
              <table:table-cell office:value-type="float" office:value="1786.8966">
                <text:p>1786.8966</text:p>
              </table:table-cell>
              <table:table-cell office:value-type="float" office:value="2358.6479">
                <text:p>2358.6479</text:p>
              </table:table-cell>
              <table:table-cell office:value-type="float" office:value="2491.591">
                <text:p>2491.591</text:p>
              </table:table-cell>
              <table:table-cell office:value-type="float" office:value="1361.8691">
                <text:p>1361.8691</text:p>
              </table:table-cell>
              <table:table-cell office:value-type="float" office:value="3787.6066">
                <text:p>3787.6066</text:p>
              </table:table-cell>
              <table:table-cell office:value-type="float" office:value="205.4948">
                <text:p>205.4948</text:p>
              </table:table-cell>
              <table:table-cell office:value-type="float" office:value="575.4429">
                <text:p>575.4429</text:p>
              </table:table-cell>
              <table:table-cell office:value-type="float" office:value="305.5916">
                <text:p>305.5916</text:p>
              </table:table-cell>
              <table:table-cell office:value-type="float" office:value="1461.2088">
                <text:p>1461.2088</text:p>
              </table:table-cell>
              <table:table-cell office:value-type="float" office:value="797.4524">
                <text:p>797.4524</text:p>
              </table:table-cell>
              <table:table-cell office:value-type="float" office:value="2196.1985">
                <text:p>2196.1985</text:p>
              </table:table-cell>
              <table:table-cell office:value-type="float" office:value="1470.2695">
                <text:p>1470.2695</text:p>
              </table:table-cell>
              <table:table-cell office:value-type="float" office:value="2746.7083">
                <text:p>2746.7083</text:p>
              </table:table-cell>
              <table:table-cell office:value-type="float" office:value="2206.7627">
                <text:p>2206.7627</text:p>
              </table:table-cell>
              <table:table-cell office:value-type="float" office:value="3241.1042">
                <text:p>3241.10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89.6891">
                <text:p>-189.6891</text:p>
              </table:table-cell>
              <table:table-cell office:value-type="float" office:value="-307.2243">
                <text:p>-307.2243</text:p>
              </table:table-cell>
              <table:table-cell office:value-type="float" office:value="1063.5796">
                <text:p>1063.5796</text:p>
              </table:table-cell>
              <table:table-cell office:value-type="float" office:value="1952.649">
                <text:p>1952.649</text:p>
              </table:table-cell>
              <table:table-cell office:value-type="float" office:value="-315.0235">
                <text:p>-315.0235</text:p>
              </table:table-cell>
              <table:table-cell office:value-type="float" office:value="1752.3777">
                <text:p>1752.3777</text:p>
              </table:table-cell>
              <table:table-cell office:value-type="float" office:value="2369.6119">
                <text:p>2369.6119</text:p>
              </table:table-cell>
              <table:table-cell office:value-type="float" office:value="2527.4525">
                <text:p>2527.4525</text:p>
              </table:table-cell>
              <table:table-cell office:value-type="float" office:value="1341.9972">
                <text:p>1341.9972</text:p>
              </table:table-cell>
              <table:table-cell office:value-type="float" office:value="3755.8047">
                <text:p>3755.8047</text:p>
              </table:table-cell>
              <table:table-cell office:value-type="float" office:value="206.2521">
                <text:p>206.2521</text:p>
              </table:table-cell>
              <table:table-cell office:value-type="float" office:value="579.1157">
                <text:p>579.1157</text:p>
              </table:table-cell>
              <table:table-cell office:value-type="float" office:value="306.2244">
                <text:p>306.2244</text:p>
              </table:table-cell>
              <table:table-cell office:value-type="float" office:value="1464.905">
                <text:p>1464.905</text:p>
              </table:table-cell>
              <table:table-cell office:value-type="float" office:value="798.7408">
                <text:p>798.7408</text:p>
              </table:table-cell>
              <table:table-cell office:value-type="float" office:value="2199.7202">
                <text:p>2199.7202</text:p>
              </table:table-cell>
              <table:table-cell office:value-type="float" office:value="1473.021">
                <text:p>1473.021</text:p>
              </table:table-cell>
              <table:table-cell office:value-type="float" office:value="2749.2561">
                <text:p>2749.2561</text:p>
              </table:table-cell>
              <table:table-cell office:value-type="float" office:value="2210.362">
                <text:p>2210.362</text:p>
              </table:table-cell>
              <table:table-cell office:value-type="float" office:value="3242.1567">
                <text:p>3242.15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54.4506">
                <text:p>-154.4506</text:p>
              </table:table-cell>
              <table:table-cell office:value-type="float" office:value="-320.0501">
                <text:p>-320.0501</text:p>
              </table:table-cell>
              <table:table-cell office:value-type="float" office:value="1049.8358">
                <text:p>1049.8358</text:p>
              </table:table-cell>
              <table:table-cell office:value-type="float" office:value="1987.5397">
                <text:p>1987.5397</text:p>
              </table:table-cell>
              <table:table-cell office:value-type="float" office:value="-298.8793">
                <text:p>-298.8793</text:p>
              </table:table-cell>
              <table:table-cell office:value-type="float" office:value="1718.5307">
                <text:p>1718.5307</text:p>
              </table:table-cell>
              <table:table-cell office:value-type="float" office:value="2379.0011">
                <text:p>2379.0011</text:p>
              </table:table-cell>
              <table:table-cell office:value-type="float" office:value="2563.758">
                <text:p>2563.758</text:p>
              </table:table-cell>
              <table:table-cell office:value-type="float" office:value="1323.5313">
                <text:p>1323.5313</text:p>
              </table:table-cell>
              <table:table-cell office:value-type="float" office:value="3723.1664">
                <text:p>3723.1664</text:p>
              </table:table-cell>
              <table:table-cell office:value-type="float" office:value="206.7159">
                <text:p>206.7159</text:p>
              </table:table-cell>
              <table:table-cell office:value-type="float" office:value="582.8369">
                <text:p>582.8369</text:p>
              </table:table-cell>
              <table:table-cell office:value-type="float" office:value="307.0699">
                <text:p>307.0699</text:p>
              </table:table-cell>
              <table:table-cell office:value-type="float" office:value="1468.5585">
                <text:p>1468.5585</text:p>
              </table:table-cell>
              <table:table-cell office:value-type="float" office:value="799.9361">
                <text:p>799.9361</text:p>
              </table:table-cell>
              <table:table-cell office:value-type="float" office:value="2203.2746">
                <text:p>2203.2746</text:p>
              </table:table-cell>
              <table:table-cell office:value-type="float" office:value="1475.9454">
                <text:p>1475.9454</text:p>
              </table:table-cell>
              <table:table-cell office:value-type="float" office:value="2751.6036">
                <text:p>2751.6036</text:p>
              </table:table-cell>
              <table:table-cell office:value-type="float" office:value="2213.9317">
                <text:p>2213.9317</text:p>
              </table:table-cell>
              <table:table-cell office:value-type="float" office:value="3243.3055">
                <text:p>3243.305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18.6862">
                <text:p>-118.6862</text:p>
              </table:table-cell>
              <table:table-cell office:value-type="float" office:value="-331.3266">
                <text:p>-331.3266</text:p>
              </table:table-cell>
              <table:table-cell office:value-type="float" office:value="1034.5832">
                <text:p>1034.5832</text:p>
              </table:table-cell>
              <table:table-cell office:value-type="float" office:value="2021.7977">
                <text:p>2021.7977</text:p>
              </table:table-cell>
              <table:table-cell office:value-type="float" office:value="-281.2741">
                <text:p>-281.2741</text:p>
              </table:table-cell>
              <table:table-cell office:value-type="float" office:value="1685.4202">
                <text:p>1685.4202</text:p>
              </table:table-cell>
              <table:table-cell office:value-type="float" office:value="2386.7978">
                <text:p>2386.7978</text:p>
              </table:table-cell>
              <table:table-cell office:value-type="float" office:value="2600.4385">
                <text:p>2600.4385</text:p>
              </table:table-cell>
              <table:table-cell office:value-type="float" office:value="1306.5066">
                <text:p>1306.5066</text:p>
              </table:table-cell>
              <table:table-cell office:value-type="float" office:value="3689.7537">
                <text:p>3689.7537</text:p>
              </table:table-cell>
              <table:table-cell office:value-type="float" office:value="207.0666">
                <text:p>207.0666</text:p>
              </table:table-cell>
              <table:table-cell office:value-type="float" office:value="586.5705">
                <text:p>586.5705</text:p>
              </table:table-cell>
              <table:table-cell office:value-type="float" office:value="307.6663">
                <text:p>307.6663</text:p>
              </table:table-cell>
              <table:table-cell office:value-type="float" office:value="1472.2608">
                <text:p>1472.2608</text:p>
              </table:table-cell>
              <table:table-cell office:value-type="float" office:value="801.3293">
                <text:p>801.3293</text:p>
              </table:table-cell>
              <table:table-cell office:value-type="float" office:value="2206.7562">
                <text:p>2206.7562</text:p>
              </table:table-cell>
              <table:table-cell office:value-type="float" office:value="1478.8744">
                <text:p>1478.8744</text:p>
              </table:table-cell>
              <table:table-cell office:value-type="float" office:value="2753.9453">
                <text:p>2753.9453</text:p>
              </table:table-cell>
              <table:table-cell office:value-type="float" office:value="2217.5535">
                <text:p>2217.5535</text:p>
              </table:table-cell>
              <table:table-cell office:value-type="float" office:value="3244.2776">
                <text:p>3244.27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82.464">
                <text:p>-82.464</text:p>
              </table:table-cell>
              <table:table-cell office:value-type="float" office:value="-341.0323">
                <text:p>-341.0323</text:p>
              </table:table-cell>
              <table:table-cell office:value-type="float" office:value="1017.8508">
                <text:p>1017.8508</text:p>
              </table:table-cell>
              <table:table-cell office:value-type="float" office:value="2055.3577">
                <text:p>2055.3577</text:p>
              </table:table-cell>
              <table:table-cell office:value-type="float" office:value="-262.2414">
                <text:p>-262.2414</text:p>
              </table:table-cell>
              <table:table-cell office:value-type="float" office:value="1653.1091">
                <text:p>1653.1091</text:p>
              </table:table-cell>
              <table:table-cell office:value-type="float" office:value="2392.9871">
                <text:p>2392.9871</text:p>
              </table:table-cell>
              <table:table-cell office:value-type="float" office:value="2637.4243">
                <text:p>2637.4243</text:p>
              </table:table-cell>
              <table:table-cell office:value-type="float" office:value="1290.9556">
                <text:p>1290.9556</text:p>
              </table:table-cell>
              <table:table-cell office:value-type="float" office:value="3655.6301">
                <text:p>3655.6301</text:p>
              </table:table-cell>
              <table:table-cell office:value-type="float" office:value="207.6381">
                <text:p>207.6381</text:p>
              </table:table-cell>
              <table:table-cell office:value-type="float" office:value="590.2766">
                <text:p>590.2766</text:p>
              </table:table-cell>
              <table:table-cell office:value-type="float" office:value="308.3479">
                <text:p>308.3479</text:p>
              </table:table-cell>
              <table:table-cell office:value-type="float" office:value="1475.9483">
                <text:p>1475.9483</text:p>
              </table:table-cell>
              <table:table-cell office:value-type="float" office:value="802.4884">
                <text:p>802.4884</text:p>
              </table:table-cell>
              <table:table-cell office:value-type="float" office:value="2210.3226">
                <text:p>2210.3226</text:p>
              </table:table-cell>
              <table:table-cell office:value-type="float" office:value="1481.8033">
                <text:p>1481.8033</text:p>
              </table:table-cell>
              <table:table-cell office:value-type="float" office:value="2756.287">
                <text:p>2756.287</text:p>
              </table:table-cell>
              <table:table-cell office:value-type="float" office:value="2221.1717">
                <text:p>2221.1717</text:p>
              </table:table-cell>
              <table:table-cell office:value-type="float" office:value="3245.2631">
                <text:p>3245.26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45.8529">
                <text:p>-45.8529</text:p>
              </table:table-cell>
              <table:table-cell office:value-type="float" office:value="-349.1488">
                <text:p>-349.1488</text:p>
              </table:table-cell>
              <table:table-cell office:value-type="float" office:value="999.6704">
                <text:p>999.6704</text:p>
              </table:table-cell>
              <table:table-cell office:value-type="float" office:value="2088.1559">
                <text:p>2088.1559</text:p>
              </table:table-cell>
              <table:table-cell office:value-type="float" office:value="-241.8175">
                <text:p>-241.8175</text:p>
              </table:table-cell>
              <table:table-cell office:value-type="float" office:value="1621.659">
                <text:p>1621.659</text:p>
              </table:table-cell>
              <table:table-cell office:value-type="float" office:value="2397.5572">
                <text:p>2397.5572</text:p>
              </table:table-cell>
              <table:table-cell office:value-type="float" office:value="2674.6447">
                <text:p>2674.6447</text:p>
              </table:table-cell>
              <table:table-cell office:value-type="float" office:value="1276.9079">
                <text:p>1276.9079</text:p>
              </table:table-cell>
              <table:table-cell office:value-type="float" office:value="3620.8607">
                <text:p>3620.8607</text:p>
              </table:table-cell>
              <table:table-cell office:value-type="float" office:value="208.481">
                <text:p>208.481</text:p>
              </table:table-cell>
              <table:table-cell office:value-type="float" office:value="593.9307">
                <text:p>593.9307</text:p>
              </table:table-cell>
              <table:table-cell office:value-type="float" office:value="308.8332">
                <text:p>308.8332</text:p>
              </table:table-cell>
              <table:table-cell office:value-type="float" office:value="1479.6668">
                <text:p>1479.6668</text:p>
              </table:table-cell>
              <table:table-cell office:value-type="float" office:value="803.3455">
                <text:p>803.3455</text:p>
              </table:table-cell>
              <table:table-cell office:value-type="float" office:value="2213.9734">
                <text:p>2213.9734</text:p>
              </table:table-cell>
              <table:table-cell office:value-type="float" office:value="1484.9252">
                <text:p>1484.9252</text:p>
              </table:table-cell>
              <table:table-cell office:value-type="float" office:value="2758.3646">
                <text:p>2758.3646</text:p>
              </table:table-cell>
              <table:table-cell office:value-type="float" office:value="2224.8228">
                <text:p>2224.8228</text:p>
              </table:table-cell>
              <table:table-cell office:value-type="float" office:value="3246.1187">
                <text:p>3246.11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8.9226">
                <text:p>-8.9226</text:p>
              </table:table-cell>
              <table:table-cell office:value-type="float" office:value="-355.6606">
                <text:p>-355.6606</text:p>
              </table:table-cell>
              <table:table-cell office:value-type="float" office:value="980.0767">
                <text:p>980.0767</text:p>
              </table:table-cell>
              <table:table-cell office:value-type="float" office:value="2120.1299">
                <text:p>2120.1299</text:p>
              </table:table-cell>
              <table:table-cell office:value-type="float" office:value="-220.0411">
                <text:p>-220.0411</text:p>
              </table:table-cell>
              <table:table-cell office:value-type="float" office:value="1591.1296">
                <text:p>1591.1296</text:p>
              </table:table-cell>
              <table:table-cell office:value-type="float" office:value="2400.4994">
                <text:p>2400.4994</text:p>
              </table:table-cell>
              <table:table-cell office:value-type="float" office:value="2712.0291">
                <text:p>2712.0291</text:p>
              </table:table-cell>
              <table:table-cell office:value-type="float" office:value="1264.3901">
                <text:p>1264.3901</text:p>
              </table:table-cell>
              <table:table-cell office:value-type="float" office:value="3585.5117">
                <text:p>3585.5117</text:p>
              </table:table-cell>
              <table:table-cell office:value-type="float" office:value="209.2654">
                <text:p>209.2654</text:p>
              </table:table-cell>
              <table:table-cell office:value-type="float" office:value="597.5977">
                <text:p>597.5977</text:p>
              </table:table-cell>
              <table:table-cell office:value-type="float" office:value="309.438">
                <text:p>309.438</text:p>
              </table:table-cell>
              <table:table-cell office:value-type="float" office:value="1483.3677">
                <text:p>1483.3677</text:p>
              </table:table-cell>
              <table:table-cell office:value-type="float" office:value="804.4848">
                <text:p>804.4848</text:p>
              </table:table-cell>
              <table:table-cell office:value-type="float" office:value="2217.5461">
                <text:p>2217.5461</text:p>
              </table:table-cell>
              <table:table-cell office:value-type="float" office:value="1488.1442">
                <text:p>1488.1442</text:p>
              </table:table-cell>
              <table:table-cell office:value-type="float" office:value="2760.2883">
                <text:p>2760.2883</text:p>
              </table:table-cell>
              <table:table-cell office:value-type="float" office:value="2228.5164">
                <text:p>2228.5164</text:p>
              </table:table-cell>
              <table:table-cell office:value-type="float" office:value="3246.7669">
                <text:p>3246.76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.2566">
                <text:p>28.2566</text:p>
              </table:table-cell>
              <table:table-cell office:value-type="float" office:value="-360.5553">
                <text:p>-360.5553</text:p>
              </table:table-cell>
              <table:table-cell office:value-type="float" office:value="959.107">
                <text:p>959.107</text:p>
              </table:table-cell>
              <table:table-cell office:value-type="float" office:value="2151.2188">
                <text:p>2151.2188</text:p>
              </table:table-cell>
              <table:table-cell office:value-type="float" office:value="-196.9538">
                <text:p>-196.9538</text:p>
              </table:table-cell>
              <table:table-cell office:value-type="float" office:value="1561.5792">
                <text:p>1561.5792</text:p>
              </table:table-cell>
              <table:table-cell office:value-type="float" office:value="2401.8082">
                <text:p>2401.8082</text:p>
              </table:table-cell>
              <table:table-cell office:value-type="float" office:value="2749.5063">
                <text:p>2749.5063</text:p>
              </table:table-cell>
              <table:table-cell office:value-type="float" office:value="1253.4262">
                <text:p>1253.4262</text:p>
              </table:table-cell>
              <table:table-cell office:value-type="float" office:value="3549.6502">
                <text:p>3549.6502</text:p>
              </table:table-cell>
              <table:table-cell office:value-type="float" office:value="210.3001">
                <text:p>210.3001</text:p>
              </table:table-cell>
              <table:table-cell office:value-type="float" office:value="601.2022">
                <text:p>601.2022</text:p>
              </table:table-cell>
              <table:table-cell office:value-type="float" office:value="310.0498">
                <text:p>310.0498</text:p>
              </table:table-cell>
              <table:table-cell office:value-type="float" office:value="1487.0674">
                <text:p>1487.0674</text:p>
              </table:table-cell>
              <table:table-cell office:value-type="float" office:value="805.7689">
                <text:p>805.7689</text:p>
              </table:table-cell>
              <table:table-cell office:value-type="float" office:value="2221.0694">
                <text:p>2221.0694</text:p>
              </table:table-cell>
              <table:table-cell office:value-type="float" office:value="1491.3347">
                <text:p>1491.3347</text:p>
              </table:table-cell>
              <table:table-cell office:value-type="float" office:value="2762.2589">
                <text:p>2762.2589</text:p>
              </table:table-cell>
              <table:table-cell office:value-type="float" office:value="2232.1767">
                <text:p>2232.1767</text:p>
              </table:table-cell>
              <table:table-cell office:value-type="float" office:value="3247.5821">
                <text:p>3247.58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5.6139">
                <text:p>65.6139</text:p>
              </table:table-cell>
              <table:table-cell office:value-type="float" office:value="-363.8236">
                <text:p>-363.8236</text:p>
              </table:table-cell>
              <table:table-cell office:value-type="float" office:value="936.8011">
                <text:p>936.8011</text:p>
              </table:table-cell>
              <table:table-cell office:value-type="float" office:value="2181.3635">
                <text:p>2181.3635</text:p>
              </table:table-cell>
              <table:table-cell office:value-type="float" office:value="-172.5995">
                <text:p>-172.5995</text:p>
              </table:table-cell>
              <table:table-cell office:value-type="float" office:value="1533.064">
                <text:p>1533.064</text:p>
              </table:table-cell>
              <table:table-cell office:value-type="float" office:value="2401.4809">
                <text:p>2401.4809</text:p>
              </table:table-cell>
              <table:table-cell office:value-type="float" office:value="2787.0049">
                <text:p>2787.0049</text:p>
              </table:table-cell>
              <table:table-cell office:value-type="float" office:value="1244.037">
                <text:p>1244.037</text:p>
              </table:table-cell>
              <table:table-cell office:value-type="float" office:value="3513.3447">
                <text:p>3513.3447</text:p>
              </table:table-cell>
              <table:table-cell office:value-type="float" office:value="211.2423">
                <text:p>211.2423</text:p>
              </table:table-cell>
              <table:table-cell office:value-type="float" office:value="604.8319">
                <text:p>604.8319</text:p>
              </table:table-cell>
              <table:table-cell office:value-type="float" office:value="310.6067">
                <text:p>310.6067</text:p>
              </table:table-cell>
              <table:table-cell office:value-type="float" office:value="1490.7758">
                <text:p>1490.7758</text:p>
              </table:table-cell>
              <table:table-cell office:value-type="float" office:value="806.8426">
                <text:p>806.8426</text:p>
              </table:table-cell>
              <table:table-cell office:value-type="float" office:value="2224.6624">
                <text:p>2224.6624</text:p>
              </table:table-cell>
              <table:table-cell office:value-type="float" office:value="1494.3928">
                <text:p>1494.3928</text:p>
              </table:table-cell>
              <table:table-cell office:value-type="float" office:value="2764.4293">
                <text:p>2764.4293</text:p>
              </table:table-cell>
              <table:table-cell office:value-type="float" office:value="2235.8678">
                <text:p>2235.8678</text:p>
              </table:table-cell>
              <table:table-cell office:value-type="float" office:value="3248.2441">
                <text:p>3248.24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3.0782">
                <text:p>103.0782</text:p>
              </table:table-cell>
              <table:table-cell office:value-type="float" office:value="-365.4594">
                <text:p>-365.4594</text:p>
              </table:table-cell>
              <table:table-cell office:value-type="float" office:value="913.2016">
                <text:p>913.2016</text:p>
              </table:table-cell>
              <table:table-cell office:value-type="float" office:value="2210.5065">
                <text:p>2210.5065</text:p>
              </table:table-cell>
              <table:table-cell office:value-type="float" office:value="-147.0246">
                <text:p>-147.0246</text:p>
              </table:table-cell>
              <table:table-cell office:value-type="float" office:value="1505.6382">
                <text:p>1505.6382</text:p>
              </table:table-cell>
              <table:table-cell office:value-type="float" office:value="2399.5183">
                <text:p>2399.5183</text:p>
              </table:table-cell>
              <table:table-cell office:value-type="float" office:value="2824.4535">
                <text:p>2824.4535</text:p>
              </table:table-cell>
              <table:table-cell office:value-type="float" office:value="1236.2403">
                <text:p>1236.2403</text:p>
              </table:table-cell>
              <table:table-cell office:value-type="float" office:value="3476.6642">
                <text:p>3476.6642</text:p>
              </table:table-cell>
              <table:table-cell office:value-type="float" office:value="212.1102">
                <text:p>212.1102</text:p>
              </table:table-cell>
              <table:table-cell office:value-type="float" office:value="608.48">
                <text:p>608.48</text:p>
              </table:table-cell>
              <table:table-cell office:value-type="float" office:value="311.479">
                <text:p>311.479</text:p>
              </table:table-cell>
              <table:table-cell office:value-type="float" office:value="1494.423">
                <text:p>1494.423</text:p>
              </table:table-cell>
              <table:table-cell office:value-type="float" office:value="807.6287">
                <text:p>807.6287</text:p>
              </table:table-cell>
              <table:table-cell office:value-type="float" office:value="2228.3291">
                <text:p>2228.3291</text:p>
              </table:table-cell>
              <table:table-cell office:value-type="float" office:value="1497.5406">
                <text:p>1497.5406</text:p>
              </table:table-cell>
              <table:table-cell office:value-type="float" office:value="2766.4674">
                <text:p>2766.4674</text:p>
              </table:table-cell>
              <table:table-cell office:value-type="float" office:value="2239.5083">
                <text:p>2239.5083</text:p>
              </table:table-cell>
              <table:table-cell office:value-type="float" office:value="3249.1434">
                <text:p>3249.14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0.5782">
                <text:p>140.5782</text:p>
              </table:table-cell>
              <table:table-cell office:value-type="float" office:value="-365.4594">
                <text:p>-365.4594</text:p>
              </table:table-cell>
              <table:table-cell office:value-type="float" office:value="888.3533">
                <text:p>888.3533</text:p>
              </table:table-cell>
              <table:table-cell office:value-type="float" office:value="2238.5923">
                <text:p>2238.5923</text:p>
              </table:table-cell>
              <table:table-cell office:value-type="float" office:value="-120.2777">
                <text:p>-120.2777</text:p>
              </table:table-cell>
              <table:table-cell office:value-type="float" office:value="1479.3541">
                <text:p>1479.3541</text:p>
              </table:table-cell>
              <table:table-cell office:value-type="float" office:value="2395.9241">
                <text:p>2395.9241</text:p>
              </table:table-cell>
              <table:table-cell office:value-type="float" office:value="2861.7808">
                <text:p>2861.7808</text:p>
              </table:table-cell>
              <table:table-cell office:value-type="float" office:value="1230.051">
                <text:p>1230.051</text:p>
              </table:table-cell>
              <table:table-cell office:value-type="float" office:value="3439.6785">
                <text:p>3439.6785</text:p>
              </table:table-cell>
              <table:table-cell office:value-type="float" office:value="212.7992">
                <text:p>212.7992</text:p>
              </table:table-cell>
              <table:table-cell office:value-type="float" office:value="612.1662">
                <text:p>612.1662</text:p>
              </table:table-cell>
              <table:table-cell office:value-type="float" office:value="312.3689">
                <text:p>312.3689</text:p>
              </table:table-cell>
              <table:table-cell office:value-type="float" office:value="1498.0659">
                <text:p>1498.0659</text:p>
              </table:table-cell>
              <table:table-cell office:value-type="float" office:value="808.5979">
                <text:p>808.5979</text:p>
              </table:table-cell>
              <table:table-cell office:value-type="float" office:value="2231.9516">
                <text:p>2231.9516</text:p>
              </table:table-cell>
              <table:table-cell office:value-type="float" office:value="1500.8286">
                <text:p>1500.8286</text:p>
              </table:table-cell>
              <table:table-cell office:value-type="float" office:value="2768.2706">
                <text:p>2768.2706</text:p>
              </table:table-cell>
              <table:table-cell office:value-type="float" office:value="2243.1702">
                <text:p>2243.1702</text:p>
              </table:table-cell>
              <table:table-cell office:value-type="float" office:value="3249.9519">
                <text:p>3249.95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8.0425">
                <text:p>178.0425</text:p>
              </table:table-cell>
              <table:table-cell office:value-type="float" office:value="-363.8236">
                <text:p>-363.8236</text:p>
              </table:table-cell>
              <table:table-cell office:value-type="float" office:value="862.3037">
                <text:p>862.3037</text:p>
              </table:table-cell>
              <table:table-cell office:value-type="float" office:value="2265.5675">
                <text:p>2265.5675</text:p>
              </table:table-cell>
              <table:table-cell office:value-type="float" office:value="-92.4097">
                <text:p>-92.4097</text:p>
              </table:table-cell>
              <table:table-cell office:value-type="float" office:value="1454.2617">
                <text:p>1454.2617</text:p>
              </table:table-cell>
              <table:table-cell office:value-type="float" office:value="2390.7051">
                <text:p>2390.7051</text:p>
              </table:table-cell>
              <table:table-cell office:value-type="float" office:value="2898.9159">
                <text:p>2898.9159</text:p>
              </table:table-cell>
              <table:table-cell office:value-type="float" office:value="1225.4809">
                <text:p>1225.4809</text:p>
              </table:table-cell>
              <table:table-cell office:value-type="float" office:value="3402.458">
                <text:p>3402.458</text:p>
              </table:table-cell>
              <table:table-cell office:value-type="float" office:value="213.1802">
                <text:p>213.1802</text:p>
              </table:table-cell>
              <table:table-cell office:value-type="float" office:value="615.8968">
                <text:p>615.8968</text:p>
              </table:table-cell>
              <table:table-cell office:value-type="float" office:value="313.2809">
                <text:p>313.2809</text:p>
              </table:table-cell>
              <table:table-cell office:value-type="float" office:value="1501.7033">
                <text:p>1501.7033</text:p>
              </table:table-cell>
              <table:table-cell office:value-type="float" office:value="809.3228">
                <text:p>809.3228</text:p>
              </table:table-cell>
              <table:table-cell office:value-type="float" office:value="2235.6309">
                <text:p>2235.6309</text:p>
              </table:table-cell>
              <table:table-cell office:value-type="float" office:value="1504.0506">
                <text:p>1504.0506</text:p>
              </table:table-cell>
              <table:table-cell office:value-type="float" office:value="2770.1892">
                <text:p>2770.1892</text:p>
              </table:table-cell>
              <table:table-cell office:value-type="float" office:value="2246.8757">
                <text:p>2246.8757</text:p>
              </table:table-cell>
              <table:table-cell office:value-type="float" office:value="3250.5276">
                <text:p>3250.52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5.3998">
                <text:p>215.3998</text:p>
              </table:table-cell>
              <table:table-cell office:value-type="float" office:value="-360.5553">
                <text:p>-360.5553</text:p>
              </table:table-cell>
              <table:table-cell office:value-type="float" office:value="835.1021">
                <text:p>835.1021</text:p>
              </table:table-cell>
              <table:table-cell office:value-type="float" office:value="2291.3808">
                <text:p>2291.3808</text:p>
              </table:table-cell>
              <table:table-cell office:value-type="float" office:value="-63.4738">
                <text:p>-63.4738</text:p>
              </table:table-cell>
              <table:table-cell office:value-type="float" office:value="1430.4088">
                <text:p>1430.4088</text:p>
              </table:table-cell>
              <table:table-cell office:value-type="float" office:value="2383.8713">
                <text:p>2383.8713</text:p>
              </table:table-cell>
              <table:table-cell office:value-type="float" office:value="2935.7879">
                <text:p>2935.7879</text:p>
              </table:table-cell>
              <table:table-cell office:value-type="float" office:value="1222.5387">
                <text:p>1222.5387</text:p>
              </table:table-cell>
              <table:table-cell office:value-type="float" office:value="3365.0736">
                <text:p>3365.0736</text:p>
              </table:table-cell>
              <table:table-cell office:value-type="float" office:value="213.7591">
                <text:p>213.7591</text:p>
              </table:table-cell>
              <table:table-cell office:value-type="float" office:value="619.6018">
                <text:p>619.6018</text:p>
              </table:table-cell>
              <table:table-cell office:value-type="float" office:value="313.9007">
                <text:p>313.9007</text:p>
              </table:table-cell>
              <table:table-cell office:value-type="float" office:value="1505.4017">
                <text:p>1505.4017</text:p>
              </table:table-cell>
              <table:table-cell office:value-type="float" office:value="810.28">
                <text:p>810.28</text:p>
              </table:table-cell>
              <table:table-cell office:value-type="float" office:value="2239.2567">
                <text:p>2239.2567</text:p>
              </table:table-cell>
              <table:table-cell office:value-type="float" office:value="1507.2055">
                <text:p>1507.2055</text:p>
              </table:table-cell>
              <table:table-cell office:value-type="float" office:value="2772.2163">
                <text:p>2772.2163</text:p>
              </table:table-cell>
              <table:table-cell office:value-type="float" office:value="2250.5913">
                <text:p>2250.5913</text:p>
              </table:table-cell>
              <table:table-cell office:value-type="float" office:value="3251.0346">
                <text:p>3251.03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2.579">
                <text:p>252.579</text:p>
              </table:table-cell>
              <table:table-cell office:value-type="float" office:value="-355.6606">
                <text:p>-355.6606</text:p>
              </table:table-cell>
              <table:table-cell office:value-type="float" office:value="806.8005">
                <text:p>806.8005</text:p>
              </table:table-cell>
              <table:table-cell office:value-type="float" office:value="2315.983">
                <text:p>2315.983</text:p>
              </table:table-cell>
              <table:table-cell office:value-type="float" office:value="-33.525">
                <text:p>-33.525</text:p>
              </table:table-cell>
              <table:table-cell office:value-type="float" office:value="1407.8407">
                <text:p>1407.8407</text:p>
              </table:table-cell>
              <table:table-cell office:value-type="float" office:value="2375.4356">
                <text:p>2375.4356</text:p>
              </table:table-cell>
              <table:table-cell office:value-type="float" office:value="2972.3268">
                <text:p>2972.3268</text:p>
              </table:table-cell>
              <table:table-cell office:value-type="float" office:value="1221.2299">
                <text:p>1221.2299</text:p>
              </table:table-cell>
              <table:table-cell office:value-type="float" office:value="3327.5964">
                <text:p>3327.5964</text:p>
              </table:table-cell>
              <table:table-cell office:value-type="float" office:value="214.5836">
                <text:p>214.5836</text:p>
              </table:table-cell>
              <table:table-cell office:value-type="float" office:value="623.2601">
                <text:p>623.2601</text:p>
              </table:table-cell>
              <table:table-cell office:value-type="float" office:value="314.4742">
                <text:p>314.4742</text:p>
              </table:table-cell>
              <table:table-cell office:value-type="float" office:value="1509.1076">
                <text:p>1509.1076</text:p>
              </table:table-cell>
              <table:table-cell office:value-type="float" office:value="811.4663">
                <text:p>811.4663</text:p>
              </table:table-cell>
              <table:table-cell office:value-type="float" office:value="2242.8141">
                <text:p>2242.8141</text:p>
              </table:table-cell>
              <table:table-cell office:value-type="float" office:value="1510.4104">
                <text:p>1510.4104</text:p>
              </table:table-cell>
              <table:table-cell office:value-type="float" office:value="2774.1634">
                <text:p>2774.1634</text:p>
              </table:table-cell>
              <table:table-cell office:value-type="float" office:value="2254.277">
                <text:p>2254.277</text:p>
              </table:table-cell>
              <table:table-cell office:value-type="float" office:value="3251.7261">
                <text:p>3251.72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9.5092">
                <text:p>289.5092</text:p>
              </table:table-cell>
              <table:table-cell office:value-type="float" office:value="-349.1488">
                <text:p>-349.1488</text:p>
              </table:table-cell>
              <table:table-cell office:value-type="float" office:value="777.4527">
                <text:p>777.4527</text:p>
              </table:table-cell>
              <table:table-cell office:value-type="float" office:value="2339.3273">
                <text:p>2339.3273</text:p>
              </table:table-cell>
              <table:table-cell office:value-type="float" office:value="-2.6202">
                <text:p>-2.6202</text:p>
              </table:table-cell>
              <table:table-cell office:value-type="float" office:value="1386.6005">
                <text:p>1386.6005</text:p>
              </table:table-cell>
              <table:table-cell office:value-type="float" office:value="2365.4142">
                <text:p>2365.4142</text:p>
              </table:table-cell>
              <table:table-cell office:value-type="float" office:value="3008.463">
                <text:p>3008.463</text:p>
              </table:table-cell>
              <table:table-cell office:value-type="float" office:value="1221.5572">
                <text:p>1221.5572</text:p>
              </table:table-cell>
              <table:table-cell office:value-type="float" office:value="3290.0978">
                <text:p>3290.0978</text:p>
              </table:table-cell>
              <table:table-cell office:value-type="float" office:value="215.1411">
                <text:p>215.1411</text:p>
              </table:table-cell>
              <table:table-cell office:value-type="float" office:value="626.9684">
                <text:p>626.9684</text:p>
              </table:table-cell>
              <table:table-cell office:value-type="float" office:value="315.2553">
                <text:p>315.2553</text:p>
              </table:table-cell>
              <table:table-cell office:value-type="float" office:value="1512.7753">
                <text:p>1512.7753</text:p>
              </table:table-cell>
              <table:table-cell office:value-type="float" office:value="812.8023">
                <text:p>812.8023</text:p>
              </table:table-cell>
              <table:table-cell office:value-type="float" office:value="2246.318">
                <text:p>2246.318</text:p>
              </table:table-cell>
              <table:table-cell office:value-type="float" office:value="1513.7394">
                <text:p>1513.7394</text:p>
              </table:table-cell>
              <table:table-cell office:value-type="float" office:value="2775.8896">
                <text:p>2775.8896</text:p>
              </table:table-cell>
              <table:table-cell office:value-type="float" office:value="2257.9332">
                <text:p>2257.9332</text:p>
              </table:table-cell>
              <table:table-cell office:value-type="float" office:value="3252.5592">
                <text:p>3252.55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26.1203">
                <text:p>326.1203</text:p>
              </table:table-cell>
              <table:table-cell office:value-type="float" office:value="-341.0323">
                <text:p>-341.0323</text:p>
              </table:table-cell>
              <table:table-cell office:value-type="float" office:value="747.1146">
                <text:p>747.1146</text:p>
              </table:table-cell>
              <table:table-cell office:value-type="float" office:value="2361.3693">
                <text:p>2361.3693</text:p>
              </table:table-cell>
              <table:table-cell office:value-type="float" office:value="29.1816">
                <text:p>29.1816</text:p>
              </table:table-cell>
              <table:table-cell office:value-type="float" office:value="1366.7285">
                <text:p>1366.7285</text:p>
              </table:table-cell>
              <table:table-cell office:value-type="float" office:value="2353.826">
                <text:p>2353.826</text:p>
              </table:table-cell>
              <table:table-cell office:value-type="float" office:value="3044.1276">
                <text:p>3044.1276</text:p>
              </table:table-cell>
              <table:table-cell office:value-type="float" office:value="1223.5198">
                <text:p>1223.5198</text:p>
              </table:table-cell>
              <table:table-cell office:value-type="float" office:value="3252.6492">
                <text:p>3252.6492</text:p>
              </table:table-cell>
              <table:table-cell office:value-type="float" office:value="215.7629">
                <text:p>215.7629</text:p>
              </table:table-cell>
              <table:table-cell office:value-type="float" office:value="630.6665">
                <text:p>630.6665</text:p>
              </table:table-cell>
              <table:table-cell office:value-type="float" office:value="315.8963">
                <text:p>315.8963</text:p>
              </table:table-cell>
              <table:table-cell office:value-type="float" office:value="1516.4701">
                <text:p>1516.4701</text:p>
              </table:table-cell>
              <table:table-cell office:value-type="float" office:value="814.4052">
                <text:p>814.4052</text:p>
              </table:table-cell>
              <table:table-cell office:value-type="float" office:value="2249.7082">
                <text:p>2249.7082</text:p>
              </table:table-cell>
              <table:table-cell office:value-type="float" office:value="1516.9068">
                <text:p>1516.9068</text:p>
              </table:table-cell>
              <table:table-cell office:value-type="float" office:value="2777.8972">
                <text:p>2777.8972</text:p>
              </table:table-cell>
              <table:table-cell office:value-type="float" office:value="2261.6313">
                <text:p>2261.6313</text:p>
              </table:table-cell>
              <table:table-cell office:value-type="float" office:value="3253.1812">
                <text:p>3253.18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2.3426">
                <text:p>362.3426</text:p>
              </table:table-cell>
              <table:table-cell office:value-type="float" office:value="-331.3266">
                <text:p>-331.3266</text:p>
              </table:table-cell>
              <table:table-cell office:value-type="float" office:value="715.8438">
                <text:p>715.8438</text:p>
              </table:table-cell>
              <table:table-cell office:value-type="float" office:value="2382.0669">
                <text:p>2382.0669</text:p>
              </table:table-cell>
              <table:table-cell office:value-type="float" office:value="61.8199">
                <text:p>61.8199</text:p>
              </table:table-cell>
              <table:table-cell office:value-type="float" office:value="1348.2627">
                <text:p>1348.2627</text:p>
              </table:table-cell>
              <table:table-cell office:value-type="float" office:value="2340.6933">
                <text:p>2340.6933</text:p>
              </table:table-cell>
              <table:table-cell office:value-type="float" office:value="3079.2528">
                <text:p>3079.2528</text:p>
              </table:table-cell>
              <table:table-cell office:value-type="float" office:value="1227.114">
                <text:p>1227.114</text:p>
              </table:table-cell>
              <table:table-cell office:value-type="float" office:value="3215.3219">
                <text:p>3215.3219</text:p>
              </table:table-cell>
              <table:table-cell office:value-type="float" office:value="216.203">
                <text:p>216.203</text:p>
              </table:table-cell>
              <table:table-cell office:value-type="float" office:value="634.3906">
                <text:p>634.3906</text:p>
              </table:table-cell>
              <table:table-cell office:value-type="float" office:value="316.5337">
                <text:p>316.5337</text:p>
              </table:table-cell>
              <table:table-cell office:value-type="float" office:value="1520.1656">
                <text:p>1520.1656</text:p>
              </table:table-cell>
              <table:table-cell office:value-type="float" office:value="816.0522">
                <text:p>816.0522</text:p>
              </table:table-cell>
              <table:table-cell office:value-type="float" office:value="2253.0772">
                <text:p>2253.0772</text:p>
              </table:table-cell>
              <table:table-cell office:value-type="float" office:value="1520.1235">
                <text:p>1520.1235</text:p>
              </table:table-cell>
              <table:table-cell office:value-type="float" office:value="2779.8247">
                <text:p>2779.8247</text:p>
              </table:table-cell>
              <table:table-cell office:value-type="float" office:value="2265.3463">
                <text:p>2265.3463</text:p>
              </table:table-cell>
              <table:table-cell office:value-type="float" office:value="3253.6927">
                <text:p>3253.69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8.1069">
                <text:p>398.1069</text:p>
              </table:table-cell>
              <table:table-cell office:value-type="float" office:value="-320.0501">
                <text:p>-320.0501</text:p>
              </table:table-cell>
              <table:table-cell office:value-type="float" office:value="683.7001">
                <text:p>683.7001</text:p>
              </table:table-cell>
              <table:table-cell office:value-type="float" office:value="2401.3809">
                <text:p>2401.3809</text:p>
              </table:table-cell>
              <table:table-cell office:value-type="float" office:value="95.2326">
                <text:p>95.2326</text:p>
              </table:table-cell>
              <table:table-cell office:value-type="float" office:value="1331.238">
                <text:p>1331.238</text:p>
              </table:table-cell>
              <table:table-cell office:value-type="float" office:value="2326.0408">
                <text:p>2326.0408</text:p>
              </table:table-cell>
              <table:table-cell office:value-type="float" office:value="3113.7717">
                <text:p>3113.7717</text:p>
              </table:table-cell>
              <table:table-cell office:value-type="float" office:value="1232.333">
                <text:p>1232.333</text:p>
              </table:table-cell>
              <table:table-cell office:value-type="float" office:value="3178.1868">
                <text:p>3178.1868</text:p>
              </table:table-cell>
              <table:table-cell office:value-type="float" office:value="216.602">
                <text:p>216.602</text:p>
              </table:table-cell>
              <table:table-cell office:value-type="float" office:value="638.1193">
                <text:p>638.1193</text:p>
              </table:table-cell>
              <table:table-cell office:value-type="float" office:value="317.4841">
                <text:p>317.4841</text:p>
              </table:table-cell>
              <table:table-cell office:value-type="float" office:value="1523.7931">
                <text:p>1523.7931</text:p>
              </table:table-cell>
              <table:table-cell office:value-type="float" office:value="817.4239">
                <text:p>817.4239</text:p>
              </table:table-cell>
              <table:table-cell office:value-type="float" office:value="2256.5673">
                <text:p>2256.5673</text:p>
              </table:table-cell>
              <table:table-cell office:value-type="float" office:value="1523.2179">
                <text:p>1523.2179</text:p>
              </table:table-cell>
              <table:table-cell office:value-type="float" office:value="2781.943">
                <text:p>2781.943</text:p>
              </table:table-cell>
              <table:table-cell office:value-type="float" office:value="2269.0581">
                <text:p>2269.0581</text:p>
              </table:table-cell>
              <table:table-cell office:value-type="float" office:value="3254.2261">
                <text:p>3254.226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33.3454">
                <text:p>433.3454</text:p>
              </table:table-cell>
              <table:table-cell office:value-type="float" office:value="-307.2243">
                <text:p>-307.2243</text:p>
              </table:table-cell>
              <table:table-cell office:value-type="float" office:value="650.7444">
                <text:p>650.7444</text:p>
              </table:table-cell>
              <table:table-cell office:value-type="float" office:value="2419.2743">
                <text:p>2419.2743</text:p>
              </table:table-cell>
              <table:table-cell office:value-type="float" office:value="129.3562">
                <text:p>129.3562</text:p>
              </table:table-cell>
              <table:table-cell office:value-type="float" office:value="1315.687">
                <text:p>1315.687</text:p>
              </table:table-cell>
              <table:table-cell office:value-type="float" office:value="2309.8967">
                <text:p>2309.8967</text:p>
              </table:table-cell>
              <table:table-cell office:value-type="float" office:value="3147.6187">
                <text:p>3147.6187</text:p>
              </table:table-cell>
              <table:table-cell office:value-type="float" office:value="1239.1668">
                <text:p>1239.1668</text:p>
              </table:table-cell>
              <table:table-cell office:value-type="float" office:value="3141.3148">
                <text:p>3141.3148</text:p>
              </table:table-cell>
              <table:table-cell office:value-type="float" office:value="217.2829">
                <text:p>217.2829</text:p>
              </table:table-cell>
              <table:table-cell office:value-type="float" office:value="641.807">
                <text:p>641.807</text:p>
              </table:table-cell>
              <table:table-cell office:value-type="float" office:value="318.5609">
                <text:p>318.5609</text:p>
              </table:table-cell>
              <table:table-cell office:value-type="float" office:value="1527.3852">
                <text:p>1527.3852</text:p>
              </table:table-cell>
              <table:table-cell office:value-type="float" office:value="818.7409">
                <text:p>818.7409</text:p>
              </table:table-cell>
              <table:table-cell office:value-type="float" office:value="2260.0784">
                <text:p>2260.0784</text:p>
              </table:table-cell>
              <table:table-cell office:value-type="float" office:value="1526.3754">
                <text:p>1526.3754</text:p>
              </table:table-cell>
              <table:table-cell office:value-type="float" office:value="2783.966">
                <text:p>2783.966</text:p>
              </table:table-cell>
              <table:table-cell office:value-type="float" office:value="2272.781">
                <text:p>2272.781</text:p>
              </table:table-cell>
              <table:table-cell office:value-type="float" office:value="3254.6766">
                <text:p>3254.67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67.9909">
                <text:p>467.9909</text:p>
              </table:table-cell>
              <table:table-cell office:value-type="float" office:value="-292.8737">
                <text:p>-292.8737</text:p>
              </table:table-cell>
              <table:table-cell office:value-type="float" office:value="617.0396">
                <text:p>617.0396</text:p>
              </table:table-cell>
              <table:table-cell office:value-type="float" office:value="2435.7132">
                <text:p>2435.7132</text:p>
              </table:table-cell>
              <table:table-cell office:value-type="float" office:value="164.1256">
                <text:p>164.1256</text:p>
              </table:table-cell>
              <table:table-cell office:value-type="float" office:value="1301.6393">
                <text:p>1301.6393</text:p>
              </table:table-cell>
              <table:table-cell office:value-type="float" office:value="2292.2915">
                <text:p>2292.2915</text:p>
              </table:table-cell>
              <table:table-cell office:value-type="float" office:value="3180.7292">
                <text:p>3180.7292</text:p>
              </table:table-cell>
              <table:table-cell office:value-type="float" office:value="1247.6025">
                <text:p>1247.6025</text:p>
              </table:table-cell>
              <table:table-cell office:value-type="float" office:value="3104.7759">
                <text:p>3104.7759</text:p>
              </table:table-cell>
              <table:table-cell office:value-type="float" office:value="217.7143">
                <text:p>217.7143</text:p>
              </table:table-cell>
              <table:table-cell office:value-type="float" office:value="645.5321">
                <text:p>645.5321</text:p>
              </table:table-cell>
              <table:table-cell office:value-type="float" office:value="319.5906">
                <text:p>319.5906</text:p>
              </table:table-cell>
              <table:table-cell office:value-type="float" office:value="1530.9911">
                <text:p>1530.9911</text:p>
              </table:table-cell>
              <table:table-cell office:value-type="float" office:value="819.7576">
                <text:p>819.7576</text:p>
              </table:table-cell>
              <table:table-cell office:value-type="float" office:value="2263.688">
                <text:p>2263.688</text:p>
              </table:table-cell>
              <table:table-cell office:value-type="float" office:value="1529.5135">
                <text:p>1529.5135</text:p>
              </table:table-cell>
              <table:table-cell office:value-type="float" office:value="2786.019">
                <text:p>2786.019</text:p>
              </table:table-cell>
              <table:table-cell office:value-type="float" office:value="2276.4873">
                <text:p>2276.4873</text:p>
              </table:table-cell>
              <table:table-cell office:value-type="float" office:value="3255.2473">
                <text:p>3255.24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01.9774">
                <text:p>501.9774</text:p>
              </table:table-cell>
              <table:table-cell office:value-type="float" office:value="-277.0255">
                <text:p>-277.0255</text:p>
              </table:table-cell>
              <table:table-cell office:value-type="float" office:value="582.6499">
                <text:p>582.6499</text:p>
              </table:table-cell>
              <table:table-cell office:value-type="float" office:value="2450.6663">
                <text:p>2450.6663</text:p>
              </table:table-cell>
              <table:table-cell office:value-type="float" office:value="199.4746">
                <text:p>199.4746</text:p>
              </table:table-cell>
              <table:table-cell office:value-type="float" office:value="1289.1215">
                <text:p>1289.1215</text:p>
              </table:table-cell>
              <table:table-cell office:value-type="float" office:value="2273.2588">
                <text:p>2273.2588</text:p>
              </table:table-cell>
              <table:table-cell office:value-type="float" office:value="3213.0403">
                <text:p>3213.0403</text:p>
              </table:table-cell>
              <table:table-cell office:value-type="float" office:value="1257.6239">
                <text:p>1257.6239</text:p>
              </table:table-cell>
              <table:table-cell office:value-type="float" office:value="3068.6398">
                <text:p>3068.6398</text:p>
              </table:table-cell>
              <table:table-cell office:value-type="float" office:value="217.8855">
                <text:p>217.8855</text:p>
              </table:table-cell>
              <table:table-cell office:value-type="float" office:value="649.2782">
                <text:p>649.2782</text:p>
              </table:table-cell>
              <table:table-cell office:value-type="float" office:value="320.6877">
                <text:p>320.6877</text:p>
              </table:table-cell>
              <table:table-cell office:value-type="float" office:value="1534.577">
                <text:p>1534.577</text:p>
              </table:table-cell>
              <table:table-cell office:value-type="float" office:value="820.9616">
                <text:p>820.9616</text:p>
              </table:table-cell>
              <table:table-cell office:value-type="float" office:value="2267.2394">
                <text:p>2267.2394</text:p>
              </table:table-cell>
              <table:table-cell office:value-type="float" office:value="1532.6077">
                <text:p>1532.6077</text:p>
              </table:table-cell>
              <table:table-cell office:value-type="float" office:value="2788.1377">
                <text:p>2788.1377</text:p>
              </table:table-cell>
              <table:table-cell office:value-type="float" office:value="2280.1998">
                <text:p>2280.1998</text:p>
              </table:table-cell>
              <table:table-cell office:value-type="float" office:value="3255.7763">
                <text:p>3255.77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35.2404">
                <text:p>535.2404</text:p>
              </table:table-cell>
              <table:table-cell office:value-type="float" office:value="-259.71">
                <text:p>-259.71</text:p>
              </table:table-cell>
              <table:table-cell office:value-type="float" office:value="547.6406">
                <text:p>547.6406</text:p>
              </table:table-cell>
              <table:table-cell office:value-type="float" office:value="2464.1051">
                <text:p>2464.1051</text:p>
              </table:table-cell>
              <table:table-cell office:value-type="float" office:value="235.3361">
                <text:p>235.3361</text:p>
              </table:table-cell>
              <table:table-cell office:value-type="float" office:value="1278.1576">
                <text:p>1278.1576</text:p>
              </table:table-cell>
              <table:table-cell office:value-type="float" office:value="2255.6536">
                <text:p>2255.6536</text:p>
              </table:table-cell>
              <table:table-cell office:value-type="float" office:value="3246.1508">
                <text:p>3246.1508</text:p>
              </table:table-cell>
              <table:table-cell office:value-type="float" office:value="1269.2121">
                <text:p>1269.2121</text:p>
              </table:table-cell>
              <table:table-cell office:value-type="float" office:value="3032.9751">
                <text:p>3032.9751</text:p>
              </table:table-cell>
              <table:table-cell office:value-type="float" office:value="217.8663">
                <text:p>217.8663</text:p>
              </table:table-cell>
              <table:table-cell office:value-type="float" office:value="653.0281">
                <text:p>653.0281</text:p>
              </table:table-cell>
              <table:table-cell office:value-type="float" office:value="321.7181">
                <text:p>321.7181</text:p>
              </table:table-cell>
              <table:table-cell office:value-type="float" office:value="1538.1827">
                <text:p>1538.1827</text:p>
              </table:table-cell>
              <table:table-cell office:value-type="float" office:value="822.2872">
                <text:p>822.2872</text:p>
              </table:table-cell>
              <table:table-cell office:value-type="float" office:value="2270.7473">
                <text:p>2270.7473</text:p>
              </table:table-cell>
              <table:table-cell office:value-type="float" office:value="1535.7163">
                <text:p>1535.7163</text:p>
              </table:table-cell>
              <table:table-cell office:value-type="float" office:value="2790.235">
                <text:p>2790.235</text:p>
              </table:table-cell>
              <table:table-cell office:value-type="float" office:value="2283.9159">
                <text:p>2283.9159</text:p>
              </table:table-cell>
              <table:table-cell office:value-type="float" office:value="3256.279">
                <text:p>3256.2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67.7163">
                <text:p>567.7163</text:p>
              </table:table-cell>
              <table:table-cell office:value-type="float" office:value="-240.96">
                <text:p>-240.96</text:p>
              </table:table-cell>
              <table:table-cell office:value-type="float" office:value="512.0785">
                <text:p>512.0785</text:p>
              </table:table-cell>
              <table:table-cell office:value-type="float" office:value="2476.004">
                <text:p>2476.004</text:p>
              </table:table-cell>
              <table:table-cell office:value-type="float" office:value="271.6416">
                <text:p>271.6416</text:p>
              </table:table-cell>
              <table:table-cell office:value-type="float" office:value="1268.7683">
                <text:p>1268.7683</text:p>
              </table:table-cell>
              <table:table-cell office:value-type="float" office:value="2239.5094">
                <text:p>2239.5094</text:p>
              </table:table-cell>
              <table:table-cell office:value-type="float" office:value="3279.9978">
                <text:p>3279.9978</text:p>
              </table:table-cell>
              <table:table-cell office:value-type="float" office:value="1282.3448">
                <text:p>1282.3448</text:p>
              </table:table-cell>
              <table:table-cell office:value-type="float" office:value="2997.8499">
                <text:p>2997.8499</text:p>
              </table:table-cell>
              <table:table-cell office:value-type="float" office:value="218.1398">
                <text:p>218.1398</text:p>
              </table:table-cell>
              <table:table-cell office:value-type="float" office:value="656.7681">
                <text:p>656.7681</text:p>
              </table:table-cell>
              <table:table-cell office:value-type="float" office:value="322.4366">
                <text:p>322.4366</text:p>
              </table:table-cell>
              <table:table-cell office:value-type="float" office:value="1541.8632">
                <text:p>1541.8632</text:p>
              </table:table-cell>
              <table:table-cell office:value-type="float" office:value="823.6506">
                <text:p>823.6506</text:p>
              </table:table-cell>
              <table:table-cell office:value-type="float" office:value="2274.2407">
                <text:p>2274.2407</text:p>
              </table:table-cell>
              <table:table-cell office:value-type="float" office:value="1538.6943">
                <text:p>1538.6943</text:p>
              </table:table-cell>
              <table:table-cell office:value-type="float" office:value="2792.514">
                <text:p>2792.514</text:p>
              </table:table-cell>
              <table:table-cell office:value-type="float" office:value="2287.6265">
                <text:p>2287.6265</text:p>
              </table:table-cell>
              <table:table-cell office:value-type="float" office:value="3256.8215">
                <text:p>3256.82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99.3435">
                <text:p>599.3435</text:p>
              </table:table-cell>
              <table:table-cell office:value-type="float" office:value="-220.8112">
                <text:p>-220.8112</text:p>
              </table:table-cell>
              <table:table-cell office:value-type="float" office:value="476.0312">
                <text:p>476.0312</text:p>
              </table:table-cell>
              <table:table-cell office:value-type="float" office:value="2486.3404">
                <text:p>2486.3404</text:p>
              </table:table-cell>
              <table:table-cell office:value-type="float" office:value="308.3221">
                <text:p>308.3221</text:p>
              </table:table-cell>
              <table:table-cell office:value-type="float" office:value="1260.9716">
                <text:p>1260.9716</text:p>
              </table:table-cell>
              <table:table-cell office:value-type="float" office:value="2224.857">
                <text:p>2224.857</text:p>
              </table:table-cell>
              <table:table-cell office:value-type="float" office:value="3314.5167">
                <text:p>3314.5167</text:p>
              </table:table-cell>
              <table:table-cell office:value-type="float" office:value="1296.9972">
                <text:p>1296.9972</text:p>
              </table:table-cell>
              <table:table-cell office:value-type="float" office:value="2963.331">
                <text:p>2963.331</text:p>
              </table:table-cell>
              <table:table-cell office:value-type="float" office:value="218.6846">
                <text:p>218.6846</text:p>
              </table:table-cell>
              <table:table-cell office:value-type="float" office:value="660.4783">
                <text:p>660.4783</text:p>
              </table:table-cell>
              <table:table-cell office:value-type="float" office:value="323.3515">
                <text:p>323.3515</text:p>
              </table:table-cell>
              <table:table-cell office:value-type="float" office:value="1545.4999">
                <text:p>1545.4999</text:p>
              </table:table-cell>
              <table:table-cell office:value-type="float" office:value="824.7972">
                <text:p>824.7972</text:p>
              </table:table-cell>
              <table:table-cell office:value-type="float" office:value="2277.8111">
                <text:p>2277.8111</text:p>
              </table:table-cell>
              <table:table-cell office:value-type="float" office:value="1541.7134">
                <text:p>1541.7134</text:p>
              </table:table-cell>
              <table:table-cell office:value-type="float" office:value="2794.7384">
                <text:p>2794.7384</text:p>
              </table:table-cell>
              <table:table-cell office:value-type="float" office:value="2291.311">
                <text:p>2291.311</text:p>
              </table:table-cell>
              <table:table-cell office:value-type="float" office:value="3257.5193">
                <text:p>3257.51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30.0617">
                <text:p>630.0617</text:p>
              </table:table-cell>
              <table:table-cell office:value-type="float" office:value="-199.3021">
                <text:p>-199.3021</text:p>
              </table:table-cell>
              <table:table-cell office:value-type="float" office:value="439.5673">
                <text:p>439.5673</text:p>
              </table:table-cell>
              <table:table-cell office:value-type="float" office:value="2495.0946">
                <text:p>2495.0946</text:p>
              </table:table-cell>
              <table:table-cell office:value-type="float" office:value="345.3079">
                <text:p>345.3079</text:p>
              </table:table-cell>
              <table:table-cell office:value-type="float" office:value="1254.7823">
                <text:p>1254.7823</text:p>
              </table:table-cell>
              <table:table-cell office:value-type="float" office:value="2209.9039">
                <text:p>2209.9039</text:p>
              </table:table-cell>
              <table:table-cell office:value-type="float" office:value="3348.9065">
                <text:p>3348.9065</text:p>
              </table:table-cell>
              <table:table-cell office:value-type="float" office:value="1313.1414">
                <text:p>1313.1414</text:p>
              </table:table-cell>
              <table:table-cell office:value-type="float" office:value="2929.484">
                <text:p>2929.484</text:p>
              </table:table-cell>
              <table:table-cell office:value-type="float" office:value="219.3715">
                <text:p>219.3715</text:p>
              </table:table-cell>
              <table:table-cell office:value-type="float" office:value="664.1649">
                <text:p>664.1649</text:p>
              </table:table-cell>
              <table:table-cell office:value-type="float" office:value="324.5133">
                <text:p>324.5133</text:p>
              </table:table-cell>
              <table:table-cell office:value-type="float" office:value="1549.0654">
                <text:p>1549.0654</text:p>
              </table:table-cell>
              <table:table-cell office:value-type="float" office:value="826.2001">
                <text:p>826.2001</text:p>
              </table:table-cell>
              <table:table-cell office:value-type="float" office:value="2281.2888">
                <text:p>2281.2888</text:p>
              </table:table-cell>
              <table:table-cell office:value-type="float" office:value="1544.7678">
                <text:p>1544.7678</text:p>
              </table:table-cell>
              <table:table-cell office:value-type="float" office:value="2796.9139">
                <text:p>2796.9139</text:p>
              </table:table-cell>
              <table:table-cell office:value-type="float" office:value="2295.0392">
                <text:p>2295.0392</text:p>
              </table:table-cell>
              <table:table-cell office:value-type="float" office:value="3257.9235">
                <text:p>3257.92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59.8124">
                <text:p>659.8124</text:p>
              </table:table-cell>
              <table:table-cell office:value-type="float" office:value="-176.4735">
                <text:p>-176.4735</text:p>
              </table:table-cell>
              <table:table-cell office:value-type="float" office:value="402.7563">
                <text:p>402.7563</text:p>
              </table:table-cell>
              <table:table-cell office:value-type="float" office:value="2502.25">
                <text:p>2502.25</text:p>
              </table:table-cell>
              <table:table-cell office:value-type="float" office:value="382.5283">
                <text:p>382.5283</text:p>
              </table:table-cell>
              <table:table-cell office:value-type="float" office:value="1250.2122">
                <text:p>1250.2122</text:p>
              </table:table-cell>
              <table:table-cell office:value-type="float" office:value="2194.6513">
                <text:p>2194.6513</text:p>
              </table:table-cell>
              <table:table-cell office:value-type="float" office:value="3383.1644">
                <text:p>3383.1644</text:p>
              </table:table-cell>
              <table:table-cell office:value-type="float" office:value="1330.7466">
                <text:p>1330.7466</text:p>
              </table:table-cell>
              <table:table-cell office:value-type="float" office:value="2896.3735">
                <text:p>2896.3735</text:p>
              </table:table-cell>
              <table:table-cell office:value-type="float" office:value="219.7589">
                <text:p>219.7589</text:p>
              </table:table-cell>
              <table:table-cell office:value-type="float" office:value="667.8948">
                <text:p>667.8948</text:p>
              </table:table-cell>
              <table:table-cell office:value-type="float" office:value="325.8998">
                <text:p>325.8998</text:p>
              </table:table-cell>
              <table:table-cell office:value-type="float" office:value="1552.5496">
                <text:p>1552.5496</text:p>
              </table:table-cell>
              <table:table-cell office:value-type="float" office:value="827.8147">
                <text:p>827.8147</text:p>
              </table:table-cell>
              <table:table-cell office:value-type="float" office:value="2284.6734">
                <text:p>2284.6734</text:p>
              </table:table-cell>
              <table:table-cell office:value-type="float" office:value="1547.7018">
                <text:p>1547.7018</text:p>
              </table:table-cell>
              <table:table-cell office:value-type="float" office:value="2799.2494">
                <text:p>2799.2494</text:p>
              </table:table-cell>
              <table:table-cell office:value-type="float" office:value="2298.7876">
                <text:p>2298.7876</text:p>
              </table:table-cell>
              <table:table-cell office:value-type="float" office:value="3258.0303">
                <text:p>3258.03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88.5391">
                <text:p>688.5391</text:p>
              </table:table-cell>
              <table:table-cell office:value-type="float" office:value="-152.369">
                <text:p>-152.369</text:p>
              </table:table-cell>
              <table:table-cell office:value-type="float" office:value="365.6682">
                <text:p>365.6682</text:p>
              </table:table-cell>
              <table:table-cell office:value-type="float" office:value="2507.7928">
                <text:p>2507.7928</text:p>
              </table:table-cell>
              <table:table-cell office:value-type="float" office:value="419.9127">
                <text:p>419.9127</text:p>
              </table:table-cell>
              <table:table-cell office:value-type="float" office:value="1247.27">
                <text:p>1247.27</text:p>
              </table:table-cell>
              <table:table-cell office:value-type="float" office:value="2177.9189">
                <text:p>2177.9189</text:p>
              </table:table-cell>
              <table:table-cell office:value-type="float" office:value="3416.7245">
                <text:p>3416.7245</text:p>
              </table:table-cell>
              <table:table-cell office:value-type="float" office:value="1349.7793">
                <text:p>1349.7793</text:p>
              </table:table-cell>
              <table:table-cell office:value-type="float" office:value="2864.0624">
                <text:p>2864.0624</text:p>
              </table:table-cell>
              <table:table-cell office:value-type="float" office:value="220.0902">
                <text:p>220.0902</text:p>
              </table:table-cell>
              <table:table-cell office:value-type="float" office:value="671.6302">
                <text:p>671.6302</text:p>
              </table:table-cell>
              <table:table-cell office:value-type="float" office:value="327.4453">
                <text:p>327.4453</text:p>
              </table:table-cell>
              <table:table-cell office:value-type="float" office:value="1555.9664">
                <text:p>1555.9664</text:p>
              </table:table-cell>
              <table:table-cell office:value-type="float" office:value="829.4763">
                <text:p>829.4763</text:p>
              </table:table-cell>
              <table:table-cell office:value-type="float" office:value="2288.0352">
                <text:p>2288.0352</text:p>
              </table:table-cell>
              <table:table-cell office:value-type="float" office:value="1550.4547">
                <text:p>1550.4547</text:p>
              </table:table-cell>
              <table:table-cell office:value-type="float" office:value="2801.7958">
                <text:p>2801.7958</text:p>
              </table:table-cell>
              <table:table-cell office:value-type="float" office:value="2302.5332">
                <text:p>2302.5332</text:p>
              </table:table-cell>
              <table:table-cell office:value-type="float" office:value="3258.2122">
                <text:p>3258.21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16.187">
                <text:p>716.187</text:p>
              </table:table-cell>
              <table:table-cell office:value-type="float" office:value="-127.0344">
                <text:p>-127.0344</text:p>
              </table:table-cell>
              <table:table-cell office:value-type="float" office:value="328.3736">
                <text:p>328.3736</text:p>
              </table:table-cell>
              <table:table-cell office:value-type="float" office:value="2511.7126">
                <text:p>2511.7126</text:p>
              </table:table-cell>
              <table:table-cell office:value-type="float" office:value="457.3899">
                <text:p>457.3899</text:p>
              </table:table-cell>
              <table:table-cell office:value-type="float" office:value="1245.9613">
                <text:p>1245.9613</text:p>
              </table:table-cell>
              <table:table-cell office:value-type="float" office:value="2159.7385">
                <text:p>2159.7385</text:p>
              </table:table-cell>
              <table:table-cell office:value-type="float" office:value="3449.5227">
                <text:p>3449.5227</text:p>
              </table:table-cell>
              <table:table-cell office:value-type="float" office:value="1370.2032">
                <text:p>1370.2032</text:p>
              </table:table-cell>
              <table:table-cell office:value-type="float" office:value="2832.6123">
                <text:p>2832.6123</text:p>
              </table:table-cell>
              <table:table-cell office:value-type="float" office:value="220.1133">
                <text:p>220.1133</text:p>
              </table:table-cell>
              <table:table-cell office:value-type="float" office:value="675.3801">
                <text:p>675.3801</text:p>
              </table:table-cell>
              <table:table-cell office:value-type="float" office:value="329.0725">
                <text:p>329.0725</text:p>
              </table:table-cell>
              <table:table-cell office:value-type="float" office:value="1559.3449">
                <text:p>1559.3449</text:p>
              </table:table-cell>
              <table:table-cell office:value-type="float" office:value="830.8708">
                <text:p>830.8708</text:p>
              </table:table-cell>
              <table:table-cell office:value-type="float" office:value="2291.5162">
                <text:p>2291.5162</text:p>
              </table:table-cell>
              <table:table-cell office:value-type="float" office:value="1553.0382">
                <text:p>1553.0382</text:p>
              </table:table-cell>
              <table:table-cell office:value-type="float" office:value="2804.5139">
                <text:p>2804.5139</text:p>
              </table:table-cell>
              <table:table-cell office:value-type="float" office:value="2306.265">
                <text:p>2306.265</text:p>
              </table:table-cell>
              <table:table-cell office:value-type="float" office:value="3258.5818">
                <text:p>3258.58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42.7035">
                <text:p>742.7035</text:p>
              </table:table-cell>
              <table:table-cell office:value-type="float" office:value="-100.5179">
                <text:p>-100.5179</text:p>
              </table:table-cell>
              <table:table-cell office:value-type="float" office:value="290.9436">
                <text:p>290.9436</text:p>
              </table:table-cell>
              <table:table-cell office:value-type="float" office:value="2514.002">
                <text:p>2514.002</text:p>
              </table:table-cell>
              <table:table-cell office:value-type="float" office:value="494.7743">
                <text:p>494.7743</text:p>
              </table:table-cell>
              <table:table-cell office:value-type="float" office:value="1243.0191">
                <text:p>1243.0191</text:p>
              </table:table-cell>
              <table:table-cell office:value-type="float" office:value="2140.1448">
                <text:p>2140.1448</text:p>
              </table:table-cell>
              <table:table-cell office:value-type="float" office:value="3481.4967">
                <text:p>3481.4967</text:p>
              </table:table-cell>
              <table:table-cell office:value-type="float" office:value="1391.9796">
                <text:p>1391.9796</text:p>
              </table:table-cell>
              <table:table-cell office:value-type="float" office:value="2802.0829">
                <text:p>2802.0829</text:p>
              </table:table-cell>
              <table:table-cell office:value-type="float" office:value="220.1898">
                <text:p>220.1898</text:p>
              </table:table-cell>
              <table:table-cell office:value-type="float" office:value="679.1293">
                <text:p>679.1293</text:p>
              </table:table-cell>
              <table:table-cell office:value-type="float" office:value="330.7614">
                <text:p>330.7614</text:p>
              </table:table-cell>
              <table:table-cell office:value-type="float" office:value="1562.6931">
                <text:p>1562.6931</text:p>
              </table:table-cell>
              <table:table-cell office:value-type="float" office:value="832.2991">
                <text:p>832.2991</text:p>
              </table:table-cell>
              <table:table-cell office:value-type="float" office:value="2294.9836">
                <text:p>2294.9836</text:p>
              </table:table-cell>
              <table:table-cell office:value-type="float" office:value="1555.8425">
                <text:p>1555.8425</text:p>
              </table:table-cell>
              <table:table-cell office:value-type="float" office:value="2807.0035">
                <text:p>2807.0035</text:p>
              </table:table-cell>
              <table:table-cell office:value-type="float" office:value="2310.0125">
                <text:p>2310.0125</text:p>
              </table:table-cell>
              <table:table-cell office:value-type="float" office:value="3258.7181">
                <text:p>3258.71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68.0381">
                <text:p>768.0381</text:p>
              </table:table-cell>
              <table:table-cell office:value-type="float" office:value="-72.87">
                <text:p>-72.87</text:p>
              </table:table-cell>
              <table:table-cell office:value-type="float" office:value="253.4493">
                <text:p>253.4493</text:p>
              </table:table-cell>
              <table:table-cell office:value-type="float" office:value="2514.6564">
                <text:p>2514.6564</text:p>
              </table:table-cell>
              <table:table-cell office:value-type="float" office:value="531.9948">
                <text:p>531.9948</text:p>
              </table:table-cell>
              <table:table-cell office:value-type="float" office:value="1238.449">
                <text:p>1238.449</text:p>
              </table:table-cell>
              <table:table-cell office:value-type="float" office:value="2119.1751">
                <text:p>2119.1751</text:p>
              </table:table-cell>
              <table:table-cell office:value-type="float" office:value="3512.5856">
                <text:p>3512.5856</text:p>
              </table:table-cell>
              <table:table-cell office:value-type="float" office:value="1415.0669">
                <text:p>1415.0669</text:p>
              </table:table-cell>
              <table:table-cell office:value-type="float" office:value="2772.5325">
                <text:p>2772.5325</text:p>
              </table:table-cell>
              <table:table-cell office:value-type="float" office:value="220.2349">
                <text:p>220.2349</text:p>
              </table:table-cell>
              <table:table-cell office:value-type="float" office:value="682.879">
                <text:p>682.879</text:p>
              </table:table-cell>
              <table:table-cell office:value-type="float" office:value="332.4997">
                <text:p>332.4997</text:p>
              </table:table-cell>
              <table:table-cell office:value-type="float" office:value="1566.0158">
                <text:p>1566.0158</text:p>
              </table:table-cell>
              <table:table-cell office:value-type="float" office:value="833.6922">
                <text:p>833.6922</text:p>
              </table:table-cell>
              <table:table-cell office:value-type="float" office:value="2298.4652">
                <text:p>2298.4652</text:p>
              </table:table-cell>
              <table:table-cell office:value-type="float" office:value="1558.5701">
                <text:p>1558.5701</text:p>
              </table:table-cell>
              <table:table-cell office:value-type="float" office:value="2809.5769">
                <text:p>2809.5769</text:p>
              </table:table-cell>
              <table:table-cell office:value-type="float" office:value="2313.7371">
                <text:p>2313.7371</text:p>
              </table:table-cell>
              <table:table-cell office:value-type="float" office:value="3259.1537">
                <text:p>3259.15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92.1427">
                <text:p>792.1427</text:p>
              </table:table-cell>
              <table:table-cell office:value-type="float" office:value="-44.1433">
                <text:p>-44.1433</text:p>
              </table:table-cell>
              <table:table-cell office:value-type="float" office:value="215.9621">
                <text:p>215.9621</text:p>
              </table:table-cell>
              <table:table-cell office:value-type="float" office:value="2513.6748">
                <text:p>2513.6748</text:p>
              </table:table-cell>
              <table:table-cell office:value-type="float" office:value="569.3792">
                <text:p>569.3792</text:p>
              </table:table-cell>
              <table:table-cell office:value-type="float" office:value="1235.5068">
                <text:p>1235.5068</text:p>
              </table:table-cell>
              <table:table-cell office:value-type="float" office:value="2096.8693">
                <text:p>2096.8693</text:p>
              </table:table-cell>
              <table:table-cell office:value-type="float" office:value="3542.7302">
                <text:p>3542.7302</text:p>
              </table:table-cell>
              <table:table-cell office:value-type="float" office:value="1439.4212">
                <text:p>1439.4212</text:p>
              </table:table-cell>
              <table:table-cell office:value-type="float" office:value="2744.0173">
                <text:p>2744.0173</text:p>
              </table:table-cell>
              <table:table-cell office:value-type="float" office:value="220.3759">
                <text:p>220.3759</text:p>
              </table:table-cell>
              <table:table-cell office:value-type="float" office:value="686.6264">
                <text:p>686.6264</text:p>
              </table:table-cell>
              <table:table-cell office:value-type="float" office:value="334.0145">
                <text:p>334.0145</text:p>
              </table:table-cell>
              <table:table-cell office:value-type="float" office:value="1569.4463">
                <text:p>1569.4463</text:p>
              </table:table-cell>
              <table:table-cell office:value-type="float" office:value="834.8684">
                <text:p>834.8684</text:p>
              </table:table-cell>
              <table:table-cell office:value-type="float" office:value="2302.026">
                <text:p>2302.026</text:p>
              </table:table-cell>
              <table:table-cell office:value-type="float" office:value="1561.4492">
                <text:p>1561.4492</text:p>
              </table:table-cell>
              <table:table-cell office:value-type="float" office:value="2811.9798">
                <text:p>2811.9798</text:p>
              </table:table-cell>
              <table:table-cell office:value-type="float" office:value="2317.4248">
                <text:p>2317.4248</text:p>
              </table:table-cell>
              <table:table-cell office:value-type="float" office:value="3259.8344">
                <text:p>3259.83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14.9712">
                <text:p>814.9712</text:p>
              </table:table-cell>
              <table:table-cell office:value-type="float" office:value="-14.3926">
                <text:p>-14.3926</text:p>
              </table:table-cell>
              <table:table-cell office:value-type="float" office:value="178.5535">
                <text:p>178.5535</text:p>
              </table:table-cell>
              <table:table-cell office:value-type="float" office:value="2511.0589">
                <text:p>2511.0589</text:p>
              </table:table-cell>
              <table:table-cell office:value-type="float" office:value="606.8563">
                <text:p>606.8563</text:p>
              </table:table-cell>
              <table:table-cell office:value-type="float" office:value="1234.198">
                <text:p>1234.198</text:p>
              </table:table-cell>
              <table:table-cell office:value-type="float" office:value="2073.2697">
                <text:p>2073.2697</text:p>
              </table:table-cell>
              <table:table-cell office:value-type="float" office:value="3571.8732">
                <text:p>3571.8732</text:p>
              </table:table-cell>
              <table:table-cell office:value-type="float" office:value="1464.9962">
                <text:p>1464.9962</text:p>
              </table:table-cell>
              <table:table-cell office:value-type="float" office:value="2716.5915">
                <text:p>2716.5915</text:p>
              </table:table-cell>
              <table:table-cell office:value-type="float" office:value="220.76">
                <text:p>220.76</text:p>
              </table:table-cell>
              <table:table-cell office:value-type="float" office:value="690.3567">
                <text:p>690.3567</text:p>
              </table:table-cell>
              <table:table-cell office:value-type="float" office:value="335.6891">
                <text:p>335.6891</text:p>
              </table:table-cell>
              <table:table-cell office:value-type="float" office:value="1572.8016">
                <text:p>1572.8016</text:p>
              </table:table-cell>
              <table:table-cell office:value-type="float" office:value="835.8351">
                <text:p>835.8351</text:p>
              </table:table-cell>
              <table:table-cell office:value-type="float" office:value="2305.6493">
                <text:p>2305.6493</text:p>
              </table:table-cell>
              <table:table-cell office:value-type="float" office:value="1564.2102">
                <text:p>1564.2102</text:p>
              </table:table-cell>
              <table:table-cell office:value-type="float" office:value="2814.5173">
                <text:p>2814.5173</text:p>
              </table:table-cell>
              <table:table-cell office:value-type="float" office:value="2321.1354">
                <text:p>2321.1354</text:p>
              </table:table-cell>
              <table:table-cell office:value-type="float" office:value="3260.3764">
                <text:p>3260.37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36.4803">
                <text:p>836.4803</text:p>
              </table:table-cell>
              <table:table-cell office:value-type="float" office:value="16.3256">
                <text:p>16.3256</text:p>
              </table:table-cell>
              <table:table-cell office:value-type="float" office:value="141.2945">
                <text:p>141.2945</text:p>
              </table:table-cell>
              <table:table-cell office:value-type="float" office:value="2506.8138">
                <text:p>2506.8138</text:p>
              </table:table-cell>
              <table:table-cell office:value-type="float" office:value="644.3549">
                <text:p>644.3549</text:p>
              </table:table-cell>
              <table:table-cell office:value-type="float" office:value="1234.5253">
                <text:p>1234.5253</text:p>
              </table:table-cell>
              <table:table-cell office:value-type="float" office:value="2048.4215">
                <text:p>2048.4215</text:p>
              </table:table-cell>
              <table:table-cell office:value-type="float" office:value="3599.9591">
                <text:p>3599.9591</text:p>
              </table:table-cell>
              <table:table-cell office:value-type="float" office:value="1491.743">
                <text:p>1491.743</text:p>
              </table:table-cell>
              <table:table-cell office:value-type="float" office:value="2690.3075">
                <text:p>2690.3075</text:p>
              </table:table-cell>
              <table:table-cell office:value-type="float" office:value="220.9524">
                <text:p>220.9524</text:p>
              </table:table-cell>
              <table:table-cell office:value-type="float" office:value="694.1017">
                <text:p>694.1017</text:p>
              </table:table-cell>
              <table:table-cell office:value-type="float" office:value="337.1502">
                <text:p>337.1502</text:p>
              </table:table-cell>
              <table:table-cell office:value-type="float" office:value="1576.2552">
                <text:p>1576.2552</text:p>
              </table:table-cell>
              <table:table-cell office:value-type="float" office:value="836.963">
                <text:p>836.963</text:p>
              </table:table-cell>
              <table:table-cell office:value-type="float" office:value="2309.2256">
                <text:p>2309.2256</text:p>
              </table:table-cell>
              <table:table-cell office:value-type="float" office:value="1567.0604">
                <text:p>1567.0604</text:p>
              </table:table-cell>
              <table:table-cell office:value-type="float" office:value="2816.9543">
                <text:p>2816.9543</text:p>
              </table:table-cell>
              <table:table-cell office:value-type="float" office:value="2324.8544">
                <text:p>2324.8544</text:p>
              </table:table-cell>
              <table:table-cell office:value-type="float" office:value="3260.8574">
                <text:p>3260.85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56.6291">
                <text:p>856.6291</text:p>
              </table:table-cell>
              <table:table-cell office:value-type="float" office:value="47.9528">
                <text:p>47.9528</text:p>
              </table:table-cell>
              <table:table-cell office:value-type="float" office:value="104.2562">
                <text:p>104.2562</text:p>
              </table:table-cell>
              <table:table-cell office:value-type="float" office:value="2500.9475">
                <text:p>2500.9475</text:p>
              </table:table-cell>
              <table:table-cell office:value-type="float" office:value="681.8035">
                <text:p>681.8035</text:p>
              </table:table-cell>
              <table:table-cell office:value-type="float" office:value="1236.4879">
                <text:p>1236.4879</text:p>
              </table:table-cell>
              <table:table-cell office:value-type="float" office:value="2022.3718">
                <text:p>2022.3718</text:p>
              </table:table-cell>
              <table:table-cell office:value-type="float" office:value="3626.9343">
                <text:p>3626.9343</text:p>
              </table:table-cell>
              <table:table-cell office:value-type="float" office:value="1519.611">
                <text:p>1519.611</text:p>
              </table:table-cell>
              <table:table-cell office:value-type="float" office:value="2665.2151">
                <text:p>2665.2151</text:p>
              </table:table-cell>
              <table:table-cell office:value-type="float" office:value="221.2701">
                <text:p>221.2701</text:p>
              </table:table-cell>
              <table:table-cell office:value-type="float" office:value="697.8383">
                <text:p>697.8383</text:p>
              </table:table-cell>
              <table:table-cell office:value-type="float" office:value="338.8792">
                <text:p>338.8792</text:p>
              </table:table-cell>
              <table:table-cell office:value-type="float" office:value="1579.5828">
                <text:p>1579.5828</text:p>
              </table:table-cell>
              <table:table-cell office:value-type="float" office:value="838.0887">
                <text:p>838.0887</text:p>
              </table:table-cell>
              <table:table-cell office:value-type="float" office:value="2312.8027">
                <text:p>2312.8027</text:p>
              </table:table-cell>
              <table:table-cell office:value-type="float" office:value="1570.0154">
                <text:p>1570.0154</text:p>
              </table:table-cell>
              <table:table-cell office:value-type="float" office:value="2819.2631">
                <text:p>2819.2631</text:p>
              </table:table-cell>
              <table:table-cell office:value-type="float" office:value="2328.5707">
                <text:p>2328.5707</text:p>
              </table:table-cell>
              <table:table-cell office:value-type="float" office:value="3261.3596">
                <text:p>3261.35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75.3791">
                <text:p>875.3791</text:p>
              </table:table-cell>
              <table:table-cell office:value-type="float" office:value="80.4288">
                <text:p>80.4288</text:p>
              </table:table-cell>
              <table:table-cell office:value-type="float" office:value="67.509">
                <text:p>67.509</text:p>
              </table:table-cell>
              <table:table-cell office:value-type="float" office:value="2493.4712">
                <text:p>2493.4712</text:p>
              </table:table-cell>
              <table:table-cell office:value-type="float" office:value="719.1309">
                <text:p>719.1309</text:p>
              </table:table-cell>
              <table:table-cell office:value-type="float" office:value="1240.0821">
                <text:p>1240.0821</text:p>
              </table:table-cell>
              <table:table-cell office:value-type="float" office:value="1995.1703">
                <text:p>1995.1703</text:p>
              </table:table-cell>
              <table:table-cell office:value-type="float" office:value="3652.7476">
                <text:p>3652.7476</text:p>
              </table:table-cell>
              <table:table-cell office:value-type="float" office:value="1548.5469">
                <text:p>1548.5469</text:p>
              </table:table-cell>
              <table:table-cell office:value-type="float" office:value="2641.3621">
                <text:p>2641.3621</text:p>
              </table:table-cell>
              <table:table-cell office:value-type="float" office:value="221.3909">
                <text:p>221.3909</text:p>
              </table:table-cell>
              <table:table-cell office:value-type="float" office:value="701.5863">
                <text:p>701.5863</text:p>
              </table:table-cell>
              <table:table-cell office:value-type="float" office:value="340.826">
                <text:p>340.826</text:p>
              </table:table-cell>
              <table:table-cell office:value-type="float" office:value="1582.788">
                <text:p>1582.788</text:p>
              </table:table-cell>
              <table:table-cell office:value-type="float" office:value="839.5145">
                <text:p>839.5145</text:p>
              </table:table-cell>
              <table:table-cell office:value-type="float" office:value="2316.271">
                <text:p>2316.271</text:p>
              </table:table-cell>
              <table:table-cell office:value-type="float" office:value="1573.0635">
                <text:p>1573.0635</text:p>
              </table:table-cell>
              <table:table-cell office:value-type="float" office:value="2821.4475">
                <text:p>2821.4475</text:p>
              </table:table-cell>
              <table:table-cell office:value-type="float" office:value="2332.2866">
                <text:p>2332.2866</text:p>
              </table:table-cell>
              <table:table-cell office:value-type="float" office:value="3261.8643">
                <text:p>3261.86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92.6947">
                <text:p>892.6947</text:p>
              </table:table-cell>
              <table:table-cell office:value-type="float" office:value="113.6917">
                <text:p>113.6917</text:p>
              </table:table-cell>
              <table:table-cell office:value-type="float" office:value="31.123">
                <text:p>31.123</text:p>
              </table:table-cell>
              <table:table-cell office:value-type="float" office:value="2484.3991">
                <text:p>2484.3991</text:p>
              </table:table-cell>
              <table:table-cell office:value-type="float" office:value="756.2659">
                <text:p>756.2659</text:p>
              </table:table-cell>
              <table:table-cell office:value-type="float" office:value="1245.3011">
                <text:p>1245.3011</text:p>
              </table:table-cell>
              <table:table-cell office:value-type="float" office:value="1966.8686">
                <text:p>1966.8686</text:p>
              </table:table-cell>
              <table:table-cell office:value-type="float" office:value="3677.3498">
                <text:p>3677.3498</text:p>
              </table:table-cell>
              <table:table-cell office:value-type="float" office:value="1578.4957">
                <text:p>1578.4957</text:p>
              </table:table-cell>
              <table:table-cell office:value-type="float" office:value="2618.7941">
                <text:p>2618.7941</text:p>
              </table:table-cell>
              <table:table-cell office:value-type="float" office:value="221.2148">
                <text:p>221.2148</text:p>
              </table:table-cell>
              <table:table-cell office:value-type="float" office:value="705.3322">
                <text:p>705.3322</text:p>
              </table:table-cell>
              <table:table-cell office:value-type="float" office:value="342.9233">
                <text:p>342.9233</text:p>
              </table:table-cell>
              <table:table-cell office:value-type="float" office:value="1585.8966">
                <text:p>1585.8966</text:p>
              </table:table-cell>
              <table:table-cell office:value-type="float" office:value="841.1649">
                <text:p>841.1649</text:p>
              </table:table-cell>
              <table:table-cell office:value-type="float" office:value="2319.6383">
                <text:p>2319.6383</text:p>
              </table:table-cell>
              <table:table-cell office:value-type="float" office:value="1575.9952">
                <text:p>1575.9952</text:p>
              </table:table-cell>
              <table:table-cell office:value-type="float" office:value="2823.7857">
                <text:p>2823.7857</text:p>
              </table:table-cell>
              <table:table-cell office:value-type="float" office:value="2335.9545">
                <text:p>2335.9545</text:p>
              </table:table-cell>
              <table:table-cell office:value-type="float" office:value="3262.6443">
                <text:p>3262.64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08.5428">
                <text:p>908.5428</text:p>
              </table:table-cell>
              <table:table-cell office:value-type="float" office:value="147.6782">
                <text:p>147.6782</text:p>
              </table:table-cell>
              <table:table-cell office:value-type="float" office:value="-4.8328">
                <text:p>-4.8328</text:p>
              </table:table-cell>
              <table:table-cell office:value-type="float" office:value="2473.7486">
                <text:p>2473.7486</text:p>
              </table:table-cell>
              <table:table-cell office:value-type="float" office:value="793.138">
                <text:p>793.138</text:p>
              </table:table-cell>
              <table:table-cell office:value-type="float" office:value="1252.1349">
                <text:p>1252.1349</text:p>
              </table:table-cell>
              <table:table-cell office:value-type="float" office:value="1937.5208">
                <text:p>1937.5208</text:p>
              </table:table-cell>
              <table:table-cell office:value-type="float" office:value="3700.6941">
                <text:p>3700.6941</text:p>
              </table:table-cell>
              <table:table-cell office:value-type="float" office:value="1609.4005">
                <text:p>1609.4005</text:p>
              </table:table-cell>
              <table:table-cell office:value-type="float" office:value="2597.5538">
                <text:p>2597.5538</text:p>
              </table:table-cell>
              <table:table-cell office:value-type="float" office:value="221.1135">
                <text:p>221.1135</text:p>
              </table:table-cell>
              <table:table-cell office:value-type="float" office:value="709.0808">
                <text:p>709.0808</text:p>
              </table:table-cell>
              <table:table-cell office:value-type="float" office:value="344.8262">
                <text:p>344.8262</text:p>
              </table:table-cell>
              <table:table-cell office:value-type="float" office:value="1589.128">
                <text:p>1589.128</text:p>
              </table:table-cell>
              <table:table-cell office:value-type="float" office:value="842.8253">
                <text:p>842.8253</text:p>
              </table:table-cell>
              <table:table-cell office:value-type="float" office:value="2323.0007">
                <text:p>2323.0007</text:p>
              </table:table-cell>
              <table:table-cell office:value-type="float" office:value="1579.0274">
                <text:p>1579.0274</text:p>
              </table:table-cell>
              <table:table-cell office:value-type="float" office:value="2825.9922">
                <text:p>2825.9922</text:p>
              </table:table-cell>
              <table:table-cell office:value-type="float" office:value="2339.5719">
                <text:p>2339.5719</text:p>
              </table:table-cell>
              <table:table-cell office:value-type="float" office:value="3263.6327">
                <text:p>3263.63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22.8935">
                <text:p>922.8935</text:p>
              </table:table-cell>
              <table:table-cell office:value-type="float" office:value="182.3237">
                <text:p>182.3237</text:p>
              </table:table-cell>
              <table:table-cell office:value-type="float" office:value="-40.2897">
                <text:p>-40.2897</text:p>
              </table:table-cell>
              <table:table-cell office:value-type="float" office:value="2461.5398">
                <text:p>2461.5398</text:p>
              </table:table-cell>
              <table:table-cell office:value-type="float" office:value="829.6769">
                <text:p>829.6769</text:p>
              </table:table-cell>
              <table:table-cell office:value-type="float" office:value="1260.5706">
                <text:p>1260.5706</text:p>
              </table:table-cell>
              <table:table-cell office:value-type="float" office:value="1907.1827">
                <text:p>1907.1827</text:p>
              </table:table-cell>
              <table:table-cell office:value-type="float" office:value="3722.7361">
                <text:p>3722.7361</text:p>
              </table:table-cell>
              <table:table-cell office:value-type="float" office:value="1641.2023">
                <text:p>1641.2023</text:p>
              </table:table-cell>
              <table:table-cell office:value-type="float" office:value="2577.6819">
                <text:p>2577.6819</text:p>
              </table:table-cell>
              <table:table-cell office:value-type="float" office:value="221.082">
                <text:p>221.082</text:p>
              </table:table-cell>
              <table:table-cell office:value-type="float" office:value="712.8307">
                <text:p>712.8307</text:p>
              </table:table-cell>
              <table:table-cell office:value-type="float" office:value="346.7663">
                <text:p>346.7663</text:p>
              </table:table-cell>
              <table:table-cell office:value-type="float" office:value="1592.3371">
                <text:p>1592.3371</text:p>
              </table:table-cell>
              <table:table-cell office:value-type="float" office:value="844.7363">
                <text:p>844.7363</text:p>
              </table:table-cell>
              <table:table-cell office:value-type="float" office:value="2326.2273">
                <text:p>2326.2273</text:p>
              </table:table-cell>
              <table:table-cell office:value-type="float" office:value="1582.0655">
                <text:p>1582.0655</text:p>
              </table:table-cell>
              <table:table-cell office:value-type="float" office:value="2828.1905">
                <text:p>2828.1905</text:p>
              </table:table-cell>
              <table:table-cell office:value-type="float" office:value="2343.1564">
                <text:p>2343.1564</text:p>
              </table:table-cell>
              <table:table-cell office:value-type="float" office:value="3264.7345">
                <text:p>3264.73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38.7417">
                <text:p>938.7417</text:p>
              </table:table-cell>
              <table:table-cell office:value-type="float" office:value="216.3102">
                <text:p>216.3102</text:p>
              </table:table-cell>
              <table:table-cell office:value-type="float" office:value="-75.1804">
                <text:p>-75.1804</text:p>
              </table:table-cell>
              <table:table-cell office:value-type="float" office:value="2447.796">
                <text:p>2447.796</text:p>
              </table:table-cell>
              <table:table-cell office:value-type="float" office:value="865.813">
                <text:p>865.813</text:p>
              </table:table-cell>
              <table:table-cell office:value-type="float" office:value="1270.592">
                <text:p>1270.592</text:p>
              </table:table-cell>
              <table:table-cell office:value-type="float" office:value="1875.912">
                <text:p>1875.912</text:p>
              </table:table-cell>
              <table:table-cell office:value-type="float" office:value="3743.4337">
                <text:p>3743.4337</text:p>
              </table:table-cell>
              <table:table-cell office:value-type="float" office:value="1673.8406">
                <text:p>1673.8406</text:p>
              </table:table-cell>
              <table:table-cell office:value-type="float" office:value="2559.216">
                <text:p>2559.216</text:p>
              </table:table-cell>
              <table:table-cell office:value-type="float" office:value="221.3389">
                <text:p>221.3389</text:p>
              </table:table-cell>
              <table:table-cell office:value-type="float" office:value="716.5719">
                <text:p>716.5719</text:p>
              </table:table-cell>
              <table:table-cell office:value-type="float" office:value="348.5841">
                <text:p>348.5841</text:p>
              </table:table-cell>
              <table:table-cell office:value-type="float" office:value="1595.617">
                <text:p>1595.617</text:p>
              </table:table-cell>
              <table:table-cell office:value-type="float" office:value="846.7088">
                <text:p>846.7088</text:p>
              </table:table-cell>
              <table:table-cell office:value-type="float" office:value="2329.4166">
                <text:p>2329.4166</text:p>
              </table:table-cell>
              <table:table-cell office:value-type="float" office:value="1585.1495">
                <text:p>1585.1495</text:p>
              </table:table-cell>
              <table:table-cell office:value-type="float" office:value="2830.3238">
                <text:p>2830.3238</text:p>
              </table:table-cell>
              <table:table-cell office:value-type="float" office:value="2346.703">
                <text:p>2346.703</text:p>
              </table:table-cell>
              <table:table-cell office:value-type="float" office:value="3265.9529">
                <text:p>3265.95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56.0572">
                <text:p>956.0572</text:p>
              </table:table-cell>
              <table:table-cell office:value-type="float" office:value="249.5732">
                <text:p>249.5732</text:p>
              </table:table-cell>
              <table:table-cell office:value-type="float" office:value="-109.4383">
                <text:p>-109.4383</text:p>
              </table:table-cell>
              <table:table-cell office:value-type="float" office:value="2432.5433">
                <text:p>2432.5433</text:p>
              </table:table-cell>
              <table:table-cell office:value-type="float" office:value="901.4776">
                <text:p>901.4776</text:p>
              </table:table-cell>
              <table:table-cell office:value-type="float" office:value="1282.1802">
                <text:p>1282.1802</text:p>
              </table:table-cell>
              <table:table-cell office:value-type="float" office:value="1843.7682">
                <text:p>1843.7682</text:p>
              </table:table-cell>
              <table:table-cell office:value-type="float" office:value="3762.7476">
                <text:p>3762.7476</text:p>
              </table:table-cell>
              <table:table-cell office:value-type="float" office:value="1707.2534">
                <text:p>1707.2534</text:p>
              </table:table-cell>
              <table:table-cell office:value-type="float" office:value="2542.1913">
                <text:p>2542.1913</text:p>
              </table:table-cell>
              <table:table-cell office:value-type="float" office:value="221.8999">
                <text:p>221.8999</text:p>
              </table:table-cell>
              <table:table-cell office:value-type="float" office:value="720.2797">
                <text:p>720.2797</text:p>
              </table:table-cell>
              <table:table-cell office:value-type="float" office:value="350.4385">
                <text:p>350.4385</text:p>
              </table:table-cell>
              <table:table-cell office:value-type="float" office:value="1598.8764">
                <text:p>1598.8764</text:p>
              </table:table-cell>
              <table:table-cell office:value-type="float" office:value="848.7797">
                <text:p>848.7797</text:p>
              </table:table-cell>
              <table:table-cell office:value-type="float" office:value="2332.5429">
                <text:p>2332.5429</text:p>
              </table:table-cell>
              <table:table-cell office:value-type="float" office:value="1588.3704">
                <text:p>1588.3704</text:p>
              </table:table-cell>
              <table:table-cell office:value-type="float" office:value="2832.2444">
                <text:p>2832.2444</text:p>
              </table:table-cell>
              <table:table-cell office:value-type="float" office:value="2350.3277">
                <text:p>2350.3277</text:p>
              </table:table-cell>
              <table:table-cell office:value-type="float" office:value="3266.9141">
                <text:p>3266.91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71.9054">
                <text:p>971.9054</text:p>
              </table:table-cell>
              <table:table-cell office:value-type="float" office:value="283.5597">
                <text:p>283.5597</text:p>
              </table:table-cell>
              <table:table-cell office:value-type="float" office:value="-142.9984">
                <text:p>-142.9984</text:p>
              </table:table-cell>
              <table:table-cell office:value-type="float" office:value="2415.8109">
                <text:p>2415.8109</text:p>
              </table:table-cell>
              <table:table-cell office:value-type="float" office:value="936.6028">
                <text:p>936.6028</text:p>
              </table:table-cell>
              <table:table-cell office:value-type="float" office:value="1295.3129">
                <text:p>1295.3129</text:p>
              </table:table-cell>
              <table:table-cell office:value-type="float" office:value="1810.8126">
                <text:p>1810.8126</text:p>
              </table:table-cell>
              <table:table-cell office:value-type="float" office:value="3780.6411">
                <text:p>3780.6411</text:p>
              </table:table-cell>
              <table:table-cell office:value-type="float" office:value="1741.3769">
                <text:p>1741.3769</text:p>
              </table:table-cell>
              <table:table-cell office:value-type="float" office:value="2526.6403">
                <text:p>2526.6403</text:p>
              </table:table-cell>
              <table:table-cell office:value-type="float" office:value="222.7755">
                <text:p>222.7755</text:p>
              </table:table-cell>
              <table:table-cell office:value-type="float" office:value="723.926">
                <text:p>723.926</text:p>
              </table:table-cell>
              <table:table-cell office:value-type="float" office:value="352.3252">
                <text:p>352.3252</text:p>
              </table:table-cell>
              <table:table-cell office:value-type="float" office:value="1602.1172">
                <text:p>1602.1172</text:p>
              </table:table-cell>
              <table:table-cell office:value-type="float" office:value="851.1058">
                <text:p>851.1058</text:p>
              </table:table-cell>
              <table:table-cell office:value-type="float" office:value="2335.4842">
                <text:p>2335.4842</text:p>
              </table:table-cell>
              <table:table-cell office:value-type="float" office:value="1591.5079">
                <text:p>1591.5079</text:p>
              </table:table-cell>
              <table:table-cell office:value-type="float" office:value="2834.2982">
                <text:p>2834.2982</text:p>
              </table:table-cell>
              <table:table-cell office:value-type="float" office:value="2353.9437">
                <text:p>2353.9437</text:p>
              </table:table-cell>
              <table:table-cell office:value-type="float" office:value="3267.9074">
                <text:p>3267.90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86.256">
                <text:p>986.256</text:p>
              </table:table-cell>
              <table:table-cell office:value-type="float" office:value="318.2052">
                <text:p>318.2052</text:p>
              </table:table-cell>
              <table:table-cell office:value-type="float" office:value="-175.7966">
                <text:p>-175.7966</text:p>
              </table:table-cell>
              <table:table-cell office:value-type="float" office:value="2397.6306">
                <text:p>2397.6306</text:p>
              </table:table-cell>
              <table:table-cell office:value-type="float" office:value="972.2674">
                <text:p>972.2674</text:p>
              </table:table-cell>
              <table:table-cell office:value-type="float" office:value="1306.9011">
                <text:p>1306.9011</text:p>
              </table:table-cell>
              <table:table-cell office:value-type="float" office:value="1777.1078">
                <text:p>1777.1078</text:p>
              </table:table-cell>
              <table:table-cell office:value-type="float" office:value="3797.08">
                <text:p>3797.08</text:p>
              </table:table-cell>
              <table:table-cell office:value-type="float" office:value="1776.1463">
                <text:p>1776.1463</text:p>
              </table:table-cell>
              <table:table-cell office:value-type="float" office:value="2512.5926">
                <text:p>2512.5926</text:p>
              </table:table-cell>
              <table:table-cell office:value-type="float" office:value="223.4341">
                <text:p>223.4341</text:p>
              </table:table-cell>
              <table:table-cell office:value-type="float" office:value="727.6177">
                <text:p>727.6177</text:p>
              </table:table-cell>
              <table:table-cell office:value-type="float" office:value="354.3855">
                <text:p>354.3855</text:p>
              </table:table-cell>
              <table:table-cell office:value-type="float" office:value="1605.2506">
                <text:p>1605.2506</text:p>
              </table:table-cell>
              <table:table-cell office:value-type="float" office:value="853.3791">
                <text:p>853.3791</text:p>
              </table:table-cell>
              <table:table-cell office:value-type="float" office:value="2338.4667">
                <text:p>2338.4667</text:p>
              </table:table-cell>
              <table:table-cell office:value-type="float" office:value="1594.6596">
                <text:p>1594.6596</text:p>
              </table:table-cell>
              <table:table-cell office:value-type="float" office:value="2836.3304">
                <text:p>2836.3304</text:p>
              </table:table-cell>
              <table:table-cell office:value-type="float" office:value="2357.6272">
                <text:p>2357.6272</text:p>
              </table:table-cell>
              <table:table-cell office:value-type="float" office:value="3268.6106">
                <text:p>3268.61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99.0818">
                <text:p>999.0818</text:p>
              </table:table-cell>
              <table:table-cell office:value-type="float" office:value="353.4437">
                <text:p>353.4437</text:p>
              </table:table-cell>
              <table:table-cell office:value-type="float" office:value="-207.7706">
                <text:p>-207.7706</text:p>
              </table:table-cell>
              <table:table-cell office:value-type="float" office:value="2378.0369">
                <text:p>2378.0369</text:p>
              </table:table-cell>
              <table:table-cell office:value-type="float" office:value="1008.4036">
                <text:p>1008.4036</text:p>
              </table:table-cell>
              <table:table-cell office:value-type="float" office:value="1316.9225">
                <text:p>1316.9225</text:p>
              </table:table-cell>
              <table:table-cell office:value-type="float" office:value="1742.718">
                <text:p>1742.718</text:p>
              </table:table-cell>
              <table:table-cell office:value-type="float" office:value="3812.0331">
                <text:p>3812.0331</text:p>
              </table:table-cell>
              <table:table-cell office:value-type="float" office:value="1810.2698">
                <text:p>1810.2698</text:p>
              </table:table-cell>
              <table:table-cell office:value-type="float" office:value="2497.0416">
                <text:p>2497.0416</text:p>
              </table:table-cell>
              <table:table-cell office:value-type="float" office:value="224.407">
                <text:p>224.407</text:p>
              </table:table-cell>
              <table:table-cell office:value-type="float" office:value="731.2393">
                <text:p>731.2393</text:p>
              </table:table-cell>
              <table:table-cell office:value-type="float" office:value="356.2213">
                <text:p>356.2213</text:p>
              </table:table-cell>
              <table:table-cell office:value-type="float" office:value="1608.5205">
                <text:p>1608.5205</text:p>
              </table:table-cell>
              <table:table-cell office:value-type="float" office:value="855.8029">
                <text:p>855.8029</text:p>
              </table:table-cell>
              <table:table-cell office:value-type="float" office:value="2341.3281">
                <text:p>2341.3281</text:p>
              </table:table-cell>
              <table:table-cell office:value-type="float" office:value="1597.6942">
                <text:p>1597.6942</text:p>
              </table:table-cell>
              <table:table-cell office:value-type="float" office:value="2838.5334">
                <text:p>2838.5334</text:p>
              </table:table-cell>
              <table:table-cell office:value-type="float" office:value="2361.34">
                <text:p>2361.34</text:p>
              </table:table-cell>
              <table:table-cell office:value-type="float" office:value="3269.1378">
                <text:p>3269.13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10.3583">
                <text:p>1010.3583</text:p>
              </table:table-cell>
              <table:table-cell office:value-type="float" office:value="389.208">
                <text:p>389.208</text:p>
              </table:table-cell>
              <table:table-cell office:value-type="float" office:value="-238.8595">
                <text:p>-238.8595</text:p>
              </table:table-cell>
              <table:table-cell office:value-type="float" office:value="2357.0671">
                <text:p>2357.0671</text:p>
              </table:table-cell>
              <table:table-cell office:value-type="float" office:value="1044.0682">
                <text:p>1044.0682</text:p>
              </table:table-cell>
              <table:table-cell office:value-type="float" office:value="1328.5106">
                <text:p>1328.5106</text:p>
              </table:table-cell>
              <table:table-cell office:value-type="float" office:value="1707.7088">
                <text:p>1707.7088</text:p>
              </table:table-cell>
              <table:table-cell office:value-type="float" office:value="3825.4719">
                <text:p>3825.4719</text:p>
              </table:table-cell>
              <table:table-cell office:value-type="float" office:value="1843.6826">
                <text:p>1843.6826</text:p>
              </table:table-cell>
              <table:table-cell office:value-type="float" office:value="2480.0169">
                <text:p>2480.0169</text:p>
              </table:table-cell>
              <table:table-cell office:value-type="float" office:value="225.5649">
                <text:p>225.5649</text:p>
              </table:table-cell>
              <table:table-cell office:value-type="float" office:value="734.8061">
                <text:p>734.8061</text:p>
              </table:table-cell>
              <table:table-cell office:value-type="float" office:value="358.1146">
                <text:p>358.1146</text:p>
              </table:table-cell>
              <table:table-cell office:value-type="float" office:value="1611.7574">
                <text:p>1611.7574</text:p>
              </table:table-cell>
              <table:table-cell office:value-type="float" office:value="858.3951">
                <text:p>858.3951</text:p>
              </table:table-cell>
              <table:table-cell office:value-type="float" office:value="2344.0379">
                <text:p>2344.0379</text:p>
              </table:table-cell>
              <table:table-cell office:value-type="float" office:value="1600.7537">
                <text:p>1600.7537</text:p>
              </table:table-cell>
              <table:table-cell office:value-type="float" office:value="2840.7019">
                <text:p>2840.7019</text:p>
              </table:table-cell>
              <table:table-cell office:value-type="float" office:value="2365.0007">
                <text:p>2365.0007</text:p>
              </table:table-cell>
              <table:table-cell office:value-type="float" office:value="3269.9513">
                <text:p>3269.95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20.064">
                <text:p>1020.064</text:p>
              </table:table-cell>
              <table:table-cell office:value-type="float" office:value="425.4303">
                <text:p>425.4303</text:p>
              </table:table-cell>
              <table:table-cell office:value-type="float" office:value="-269.0042">
                <text:p>-269.0042</text:p>
              </table:table-cell>
              <table:table-cell office:value-type="float" office:value="2334.7613">
                <text:p>2334.7613</text:p>
              </table:table-cell>
              <table:table-cell office:value-type="float" office:value="1079.1934">
                <text:p>1079.1934</text:p>
              </table:table-cell>
              <table:table-cell office:value-type="float" office:value="1341.6434">
                <text:p>1341.6434</text:p>
              </table:table-cell>
              <table:table-cell office:value-type="float" office:value="1672.1466">
                <text:p>1672.1466</text:p>
              </table:table-cell>
              <table:table-cell office:value-type="float" office:value="3837.3708">
                <text:p>3837.3708</text:p>
              </table:table-cell>
              <table:table-cell office:value-type="float" office:value="1877.8061">
                <text:p>1877.8061</text:p>
              </table:table-cell>
              <table:table-cell office:value-type="float" office:value="2464.4659">
                <text:p>2464.4659</text:p>
              </table:table-cell>
              <table:table-cell office:value-type="float" office:value="226.435">
                <text:p>226.435</text:p>
              </table:table-cell>
              <table:table-cell office:value-type="float" office:value="738.4537">
                <text:p>738.4537</text:p>
              </table:table-cell>
              <table:table-cell office:value-type="float" office:value="359.8591">
                <text:p>359.8591</text:p>
              </table:table-cell>
              <table:table-cell office:value-type="float" office:value="1615.0769">
                <text:p>1615.0769</text:p>
              </table:table-cell>
              <table:table-cell office:value-type="float" office:value="860.8729">
                <text:p>860.8729</text:p>
              </table:table-cell>
              <table:table-cell office:value-type="float" office:value="2346.8526">
                <text:p>2346.8526</text:p>
              </table:table-cell>
              <table:table-cell office:value-type="float" office:value="1603.6887">
                <text:p>1603.6887</text:p>
              </table:table-cell>
              <table:table-cell office:value-type="float" office:value="2843.036">
                <text:p>2843.036</text:p>
              </table:table-cell>
              <table:table-cell office:value-type="float" office:value="2368.6084">
                <text:p>2368.6084</text:p>
              </table:table-cell>
              <table:table-cell office:value-type="float" office:value="3270.9745">
                <text:p>3270.97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31.3404">
                <text:p>1031.3404</text:p>
              </table:table-cell>
              <table:table-cell office:value-type="float" office:value="461.1946">
                <text:p>461.1946</text:p>
              </table:table-cell>
              <table:table-cell office:value-type="float" office:value="-298.1471">
                <text:p>-298.1471</text:p>
              </table:table-cell>
              <table:table-cell office:value-type="float" office:value="2311.1618">
                <text:p>2311.1618</text:p>
              </table:table-cell>
              <table:table-cell office:value-type="float" office:value="1113.7123">
                <text:p>1113.7123</text:p>
              </table:table-cell>
              <table:table-cell office:value-type="float" office:value="1356.2958">
                <text:p>1356.2958</text:p>
              </table:table-cell>
              <table:table-cell office:value-type="float" office:value="1636.0993">
                <text:p>1636.0993</text:p>
              </table:table-cell>
              <table:table-cell office:value-type="float" office:value="3847.7072">
                <text:p>3847.7072</text:p>
              </table:table-cell>
              <table:table-cell office:value-type="float" office:value="1912.5755">
                <text:p>1912.5755</text:p>
              </table:table-cell>
              <table:table-cell office:value-type="float" office:value="2450.4182">
                <text:p>2450.4182</text:p>
              </table:table-cell>
              <table:table-cell office:value-type="float" office:value="227.0338">
                <text:p>227.0338</text:p>
              </table:table-cell>
              <table:table-cell office:value-type="float" office:value="742.1556">
                <text:p>742.1556</text:p>
              </table:table-cell>
              <table:table-cell office:value-type="float" office:value="361.8427">
                <text:p>361.8427</text:p>
              </table:table-cell>
              <table:table-cell office:value-type="float" office:value="1618.2594">
                <text:p>1618.2594</text:p>
              </table:table-cell>
              <table:table-cell office:value-type="float" office:value="863.3695">
                <text:p>863.3695</text:p>
              </table:table-cell>
              <table:table-cell office:value-type="float" office:value="2349.6508">
                <text:p>2349.6508</text:p>
              </table:table-cell>
              <table:table-cell office:value-type="float" office:value="1606.4408">
                <text:p>1606.4408</text:p>
              </table:table-cell>
              <table:table-cell office:value-type="float" office:value="2845.5832">
                <text:p>2845.5832</text:p>
              </table:table-cell>
              <table:table-cell office:value-type="float" office:value="2372.1251">
                <text:p>2372.1251</text:p>
              </table:table-cell>
              <table:table-cell office:value-type="float" office:value="3272.2765">
                <text:p>3272.27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44.1662">
                <text:p>1044.1662</text:p>
              </table:table-cell>
              <table:table-cell office:value-type="float" office:value="496.4331">
                <text:p>496.4331</text:p>
              </table:table-cell>
              <table:table-cell office:value-type="float" office:value="-326.233">
                <text:p>-326.233</text:p>
              </table:table-cell>
              <table:table-cell office:value-type="float" office:value="2286.3135">
                <text:p>2286.3135</text:p>
              </table:table-cell>
              <table:table-cell office:value-type="float" office:value="1147.5593">
                <text:p>1147.5593</text:p>
              </table:table-cell>
              <table:table-cell office:value-type="float" office:value="1372.44">
                <text:p>1372.44</text:p>
              </table:table-cell>
              <table:table-cell office:value-type="float" office:value="1599.6355">
                <text:p>1599.6355</text:p>
              </table:table-cell>
              <table:table-cell office:value-type="float" office:value="3856.4614">
                <text:p>3856.4614</text:p>
              </table:table-cell>
              <table:table-cell office:value-type="float" office:value="1947.9246">
                <text:p>1947.9246</text:p>
              </table:table-cell>
              <table:table-cell office:value-type="float" office:value="2437.9004">
                <text:p>2437.9004</text:p>
              </table:table-cell>
              <table:table-cell office:value-type="float" office:value="227.5642">
                <text:p>227.5642</text:p>
              </table:table-cell>
              <table:table-cell office:value-type="float" office:value="745.8679">
                <text:p>745.8679</text:p>
              </table:table-cell>
              <table:table-cell office:value-type="float" office:value="364.0345">
                <text:p>364.0345</text:p>
              </table:table-cell>
              <table:table-cell office:value-type="float" office:value="1621.3021">
                <text:p>1621.3021</text:p>
              </table:table-cell>
              <table:table-cell office:value-type="float" office:value="866.0041">
                <text:p>866.0041</text:p>
              </table:table-cell>
              <table:table-cell office:value-type="float" office:value="2352.3193">
                <text:p>2352.3193</text:p>
              </table:table-cell>
              <table:table-cell office:value-type="float" office:value="1609.2235">
                <text:p>1609.2235</text:p>
              </table:table-cell>
              <table:table-cell office:value-type="float" office:value="2848.0971">
                <text:p>2848.0971</text:p>
              </table:table-cell>
              <table:table-cell office:value-type="float" office:value="2375.7211">
                <text:p>2375.7211</text:p>
              </table:table-cell>
              <table:table-cell office:value-type="float" office:value="3273.34">
                <text:p>3273.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58.5168">
                <text:p>1058.5168</text:p>
              </table:table-cell>
              <table:table-cell office:value-type="float" office:value="531.0786">
                <text:p>531.0786</text:p>
              </table:table-cell>
              <table:table-cell office:value-type="float" office:value="-353.2082">
                <text:p>-353.2082</text:p>
              </table:table-cell>
              <table:table-cell office:value-type="float" office:value="2260.2638">
                <text:p>2260.2638</text:p>
              </table:table-cell>
              <table:table-cell office:value-type="float" office:value="1180.6698">
                <text:p>1180.6698</text:p>
              </table:table-cell>
              <table:table-cell office:value-type="float" office:value="1390.0452">
                <text:p>1390.0452</text:p>
              </table:table-cell>
              <table:table-cell office:value-type="float" office:value="1562.8244">
                <text:p>1562.8244</text:p>
              </table:table-cell>
              <table:table-cell office:value-type="float" office:value="3863.6167">
                <text:p>3863.6167</text:p>
              </table:table-cell>
              <table:table-cell office:value-type="float" office:value="1983.786">
                <text:p>1983.786</text:p>
              </table:table-cell>
              <table:table-cell office:value-type="float" office:value="2426.9365">
                <text:p>2426.9365</text:p>
              </table:table-cell>
              <table:table-cell office:value-type="float" office:value="227.9404">
                <text:p>227.9404</text:p>
              </table:table-cell>
              <table:table-cell office:value-type="float" office:value="749.599">
                <text:p>749.599</text:p>
              </table:table-cell>
              <table:table-cell office:value-type="float" office:value="366.349">
                <text:p>366.349</text:p>
              </table:table-cell>
              <table:table-cell office:value-type="float" office:value="1624.2527">
                <text:p>1624.2527</text:p>
              </table:table-cell>
              <table:table-cell office:value-type="float" office:value="868.7915">
                <text:p>868.7915</text:p>
              </table:table-cell>
              <table:table-cell office:value-type="float" office:value="2354.828">
                <text:p>2354.828</text:p>
              </table:table-cell>
              <table:table-cell office:value-type="float" office:value="1612.1451">
                <text:p>1612.1451</text:p>
              </table:table-cell>
              <table:table-cell office:value-type="float" office:value="2850.448">
                <text:p>2850.448</text:p>
              </table:table-cell>
              <table:table-cell office:value-type="float" office:value="2379.3739">
                <text:p>2379.3739</text:p>
              </table:table-cell>
              <table:table-cell office:value-type="float" office:value="3274.1882">
                <text:p>3274.18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72.5646">
                <text:p>1072.5646</text:p>
              </table:table-cell>
              <table:table-cell office:value-type="float" office:value="565.848">
                <text:p>565.848</text:p>
              </table:table-cell>
              <table:table-cell office:value-type="float" office:value="-379.0215">
                <text:p>-379.0215</text:p>
              </table:table-cell>
              <table:table-cell office:value-type="float" office:value="2233.0623">
                <text:p>2233.0623</text:p>
              </table:table-cell>
              <table:table-cell office:value-type="float" office:value="1212.9809">
                <text:p>1212.9809</text:p>
              </table:table-cell>
              <table:table-cell office:value-type="float" office:value="1409.0779">
                <text:p>1409.0779</text:p>
              </table:table-cell>
              <table:table-cell office:value-type="float" office:value="1525.7363">
                <text:p>1525.7363</text:p>
              </table:table-cell>
              <table:table-cell office:value-type="float" office:value="3869.1596">
                <text:p>3869.1596</text:p>
              </table:table-cell>
              <table:table-cell office:value-type="float" office:value="2020.0915">
                <text:p>2020.0915</text:p>
              </table:table-cell>
              <table:table-cell office:value-type="float" office:value="2417.5473">
                <text:p>2417.5473</text:p>
              </table:table-cell>
              <table:table-cell office:value-type="float" office:value="228.3256">
                <text:p>228.3256</text:p>
              </table:table-cell>
              <table:table-cell office:value-type="float" office:value="753.3292">
                <text:p>753.3292</text:p>
              </table:table-cell>
              <table:table-cell office:value-type="float" office:value="368.8688">
                <text:p>368.8688</text:p>
              </table:table-cell>
              <table:table-cell office:value-type="float" office:value="1627.03">
                <text:p>1627.03</text:p>
              </table:table-cell>
              <table:table-cell office:value-type="float" office:value="871.6129">
                <text:p>871.6129</text:p>
              </table:table-cell>
              <table:table-cell office:value-type="float" office:value="2357.2981">
                <text:p>2357.2981</text:p>
              </table:table-cell>
              <table:table-cell office:value-type="float" office:value="1614.9502">
                <text:p>1614.9502</text:p>
              </table:table-cell>
              <table:table-cell office:value-type="float" office:value="2852.9367">
                <text:p>2852.9367</text:p>
              </table:table-cell>
              <table:table-cell office:value-type="float" office:value="2383.0294">
                <text:p>2383.0294</text:p>
              </table:table-cell>
              <table:table-cell office:value-type="float" office:value="3275.0249">
                <text:p>3275.02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86.3084">
                <text:p>1086.3084</text:p>
              </table:table-cell>
              <table:table-cell office:value-type="float" office:value="600.7387">
                <text:p>600.7387</text:p>
              </table:table-cell>
              <table:table-cell office:value-type="float" office:value="-403.6237">
                <text:p>-403.6237</text:p>
              </table:table-cell>
              <table:table-cell office:value-type="float" office:value="2204.7607">
                <text:p>2204.7607</text:p>
              </table:table-cell>
              <table:table-cell office:value-type="float" office:value="1244.4311">
                <text:p>1244.4311</text:p>
              </table:table-cell>
              <table:table-cell office:value-type="float" office:value="1429.5018">
                <text:p>1429.5018</text:p>
              </table:table-cell>
              <table:table-cell office:value-type="float" office:value="1488.4418">
                <text:p>1488.4418</text:p>
              </table:table-cell>
              <table:table-cell office:value-type="float" office:value="3873.0794">
                <text:p>3873.0794</text:p>
              </table:table-cell>
              <table:table-cell office:value-type="float" office:value="2056.7721">
                <text:p>2056.7721</text:p>
              </table:table-cell>
              <table:table-cell office:value-type="float" office:value="2409.7506">
                <text:p>2409.7506</text:p>
              </table:table-cell>
              <table:table-cell office:value-type="float" office:value="228.5999">
                <text:p>228.5999</text:p>
              </table:table-cell>
              <table:table-cell office:value-type="float" office:value="757.0691">
                <text:p>757.0691</text:p>
              </table:table-cell>
              <table:table-cell office:value-type="float" office:value="371.4289">
                <text:p>371.4289</text:p>
              </table:table-cell>
              <table:table-cell office:value-type="float" office:value="1629.7701">
                <text:p>1629.7701</text:p>
              </table:table-cell>
              <table:table-cell office:value-type="float" office:value="874.3011">
                <text:p>874.3011</text:p>
              </table:table-cell>
              <table:table-cell office:value-type="float" office:value="2359.9127">
                <text:p>2359.9127</text:p>
              </table:table-cell>
              <table:table-cell office:value-type="float" office:value="1617.6413">
                <text:p>1617.6413</text:p>
              </table:table-cell>
              <table:table-cell office:value-type="float" office:value="2855.5484">
                <text:p>2855.5484</text:p>
              </table:table-cell>
              <table:table-cell office:value-type="float" office:value="2386.6866">
                <text:p>2386.6866</text:p>
              </table:table-cell>
              <table:table-cell office:value-type="float" office:value="3275.8541">
                <text:p>3275.85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98.5172">
                <text:p>1098.5172</text:p>
              </table:table-cell>
              <table:table-cell office:value-type="float" office:value="636.1956">
                <text:p>636.1956</text:p>
              </table:table-cell>
              <table:table-cell office:value-type="float" office:value="-426.968">
                <text:p>-426.968</text:p>
              </table:table-cell>
              <table:table-cell office:value-type="float" office:value="2175.4129">
                <text:p>2175.4129</text:p>
              </table:table-cell>
              <table:table-cell office:value-type="float" office:value="1274.9604">
                <text:p>1274.9604</text:p>
              </table:table-cell>
              <table:table-cell office:value-type="float" office:value="1451.2782">
                <text:p>1451.2782</text:p>
              </table:table-cell>
              <table:table-cell office:value-type="float" office:value="1451.0117">
                <text:p>1451.0117</text:p>
              </table:table-cell>
              <table:table-cell office:value-type="float" office:value="3875.3687">
                <text:p>3875.3687</text:p>
              </table:table-cell>
              <table:table-cell office:value-type="float" office:value="2093.7578">
                <text:p>2093.7578</text:p>
              </table:table-cell>
              <table:table-cell office:value-type="float" office:value="2403.5613">
                <text:p>2403.5613</text:p>
              </table:table-cell>
              <table:table-cell office:value-type="float" office:value="228.7939">
                <text:p>228.7939</text:p>
              </table:table-cell>
              <table:table-cell office:value-type="float" office:value="760.8141">
                <text:p>760.8141</text:p>
              </table:table-cell>
              <table:table-cell office:value-type="float" office:value="373.8217">
                <text:p>373.8217</text:p>
              </table:table-cell>
              <table:table-cell office:value-type="float" office:value="1632.6575">
                <text:p>1632.6575</text:p>
              </table:table-cell>
              <table:table-cell office:value-type="float" office:value="877.146">
                <text:p>877.146</text:p>
              </table:table-cell>
              <table:table-cell office:value-type="float" office:value="2362.3559">
                <text:p>2362.3559</text:p>
              </table:table-cell>
              <table:table-cell office:value-type="float" office:value="1620.2267">
                <text:p>1620.2267</text:p>
              </table:table-cell>
              <table:table-cell office:value-type="float" office:value="2858.2647">
                <text:p>2858.2647</text:p>
              </table:table-cell>
              <table:table-cell office:value-type="float" office:value="2390.2872">
                <text:p>2390.2872</text:p>
              </table:table-cell>
              <table:table-cell office:value-type="float" office:value="3276.9019">
                <text:p>3276.90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09.1678">
                <text:p>1109.1678</text:p>
              </table:table-cell>
              <table:table-cell office:value-type="float" office:value="672.1513">
                <text:p>672.1513</text:p>
              </table:table-cell>
              <table:table-cell office:value-type="float" office:value="-449.01">
                <text:p>-449.01</text:p>
              </table:table-cell>
              <table:table-cell office:value-type="float" office:value="2145.0747">
                <text:p>2145.0747</text:p>
              </table:table-cell>
              <table:table-cell office:value-type="float" office:value="1304.5108">
                <text:p>1304.5108</text:p>
              </table:table-cell>
              <table:table-cell office:value-type="float" office:value="1474.3655">
                <text:p>1474.3655</text:p>
              </table:table-cell>
              <table:table-cell office:value-type="float" office:value="1413.5174">
                <text:p>1413.5174</text:p>
              </table:table-cell>
              <table:table-cell office:value-type="float" office:value="3876.0232">
                <text:p>3876.0232</text:p>
              </table:table-cell>
              <table:table-cell office:value-type="float" office:value="2130.9783">
                <text:p>2130.9783</text:p>
              </table:table-cell>
              <table:table-cell office:value-type="float" office:value="2398.9912">
                <text:p>2398.9912</text:p>
              </table:table-cell>
              <table:table-cell office:value-type="float" office:value="229.0629">
                <text:p>229.0629</text:p>
              </table:table-cell>
              <table:table-cell office:value-type="float" office:value="764.5544">
                <text:p>764.5544</text:p>
              </table:table-cell>
              <table:table-cell office:value-type="float" office:value="376.2236">
                <text:p>376.2236</text:p>
              </table:table-cell>
              <table:table-cell office:value-type="float" office:value="1635.5373">
                <text:p>1635.5373</text:p>
              </table:table-cell>
              <table:table-cell office:value-type="float" office:value="879.9384">
                <text:p>879.9384</text:p>
              </table:table-cell>
              <table:table-cell office:value-type="float" office:value="2364.859">
                <text:p>2364.859</text:p>
              </table:table-cell>
              <table:table-cell office:value-type="float" office:value="1622.8607">
                <text:p>1622.8607</text:p>
              </table:table-cell>
              <table:table-cell office:value-type="float" office:value="2860.9338">
                <text:p>2860.9338</text:p>
              </table:table-cell>
              <table:table-cell office:value-type="float" office:value="2393.802">
                <text:p>2393.802</text:p>
              </table:table-cell>
              <table:table-cell office:value-type="float" office:value="3278.209">
                <text:p>3278.2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8.2398">
                <text:p>1118.2398</text:p>
              </table:table-cell>
              <table:table-cell office:value-type="float" office:value="708.5374">
                <text:p>708.5374</text:p>
              </table:table-cell>
              <table:table-cell office:value-type="float" office:value="-469.7076">
                <text:p>-469.7076</text:p>
              </table:table-cell>
              <table:table-cell office:value-type="float" office:value="2113.804">
                <text:p>2113.804</text:p>
              </table:table-cell>
              <table:table-cell office:value-type="float" office:value="1333.026">
                <text:p>1333.026</text:p>
              </table:table-cell>
              <table:table-cell office:value-type="float" office:value="1498.7198">
                <text:p>1498.7198</text:p>
              </table:table-cell>
              <table:table-cell office:value-type="float" office:value="1376.0303">
                <text:p>1376.0303</text:p>
              </table:table-cell>
              <table:table-cell office:value-type="float" office:value="3875.0416">
                <text:p>3875.0416</text:p>
              </table:table-cell>
              <table:table-cell office:value-type="float" office:value="2168.3627">
                <text:p>2168.3627</text:p>
              </table:table-cell>
              <table:table-cell office:value-type="float" office:value="2396.049">
                <text:p>2396.049</text:p>
              </table:table-cell>
              <table:table-cell office:value-type="float" office:value="229.3572">
                <text:p>229.3572</text:p>
              </table:table-cell>
              <table:table-cell office:value-type="float" office:value="768.2929">
                <text:p>768.2929</text:p>
              </table:table-cell>
              <table:table-cell office:value-type="float" office:value="378.857">
                <text:p>378.857</text:p>
              </table:table-cell>
              <table:table-cell office:value-type="float" office:value="1638.2071">
                <text:p>1638.2071</text:p>
              </table:table-cell>
              <table:table-cell office:value-type="float" office:value="882.8973">
                <text:p>882.8973</text:p>
              </table:table-cell>
              <table:table-cell office:value-type="float" office:value="2367.1627">
                <text:p>2367.1627</text:p>
              </table:table-cell>
              <table:table-cell office:value-type="float" office:value="1625.6234">
                <text:p>1625.6234</text:p>
              </table:table-cell>
              <table:table-cell office:value-type="float" office:value="2863.4695">
                <text:p>2863.4695</text:p>
              </table:table-cell>
              <table:table-cell office:value-type="float" office:value="2397.2041">
                <text:p>2397.2041</text:p>
              </table:table-cell>
              <table:table-cell office:value-type="float" office:value="3279.7865">
                <text:p>3279.78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25.7161">
                <text:p>1125.7161</text:p>
              </table:table-cell>
              <table:table-cell office:value-type="float" office:value="745.2846">
                <text:p>745.2846</text:p>
              </table:table-cell>
              <table:table-cell office:value-type="float" office:value="-489.0215">
                <text:p>-489.0215</text:p>
              </table:table-cell>
              <table:table-cell office:value-type="float" office:value="2081.6602">
                <text:p>2081.6602</text:p>
              </table:table-cell>
              <table:table-cell office:value-type="float" office:value="1362.5764">
                <text:p>1362.5764</text:p>
              </table:table-cell>
              <table:table-cell office:value-type="float" office:value="1521.8071">
                <text:p>1521.8071</text:p>
              </table:table-cell>
              <table:table-cell office:value-type="float" office:value="1338.6216">
                <text:p>1338.6216</text:p>
              </table:table-cell>
              <table:table-cell office:value-type="float" office:value="3872.4257">
                <text:p>3872.4257</text:p>
              </table:table-cell>
              <table:table-cell office:value-type="float" office:value="2205.8398">
                <text:p>2205.8398</text:p>
              </table:table-cell>
              <table:table-cell office:value-type="float" office:value="2394.7402">
                <text:p>2394.7402</text:p>
              </table:table-cell>
              <table:table-cell office:value-type="float" office:value="229.5371">
                <text:p>229.5371</text:p>
              </table:table-cell>
              <table:table-cell office:value-type="float" office:value="772.0386">
                <text:p>772.0386</text:p>
              </table:table-cell>
              <table:table-cell office:value-type="float" office:value="381.3317">
                <text:p>381.3317</text:p>
              </table:table-cell>
              <table:table-cell office:value-type="float" office:value="1641.0245">
                <text:p>1641.0245</text:p>
              </table:table-cell>
              <table:table-cell office:value-type="float" office:value="885.8225">
                <text:p>885.8225</text:p>
              </table:table-cell>
              <table:table-cell office:value-type="float" office:value="2369.5091">
                <text:p>2369.5091</text:p>
              </table:table-cell>
              <table:table-cell office:value-type="float" office:value="1628.3553">
                <text:p>1628.3553</text:p>
              </table:table-cell>
              <table:table-cell office:value-type="float" office:value="2866.0384">
                <text:p>2866.0384</text:p>
              </table:table-cell>
              <table:table-cell office:value-type="float" office:value="2400.6314">
                <text:p>2400.6314</text:p>
              </table:table-cell>
              <table:table-cell office:value-type="float" office:value="3281.3084">
                <text:p>3281.30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31.5824">
                <text:p>1131.5824</text:p>
              </table:table-cell>
              <table:table-cell office:value-type="float" office:value="782.3229">
                <text:p>782.3229</text:p>
              </table:table-cell>
              <table:table-cell office:value-type="float" office:value="-506.915">
                <text:p>-506.915</text:p>
              </table:table-cell>
              <table:table-cell office:value-type="float" office:value="2048.7046">
                <text:p>2048.7046</text:p>
              </table:table-cell>
              <table:table-cell office:value-type="float" office:value="1393.1058">
                <text:p>1393.1058</text:p>
              </table:table-cell>
              <table:table-cell office:value-type="float" office:value="1543.5835">
                <text:p>1543.5835</text:p>
              </table:table-cell>
              <table:table-cell office:value-type="float" office:value="1301.3627">
                <text:p>1301.3627</text:p>
              </table:table-cell>
              <table:table-cell office:value-type="float" office:value="3868.1806">
                <text:p>3868.1806</text:p>
              </table:table-cell>
              <table:table-cell office:value-type="float" office:value="2243.3384">
                <text:p>2243.3384</text:p>
              </table:table-cell>
              <table:table-cell office:value-type="float" office:value="2395.0675">
                <text:p>2395.0675</text:p>
              </table:table-cell>
              <table:table-cell office:value-type="float" office:value="229.7378">
                <text:p>229.7378</text:p>
              </table:table-cell>
              <table:table-cell office:value-type="float" office:value="775.7832">
                <text:p>775.7832</text:p>
              </table:table-cell>
              <table:table-cell office:value-type="float" office:value="383.7196">
                <text:p>383.7196</text:p>
              </table:table-cell>
              <table:table-cell office:value-type="float" office:value="1643.916">
                <text:p>1643.916</text:p>
              </table:table-cell>
              <table:table-cell office:value-type="float" office:value="888.7586">
                <text:p>888.7586</text:p>
              </table:table-cell>
              <table:table-cell office:value-type="float" office:value="2371.8419">
                <text:p>2371.8419</text:p>
              </table:table-cell>
              <table:table-cell office:value-type="float" office:value="1630.9527">
                <text:p>1630.9527</text:p>
              </table:table-cell>
              <table:table-cell office:value-type="float" office:value="2868.7432">
                <text:p>2868.7432</text:p>
              </table:table-cell>
              <table:table-cell office:value-type="float" office:value="2404.0155">
                <text:p>2404.0155</text:p>
              </table:table-cell>
              <table:table-cell office:value-type="float" office:value="3282.9242">
                <text:p>3282.92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35.8275">
                <text:p>1135.8275</text:p>
              </table:table-cell>
              <table:table-cell office:value-type="float" office:value="819.5819">
                <text:p>819.5819</text:p>
              </table:table-cell>
              <table:table-cell office:value-type="float" office:value="-523.3539">
                <text:p>-523.3539</text:p>
              </table:table-cell>
              <table:table-cell office:value-type="float" office:value="2014.9998">
                <text:p>2014.9998</text:p>
              </table:table-cell>
              <table:table-cell office:value-type="float" office:value="1422.6562">
                <text:p>1422.6562</text:p>
              </table:table-cell>
              <table:table-cell office:value-type="float" office:value="1566.6708">
                <text:p>1566.6708</text:p>
              </table:table-cell>
              <table:table-cell office:value-type="float" office:value="1264.3244">
                <text:p>1264.3244</text:p>
              </table:table-cell>
              <table:table-cell office:value-type="float" office:value="3862.3143">
                <text:p>3862.3143</text:p>
              </table:table-cell>
              <table:table-cell office:value-type="float" office:value="2280.787">
                <text:p>2280.787</text:p>
              </table:table-cell>
              <table:table-cell office:value-type="float" office:value="2397.0301">
                <text:p>2397.0301</text:p>
              </table:table-cell>
              <table:table-cell office:value-type="float" office:value="229.7807">
                <text:p>229.7807</text:p>
              </table:table-cell>
              <table:table-cell office:value-type="float" office:value="779.5329">
                <text:p>779.5329</text:p>
              </table:table-cell>
              <table:table-cell office:value-type="float" office:value="386.2893">
                <text:p>386.2893</text:p>
              </table:table-cell>
              <table:table-cell office:value-type="float" office:value="1646.6472">
                <text:p>1646.6472</text:p>
              </table:table-cell>
              <table:table-cell office:value-type="float" office:value="891.8179">
                <text:p>891.8179</text:p>
              </table:table-cell>
              <table:table-cell office:value-type="float" office:value="2374.0107">
                <text:p>2374.0107</text:p>
              </table:table-cell>
              <table:table-cell office:value-type="float" office:value="1633.4907">
                <text:p>1633.4907</text:p>
              </table:table-cell>
              <table:table-cell office:value-type="float" office:value="2871.5038">
                <text:p>2871.5038</text:p>
              </table:table-cell>
              <table:table-cell office:value-type="float" office:value="2407.2478">
                <text:p>2407.2478</text:p>
              </table:table-cell>
              <table:table-cell office:value-type="float" office:value="3284.8253">
                <text:p>3284.82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8.4434">
                <text:p>1138.4434</text:p>
              </table:table-cell>
              <table:table-cell office:value-type="float" office:value="856.9905">
                <text:p>856.9905</text:p>
              </table:table-cell>
              <table:table-cell office:value-type="float" office:value="-538.307">
                <text:p>-538.307</text:p>
              </table:table-cell>
              <table:table-cell office:value-type="float" office:value="1980.6101">
                <text:p>1980.6101</text:p>
              </table:table-cell>
              <table:table-cell office:value-type="float" office:value="1451.1714">
                <text:p>1451.1714</text:p>
              </table:table-cell>
              <table:table-cell office:value-type="float" office:value="1591.0251">
                <text:p>1591.0251</text:p>
              </table:table-cell>
              <table:table-cell office:value-type="float" office:value="1227.5772">
                <text:p>1227.5772</text:p>
              </table:table-cell>
              <table:table-cell office:value-type="float" office:value="3854.838">
                <text:p>3854.838</text:p>
              </table:table-cell>
              <table:table-cell office:value-type="float" office:value="2318.1144">
                <text:p>2318.1144</text:p>
              </table:table-cell>
              <table:table-cell office:value-type="float" office:value="2400.6243">
                <text:p>2400.6243</text:p>
              </table:table-cell>
              <table:table-cell office:value-type="float" office:value="229.7337">
                <text:p>229.7337</text:p>
              </table:table-cell>
              <table:table-cell office:value-type="float" office:value="783.2826">
                <text:p>783.2826</text:p>
              </table:table-cell>
              <table:table-cell office:value-type="float" office:value="388.6287">
                <text:p>388.6287</text:p>
              </table:table-cell>
              <table:table-cell office:value-type="float" office:value="1649.578">
                <text:p>1649.578</text:p>
              </table:table-cell>
              <table:table-cell office:value-type="float" office:value="894.7878">
                <text:p>894.7878</text:p>
              </table:table-cell>
              <table:table-cell office:value-type="float" office:value="2376.3002">
                <text:p>2376.3002</text:p>
              </table:table-cell>
              <table:table-cell office:value-type="float" office:value="1636.0882">
                <text:p>1636.0882</text:p>
              </table:table-cell>
              <table:table-cell office:value-type="float" office:value="2874.2086">
                <text:p>2874.2086</text:p>
              </table:table-cell>
              <table:table-cell office:value-type="float" office:value="2410.4963">
                <text:p>2410.4963</text:p>
              </table:table-cell>
              <table:table-cell office:value-type="float" office:value="3286.6988">
                <text:p>3286.69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9.425">
                <text:p>1139.425</text:p>
              </table:table-cell>
              <table:table-cell office:value-type="float" office:value="894.4777">
                <text:p>894.4777</text:p>
              </table:table-cell>
              <table:table-cell office:value-type="float" office:value="-551.7458">
                <text:p>-551.7458</text:p>
              </table:table-cell>
              <table:table-cell office:value-type="float" office:value="1945.6008">
                <text:p>1945.6008</text:p>
              </table:table-cell>
              <table:table-cell office:value-type="float" office:value="1478.5971">
                <text:p>1478.5971</text:p>
              </table:table-cell>
              <table:table-cell office:value-type="float" office:value="1616.6">
                <text:p>1616.6</text:p>
              </table:table-cell>
              <table:table-cell office:value-type="float" office:value="1191.1911">
                <text:p>1191.1911</text:p>
              </table:table-cell>
              <table:table-cell office:value-type="float" office:value="3845.7659">
                <text:p>3845.7659</text:p>
              </table:table-cell>
              <table:table-cell office:value-type="float" office:value="2355.2494">
                <text:p>2355.2494</text:p>
              </table:table-cell>
              <table:table-cell office:value-type="float" office:value="2405.8433">
                <text:p>2405.8433</text:p>
              </table:table-cell>
              <table:table-cell office:value-type="float" office:value="229.9782">
                <text:p>229.9782</text:p>
              </table:table-cell>
              <table:table-cell office:value-type="float" office:value="787.0247">
                <text:p>787.0247</text:p>
              </table:table-cell>
              <table:table-cell office:value-type="float" office:value="390.7522">
                <text:p>390.7522</text:p>
              </table:table-cell>
              <table:table-cell office:value-type="float" office:value="1652.6688">
                <text:p>1652.6688</text:p>
              </table:table-cell>
              <table:table-cell office:value-type="float" office:value="897.5936">
                <text:p>897.5936</text:p>
              </table:table-cell>
              <table:table-cell office:value-type="float" office:value="2378.7882">
                <text:p>2378.7882</text:p>
              </table:table-cell>
              <table:table-cell office:value-type="float" office:value="1638.5815">
                <text:p>1638.5815</text:p>
              </table:table-cell>
              <table:table-cell office:value-type="float" office:value="2877.0097">
                <text:p>2877.0097</text:p>
              </table:table-cell>
              <table:table-cell office:value-type="float" office:value="2413.8164">
                <text:p>2413.8164</text:p>
              </table:table-cell>
              <table:table-cell office:value-type="float" office:value="3288.4422">
                <text:p>3288.44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38.7706">
                <text:p>1138.7706</text:p>
              </table:table-cell>
              <table:table-cell office:value-type="float" office:value="931.972">
                <text:p>931.972</text:p>
              </table:table-cell>
              <table:table-cell office:value-type="float" office:value="-563.6447">
                <text:p>-563.6447</text:p>
              </table:table-cell>
              <table:table-cell office:value-type="float" office:value="1910.0387">
                <text:p>1910.0387</text:p>
              </table:table-cell>
              <table:table-cell office:value-type="float" office:value="1504.8812">
                <text:p>1504.8812</text:p>
              </table:table-cell>
              <table:table-cell office:value-type="float" office:value="1643.3469">
                <text:p>1643.3469</text:p>
              </table:table-cell>
              <table:table-cell office:value-type="float" office:value="1155.2354">
                <text:p>1155.2354</text:p>
              </table:table-cell>
              <table:table-cell office:value-type="float" office:value="3835.1153">
                <text:p>3835.1153</text:p>
              </table:table-cell>
              <table:table-cell office:value-type="float" office:value="2392.1215">
                <text:p>2392.1215</text:p>
              </table:table-cell>
              <table:table-cell office:value-type="float" office:value="2412.6771">
                <text:p>2412.6771</text:p>
              </table:table-cell>
              <table:table-cell office:value-type="float" office:value="230.0835">
                <text:p>230.0835</text:p>
              </table:table-cell>
              <table:table-cell office:value-type="float" office:value="790.7732">
                <text:p>790.7732</text:p>
              </table:table-cell>
              <table:table-cell office:value-type="float" office:value="392.8801">
                <text:p>392.8801</text:p>
              </table:table-cell>
              <table:table-cell office:value-type="float" office:value="1655.7566">
                <text:p>1655.7566</text:p>
              </table:table-cell>
              <table:table-cell office:value-type="float" office:value="900.5525">
                <text:p>900.5525</text:p>
              </table:table-cell>
              <table:table-cell office:value-type="float" office:value="2381.0919">
                <text:p>2381.0919</text:p>
              </table:table-cell>
              <table:table-cell office:value-type="float" office:value="1641.0781">
                <text:p>1641.0781</text:p>
              </table:table-cell>
              <table:table-cell office:value-type="float" office:value="2879.8078">
                <text:p>2879.8078</text:p>
              </table:table-cell>
              <table:table-cell office:value-type="float" office:value="2417.0469">
                <text:p>2417.0469</text:p>
              </table:table-cell>
              <table:table-cell office:value-type="float" office:value="3290.3464">
                <text:p>3290.34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36.4813">
                <text:p>1136.4813</text:p>
              </table:table-cell>
              <table:table-cell office:value-type="float" office:value="969.402">
                <text:p>969.402</text:p>
              </table:table-cell>
              <table:table-cell office:value-type="float" office:value="-573.9811">
                <text:p>-573.9811</text:p>
              </table:table-cell>
              <table:table-cell office:value-type="float" office:value="1873.9914">
                <text:p>1873.9914</text:p>
              </table:table-cell>
              <table:table-cell office:value-type="float" office:value="1529.9736">
                <text:p>1529.9736</text:p>
              </table:table-cell>
              <table:table-cell office:value-type="float" office:value="1671.2148">
                <text:p>1671.2148</text:p>
              </table:table-cell>
              <table:table-cell office:value-type="float" office:value="1119.7784">
                <text:p>1119.7784</text:p>
              </table:table-cell>
              <table:table-cell office:value-type="float" office:value="3822.9065">
                <text:p>3822.9065</text:p>
              </table:table-cell>
              <table:table-cell office:value-type="float" office:value="2428.6604">
                <text:p>2428.6604</text:p>
              </table:table-cell>
              <table:table-cell office:value-type="float" office:value="2421.1128">
                <text:p>2421.1128</text:p>
              </table:table-cell>
              <table:table-cell office:value-type="float" office:value="230.4788">
                <text:p>230.4788</text:p>
              </table:table-cell>
              <table:table-cell office:value-type="float" office:value="794.5023">
                <text:p>794.5023</text:p>
              </table:table-cell>
              <table:table-cell office:value-type="float" office:value="395.0825">
                <text:p>395.0825</text:p>
              </table:table-cell>
              <table:table-cell office:value-type="float" office:value="1658.7917">
                <text:p>1658.7917</text:p>
              </table:table-cell>
              <table:table-cell office:value-type="float" office:value="903.6378">
                <text:p>903.6378</text:p>
              </table:table-cell>
              <table:table-cell office:value-type="float" office:value="2383.2235">
                <text:p>2383.2235</text:p>
              </table:table-cell>
              <table:table-cell office:value-type="float" office:value="1643.6282">
                <text:p>1643.6282</text:p>
              </table:table-cell>
              <table:table-cell office:value-type="float" office:value="2882.5572">
                <text:p>2882.5572</text:p>
              </table:table-cell>
              <table:table-cell office:value-type="float" office:value="2420.2459">
                <text:p>2420.2459</text:p>
              </table:table-cell>
              <table:table-cell office:value-type="float" office:value="3292.3033">
                <text:p>3292.30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32.5614">
                <text:p>1132.5614</text:p>
              </table:table-cell>
              <table:table-cell office:value-type="float" office:value="1006.6966">
                <text:p>1006.6966</text:p>
              </table:table-cell>
              <table:table-cell office:value-type="float" office:value="-582.7353">
                <text:p>-582.7353</text:p>
              </table:table-cell>
              <table:table-cell office:value-type="float" office:value="1837.5275">
                <text:p>1837.5275</text:p>
              </table:table-cell>
              <table:table-cell office:value-type="float" office:value="1553.8266">
                <text:p>1553.8266</text:p>
              </table:table-cell>
              <table:table-cell office:value-type="float" office:value="1700.1508">
                <text:p>1700.1508</text:p>
              </table:table-cell>
              <table:table-cell office:value-type="float" office:value="1084.8878">
                <text:p>1084.8878</text:p>
              </table:table-cell>
              <table:table-cell office:value-type="float" office:value="3809.1627">
                <text:p>3809.1627</text:p>
              </table:table-cell>
              <table:table-cell office:value-type="float" office:value="2464.7965">
                <text:p>2464.7965</text:p>
              </table:table-cell>
              <table:table-cell office:value-type="float" office:value="2431.1342">
                <text:p>2431.1342</text:p>
              </table:table-cell>
              <table:table-cell office:value-type="float" office:value="230.8076">
                <text:p>230.8076</text:p>
              </table:table-cell>
              <table:table-cell office:value-type="float" office:value="798.2378">
                <text:p>798.2378</text:p>
              </table:table-cell>
              <table:table-cell office:value-type="float" office:value="397.3762">
                <text:p>397.3762</text:p>
              </table:table-cell>
              <table:table-cell office:value-type="float" office:value="1661.7585">
                <text:p>1661.7585</text:p>
              </table:table-cell>
              <table:table-cell office:value-type="float" office:value="906.741">
                <text:p>906.741</text:p>
              </table:table-cell>
              <table:table-cell office:value-type="float" office:value="2385.3289">
                <text:p>2385.3289</text:p>
              </table:table-cell>
              <table:table-cell office:value-type="float" office:value="1646.2303">
                <text:p>1646.2303</text:p>
              </table:table-cell>
              <table:table-cell office:value-type="float" office:value="2885.2575">
                <text:p>2885.2575</text:p>
              </table:table-cell>
              <table:table-cell office:value-type="float" office:value="2423.5329">
                <text:p>2423.5329</text:p>
              </table:table-cell>
              <table:table-cell office:value-type="float" office:value="3294.1083">
                <text:p>3294.10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27.0186">
                <text:p>1127.0186</text:p>
              </table:table-cell>
              <table:table-cell office:value-type="float" office:value="1043.7847">
                <text:p>1043.7847</text:p>
              </table:table-cell>
              <table:table-cell office:value-type="float" office:value="-589.8907">
                <text:p>-589.8907</text:p>
              </table:table-cell>
              <table:table-cell office:value-type="float" office:value="1800.7165">
                <text:p>1800.7165</text:p>
              </table:table-cell>
              <table:table-cell office:value-type="float" office:value="1576.3946">
                <text:p>1576.3946</text:p>
              </table:table-cell>
              <table:table-cell office:value-type="float" office:value="1730.0996">
                <text:p>1730.0996</text:p>
              </table:table-cell>
              <table:table-cell office:value-type="float" office:value="1050.6298">
                <text:p>1050.6298</text:p>
              </table:table-cell>
              <table:table-cell office:value-type="float" office:value="3793.9101">
                <text:p>3793.9101</text:p>
              </table:table-cell>
              <table:table-cell office:value-type="float" office:value="2500.4611">
                <text:p>2500.4611</text:p>
              </table:table-cell>
              <table:table-cell office:value-type="float" office:value="2442.7224">
                <text:p>2442.7224</text:p>
              </table:table-cell>
              <table:table-cell office:value-type="float" office:value="231.4178">
                <text:p>231.4178</text:p>
              </table:table-cell>
              <table:table-cell office:value-type="float" office:value="801.9379">
                <text:p>801.9379</text:p>
              </table:table-cell>
              <table:table-cell office:value-type="float" office:value="399.7361">
                <text:p>399.7361</text:p>
              </table:table-cell>
              <table:table-cell office:value-type="float" office:value="1664.6728">
                <text:p>1664.6728</text:p>
              </table:table-cell>
              <table:table-cell office:value-type="float" office:value="909.6544">
                <text:p>909.6544</text:p>
              </table:table-cell>
              <table:table-cell office:value-type="float" office:value="2387.6899">
                <text:p>2387.6899</text:p>
              </table:table-cell>
              <table:table-cell office:value-type="float" office:value="1648.7635">
                <text:p>1648.7635</text:p>
              </table:table-cell>
              <table:table-cell office:value-type="float" office:value="2888.0226">
                <text:p>2888.0226</text:p>
              </table:table-cell>
              <table:table-cell office:value-type="float" office:value="2426.7682">
                <text:p>2426.7682</text:p>
              </table:table-cell>
              <table:table-cell office:value-type="float" office:value="3296.0045">
                <text:p>3296.00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19.8632">
                <text:p>1119.8632</text:p>
              </table:table-cell>
              <table:table-cell office:value-type="float" office:value="1080.5957">
                <text:p>1080.5957</text:p>
              </table:table-cell>
              <table:table-cell office:value-type="float" office:value="-595.4335">
                <text:p>-595.4335</text:p>
              </table:table-cell>
              <table:table-cell office:value-type="float" office:value="1763.6284">
                <text:p>1763.6284</text:p>
              </table:table-cell>
              <table:table-cell office:value-type="float" office:value="1597.6349">
                <text:p>1597.6349</text:p>
              </table:table-cell>
              <table:table-cell office:value-type="float" office:value="1761.0043">
                <text:p>1761.0043</text:p>
              </table:table-cell>
              <table:table-cell office:value-type="float" office:value="1017.0698">
                <text:p>1017.0698</text:p>
              </table:table-cell>
              <table:table-cell office:value-type="float" office:value="3777.1777">
                <text:p>3777.1777</text:p>
              </table:table-cell>
              <table:table-cell office:value-type="float" office:value="2535.5863">
                <text:p>2535.5863</text:p>
              </table:table-cell>
              <table:table-cell office:value-type="float" office:value="2455.8551">
                <text:p>2455.8551</text:p>
              </table:table-cell>
              <table:table-cell office:value-type="float" office:value="232.2314">
                <text:p>232.2314</text:p>
              </table:table-cell>
              <table:table-cell office:value-type="float" office:value="805.5985">
                <text:p>805.5985</text:p>
              </table:table-cell>
              <table:table-cell office:value-type="float" office:value="402.0494">
                <text:p>402.0494</text:p>
              </table:table-cell>
              <table:table-cell office:value-type="float" office:value="1667.6243">
                <text:p>1667.6243</text:p>
              </table:table-cell>
              <table:table-cell office:value-type="float" office:value="912.7596">
                <text:p>912.7596</text:p>
              </table:table-cell>
              <table:table-cell office:value-type="float" office:value="2389.7924">
                <text:p>2389.7924</text:p>
              </table:table-cell>
              <table:table-cell office:value-type="float" office:value="1651.4547">
                <text:p>1651.4547</text:p>
              </table:table-cell>
              <table:table-cell office:value-type="float" office:value="2890.634">
                <text:p>2890.634</text:p>
              </table:table-cell>
              <table:table-cell office:value-type="float" office:value="2429.871">
                <text:p>2429.871</text:p>
              </table:table-cell>
              <table:table-cell office:value-type="float" office:value="3298.1104">
                <text:p>3298.11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11.109">
                <text:p>1111.109</text:p>
              </table:table-cell>
              <table:table-cell office:value-type="float" office:value="1117.0596">
                <text:p>1117.0596</text:p>
              </table:table-cell>
              <table:table-cell office:value-type="float" office:value="-599.3533">
                <text:p>-599.3533</text:p>
              </table:table-cell>
              <table:table-cell office:value-type="float" office:value="1726.3338">
                <text:p>1726.3338</text:p>
              </table:table-cell>
              <table:table-cell office:value-type="float" office:value="1617.5068">
                <text:p>1617.5068</text:p>
              </table:table-cell>
              <table:table-cell office:value-type="float" office:value="1792.8061">
                <text:p>1792.8061</text:p>
              </table:table-cell>
              <table:table-cell office:value-type="float" office:value="984.2715">
                <text:p>984.2715</text:p>
              </table:table-cell>
              <table:table-cell office:value-type="float" office:value="3758.9973">
                <text:p>3758.9973</text:p>
              </table:table-cell>
              <table:table-cell office:value-type="float" office:value="2571.2509">
                <text:p>2571.2509</text:p>
              </table:table-cell>
              <table:table-cell office:value-type="float" office:value="2467.4433">
                <text:p>2467.4433</text:p>
              </table:table-cell>
              <table:table-cell office:value-type="float" office:value="233.1114">
                <text:p>233.1114</text:p>
              </table:table-cell>
              <table:table-cell office:value-type="float" office:value="809.2438">
                <text:p>809.2438</text:p>
              </table:table-cell>
              <table:table-cell office:value-type="float" office:value="404.5216">
                <text:p>404.5216</text:p>
              </table:table-cell>
              <table:table-cell office:value-type="float" office:value="1670.444">
                <text:p>1670.444</text:p>
              </table:table-cell>
              <table:table-cell office:value-type="float" office:value="915.7915">
                <text:p>915.7915</text:p>
              </table:table-cell>
              <table:table-cell office:value-type="float" office:value="2391.9992">
                <text:p>2391.9992</text:p>
              </table:table-cell>
              <table:table-cell office:value-type="float" office:value="1654.0601">
                <text:p>1654.0601</text:p>
              </table:table-cell>
              <table:table-cell office:value-type="float" office:value="2893.3312">
                <text:p>2893.3312</text:p>
              </table:table-cell>
              <table:table-cell office:value-type="float" office:value="2432.9223">
                <text:p>2432.9223</text:p>
              </table:table-cell>
              <table:table-cell office:value-type="float" office:value="3300.2902">
                <text:p>3300.29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00.7726">
                <text:p>1100.7726</text:p>
              </table:table-cell>
              <table:table-cell office:value-type="float" office:value="1153.1069">
                <text:p>1153.1069</text:p>
              </table:table-cell>
              <table:table-cell office:value-type="float" office:value="-601.6427">
                <text:p>-601.6427</text:p>
              </table:table-cell>
              <table:table-cell office:value-type="float" office:value="1688.9037">
                <text:p>1688.9037</text:p>
              </table:table-cell>
              <table:table-cell office:value-type="float" office:value="1635.9727">
                <text:p>1635.9727</text:p>
              </table:table-cell>
              <table:table-cell office:value-type="float" office:value="1825.4445">
                <text:p>1825.4445</text:p>
              </table:table-cell>
              <table:table-cell office:value-type="float" office:value="952.2975">
                <text:p>952.2975</text:p>
              </table:table-cell>
              <table:table-cell office:value-type="float" office:value="3739.4036">
                <text:p>3739.4036</text:p>
              </table:table-cell>
              <table:table-cell office:value-type="float" office:value="2607.3871">
                <text:p>2607.3871</text:p>
              </table:table-cell>
              <table:table-cell office:value-type="float" office:value="2477.4647">
                <text:p>2477.4647</text:p>
              </table:table-cell>
              <table:table-cell office:value-type="float" office:value="234.0709">
                <text:p>234.0709</text:p>
              </table:table-cell>
              <table:table-cell office:value-type="float" office:value="812.869">
                <text:p>812.869</text:p>
              </table:table-cell>
              <table:table-cell office:value-type="float" office:value="407.0335">
                <text:p>407.0335</text:p>
              </table:table-cell>
              <table:table-cell office:value-type="float" office:value="1673.2283">
                <text:p>1673.2283</text:p>
              </table:table-cell>
              <table:table-cell office:value-type="float" office:value="918.8271">
                <text:p>918.8271</text:p>
              </table:table-cell>
              <table:table-cell office:value-type="float" office:value="2394.2009">
                <text:p>2394.2009</text:p>
              </table:table-cell>
              <table:table-cell office:value-type="float" office:value="1656.4752">
                <text:p>1656.4752</text:p>
              </table:table-cell>
              <table:table-cell office:value-type="float" office:value="2896.1999">
                <text:p>2896.1999</text:p>
              </table:table-cell>
              <table:table-cell office:value-type="float" office:value="2436.0862">
                <text:p>2436.0862</text:p>
              </table:table-cell>
              <table:table-cell office:value-type="float" office:value="3302.3033">
                <text:p>3302.30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88.8737">
                <text:p>1088.8737</text:p>
              </table:table-cell>
              <table:table-cell office:value-type="float" office:value="1188.669">
                <text:p>1188.669</text:p>
              </table:table-cell>
              <table:table-cell office:value-type="float" office:value="-602.2971">
                <text:p>-602.2971</text:p>
              </table:table-cell>
              <table:table-cell office:value-type="float" office:value="1651.4095">
                <text:p>1651.4095</text:p>
              </table:table-cell>
              <table:table-cell office:value-type="float" office:value="1652.9974">
                <text:p>1652.9974</text:p>
              </table:table-cell>
              <table:table-cell office:value-type="float" office:value="1858.8572">
                <text:p>1858.8572</text:p>
              </table:table-cell>
              <table:table-cell office:value-type="float" office:value="921.2086">
                <text:p>921.2086</text:p>
              </table:table-cell>
              <table:table-cell office:value-type="float" office:value="3718.4339">
                <text:p>3718.4339</text:p>
              </table:table-cell>
              <table:table-cell office:value-type="float" office:value="2643.926">
                <text:p>2643.926</text:p>
              </table:table-cell>
              <table:table-cell office:value-type="float" office:value="2485.9004">
                <text:p>2485.9004</text:p>
              </table:table-cell>
              <table:table-cell office:value-type="float" office:value="234.7206">
                <text:p>234.7206</text:p>
              </table:table-cell>
              <table:table-cell office:value-type="float" office:value="816.5623">
                <text:p>816.5623</text:p>
              </table:table-cell>
              <table:table-cell office:value-type="float" office:value="409.4422">
                <text:p>409.4422</text:p>
              </table:table-cell>
              <table:table-cell office:value-type="float" office:value="1676.1025">
                <text:p>1676.1025</text:p>
              </table:table-cell>
              <table:table-cell office:value-type="float" office:value="922.0364">
                <text:p>922.0364</text:p>
              </table:table-cell>
              <table:table-cell office:value-type="float" office:value="2396.1408">
                <text:p>2396.1408</text:p>
              </table:table-cell>
              <table:table-cell office:value-type="float" office:value="1658.9274">
                <text:p>1658.9274</text:p>
              </table:table-cell>
              <table:table-cell office:value-type="float" office:value="2899.037">
                <text:p>2899.037</text:p>
              </table:table-cell>
              <table:table-cell office:value-type="float" office:value="2439.2905">
                <text:p>2439.2905</text:p>
              </table:table-cell>
              <table:table-cell office:value-type="float" office:value="3304.2514">
                <text:p>3304.25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75.4349">
                <text:p>1075.4349</text:p>
              </table:table-cell>
              <table:table-cell office:value-type="float" office:value="1223.6783">
                <text:p>1223.6783</text:p>
              </table:table-cell>
              <table:table-cell office:value-type="float" office:value="-601.3155">
                <text:p>-601.3155</text:p>
              </table:table-cell>
              <table:table-cell office:value-type="float" office:value="1613.9223">
                <text:p>1613.9223</text:p>
              </table:table-cell>
              <table:table-cell office:value-type="float" office:value="1671.4633">
                <text:p>1671.4633</text:p>
              </table:table-cell>
              <table:table-cell office:value-type="float" office:value="1891.4956">
                <text:p>1891.4956</text:p>
              </table:table-cell>
              <table:table-cell office:value-type="float" office:value="891.064">
                <text:p>891.064</text:p>
              </table:table-cell>
              <table:table-cell office:value-type="float" office:value="3696.1281">
                <text:p>3696.1281</text:p>
              </table:table-cell>
              <table:table-cell office:value-type="float" office:value="2680.798">
                <text:p>2680.798</text:p>
              </table:table-cell>
              <table:table-cell office:value-type="float" office:value="2492.7342">
                <text:p>2492.7342</text:p>
              </table:table-cell>
              <table:table-cell office:value-type="float" office:value="235.4672">
                <text:p>235.4672</text:p>
              </table:table-cell>
              <table:table-cell office:value-type="float" office:value="820.2372">
                <text:p>820.2372</text:p>
              </table:table-cell>
              <table:table-cell office:value-type="float" office:value="411.895">
                <text:p>411.895</text:p>
              </table:table-cell>
              <table:table-cell office:value-type="float" office:value="1678.9391">
                <text:p>1678.9391</text:p>
              </table:table-cell>
              <table:table-cell office:value-type="float" office:value="925.1328">
                <text:p>925.1328</text:p>
              </table:table-cell>
              <table:table-cell office:value-type="float" office:value="2398.2561">
                <text:p>2398.2561</text:p>
              </table:table-cell>
              <table:table-cell office:value-type="float" office:value="1661.3893">
                <text:p>1661.3893</text:p>
              </table:table-cell>
              <table:table-cell office:value-type="float" office:value="2901.8657">
                <text:p>2901.8657</text:p>
              </table:table-cell>
              <table:table-cell office:value-type="float" office:value="2442.4725">
                <text:p>2442.4725</text:p>
              </table:table-cell>
              <table:table-cell office:value-type="float" office:value="3306.2356">
                <text:p>3306.23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60.4818">
                <text:p>1060.4818</text:p>
              </table:table-cell>
              <table:table-cell office:value-type="float" office:value="1258.068">
                <text:p>1258.068</text:p>
              </table:table-cell>
              <table:table-cell office:value-type="float" office:value="-598.6996">
                <text:p>-598.6996</text:p>
              </table:table-cell>
              <table:table-cell office:value-type="float" office:value="1576.5137">
                <text:p>1576.5137</text:p>
              </table:table-cell>
              <table:table-cell office:value-type="float" office:value="1691.3352">
                <text:p>1691.3352</text:p>
              </table:table-cell>
              <table:table-cell office:value-type="float" office:value="1923.2974">
                <text:p>1923.2974</text:p>
              </table:table-cell>
              <table:table-cell office:value-type="float" office:value="861.921">
                <text:p>861.921</text:p>
              </table:table-cell>
              <table:table-cell office:value-type="float" office:value="3672.5285">
                <text:p>3672.5285</text:p>
              </table:table-cell>
              <table:table-cell office:value-type="float" office:value="2717.609">
                <text:p>2717.609</text:p>
              </table:table-cell>
              <table:table-cell office:value-type="float" office:value="2499.8895">
                <text:p>2499.8895</text:p>
              </table:table-cell>
              <table:table-cell office:value-type="float" office:value="236.046">
                <text:p>236.046</text:p>
              </table:table-cell>
              <table:table-cell office:value-type="float" office:value="823.9423">
                <text:p>823.9423</text:p>
              </table:table-cell>
              <table:table-cell office:value-type="float" office:value="414.4596">
                <text:p>414.4596</text:p>
              </table:table-cell>
              <table:table-cell office:value-type="float" office:value="1681.675">
                <text:p>1681.675</text:p>
              </table:table-cell>
              <table:table-cell office:value-type="float" office:value="928.0442">
                <text:p>928.0442</text:p>
              </table:table-cell>
              <table:table-cell office:value-type="float" office:value="2400.6196">
                <text:p>2400.6196</text:p>
              </table:table-cell>
              <table:table-cell office:value-type="float" office:value="1664.0249">
                <text:p>1664.0249</text:p>
              </table:table-cell>
              <table:table-cell office:value-type="float" office:value="2904.5334">
                <text:p>2904.5334</text:p>
              </table:table-cell>
              <table:table-cell office:value-type="float" office:value="2445.8093">
                <text:p>2445.8093</text:p>
              </table:table-cell>
              <table:table-cell office:value-type="float" office:value="3307.9468">
                <text:p>3307.94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44.0429">
                <text:p>1044.0429</text:p>
              </table:table-cell>
              <table:table-cell office:value-type="float" office:value="1291.7728">
                <text:p>1291.7728</text:p>
              </table:table-cell>
              <table:table-cell office:value-type="float" office:value="-594.4545">
                <text:p>-594.4545</text:p>
              </table:table-cell>
              <table:table-cell office:value-type="float" office:value="1539.2547">
                <text:p>1539.2547</text:p>
              </table:table-cell>
              <table:table-cell office:value-type="float" office:value="1709.8011">
                <text:p>1709.8011</text:p>
              </table:table-cell>
              <table:table-cell office:value-type="float" office:value="1955.9357">
                <text:p>1955.9357</text:p>
              </table:table-cell>
              <table:table-cell office:value-type="float" office:value="833.8352">
                <text:p>833.8352</text:p>
              </table:table-cell>
              <table:table-cell office:value-type="float" office:value="3647.6803">
                <text:p>3647.6803</text:p>
              </table:table-cell>
              <table:table-cell office:value-type="float" office:value="2754.3562">
                <text:p>2754.3562</text:p>
              </table:table-cell>
              <table:table-cell office:value-type="float" office:value="2507.3658">
                <text:p>2507.3658</text:p>
              </table:table-cell>
              <table:table-cell office:value-type="float" office:value="236.7034">
                <text:p>236.7034</text:p>
              </table:table-cell>
              <table:table-cell office:value-type="float" office:value="827.6342">
                <text:p>827.6342</text:p>
              </table:table-cell>
              <table:table-cell office:value-type="float" office:value="417.1897">
                <text:p>417.1897</text:p>
              </table:table-cell>
              <table:table-cell office:value-type="float" office:value="1684.2458">
                <text:p>1684.2458</text:p>
              </table:table-cell>
              <table:table-cell office:value-type="float" office:value="931.1193">
                <text:p>931.1193</text:p>
              </table:table-cell>
              <table:table-cell office:value-type="float" office:value="2402.7659">
                <text:p>2402.7659</text:p>
              </table:table-cell>
              <table:table-cell office:value-type="float" office:value="1666.4627">
                <text:p>1666.4627</text:p>
              </table:table-cell>
              <table:table-cell office:value-type="float" office:value="2907.3828">
                <text:p>2907.3828</text:p>
              </table:table-cell>
              <table:table-cell office:value-type="float" office:value="2449.2667">
                <text:p>2449.2667</text:p>
              </table:table-cell>
              <table:table-cell office:value-type="float" office:value="3309.399">
                <text:p>3309.39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26.1495">
                <text:p>1026.1495</text:p>
              </table:table-cell>
              <table:table-cell office:value-type="float" office:value="1324.7285">
                <text:p>1324.7285</text:p>
              </table:table-cell>
              <table:table-cell office:value-type="float" office:value="-588.5882">
                <text:p>-588.5882</text:p>
              </table:table-cell>
              <table:table-cell office:value-type="float" office:value="1502.2164">
                <text:p>1502.2164</text:p>
              </table:table-cell>
              <table:table-cell office:value-type="float" office:value="1726.8258">
                <text:p>1726.8258</text:p>
              </table:table-cell>
              <table:table-cell office:value-type="float" office:value="1989.3484">
                <text:p>1989.3484</text:p>
              </table:table-cell>
              <table:table-cell office:value-type="float" office:value="806.8599">
                <text:p>806.8599</text:p>
              </table:table-cell>
              <table:table-cell office:value-type="float" office:value="3621.6306">
                <text:p>3621.6306</text:p>
              </table:table-cell>
              <table:table-cell office:value-type="float" office:value="2791.0368">
                <text:p>2791.0368</text:p>
              </table:table-cell>
              <table:table-cell office:value-type="float" office:value="2515.1625">
                <text:p>2515.1625</text:p>
              </table:table-cell>
              <table:table-cell office:value-type="float" office:value="237.4197">
                <text:p>237.4197</text:p>
              </table:table-cell>
              <table:table-cell office:value-type="float" office:value="831.3151">
                <text:p>831.3151</text:p>
              </table:table-cell>
              <table:table-cell office:value-type="float" office:value="420.0811">
                <text:p>420.0811</text:p>
              </table:table-cell>
              <table:table-cell office:value-type="float" office:value="1686.6337">
                <text:p>1686.6337</text:p>
              </table:table-cell>
              <table:table-cell office:value-type="float" office:value="934.2994">
                <text:p>934.2994</text:p>
              </table:table-cell>
              <table:table-cell office:value-type="float" office:value="2404.7532">
                <text:p>2404.7532</text:p>
              </table:table-cell>
              <table:table-cell office:value-type="float" office:value="1668.7176">
                <text:p>1668.7176</text:p>
              </table:table-cell>
              <table:table-cell office:value-type="float" office:value="2910.3792">
                <text:p>2910.3792</text:p>
              </table:table-cell>
              <table:table-cell office:value-type="float" office:value="2452.7837">
                <text:p>2452.7837</text:p>
              </table:table-cell>
              <table:table-cell office:value-type="float" office:value="3310.7003">
                <text:p>3310.7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81.1119">
                <text:p>-581.1119</text:p>
              </table:table-cell>
              <table:table-cell office:value-type="float" office:value="1465.4692">
                <text:p>1465.4692</text:p>
              </table:table-cell>
              <table:table-cell office:value-type="float" office:value="1742.3768">
                <text:p>1742.3768</text:p>
              </table:table-cell>
              <table:table-cell office:value-type="float" office:value="2023.472">
                <text:p>2023.472</text:p>
              </table:table-cell>
              <table:table-cell office:value-type="float" office:value="781.0466">
                <text:p>781.0466</text:p>
              </table:table-cell>
              <table:table-cell office:value-type="float" office:value="3594.4291">
                <text:p>3594.4291</text:p>
              </table:table-cell>
              <table:table-cell office:value-type="float" office:value="2827.6479">
                <text:p>2827.6479</text:p>
              </table:table-cell>
              <table:table-cell office:value-type="float" office:value="2523.279">
                <text:p>2523.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.8848">
                <text:p>422.8848</text:p>
              </table:table-cell>
              <table:table-cell office:value-type="float" office:value="1689.1241">
                <text:p>1689.1241</text:p>
              </table:table-cell>
              <table:table-cell office:value-type="float" office:value="937.5487">
                <text:p>937.5487</text:p>
              </table:table-cell>
              <table:table-cell office:value-type="float" office:value="2406.6252">
                <text:p>2406.6252</text:p>
              </table:table-cell>
              <table:table-cell office:value-type="float" office:value="1671.1002">
                <text:p>1671.1002</text:p>
              </table:table-cell>
              <table:table-cell office:value-type="float" office:value="2913.275">
                <text:p>2913.275</text:p>
              </table:table-cell>
              <table:table-cell office:value-type="float" office:value="2456.3811">
                <text:p>2456.3811</text:p>
              </table:table-cell>
              <table:table-cell office:value-type="float" office:value="3311.7591">
                <text:p>3311.75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